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083in"/>
    </style:style>
    <style:style style:name="co3" style:family="table-column">
      <style:table-column-properties fo:break-before="auto" style:column-width="0.548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7772in"/>
    </style:style>
    <style:style style:name="co6" style:family="table-column">
      <style:table-column-properties fo:break-before="auto" style:column-width="1.2472in"/>
    </style:style>
    <style:style style:name="co7" style:family="table-column">
      <style:table-column-properties fo:break-before="auto" style:column-width="1.0374in"/>
    </style:style>
    <style:style style:name="co8" style:family="table-column">
      <style:table-column-properties fo:break-before="auto" style:column-width="0.6244in"/>
    </style:style>
    <style:style style:name="co9" style:family="table-column">
      <style:table-column-properties fo:break-before="auto" style:column-width="0.7445in"/>
    </style:style>
    <style:style style:name="co10" style:family="table-column">
      <style:table-column-properties fo:break-before="auto" style:column-width="1.02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2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346in solid #000000" style:text-align-source="fix" style:repeat-content="false" fo:border-left="0.0008in solid #000000" fo:border-right="0.0008in solid #000000" fo:border-top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346in solid #000000" style:text-align-source="fix" style:repeat-content="false" fo:border-left="0.0008in solid #000000" fo:border-right="0.0346in solid #000000" fo:border-top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style:text-align-source="fix" style:repeat-content="false" fo:border-left="0.0346in solid #000000" fo:border-right="0.0008in solid #000000" fo:border-top="0.0346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346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/>
    <style:style style:name="ce12" style:family="table-cell" style:parent-style-name="Default" style:data-style-name="N0"/>
    <style:style style:name="ce13" style:family="table-cell" style:parent-style-name="Default" style:data-style-name="N124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XPORT" table:style-name="ta1" table:print="false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>
            <text:p>MONTH</text:p>
          </table:table-cell>
          <table:table-cell office:value-type="string">
            <text:p>NATURAL_RUBBER_EXPORT</text:p>
          </table:table-cell>
        </table:table-row>
        <table:table-row table:style-name="ro2">
          <table:table-cell office:value-type="date" office:date-value="2006-05-01">
            <text:p>May <text:s/>2006</text:p>
          </table:table-cell>
          <table:table-cell office:value-type="float" office:value="186602294">
            <text:p>186602294</text:p>
          </table:table-cell>
        </table:table-row>
        <table:table-row table:style-name="ro2">
          <table:table-cell office:value-type="date" office:date-value="2006-06-01">
            <text:p>Jun <text:s/>2006</text:p>
          </table:table-cell>
          <table:table-cell office:value-type="float" office:value="197847966">
            <text:p>197847966</text:p>
          </table:table-cell>
        </table:table-row>
        <table:table-row table:style-name="ro2">
          <table:table-cell office:value-type="date" office:date-value="2006-07-01">
            <text:p>Jul <text:s/>2006</text:p>
          </table:table-cell>
          <table:table-cell office:value-type="float" office:value="214682848">
            <text:p>214682848</text:p>
          </table:table-cell>
        </table:table-row>
        <table:table-row table:style-name="ro2">
          <table:table-cell office:value-type="date" office:date-value="2006-08-01">
            <text:p>Aug <text:s/>2006</text:p>
          </table:table-cell>
          <table:table-cell office:value-type="float" office:value="219516648">
            <text:p>219516648</text:p>
          </table:table-cell>
        </table:table-row>
        <table:table-row table:style-name="ro2">
          <table:table-cell office:value-type="date" office:date-value="2006-09-01">
            <text:p>Sep <text:s/>2006</text:p>
          </table:table-cell>
          <table:table-cell office:value-type="float" office:value="163698688">
            <text:p>163698688</text:p>
          </table:table-cell>
        </table:table-row>
        <table:table-row table:style-name="ro2">
          <table:table-cell office:value-type="date" office:date-value="2006-10-01">
            <text:p>Oct <text:s/>2006</text:p>
          </table:table-cell>
          <table:table-cell office:value-type="float" office:value="241523452">
            <text:p>241523452</text:p>
          </table:table-cell>
        </table:table-row>
        <table:table-row table:style-name="ro2">
          <table:table-cell office:value-type="date" office:date-value="2006-11-01">
            <text:p>Nov <text:s/>2006</text:p>
          </table:table-cell>
          <table:table-cell office:value-type="float" office:value="155012104">
            <text:p>155012104</text:p>
          </table:table-cell>
        </table:table-row>
        <table:table-row table:style-name="ro2">
          <table:table-cell office:value-type="date" office:date-value="2006-12-01">
            <text:p>Dec <text:s/>2006</text:p>
          </table:table-cell>
          <table:table-cell office:value-type="float" office:value="152709015">
            <text:p>152709015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194521581">
            <text:p>194521581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182777386">
            <text:p>182777386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195785072">
            <text:p>195785072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201383861">
            <text:p>201383861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210766103">
            <text:p>210766103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198596606">
            <text:p>198596606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212127415">
            <text:p>212127415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207446303">
            <text:p>207446303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182701709">
            <text:p>182701709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195531320">
            <text:p>195531320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208315623">
            <text:p>208315623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222128007">
            <text:p>222128007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182206427">
            <text:p>182206427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227685782">
            <text:p>227685782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207284787">
            <text:p>207284787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199419031">
            <text:p>199419031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210321196">
            <text:p>210321196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200164981">
            <text:p>200164981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213347267">
            <text:p>213347267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198702878">
            <text:p>198702878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217833783">
            <text:p>217833783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168192342">
            <text:p>168192342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144380317">
            <text:p>144380317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131544928">
            <text:p>131544928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118218832">
            <text:p>118218832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137644053">
            <text:p>137644053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184756856">
            <text:p>184756856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173320944">
            <text:p>173320944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185642695">
            <text:p>185642695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166208832">
            <text:p>166208832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196227244">
            <text:p>196227244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170162848">
            <text:p>170162848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159570528">
            <text:p>159570528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183182831">
            <text:p>183182831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149242856">
            <text:p>149242856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172056609">
            <text:p>172056609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138155840">
            <text:p>138155840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174728908">
            <text:p>174728908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208149734">
            <text:p>208149734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198667988">
            <text:p>198667988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201391551">
            <text:p>201391551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205878229">
            <text:p>205878229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220804938">
            <text:p>220804938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196959678">
            <text:p>196959678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191824821">
            <text:p>191824821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223889023">
            <text:p>223889023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199780702">
            <text:p>199780702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196777666">
            <text:p>196777666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207979224">
            <text:p>207979224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198234512">
            <text:p>198234512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219981293">
            <text:p>219981293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239859226">
            <text:p>239859226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227264490">
            <text:p>227264490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211630515">
            <text:p>211630515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239743109">
            <text:p>239743109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222604330">
            <text:p>222604330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201711092">
            <text:p>201711092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238079553">
            <text:p>238079553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180556377">
            <text:p>180556377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175533102">
            <text:p>175533102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175483694">
            <text:p>175483694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184508158">
            <text:p>184508158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206094566">
            <text:p>206094566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203647726">
            <text:p>203647726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235655500">
            <text:p>235655500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235055571">
            <text:p>235055571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207791430">
            <text:p>207791430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206506202">
            <text:p>206506202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200590046">
            <text:p>200590046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202121901">
            <text:p>202121901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203449085">
            <text:p>203449085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191213174">
            <text:p>191213174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200136250">
            <text:p>200136250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202303385">
            <text:p>202303385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230410819">
            <text:p>230410819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224268017">
            <text:p>224268017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238422307">
            <text:p>238422307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216673923">
            <text:p>216673923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259083373">
            <text:p>259083373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207728525">
            <text:p>207728525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227658503">
            <text:p>227658503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250485166">
            <text:p>250485166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227886536">
            <text:p>227886536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225948924">
            <text:p>225948924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221852546">
            <text:p>221852546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232663601">
            <text:p>232663601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234351065">
            <text:p>234351065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244102007">
            <text:p>244102007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223500051">
            <text:p>223500051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209937304">
            <text:p>209937304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208170890">
            <text:p>208170890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215254002">
            <text:p>215254002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233156966">
            <text:p>233156966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215236145">
            <text:p>215236145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182036304">
            <text:p>182036304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210434861">
            <text:p>210434861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189789115">
            <text:p>189789115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196794290">
            <text:p>196794290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217161071">
            <text:p>217161071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253204015">
            <text:p>253204015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210610440">
            <text:p>210610440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248829643">
            <text:p>248829643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215782585">
            <text:p>215782585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253871551">
            <text:p>253871551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228555933">
            <text:p>228555933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216730324">
            <text:p>216730324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188702793">
            <text:p>188702793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216709364">
            <text:p>216709364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184890064">
            <text:p>184890064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207873577">
            <text:p>207873577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200359403">
            <text:p>200359403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219344063">
            <text:p>219344063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203481841">
            <text:p>203481841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227016737">
            <text:p>227016737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184662379">
            <text:p>184662379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231431725">
            <text:p>231431725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235093299">
            <text:p>235093299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235381827">
            <text:p>235381827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214565300">
            <text:p>214565300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240629562">
            <text:p>240629562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245948300">
            <text:p>245948300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237038915">
            <text:p>237038915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282554981">
            <text:p>282554981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259334307">
            <text:p>259334307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267691679">
            <text:p>267691679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202898816">
            <text:p>202898816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263573399">
            <text:p>263573399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275781265">
            <text:p>275781265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257462706">
            <text:p>257462706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248871154">
            <text:p>248871154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235299400">
            <text:p>235299400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224231528">
            <text:p>224231528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230243559">
            <text:p>230243559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229675755">
            <text:p>229675755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242486531">
            <text:p>242486531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269139021">
            <text:p>269139021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256316263">
            <text:p>256316263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189738765">
            <text:p>189738765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279790357">
            <text:p>279790357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257767938">
            <text:p>257767938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244023307">
            <text:p>244023307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216770228">
            <text:p>216770228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207468077">
            <text:p>207468077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196128479">
            <text:p>196128479</text:p>
          </table:table-cell>
        </table:table-row>
        <table:table-row table:style-name="ro2">
          <table:table-cell office:value-type="date" office:date-value="2019-01-01">
            <text:p>Jan <text:s/>2019</text:p>
          </table:table-cell>
          <table:table-cell office:value-type="float" office:value="202498418">
            <text:p>202498418</text:p>
          </table:table-cell>
        </table:table-row>
      </table:table>
      <table:table table:name="RSS3" table:style-name="ta1" table:print="false">
        <table:table-column table:style-name="co1" table:default-cell-style-name="ce1"/>
        <table:table-column table:style-name="co1" table:number-columns-repeated="5" table:default-cell-style-name="ce3"/>
        <table:table-column table:style-name="co1" table:default-cell-style-name="ce2"/>
        <table:table-row table:style-name="ro1">
          <table:table-cell table:style-name="ce2" office:value-type="string">
            <text:p>MONTH</text:p>
          </table:table-cell>
          <table:table-cell table:style-name="Default" office:value-type="string">
            <text:p>RSS3_PRICE</text:p>
          </table:table-cell>
          <table:table-cell table:style-name="Default" office:value-type="string">
            <text:p>RSS3_OPEN</text:p>
          </table:table-cell>
          <table:table-cell table:style-name="Default" office:value-type="string">
            <text:p>RSS3_HIGH</text:p>
          </table:table-cell>
          <table:table-cell table:style-name="Default" office:value-type="string">
            <text:p>RSS3_LOW</text:p>
          </table:table-cell>
          <table:table-cell table:style-name="Default" office:value-type="string">
            <text:p>RSS3_VOLUME</text:p>
          </table:table-cell>
          <table:table-cell table:style-name="Default" office:value-type="string">
            <text:p>RSS3_CHANGE</text:p>
          </table:table-cell>
        </table:table-row>
        <table:table-row table:style-name="ro2">
          <table:table-cell office:value-type="date" office:date-value="2006-01-01">
            <text:p>Jan <text:s/>2006</text:p>
          </table:table-cell>
          <table:table-cell office:value-type="float" office:value="225">
            <text:p>225</text:p>
          </table:table-cell>
          <table:table-cell office:value-type="float" office:value="195.5">
            <text:p>195.5</text:p>
          </table:table-cell>
          <table:table-cell office:value-type="float" office:value="225">
            <text:p>225</text:p>
          </table:table-cell>
          <table:table-cell office:value-type="float" office:value="189">
            <text:p>189</text:p>
          </table:table-cell>
          <table:table-cell office:value-type="float" office:value="9.98">
            <text:p>9.98</text:p>
          </table:table-cell>
          <table:table-cell office:value-type="float" office:value="0.1524">
            <text:p>0.1524</text:p>
          </table:table-cell>
        </table:table-row>
        <table:table-row table:style-name="ro2">
          <table:table-cell office:value-type="date" office:date-value="2006-02-01">
            <text:p>Feb <text:s/>2006</text:p>
          </table:table-cell>
          <table:table-cell office:value-type="float" office:value="220">
            <text:p>220</text:p>
          </table:table-cell>
          <table:table-cell office:value-type="float" office:value="229">
            <text:p>229</text:p>
          </table:table-cell>
          <table:table-cell office:value-type="float" office:value="234">
            <text:p>234</text:p>
          </table:table-cell>
          <table:table-cell office:value-type="float" office:value="219.5">
            <text:p>219.5</text:p>
          </table:table-cell>
          <table:table-cell office:value-type="float" office:value="11.04">
            <text:p>11.04</text:p>
          </table:table-cell>
          <table:table-cell office:value-type="float" office:value="-0.0222">
            <text:p>-0.0222</text:p>
          </table:table-cell>
        </table:table-row>
        <table:table-row table:style-name="ro2">
          <table:table-cell office:value-type="date" office:date-value="2006-03-01">
            <text:p>Mar <text:s/>2006</text:p>
          </table:table-cell>
          <table:table-cell office:value-type="float" office:value="229.75">
            <text:p>229.75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office:value-type="float" office:value="216.5">
            <text:p>216.5</text:p>
          </table:table-cell>
          <table:table-cell office:value-type="float" office:value="3.7">
            <text:p>3.7</text:p>
          </table:table-cell>
          <table:table-cell office:value-type="float" office:value="0.0443">
            <text:p>0.0443</text:p>
          </table:table-cell>
        </table:table-row>
        <table:table-row table:style-name="ro2">
          <table:table-cell office:value-type="date" office:date-value="2006-04-01">
            <text:p>Apr <text:s/>2006</text:p>
          </table:table-cell>
          <table:table-cell office:value-type="float" office:value="228">
            <text:p>228</text:p>
          </table:table-cell>
          <table:table-cell office:value-type="float" office:value="233.5">
            <text:p>233.5</text:p>
          </table:table-cell>
          <table:table-cell office:value-type="float" office:value="238">
            <text:p>238</text:p>
          </table:table-cell>
          <table:table-cell office:value-type="float" office:value="226">
            <text:p>226</text:p>
          </table:table-cell>
          <table:table-cell office:value-type="float" office:value="9.02">
            <text:p>9.02</text:p>
          </table:table-cell>
          <table:table-cell office:value-type="float" office:value="-0.0076">
            <text:p>-0.0076</text:p>
          </table:table-cell>
        </table:table-row>
        <table:table-row table:style-name="ro2">
          <table:table-cell office:value-type="date" office:date-value="2006-05-01">
            <text:p>May <text:s/>2006</text:p>
          </table:table-cell>
          <table:table-cell office:value-type="float" office:value="238">
            <text:p>238</text:p>
          </table:table-cell>
          <table:table-cell office:value-type="float" office:value="228.5">
            <text:p>228.5</text:p>
          </table:table-cell>
          <table:table-cell office:value-type="float" office:value="245.5">
            <text:p>245.5</text:p>
          </table:table-cell>
          <table:table-cell office:value-type="float" office:value="228.5">
            <text:p>228.5</text:p>
          </table:table-cell>
          <table:table-cell office:value-type="float" office:value="10.82">
            <text:p>10.82</text:p>
          </table:table-cell>
          <table:table-cell office:value-type="float" office:value="0.0439">
            <text:p>0.0439</text:p>
          </table:table-cell>
        </table:table-row>
        <table:table-row table:style-name="ro2">
          <table:table-cell office:value-type="date" office:date-value="2006-06-01">
            <text:p>Jun <text:s/>2006</text:p>
          </table:table-cell>
          <table:table-cell office:value-type="float" office:value="212">
            <text:p>212</text:p>
          </table:table-cell>
          <table:table-cell office:value-type="float" office:value="234.75">
            <text:p>234.75</text:p>
          </table:table-cell>
          <table:table-cell office:value-type="float" office:value="237">
            <text:p>237</text:p>
          </table:table-cell>
          <table:table-cell office:value-type="float" office:value="212">
            <text:p>212</text:p>
          </table:table-cell>
          <table:table-cell office:value-type="float" office:value="3.67">
            <text:p>3.67</text:p>
          </table:table-cell>
          <table:table-cell office:value-type="float" office:value="-0.1092">
            <text:p>-0.1092</text:p>
          </table:table-cell>
        </table:table-row>
        <table:table-row table:style-name="ro2">
          <table:table-cell office:value-type="date" office:date-value="2006-07-01">
            <text:p>Jul <text:s/>2006</text:p>
          </table:table-cell>
          <table:table-cell office:value-type="float" office:value="218.5">
            <text:p>218.5</text:p>
          </table:table-cell>
          <table:table-cell office:value-type="float" office:value="208">
            <text:p>208</text:p>
          </table:table-cell>
          <table:table-cell office:value-type="float" office:value="217.5">
            <text:p>217.5</text:p>
          </table:table-cell>
          <table:table-cell office:value-type="float" office:value="199.75">
            <text:p>199.75</text:p>
          </table:table-cell>
          <table:table-cell office:value-type="float" office:value="23.58">
            <text:p>23.58</text:p>
          </table:table-cell>
          <table:table-cell office:value-type="float" office:value="0.0307">
            <text:p>0.0307</text:p>
          </table:table-cell>
        </table:table-row>
        <table:table-row table:style-name="ro2">
          <table:table-cell office:value-type="date" office:date-value="2006-08-01">
            <text:p>Aug <text:s/>2006</text:p>
          </table:table-cell>
          <table:table-cell office:value-type="float" office:value="213">
            <text:p>213</text:p>
          </table:table-cell>
          <table:table-cell office:value-type="float" office:value="217.5">
            <text:p>217.5</text:p>
          </table:table-cell>
          <table:table-cell office:value-type="float" office:value="220">
            <text:p>220</text:p>
          </table:table-cell>
          <table:table-cell office:value-type="float" office:value="205">
            <text:p>205</text:p>
          </table:table-cell>
          <table:table-cell office:value-type="float" office:value="10.32">
            <text:p>10.32</text:p>
          </table:table-cell>
          <table:table-cell office:value-type="float" office:value="-0.0252">
            <text:p>-0.0252</text:p>
          </table:table-cell>
        </table:table-row>
        <table:table-row table:style-name="ro2">
          <table:table-cell office:value-type="date" office:date-value="2006-09-01">
            <text:p>Sep <text:s/>2006</text:p>
          </table:table-cell>
          <table:table-cell office:value-type="float" office:value="222">
            <text:p>222</text:p>
          </table:table-cell>
          <table:table-cell office:value-type="float" office:value="215.5">
            <text:p>215.5</text:p>
          </table:table-cell>
          <table:table-cell office:value-type="float" office:value="223">
            <text:p>223</text:p>
          </table:table-cell>
          <table:table-cell office:value-type="float" office:value="212">
            <text:p>212</text:p>
          </table:table-cell>
          <table:table-cell office:value-type="float" office:value="1.98">
            <text:p>1.98</text:p>
          </table:table-cell>
          <table:table-cell office:value-type="float" office:value="0.0423">
            <text:p>0.0423</text:p>
          </table:table-cell>
        </table:table-row>
        <table:table-row table:style-name="ro2">
          <table:table-cell office:value-type="date" office:date-value="2006-10-01">
            <text:p>Oct <text:s/>2006</text:p>
          </table:table-cell>
          <table:table-cell office:value-type="float" office:value="247">
            <text:p>247</text:p>
          </table:table-cell>
          <table:table-cell office:value-type="float" office:value="222.75">
            <text:p>222.75</text:p>
          </table:table-cell>
          <table:table-cell office:value-type="float" office:value="248">
            <text:p>248</text:p>
          </table:table-cell>
          <table:table-cell office:value-type="float" office:value="222.25">
            <text:p>222.25</text:p>
          </table:table-cell>
          <table:table-cell office:value-type="float" office:value="12.12">
            <text:p>12.12</text:p>
          </table:table-cell>
          <table:table-cell office:value-type="float" office:value="0.1126">
            <text:p>0.1126</text:p>
          </table:table-cell>
        </table:table-row>
        <table:table-row table:style-name="ro2">
          <table:table-cell office:value-type="date" office:date-value="2006-11-01">
            <text:p>Nov <text:s/>2006</text:p>
          </table:table-cell>
          <table:table-cell office:value-type="float" office:value="242">
            <text:p>242</text:p>
          </table:table-cell>
          <table:table-cell office:value-type="float" office:value="248.75">
            <text:p>248.75</text:p>
          </table:table-cell>
          <table:table-cell office:value-type="float" office:value="259">
            <text:p>259</text:p>
          </table:table-cell>
          <table:table-cell office:value-type="float" office:value="239.5">
            <text:p>239.5</text:p>
          </table:table-cell>
          <table:table-cell office:value-type="float" office:value="10.98">
            <text:p>10.98</text:p>
          </table:table-cell>
          <table:table-cell office:value-type="float" office:value="-0.0202">
            <text:p>-0.0202</text:p>
          </table:table-cell>
        </table:table-row>
        <table:table-row table:style-name="ro2">
          <table:table-cell office:value-type="date" office:date-value="2006-12-01">
            <text:p>Dec <text:s/>2006</text:p>
          </table:table-cell>
          <table:table-cell office:value-type="float" office:value="258.75">
            <text:p>258.75</text:p>
          </table:table-cell>
          <table:table-cell office:value-type="float" office:value="238.75">
            <text:p>238.75</text:p>
          </table:table-cell>
          <table:table-cell office:value-type="float" office:value="259">
            <text:p>259</text:p>
          </table:table-cell>
          <table:table-cell office:value-type="float" office:value="234">
            <text:p>234</text:p>
          </table:table-cell>
          <table:table-cell office:value-type="float" office:value="2.77">
            <text:p>2.77</text:p>
          </table:table-cell>
          <table:table-cell office:value-type="float" office:value="0.0692">
            <text:p>0.0692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265.5">
            <text:p>265.5</text:p>
          </table:table-cell>
          <table:table-cell office:value-type="float" office:value="260.25">
            <text:p>260.25</text:p>
          </table:table-cell>
          <table:table-cell office:value-type="float" office:value="267.25">
            <text:p>267.25</text:p>
          </table:table-cell>
          <table:table-cell office:value-type="float" office:value="257">
            <text:p>257</text:p>
          </table:table-cell>
          <table:table-cell office:value-type="float" office:value="14">
            <text:p>14</text:p>
          </table:table-cell>
          <table:table-cell office:value-type="float" office:value="0.0261">
            <text:p>0.0261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282">
            <text:p>282</text:p>
          </table:table-cell>
          <table:table-cell office:value-type="float" office:value="267.5">
            <text:p>267.5</text:p>
          </table:table-cell>
          <table:table-cell office:value-type="float" office:value="286.5">
            <text:p>286.5</text:p>
          </table:table-cell>
          <table:table-cell office:value-type="float" office:value="267.5">
            <text:p>267.5</text:p>
          </table:table-cell>
          <table:table-cell office:value-type="float" office:value="19.9">
            <text:p>19.9</text:p>
          </table:table-cell>
          <table:table-cell office:value-type="float" office:value="0.0621">
            <text:p>0.0621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281">
            <text:p>281</text:p>
          </table:table-cell>
          <table:table-cell office:value-type="float" office:value="286">
            <text:p>286</text:p>
          </table:table-cell>
          <table:table-cell office:value-type="float" office:value="288.5">
            <text:p>288.5</text:p>
          </table:table-cell>
          <table:table-cell office:value-type="float" office:value="267">
            <text:p>267</text:p>
          </table:table-cell>
          <table:table-cell office:value-type="float" office:value="10.62">
            <text:p>10.62</text:p>
          </table:table-cell>
          <table:table-cell office:value-type="float" office:value="-0.0035">
            <text:p>-0.0035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289.75">
            <text:p>289.75</text:p>
          </table:table-cell>
          <table:table-cell office:value-type="float" office:value="280.75">
            <text:p>280.75</text:p>
          </table:table-cell>
          <table:table-cell office:value-type="float" office:value="290">
            <text:p>290</text:p>
          </table:table-cell>
          <table:table-cell office:value-type="float" office:value="277.25">
            <text:p>277.25</text:p>
          </table:table-cell>
          <table:table-cell office:value-type="float" office:value="13.72">
            <text:p>13.72</text:p>
          </table:table-cell>
          <table:table-cell office:value-type="float" office:value="0.0311">
            <text:p>0.0311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306.75">
            <text:p>306.75</text:p>
          </table:table-cell>
          <table:table-cell office:value-type="float" office:value="290">
            <text:p>290</text:p>
          </table:table-cell>
          <table:table-cell office:value-type="float" office:value="326">
            <text:p>326</text:p>
          </table:table-cell>
          <table:table-cell office:value-type="float" office:value="290">
            <text:p>290</text:p>
          </table:table-cell>
          <table:table-cell office:value-type="float" office:value="8.14">
            <text:p>8.14</text:p>
          </table:table-cell>
          <table:table-cell office:value-type="float" office:value="0.0587">
            <text:p>0.0587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327.5">
            <text:p>327.5</text:p>
          </table:table-cell>
          <table:table-cell office:value-type="float" office:value="302.25">
            <text:p>302.25</text:p>
          </table:table-cell>
          <table:table-cell office:value-type="float" office:value="332">
            <text:p>332</text:p>
          </table:table-cell>
          <table:table-cell office:value-type="float" office:value="302.25">
            <text:p>302.25</text:p>
          </table:table-cell>
          <table:table-cell office:value-type="float" office:value="16.3">
            <text:p>16.3</text:p>
          </table:table-cell>
          <table:table-cell office:value-type="float" office:value="0.0676">
            <text:p>0.0676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316">
            <text:p>316</text:p>
          </table:table-cell>
          <table:table-cell office:value-type="float" office:value="328">
            <text:p>328</text:p>
          </table:table-cell>
          <table:table-cell office:value-type="float" office:value="330">
            <text:p>330</text:p>
          </table:table-cell>
          <table:table-cell office:value-type="float" office:value="313">
            <text:p>313</text:p>
          </table:table-cell>
          <table:table-cell office:value-type="float" office:value="23.24">
            <text:p>23.24</text:p>
          </table:table-cell>
          <table:table-cell office:value-type="float" office:value="-0.0351">
            <text:p>-0.0351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299">
            <text:p>299</text:p>
          </table:table-cell>
          <table:table-cell table:number-columns-repeated="2" office:value-type="float" office:value="309.5">
            <text:p>309.5</text:p>
          </table:table-cell>
          <table:table-cell office:value-type="float" office:value="278">
            <text:p>278</text:p>
          </table:table-cell>
          <table:table-cell office:value-type="float" office:value="21.58">
            <text:p>21.58</text:p>
          </table:table-cell>
          <table:table-cell office:value-type="float" office:value="-0.0538">
            <text:p>-0.0538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248.5">
            <text:p>248.5</text:p>
          </table:table-cell>
          <table:table-cell table:number-columns-repeated="2" office:value-type="float" office:value="295">
            <text:p>295</text:p>
          </table:table-cell>
          <table:table-cell office:value-type="float" office:value="248.5">
            <text:p>248.5</text:p>
          </table:table-cell>
          <table:table-cell office:value-type="float" office:value="9.14">
            <text:p>9.14</text:p>
          </table:table-cell>
          <table:table-cell office:value-type="float" office:value="-0.1689">
            <text:p>-0.1689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183">
            <text:p>183</text:p>
          </table:table-cell>
          <table:table-cell table:number-columns-repeated="2" office:value-type="float" office:value="241">
            <text:p>241</text:p>
          </table:table-cell>
          <table:table-cell office:value-type="float" office:value="157">
            <text:p>157</text:p>
          </table:table-cell>
          <table:table-cell office:value-type="float" office:value="1.28">
            <text:p>1.28</text:p>
          </table:table-cell>
          <table:table-cell office:value-type="float" office:value="-0.2636">
            <text:p>-0.2636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134">
            <text:p>134</text:p>
          </table:table-cell>
          <table:table-cell office:value-type="float" office:value="191.5">
            <text:p>191.5</text:p>
          </table:table-cell>
          <table:table-cell office:value-type="float" office:value="192">
            <text:p>192</text:p>
          </table:table-cell>
          <table:table-cell office:value-type="float" office:value="132">
            <text:p>132</text:p>
          </table:table-cell>
          <table:table-cell office:value-type="float" office:value="1.07">
            <text:p>1.07</text:p>
          </table:table-cell>
          <table:table-cell office:value-type="float" office:value="-0.2678">
            <text:p>-0.2678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137.5">
            <text:p>137.5</text:p>
          </table:table-cell>
          <table:table-cell office:value-type="float" office:value="131.7">
            <text:p>131.7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office:value-type="float" office:value="1.49">
            <text:p>1.49</text:p>
          </table:table-cell>
          <table:table-cell office:value-type="float" office:value="0.0261">
            <text:p>0.0261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150">
            <text:p>150</text:p>
          </table:table-cell>
          <table:table-cell office:value-type="float" office:value="143.5">
            <text:p>143.5</text:p>
          </table:table-cell>
          <table:table-cell office:value-type="float" office:value="153.5">
            <text:p>153.5</text:p>
          </table:table-cell>
          <table:table-cell office:value-type="float" office:value="142.6">
            <text:p>142.6</text:p>
          </table:table-cell>
          <table:table-cell office:value-type="float" office:value="1.42">
            <text:p>1.42</text:p>
          </table:table-cell>
          <table:table-cell office:value-type="float" office:value="0.0909">
            <text:p>0.0909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142">
            <text:p>142</text:p>
          </table:table-cell>
          <table:table-cell office:value-type="float" office:value="147.5">
            <text:p>147.5</text:p>
          </table:table-cell>
          <table:table-cell office:value-type="float" office:value="151.1">
            <text:p>151.1</text:p>
          </table:table-cell>
          <table:table-cell office:value-type="float" office:value="139">
            <text:p>139</text:p>
          </table:table-cell>
          <table:table-cell office:value-type="float" office:value="1.58">
            <text:p>1.58</text:p>
          </table:table-cell>
          <table:table-cell office:value-type="float" office:value="-0.0533">
            <text:p>-0.0533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151.5">
            <text:p>151.5</text:p>
          </table:table-cell>
          <table:table-cell office:value-type="float" office:value="138">
            <text:p>138</text:p>
          </table:table-cell>
          <table:table-cell office:value-type="float" office:value="153">
            <text:p>153</text:p>
          </table:table-cell>
          <table:table-cell office:value-type="float" office:value="136.5">
            <text:p>136.5</text:p>
          </table:table-cell>
          <table:table-cell office:value-type="float" office:value="1.63">
            <text:p>1.63</text:p>
          </table:table-cell>
          <table:table-cell office:value-type="float" office:value="0.0669">
            <text:p>0.0669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159.6">
            <text:p>159.6</text:p>
          </table:table-cell>
          <table:table-cell office:value-type="float" office:value="150.5">
            <text:p>150.5</text:p>
          </table:table-cell>
          <table:table-cell office:value-type="float" office:value="171.5">
            <text:p>171.5</text:p>
          </table:table-cell>
          <table:table-cell office:value-type="float" office:value="150.5">
            <text:p>150.5</text:p>
          </table:table-cell>
          <table:table-cell office:value-type="float" office:value="1.22">
            <text:p>1.22</text:p>
          </table:table-cell>
          <table:table-cell office:value-type="float" office:value="0.0535">
            <text:p>0.0535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  <table:table-cell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0.0777">
            <text:p>0.0777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163">
            <text:p>163</text:p>
          </table:table-cell>
          <table:table-cell office:value-type="float" office:value="175.1">
            <text:p>175.1</text:p>
          </table:table-cell>
          <table:table-cell office:value-type="float" office:value="176">
            <text:p>176</text:p>
          </table:table-cell>
          <table:table-cell office:value-type="float" office:value="159">
            <text:p>159</text:p>
          </table:table-cell>
          <table:table-cell office:value-type="float" office:value="1.63">
            <text:p>1.63</text:p>
          </table:table-cell>
          <table:table-cell office:value-type="float" office:value="-0.0523">
            <text:p>-0.0523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192">
            <text:p>192</text:p>
          </table:table-cell>
          <table:table-cell office:value-type="float" office:value="163">
            <text:p>163</text:p>
          </table:table-cell>
          <table:table-cell office:value-type="float" office:value="198">
            <text:p>198</text:p>
          </table:table-cell>
          <table:table-cell office:value-type="float" office:value="162">
            <text:p>162</text:p>
          </table:table-cell>
          <table:table-cell office:value-type="float" office:value="1.61">
            <text:p>1.61</text:p>
          </table:table-cell>
          <table:table-cell office:value-type="float" office:value="0.1779">
            <text:p>0.1779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211.5">
            <text:p>211.5</text:p>
          </table:table-cell>
          <table:table-cell office:value-type="float" office:value="200">
            <text:p>200</text:p>
          </table:table-cell>
          <table:table-cell office:value-type="float" office:value="215">
            <text:p>215</text:p>
          </table:table-cell>
          <table:table-cell office:value-type="float" office:value="197">
            <text:p>197</text:p>
          </table:table-cell>
          <table:table-cell office:value-type="float" office:value="1.39">
            <text:p>1.39</text:p>
          </table:table-cell>
          <table:table-cell office:value-type="float" office:value="0.1016">
            <text:p>0.1016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214">
            <text:p>214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10">
            <text:p>210</text:p>
          </table:table-cell>
          <table:table-cell office:value-type="float" office:value="0.53">
            <text:p>0.53</text:p>
          </table:table-cell>
          <table:table-cell office:value-type="float" office:value="0.0118">
            <text:p>0.0118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244">
            <text:p>244</text:p>
          </table:table-cell>
          <table:table-cell office:value-type="float" office:value="218">
            <text:p>218</text:p>
          </table:table-cell>
          <table:table-cell office:value-type="float" office:value="248">
            <text:p>248</text:p>
          </table:table-cell>
          <table:table-cell office:value-type="float" office:value="218">
            <text:p>218</text:p>
          </table:table-cell>
          <table:table-cell office:value-type="float" office:value="1.29">
            <text:p>1.29</text:p>
          </table:table-cell>
          <table:table-cell office:value-type="float" office:value="0.1402">
            <text:p>0.1402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271.5">
            <text:p>271.5</text:p>
          </table:table-cell>
          <table:table-cell office:value-type="float" office:value="241.8">
            <text:p>241.8</text:p>
          </table:table-cell>
          <table:table-cell office:value-type="float" office:value="273.5">
            <text:p>273.5</text:p>
          </table:table-cell>
          <table:table-cell office:value-type="float" office:value="241.8">
            <text:p>241.8</text:p>
          </table:table-cell>
          <table:table-cell office:value-type="float" office:value="1.27">
            <text:p>1.27</text:p>
          </table:table-cell>
          <table:table-cell office:value-type="float" office:value="0.1127">
            <text:p>0.1127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288.5">
            <text:p>288.5</text:p>
          </table:table-cell>
          <table:table-cell office:value-type="float" office:value="273">
            <text:p>273</text:p>
          </table:table-cell>
          <table:table-cell office:value-type="float" office:value="288.5">
            <text:p>288.5</text:p>
          </table:table-cell>
          <table:table-cell office:value-type="float" office:value="268.5">
            <text:p>268.5</text:p>
          </table:table-cell>
          <table:table-cell office:value-type="float" office:value="0.94">
            <text:p>0.94</text:p>
          </table:table-cell>
          <table:table-cell office:value-type="float" office:value="0.0626">
            <text:p>0.0626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303">
            <text:p>303</text:p>
          </table:table-cell>
          <table:table-cell office:value-type="float" office:value="288">
            <text:p>288</text:p>
          </table:table-cell>
          <table:table-cell office:value-type="float" office:value="322">
            <text:p>322</text:p>
          </table:table-cell>
          <table:table-cell office:value-type="float" office:value="288">
            <text:p>288</text:p>
          </table:table-cell>
          <table:table-cell office:value-type="float" office:value="0.83">
            <text:p>0.83</text:p>
          </table:table-cell>
          <table:table-cell office:value-type="float" office:value="0.0503">
            <text:p>0.0503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333">
            <text:p>333</text:p>
          </table:table-cell>
          <table:table-cell office:value-type="float" office:value="300">
            <text:p>300</text:p>
          </table:table-cell>
          <table:table-cell office:value-type="float" office:value="333">
            <text:p>333</text:p>
          </table:table-cell>
          <table:table-cell office:value-type="float" office:value="296">
            <text:p>296</text:p>
          </table:table-cell>
          <table:table-cell office:value-type="float" office:value="0.98">
            <text:p>0.98</text:p>
          </table:table-cell>
          <table:table-cell office:value-type="float" office:value="0.099">
            <text:p>0.099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363.5">
            <text:p>363.5</text:p>
          </table:table-cell>
          <table:table-cell office:value-type="float" office:value="325">
            <text:p>325</text:p>
          </table:table-cell>
          <table:table-cell office:value-type="float" office:value="365">
            <text:p>365</text:p>
          </table:table-cell>
          <table:table-cell office:value-type="float" office:value="322">
            <text:p>322</text:p>
          </table:table-cell>
          <table:table-cell office:value-type="float" office:value="0.68">
            <text:p>0.68</text:p>
          </table:table-cell>
          <table:table-cell office:value-type="float" office:value="0.0916">
            <text:p>0.0916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403.5">
            <text:p>403.5</text:p>
          </table:table-cell>
          <table:table-cell office:value-type="float" office:value="355">
            <text:p>355</text:p>
          </table:table-cell>
          <table:table-cell office:value-type="float" office:value="411.5">
            <text:p>411.5</text:p>
          </table:table-cell>
          <table:table-cell office:value-type="float" office:value="355">
            <text:p>355</text:p>
          </table:table-cell>
          <table:table-cell office:value-type="float" office:value="0.45">
            <text:p>0.45</text:p>
          </table:table-cell>
          <table:table-cell office:value-type="float" office:value="0.11">
            <text:p>0.11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392">
            <text:p>392</text:p>
          </table:table-cell>
          <table:table-cell office:value-type="float" office:value="340">
            <text:p>340</text:p>
          </table:table-cell>
          <table:table-cell office:value-type="float" office:value="392">
            <text:p>392</text:p>
          </table:table-cell>
          <table:table-cell office:value-type="float" office:value="330">
            <text:p>330</text:p>
          </table:table-cell>
          <table:table-cell office:value-type="float" office:value="0.58">
            <text:p>0.58</text:p>
          </table:table-cell>
          <table:table-cell office:value-type="float" office:value="-0.0285">
            <text:p>-0.0285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353.5">
            <text:p>353.5</text:p>
          </table:table-cell>
          <table:table-cell table:number-columns-repeated="2" office:value-type="float" office:value="375">
            <text:p>375</text:p>
          </table:table-cell>
          <table:table-cell office:value-type="float" office:value="335">
            <text:p>335</text:p>
          </table:table-cell>
          <table:table-cell office:value-type="float" office:value="0.61">
            <text:p>0.61</text:p>
          </table:table-cell>
          <table:table-cell office:value-type="float" office:value="-0.0982">
            <text:p>-0.0982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328.8">
            <text:p>328.8</text:p>
          </table:table-cell>
          <table:table-cell office:value-type="float" office:value="339.5">
            <text:p>339.5</text:p>
          </table:table-cell>
          <table:table-cell office:value-type="float" office:value="344.5">
            <text:p>344.5</text:p>
          </table:table-cell>
          <table:table-cell office:value-type="float" office:value="310">
            <text:p>310</text:p>
          </table:table-cell>
          <table:table-cell office:value-type="float" office:value="0.78">
            <text:p>0.78</text:p>
          </table:table-cell>
          <table:table-cell office:value-type="float" office:value="-0.0699">
            <text:p>-0.0699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339">
            <text:p>339</text:p>
          </table:table-cell>
          <table:table-cell office:value-type="float" office:value="320">
            <text:p>320</text:p>
          </table:table-cell>
          <table:table-cell office:value-type="float" office:value="345.9">
            <text:p>345.9</text:p>
          </table:table-cell>
          <table:table-cell office:value-type="float" office:value="320">
            <text:p>320</text:p>
          </table:table-cell>
          <table:table-cell office:value-type="float" office:value="1.39">
            <text:p>1.39</text:p>
          </table:table-cell>
          <table:table-cell office:value-type="float" office:value="0.031">
            <text:p>0.031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363">
            <text:p>363</text:p>
          </table:table-cell>
          <table:table-cell office:value-type="float" office:value="340">
            <text:p>340</text:p>
          </table:table-cell>
          <table:table-cell office:value-type="float" office:value="363">
            <text:p>363</text:p>
          </table:table-cell>
          <table:table-cell office:value-type="float" office:value="340">
            <text:p>340</text:p>
          </table:table-cell>
          <table:table-cell office:value-type="float" office:value="0.57">
            <text:p>0.57</text:p>
          </table:table-cell>
          <table:table-cell office:value-type="float" office:value="0.0708">
            <text:p>0.0708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397">
            <text:p>397</text:p>
          </table:table-cell>
          <table:table-cell office:value-type="float" office:value="368">
            <text:p>368</text:p>
          </table:table-cell>
          <table:table-cell office:value-type="float" office:value="404.5">
            <text:p>404.5</text:p>
          </table:table-cell>
          <table:table-cell office:value-type="float" office:value="367">
            <text:p>367</text:p>
          </table:table-cell>
          <table:table-cell office:value-type="float" office:value="0.65">
            <text:p>0.65</text:p>
          </table:table-cell>
          <table:table-cell office:value-type="float" office:value="0.0937">
            <text:p>0.0937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432">
            <text:p>432</text:p>
          </table:table-cell>
          <table:table-cell office:value-type="float" office:value="402">
            <text:p>402</text:p>
          </table:table-cell>
          <table:table-cell office:value-type="float" office:value="448.9">
            <text:p>448.9</text:p>
          </table:table-cell>
          <table:table-cell office:value-type="float" office:value="402">
            <text:p>402</text:p>
          </table:table-cell>
          <table:table-cell office:value-type="float" office:value="0.69">
            <text:p>0.69</text:p>
          </table:table-cell>
          <table:table-cell office:value-type="float" office:value="0.0882">
            <text:p>0.0882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500">
            <text:p>500</text:p>
          </table:table-cell>
          <table:table-cell office:value-type="float" office:value="450">
            <text:p>450</text:p>
          </table:table-cell>
          <table:table-cell office:value-type="float" office:value="501">
            <text:p>501</text:p>
          </table:table-cell>
          <table:table-cell office:value-type="float" office:value="447.7">
            <text:p>447.7</text:p>
          </table:table-cell>
          <table:table-cell office:value-type="float" office:value="0.64">
            <text:p>0.64</text:p>
          </table:table-cell>
          <table:table-cell office:value-type="float" office:value="0.1574">
            <text:p>0.1574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576">
            <text:p>576</text:p>
          </table:table-cell>
          <table:table-cell office:value-type="float" office:value="502">
            <text:p>502</text:p>
          </table:table-cell>
          <table:table-cell office:value-type="float" office:value="588">
            <text:p>588</text:p>
          </table:table-cell>
          <table:table-cell office:value-type="float" office:value="502">
            <text:p>502</text:p>
          </table:table-cell>
          <table:table-cell office:value-type="float" office:value="0.42">
            <text:p>0.42</text:p>
          </table:table-cell>
          <table:table-cell office:value-type="float" office:value="0.152">
            <text:p>0.152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598.5">
            <text:p>598.5</text:p>
          </table:table-cell>
          <table:table-cell office:value-type="float" office:value="577">
            <text:p>577</text:p>
          </table:table-cell>
          <table:table-cell office:value-type="float" office:value="648.8">
            <text:p>648.8</text:p>
          </table:table-cell>
          <table:table-cell office:value-type="float" office:value="577">
            <text:p>577</text:p>
          </table:table-cell>
          <table:table-cell office:value-type="float" office:value="0.45">
            <text:p>0.45</text:p>
          </table:table-cell>
          <table:table-cell office:value-type="float" office:value="0.0391">
            <text:p>0.0391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576">
            <text:p>576</text:p>
          </table:table-cell>
          <table:table-cell table:number-columns-repeated="2" office:value-type="float" office:value="604.5">
            <text:p>604.5</text:p>
          </table:table-cell>
          <table:table-cell office:value-type="float" office:value="430">
            <text:p>430</text:p>
          </table:table-cell>
          <table:table-cell office:value-type="float" office:value="0.66">
            <text:p>0.66</text:p>
          </table:table-cell>
          <table:table-cell office:value-type="float" office:value="-0.0376">
            <text:p>-0.0376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545">
            <text:p>545</text:p>
          </table:table-cell>
          <table:table-cell office:value-type="float" office:value="579">
            <text:p>579</text:p>
          </table:table-cell>
          <table:table-cell office:value-type="float" office:value="615">
            <text:p>615</text:p>
          </table:table-cell>
          <table:table-cell office:value-type="float" office:value="545">
            <text:p>545</text:p>
          </table:table-cell>
          <table:table-cell office:value-type="float" office:value="0.13">
            <text:p>0.13</text:p>
          </table:table-cell>
          <table:table-cell office:value-type="float" office:value="-0.0538">
            <text:p>-0.0538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523.5">
            <text:p>523.5</text:p>
          </table:table-cell>
          <table:table-cell table:number-columns-repeated="2" office:value-type="float" office:value="525">
            <text:p>525</text:p>
          </table:table-cell>
          <table:table-cell office:value-type="float" office:value="495">
            <text:p>495</text:p>
          </table:table-cell>
          <table:table-cell office:value-type="float" office:value="0.55">
            <text:p>0.55</text:p>
          </table:table-cell>
          <table:table-cell office:value-type="float" office:value="-0.0394">
            <text:p>-0.0394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455.5">
            <text:p>455.5</text:p>
          </table:table-cell>
          <table:table-cell office:value-type="float" office:value="517">
            <text:p>517</text:p>
          </table:table-cell>
          <table:table-cell office:value-type="float" office:value="522">
            <text:p>522</text:p>
          </table:table-cell>
          <table:table-cell office:value-type="float" office:value="439">
            <text:p>439</text:p>
          </table:table-cell>
          <table:table-cell office:value-type="float" office:value="0.1">
            <text:p>0.1</text:p>
          </table:table-cell>
          <table:table-cell office:value-type="float" office:value="-0.1299">
            <text:p>-0.1299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485.3">
            <text:p>485.3</text:p>
          </table:table-cell>
          <table:table-cell office:value-type="float" office:value="458.5">
            <text:p>458.5</text:p>
          </table:table-cell>
          <table:table-cell office:value-type="float" office:value="486">
            <text:p>486</text:p>
          </table:table-cell>
          <table:table-cell office:value-type="float" office:value="456.5">
            <text:p>456.5</text:p>
          </table:table-cell>
          <table:table-cell office:value-type="float" office:value="0.35">
            <text:p>0.35</text:p>
          </table:table-cell>
          <table:table-cell office:value-type="float" office:value="0.0654">
            <text:p>0.0654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466">
            <text:p>466</text:p>
          </table:table-cell>
          <table:table-cell table:number-columns-repeated="2" office:value-type="float" office:value="487.4">
            <text:p>487.4</text:p>
          </table:table-cell>
          <table:table-cell office:value-type="float" office:value="457">
            <text:p>457</text:p>
          </table:table-cell>
          <table:table-cell office:value-type="float" office:value="0.42">
            <text:p>0.42</text:p>
          </table:table-cell>
          <table:table-cell office:value-type="float" office:value="-0.0398">
            <text:p>-0.0398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424">
            <text:p>424</text:p>
          </table:table-cell>
          <table:table-cell office:value-type="float" office:value="470.1">
            <text:p>470.1</text:p>
          </table:table-cell>
          <table:table-cell office:value-type="float" office:value="473">
            <text:p>473</text:p>
          </table:table-cell>
          <table:table-cell office:value-type="float" office:value="405">
            <text:p>405</text:p>
          </table:table-cell>
          <table:table-cell office:value-type="float" office:value="0.41">
            <text:p>0.41</text:p>
          </table:table-cell>
          <table:table-cell office:value-type="float" office:value="-0.0901">
            <text:p>-0.0901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383.9">
            <text:p>383.9</text:p>
          </table:table-cell>
          <table:table-cell office:value-type="float" office:value="410.9">
            <text:p>410.9</text:p>
          </table:table-cell>
          <table:table-cell office:value-type="float" office:value="426.9">
            <text:p>426.9</text:p>
          </table:table-cell>
          <table:table-cell office:value-type="float" office:value="380">
            <text:p>380</text:p>
          </table:table-cell>
          <table:table-cell office:value-type="float" office:value="0.4">
            <text:p>0.4</text:p>
          </table:table-cell>
          <table:table-cell office:value-type="float" office:value="-0.0946">
            <text:p>-0.0946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323.5">
            <text:p>323.5</text:p>
          </table:table-cell>
          <table:table-cell table:number-columns-repeated="2" office:value-type="float" office:value="380">
            <text:p>380</text:p>
          </table:table-cell>
          <table:table-cell office:value-type="float" office:value="306.5">
            <text:p>306.5</text:p>
          </table:table-cell>
          <table:table-cell office:value-type="float" office:value="0.63">
            <text:p>0.63</text:p>
          </table:table-cell>
          <table:table-cell office:value-type="float" office:value="-0.1573">
            <text:p>-0.1573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327.5">
            <text:p>327.5</text:p>
          </table:table-cell>
          <table:table-cell office:value-type="float" office:value="343">
            <text:p>343</text:p>
          </table:table-cell>
          <table:table-cell office:value-type="float" office:value="356">
            <text:p>356</text:p>
          </table:table-cell>
          <table:table-cell office:value-type="float" office:value="324">
            <text:p>324</text:p>
          </table:table-cell>
          <table:table-cell office:value-type="float" office:value="0.2">
            <text:p>0.2</text:p>
          </table:table-cell>
          <table:table-cell office:value-type="float" office:value="0.0124">
            <text:p>0.0124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403">
            <text:p>403</text:p>
          </table:table-cell>
          <table:table-cell office:value-type="float" office:value="330">
            <text:p>330</text:p>
          </table:table-cell>
          <table:table-cell office:value-type="float" office:value="410">
            <text:p>410</text:p>
          </table:table-cell>
          <table:table-cell office:value-type="float" office:value="326.5">
            <text:p>326.5</text:p>
          </table:table-cell>
          <table:table-cell office:value-type="float" office:value="0.18">
            <text:p>0.18</text:p>
          </table:table-cell>
          <table:table-cell office:value-type="float" office:value="0.2305">
            <text:p>0.2305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401">
            <text:p>401</text:p>
          </table:table-cell>
          <table:table-cell office:value-type="float" office:value="400">
            <text:p>400</text:p>
          </table:table-cell>
          <table:table-cell office:value-type="float" office:value="410">
            <text:p>410</text:p>
          </table:table-cell>
          <table:table-cell office:value-type="float" office:value="392">
            <text:p>392</text:p>
          </table:table-cell>
          <table:table-cell office:value-type="float" office:value="0.37">
            <text:p>0.37</text:p>
          </table:table-cell>
          <table:table-cell office:value-type="float" office:value="-0.005">
            <text:p>-0.005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393">
            <text:p>393</text:p>
          </table:table-cell>
          <table:table-cell office:value-type="float" office:value="403.5">
            <text:p>403.5</text:p>
          </table:table-cell>
          <table:table-cell office:value-type="float" office:value="404">
            <text:p>404</text:p>
          </table:table-cell>
          <table:table-cell office:value-type="float" office:value="384">
            <text:p>384</text:p>
          </table:table-cell>
          <table:table-cell office:value-type="float" office:value="0.24">
            <text:p>0.24</text:p>
          </table:table-cell>
          <table:table-cell office:value-type="float" office:value="-0.02">
            <text:p>-0.02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391">
            <text:p>391</text:p>
          </table:table-cell>
          <table:table-cell office:value-type="float" office:value="389">
            <text:p>389</text:p>
          </table:table-cell>
          <table:table-cell office:value-type="float" office:value="390">
            <text:p>390</text:p>
          </table:table-cell>
          <table:table-cell office:value-type="float" office:value="376">
            <text:p>376</text:p>
          </table:table-cell>
          <table:table-cell office:value-type="float" office:value="0.24">
            <text:p>0.24</text:p>
          </table:table-cell>
          <table:table-cell office:value-type="float" office:value="-0.0051">
            <text:p>-0.0051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355">
            <text:p>355</text:p>
          </table:table-cell>
          <table:table-cell office:value-type="float" office:value="392">
            <text:p>392</text:p>
          </table:table-cell>
          <table:table-cell office:value-type="float" office:value="394.5">
            <text:p>394.5</text:p>
          </table:table-cell>
          <table:table-cell office:value-type="float" office:value="350">
            <text:p>350</text:p>
          </table:table-cell>
          <table:table-cell office:value-type="float" office:value="0.19">
            <text:p>0.19</text:p>
          </table:table-cell>
          <table:table-cell office:value-type="float" office:value="-0.0921">
            <text:p>-0.0921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314">
            <text:p>314</text:p>
          </table:table-cell>
          <table:table-cell table:number-columns-repeated="2" office:value-type="float" office:value="350.9">
            <text:p>350.9</text:p>
          </table:table-cell>
          <table:table-cell office:value-type="float" office:value="300">
            <text:p>300</text:p>
          </table:table-cell>
          <table:table-cell office:value-type="float" office:value="0.37">
            <text:p>0.37</text:p>
          </table:table-cell>
          <table:table-cell office:value-type="float" office:value="-0.1155">
            <text:p>-0.1155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295.5">
            <text:p>295.5</text:p>
          </table:table-cell>
          <table:table-cell office:value-type="float" office:value="309">
            <text:p>309</text:p>
          </table:table-cell>
          <table:table-cell office:value-type="float" office:value="321.5">
            <text:p>321.5</text:p>
          </table:table-cell>
          <table:table-cell office:value-type="float" office:value="294">
            <text:p>294</text:p>
          </table:table-cell>
          <table:table-cell office:value-type="float" office:value="0.52">
            <text:p>0.52</text:p>
          </table:table-cell>
          <table:table-cell office:value-type="float" office:value="-0.0589">
            <text:p>-0.0589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272">
            <text:p>272</text:p>
          </table:table-cell>
          <table:table-cell table:number-columns-repeated="2" office:value-type="float" office:value="303">
            <text:p>303</text:p>
          </table:table-cell>
          <table:table-cell office:value-type="float" office:value="260">
            <text:p>260</text:p>
          </table:table-cell>
          <table:table-cell office:value-type="float" office:value="0.66">
            <text:p>0.66</text:p>
          </table:table-cell>
          <table:table-cell office:value-type="float" office:value="-0.0795">
            <text:p>-0.0795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328">
            <text:p>328</text:p>
          </table:table-cell>
          <table:table-cell office:value-type="float" office:value="279">
            <text:p>279</text:p>
          </table:table-cell>
          <table:table-cell office:value-type="float" office:value="328">
            <text:p>328</text:p>
          </table:table-cell>
          <table:table-cell office:value-type="float" office:value="277">
            <text:p>277</text:p>
          </table:table-cell>
          <table:table-cell office:value-type="float" office:value="0.49">
            <text:p>0.49</text:p>
          </table:table-cell>
          <table:table-cell office:value-type="float" office:value="0.2059">
            <text:p>0.2059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301.5">
            <text:p>301.5</text:p>
          </table:table-cell>
          <table:table-cell office:value-type="float" office:value="327">
            <text:p>327</text:p>
          </table:table-cell>
          <table:table-cell office:value-type="float" office:value="340">
            <text:p>340</text:p>
          </table:table-cell>
          <table:table-cell office:value-type="float" office:value="301">
            <text:p>301</text:p>
          </table:table-cell>
          <table:table-cell office:value-type="float" office:value="0.33">
            <text:p>0.33</text:p>
          </table:table-cell>
          <table:table-cell office:value-type="float" office:value="-0.0808">
            <text:p>-0.0808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297">
            <text:p>297</text:p>
          </table:table-cell>
          <table:table-cell table:number-columns-repeated="2" office:value-type="float" office:value="303">
            <text:p>303</text:p>
          </table:table-cell>
          <table:table-cell office:value-type="float" office:value="290">
            <text:p>290</text:p>
          </table:table-cell>
          <table:table-cell office:value-type="float" office:value="0.37">
            <text:p>0.37</text:p>
          </table:table-cell>
          <table:table-cell office:value-type="float" office:value="-0.0149">
            <text:p>-0.0149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324">
            <text:p>324</text:p>
          </table:table-cell>
          <table:table-cell office:value-type="float" office:value="299.2">
            <text:p>299.2</text:p>
          </table:table-cell>
          <table:table-cell office:value-type="float" office:value="326">
            <text:p>326</text:p>
          </table:table-cell>
          <table:table-cell office:value-type="float" office:value="299.2">
            <text:p>299.2</text:p>
          </table:table-cell>
          <table:table-cell office:value-type="float" office:value="0.3">
            <text:p>0.3</text:p>
          </table:table-cell>
          <table:table-cell office:value-type="float" office:value="0.0909">
            <text:p>0.0909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326.2">
            <text:p>326.2</text:p>
          </table:table-cell>
          <table:table-cell office:value-type="float" office:value="334">
            <text:p>334</text:p>
          </table:table-cell>
          <table:table-cell office:value-type="float" office:value="335.5">
            <text:p>335.5</text:p>
          </table:table-cell>
          <table:table-cell office:value-type="float" office:value="325">
            <text:p>325</text:p>
          </table:table-cell>
          <table:table-cell office:value-type="float" office:value="0.16">
            <text:p>0.16</text:p>
          </table:table-cell>
          <table:table-cell office:value-type="float" office:value="0.0068">
            <text:p>0.0068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303">
            <text:p>303</text:p>
          </table:table-cell>
          <table:table-cell office:value-type="float" office:value="331">
            <text:p>331</text:p>
          </table:table-cell>
          <table:table-cell office:value-type="float" office:value="336.5">
            <text:p>336.5</text:p>
          </table:table-cell>
          <table:table-cell office:value-type="float" office:value="298">
            <text:p>298</text:p>
          </table:table-cell>
          <table:table-cell office:value-type="float" office:value="0.26">
            <text:p>0.26</text:p>
          </table:table-cell>
          <table:table-cell office:value-type="float" office:value="-0.0711">
            <text:p>-0.0711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294.3">
            <text:p>294.3</text:p>
          </table:table-cell>
          <table:table-cell office:value-type="float" office:value="301.5">
            <text:p>301.5</text:p>
          </table:table-cell>
          <table:table-cell office:value-type="float" office:value="309.5">
            <text:p>309.5</text:p>
          </table:table-cell>
          <table:table-cell office:value-type="float" office:value="286">
            <text:p>286</text:p>
          </table:table-cell>
          <table:table-cell office:value-type="float" office:value="0.31">
            <text:p>0.31</text:p>
          </table:table-cell>
          <table:table-cell office:value-type="float" office:value="-0.0287">
            <text:p>-0.0287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297">
            <text:p>297</text:p>
          </table:table-cell>
          <table:table-cell office:value-type="float" office:value="289">
            <text:p>289</text:p>
          </table:table-cell>
          <table:table-cell office:value-type="float" office:value="297">
            <text:p>297</text:p>
          </table:table-cell>
          <table:table-cell office:value-type="float" office:value="271">
            <text:p>271</text:p>
          </table:table-cell>
          <table:table-cell office:value-type="float" office:value="0.41">
            <text:p>0.41</text:p>
          </table:table-cell>
          <table:table-cell office:value-type="float" office:value="0.0092">
            <text:p>0.0092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297.8">
            <text:p>297.8</text:p>
          </table:table-cell>
          <table:table-cell office:value-type="float" office:value="288">
            <text:p>288</text:p>
          </table:table-cell>
          <table:table-cell office:value-type="float" office:value="323.5">
            <text:p>323.5</text:p>
          </table:table-cell>
          <table:table-cell office:value-type="float" office:value="288">
            <text:p>288</text:p>
          </table:table-cell>
          <table:table-cell office:value-type="float" office:value="0.21">
            <text:p>0.21</text:p>
          </table:table-cell>
          <table:table-cell office:value-type="float" office:value="0.0027">
            <text:p>0.0027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269">
            <text:p>269</text:p>
          </table:table-cell>
          <table:table-cell office:value-type="float" office:value="276">
            <text:p>276</text:p>
          </table:table-cell>
          <table:table-cell office:value-type="float" office:value="293">
            <text:p>293</text:p>
          </table:table-cell>
          <table:table-cell office:value-type="float" office:value="267">
            <text:p>267</text:p>
          </table:table-cell>
          <table:table-cell office:value-type="float" office:value="0.24">
            <text:p>0.24</text:p>
          </table:table-cell>
          <table:table-cell office:value-type="float" office:value="-0.0967">
            <text:p>-0.0967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242.2">
            <text:p>242.2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42.2">
            <text:p>242.2</text:p>
          </table:table-cell>
          <table:table-cell office:value-type="float" office:value="0.26">
            <text:p>0.26</text:p>
          </table:table-cell>
          <table:table-cell office:value-type="float" office:value="-0.0996">
            <text:p>-0.0996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267">
            <text:p>267</text:p>
          </table:table-cell>
          <table:table-cell office:value-type="float" office:value="241.5">
            <text:p>241.5</text:p>
          </table:table-cell>
          <table:table-cell office:value-type="float" office:value="0.25">
            <text:p>0.25</text:p>
          </table:table-cell>
          <table:table-cell office:value-type="float" office:value="0.0694">
            <text:p>0.0694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253">
            <text:p>253</text:p>
          </table:table-cell>
          <table:table-cell office:value-type="float" office:value="265">
            <text:p>265</text:p>
          </table:table-cell>
          <table:table-cell office:value-type="float" office:value="270">
            <text:p>270</text:p>
          </table:table-cell>
          <table:table-cell office:value-type="float" office:value="252">
            <text:p>252</text:p>
          </table:table-cell>
          <table:table-cell office:value-type="float" office:value="0.53">
            <text:p>0.53</text:p>
          </table:table-cell>
          <table:table-cell office:value-type="float" office:value="-0.0232">
            <text:p>-0.0232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251.5">
            <text:p>251.5</text:p>
          </table:table-cell>
          <table:table-cell office:value-type="float" office:value="250">
            <text:p>250</text:p>
          </table:table-cell>
          <table:table-cell office:value-type="float" office:value="261">
            <text:p>261</text:p>
          </table:table-cell>
          <table:table-cell office:value-type="float" office:value="247">
            <text:p>247</text:p>
          </table:table-cell>
          <table:table-cell office:value-type="float" office:value="0.91">
            <text:p>0.91</text:p>
          </table:table-cell>
          <table:table-cell office:value-type="float" office:value="-0.0059">
            <text:p>-0.0059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table:number-columns-repeated="2" office:value-type="float" office:value="252">
            <text:p>252</text:p>
          </table:table-cell>
          <table:table-cell office:value-type="float" office:value="252.5">
            <text:p>252.5</text:p>
          </table:table-cell>
          <table:table-cell office:value-type="float" office:value="245">
            <text:p>245</text:p>
          </table:table-cell>
          <table:table-cell office:value-type="float" office:value="0.67">
            <text:p>0.67</text:p>
          </table:table-cell>
          <table:table-cell office:value-type="float" office:value="0.002">
            <text:p>0.002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248.5">
            <text:p>248.5</text:p>
          </table:table-cell>
          <table:table-cell office:value-type="float" office:value="256">
            <text:p>256</text:p>
          </table:table-cell>
          <table:table-cell office:value-type="float" office:value="262">
            <text:p>262</text:p>
          </table:table-cell>
          <table:table-cell office:value-type="float" office:value="249">
            <text:p>249</text:p>
          </table:table-cell>
          <table:table-cell office:value-type="float" office:value="0.43">
            <text:p>0.43</text:p>
          </table:table-cell>
          <table:table-cell office:value-type="float" office:value="-0.0139">
            <text:p>-0.0139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217">
            <text:p>217</text:p>
          </table:table-cell>
          <table:table-cell table:number-columns-repeated="2" office:value-type="float" office:value="248.5">
            <text:p>248.5</text:p>
          </table:table-cell>
          <table:table-cell office:value-type="float" office:value="214">
            <text:p>214</text:p>
          </table:table-cell>
          <table:table-cell office:value-type="float" office:value="0.88">
            <text:p>0.88</text:p>
          </table:table-cell>
          <table:table-cell office:value-type="float" office:value="-0.1268">
            <text:p>-0.1268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218">
            <text:p>218</text:p>
          </table:table-cell>
          <table:table-cell office:value-type="float" office:value="215">
            <text:p>215</text:p>
          </table:table-cell>
          <table:table-cell office:value-type="float" office:value="223.5">
            <text:p>223.5</text:p>
          </table:table-cell>
          <table:table-cell office:value-type="float" office:value="199">
            <text:p>199</text:p>
          </table:table-cell>
          <table:table-cell office:value-type="float" office:value="0.34">
            <text:p>0.34</text:p>
          </table:table-cell>
          <table:table-cell office:value-type="float" office:value="0.0046">
            <text:p>0.0046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235.8">
            <text:p>235.8</text:p>
          </table:table-cell>
          <table:table-cell office:value-type="float" office:value="220.5">
            <text:p>220.5</text:p>
          </table:table-cell>
          <table:table-cell office:value-type="float" office:value="237">
            <text:p>237</text:p>
          </table:table-cell>
          <table:table-cell office:value-type="float" office:value="220.5">
            <text:p>220.5</text:p>
          </table:table-cell>
          <table:table-cell office:value-type="float" office:value="0.5">
            <text:p>0.5</text:p>
          </table:table-cell>
          <table:table-cell office:value-type="float" office:value="0.0817">
            <text:p>0.0817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216.5">
            <text:p>216.5</text:p>
          </table:table-cell>
          <table:table-cell table:number-columns-repeated="2" office:value-type="float" office:value="233">
            <text:p>233</text:p>
          </table:table-cell>
          <table:table-cell office:value-type="float" office:value="203">
            <text:p>203</text:p>
          </table:table-cell>
          <table:table-cell office:value-type="float" office:value="0.53">
            <text:p>0.53</text:p>
          </table:table-cell>
          <table:table-cell office:value-type="float" office:value="-0.0818">
            <text:p>-0.0818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205">
            <text:p>205</text:p>
          </table:table-cell>
          <table:table-cell office:value-type="float" office:value="211.8">
            <text:p>211.8</text:p>
          </table:table-cell>
          <table:table-cell office:value-type="float" office:value="213">
            <text:p>213</text:p>
          </table:table-cell>
          <table:table-cell office:value-type="float" office:value="198.5">
            <text:p>198.5</text:p>
          </table:table-cell>
          <table:table-cell office:value-type="float" office:value="0.54">
            <text:p>0.54</text:p>
          </table:table-cell>
          <table:table-cell office:value-type="float" office:value="-0.0531">
            <text:p>-0.0531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209">
            <text:p>209</text:p>
          </table:table-cell>
          <table:table-cell office:value-type="float" office:value="198">
            <text:p>198</text:p>
          </table:table-cell>
          <table:table-cell office:value-type="float" office:value="218">
            <text:p>218</text:p>
          </table:table-cell>
          <table:table-cell office:value-type="float" office:value="197.2">
            <text:p>197.2</text:p>
          </table:table-cell>
          <table:table-cell office:value-type="float" office:value="0.55">
            <text:p>0.55</text:p>
          </table:table-cell>
          <table:table-cell office:value-type="float" office:value="0.0195">
            <text:p>0.0195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200.5">
            <text:p>200.5</text:p>
          </table:table-cell>
          <table:table-cell office:value-type="float" office:value="205.3">
            <text:p>205.3</text:p>
          </table:table-cell>
          <table:table-cell office:value-type="float" office:value="209">
            <text:p>209</text:p>
          </table:table-cell>
          <table:table-cell office:value-type="float" office:value="195">
            <text:p>195</text:p>
          </table:table-cell>
          <table:table-cell office:value-type="float" office:value="0.41">
            <text:p>0.41</text:p>
          </table:table-cell>
          <table:table-cell office:value-type="float" office:value="-0.0407">
            <text:p>-0.0407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179">
            <text:p>179</text:p>
          </table:table-cell>
          <table:table-cell office:value-type="float" office:value="197">
            <text:p>197</text:p>
          </table:table-cell>
          <table:table-cell office:value-type="float" office:value="199">
            <text:p>199</text:p>
          </table:table-cell>
          <table:table-cell office:value-type="float" office:value="176">
            <text:p>176</text:p>
          </table:table-cell>
          <table:table-cell office:value-type="float" office:value="1.13">
            <text:p>1.13</text:p>
          </table:table-cell>
          <table:table-cell office:value-type="float" office:value="-0.1072">
            <text:p>-0.1072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156">
            <text:p>156</text:p>
          </table:table-cell>
          <table:table-cell office:value-type="float" office:value="178">
            <text:p>178</text:p>
          </table:table-cell>
          <table:table-cell office:value-type="float" office:value="179.8">
            <text:p>179.8</text:p>
          </table:table-cell>
          <table:table-cell office:value-type="float" office:value="151">
            <text:p>151</text:p>
          </table:table-cell>
          <table:table-cell office:value-type="float" office:value="1.78">
            <text:p>1.78</text:p>
          </table:table-cell>
          <table:table-cell office:value-type="float" office:value="-0.1285">
            <text:p>-0.1285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170">
            <text:p>170</text:p>
          </table:table-cell>
          <table:table-cell office:value-type="float" office:value="153">
            <text:p>153</text:p>
          </table:table-cell>
          <table:table-cell office:value-type="float" office:value="174">
            <text:p>174</text:p>
          </table:table-cell>
          <table:table-cell office:value-type="float" office:value="148.3">
            <text:p>148.3</text:p>
          </table:table-cell>
          <table:table-cell office:value-type="float" office:value="1.65">
            <text:p>1.65</text:p>
          </table:table-cell>
          <table:table-cell office:value-type="float" office:value="0.0897">
            <text:p>0.0897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157">
            <text:p>157</text:p>
          </table:table-cell>
          <table:table-cell office:value-type="float" office:value="167">
            <text:p>167</text:p>
          </table:table-cell>
          <table:table-cell office:value-type="float" office:value="168.5">
            <text:p>168.5</text:p>
          </table:table-cell>
          <table:table-cell office:value-type="float" office:value="157">
            <text:p>157</text:p>
          </table:table-cell>
          <table:table-cell office:value-type="float" office:value="1.09">
            <text:p>1.09</text:p>
          </table:table-cell>
          <table:table-cell office:value-type="float" office:value="-0.0765">
            <text:p>-0.0765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170">
            <text:p>170</text:p>
          </table:table-cell>
          <table:table-cell office:value-type="float" office:value="151">
            <text:p>151</text:p>
          </table:table-cell>
          <table:table-cell office:value-type="float" office:value="170">
            <text:p>170</text:p>
          </table:table-cell>
          <table:table-cell office:value-type="float" office:value="148">
            <text:p>148</text:p>
          </table:table-cell>
          <table:table-cell office:value-type="float" office:value="1.25">
            <text:p>1.25</text:p>
          </table:table-cell>
          <table:table-cell office:value-type="float" office:value="0.0828">
            <text:p>0.0828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167.5">
            <text:p>167.5</text:p>
          </table:table-cell>
          <table:table-cell office:value-type="float" office:value="170">
            <text:p>170</text:p>
          </table:table-cell>
          <table:table-cell office:value-type="float" office:value="170.5">
            <text:p>170.5</text:p>
          </table:table-cell>
          <table:table-cell office:value-type="float" office:value="158.5">
            <text:p>158.5</text:p>
          </table:table-cell>
          <table:table-cell office:value-type="float" office:value="2.38">
            <text:p>2.38</text:p>
          </table:table-cell>
          <table:table-cell office:value-type="float" office:value="-0.0147">
            <text:p>-0.0147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182">
            <text:p>182</text:p>
          </table:table-cell>
          <table:table-cell office:value-type="float" office:value="171.5">
            <text:p>171.5</text:p>
          </table:table-cell>
          <table:table-cell office:value-type="float" office:value="187.4">
            <text:p>187.4</text:p>
          </table:table-cell>
          <table:table-cell office:value-type="float" office:value="171">
            <text:p>171</text:p>
          </table:table-cell>
          <table:table-cell office:value-type="float" office:value="2.5">
            <text:p>2.5</text:p>
          </table:table-cell>
          <table:table-cell office:value-type="float" office:value="0.0866">
            <text:p>0.0866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169.4">
            <text:p>169.4</text:p>
          </table:table-cell>
          <table:table-cell table:number-columns-repeated="2" office:value-type="float" office:value="183.5">
            <text:p>183.5</text:p>
          </table:table-cell>
          <table:table-cell office:value-type="float" office:value="168.5">
            <text:p>168.5</text:p>
          </table:table-cell>
          <table:table-cell office:value-type="float" office:value="0.69">
            <text:p>0.69</text:p>
          </table:table-cell>
          <table:table-cell office:value-type="float" office:value="-0.0692">
            <text:p>-0.0692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179">
            <text:p>179</text:p>
          </table:table-cell>
          <table:table-cell office:value-type="float" office:value="171">
            <text:p>171</text:p>
          </table:table-cell>
          <table:table-cell office:value-type="float" office:value="179">
            <text:p>179</text:p>
          </table:table-cell>
          <table:table-cell office:value-type="float" office:value="163.5">
            <text:p>163.5</text:p>
          </table:table-cell>
          <table:table-cell office:value-type="float" office:value="1.2">
            <text:p>1.2</text:p>
          </table:table-cell>
          <table:table-cell office:value-type="float" office:value="0.0567">
            <text:p>0.0567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189.3">
            <text:p>189.3</text:p>
          </table:table-cell>
          <table:table-cell office:value-type="float" office:value="182">
            <text:p>182</text:p>
          </table:table-cell>
          <table:table-cell office:value-type="float" office:value="190">
            <text:p>190</text:p>
          </table:table-cell>
          <table:table-cell office:value-type="float" office:value="179">
            <text:p>179</text:p>
          </table:table-cell>
          <table:table-cell office:value-type="float" office:value="0.94">
            <text:p>0.94</text:p>
          </table:table-cell>
          <table:table-cell office:value-type="float" office:value="0.0575">
            <text:p>0.0575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166">
            <text:p>166</text:p>
          </table:table-cell>
          <table:table-cell office:value-type="float" office:value="189">
            <text:p>189</text:p>
          </table:table-cell>
          <table:table-cell office:value-type="float" office:value="190.5">
            <text:p>190.5</text:p>
          </table:table-cell>
          <table:table-cell office:value-type="float" office:value="166">
            <text:p>166</text:p>
          </table:table-cell>
          <table:table-cell office:value-type="float" office:value="0.99">
            <text:p>0.99</text:p>
          </table:table-cell>
          <table:table-cell office:value-type="float" office:value="-0.1231">
            <text:p>-0.1231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158">
            <text:p>15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56.5">
            <text:p>156.5</text:p>
          </table:table-cell>
          <table:table-cell office:value-type="float" office:value="0.44">
            <text:p>0.44</text:p>
          </table:table-cell>
          <table:table-cell office:value-type="float" office:value="-0.0482">
            <text:p>-0.0482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129.1">
            <text:p>129.1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29.1">
            <text:p>129.1</text:p>
          </table:table-cell>
          <table:table-cell office:value-type="float" office:value="1.78">
            <text:p>1.78</text:p>
          </table:table-cell>
          <table:table-cell office:value-type="float" office:value="-0.1829">
            <text:p>-0.1829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130.4">
            <text:p>130.4</text:p>
          </table:table-cell>
          <table:table-cell office:value-type="float" office:value="134.8">
            <text:p>134.8</text:p>
          </table:table-cell>
          <table:table-cell office:value-type="float" office:value="136">
            <text:p>136</text:p>
          </table:table-cell>
          <table:table-cell office:value-type="float" office:value="126.1">
            <text:p>126.1</text:p>
          </table:table-cell>
          <table:table-cell office:value-type="float" office:value="1.72">
            <text:p>1.72</text:p>
          </table:table-cell>
          <table:table-cell office:value-type="float" office:value="0.0101">
            <text:p>0.0101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124">
            <text:p>124</text:p>
          </table:table-cell>
          <table:table-cell office:value-type="float" office:value="133">
            <text:p>133</text:p>
          </table:table-cell>
          <table:table-cell office:value-type="float" office:value="135.1">
            <text:p>135.1</text:p>
          </table:table-cell>
          <table:table-cell office:value-type="float" office:value="122.2">
            <text:p>122.2</text:p>
          </table:table-cell>
          <table:table-cell office:value-type="float" office:value="1.58">
            <text:p>1.58</text:p>
          </table:table-cell>
          <table:table-cell office:value-type="float" office:value="-0.0491">
            <text:p>-0.0491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121.7">
            <text:p>121.7</text:p>
          </table:table-cell>
          <table:table-cell office:value-type="float" office:value="124">
            <text:p>124</text:p>
          </table:table-cell>
          <table:table-cell office:value-type="float" office:value="130">
            <text:p>130</text:p>
          </table:table-cell>
          <table:table-cell office:value-type="float" office:value="119">
            <text:p>119</text:p>
          </table:table-cell>
          <table:table-cell office:value-type="float" office:value="1.03">
            <text:p>1.03</text:p>
          </table:table-cell>
          <table:table-cell office:value-type="float" office:value="-0.0185">
            <text:p>-0.0185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117.5">
            <text:p>117.5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117">
            <text:p>117</text:p>
          </table:table-cell>
          <table:table-cell office:value-type="float" office:value="1.16">
            <text:p>1.16</text:p>
          </table:table-cell>
          <table:table-cell office:value-type="float" office:value="-0.0345">
            <text:p>-0.0345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122.5">
            <text:p>122.5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110">
            <text:p>110</text:p>
          </table:table-cell>
          <table:table-cell office:value-type="float" office:value="1.26">
            <text:p>1.26</text:p>
          </table:table-cell>
          <table:table-cell office:value-type="float" office:value="0.0426">
            <text:p>0.0426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125.9">
            <text:p>125.9</text:p>
          </table:table-cell>
          <table:table-cell office:value-type="float" office:value="124.1">
            <text:p>124.1</text:p>
          </table:table-cell>
          <table:table-cell office:value-type="float" office:value="129">
            <text:p>129</text:p>
          </table:table-cell>
          <table:table-cell office:value-type="float" office:value="121">
            <text:p>121</text:p>
          </table:table-cell>
          <table:table-cell office:value-type="float" office:value="1.53">
            <text:p>1.53</text:p>
          </table:table-cell>
          <table:table-cell office:value-type="float" office:value="0.0278">
            <text:p>0.0278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150.5">
            <text:p>150.5</text:p>
          </table:table-cell>
          <table:table-cell office:value-type="float" office:value="130.5">
            <text:p>130.5</text:p>
          </table:table-cell>
          <table:table-cell office:value-type="float" office:value="153">
            <text:p>153</text:p>
          </table:table-cell>
          <table:table-cell office:value-type="float" office:value="130.2">
            <text:p>130.2</text:p>
          </table:table-cell>
          <table:table-cell office:value-type="float" office:value="2.21">
            <text:p>2.21</text:p>
          </table:table-cell>
          <table:table-cell office:value-type="float" office:value="0.1954">
            <text:p>0.1954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183">
            <text:p>183</text:p>
          </table:table-cell>
          <table:table-cell office:value-type="float" office:value="154">
            <text:p>154</text:p>
          </table:table-cell>
          <table:table-cell office:value-type="float" office:value="185">
            <text:p>185</text:p>
          </table:table-cell>
          <table:table-cell office:value-type="float" office:value="153.5">
            <text:p>153.5</text:p>
          </table:table-cell>
          <table:table-cell office:value-type="float" office:value="1.88">
            <text:p>1.88</text:p>
          </table:table-cell>
          <table:table-cell office:value-type="float" office:value="0.2159">
            <text:p>0.2159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151.8">
            <text:p>151.8</text:p>
          </table:table-cell>
          <table:table-cell office:value-type="float" office:value="180.4">
            <text:p>180.4</text:p>
          </table:table-cell>
          <table:table-cell office:value-type="float" office:value="183">
            <text:p>183</text:p>
          </table:table-cell>
          <table:table-cell office:value-type="float" office:value="147.7">
            <text:p>147.7</text:p>
          </table:table-cell>
          <table:table-cell office:value-type="float" office:value="0.91">
            <text:p>0.91</text:p>
          </table:table-cell>
          <table:table-cell office:value-type="float" office:value="-0.1705">
            <text:p>-0.1705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179">
            <text:p>179</text:p>
          </table:table-cell>
          <table:table-cell office:value-type="float" office:value="151">
            <text:p>151</text:p>
          </table:table-cell>
          <table:table-cell office:value-type="float" office:value="182">
            <text:p>182</text:p>
          </table:table-cell>
          <table:table-cell office:value-type="float" office:value="143">
            <text:p>143</text:p>
          </table:table-cell>
          <table:table-cell office:value-type="float" office:value="0.95">
            <text:p>0.95</text:p>
          </table:table-cell>
          <table:table-cell office:value-type="float" office:value="0.1792">
            <text:p>0.1792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188">
            <text:p>188</text:p>
          </table:table-cell>
          <table:table-cell office:value-type="float" office:value="161">
            <text:p>161</text:p>
          </table:table-cell>
          <table:table-cell office:value-type="float" office:value="199">
            <text:p>199</text:p>
          </table:table-cell>
          <table:table-cell office:value-type="float" office:value="148">
            <text:p>148</text:p>
          </table:table-cell>
          <table:table-cell office:value-type="float" office:value="1.07">
            <text:p>1.07</text:p>
          </table:table-cell>
          <table:table-cell office:value-type="float" office:value="0.0503">
            <text:p>0.0503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157">
            <text:p>157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office:value-type="float" office:value="156">
            <text:p>156</text:p>
          </table:table-cell>
          <table:table-cell office:value-type="float" office:value="2.13">
            <text:p>2.13</text:p>
          </table:table-cell>
          <table:table-cell office:value-type="float" office:value="-0.1649">
            <text:p>-0.1649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66.8">
            <text:p>166.8</text:p>
          </table:table-cell>
          <table:table-cell office:value-type="float" office:value="154">
            <text:p>154</text:p>
          </table:table-cell>
          <table:table-cell office:value-type="float" office:value="1.14">
            <text:p>1.14</text:p>
          </table:table-cell>
          <table:table-cell office:value-type="float" office:value="0.0191">
            <text:p>0.0191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173.5">
            <text:p>173.5</text:p>
          </table:table-cell>
          <table:table-cell office:value-type="float" office:value="160">
            <text:p>160</text:p>
          </table:table-cell>
          <table:table-cell office:value-type="float" office:value="174.5">
            <text:p>174.5</text:p>
          </table:table-cell>
          <table:table-cell office:value-type="float" office:value="160">
            <text:p>160</text:p>
          </table:table-cell>
          <table:table-cell office:value-type="float" office:value="0.58">
            <text:p>0.58</text:p>
          </table:table-cell>
          <table:table-cell office:value-type="float" office:value="0.0844">
            <text:p>0.0844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200">
            <text:p>200</text:p>
          </table:table-cell>
          <table:table-cell office:value-type="float" office:value="174">
            <text:p>174</text:p>
          </table:table-cell>
          <table:table-cell office:value-type="float" office:value="206">
            <text:p>206</text:p>
          </table:table-cell>
          <table:table-cell office:value-type="float" office:value="168.5">
            <text:p>168.5</text:p>
          </table:table-cell>
          <table:table-cell office:value-type="float" office:value="1.3">
            <text:p>1.3</text:p>
          </table:table-cell>
          <table:table-cell office:value-type="float" office:value="0.1527">
            <text:p>0.1527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224.5">
            <text:p>224.5</text:p>
          </table:table-cell>
          <table:table-cell office:value-type="float" office:value="200">
            <text:p>200</text:p>
          </table:table-cell>
          <table:table-cell office:value-type="float" office:value="241.5">
            <text:p>241.5</text:p>
          </table:table-cell>
          <table:table-cell office:value-type="float" office:value="199">
            <text:p>199</text:p>
          </table:table-cell>
          <table:table-cell office:value-type="float" office:value="0.82">
            <text:p>0.82</text:p>
          </table:table-cell>
          <table:table-cell office:value-type="float" office:value="0.1225">
            <text:p>0.1225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285">
            <text:p>285</text:p>
          </table:table-cell>
          <table:table-cell office:value-type="float" office:value="225.1">
            <text:p>225.1</text:p>
          </table:table-cell>
          <table:table-cell office:value-type="float" office:value="295">
            <text:p>295</text:p>
          </table:table-cell>
          <table:table-cell office:value-type="float" office:value="225">
            <text:p>225</text:p>
          </table:table-cell>
          <table:table-cell office:value-type="float" office:value="0.63">
            <text:p>0.63</text:p>
          </table:table-cell>
          <table:table-cell office:value-type="float" office:value="0.2695">
            <text:p>0.2695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238">
            <text:p>238</text:p>
          </table:table-cell>
          <table:table-cell office:value-type="float" office:value="285">
            <text:p>285</text:p>
          </table:table-cell>
          <table:table-cell office:value-type="float" office:value="292.8">
            <text:p>292.8</text:p>
          </table:table-cell>
          <table:table-cell office:value-type="float" office:value="234">
            <text:p>234</text:p>
          </table:table-cell>
          <table:table-cell office:value-type="float" office:value="0.67">
            <text:p>0.67</text:p>
          </table:table-cell>
          <table:table-cell office:value-type="float" office:value="-0.1649">
            <text:p>-0.1649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226.4">
            <text:p>226.4</text:p>
          </table:table-cell>
          <table:table-cell office:value-type="float" office:value="239.1">
            <text:p>239.1</text:p>
          </table:table-cell>
          <table:table-cell office:value-type="float" office:value="250">
            <text:p>250</text:p>
          </table:table-cell>
          <table:table-cell office:value-type="float" office:value="223">
            <text:p>223</text:p>
          </table:table-cell>
          <table:table-cell office:value-type="float" office:value="1.21">
            <text:p>1.21</text:p>
          </table:table-cell>
          <table:table-cell office:value-type="float" office:value="-0.0487">
            <text:p>-0.0487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220.1">
            <text:p>220.1</text:p>
          </table:table-cell>
          <table:table-cell office:value-type="float" office:value="229">
            <text:p>229</text:p>
          </table:table-cell>
          <table:table-cell office:value-type="float" office:value="239.7">
            <text:p>239.7</text:p>
          </table:table-cell>
          <table:table-cell office:value-type="float" office:value="204">
            <text:p>204</text:p>
          </table:table-cell>
          <table:table-cell office:value-type="float" office:value="1.23">
            <text:p>1.23</text:p>
          </table:table-cell>
          <table:table-cell office:value-type="float" office:value="-0.0278">
            <text:p>-0.0278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201">
            <text:p>201</text:p>
          </table:table-cell>
          <table:table-cell office:value-type="float" office:value="221.5">
            <text:p>221.5</text:p>
          </table:table-cell>
          <table:table-cell office:value-type="float" office:value="233">
            <text:p>233</text:p>
          </table:table-cell>
          <table:table-cell office:value-type="float" office:value="196">
            <text:p>196</text:p>
          </table:table-cell>
          <table:table-cell office:value-type="float" office:value="0.69">
            <text:p>0.69</text:p>
          </table:table-cell>
          <table:table-cell office:value-type="float" office:value="-0.0868">
            <text:p>-0.0868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177.9">
            <text:p>177.9</text:p>
          </table:table-cell>
          <table:table-cell office:value-type="float" office:value="193.8">
            <text:p>193.8</text:p>
          </table:table-cell>
          <table:table-cell office:value-type="float" office:value="198">
            <text:p>198</text:p>
          </table:table-cell>
          <table:table-cell office:value-type="float" office:value="165">
            <text:p>165</text:p>
          </table:table-cell>
          <table:table-cell office:value-type="float" office:value="0.59">
            <text:p>0.59</text:p>
          </table:table-cell>
          <table:table-cell office:value-type="float" office:value="-0.1149">
            <text:p>-0.1149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174.9">
            <text:p>174.9</text:p>
          </table:table-cell>
          <table:table-cell office:value-type="float" office:value="176">
            <text:p>176</text:p>
          </table:table-cell>
          <table:table-cell office:value-type="float" office:value="188">
            <text:p>188</text:p>
          </table:table-cell>
          <table:table-cell office:value-type="float" office:value="165">
            <text:p>165</text:p>
          </table:table-cell>
          <table:table-cell office:value-type="float" office:value="0.33">
            <text:p>0.33</text:p>
          </table:table-cell>
          <table:table-cell office:value-type="float" office:value="-0.0169">
            <text:p>-0.0169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 office:value-type="float" office:value="189">
            <text:p>189</text:p>
          </table:table-cell>
          <table:table-cell office:value-type="float" office:value="172">
            <text:p>172</text:p>
          </table:table-cell>
          <table:table-cell office:value-type="float" office:value="0.4">
            <text:p>0.4</text:p>
          </table:table-cell>
          <table:table-cell office:value-type="float" office:value="0.0577">
            <text:p>0.0577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170.5">
            <text:p>170.5</text:p>
          </table:table-cell>
          <table:table-cell office:value-type="float" office:value="189.5">
            <text:p>189.5</text:p>
          </table:table-cell>
          <table:table-cell office:value-type="float" office:value="203.2">
            <text:p>203.2</text:p>
          </table:table-cell>
          <table:table-cell office:value-type="float" office:value="164">
            <text:p>164</text:p>
          </table:table-cell>
          <table:table-cell office:value-type="float" office:value="0.53">
            <text:p>0.53</text:p>
          </table:table-cell>
          <table:table-cell office:value-type="float" office:value="-0.0784">
            <text:p>-0.0784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149">
            <text:p>149</text:p>
          </table:table-cell>
          <table:table-cell office:value-type="float" office:value="170.5">
            <text:p>170.5</text:p>
          </table:table-cell>
          <table:table-cell office:value-type="float" office:value="174">
            <text:p>174</text:p>
          </table:table-cell>
          <table:table-cell office:value-type="float" office:value="145">
            <text:p>145</text:p>
          </table:table-cell>
          <table:table-cell office:value-type="float" office:value="0.51">
            <text:p>0.51</text:p>
          </table:table-cell>
          <table:table-cell office:value-type="float" office:value="-0.1261">
            <text:p>-0.1261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157">
            <text:p>157</text:p>
          </table:table-cell>
          <table:table-cell office:value-type="float" office:value="153.6">
            <text:p>153.6</text:p>
          </table:table-cell>
          <table:table-cell office:value-type="float" office:value="161.5">
            <text:p>161.5</text:p>
          </table:table-cell>
          <table:table-cell office:value-type="float" office:value="145.5">
            <text:p>145.5</text:p>
          </table:table-cell>
          <table:table-cell office:value-type="float" office:value="0.72">
            <text:p>0.72</text:p>
          </table:table-cell>
          <table:table-cell office:value-type="float" office:value="0.0537">
            <text:p>0.0537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160.6">
            <text:p>160.6</text:p>
          </table:table-cell>
          <table:table-cell office:value-type="float" office:value="157.6">
            <text:p>157.6</text:p>
          </table:table-cell>
          <table:table-cell office:value-type="float" office:value="169.4">
            <text:p>169.4</text:p>
          </table:table-cell>
          <table:table-cell office:value-type="float" office:value="156">
            <text:p>156</text:p>
          </table:table-cell>
          <table:table-cell office:value-type="float" office:value="1.06">
            <text:p>1.06</text:p>
          </table:table-cell>
          <table:table-cell office:value-type="float" office:value="0.0229">
            <text:p>0.0229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170.4">
            <text:p>170.4</text:p>
          </table:table-cell>
          <table:table-cell office:value-type="float" office:value="165.5">
            <text:p>165.5</text:p>
          </table:table-cell>
          <table:table-cell office:value-type="float" office:value="175">
            <text:p>175</text:p>
          </table:table-cell>
          <table:table-cell office:value-type="float" office:value="164">
            <text:p>164</text:p>
          </table:table-cell>
          <table:table-cell office:value-type="float" office:value="1.2">
            <text:p>1.2</text:p>
          </table:table-cell>
          <table:table-cell office:value-type="float" office:value="0.061">
            <text:p>0.061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190">
            <text:p>190</text:p>
          </table:table-cell>
          <table:table-cell office:value-type="float" office:value="169">
            <text:p>169</text:p>
          </table:table-cell>
          <table:table-cell office:value-type="float" office:value="190">
            <text:p>190</text:p>
          </table:table-cell>
          <table:table-cell office:value-type="float" office:value="165">
            <text:p>165</text:p>
          </table:table-cell>
          <table:table-cell office:value-type="float" office:value="1.33">
            <text:p>1.33</text:p>
          </table:table-cell>
          <table:table-cell office:value-type="float" office:value="0.115">
            <text:p>0.115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168">
            <text:p>168</text:p>
          </table:table-cell>
          <table:table-cell office:value-type="float" office:value="176.9">
            <text:p>176.9</text:p>
          </table:table-cell>
          <table:table-cell office:value-type="float" office:value="177">
            <text:p>177</text:p>
          </table:table-cell>
          <table:table-cell office:value-type="float" office:value="162">
            <text:p>162</text:p>
          </table:table-cell>
          <table:table-cell office:value-type="float" office:value="1.26">
            <text:p>1.26</text:p>
          </table:table-cell>
          <table:table-cell office:value-type="float" office:value="-0.1158">
            <text:p>-0.1158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169.4">
            <text:p>169.4</text:p>
          </table:table-cell>
          <table:table-cell office:value-type="float" office:value="174">
            <text:p>174</text:p>
          </table:table-cell>
          <table:table-cell office:value-type="float" office:value="175.9">
            <text:p>175.9</text:p>
          </table:table-cell>
          <table:table-cell office:value-type="float" office:value="162">
            <text:p>162</text:p>
          </table:table-cell>
          <table:table-cell office:value-type="float" office:value="1.32">
            <text:p>1.32</text:p>
          </table:table-cell>
          <table:table-cell office:value-type="float" office:value="0.0083">
            <text:p>0.0083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162.9">
            <text:p>162.9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62.1">
            <text:p>162.1</text:p>
          </table:table-cell>
          <table:table-cell office:value-type="float" office:value="2.01">
            <text:p>2.01</text:p>
          </table:table-cell>
          <table:table-cell office:value-type="float" office:value="-0.0384">
            <text:p>-0.0384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148">
            <text:p>148</text:p>
          </table:table-cell>
          <table:table-cell office:value-type="float" office:value="163.1">
            <text:p>163.1</text:p>
          </table:table-cell>
          <table:table-cell office:value-type="float" office:value="164.9">
            <text:p>164.9</text:p>
          </table:table-cell>
          <table:table-cell office:value-type="float" office:value="144.5">
            <text:p>144.5</text:p>
          </table:table-cell>
          <table:table-cell office:value-type="float" office:value="2.61">
            <text:p>2.61</text:p>
          </table:table-cell>
          <table:table-cell office:value-type="float" office:value="-0.0915">
            <text:p>-0.0915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147.2">
            <text:p>147.2</text:p>
          </table:table-cell>
          <table:table-cell office:value-type="float" office:value="148">
            <text:p>148</text:p>
          </table:table-cell>
          <table:table-cell office:value-type="float" office:value="148.4">
            <text:p>148.4</text:p>
          </table:table-cell>
          <table:table-cell office:value-type="float" office:value="142.1">
            <text:p>142.1</text:p>
          </table:table-cell>
          <table:table-cell office:value-type="float" office:value="0.65">
            <text:p>0.65</text:p>
          </table:table-cell>
          <table:table-cell office:value-type="float" office:value="-0.0054">
            <text:p>-0.0054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147">
            <text:p>147</text:p>
          </table:table-cell>
          <table:table-cell office:value-type="float" office:value="144.5">
            <text:p>144.5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0.3">
            <text:p>0.3</text:p>
          </table:table-cell>
          <table:table-cell office:value-type="float" office:value="-0.0014">
            <text:p>-0.0014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141.1">
            <text:p>141.1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39">
            <text:p>139</text:p>
          </table:table-cell>
          <table:table-cell office:value-type="float" office:value="0.31">
            <text:p>0.31</text:p>
          </table:table-cell>
          <table:table-cell office:value-type="float" office:value="-0.0401">
            <text:p>-0.0401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4.5">
            <text:p>144.5</text:p>
          </table:table-cell>
          <table:table-cell office:value-type="float" office:value="138">
            <text:p>138</text:p>
          </table:table-cell>
          <table:table-cell office:value-type="float" office:value="0.48">
            <text:p>0.48</text:p>
          </table:table-cell>
          <table:table-cell office:value-type="float" office:value="-0.0149">
            <text:p>-0.0149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132.3">
            <text:p>132.3</text:p>
          </table:table-cell>
          <table:table-cell office:value-type="float" office:value="139.5">
            <text:p>139.5</text:p>
          </table:table-cell>
          <table:table-cell office:value-type="float" office:value="140">
            <text:p>140</text:p>
          </table:table-cell>
          <table:table-cell office:value-type="float" office:value="128.5">
            <text:p>128.5</text:p>
          </table:table-cell>
          <table:table-cell office:value-type="float" office:value="0.87">
            <text:p>0.87</text:p>
          </table:table-cell>
          <table:table-cell office:value-type="float" office:value="-0.0482">
            <text:p>-0.0482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148.5">
            <text:p>148.5</text:p>
          </table:table-cell>
          <table:table-cell office:value-type="float" office:value="136.5">
            <text:p>136.5</text:p>
          </table:table-cell>
          <table:table-cell office:value-type="float" office:value="149">
            <text:p>149</text:p>
          </table:table-cell>
          <table:table-cell office:value-type="float" office:value="135.5">
            <text:p>135.5</text:p>
          </table:table-cell>
          <table:table-cell office:value-type="float" office:value="0.39">
            <text:p>0.39</text:p>
          </table:table-cell>
          <table:table-cell office:value-type="float" office:value="0.1224">
            <text:p>0.1224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158.8">
            <text:p>158.8</text:p>
          </table:table-cell>
          <table:table-cell office:value-type="float" office:value="149.5">
            <text:p>149.5</text:p>
          </table:table-cell>
          <table:table-cell office:value-type="float" office:value="166.5">
            <text:p>166.5</text:p>
          </table:table-cell>
          <table:table-cell office:value-type="float" office:value="149.5">
            <text:p>149.5</text:p>
          </table:table-cell>
          <table:table-cell office:value-type="float" office:value="0.33">
            <text:p>0.33</text:p>
          </table:table-cell>
          <table:table-cell office:value-type="float" office:value="0.0694">
            <text:p>0.0694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173">
            <text:p>173</text:p>
          </table:table-cell>
          <table:table-cell office:value-type="float" office:value="157">
            <text:p>157</text:p>
          </table:table-cell>
          <table:table-cell office:value-type="float" office:value="173">
            <text:p>173</text:p>
          </table:table-cell>
          <table:table-cell office:value-type="float" office:value="155">
            <text:p>155</text:p>
          </table:table-cell>
          <table:table-cell office:value-type="float" office:value="0.98">
            <text:p>0.98</text:p>
          </table:table-cell>
          <table:table-cell office:value-type="float" office:value="0.0894">
            <text:p>0.0894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166.6">
            <text:p>166.6</text:p>
          </table:table-cell>
          <table:table-cell office:value-type="float" office:value="174.5">
            <text:p>174.5</text:p>
          </table:table-cell>
          <table:table-cell office:value-type="float" office:value="176">
            <text:p>176</text:p>
          </table:table-cell>
          <table:table-cell office:value-type="float" office:value="163.5">
            <text:p>163.5</text:p>
          </table:table-cell>
          <table:table-cell office:value-type="float" office:value="0.81">
            <text:p>0.81</text:p>
          </table:table-cell>
          <table:table-cell office:value-type="float" office:value="-0.037">
            <text:p>-0.037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175">
            <text:p>175</text:p>
          </table:table-cell>
          <table:table-cell office:value-type="float" office:value="165.5">
            <text:p>165.5</text:p>
          </table:table-cell>
          <table:table-cell office:value-type="float" office:value="175">
            <text:p>175</text:p>
          </table:table-cell>
          <table:table-cell office:value-type="float" office:value="164.5">
            <text:p>164.5</text:p>
          </table:table-cell>
          <table:table-cell office:value-type="float" office:value="1.27">
            <text:p>1.27</text:p>
          </table:table-cell>
          <table:table-cell office:value-type="float" office:value="0.0504">
            <text:p>0.0504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190.5">
            <text:p>190.5</text:p>
          </table:table-cell>
          <table:table-cell office:value-type="float" office:value="177.2">
            <text:p>177.2</text:p>
          </table:table-cell>
          <table:table-cell office:value-type="float" office:value="191">
            <text:p>191</text:p>
          </table:table-cell>
          <table:table-cell office:value-type="float" office:value="171">
            <text:p>171</text:p>
          </table:table-cell>
          <table:table-cell office:value-type="float" office:value="1.45">
            <text:p>1.45</text:p>
          </table:table-cell>
          <table:table-cell office:value-type="float" office:value="0.0886">
            <text:p>0.0886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202.8">
            <text:p>202.8</text:p>
          </table:table-cell>
          <table:table-cell office:value-type="float" office:value="185.8">
            <text:p>185.8</text:p>
          </table:table-cell>
          <table:table-cell office:value-type="float" office:value="210">
            <text:p>210</text:p>
          </table:table-cell>
          <table:table-cell office:value-type="float" office:value="185">
            <text:p>185</text:p>
          </table:table-cell>
          <table:table-cell office:value-type="float" office:value="0.6">
            <text:p>0.6</text:p>
          </table:table-cell>
          <table:table-cell office:value-type="float" office:value="0.0646">
            <text:p>0.0646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160">
            <text:p>160</text:p>
          </table:table-cell>
          <table:table-cell office:value-type="float" office:value="194">
            <text:p>194</text:p>
          </table:table-cell>
          <table:table-cell office:value-type="float" office:value="196.6">
            <text:p>196.6</text:p>
          </table:table-cell>
          <table:table-cell office:value-type="float" office:value="160">
            <text:p>160</text:p>
          </table:table-cell>
          <table:table-cell office:value-type="float" office:value="0.33">
            <text:p>0.33</text:p>
          </table:table-cell>
          <table:table-cell office:value-type="float" office:value="-0.211">
            <text:p>-0.211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45">
            <text:p>145</text:p>
          </table:table-cell>
          <table:table-cell office:value-type="float" office:value="0.42">
            <text:p>0.42</text:p>
          </table:table-cell>
          <table:table-cell office:value-type="float" office:value="-0.0688">
            <text:p>-0.0688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148.2">
            <text:p>148.2</text:p>
          </table:table-cell>
          <table:table-cell office:value-type="float" office:value="149">
            <text:p>149</text:p>
          </table:table-cell>
          <table:table-cell office:value-type="float" office:value="156.5">
            <text:p>156.5</text:p>
          </table:table-cell>
          <table:table-cell office:value-type="float" office:value="145.8">
            <text:p>145.8</text:p>
          </table:table-cell>
          <table:table-cell office:value-type="float" office:value="0.39">
            <text:p>0.39</text:p>
          </table:table-cell>
          <table:table-cell office:value-type="float" office:value="-0.0054">
            <text:p>-0.0054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150.8">
            <text:p>150.8</text:p>
          </table:table-cell>
          <table:table-cell office:value-type="float" office:value="142.5">
            <text:p>142.5</text:p>
          </table:table-cell>
          <table:table-cell office:value-type="float" office:value="151">
            <text:p>151</text:p>
          </table:table-cell>
          <table:table-cell office:value-type="float" office:value="137">
            <text:p>137</text:p>
          </table:table-cell>
          <table:table-cell office:value-type="float" office:value="0.34">
            <text:p>0.34</text:p>
          </table:table-cell>
          <table:table-cell office:value-type="float" office:value="0.0175">
            <text:p>0.0175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160.5">
            <text:p>160.5</text:p>
          </table:table-cell>
          <table:table-cell office:value-type="float" office:value="146">
            <text:p>146</text:p>
          </table:table-cell>
          <table:table-cell office:value-type="float" office:value="162.9">
            <text:p>162.9</text:p>
          </table:table-cell>
          <table:table-cell office:value-type="float" office:value="145.2">
            <text:p>145.2</text:p>
          </table:table-cell>
          <table:table-cell office:value-type="float" office:value="0.52">
            <text:p>0.52</text:p>
          </table:table-cell>
          <table:table-cell office:value-type="float" office:value="0.0643">
            <text:p>0.0643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166.3">
            <text:p>166.3</text:p>
          </table:table-cell>
          <table:table-cell office:value-type="float" office:value="158">
            <text:p>158</text:p>
          </table:table-cell>
          <table:table-cell office:value-type="float" office:value="170">
            <text:p>170</text:p>
          </table:table-cell>
          <table:table-cell office:value-type="float" office:value="156.6">
            <text:p>156.6</text:p>
          </table:table-cell>
          <table:table-cell office:value-type="float" office:value="0.47">
            <text:p>0.47</text:p>
          </table:table-cell>
          <table:table-cell office:value-type="float" office:value="0.0361">
            <text:p>0.0361</text:p>
          </table:table-cell>
        </table:table-row>
      </table:table>
      <table:table table:name="TSR_20" table:style-name="ta1" table:print="false">
        <table:table-column table:style-name="co2" table:default-cell-style-name="ce1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TSR20_PRICE</text:p>
          </table:table-cell>
          <table:table-cell office:value-type="string">
            <text:p>TSR20_OPEN</text:p>
          </table:table-cell>
          <table:table-cell office:value-type="string">
            <text:p>TSR20_HIGH</text:p>
          </table:table-cell>
          <table:table-cell office:value-type="string">
            <text:p>TSR20_LOW</text:p>
          </table:table-cell>
          <table:table-cell office:value-type="string">
            <text:p>TSR20_VOLUME</text:p>
          </table:table-cell>
          <table:table-cell office:value-type="string">
            <text:p>TSR20_CHANGE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204">
            <text:p>204</text:p>
          </table:table-cell>
          <table:table-cell office:value-type="float" office:value="184.5">
            <text:p>184.5</text:p>
          </table:table-cell>
          <table:table-cell office:value-type="float" office:value="204.25">
            <text:p>204.25</text:p>
          </table:table-cell>
          <table:table-cell office:value-type="float" office:value="176.75">
            <text:p>176.75</text:p>
          </table:table-cell>
          <table:table-cell office:value-type="float" office:value="42.1">
            <text:p>42.1</text:p>
          </table:table-cell>
          <table:table-cell office:value-type="float" office:value="0.1072">
            <text:p>0.1072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205">
            <text:p>205</text:p>
          </table:table-cell>
          <table:table-cell office:value-type="float" office:value="208.75">
            <text:p>208.75</text:p>
          </table:table-cell>
          <table:table-cell office:value-type="float" office:value="218.25">
            <text:p>218.25</text:p>
          </table:table-cell>
          <table:table-cell office:value-type="float" office:value="202">
            <text:p>202</text:p>
          </table:table-cell>
          <table:table-cell office:value-type="float" office:value="41.04">
            <text:p>41.04</text:p>
          </table:table-cell>
          <table:table-cell office:value-type="float" office:value="0.0049">
            <text:p>0.0049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208.5">
            <text:p>208.5</text:p>
          </table:table-cell>
          <table:table-cell office:value-type="float" office:value="204.75">
            <text:p>204.75</text:p>
          </table:table-cell>
          <table:table-cell office:value-type="float" office:value="211">
            <text:p>211</text:p>
          </table:table-cell>
          <table:table-cell office:value-type="float" office:value="198.75">
            <text:p>198.75</text:p>
          </table:table-cell>
          <table:table-cell office:value-type="float" office:value="4.76">
            <text:p>4.76</text:p>
          </table:table-cell>
          <table:table-cell office:value-type="float" office:value="0.0171">
            <text:p>0.0171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216.5">
            <text:p>216.5</text:p>
          </table:table-cell>
          <table:table-cell office:value-type="float" office:value="211.5">
            <text:p>211.5</text:p>
          </table:table-cell>
          <table:table-cell office:value-type="float" office:value="217">
            <text:p>217</text:p>
          </table:table-cell>
          <table:table-cell office:value-type="float" office:value="207">
            <text:p>207</text:p>
          </table:table-cell>
          <table:table-cell office:value-type="float" office:value="25.74">
            <text:p>25.74</text:p>
          </table:table-cell>
          <table:table-cell office:value-type="float" office:value="0.0384">
            <text:p>0.0384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224.25">
            <text:p>224.25</text:p>
          </table:table-cell>
          <table:table-cell office:value-type="float" office:value="212.25">
            <text:p>212.25</text:p>
          </table:table-cell>
          <table:table-cell office:value-type="float" office:value="229">
            <text:p>229</text:p>
          </table:table-cell>
          <table:table-cell office:value-type="float" office:value="211.25">
            <text:p>211.25</text:p>
          </table:table-cell>
          <table:table-cell office:value-type="float" office:value="26.36">
            <text:p>26.36</text:p>
          </table:table-cell>
          <table:table-cell office:value-type="float" office:value="0.0358">
            <text:p>0.0358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203">
            <text:p>203</text:p>
          </table:table-cell>
          <table:table-cell office:value-type="float" office:value="219.5">
            <text:p>219.5</text:p>
          </table:table-cell>
          <table:table-cell office:value-type="float" office:value="221">
            <text:p>221</text:p>
          </table:table-cell>
          <table:table-cell office:value-type="float" office:value="202.25">
            <text:p>202.25</text:p>
          </table:table-cell>
          <table:table-cell office:value-type="float" office:value="3.68">
            <text:p>3.68</text:p>
          </table:table-cell>
          <table:table-cell office:value-type="float" office:value="-0.0948">
            <text:p>-0.0948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214.75">
            <text:p>214.75</text:p>
          </table:table-cell>
          <table:table-cell office:value-type="float" office:value="199.5">
            <text:p>199.5</text:p>
          </table:table-cell>
          <table:table-cell office:value-type="float" office:value="215.5">
            <text:p>215.5</text:p>
          </table:table-cell>
          <table:table-cell office:value-type="float" office:value="194">
            <text:p>194</text:p>
          </table:table-cell>
          <table:table-cell office:value-type="float" office:value="21.2">
            <text:p>21.2</text:p>
          </table:table-cell>
          <table:table-cell office:value-type="float" office:value="0.0579">
            <text:p>0.0579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209">
            <text:p>209</text:p>
          </table:table-cell>
          <table:table-cell office:value-type="float" office:value="211.25">
            <text:p>211.25</text:p>
          </table:table-cell>
          <table:table-cell office:value-type="float" office:value="214.75">
            <text:p>214.75</text:p>
          </table:table-cell>
          <table:table-cell office:value-type="float" office:value="201.25">
            <text:p>201.25</text:p>
          </table:table-cell>
          <table:table-cell office:value-type="float" office:value="26.84">
            <text:p>26.84</text:p>
          </table:table-cell>
          <table:table-cell office:value-type="float" office:value="-0.0268">
            <text:p>-0.0268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216.5">
            <text:p>216.5</text:p>
          </table:table-cell>
          <table:table-cell office:value-type="float" office:value="209.25">
            <text:p>209.25</text:p>
          </table:table-cell>
          <table:table-cell office:value-type="float" office:value="217.5">
            <text:p>217.5</text:p>
          </table:table-cell>
          <table:table-cell office:value-type="float" office:value="205.5">
            <text:p>205.5</text:p>
          </table:table-cell>
          <table:table-cell office:value-type="float" office:value="4.92">
            <text:p>4.92</text:p>
          </table:table-cell>
          <table:table-cell office:value-type="float" office:value="0.0359">
            <text:p>0.0359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233.5">
            <text:p>233.5</text:p>
          </table:table-cell>
          <table:table-cell office:value-type="float" office:value="215">
            <text:p>215</text:p>
          </table:table-cell>
          <table:table-cell office:value-type="float" office:value="236">
            <text:p>236</text:p>
          </table:table-cell>
          <table:table-cell office:value-type="float" office:value="215">
            <text:p>215</text:p>
          </table:table-cell>
          <table:table-cell office:value-type="float" office:value="17">
            <text:p>17</text:p>
          </table:table-cell>
          <table:table-cell office:value-type="float" office:value="0.0785">
            <text:p>0.0785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235.75">
            <text:p>235.75</text:p>
          </table:table-cell>
          <table:table-cell office:value-type="float" office:value="235.5">
            <text:p>235.5</text:p>
          </table:table-cell>
          <table:table-cell office:value-type="float" office:value="248">
            <text:p>248</text:p>
          </table:table-cell>
          <table:table-cell office:value-type="float" office:value="230">
            <text:p>230</text:p>
          </table:table-cell>
          <table:table-cell office:value-type="float" office:value="16.76">
            <text:p>16.76</text:p>
          </table:table-cell>
          <table:table-cell office:value-type="float" office:value="0.0096">
            <text:p>0.0096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250.25">
            <text:p>250.25</text:p>
          </table:table-cell>
          <table:table-cell office:value-type="float" office:value="234.75">
            <text:p>234.75</text:p>
          </table:table-cell>
          <table:table-cell office:value-type="float" office:value="250.5">
            <text:p>250.5</text:p>
          </table:table-cell>
          <table:table-cell office:value-type="float" office:value="225.5">
            <text:p>225.5</text:p>
          </table:table-cell>
          <table:table-cell office:value-type="float" office:value="4.09">
            <text:p>4.09</text:p>
          </table:table-cell>
          <table:table-cell office:value-type="float" office:value="0.0615">
            <text:p>0.0615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260">
            <text:p>260</text:p>
          </table:table-cell>
          <table:table-cell office:value-type="float" office:value="248.75">
            <text:p>248.75</text:p>
          </table:table-cell>
          <table:table-cell office:value-type="float" office:value="260">
            <text:p>260</text:p>
          </table:table-cell>
          <table:table-cell office:value-type="float" office:value="246.5">
            <text:p>246.5</text:p>
          </table:table-cell>
          <table:table-cell office:value-type="float" office:value="5.1">
            <text:p>5.1</text:p>
          </table:table-cell>
          <table:table-cell office:value-type="float" office:value="0.039">
            <text:p>0.039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271.5">
            <text:p>271.5</text:p>
          </table:table-cell>
          <table:table-cell office:value-type="float" office:value="265">
            <text:p>265</text:p>
          </table:table-cell>
          <table:table-cell office:value-type="float" office:value="282">
            <text:p>282</text:p>
          </table:table-cell>
          <table:table-cell office:value-type="float" office:value="258">
            <text:p>258</text:p>
          </table:table-cell>
          <table:table-cell office:value-type="float" office:value="25.38">
            <text:p>25.38</text:p>
          </table:table-cell>
          <table:table-cell office:value-type="float" office:value="0.0442">
            <text:p>0.0442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270">
            <text:p>270</text:p>
          </table:table-cell>
          <table:table-cell office:value-type="float" office:value="275.25">
            <text:p>275.25</text:p>
          </table:table-cell>
          <table:table-cell office:value-type="float" office:value="276.5">
            <text:p>276.5</text:p>
          </table:table-cell>
          <table:table-cell office:value-type="float" office:value="262">
            <text:p>262</text:p>
          </table:table-cell>
          <table:table-cell office:value-type="float" office:value="6.49">
            <text:p>6.49</text:p>
          </table:table-cell>
          <table:table-cell office:value-type="float" office:value="-0.0055">
            <text:p>-0.0055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277">
            <text:p>277</text:p>
          </table:table-cell>
          <table:table-cell office:value-type="float" office:value="268.75">
            <text:p>268.75</text:p>
          </table:table-cell>
          <table:table-cell office:value-type="float" office:value="277">
            <text:p>277</text:p>
          </table:table-cell>
          <table:table-cell office:value-type="float" office:value="264.5">
            <text:p>264.5</text:p>
          </table:table-cell>
          <table:table-cell office:value-type="float" office:value="6.55">
            <text:p>6.55</text:p>
          </table:table-cell>
          <table:table-cell office:value-type="float" office:value="0.0259">
            <text:p>0.0259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298">
            <text:p>298</text:p>
          </table:table-cell>
          <table:table-cell office:value-type="float" office:value="277.25">
            <text:p>277.25</text:p>
          </table:table-cell>
          <table:table-cell office:value-type="float" office:value="319.75">
            <text:p>319.75</text:p>
          </table:table-cell>
          <table:table-cell office:value-type="float" office:value="273.25">
            <text:p>273.25</text:p>
          </table:table-cell>
          <table:table-cell office:value-type="float" office:value="6.04">
            <text:p>6.04</text:p>
          </table:table-cell>
          <table:table-cell office:value-type="float" office:value="0.0758">
            <text:p>0.0758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327.75">
            <text:p>327.75</text:p>
          </table:table-cell>
          <table:table-cell office:value-type="float" office:value="297">
            <text:p>297</text:p>
          </table:table-cell>
          <table:table-cell office:value-type="float" office:value="329.75">
            <text:p>329.75</text:p>
          </table:table-cell>
          <table:table-cell office:value-type="float" office:value="297">
            <text:p>297</text:p>
          </table:table-cell>
          <table:table-cell office:value-type="float" office:value="9.23">
            <text:p>9.23</text:p>
          </table:table-cell>
          <table:table-cell office:value-type="float" office:value="0.0998">
            <text:p>0.0998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317">
            <text:p>317</text:p>
          </table:table-cell>
          <table:table-cell office:value-type="float" office:value="326">
            <text:p>326</text:p>
          </table:table-cell>
          <table:table-cell office:value-type="float" office:value="328">
            <text:p>328</text:p>
          </table:table-cell>
          <table:table-cell office:value-type="float" office:value="314">
            <text:p>314</text:p>
          </table:table-cell>
          <table:table-cell office:value-type="float" office:value="8.29">
            <text:p>8.29</text:p>
          </table:table-cell>
          <table:table-cell office:value-type="float" office:value="-0.0328">
            <text:p>-0.0328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297">
            <text:p>297</text:p>
          </table:table-cell>
          <table:table-cell office:value-type="float" office:value="311.5">
            <text:p>311.5</text:p>
          </table:table-cell>
          <table:table-cell office:value-type="float" office:value="313.5">
            <text:p>313.5</text:p>
          </table:table-cell>
          <table:table-cell office:value-type="float" office:value="277">
            <text:p>277</text:p>
          </table:table-cell>
          <table:table-cell office:value-type="float" office:value="10.09">
            <text:p>10.09</text:p>
          </table:table-cell>
          <table:table-cell office:value-type="float" office:value="-0.0631">
            <text:p>-0.0631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257">
            <text:p>257</text:p>
          </table:table-cell>
          <table:table-cell office:value-type="float" office:value="294.5">
            <text:p>294.5</text:p>
          </table:table-cell>
          <table:table-cell office:value-type="float" office:value="294.75">
            <text:p>294.75</text:p>
          </table:table-cell>
          <table:table-cell office:value-type="float" office:value="250.5">
            <text:p>250.5</text:p>
          </table:table-cell>
          <table:table-cell office:value-type="float" office:value="9.02">
            <text:p>9.02</text:p>
          </table:table-cell>
          <table:table-cell office:value-type="float" office:value="-0.1347">
            <text:p>-0.1347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177.5">
            <text:p>177.5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51">
            <text:p>151</text:p>
          </table:table-cell>
          <table:table-cell office:value-type="float" office:value="3.66">
            <text:p>3.66</text:p>
          </table:table-cell>
          <table:table-cell office:value-type="float" office:value="-0.3093">
            <text:p>-0.3093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134">
            <text:p>134</text:p>
          </table:table-cell>
          <table:table-cell office:value-type="float" office:value="181.5">
            <text:p>181.5</text:p>
          </table:table-cell>
          <table:table-cell office:value-type="float" office:value="189">
            <text:p>189</text:p>
          </table:table-cell>
          <table:table-cell office:value-type="float" office:value="132">
            <text:p>132</text:p>
          </table:table-cell>
          <table:table-cell office:value-type="float" office:value="3.2">
            <text:p>3.2</text:p>
          </table:table-cell>
          <table:table-cell office:value-type="float" office:value="-0.2451">
            <text:p>-0.2451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136.5">
            <text:p>136.5</text:p>
          </table:table-cell>
          <table:table-cell office:value-type="float" office:value="128">
            <text:p>128</text:p>
          </table:table-cell>
          <table:table-cell office:value-type="float" office:value="136.7">
            <text:p>136.7</text:p>
          </table:table-cell>
          <table:table-cell office:value-type="float" office:value="99">
            <text:p>99</text:p>
          </table:table-cell>
          <table:table-cell office:value-type="float" office:value="5.3">
            <text:p>5.3</text:p>
          </table:table-cell>
          <table:table-cell office:value-type="float" office:value="0.0187">
            <text:p>0.0187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133">
            <text:p>133</text:p>
          </table:table-cell>
          <table:table-cell office:value-type="float" office:value="138">
            <text:p>138</text:p>
          </table:table-cell>
          <table:table-cell office:value-type="float" office:value="150">
            <text:p>150</text:p>
          </table:table-cell>
          <table:table-cell office:value-type="float" office:value="131.6">
            <text:p>131.6</text:p>
          </table:table-cell>
          <table:table-cell office:value-type="float" office:value="5.91">
            <text:p>5.91</text:p>
          </table:table-cell>
          <table:table-cell office:value-type="float" office:value="-0.0256">
            <text:p>-0.0256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127">
            <text:p>127</text:p>
          </table:table-cell>
          <table:table-cell office:value-type="float" office:value="130.2">
            <text:p>130.2</text:p>
          </table:table-cell>
          <table:table-cell office:value-type="float" office:value="135.2">
            <text:p>135.2</text:p>
          </table:table-cell>
          <table:table-cell office:value-type="float" office:value="123">
            <text:p>123</text:p>
          </table:table-cell>
          <table:table-cell office:value-type="float" office:value="5.72">
            <text:p>5.72</text:p>
          </table:table-cell>
          <table:table-cell office:value-type="float" office:value="-0.0451">
            <text:p>-0.0451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135">
            <text:p>135</text:p>
          </table:table-cell>
          <table:table-cell office:value-type="float" office:value="125.5">
            <text:p>125.5</text:p>
          </table:table-cell>
          <table:table-cell office:value-type="float" office:value="138.9">
            <text:p>138.9</text:p>
          </table:table-cell>
          <table:table-cell office:value-type="float" office:value="118.5">
            <text:p>118.5</text:p>
          </table:table-cell>
          <table:table-cell office:value-type="float" office:value="5.44">
            <text:p>5.44</text:p>
          </table:table-cell>
          <table:table-cell office:value-type="float" office:value="0.063">
            <text:p>0.063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145.7">
            <text:p>145.7</text:p>
          </table:table-cell>
          <table:table-cell office:value-type="float" office:value="138.5">
            <text:p>138.5</text:p>
          </table:table-cell>
          <table:table-cell office:value-type="float" office:value="159">
            <text:p>159</text:p>
          </table:table-cell>
          <table:table-cell office:value-type="float" office:value="137.8">
            <text:p>137.8</text:p>
          </table:table-cell>
          <table:table-cell office:value-type="float" office:value="5.19">
            <text:p>5.19</text:p>
          </table:table-cell>
          <table:table-cell office:value-type="float" office:value="0.0793">
            <text:p>0.0793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154.9">
            <text:p>154.9</text:p>
          </table:table-cell>
          <table:table-cell office:value-type="float" office:value="150">
            <text:p>150</text:p>
          </table:table-cell>
          <table:table-cell office:value-type="float" office:value="162.5">
            <text:p>162.5</text:p>
          </table:table-cell>
          <table:table-cell office:value-type="float" office:value="148.7">
            <text:p>148.7</text:p>
          </table:table-cell>
          <table:table-cell office:value-type="float" office:value="4.66">
            <text:p>4.66</text:p>
          </table:table-cell>
          <table:table-cell office:value-type="float" office:value="0.0631">
            <text:p>0.0631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60">
            <text:p>160</text:p>
          </table:table-cell>
          <table:table-cell office:value-type="float" office:value="145">
            <text:p>145</text:p>
          </table:table-cell>
          <table:table-cell office:value-type="float" office:value="6.35">
            <text:p>6.35</text:p>
          </table:table-cell>
          <table:table-cell office:value-type="float" office:value="-0.0187">
            <text:p>-0.0187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168.6">
            <text:p>168.6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office:value-type="float" office:value="149">
            <text:p>149</text:p>
          </table:table-cell>
          <table:table-cell office:value-type="float" office:value="5.01">
            <text:p>5.01</text:p>
          </table:table-cell>
          <table:table-cell office:value-type="float" office:value="0.1092">
            <text:p>0.1092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195.5">
            <text:p>195.5</text:p>
          </table:table-cell>
          <table:table-cell office:value-type="float" office:value="181">
            <text:p>181</text:p>
          </table:table-cell>
          <table:table-cell office:value-type="float" office:value="198">
            <text:p>198</text:p>
          </table:table-cell>
          <table:table-cell office:value-type="float" office:value="174">
            <text:p>174</text:p>
          </table:table-cell>
          <table:table-cell office:value-type="float" office:value="4.43">
            <text:p>4.43</text:p>
          </table:table-cell>
          <table:table-cell office:value-type="float" office:value="0.1595">
            <text:p>0.1595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211">
            <text:p>211</text:p>
          </table:table-cell>
          <table:table-cell office:value-type="float" office:value="195">
            <text:p>195</text:p>
          </table:table-cell>
          <table:table-cell office:value-type="float" office:value="216">
            <text:p>216</text:p>
          </table:table-cell>
          <table:table-cell office:value-type="float" office:value="191.7">
            <text:p>191.7</text:p>
          </table:table-cell>
          <table:table-cell office:value-type="float" office:value="3.61">
            <text:p>3.61</text:p>
          </table:table-cell>
          <table:table-cell office:value-type="float" office:value="0.0793">
            <text:p>0.0793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236.5">
            <text:p>236.5</text:p>
          </table:table-cell>
          <table:table-cell office:value-type="float" office:value="213.5">
            <text:p>213.5</text:p>
          </table:table-cell>
          <table:table-cell office:value-type="float" office:value="236.5">
            <text:p>236.5</text:p>
          </table:table-cell>
          <table:table-cell office:value-type="float" office:value="213">
            <text:p>213</text:p>
          </table:table-cell>
          <table:table-cell office:value-type="float" office:value="2.44">
            <text:p>2.44</text:p>
          </table:table-cell>
          <table:table-cell office:value-type="float" office:value="0.1209">
            <text:p>0.1209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266.2">
            <text:p>266.2</text:p>
          </table:table-cell>
          <table:table-cell office:value-type="float" office:value="228">
            <text:p>228</text:p>
          </table:table-cell>
          <table:table-cell office:value-type="float" office:value="269.5">
            <text:p>269.5</text:p>
          </table:table-cell>
          <table:table-cell office:value-type="float" office:value="228">
            <text:p>228</text:p>
          </table:table-cell>
          <table:table-cell office:value-type="float" office:value="2.63">
            <text:p>2.63</text:p>
          </table:table-cell>
          <table:table-cell office:value-type="float" office:value="0.1256">
            <text:p>0.1256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289.5">
            <text:p>289.5</text:p>
          </table:table-cell>
          <table:table-cell office:value-type="float" office:value="268.9">
            <text:p>268.9</text:p>
          </table:table-cell>
          <table:table-cell office:value-type="float" office:value="289.5">
            <text:p>289.5</text:p>
          </table:table-cell>
          <table:table-cell office:value-type="float" office:value="264.5">
            <text:p>264.5</text:p>
          </table:table-cell>
          <table:table-cell office:value-type="float" office:value="2.49">
            <text:p>2.49</text:p>
          </table:table-cell>
          <table:table-cell office:value-type="float" office:value="0.0875">
            <text:p>0.0875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300">
            <text:p>300</text:p>
          </table:table-cell>
          <table:table-cell office:value-type="float" office:value="289.5">
            <text:p>289.5</text:p>
          </table:table-cell>
          <table:table-cell office:value-type="float" office:value="314">
            <text:p>314</text:p>
          </table:table-cell>
          <table:table-cell office:value-type="float" office:value="288.5">
            <text:p>288.5</text:p>
          </table:table-cell>
          <table:table-cell office:value-type="float" office:value="3.26">
            <text:p>3.26</text:p>
          </table:table-cell>
          <table:table-cell office:value-type="float" office:value="0.0363">
            <text:p>0.0363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320">
            <text:p>320</text:p>
          </table:table-cell>
          <table:table-cell office:value-type="float" office:value="290">
            <text:p>290</text:p>
          </table:table-cell>
          <table:table-cell office:value-type="float" office:value="325">
            <text:p>325</text:p>
          </table:table-cell>
          <table:table-cell office:value-type="float" office:value="290">
            <text:p>290</text:p>
          </table:table-cell>
          <table:table-cell office:value-type="float" office:value="3.02">
            <text:p>3.02</text:p>
          </table:table-cell>
          <table:table-cell office:value-type="float" office:value="0.0667">
            <text:p>0.0667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328">
            <text:p>328</text:p>
          </table:table-cell>
          <table:table-cell office:value-type="float" office:value="320">
            <text:p>320</text:p>
          </table:table-cell>
          <table:table-cell office:value-type="float" office:value="328">
            <text:p>328</text:p>
          </table:table-cell>
          <table:table-cell office:value-type="float" office:value="309">
            <text:p>309</text:p>
          </table:table-cell>
          <table:table-cell office:value-type="float" office:value="1.73">
            <text:p>1.73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310">
            <text:p>310</text:p>
          </table:table-cell>
          <table:table-cell office:value-type="float" office:value="327">
            <text:p>327</text:p>
          </table:table-cell>
          <table:table-cell office:value-type="float" office:value="340.5">
            <text:p>340.5</text:p>
          </table:table-cell>
          <table:table-cell office:value-type="float" office:value="309.8">
            <text:p>309.8</text:p>
          </table:table-cell>
          <table:table-cell office:value-type="float" office:value="2.66">
            <text:p>2.66</text:p>
          </table:table-cell>
          <table:table-cell office:value-type="float" office:value="-0.0549">
            <text:p>-0.0549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308">
            <text:p>308</text:p>
          </table:table-cell>
          <table:table-cell office:value-type="float" office:value="300.5">
            <text:p>300.5</text:p>
          </table:table-cell>
          <table:table-cell office:value-type="float" office:value="308">
            <text:p>308</text:p>
          </table:table-cell>
          <table:table-cell office:value-type="float" office:value="271.5">
            <text:p>271.5</text:p>
          </table:table-cell>
          <table:table-cell office:value-type="float" office:value="2.62">
            <text:p>2.62</text:p>
          </table:table-cell>
          <table:table-cell office:value-type="float" office:value="-0.0065">
            <text:p>-0.0065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293">
            <text:p>293</text:p>
          </table:table-cell>
          <table:table-cell table:number-columns-repeated="2" office:value-type="float" office:value="301.5">
            <text:p>301.5</text:p>
          </table:table-cell>
          <table:table-cell office:value-type="float" office:value="279.4">
            <text:p>279.4</text:p>
          </table:table-cell>
          <table:table-cell office:value-type="float" office:value="2.72">
            <text:p>2.72</text:p>
          </table:table-cell>
          <table:table-cell office:value-type="float" office:value="-0.0487">
            <text:p>-0.0487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303">
            <text:p>303</text:p>
          </table:table-cell>
          <table:table-cell office:value-type="float" office:value="288">
            <text:p>288</text:p>
          </table:table-cell>
          <table:table-cell office:value-type="float" office:value="303">
            <text:p>303</text:p>
          </table:table-cell>
          <table:table-cell office:value-type="float" office:value="284.7">
            <text:p>284.7</text:p>
          </table:table-cell>
          <table:table-cell office:value-type="float" office:value="4.21">
            <text:p>4.21</text:p>
          </table:table-cell>
          <table:table-cell office:value-type="float" office:value="0.0341">
            <text:p>0.0341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324">
            <text:p>324</text:p>
          </table:table-cell>
          <table:table-cell office:value-type="float" office:value="305">
            <text:p>305</text:p>
          </table:table-cell>
          <table:table-cell office:value-type="float" office:value="333">
            <text:p>333</text:p>
          </table:table-cell>
          <table:table-cell office:value-type="float" office:value="304.5">
            <text:p>304.5</text:p>
          </table:table-cell>
          <table:table-cell office:value-type="float" office:value="4.45">
            <text:p>4.45</text:p>
          </table:table-cell>
          <table:table-cell office:value-type="float" office:value="0.0693">
            <text:p>0.0693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351.5">
            <text:p>351.5</text:p>
          </table:table-cell>
          <table:table-cell office:value-type="float" office:value="324.5">
            <text:p>324.5</text:p>
          </table:table-cell>
          <table:table-cell office:value-type="float" office:value="351.5">
            <text:p>351.5</text:p>
          </table:table-cell>
          <table:table-cell office:value-type="float" office:value="324.5">
            <text:p>324.5</text:p>
          </table:table-cell>
          <table:table-cell office:value-type="float" office:value="3.87">
            <text:p>3.87</text:p>
          </table:table-cell>
          <table:table-cell office:value-type="float" office:value="0.0849">
            <text:p>0.0849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393">
            <text:p>393</text:p>
          </table:table-cell>
          <table:table-cell office:value-type="float" office:value="352">
            <text:p>352</text:p>
          </table:table-cell>
          <table:table-cell office:value-type="float" office:value="401.5">
            <text:p>401.5</text:p>
          </table:table-cell>
          <table:table-cell office:value-type="float" office:value="352">
            <text:p>352</text:p>
          </table:table-cell>
          <table:table-cell office:value-type="float" office:value="5.04">
            <text:p>5.04</text:p>
          </table:table-cell>
          <table:table-cell office:value-type="float" office:value="0.1181">
            <text:p>0.1181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432.1">
            <text:p>432.1</text:p>
          </table:table-cell>
          <table:table-cell office:value-type="float" office:value="390">
            <text:p>390</text:p>
          </table:table-cell>
          <table:table-cell office:value-type="float" office:value="445">
            <text:p>445</text:p>
          </table:table-cell>
          <table:table-cell office:value-type="float" office:value="390">
            <text:p>390</text:p>
          </table:table-cell>
          <table:table-cell office:value-type="float" office:value="4.17">
            <text:p>4.17</text:p>
          </table:table-cell>
          <table:table-cell office:value-type="float" office:value="0.0995">
            <text:p>0.0995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500">
            <text:p>500</text:p>
          </table:table-cell>
          <table:table-cell office:value-type="float" office:value="420.1">
            <text:p>420.1</text:p>
          </table:table-cell>
          <table:table-cell office:value-type="float" office:value="500">
            <text:p>500</text:p>
          </table:table-cell>
          <table:table-cell office:value-type="float" office:value="420.1">
            <text:p>420.1</text:p>
          </table:table-cell>
          <table:table-cell office:value-type="float" office:value="3.37">
            <text:p>3.37</text:p>
          </table:table-cell>
          <table:table-cell office:value-type="float" office:value="0.1571">
            <text:p>0.1571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540">
            <text:p>540</text:p>
          </table:table-cell>
          <table:table-cell office:value-type="float" office:value="502">
            <text:p>502</text:p>
          </table:table-cell>
          <table:table-cell office:value-type="float" office:value="557.9">
            <text:p>557.9</text:p>
          </table:table-cell>
          <table:table-cell office:value-type="float" office:value="500">
            <text:p>500</text:p>
          </table:table-cell>
          <table:table-cell office:value-type="float" office:value="2.77">
            <text:p>2.77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517">
            <text:p>517</text:p>
          </table:table-cell>
          <table:table-cell office:value-type="float" office:value="545">
            <text:p>545</text:p>
          </table:table-cell>
          <table:table-cell office:value-type="float" office:value="575">
            <text:p>575</text:p>
          </table:table-cell>
          <table:table-cell office:value-type="float" office:value="517">
            <text:p>517</text:p>
          </table:table-cell>
          <table:table-cell office:value-type="float" office:value="2.82">
            <text:p>2.82</text:p>
          </table:table-cell>
          <table:table-cell office:value-type="float" office:value="-0.0426">
            <text:p>-0.0426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507">
            <text:p>507</text:p>
          </table:table-cell>
          <table:table-cell office:value-type="float" office:value="520">
            <text:p>520</text:p>
          </table:table-cell>
          <table:table-cell office:value-type="float" office:value="524.6">
            <text:p>524.6</text:p>
          </table:table-cell>
          <table:table-cell office:value-type="float" office:value="380">
            <text:p>380</text:p>
          </table:table-cell>
          <table:table-cell office:value-type="float" office:value="3.39">
            <text:p>3.39</text:p>
          </table:table-cell>
          <table:table-cell office:value-type="float" office:value="-0.0193">
            <text:p>-0.0193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457">
            <text:p>457</text:p>
          </table:table-cell>
          <table:table-cell office:value-type="float" office:value="507">
            <text:p>507</text:p>
          </table:table-cell>
          <table:table-cell office:value-type="float" office:value="532.9">
            <text:p>532.9</text:p>
          </table:table-cell>
          <table:table-cell office:value-type="float" office:value="450">
            <text:p>450</text:p>
          </table:table-cell>
          <table:table-cell office:value-type="float" office:value="3.04">
            <text:p>3.04</text:p>
          </table:table-cell>
          <table:table-cell office:value-type="float" office:value="-0.0986">
            <text:p>-0.0986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469.5">
            <text:p>469.5</text:p>
          </table:table-cell>
          <table:table-cell office:value-type="float" office:value="458">
            <text:p>458</text:p>
          </table:table-cell>
          <table:table-cell office:value-type="float" office:value="469.5">
            <text:p>469.5</text:p>
          </table:table-cell>
          <table:table-cell office:value-type="float" office:value="432">
            <text:p>432</text:p>
          </table:table-cell>
          <table:table-cell office:value-type="float" office:value="4.01">
            <text:p>4.01</text:p>
          </table:table-cell>
          <table:table-cell office:value-type="float" office:value="0.0274">
            <text:p>0.0274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436">
            <text:p>436</text:p>
          </table:table-cell>
          <table:table-cell table:number-columns-repeated="2" office:value-type="float" office:value="470">
            <text:p>470</text:p>
          </table:table-cell>
          <table:table-cell office:value-type="float" office:value="421">
            <text:p>421</text:p>
          </table:table-cell>
          <table:table-cell office:value-type="float" office:value="1.91">
            <text:p>1.91</text:p>
          </table:table-cell>
          <table:table-cell office:value-type="float" office:value="-0.0714">
            <text:p>-0.0714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471.5">
            <text:p>471.5</text:p>
          </table:table-cell>
          <table:table-cell office:value-type="float" office:value="436.1">
            <text:p>436.1</text:p>
          </table:table-cell>
          <table:table-cell office:value-type="float" office:value="476">
            <text:p>476</text:p>
          </table:table-cell>
          <table:table-cell office:value-type="float" office:value="436.1">
            <text:p>436.1</text:p>
          </table:table-cell>
          <table:table-cell office:value-type="float" office:value="2.95">
            <text:p>2.95</text:p>
          </table:table-cell>
          <table:table-cell office:value-type="float" office:value="0.0814">
            <text:p>0.0814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477.2">
            <text:p>477.2</text:p>
          </table:table-cell>
          <table:table-cell office:value-type="float" office:value="473">
            <text:p>473</text:p>
          </table:table-cell>
          <table:table-cell office:value-type="float" office:value="479">
            <text:p>479</text:p>
          </table:table-cell>
          <table:table-cell office:value-type="float" office:value="445">
            <text:p>445</text:p>
          </table:table-cell>
          <table:table-cell office:value-type="float" office:value="4.26">
            <text:p>4.26</text:p>
          </table:table-cell>
          <table:table-cell office:value-type="float" office:value="0.0121">
            <text:p>0.0121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425">
            <text:p>425</text:p>
          </table:table-cell>
          <table:table-cell office:value-type="float" office:value="472">
            <text:p>472</text:p>
          </table:table-cell>
          <table:table-cell office:value-type="float" office:value="473">
            <text:p>473</text:p>
          </table:table-cell>
          <table:table-cell office:value-type="float" office:value="396">
            <text:p>396</text:p>
          </table:table-cell>
          <table:table-cell office:value-type="float" office:value="3.54">
            <text:p>3.54</text:p>
          </table:table-cell>
          <table:table-cell office:value-type="float" office:value="-0.1094">
            <text:p>-0.1094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387">
            <text:p>387</text:p>
          </table:table-cell>
          <table:table-cell office:value-type="float" office:value="411.5">
            <text:p>411.5</text:p>
          </table:table-cell>
          <table:table-cell office:value-type="float" office:value="432">
            <text:p>432</text:p>
          </table:table-cell>
          <table:table-cell office:value-type="float" office:value="376">
            <text:p>376</text:p>
          </table:table-cell>
          <table:table-cell office:value-type="float" office:value="5.25">
            <text:p>5.25</text:p>
          </table:table-cell>
          <table:table-cell office:value-type="float" office:value="-0.0894">
            <text:p>-0.0894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319">
            <text:p>319</text:p>
          </table:table-cell>
          <table:table-cell office:value-type="float" office:value="380">
            <text:p>380</text:p>
          </table:table-cell>
          <table:table-cell office:value-type="float" office:value="387">
            <text:p>387</text:p>
          </table:table-cell>
          <table:table-cell office:value-type="float" office:value="308">
            <text:p>308</text:p>
          </table:table-cell>
          <table:table-cell office:value-type="float" office:value="5.45">
            <text:p>5.45</text:p>
          </table:table-cell>
          <table:table-cell office:value-type="float" office:value="-0.1757">
            <text:p>-0.1757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327">
            <text:p>327</text:p>
          </table:table-cell>
          <table:table-cell office:value-type="float" office:value="336">
            <text:p>336</text:p>
          </table:table-cell>
          <table:table-cell office:value-type="float" office:value="347">
            <text:p>347</text:p>
          </table:table-cell>
          <table:table-cell office:value-type="float" office:value="322">
            <text:p>322</text:p>
          </table:table-cell>
          <table:table-cell office:value-type="float" office:value="4.18">
            <text:p>4.18</text:p>
          </table:table-cell>
          <table:table-cell office:value-type="float" office:value="0.0251">
            <text:p>0.0251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376">
            <text:p>376</text:p>
          </table:table-cell>
          <table:table-cell office:value-type="float" office:value="324.4">
            <text:p>324.4</text:p>
          </table:table-cell>
          <table:table-cell office:value-type="float" office:value="385">
            <text:p>385</text:p>
          </table:table-cell>
          <table:table-cell office:value-type="float" office:value="322">
            <text:p>322</text:p>
          </table:table-cell>
          <table:table-cell office:value-type="float" office:value="5.57">
            <text:p>5.57</text:p>
          </table:table-cell>
          <table:table-cell office:value-type="float" office:value="0.1498">
            <text:p>0.1498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380">
            <text:p>380</text:p>
          </table:table-cell>
          <table:table-cell office:value-type="float" office:value="377">
            <text:p>377</text:p>
          </table:table-cell>
          <table:table-cell office:value-type="float" office:value="386">
            <text:p>386</text:p>
          </table:table-cell>
          <table:table-cell office:value-type="float" office:value="366">
            <text:p>366</text:p>
          </table:table-cell>
          <table:table-cell office:value-type="float" office:value="4.82">
            <text:p>4.82</text:p>
          </table:table-cell>
          <table:table-cell office:value-type="float" office:value="0.0106">
            <text:p>0.0106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376">
            <text:p>376</text:p>
          </table:table-cell>
          <table:table-cell office:value-type="float" office:value="381">
            <text:p>381</text:p>
          </table:table-cell>
          <table:table-cell office:value-type="float" office:value="393">
            <text:p>393</text:p>
          </table:table-cell>
          <table:table-cell office:value-type="float" office:value="372">
            <text:p>372</text:p>
          </table:table-cell>
          <table:table-cell office:value-type="float" office:value="4.29">
            <text:p>4.29</text:p>
          </table:table-cell>
          <table:table-cell office:value-type="float" office:value="-0.0105">
            <text:p>-0.0105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366.5">
            <text:p>366.5</text:p>
          </table:table-cell>
          <table:table-cell office:value-type="float" office:value="376">
            <text:p>376</text:p>
          </table:table-cell>
          <table:table-cell office:value-type="float" office:value="377.5">
            <text:p>377.5</text:p>
          </table:table-cell>
          <table:table-cell office:value-type="float" office:value="357.5">
            <text:p>357.5</text:p>
          </table:table-cell>
          <table:table-cell office:value-type="float" office:value="3.29">
            <text:p>3.29</text:p>
          </table:table-cell>
          <table:table-cell office:value-type="float" office:value="-0.0253">
            <text:p>-0.0253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314.6">
            <text:p>314.6</text:p>
          </table:table-cell>
          <table:table-cell office:value-type="float" office:value="370">
            <text:p>370</text:p>
          </table:table-cell>
          <table:table-cell office:value-type="float" office:value="371">
            <text:p>371</text:p>
          </table:table-cell>
          <table:table-cell office:value-type="float" office:value="312.5">
            <text:p>312.5</text:p>
          </table:table-cell>
          <table:table-cell office:value-type="float" office:value="4.02">
            <text:p>4.02</text:p>
          </table:table-cell>
          <table:table-cell office:value-type="float" office:value="-0.1416">
            <text:p>-0.1416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279">
            <text:p>279</text:p>
          </table:table-cell>
          <table:table-cell office:value-type="float" office:value="310.5">
            <text:p>310.5</text:p>
          </table:table-cell>
          <table:table-cell office:value-type="float" office:value="315">
            <text:p>315</text:p>
          </table:table-cell>
          <table:table-cell office:value-type="float" office:value="273">
            <text:p>273</text:p>
          </table:table-cell>
          <table:table-cell office:value-type="float" office:value="4.49">
            <text:p>4.49</text:p>
          </table:table-cell>
          <table:table-cell office:value-type="float" office:value="-0.1132">
            <text:p>-0.1132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275.8">
            <text:p>275.8</text:p>
          </table:table-cell>
          <table:table-cell office:value-type="float" office:value="290">
            <text:p>290</text:p>
          </table:table-cell>
          <table:table-cell office:value-type="float" office:value="299">
            <text:p>299</text:p>
          </table:table-cell>
          <table:table-cell office:value-type="float" office:value="275">
            <text:p>275</text:p>
          </table:table-cell>
          <table:table-cell office:value-type="float" office:value="3.76">
            <text:p>3.76</text:p>
          </table:table-cell>
          <table:table-cell office:value-type="float" office:value="-0.0115">
            <text:p>-0.0115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253.5">
            <text:p>253.5</text:p>
          </table:table-cell>
          <table:table-cell office:value-type="float" office:value="276">
            <text:p>276</text:p>
          </table:table-cell>
          <table:table-cell office:value-type="float" office:value="281.4">
            <text:p>281.4</text:p>
          </table:table-cell>
          <table:table-cell office:value-type="float" office:value="239.5">
            <text:p>239.5</text:p>
          </table:table-cell>
          <table:table-cell office:value-type="float" office:value="5.89">
            <text:p>5.89</text:p>
          </table:table-cell>
          <table:table-cell office:value-type="float" office:value="-0.0809">
            <text:p>-0.0809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292">
            <text:p>292</text:p>
          </table:table-cell>
          <table:table-cell office:value-type="float" office:value="256">
            <text:p>256</text:p>
          </table:table-cell>
          <table:table-cell office:value-type="float" office:value="293">
            <text:p>293</text:p>
          </table:table-cell>
          <table:table-cell office:value-type="float" office:value="251.8">
            <text:p>251.8</text:p>
          </table:table-cell>
          <table:table-cell office:value-type="float" office:value="5.78">
            <text:p>5.78</text:p>
          </table:table-cell>
          <table:table-cell office:value-type="float" office:value="0.1519">
            <text:p>0.1519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281.1">
            <text:p>281.1</text:p>
          </table:table-cell>
          <table:table-cell office:value-type="float" office:value="292">
            <text:p>292</text:p>
          </table:table-cell>
          <table:table-cell office:value-type="float" office:value="312.5">
            <text:p>312.5</text:p>
          </table:table-cell>
          <table:table-cell office:value-type="float" office:value="276">
            <text:p>276</text:p>
          </table:table-cell>
          <table:table-cell office:value-type="float" office:value="7.31">
            <text:p>7.31</text:p>
          </table:table-cell>
          <table:table-cell office:value-type="float" office:value="-0.0373">
            <text:p>-0.0373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282.9">
            <text:p>282.9</text:p>
          </table:table-cell>
          <table:table-cell office:value-type="float" office:value="287.2">
            <text:p>287.2</text:p>
          </table:table-cell>
          <table:table-cell office:value-type="float" office:value="287.8">
            <text:p>287.8</text:p>
          </table:table-cell>
          <table:table-cell office:value-type="float" office:value="272.8">
            <text:p>272.8</text:p>
          </table:table-cell>
          <table:table-cell office:value-type="float" office:value="4.61">
            <text:p>4.61</text:p>
          </table:table-cell>
          <table:table-cell office:value-type="float" office:value="0.0064">
            <text:p>0.0064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298.8">
            <text:p>298.8</text:p>
          </table:table-cell>
          <table:table-cell office:value-type="float" office:value="284.5">
            <text:p>284.5</text:p>
          </table:table-cell>
          <table:table-cell office:value-type="float" office:value="303">
            <text:p>303</text:p>
          </table:table-cell>
          <table:table-cell office:value-type="float" office:value="282">
            <text:p>282</text:p>
          </table:table-cell>
          <table:table-cell office:value-type="float" office:value="4.47">
            <text:p>4.47</text:p>
          </table:table-cell>
          <table:table-cell office:value-type="float" office:value="0.0562">
            <text:p>0.0562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304.8">
            <text:p>304.8</text:p>
          </table:table-cell>
          <table:table-cell office:value-type="float" office:value="303">
            <text:p>303</text:p>
          </table:table-cell>
          <table:table-cell office:value-type="float" office:value="310.5">
            <text:p>310.5</text:p>
          </table:table-cell>
          <table:table-cell office:value-type="float" office:value="297.5">
            <text:p>297.5</text:p>
          </table:table-cell>
          <table:table-cell office:value-type="float" office:value="4.35">
            <text:p>4.35</text:p>
          </table:table-cell>
          <table:table-cell office:value-type="float" office:value="0.0201">
            <text:p>0.0201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290">
            <text:p>290</text:p>
          </table:table-cell>
          <table:table-cell office:value-type="float" office:value="305.2">
            <text:p>305.2</text:p>
          </table:table-cell>
          <table:table-cell office:value-type="float" office:value="314">
            <text:p>314</text:p>
          </table:table-cell>
          <table:table-cell office:value-type="float" office:value="288">
            <text:p>288</text:p>
          </table:table-cell>
          <table:table-cell office:value-type="float" office:value="3.68">
            <text:p>3.68</text:p>
          </table:table-cell>
          <table:table-cell office:value-type="float" office:value="-0.0486">
            <text:p>-0.0486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267">
            <text:p>267</text:p>
          </table:table-cell>
          <table:table-cell office:value-type="float" office:value="290">
            <text:p>290</text:p>
          </table:table-cell>
          <table:table-cell office:value-type="float" office:value="292">
            <text:p>292</text:p>
          </table:table-cell>
          <table:table-cell office:value-type="float" office:value="265">
            <text:p>265</text:p>
          </table:table-cell>
          <table:table-cell office:value-type="float" office:value="4.74">
            <text:p>4.74</text:p>
          </table:table-cell>
          <table:table-cell office:value-type="float" office:value="-0.0793">
            <text:p>-0.0793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71">
            <text:p>271</text:p>
          </table:table-cell>
          <table:table-cell office:value-type="float" office:value="229">
            <text:p>229</text:p>
          </table:table-cell>
          <table:table-cell office:value-type="float" office:value="5.91">
            <text:p>5.91</text:p>
          </table:table-cell>
          <table:table-cell office:value-type="float" office:value="-0.0787">
            <text:p>-0.0787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238.6">
            <text:p>238.6</text:p>
          </table:table-cell>
          <table:table-cell office:value-type="float" office:value="239.5">
            <text:p>239.5</text:p>
          </table:table-cell>
          <table:table-cell office:value-type="float" office:value="268">
            <text:p>268</text:p>
          </table:table-cell>
          <table:table-cell office:value-type="float" office:value="233">
            <text:p>233</text:p>
          </table:table-cell>
          <table:table-cell office:value-type="float" office:value="6.19">
            <text:p>6.19</text:p>
          </table:table-cell>
          <table:table-cell office:value-type="float" office:value="-0.0301">
            <text:p>-0.0301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223">
            <text:p>223</text:p>
          </table:table-cell>
          <table:table-cell office:value-type="float" office:value="236.6">
            <text:p>236.6</text:p>
          </table:table-cell>
          <table:table-cell office:value-type="float" office:value="245.4">
            <text:p>245.4</text:p>
          </table:table-cell>
          <table:table-cell office:value-type="float" office:value="217">
            <text:p>217</text:p>
          </table:table-cell>
          <table:table-cell office:value-type="float" office:value="6.52">
            <text:p>6.52</text:p>
          </table:table-cell>
          <table:table-cell office:value-type="float" office:value="-0.0654">
            <text:p>-0.0654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225.5">
            <text:p>225.5</text:p>
          </table:table-cell>
          <table:table-cell office:value-type="float" office:value="221">
            <text:p>221</text:p>
          </table:table-cell>
          <table:table-cell office:value-type="float" office:value="235.9">
            <text:p>235.9</text:p>
          </table:table-cell>
          <table:table-cell office:value-type="float" office:value="212.7">
            <text:p>212.7</text:p>
          </table:table-cell>
          <table:table-cell office:value-type="float" office:value="5.68">
            <text:p>5.68</text:p>
          </table:table-cell>
          <table:table-cell office:value-type="float" office:value="0.0112">
            <text:p>0.0112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242.7">
            <text:p>242.7</text:p>
          </table:table-cell>
          <table:table-cell office:value-type="float" office:value="224">
            <text:p>224</text:p>
          </table:table-cell>
          <table:table-cell office:value-type="float" office:value="248">
            <text:p>248</text:p>
          </table:table-cell>
          <table:table-cell office:value-type="float" office:value="221.8">
            <text:p>221.8</text:p>
          </table:table-cell>
          <table:table-cell office:value-type="float" office:value="5.53">
            <text:p>5.53</text:p>
          </table:table-cell>
          <table:table-cell office:value-type="float" office:value="0.0763">
            <text:p>0.0763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230.6">
            <text:p>230.6</text:p>
          </table:table-cell>
          <table:table-cell office:value-type="float" office:value="241.5">
            <text:p>241.5</text:p>
          </table:table-cell>
          <table:table-cell office:value-type="float" office:value="252.4">
            <text:p>252.4</text:p>
          </table:table-cell>
          <table:table-cell office:value-type="float" office:value="225">
            <text:p>225</text:p>
          </table:table-cell>
          <table:table-cell office:value-type="float" office:value="7.94">
            <text:p>7.94</text:p>
          </table:table-cell>
          <table:table-cell office:value-type="float" office:value="-0.0499">
            <text:p>-0.0499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227.1">
            <text:p>227.1</text:p>
          </table:table-cell>
          <table:table-cell office:value-type="float" office:value="232">
            <text:p>232</text:p>
          </table:table-cell>
          <table:table-cell office:value-type="float" office:value="241.2">
            <text:p>241.2</text:p>
          </table:table-cell>
          <table:table-cell office:value-type="float" office:value="224.8">
            <text:p>224.8</text:p>
          </table:table-cell>
          <table:table-cell office:value-type="float" office:value="6.59">
            <text:p>6.59</text:p>
          </table:table-cell>
          <table:table-cell office:value-type="float" office:value="-0.0152">
            <text:p>-0.0152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233.5">
            <text:p>233.5</text:p>
          </table:table-cell>
          <table:table-cell office:value-type="float" office:value="224">
            <text:p>224</text:p>
          </table:table-cell>
          <table:table-cell office:value-type="float" office:value="234.5">
            <text:p>234.5</text:p>
          </table:table-cell>
          <table:table-cell office:value-type="float" office:value="224">
            <text:p>224</text:p>
          </table:table-cell>
          <table:table-cell office:value-type="float" office:value="5.1">
            <text:p>5.1</text:p>
          </table:table-cell>
          <table:table-cell office:value-type="float" office:value="0.0282">
            <text:p>0.0282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226.5">
            <text:p>226.5</text:p>
          </table:table-cell>
          <table:table-cell office:value-type="float" office:value="232.7">
            <text:p>232.7</text:p>
          </table:table-cell>
          <table:table-cell office:value-type="float" office:value="236.5">
            <text:p>236.5</text:p>
          </table:table-cell>
          <table:table-cell office:value-type="float" office:value="226">
            <text:p>226</text:p>
          </table:table-cell>
          <table:table-cell office:value-type="float" office:value="4.75">
            <text:p>4.75</text:p>
          </table:table-cell>
          <table:table-cell office:value-type="float" office:value="-0.03">
            <text:p>-0.03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188.6">
            <text:p>188.6</text:p>
          </table:table-cell>
          <table:table-cell office:value-type="float" office:value="226.5">
            <text:p>226.5</text:p>
          </table:table-cell>
          <table:table-cell office:value-type="float" office:value="227.5">
            <text:p>227.5</text:p>
          </table:table-cell>
          <table:table-cell office:value-type="float" office:value="188">
            <text:p>188</text:p>
          </table:table-cell>
          <table:table-cell office:value-type="float" office:value="5.65">
            <text:p>5.65</text:p>
          </table:table-cell>
          <table:table-cell office:value-type="float" office:value="-0.1673">
            <text:p>-0.1673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183">
            <text:p>183</text:p>
          </table:table-cell>
          <table:table-cell office:value-type="float" office:value="189.9">
            <text:p>189.9</text:p>
          </table:table-cell>
          <table:table-cell office:value-type="float" office:value="200">
            <text:p>200</text:p>
          </table:table-cell>
          <table:table-cell office:value-type="float" office:value="175.5">
            <text:p>175.5</text:p>
          </table:table-cell>
          <table:table-cell office:value-type="float" office:value="4.88">
            <text:p>4.88</text:p>
          </table:table-cell>
          <table:table-cell office:value-type="float" office:value="-0.0297">
            <text:p>-0.0297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190">
            <text:p>190</text:p>
          </table:table-cell>
          <table:table-cell office:value-type="float" office:value="185">
            <text:p>185</text:p>
          </table:table-cell>
          <table:table-cell office:value-type="float" office:value="202.5">
            <text:p>202.5</text:p>
          </table:table-cell>
          <table:table-cell office:value-type="float" office:value="181">
            <text:p>181</text:p>
          </table:table-cell>
          <table:table-cell office:value-type="float" office:value="5.59">
            <text:p>5.59</text:p>
          </table:table-cell>
          <table:table-cell office:value-type="float" office:value="0.0383">
            <text:p>0.0383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176">
            <text:p>176</text:p>
          </table:table-cell>
          <table:table-cell office:value-type="float" office:value="190">
            <text:p>190</text:p>
          </table:table-cell>
          <table:table-cell office:value-type="float" office:value="190.8">
            <text:p>190.8</text:p>
          </table:table-cell>
          <table:table-cell office:value-type="float" office:value="160.2">
            <text:p>160.2</text:p>
          </table:table-cell>
          <table:table-cell office:value-type="float" office:value="4.68">
            <text:p>4.68</text:p>
          </table:table-cell>
          <table:table-cell office:value-type="float" office:value="-0.0737">
            <text:p>-0.0737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169.5">
            <text:p>169.5</text:p>
          </table:table-cell>
          <table:table-cell table:number-columns-repeated="2" office:value-type="float" office:value="173.4">
            <text:p>173.4</text:p>
          </table:table-cell>
          <table:table-cell office:value-type="float" office:value="164">
            <text:p>164</text:p>
          </table:table-cell>
          <table:table-cell office:value-type="float" office:value="4.73">
            <text:p>4.73</text:p>
          </table:table-cell>
          <table:table-cell office:value-type="float" office:value="-0.0369">
            <text:p>-0.0369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177.2">
            <text:p>177.2</text:p>
          </table:table-cell>
          <table:table-cell office:value-type="float" office:value="165.2">
            <text:p>165.2</text:p>
          </table:table-cell>
          <table:table-cell office:value-type="float" office:value="179.9">
            <text:p>179.9</text:p>
          </table:table-cell>
          <table:table-cell office:value-type="float" office:value="164.1">
            <text:p>164.1</text:p>
          </table:table-cell>
          <table:table-cell office:value-type="float" office:value="4.84">
            <text:p>4.84</text:p>
          </table:table-cell>
          <table:table-cell office:value-type="float" office:value="0.0454">
            <text:p>0.0454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171.4">
            <text:p>171.4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65">
            <text:p>165</text:p>
          </table:table-cell>
          <table:table-cell office:value-type="float" office:value="5.05">
            <text:p>5.05</text:p>
          </table:table-cell>
          <table:table-cell office:value-type="float" office:value="-0.0327">
            <text:p>-0.0327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160">
            <text:p>160</text:p>
          </table:table-cell>
          <table:table-cell office:value-type="float" office:value="170">
            <text:p>170</text:p>
          </table:table-cell>
          <table:table-cell office:value-type="float" office:value="177">
            <text:p>177</text:p>
          </table:table-cell>
          <table:table-cell office:value-type="float" office:value="159">
            <text:p>159</text:p>
          </table:table-cell>
          <table:table-cell office:value-type="float" office:value="5.32">
            <text:p>5.32</text:p>
          </table:table-cell>
          <table:table-cell office:value-type="float" office:value="-0.0665">
            <text:p>-0.0665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163.7">
            <text:p>163.7</text:p>
          </table:table-cell>
          <table:table-cell office:value-type="float" office:value="142.9">
            <text:p>142.9</text:p>
          </table:table-cell>
          <table:table-cell office:value-type="float" office:value="8.14">
            <text:p>8.14</text:p>
          </table:table-cell>
          <table:table-cell office:value-type="float" office:value="-0.075">
            <text:p>-0.075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158">
            <text:p>158</text:p>
          </table:table-cell>
          <table:table-cell office:value-type="float" office:value="143.6">
            <text:p>143.6</text:p>
          </table:table-cell>
          <table:table-cell office:value-type="float" office:value="163">
            <text:p>163</text:p>
          </table:table-cell>
          <table:table-cell office:value-type="float" office:value="137.4">
            <text:p>137.4</text:p>
          </table:table-cell>
          <table:table-cell office:value-type="float" office:value="7.12">
            <text:p>7.12</text:p>
          </table:table-cell>
          <table:table-cell office:value-type="float" office:value="0.0676">
            <text:p>0.0676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151.7">
            <text:p>151.7</text:p>
          </table:table-cell>
          <table:table-cell office:value-type="float" office:value="153.9">
            <text:p>153.9</text:p>
          </table:table-cell>
          <table:table-cell office:value-type="float" office:value="156.8">
            <text:p>156.8</text:p>
          </table:table-cell>
          <table:table-cell office:value-type="float" office:value="145">
            <text:p>145</text:p>
          </table:table-cell>
          <table:table-cell office:value-type="float" office:value="5.49">
            <text:p>5.49</text:p>
          </table:table-cell>
          <table:table-cell office:value-type="float" office:value="-0.0399">
            <text:p>-0.0399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152.2">
            <text:p>152.2</text:p>
          </table:table-cell>
          <table:table-cell office:value-type="float" office:value="149.1">
            <text:p>149.1</text:p>
          </table:table-cell>
          <table:table-cell office:value-type="float" office:value="155.5">
            <text:p>155.5</text:p>
          </table:table-cell>
          <table:table-cell office:value-type="float" office:value="138">
            <text:p>138</text:p>
          </table:table-cell>
          <table:table-cell office:value-type="float" office:value="6.12">
            <text:p>6.12</text:p>
          </table:table-cell>
          <table:table-cell office:value-type="float" office:value="0.0033">
            <text:p>0.0033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138.7">
            <text:p>138.7</text:p>
          </table:table-cell>
          <table:table-cell office:value-type="float" office:value="153.5">
            <text:p>153.5</text:p>
          </table:table-cell>
          <table:table-cell office:value-type="float" office:value="153.8">
            <text:p>153.8</text:p>
          </table:table-cell>
          <table:table-cell office:value-type="float" office:value="135">
            <text:p>135</text:p>
          </table:table-cell>
          <table:table-cell office:value-type="float" office:value="7.21">
            <text:p>7.21</text:p>
          </table:table-cell>
          <table:table-cell office:value-type="float" office:value="-0.0887">
            <text:p>-0.0887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145.8">
            <text:p>145.8</text:p>
          </table:table-cell>
          <table:table-cell office:value-type="float" office:value="138.2">
            <text:p>138.2</text:p>
          </table:table-cell>
          <table:table-cell office:value-type="float" office:value="146">
            <text:p>146</text:p>
          </table:table-cell>
          <table:table-cell office:value-type="float" office:value="135">
            <text:p>135</text:p>
          </table:table-cell>
          <table:table-cell office:value-type="float" office:value="7.06">
            <text:p>7.06</text:p>
          </table:table-cell>
          <table:table-cell office:value-type="float" office:value="0.0512">
            <text:p>0.0512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145">
            <text:p>145</text:p>
          </table:table-cell>
          <table:table-cell office:value-type="float" office:value="144.5">
            <text:p>144.5</text:p>
          </table:table-cell>
          <table:table-cell office:value-type="float" office:value="145">
            <text:p>145</text:p>
          </table:table-cell>
          <table:table-cell office:value-type="float" office:value="139">
            <text:p>139</text:p>
          </table:table-cell>
          <table:table-cell office:value-type="float" office:value="7.06">
            <text:p>7.06</text:p>
          </table:table-cell>
          <table:table-cell office:value-type="float" office:value="-0.0055">
            <text:p>-0.0055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147.8">
            <text:p>147.8</text:p>
          </table:table-cell>
          <table:table-cell office:value-type="float" office:value="138">
            <text:p>138</text:p>
          </table:table-cell>
          <table:table-cell office:value-type="float" office:value="150">
            <text:p>150</text:p>
          </table:table-cell>
          <table:table-cell office:value-type="float" office:value="135">
            <text:p>135</text:p>
          </table:table-cell>
          <table:table-cell office:value-type="float" office:value="8.59">
            <text:p>8.59</text:p>
          </table:table-cell>
          <table:table-cell office:value-type="float" office:value="0.0193">
            <text:p>0.0193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165.6">
            <text:p>165.6</text:p>
          </table:table-cell>
          <table:table-cell office:value-type="float" office:value="147.4">
            <text:p>147.4</text:p>
          </table:table-cell>
          <table:table-cell office:value-type="float" office:value="166">
            <text:p>166</text:p>
          </table:table-cell>
          <table:table-cell office:value-type="float" office:value="147.4">
            <text:p>147.4</text:p>
          </table:table-cell>
          <table:table-cell office:value-type="float" office:value="11.05">
            <text:p>11.05</text:p>
          </table:table-cell>
          <table:table-cell office:value-type="float" office:value="0.1204">
            <text:p>0.1204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150.7">
            <text:p>150.7</text:p>
          </table:table-cell>
          <table:table-cell table:number-columns-repeated="2" office:value-type="float" office:value="165.4">
            <text:p>165.4</text:p>
          </table:table-cell>
          <table:table-cell office:value-type="float" office:value="145">
            <text:p>145</text:p>
          </table:table-cell>
          <table:table-cell office:value-type="float" office:value="6.21">
            <text:p>6.21</text:p>
          </table:table-cell>
          <table:table-cell office:value-type="float" office:value="-0.09">
            <text:p>-0.09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140">
            <text:p>140</text:p>
          </table:table-cell>
          <table:table-cell office:value-type="float" office:value="150.5">
            <text:p>150.5</text:p>
          </table:table-cell>
          <table:table-cell office:value-type="float" office:value="152.5">
            <text:p>152.5</text:p>
          </table:table-cell>
          <table:table-cell office:value-type="float" office:value="137.5">
            <text:p>137.5</text:p>
          </table:table-cell>
          <table:table-cell office:value-type="float" office:value="6.84">
            <text:p>6.84</text:p>
          </table:table-cell>
          <table:table-cell office:value-type="float" office:value="-0.071">
            <text:p>-0.071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126.8">
            <text:p>126.8</text:p>
          </table:table-cell>
          <table:table-cell office:value-type="float" office:value="138.5">
            <text:p>138.5</text:p>
          </table:table-cell>
          <table:table-cell office:value-type="float" office:value="139">
            <text:p>139</text:p>
          </table:table-cell>
          <table:table-cell office:value-type="float" office:value="123.5">
            <text:p>123.5</text:p>
          </table:table-cell>
          <table:table-cell office:value-type="float" office:value="7.19">
            <text:p>7.19</text:p>
          </table:table-cell>
          <table:table-cell office:value-type="float" office:value="-0.0943">
            <text:p>-0.0943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124">
            <text:p>124</text:p>
          </table:table-cell>
          <table:table-cell office:value-type="float" office:value="125.7">
            <text:p>125.7</text:p>
          </table:table-cell>
          <table:table-cell office:value-type="float" office:value="128">
            <text:p>128</text:p>
          </table:table-cell>
          <table:table-cell office:value-type="float" office:value="120">
            <text:p>120</text:p>
          </table:table-cell>
          <table:table-cell office:value-type="float" office:value="5.37">
            <text:p>5.37</text:p>
          </table:table-cell>
          <table:table-cell office:value-type="float" office:value="-0.0221">
            <text:p>-0.0221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120.7">
            <text:p>120.7</text:p>
          </table:table-cell>
          <table:table-cell office:value-type="float" office:value="121.5">
            <text:p>121.5</text:p>
          </table:table-cell>
          <table:table-cell office:value-type="float" office:value="128.5">
            <text:p>128.5</text:p>
          </table:table-cell>
          <table:table-cell office:value-type="float" office:value="118">
            <text:p>118</text:p>
          </table:table-cell>
          <table:table-cell office:value-type="float" office:value="9.02">
            <text:p>9.02</text:p>
          </table:table-cell>
          <table:table-cell office:value-type="float" office:value="-0.0266">
            <text:p>-0.0266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115.6">
            <text:p>115.6</text:p>
          </table:table-cell>
          <table:table-cell office:value-type="float" office:value="118.2">
            <text:p>118.2</text:p>
          </table:table-cell>
          <table:table-cell office:value-type="float" office:value="123.5">
            <text:p>123.5</text:p>
          </table:table-cell>
          <table:table-cell office:value-type="float" office:value="112.5">
            <text:p>112.5</text:p>
          </table:table-cell>
          <table:table-cell office:value-type="float" office:value="7.64">
            <text:p>7.64</text:p>
          </table:table-cell>
          <table:table-cell office:value-type="float" office:value="-0.0423">
            <text:p>-0.0423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117.8">
            <text:p>117.8</text:p>
          </table:table-cell>
          <table:table-cell office:value-type="float" office:value="114.6">
            <text:p>114.6</text:p>
          </table:table-cell>
          <table:table-cell office:value-type="float" office:value="120">
            <text:p>120</text:p>
          </table:table-cell>
          <table:table-cell office:value-type="float" office:value="113.2">
            <text:p>113.2</text:p>
          </table:table-cell>
          <table:table-cell office:value-type="float" office:value="7.19">
            <text:p>7.19</text:p>
          </table:table-cell>
          <table:table-cell office:value-type="float" office:value="0.019">
            <text:p>0.019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107.4">
            <text:p>107.4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02.8">
            <text:p>102.8</text:p>
          </table:table-cell>
          <table:table-cell office:value-type="float" office:value="9.53">
            <text:p>9.53</text:p>
          </table:table-cell>
          <table:table-cell office:value-type="float" office:value="-0.0883">
            <text:p>-0.0883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112">
            <text:p>112</text:p>
          </table:table-cell>
          <table:table-cell office:value-type="float" office:value="109.7">
            <text:p>109.7</text:p>
          </table:table-cell>
          <table:table-cell office:value-type="float" office:value="112.1">
            <text:p>112.1</text:p>
          </table:table-cell>
          <table:table-cell office:value-type="float" office:value="103.9">
            <text:p>103.9</text:p>
          </table:table-cell>
          <table:table-cell office:value-type="float" office:value="7.57">
            <text:p>7.57</text:p>
          </table:table-cell>
          <table:table-cell office:value-type="float" office:value="0.0428">
            <text:p>0.0428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132.7">
            <text:p>132.7</text:p>
          </table:table-cell>
          <table:table-cell office:value-type="float" office:value="113.2">
            <text:p>113.2</text:p>
          </table:table-cell>
          <table:table-cell office:value-type="float" office:value="138.8">
            <text:p>138.8</text:p>
          </table:table-cell>
          <table:table-cell office:value-type="float" office:value="112.5">
            <text:p>112.5</text:p>
          </table:table-cell>
          <table:table-cell office:value-type="float" office:value="6.45">
            <text:p>6.45</text:p>
          </table:table-cell>
          <table:table-cell office:value-type="float" office:value="0.1848">
            <text:p>0.1848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148.5">
            <text:p>148.5</text:p>
          </table:table-cell>
          <table:table-cell office:value-type="float" office:value="132.5">
            <text:p>132.5</text:p>
          </table:table-cell>
          <table:table-cell office:value-type="float" office:value="159.8">
            <text:p>159.8</text:p>
          </table:table-cell>
          <table:table-cell office:value-type="float" office:value="130.8">
            <text:p>130.8</text:p>
          </table:table-cell>
          <table:table-cell office:value-type="float" office:value="6.29">
            <text:p>6.29</text:p>
          </table:table-cell>
          <table:table-cell office:value-type="float" office:value="0.1191">
            <text:p>0.1191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126">
            <text:p>126</text:p>
          </table:table-cell>
          <table:table-cell office:value-type="float" office:value="148.4">
            <text:p>148.4</text:p>
          </table:table-cell>
          <table:table-cell office:value-type="float" office:value="149.5">
            <text:p>149.5</text:p>
          </table:table-cell>
          <table:table-cell office:value-type="float" office:value="122">
            <text:p>122</text:p>
          </table:table-cell>
          <table:table-cell office:value-type="float" office:value="6.49">
            <text:p>6.49</text:p>
          </table:table-cell>
          <table:table-cell office:value-type="float" office:value="-0.1515">
            <text:p>-0.1515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135.9">
            <text:p>135.9</text:p>
          </table:table-cell>
          <table:table-cell office:value-type="float" office:value="125.2">
            <text:p>125.2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office:value-type="float" office:value="5.04">
            <text:p>5.04</text:p>
          </table:table-cell>
          <table:table-cell office:value-type="float" office:value="0.0786">
            <text:p>0.0786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129.8">
            <text:p>129.8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24">
            <text:p>124</text:p>
          </table:table-cell>
          <table:table-cell office:value-type="float" office:value="7.95">
            <text:p>7.95</text:p>
          </table:table-cell>
          <table:table-cell office:value-type="float" office:value="-0.0449">
            <text:p>-0.0449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127.1">
            <text:p>127.1</text:p>
          </table:table-cell>
          <table:table-cell office:value-type="float" office:value="128.4">
            <text:p>128.4</text:p>
          </table:table-cell>
          <table:table-cell office:value-type="float" office:value="134.8">
            <text:p>134.8</text:p>
          </table:table-cell>
          <table:table-cell office:value-type="float" office:value="124.5">
            <text:p>124.5</text:p>
          </table:table-cell>
          <table:table-cell office:value-type="float" office:value="9.59">
            <text:p>9.59</text:p>
          </table:table-cell>
          <table:table-cell office:value-type="float" office:value="-0.0208">
            <text:p>-0.0208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139.1">
            <text:p>139.1</text:p>
          </table:table-cell>
          <table:table-cell office:value-type="float" office:value="127.5">
            <text:p>127.5</text:p>
          </table:table-cell>
          <table:table-cell office:value-type="float" office:value="144.9">
            <text:p>144.9</text:p>
          </table:table-cell>
          <table:table-cell office:value-type="float" office:value="127.4">
            <text:p>127.4</text:p>
          </table:table-cell>
          <table:table-cell office:value-type="float" office:value="10.94">
            <text:p>10.94</text:p>
          </table:table-cell>
          <table:table-cell office:value-type="float" office:value="0.0944">
            <text:p>0.0944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149.3">
            <text:p>149.3</text:p>
          </table:table-cell>
          <table:table-cell office:value-type="float" office:value="135.1">
            <text:p>135.1</text:p>
          </table:table-cell>
          <table:table-cell office:value-type="float" office:value="154.2">
            <text:p>154.2</text:p>
          </table:table-cell>
          <table:table-cell office:value-type="float" office:value="134.9">
            <text:p>134.9</text:p>
          </table:table-cell>
          <table:table-cell office:value-type="float" office:value="14.43">
            <text:p>14.43</text:p>
          </table:table-cell>
          <table:table-cell office:value-type="float" office:value="0.0733">
            <text:p>0.0733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168">
            <text:p>168</text:p>
          </table:table-cell>
          <table:table-cell office:value-type="float" office:value="148">
            <text:p>148</text:p>
          </table:table-cell>
          <table:table-cell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10.16">
            <text:p>10.16</text:p>
          </table:table-cell>
          <table:table-cell office:value-type="float" office:value="0.1253">
            <text:p>0.1253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193.5">
            <text:p>193.5</text:p>
          </table:table-cell>
          <table:table-cell office:value-type="float" office:value="180">
            <text:p>180</text:p>
          </table:table-cell>
          <table:table-cell office:value-type="float" office:value="220.8">
            <text:p>220.8</text:p>
          </table:table-cell>
          <table:table-cell office:value-type="float" office:value="167.1">
            <text:p>167.1</text:p>
          </table:table-cell>
          <table:table-cell office:value-type="float" office:value="10.8">
            <text:p>10.8</text:p>
          </table:table-cell>
          <table:table-cell office:value-type="float" office:value="0.1518">
            <text:p>0.1518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227.5">
            <text:p>227.5</text:p>
          </table:table-cell>
          <table:table-cell office:value-type="float" office:value="204.3">
            <text:p>204.3</text:p>
          </table:table-cell>
          <table:table-cell office:value-type="float" office:value="228.6">
            <text:p>228.6</text:p>
          </table:table-cell>
          <table:table-cell office:value-type="float" office:value="191.5">
            <text:p>191.5</text:p>
          </table:table-cell>
          <table:table-cell office:value-type="float" office:value="7.53">
            <text:p>7.53</text:p>
          </table:table-cell>
          <table:table-cell office:value-type="float" office:value="0.1757">
            <text:p>0.1757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207.8">
            <text:p>207.8</text:p>
          </table:table-cell>
          <table:table-cell office:value-type="float" office:value="230.4">
            <text:p>230.4</text:p>
          </table:table-cell>
          <table:table-cell office:value-type="float" office:value="241">
            <text:p>241</text:p>
          </table:table-cell>
          <table:table-cell office:value-type="float" office:value="202.8">
            <text:p>202.8</text:p>
          </table:table-cell>
          <table:table-cell office:value-type="float" office:value="10.84">
            <text:p>10.84</text:p>
          </table:table-cell>
          <table:table-cell office:value-type="float" office:value="-0.0866">
            <text:p>-0.0866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191.8">
            <text:p>191.8</text:p>
          </table:table-cell>
          <table:table-cell office:value-type="float" office:value="207.3">
            <text:p>207.3</text:p>
          </table:table-cell>
          <table:table-cell office:value-type="float" office:value="216">
            <text:p>216</text:p>
          </table:table-cell>
          <table:table-cell office:value-type="float" office:value="173.5">
            <text:p>173.5</text:p>
          </table:table-cell>
          <table:table-cell office:value-type="float" office:value="9.43">
            <text:p>9.43</text:p>
          </table:table-cell>
          <table:table-cell office:value-type="float" office:value="-0.077">
            <text:p>-0.077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162">
            <text:p>162</text:p>
          </table:table-cell>
          <table:table-cell office:value-type="float" office:value="184.8">
            <text:p>184.8</text:p>
          </table:table-cell>
          <table:table-cell office:value-type="float" office:value="185.9">
            <text:p>185.9</text:p>
          </table:table-cell>
          <table:table-cell office:value-type="float" office:value="147.3">
            <text:p>147.3</text:p>
          </table:table-cell>
          <table:table-cell office:value-type="float" office:value="4.5">
            <text:p>4.5</text:p>
          </table:table-cell>
          <table:table-cell office:value-type="float" office:value="-0.1554">
            <text:p>-0.1554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152.4">
            <text:p>152.4</text:p>
          </table:table-cell>
          <table:table-cell office:value-type="float" office:value="159.8">
            <text:p>159.8</text:p>
          </table:table-cell>
          <table:table-cell office:value-type="float" office:value="161.3">
            <text:p>161.3</text:p>
          </table:table-cell>
          <table:table-cell office:value-type="float" office:value="145">
            <text:p>145</text:p>
          </table:table-cell>
          <table:table-cell office:value-type="float" office:value="6.82">
            <text:p>6.82</text:p>
          </table:table-cell>
          <table:table-cell office:value-type="float" office:value="-0.0593">
            <text:p>-0.0593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150.2">
            <text:p>150.2</text:p>
          </table:table-cell>
          <table:table-cell office:value-type="float" office:value="145.8">
            <text:p>145.8</text:p>
          </table:table-cell>
          <table:table-cell office:value-type="float" office:value="151.8">
            <text:p>151.8</text:p>
          </table:table-cell>
          <table:table-cell office:value-type="float" office:value="133.4">
            <text:p>133.4</text:p>
          </table:table-cell>
          <table:table-cell office:value-type="float" office:value="5.96">
            <text:p>5.96</text:p>
          </table:table-cell>
          <table:table-cell office:value-type="float" office:value="-0.0144">
            <text:p>-0.0144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142.4">
            <text:p>142.4</text:p>
          </table:table-cell>
          <table:table-cell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140">
            <text:p>140</text:p>
          </table:table-cell>
          <table:table-cell office:value-type="float" office:value="8.45">
            <text:p>8.45</text:p>
          </table:table-cell>
          <table:table-cell office:value-type="float" office:value="-0.0519">
            <text:p>-0.0519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155.5">
            <text:p>155.5</text:p>
          </table:table-cell>
          <table:table-cell office:value-type="float" office:value="148.1">
            <text:p>148.1</text:p>
          </table:table-cell>
          <table:table-cell office:value-type="float" office:value="158">
            <text:p>158</text:p>
          </table:table-cell>
          <table:table-cell office:value-type="float" office:value="144.5">
            <text:p>144.5</text:p>
          </table:table-cell>
          <table:table-cell office:value-type="float" office:value="12.78">
            <text:p>12.78</text:p>
          </table:table-cell>
          <table:table-cell office:value-type="float" office:value="0.092">
            <text:p>0.092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146.2">
            <text:p>146.2</text:p>
          </table:table-cell>
          <table:table-cell office:value-type="float" office:value="162">
            <text:p>162</text:p>
          </table:table-cell>
          <table:table-cell office:value-type="float" office:value="172.4">
            <text:p>172.4</text:p>
          </table:table-cell>
          <table:table-cell office:value-type="float" office:value="137.3">
            <text:p>137.3</text:p>
          </table:table-cell>
          <table:table-cell office:value-type="float" office:value="13.34">
            <text:p>13.34</text:p>
          </table:table-cell>
          <table:table-cell office:value-type="float" office:value="-0.0598">
            <text:p>-0.0598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134.4">
            <text:p>134.4</text:p>
          </table:table-cell>
          <table:table-cell office:value-type="float" office:value="146.1">
            <text:p>146.1</text:p>
          </table:table-cell>
          <table:table-cell office:value-type="float" office:value="150.7">
            <text:p>150.7</text:p>
          </table:table-cell>
          <table:table-cell office:value-type="float" office:value="132.5">
            <text:p>132.5</text:p>
          </table:table-cell>
          <table:table-cell office:value-type="float" office:value="11.28">
            <text:p>11.28</text:p>
          </table:table-cell>
          <table:table-cell office:value-type="float" office:value="-0.0807">
            <text:p>-0.0807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145.3">
            <text:p>145.3</text:p>
          </table:table-cell>
          <table:table-cell office:value-type="float" office:value="141.3">
            <text:p>141.3</text:p>
          </table:table-cell>
          <table:table-cell office:value-type="float" office:value="147.7">
            <text:p>147.7</text:p>
          </table:table-cell>
          <table:table-cell office:value-type="float" office:value="136">
            <text:p>136</text:p>
          </table:table-cell>
          <table:table-cell office:value-type="float" office:value="16.37">
            <text:p>16.37</text:p>
          </table:table-cell>
          <table:table-cell office:value-type="float" office:value="0.0811">
            <text:p>0.0811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146.9">
            <text:p>146.9</text:p>
          </table:table-cell>
          <table:table-cell office:value-type="float" office:value="142.3">
            <text:p>142.3</text:p>
          </table:table-cell>
          <table:table-cell office:value-type="float" office:value="150.2">
            <text:p>150.2</text:p>
          </table:table-cell>
          <table:table-cell office:value-type="float" office:value="140.2">
            <text:p>140.2</text:p>
          </table:table-cell>
          <table:table-cell office:value-type="float" office:value="12.63">
            <text:p>12.63</text:p>
          </table:table-cell>
          <table:table-cell office:value-type="float" office:value="0.011">
            <text:p>0.011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147">
            <text:p>147</text:p>
          </table:table-cell>
          <table:table-cell office:value-type="float" office:value="142.9">
            <text:p>142.9</text:p>
          </table:table-cell>
          <table:table-cell office:value-type="float" office:value="154.4">
            <text:p>154.4</text:p>
          </table:table-cell>
          <table:table-cell office:value-type="float" office:value="142.9">
            <text:p>142.9</text:p>
          </table:table-cell>
          <table:table-cell office:value-type="float" office:value="12.7">
            <text:p>12.7</text:p>
          </table:table-cell>
          <table:table-cell office:value-type="float" office:value="0.0007">
            <text:p>0.0007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150.7">
            <text:p>150.7</text:p>
          </table:table-cell>
          <table:table-cell office:value-type="float" office:value="149.7">
            <text:p>149.7</text:p>
          </table:table-cell>
          <table:table-cell office:value-type="float" office:value="152">
            <text:p>152</text:p>
          </table:table-cell>
          <table:table-cell office:value-type="float" office:value="141">
            <text:p>141</text:p>
          </table:table-cell>
          <table:table-cell office:value-type="float" office:value="12.04">
            <text:p>12.04</text:p>
          </table:table-cell>
          <table:table-cell office:value-type="float" office:value="0.0252">
            <text:p>0.0252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133.7">
            <text:p>133.7</text:p>
          </table:table-cell>
          <table:table-cell office:value-type="float" office:value="148.5">
            <text:p>148.5</text:p>
          </table:table-cell>
          <table:table-cell office:value-type="float" office:value="150.7">
            <text:p>150.7</text:p>
          </table:table-cell>
          <table:table-cell office:value-type="float" office:value="123">
            <text:p>123</text:p>
          </table:table-cell>
          <table:table-cell office:value-type="float" office:value="15.89">
            <text:p>15.89</text:p>
          </table:table-cell>
          <table:table-cell office:value-type="float" office:value="-0.1128">
            <text:p>-0.1128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141.5">
            <text:p>141.5</text:p>
          </table:table-cell>
          <table:table-cell office:value-type="float" office:value="136.9">
            <text:p>136.9</text:p>
          </table:table-cell>
          <table:table-cell office:value-type="float" office:value="147.5">
            <text:p>147.5</text:p>
          </table:table-cell>
          <table:table-cell office:value-type="float" office:value="133.1">
            <text:p>133.1</text:p>
          </table:table-cell>
          <table:table-cell office:value-type="float" office:value="16.06">
            <text:p>16.06</text:p>
          </table:table-cell>
          <table:table-cell office:value-type="float" office:value="0.0583">
            <text:p>0.0583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142.8">
            <text:p>142.8</text:p>
          </table:table-cell>
          <table:table-cell office:value-type="float" office:value="139">
            <text:p>139</text:p>
          </table:table-cell>
          <table:table-cell office:value-type="float" office:value="147.9">
            <text:p>147.9</text:p>
          </table:table-cell>
          <table:table-cell office:value-type="float" office:value="138.5">
            <text:p>138.5</text:p>
          </table:table-cell>
          <table:table-cell office:value-type="float" office:value="16.41">
            <text:p>16.41</text:p>
          </table:table-cell>
          <table:table-cell office:value-type="float" office:value="0.0092">
            <text:p>0.0092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137.1">
            <text:p>137.1</text:p>
          </table:table-cell>
          <table:table-cell office:value-type="float" office:value="140.9">
            <text:p>140.9</text:p>
          </table:table-cell>
          <table:table-cell office:value-type="float" office:value="144">
            <text:p>144</text:p>
          </table:table-cell>
          <table:table-cell office:value-type="float" office:value="131.6">
            <text:p>131.6</text:p>
          </table:table-cell>
          <table:table-cell office:value-type="float" office:value="20.46">
            <text:p>20.46</text:p>
          </table:table-cell>
          <table:table-cell office:value-type="float" office:value="-0.0399">
            <text:p>-0.0399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130.1">
            <text:p>130.1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28">
            <text:p>128</text:p>
          </table:table-cell>
          <table:table-cell office:value-type="float" office:value="20.61">
            <text:p>20.61</text:p>
          </table:table-cell>
          <table:table-cell office:value-type="float" office:value="-0.0511">
            <text:p>-0.0511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132">
            <text:p>132</text:p>
          </table:table-cell>
          <table:table-cell office:value-type="float" office:value="130.9">
            <text:p>130.9</text:p>
          </table:table-cell>
          <table:table-cell office:value-type="float" office:value="140.6">
            <text:p>140.6</text:p>
          </table:table-cell>
          <table:table-cell office:value-type="float" office:value="125">
            <text:p>125</text:p>
          </table:table-cell>
          <table:table-cell office:value-type="float" office:value="22.82">
            <text:p>22.82</text:p>
          </table:table-cell>
          <table:table-cell office:value-type="float" office:value="0.0146">
            <text:p>0.0146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134.2">
            <text:p>134.2</text:p>
          </table:table-cell>
          <table:table-cell office:value-type="float" office:value="132.7">
            <text:p>132.7</text:p>
          </table:table-cell>
          <table:table-cell office:value-type="float" office:value="135.3">
            <text:p>135.3</text:p>
          </table:table-cell>
          <table:table-cell office:value-type="float" office:value="130.3">
            <text:p>130.3</text:p>
          </table:table-cell>
          <table:table-cell office:value-type="float" office:value="21.04">
            <text:p>21.04</text:p>
          </table:table-cell>
          <table:table-cell office:value-type="float" office:value="0.0167">
            <text:p>0.0167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124.5">
            <text:p>124.5</text:p>
          </table:table-cell>
          <table:table-cell office:value-type="float" office:value="134.6">
            <text:p>134.6</text:p>
          </table:table-cell>
          <table:table-cell office:value-type="float" office:value="135.5">
            <text:p>135.5</text:p>
          </table:table-cell>
          <table:table-cell office:value-type="float" office:value="121">
            <text:p>121</text:p>
          </table:table-cell>
          <table:table-cell office:value-type="float" office:value="22.17">
            <text:p>22.17</text:p>
          </table:table-cell>
          <table:table-cell office:value-type="float" office:value="-0.0723">
            <text:p>-0.0723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122.4">
            <text:p>122.4</text:p>
          </table:table-cell>
          <table:table-cell office:value-type="float" office:value="126.1">
            <text:p>126.1</text:p>
          </table:table-cell>
          <table:table-cell office:value-type="float" office:value="126.4">
            <text:p>126.4</text:p>
          </table:table-cell>
          <table:table-cell office:value-type="float" office:value="119.2">
            <text:p>119.2</text:p>
          </table:table-cell>
          <table:table-cell office:value-type="float" office:value="23.12">
            <text:p>23.12</text:p>
          </table:table-cell>
          <table:table-cell office:value-type="float" office:value="-0.0169">
            <text:p>-0.0169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table:number-columns-repeated="2" office:value-type="float" office:value="124.8">
            <text:p>124.8</text:p>
          </table:table-cell>
          <table:table-cell office:value-type="float" office:value="128.5">
            <text:p>128.5</text:p>
          </table:table-cell>
          <table:table-cell office:value-type="float" office:value="122">
            <text:p>122</text:p>
          </table:table-cell>
          <table:table-cell office:value-type="float" office:value="22.23">
            <text:p>22.23</text:p>
          </table:table-cell>
          <table:table-cell office:value-type="float" office:value="0.0196">
            <text:p>0.0196</text:p>
          </table:table-cell>
        </table:table-row>
        <table:table-row table:style-name="ro2">
          <table:table-cell office:value-type="date" office:date-value="2019-01-01">
            <text:p>Jan <text:s/>2019</text:p>
          </table:table-cell>
          <table:table-cell office:value-type="float" office:value="129.7">
            <text:p>129.7</text:p>
          </table:table-cell>
          <table:table-cell office:value-type="float" office:value="129.5">
            <text:p>129.5</text:p>
          </table:table-cell>
          <table:table-cell office:value-type="float" office:value="143.9">
            <text:p>143.9</text:p>
          </table:table-cell>
          <table:table-cell office:value-type="float" office:value="127.9">
            <text:p>127.9</text:p>
          </table:table-cell>
          <table:table-cell office:value-type="float" office:value="21.25">
            <text:p>21.25</text:p>
          </table:table-cell>
          <table:table-cell office:value-type="float" office:value="0.0393">
            <text:p>0.0393</text:p>
          </table:table-cell>
        </table:table-row>
        <table:table-row table:style-name="ro2">
          <table:table-cell office:value-type="date" office:date-value="2019-02-01">
            <text:p>Feb <text:s/>2019</text:p>
          </table:table-cell>
          <table:table-cell office:value-type="float" office:value="143">
            <text:p>143</text:p>
          </table:table-cell>
          <table:table-cell office:value-type="float" office:value="132.3">
            <text:p>132.3</text:p>
          </table:table-cell>
          <table:table-cell office:value-type="float" office:value="148.7">
            <text:p>148.7</text:p>
          </table:table-cell>
          <table:table-cell office:value-type="float" office:value="129.7">
            <text:p>129.7</text:p>
          </table:table-cell>
          <table:table-cell office:value-type="float" office:value="16.82">
            <text:p>16.82</text:p>
          </table:table-cell>
          <table:table-cell office:value-type="float" office:value="0.1025">
            <text:p>0.1025</text:p>
          </table:table-cell>
        </table:table-row>
        <table:table-row table:style-name="ro2">
          <table:table-cell office:value-type="date" office:date-value="2019-03-01">
            <text:p>Mar <text:s/>2019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51.7">
            <text:p>151.7</text:p>
          </table:table-cell>
          <table:table-cell office:value-type="float" office:value="142.5">
            <text:p>142.5</text:p>
          </table:table-cell>
          <table:table-cell office:value-type="float" office:value="18.5">
            <text:p>18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4-01">
            <text:p>Apr <text:s/>2019</text:p>
          </table:table-cell>
          <table:table-cell office:value-type="float" office:value="151.1">
            <text:p>151.1</text:p>
          </table:table-cell>
          <table:table-cell office:value-type="float" office:value="143.7">
            <text:p>143.7</text:p>
          </table:table-cell>
          <table:table-cell office:value-type="float" office:value="155.9">
            <text:p>155.9</text:p>
          </table:table-cell>
          <table:table-cell office:value-type="float" office:value="143.3">
            <text:p>143.3</text:p>
          </table:table-cell>
          <table:table-cell office:value-type="float" office:value="16.88">
            <text:p>16.88</text:p>
          </table:table-cell>
          <table:table-cell office:value-type="float" office:value="0.0566">
            <text:p>0.0566</text:p>
          </table:table-cell>
        </table:table-row>
        <table:table-row table:style-name="ro2">
          <table:table-cell office:value-type="date" office:date-value="2019-05-01">
            <text:p>May <text:s/>2019</text:p>
          </table:table-cell>
          <table:table-cell office:value-type="float" office:value="157">
            <text:p>157</text:p>
          </table:table-cell>
          <table:table-cell office:value-type="float" office:value="153.4">
            <text:p>153.4</text:p>
          </table:table-cell>
          <table:table-cell office:value-type="float" office:value="157">
            <text:p>157</text:p>
          </table:table-cell>
          <table:table-cell office:value-type="float" office:value="145.1">
            <text:p>145.1</text:p>
          </table:table-cell>
          <table:table-cell office:value-type="float" office:value="12.59">
            <text:p>12.59</text:p>
          </table:table-cell>
          <table:table-cell office:value-type="float" office:value="0.039">
            <text:p>0.039</text:p>
          </table:table-cell>
        </table:table-row>
        <table:table-row table:style-name="ro2">
          <table:table-cell office:value-type="date" office:date-value="2019-06-01">
            <text:p>Jun <text:s/>2019</text:p>
          </table:table-cell>
          <table:table-cell office:value-type="float" office:value="149.8">
            <text:p>149.8</text:p>
          </table:table-cell>
          <table:table-cell office:value-type="float" office:value="150.6">
            <text:p>150.6</text:p>
          </table:table-cell>
          <table:table-cell office:value-type="float" office:value="168.2">
            <text:p>168.2</text:p>
          </table:table-cell>
          <table:table-cell office:value-type="float" office:value="144">
            <text:p>144</text:p>
          </table:table-cell>
          <table:table-cell office:value-type="float" office:value="14.64">
            <text:p>14.64</text:p>
          </table:table-cell>
          <table:table-cell office:value-type="float" office:value="-0.0459">
            <text:p>-0.0459</text:p>
          </table:table-cell>
        </table:table-row>
        <table:table-row table:style-name="ro2">
          <table:table-cell office:value-type="date" office:date-value="2019-07-01">
            <text:p>Jul <text:s/>2019</text:p>
          </table:table-cell>
          <table:table-cell office:value-type="float" office:value="134.5">
            <text:p>134.5</text:p>
          </table:table-cell>
          <table:table-cell office:value-type="float" office:value="146.9">
            <text:p>146.9</text:p>
          </table:table-cell>
          <table:table-cell office:value-type="float" office:value="148.2">
            <text:p>148.2</text:p>
          </table:table-cell>
          <table:table-cell office:value-type="float" office:value="133">
            <text:p>133</text:p>
          </table:table-cell>
          <table:table-cell office:value-type="float" office:value="13.91">
            <text:p>13.91</text:p>
          </table:table-cell>
          <table:table-cell office:value-type="float" office:value="-0.1021">
            <text:p>-0.1021</text:p>
          </table:table-cell>
        </table:table-row>
        <table:table-row table:style-name="ro2">
          <table:table-cell office:value-type="date" office:date-value="2019-08-01">
            <text:p>Aug <text:s/>2019</text:p>
          </table:table-cell>
          <table:table-cell office:value-type="float" office:value="128.5">
            <text:p>128.5</text:p>
          </table:table-cell>
          <table:table-cell office:value-type="float" office:value="135.5">
            <text:p>135.5</text:p>
          </table:table-cell>
          <table:table-cell office:value-type="float" office:value="135.9">
            <text:p>135.9</text:p>
          </table:table-cell>
          <table:table-cell office:value-type="float" office:value="126.5">
            <text:p>126.5</text:p>
          </table:table-cell>
          <table:table-cell office:value-type="float" office:value="16.73">
            <text:p>16.73</text:p>
          </table:table-cell>
          <table:table-cell office:value-type="float" office:value="-0.0446">
            <text:p>-0.0446</text:p>
          </table:table-cell>
        </table:table-row>
        <table:table-row table:style-name="ro2">
          <table:table-cell office:value-type="date" office:date-value="2019-09-01">
            <text:p>Sep <text:s/>2019</text:p>
          </table:table-cell>
          <table:table-cell office:value-type="float" office:value="127.9">
            <text:p>127.9</text:p>
          </table:table-cell>
          <table:table-cell office:value-type="float" office:value="130.2">
            <text:p>130.2</text:p>
          </table:table-cell>
          <table:table-cell office:value-type="float" office:value="136">
            <text:p>136</text:p>
          </table:table-cell>
          <table:table-cell office:value-type="float" office:value="124.7">
            <text:p>124.7</text:p>
          </table:table-cell>
          <table:table-cell office:value-type="float" office:value="13.9">
            <text:p>13.9</text:p>
          </table:table-cell>
          <table:table-cell office:value-type="float" office:value="-0.0047">
            <text:p>-0.0047</text:p>
          </table:table-cell>
        </table:table-row>
        <table:table-row table:style-name="ro2">
          <table:table-cell office:value-type="date" office:date-value="2019-10-01">
            <text:p>Oct <text:s/>2019</text:p>
          </table:table-cell>
          <table:table-cell office:value-type="float" office:value="131.9">
            <text:p>131.9</text:p>
          </table:table-cell>
          <table:table-cell office:value-type="float" office:value="127.8">
            <text:p>127.8</text:p>
          </table:table-cell>
          <table:table-cell office:value-type="float" office:value="134.7">
            <text:p>134.7</text:p>
          </table:table-cell>
          <table:table-cell office:value-type="float" office:value="124">
            <text:p>124</text:p>
          </table:table-cell>
          <table:table-cell office:value-type="float" office:value="15.73">
            <text:p>15.73</text:p>
          </table:table-cell>
          <table:table-cell office:value-type="float" office:value="0.0313">
            <text:p>0.0313</text:p>
          </table:table-cell>
        </table:table-row>
        <table:table-row table:style-name="ro2">
          <table:table-cell office:value-type="date" office:date-value="2019-11-01">
            <text:p>Nov <text:s/>2019</text:p>
          </table:table-cell>
          <table:table-cell office:value-type="float" office:value="138.5">
            <text:p>138.5</text:p>
          </table:table-cell>
          <table:table-cell office:value-type="float" office:value="133.2">
            <text:p>133.2</text:p>
          </table:table-cell>
          <table:table-cell office:value-type="float" office:value="143.5">
            <text:p>143.5</text:p>
          </table:table-cell>
          <table:table-cell office:value-type="float" office:value="132.4">
            <text:p>132.4</text:p>
          </table:table-cell>
          <table:table-cell office:value-type="float" office:value="18.2">
            <text:p>18.2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date" office:date-value="2019-12-01">
            <text:p>Dec <text:s/>2019</text:p>
          </table:table-cell>
          <table:table-cell office:value-type="float" office:value="145.1">
            <text:p>145.1</text:p>
          </table:table-cell>
          <table:table-cell office:value-type="float" office:value="139">
            <text:p>139</text:p>
          </table:table-cell>
          <table:table-cell office:value-type="float" office:value="153.1">
            <text:p>153.1</text:p>
          </table:table-cell>
          <table:table-cell office:value-type="float" office:value="139">
            <text:p>139</text:p>
          </table:table-cell>
          <table:table-cell office:value-type="float" office:value="24.27">
            <text:p>24.27</text:p>
          </table:table-cell>
          <table:table-cell office:value-type="float" office:value="0.0477">
            <text:p>0.0477</text:p>
          </table:table-cell>
        </table:table-row>
      </table:table>
      <table:table table:name="AGRI_RAW_MATERIALS_INDEX" table:style-name="ta1" table:print="false">
        <table:table-column table:style-name="co1" table:default-cell-style-name="ce1"/>
        <table:table-column table:style-name="co6" table:default-cell-style-name="ce4"/>
        <table:table-column table:style-name="co6" table:default-cell-style-name="ce6"/>
        <table:table-row table:style-name="ro1">
          <table:table-cell table:style-name="Default" office:value-type="string">
            <text:p>MONTH</text:p>
          </table:table-cell>
          <table:table-cell table:number-columns-repeated="2" table:style-name="Default" office:value-type="string">
            <text:p>CARMI_CHANGE</text:p>
          </table:table-cell>
        </table:table-row>
        <table:table-row table:style-name="ro2">
          <table:table-cell office:value-type="date" office:date-value="1994-01-01">
            <text:p>Jan <text:s/>1994</text:p>
          </table:table-cell>
          <table:table-cell office:value-type="float" office:value="74.94">
            <text:p>74.9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1994-02-01">
            <text:p>Feb <text:s/>1994</text:p>
          </table:table-cell>
          <table:table-cell office:value-type="float" office:value="77.5">
            <text:p>77.5</text:p>
          </table:table-cell>
          <table:table-cell office:value-type="float" office:value="0.0341">
            <text:p>0.0341</text:p>
          </table:table-cell>
        </table:table-row>
        <table:table-row table:style-name="ro2">
          <table:table-cell office:value-type="date" office:date-value="1994-03-01">
            <text:p>Mar <text:s/>1994</text:p>
          </table:table-cell>
          <table:table-cell office:value-type="float" office:value="77.31">
            <text:p>77.31</text:p>
          </table:table-cell>
          <table:table-cell office:value-type="float" office:value="-0.0024">
            <text:p>-0.0024</text:p>
          </table:table-cell>
        </table:table-row>
        <table:table-row table:style-name="ro2">
          <table:table-cell office:value-type="date" office:date-value="1994-04-01">
            <text:p>Apr <text:s/>1994</text:p>
          </table:table-cell>
          <table:table-cell office:value-type="float" office:value="77.73">
            <text:p>77.73</text:p>
          </table:table-cell>
          <table:table-cell office:value-type="float" office:value="0.0053">
            <text:p>0.0053</text:p>
          </table:table-cell>
        </table:table-row>
        <table:table-row table:style-name="ro2">
          <table:table-cell office:value-type="date" office:date-value="1994-05-01">
            <text:p>May <text:s/>1994</text:p>
          </table:table-cell>
          <table:table-cell office:value-type="float" office:value="79.61">
            <text:p>79.61</text:p>
          </table:table-cell>
          <table:table-cell office:value-type="float" office:value="0.0243">
            <text:p>0.0243</text:p>
          </table:table-cell>
        </table:table-row>
        <table:table-row table:style-name="ro2">
          <table:table-cell office:value-type="date" office:date-value="1994-06-01">
            <text:p>Jun <text:s/>1994</text:p>
          </table:table-cell>
          <table:table-cell office:value-type="float" office:value="79.4">
            <text:p>79.4</text:p>
          </table:table-cell>
          <table:table-cell office:value-type="float" office:value="-0.0027">
            <text:p>-0.0027</text:p>
          </table:table-cell>
        </table:table-row>
        <table:table-row table:style-name="ro2">
          <table:table-cell office:value-type="date" office:date-value="1994-07-01">
            <text:p>Jul <text:s/>1994</text:p>
          </table:table-cell>
          <table:table-cell office:value-type="float" office:value="75.69">
            <text:p>75.69</text:p>
          </table:table-cell>
          <table:table-cell office:value-type="float" office:value="-0.0467">
            <text:p>-0.0467</text:p>
          </table:table-cell>
        </table:table-row>
        <table:table-row table:style-name="ro2">
          <table:table-cell office:value-type="date" office:date-value="1994-08-01">
            <text:p>Aug <text:s/>1994</text:p>
          </table:table-cell>
          <table:table-cell office:value-type="float" office:value="73.29">
            <text:p>73.29</text:p>
          </table:table-cell>
          <table:table-cell office:value-type="float" office:value="-0.0318">
            <text:p>-0.0318</text:p>
          </table:table-cell>
        </table:table-row>
        <table:table-row table:style-name="ro2">
          <table:table-cell office:value-type="date" office:date-value="1994-09-01">
            <text:p>Sep <text:s/>1994</text:p>
          </table:table-cell>
          <table:table-cell office:value-type="float" office:value="71.46">
            <text:p>71.46</text:p>
          </table:table-cell>
          <table:table-cell office:value-type="float" office:value="-0.0249">
            <text:p>-0.0249</text:p>
          </table:table-cell>
        </table:table-row>
        <table:table-row table:style-name="ro2">
          <table:table-cell office:value-type="date" office:date-value="1994-10-01">
            <text:p>Oct <text:s/>1994</text:p>
          </table:table-cell>
          <table:table-cell office:value-type="float" office:value="71.25">
            <text:p>71.25</text:p>
          </table:table-cell>
          <table:table-cell office:value-type="float" office:value="-0.003">
            <text:p>-0.003</text:p>
          </table:table-cell>
        </table:table-row>
        <table:table-row table:style-name="ro2">
          <table:table-cell office:value-type="date" office:date-value="1994-11-01">
            <text:p>Nov <text:s/>1994</text:p>
          </table:table-cell>
          <table:table-cell office:value-type="float" office:value="71.88">
            <text:p>71.88</text:p>
          </table:table-cell>
          <table:table-cell office:value-type="float" office:value="0.0089">
            <text:p>0.0089</text:p>
          </table:table-cell>
        </table:table-row>
        <table:table-row table:style-name="ro2">
          <table:table-cell office:value-type="date" office:date-value="1994-12-01">
            <text:p>Dec <text:s/>1994</text:p>
          </table:table-cell>
          <table:table-cell office:value-type="float" office:value="72.6">
            <text:p>72.6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date" office:date-value="1995-01-01">
            <text:p>Jan <text:s/>1995</text:p>
          </table:table-cell>
          <table:table-cell office:value-type="float" office:value="73.2">
            <text:p>73.2</text:p>
          </table:table-cell>
          <table:table-cell office:value-type="float" office:value="0.0083">
            <text:p>0.0083</text:p>
          </table:table-cell>
        </table:table-row>
        <table:table-row table:style-name="ro2">
          <table:table-cell office:value-type="date" office:date-value="1995-02-01">
            <text:p>Feb <text:s/>1995</text:p>
          </table:table-cell>
          <table:table-cell office:value-type="float" office:value="72.56">
            <text:p>72.56</text:p>
          </table:table-cell>
          <table:table-cell office:value-type="float" office:value="-0.0088">
            <text:p>-0.0088</text:p>
          </table:table-cell>
        </table:table-row>
        <table:table-row table:style-name="ro2">
          <table:table-cell office:value-type="date" office:date-value="1995-03-01">
            <text:p>Mar <text:s/>1995</text:p>
          </table:table-cell>
          <table:table-cell office:value-type="float" office:value="72.77">
            <text:p>72.77</text:p>
          </table:table-cell>
          <table:table-cell office:value-type="float" office:value="0.0029">
            <text:p>0.0029</text:p>
          </table:table-cell>
        </table:table-row>
        <table:table-row table:style-name="ro2">
          <table:table-cell office:value-type="date" office:date-value="1995-04-01">
            <text:p>Apr <text:s/>1995</text:p>
          </table:table-cell>
          <table:table-cell office:value-type="float" office:value="73.3">
            <text:p>73.3</text:p>
          </table:table-cell>
          <table:table-cell office:value-type="float" office:value="0.0072">
            <text:p>0.0072</text:p>
          </table:table-cell>
        </table:table-row>
        <table:table-row table:style-name="ro2">
          <table:table-cell office:value-type="date" office:date-value="1995-05-01">
            <text:p>May <text:s/>1995</text:p>
          </table:table-cell>
          <table:table-cell office:value-type="float" office:value="74.25">
            <text:p>74.25</text:p>
          </table:table-cell>
          <table:table-cell office:value-type="float" office:value="0.013">
            <text:p>0.013</text:p>
          </table:table-cell>
        </table:table-row>
        <table:table-row table:style-name="ro2">
          <table:table-cell office:value-type="date" office:date-value="1995-06-01">
            <text:p>Jun <text:s/>1995</text:p>
          </table:table-cell>
          <table:table-cell office:value-type="float" office:value="74.92">
            <text:p>74.92</text:p>
          </table:table-cell>
          <table:table-cell office:value-type="float" office:value="0.009">
            <text:p>0.009</text:p>
          </table:table-cell>
        </table:table-row>
        <table:table-row table:style-name="ro2">
          <table:table-cell office:value-type="date" office:date-value="1995-07-01">
            <text:p>Jul <text:s/>1995</text:p>
          </table:table-cell>
          <table:table-cell office:value-type="float" office:value="74.38">
            <text:p>74.38</text:p>
          </table:table-cell>
          <table:table-cell office:value-type="float" office:value="-0.0072">
            <text:p>-0.0072</text:p>
          </table:table-cell>
        </table:table-row>
        <table:table-row table:style-name="ro2">
          <table:table-cell office:value-type="date" office:date-value="1995-08-01">
            <text:p>Aug <text:s/>1995</text:p>
          </table:table-cell>
          <table:table-cell office:value-type="float" office:value="73.42">
            <text:p>73.42</text:p>
          </table:table-cell>
          <table:table-cell office:value-type="float" office:value="-0.0129">
            <text:p>-0.0129</text:p>
          </table:table-cell>
        </table:table-row>
        <table:table-row table:style-name="ro2">
          <table:table-cell office:value-type="date" office:date-value="1995-09-01">
            <text:p>Sep <text:s/>1995</text:p>
          </table:table-cell>
          <table:table-cell office:value-type="float" office:value="73.16">
            <text:p>73.16</text:p>
          </table:table-cell>
          <table:table-cell office:value-type="float" office:value="-0.0036">
            <text:p>-0.0036</text:p>
          </table:table-cell>
        </table:table-row>
        <table:table-row table:style-name="ro2">
          <table:table-cell office:value-type="date" office:date-value="1995-10-01">
            <text:p>Oct <text:s/>1995</text:p>
          </table:table-cell>
          <table:table-cell office:value-type="float" office:value="73.45">
            <text:p>73.45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date" office:date-value="1995-11-01">
            <text:p>Nov <text:s/>1995</text:p>
          </table:table-cell>
          <table:table-cell office:value-type="float" office:value="73.02">
            <text:p>73.02</text:p>
          </table:table-cell>
          <table:table-cell office:value-type="float" office:value="-0.0059">
            <text:p>-0.0059</text:p>
          </table:table-cell>
        </table:table-row>
        <table:table-row table:style-name="ro2">
          <table:table-cell office:value-type="date" office:date-value="1995-12-01">
            <text:p>Dec <text:s/>1995</text:p>
          </table:table-cell>
          <table:table-cell office:value-type="float" office:value="73.22">
            <text:p>73.22</text:p>
          </table:table-cell>
          <table:table-cell office:value-type="float" office:value="0.0028">
            <text:p>0.0028</text:p>
          </table:table-cell>
        </table:table-row>
        <table:table-row table:style-name="ro2">
          <table:table-cell office:value-type="date" office:date-value="1996-01-01">
            <text:p>Jan <text:s/>1996</text:p>
          </table:table-cell>
          <table:table-cell office:value-type="float" office:value="71.56">
            <text:p>71.56</text:p>
          </table:table-cell>
          <table:table-cell office:value-type="float" office:value="-0.0227">
            <text:p>-0.0227</text:p>
          </table:table-cell>
        </table:table-row>
        <table:table-row table:style-name="ro2">
          <table:table-cell office:value-type="date" office:date-value="1996-02-01">
            <text:p>Feb <text:s/>1996</text:p>
          </table:table-cell>
          <table:table-cell office:value-type="float" office:value="72.8">
            <text:p>72.8</text:p>
          </table:table-cell>
          <table:table-cell office:value-type="float" office:value="0.0173">
            <text:p>0.0173</text:p>
          </table:table-cell>
        </table:table-row>
        <table:table-row table:style-name="ro2">
          <table:table-cell office:value-type="date" office:date-value="1996-03-01">
            <text:p>Mar <text:s/>1996</text:p>
          </table:table-cell>
          <table:table-cell office:value-type="float" office:value="73.09">
            <text:p>73.09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date" office:date-value="1996-04-01">
            <text:p>Apr <text:s/>1996</text:p>
          </table:table-cell>
          <table:table-cell office:value-type="float" office:value="73.75">
            <text:p>73.75</text:p>
          </table:table-cell>
          <table:table-cell office:value-type="float" office:value="0.009">
            <text:p>0.009</text:p>
          </table:table-cell>
        </table:table-row>
        <table:table-row table:style-name="ro2">
          <table:table-cell office:value-type="date" office:date-value="1996-05-01">
            <text:p>May <text:s/>1996</text:p>
          </table:table-cell>
          <table:table-cell office:value-type="float" office:value="72.84">
            <text:p>72.84</text:p>
          </table:table-cell>
          <table:table-cell office:value-type="float" office:value="-0.0123">
            <text:p>-0.0123</text:p>
          </table:table-cell>
        </table:table-row>
        <table:table-row table:style-name="ro2">
          <table:table-cell office:value-type="date" office:date-value="1996-06-01">
            <text:p>Jun <text:s/>1996</text:p>
          </table:table-cell>
          <table:table-cell office:value-type="float" office:value="73.34">
            <text:p>73.34</text:p>
          </table:table-cell>
          <table:table-cell office:value-type="float" office:value="0.0069">
            <text:p>0.0069</text:p>
          </table:table-cell>
        </table:table-row>
        <table:table-row table:style-name="ro2">
          <table:table-cell office:value-type="date" office:date-value="1996-07-01">
            <text:p>Jul <text:s/>1996</text:p>
          </table:table-cell>
          <table:table-cell office:value-type="float" office:value="74.04">
            <text:p>74.04</text:p>
          </table:table-cell>
          <table:table-cell office:value-type="float" office:value="0.0095">
            <text:p>0.0095</text:p>
          </table:table-cell>
        </table:table-row>
        <table:table-row table:style-name="ro2">
          <table:table-cell office:value-type="date" office:date-value="1996-08-01">
            <text:p>Aug <text:s/>1996</text:p>
          </table:table-cell>
          <table:table-cell office:value-type="float" office:value="70.71">
            <text:p>70.71</text:p>
          </table:table-cell>
          <table:table-cell office:value-type="float" office:value="-0.0451">
            <text:p>-0.0451</text:p>
          </table:table-cell>
        </table:table-row>
        <table:table-row table:style-name="ro2">
          <table:table-cell office:value-type="date" office:date-value="1996-09-01">
            <text:p>Sep <text:s/>1996</text:p>
          </table:table-cell>
          <table:table-cell office:value-type="float" office:value="67.39">
            <text:p>67.39</text:p>
          </table:table-cell>
          <table:table-cell office:value-type="float" office:value="-0.0469">
            <text:p>-0.0469</text:p>
          </table:table-cell>
        </table:table-row>
        <table:table-row table:style-name="ro2">
          <table:table-cell office:value-type="date" office:date-value="1996-10-01">
            <text:p>Oct <text:s/>1996</text:p>
          </table:table-cell>
          <table:table-cell office:value-type="float" office:value="64.06">
            <text:p>64.06</text:p>
          </table:table-cell>
          <table:table-cell office:value-type="float" office:value="-0.0494">
            <text:p>-0.0494</text:p>
          </table:table-cell>
        </table:table-row>
        <table:table-row table:style-name="ro2">
          <table:table-cell office:value-type="date" office:date-value="1996-11-01">
            <text:p>Nov <text:s/>1996</text:p>
          </table:table-cell>
          <table:table-cell office:value-type="float" office:value="60.63">
            <text:p>60.63</text:p>
          </table:table-cell>
          <table:table-cell office:value-type="float" office:value="-0.0536">
            <text:p>-0.0536</text:p>
          </table:table-cell>
        </table:table-row>
        <table:table-row table:style-name="ro2">
          <table:table-cell office:value-type="date" office:date-value="1996-12-01">
            <text:p>Dec <text:s/>1996</text:p>
          </table:table-cell>
          <table:table-cell office:value-type="float" office:value="59.21">
            <text:p>59.21</text:p>
          </table:table-cell>
          <table:table-cell office:value-type="float" office:value="-0.0234">
            <text:p>-0.0234</text:p>
          </table:table-cell>
        </table:table-row>
        <table:table-row table:style-name="ro2">
          <table:table-cell office:value-type="date" office:date-value="1997-01-01">
            <text:p>Jan <text:s/>1997</text:p>
          </table:table-cell>
          <table:table-cell office:value-type="float" office:value="55.93">
            <text:p>55.93</text:p>
          </table:table-cell>
          <table:table-cell office:value-type="float" office:value="-0.0554">
            <text:p>-0.0554</text:p>
          </table:table-cell>
        </table:table-row>
        <table:table-row table:style-name="ro2">
          <table:table-cell office:value-type="date" office:date-value="1997-02-01">
            <text:p>Feb <text:s/>1997</text:p>
          </table:table-cell>
          <table:table-cell office:value-type="float" office:value="51.66">
            <text:p>51.66</text:p>
          </table:table-cell>
          <table:table-cell office:value-type="float" office:value="-0.0763">
            <text:p>-0.0763</text:p>
          </table:table-cell>
        </table:table-row>
        <table:table-row table:style-name="ro2">
          <table:table-cell office:value-type="date" office:date-value="1997-03-01">
            <text:p>Mar <text:s/>1997</text:p>
          </table:table-cell>
          <table:table-cell office:value-type="float" office:value="56.49">
            <text:p>56.49</text:p>
          </table:table-cell>
          <table:table-cell office:value-type="float" office:value="0.0935">
            <text:p>0.0935</text:p>
          </table:table-cell>
        </table:table-row>
        <table:table-row table:style-name="ro2">
          <table:table-cell office:value-type="date" office:date-value="1997-04-01">
            <text:p>Apr <text:s/>1997</text:p>
          </table:table-cell>
          <table:table-cell office:value-type="float" office:value="55.44">
            <text:p>55.44</text:p>
          </table:table-cell>
          <table:table-cell office:value-type="float" office:value="-0.0186">
            <text:p>-0.0186</text:p>
          </table:table-cell>
        </table:table-row>
        <table:table-row table:style-name="ro2">
          <table:table-cell office:value-type="date" office:date-value="1997-05-01">
            <text:p>May <text:s/>1997</text:p>
          </table:table-cell>
          <table:table-cell office:value-type="float" office:value="54.4">
            <text:p>54.4</text:p>
          </table:table-cell>
          <table:table-cell office:value-type="float" office:value="-0.0186">
            <text:p>-0.0186</text:p>
          </table:table-cell>
        </table:table-row>
        <table:table-row table:style-name="ro2">
          <table:table-cell office:value-type="date" office:date-value="1997-06-01">
            <text:p>Jun <text:s/>1997</text:p>
          </table:table-cell>
          <table:table-cell office:value-type="float" office:value="51.57">
            <text:p>51.57</text:p>
          </table:table-cell>
          <table:table-cell office:value-type="float" office:value="-0.052">
            <text:p>-0.052</text:p>
          </table:table-cell>
        </table:table-row>
        <table:table-row table:style-name="ro2">
          <table:table-cell office:value-type="date" office:date-value="1997-07-01">
            <text:p>Jul <text:s/>1997</text:p>
          </table:table-cell>
          <table:table-cell office:value-type="float" office:value="50.01">
            <text:p>50.01</text:p>
          </table:table-cell>
          <table:table-cell office:value-type="float" office:value="-0.0303">
            <text:p>-0.0303</text:p>
          </table:table-cell>
        </table:table-row>
        <table:table-row table:style-name="ro2">
          <table:table-cell office:value-type="date" office:date-value="1997-08-01">
            <text:p>Aug <text:s/>1997</text:p>
          </table:table-cell>
          <table:table-cell office:value-type="float" office:value="49.2">
            <text:p>49.2</text:p>
          </table:table-cell>
          <table:table-cell office:value-type="float" office:value="-0.0162">
            <text:p>-0.0162</text:p>
          </table:table-cell>
        </table:table-row>
        <table:table-row table:style-name="ro2">
          <table:table-cell office:value-type="date" office:date-value="1997-09-01">
            <text:p>Sep <text:s/>1997</text:p>
          </table:table-cell>
          <table:table-cell office:value-type="float" office:value="49.51">
            <text:p>49.51</text:p>
          </table:table-cell>
          <table:table-cell office:value-type="float" office:value="0.0063">
            <text:p>0.0063</text:p>
          </table:table-cell>
        </table:table-row>
        <table:table-row table:style-name="ro2">
          <table:table-cell office:value-type="date" office:date-value="1997-10-01">
            <text:p>Oct <text:s/>1997</text:p>
          </table:table-cell>
          <table:table-cell office:value-type="float" office:value="52.25">
            <text:p>52.25</text:p>
          </table:table-cell>
          <table:table-cell office:value-type="float" office:value="0.0552">
            <text:p>0.0552</text:p>
          </table:table-cell>
        </table:table-row>
        <table:table-row table:style-name="ro2">
          <table:table-cell office:value-type="date" office:date-value="1997-11-01">
            <text:p>Nov <text:s/>1997</text:p>
          </table:table-cell>
          <table:table-cell office:value-type="float" office:value="53.02">
            <text:p>53.02</text:p>
          </table:table-cell>
          <table:table-cell office:value-type="float" office:value="0.0148">
            <text:p>0.0148</text:p>
          </table:table-cell>
        </table:table-row>
        <table:table-row table:style-name="ro2">
          <table:table-cell office:value-type="date" office:date-value="1997-12-01">
            <text:p>Dec <text:s/>1997</text:p>
          </table:table-cell>
          <table:table-cell office:value-type="float" office:value="52.1">
            <text:p>52.1</text:p>
          </table:table-cell>
          <table:table-cell office:value-type="float" office:value="-0.0174">
            <text:p>-0.0174</text:p>
          </table:table-cell>
        </table:table-row>
        <table:table-row table:style-name="ro2">
          <table:table-cell office:value-type="date" office:date-value="1998-01-01">
            <text:p>Jan <text:s/>1998</text:p>
          </table:table-cell>
          <table:table-cell office:value-type="float" office:value="52.72">
            <text:p>52.72</text:p>
          </table:table-cell>
          <table:table-cell office:value-type="float" office:value="0.0119">
            <text:p>0.0119</text:p>
          </table:table-cell>
        </table:table-row>
        <table:table-row table:style-name="ro2">
          <table:table-cell office:value-type="date" office:date-value="1998-02-01">
            <text:p>Feb <text:s/>1998</text:p>
          </table:table-cell>
          <table:table-cell office:value-type="float" office:value="53.68">
            <text:p>53.68</text:p>
          </table:table-cell>
          <table:table-cell office:value-type="float" office:value="0.0182">
            <text:p>0.0182</text:p>
          </table:table-cell>
        </table:table-row>
        <table:table-row table:style-name="ro2">
          <table:table-cell office:value-type="date" office:date-value="1998-03-01">
            <text:p>Mar <text:s/>1998</text:p>
          </table:table-cell>
          <table:table-cell office:value-type="float" office:value="53.79">
            <text:p>53.79</text:p>
          </table:table-cell>
          <table:table-cell office:value-type="float" office:value="0.002">
            <text:p>0.002</text:p>
          </table:table-cell>
        </table:table-row>
        <table:table-row table:style-name="ro2">
          <table:table-cell office:value-type="date" office:date-value="1998-04-01">
            <text:p>Apr <text:s/>1998</text:p>
          </table:table-cell>
          <table:table-cell office:value-type="float" office:value="53.82">
            <text:p>53.82</text:p>
          </table:table-cell>
          <table:table-cell office:value-type="float" office:value="0.0006">
            <text:p>0.0006</text:p>
          </table:table-cell>
        </table:table-row>
        <table:table-row table:style-name="ro2">
          <table:table-cell office:value-type="date" office:date-value="1998-05-01">
            <text:p>May <text:s/>1998</text:p>
          </table:table-cell>
          <table:table-cell office:value-type="float" office:value="53.78">
            <text:p>53.78</text:p>
          </table:table-cell>
          <table:table-cell office:value-type="float" office:value="-0.0007">
            <text:p>-0.0007</text:p>
          </table:table-cell>
        </table:table-row>
        <table:table-row table:style-name="ro2">
          <table:table-cell office:value-type="date" office:date-value="1998-06-01">
            <text:p>Jun <text:s/>1998</text:p>
          </table:table-cell>
          <table:table-cell office:value-type="float" office:value="55.24">
            <text:p>55.24</text:p>
          </table:table-cell>
          <table:table-cell office:value-type="float" office:value="0.027">
            <text:p>0.027</text:p>
          </table:table-cell>
        </table:table-row>
        <table:table-row table:style-name="ro2">
          <table:table-cell office:value-type="date" office:date-value="1998-07-01">
            <text:p>Jul <text:s/>1998</text:p>
          </table:table-cell>
          <table:table-cell office:value-type="float" office:value="56.75">
            <text:p>56.75</text:p>
          </table:table-cell>
          <table:table-cell office:value-type="float" office:value="0.0274">
            <text:p>0.0274</text:p>
          </table:table-cell>
        </table:table-row>
        <table:table-row table:style-name="ro2">
          <table:table-cell office:value-type="date" office:date-value="1998-08-01">
            <text:p>Aug <text:s/>1998</text:p>
          </table:table-cell>
          <table:table-cell office:value-type="float" office:value="57.03">
            <text:p>57.03</text:p>
          </table:table-cell>
          <table:table-cell office:value-type="float" office:value="0.0049">
            <text:p>0.0049</text:p>
          </table:table-cell>
        </table:table-row>
        <table:table-row table:style-name="ro2">
          <table:table-cell office:value-type="date" office:date-value="1998-09-01">
            <text:p>Sep <text:s/>1998</text:p>
          </table:table-cell>
          <table:table-cell office:value-type="float" office:value="57.16">
            <text:p>57.16</text:p>
          </table:table-cell>
          <table:table-cell office:value-type="float" office:value="0.0022">
            <text:p>0.0022</text:p>
          </table:table-cell>
        </table:table-row>
        <table:table-row table:style-name="ro2">
          <table:table-cell office:value-type="date" office:date-value="1998-10-01">
            <text:p>Oct <text:s/>1998</text:p>
          </table:table-cell>
          <table:table-cell office:value-type="float" office:value="57.8">
            <text:p>57.8</text:p>
          </table:table-cell>
          <table:table-cell office:value-type="float" office:value="0.0112">
            <text:p>0.0112</text:p>
          </table:table-cell>
        </table:table-row>
        <table:table-row table:style-name="ro2">
          <table:table-cell office:value-type="date" office:date-value="1998-11-01">
            <text:p>Nov <text:s/>1998</text:p>
          </table:table-cell>
          <table:table-cell office:value-type="float" office:value="57.7">
            <text:p>57.7</text:p>
          </table:table-cell>
          <table:table-cell office:value-type="float" office:value="-0.0017">
            <text:p>-0.0017</text:p>
          </table:table-cell>
        </table:table-row>
        <table:table-row table:style-name="ro2">
          <table:table-cell office:value-type="date" office:date-value="1998-12-01">
            <text:p>Dec <text:s/>1998</text:p>
          </table:table-cell>
          <table:table-cell office:value-type="float" office:value="58.24">
            <text:p>58.24</text:p>
          </table:table-cell>
          <table:table-cell office:value-type="float" office:value="0.0093">
            <text:p>0.0093</text:p>
          </table:table-cell>
        </table:table-row>
        <table:table-row table:style-name="ro2">
          <table:table-cell office:value-type="date" office:date-value="1999-01-01">
            <text:p>Jan <text:s/>1999</text:p>
          </table:table-cell>
          <table:table-cell office:value-type="float" office:value="57.9">
            <text:p>57.9</text:p>
          </table:table-cell>
          <table:table-cell office:value-type="float" office:value="-0.0057">
            <text:p>-0.0057</text:p>
          </table:table-cell>
        </table:table-row>
        <table:table-row table:style-name="ro2">
          <table:table-cell office:value-type="date" office:date-value="1999-02-01">
            <text:p>Feb <text:s/>1999</text:p>
          </table:table-cell>
          <table:table-cell office:value-type="float" office:value="57.81">
            <text:p>57.81</text:p>
          </table:table-cell>
          <table:table-cell office:value-type="float" office:value="-0.0017">
            <text:p>-0.0017</text:p>
          </table:table-cell>
        </table:table-row>
        <table:table-row table:style-name="ro2">
          <table:table-cell office:value-type="date" office:date-value="1999-03-01">
            <text:p>Mar <text:s/>1999</text:p>
          </table:table-cell>
          <table:table-cell office:value-type="float" office:value="58.54">
            <text:p>58.54</text:p>
          </table:table-cell>
          <table:table-cell office:value-type="float" office:value="0.0128">
            <text:p>0.0128</text:p>
          </table:table-cell>
        </table:table-row>
        <table:table-row table:style-name="ro2">
          <table:table-cell office:value-type="date" office:date-value="1999-04-01">
            <text:p>Apr <text:s/>1999</text:p>
          </table:table-cell>
          <table:table-cell office:value-type="float" office:value="58.7">
            <text:p>58.7</text:p>
          </table:table-cell>
          <table:table-cell office:value-type="float" office:value="0.0027">
            <text:p>0.0027</text:p>
          </table:table-cell>
        </table:table-row>
        <table:table-row table:style-name="ro2">
          <table:table-cell office:value-type="date" office:date-value="1999-05-01">
            <text:p>May <text:s/>1999</text:p>
          </table:table-cell>
          <table:table-cell office:value-type="float" office:value="59.19">
            <text:p>59.19</text:p>
          </table:table-cell>
          <table:table-cell office:value-type="float" office:value="0.0082">
            <text:p>0.0082</text:p>
          </table:table-cell>
        </table:table-row>
        <table:table-row table:style-name="ro2">
          <table:table-cell office:value-type="date" office:date-value="1999-06-01">
            <text:p>Jun <text:s/>1999</text:p>
          </table:table-cell>
          <table:table-cell office:value-type="float" office:value="58.57">
            <text:p>58.57</text:p>
          </table:table-cell>
          <table:table-cell office:value-type="float" office:value="-0.0105">
            <text:p>-0.0105</text:p>
          </table:table-cell>
        </table:table-row>
        <table:table-row table:style-name="ro2">
          <table:table-cell office:value-type="date" office:date-value="1999-07-01">
            <text:p>Jul <text:s/>1999</text:p>
          </table:table-cell>
          <table:table-cell office:value-type="float" office:value="58.49">
            <text:p>58.49</text:p>
          </table:table-cell>
          <table:table-cell office:value-type="float" office:value="-0.0014">
            <text:p>-0.0014</text:p>
          </table:table-cell>
        </table:table-row>
        <table:table-row table:style-name="ro2">
          <table:table-cell office:value-type="date" office:date-value="1999-08-01">
            <text:p>Aug <text:s/>1999</text:p>
          </table:table-cell>
          <table:table-cell office:value-type="float" office:value="56.82">
            <text:p>56.82</text:p>
          </table:table-cell>
          <table:table-cell office:value-type="float" office:value="-0.0285">
            <text:p>-0.0285</text:p>
          </table:table-cell>
        </table:table-row>
        <table:table-row table:style-name="ro2">
          <table:table-cell office:value-type="date" office:date-value="1999-09-01">
            <text:p>Sep <text:s/>1999</text:p>
          </table:table-cell>
          <table:table-cell office:value-type="float" office:value="57.29">
            <text:p>57.29</text:p>
          </table:table-cell>
          <table:table-cell office:value-type="float" office:value="0.0083">
            <text:p>0.0083</text:p>
          </table:table-cell>
        </table:table-row>
        <table:table-row table:style-name="ro2">
          <table:table-cell office:value-type="date" office:date-value="1999-10-01">
            <text:p>Oct <text:s/>1999</text:p>
          </table:table-cell>
          <table:table-cell office:value-type="float" office:value="54.34">
            <text:p>54.34</text:p>
          </table:table-cell>
          <table:table-cell office:value-type="float" office:value="-0.0515">
            <text:p>-0.0515</text:p>
          </table:table-cell>
        </table:table-row>
        <table:table-row table:style-name="ro2">
          <table:table-cell office:value-type="date" office:date-value="1999-11-01">
            <text:p>Nov <text:s/>1999</text:p>
          </table:table-cell>
          <table:table-cell office:value-type="float" office:value="54.05">
            <text:p>54.05</text:p>
          </table:table-cell>
          <table:table-cell office:value-type="float" office:value="-0.0052">
            <text:p>-0.0052</text:p>
          </table:table-cell>
        </table:table-row>
        <table:table-row table:style-name="ro2">
          <table:table-cell office:value-type="date" office:date-value="1999-12-01">
            <text:p>Dec <text:s/>1999</text:p>
          </table:table-cell>
          <table:table-cell office:value-type="float" office:value="53.09">
            <text:p>53.09</text:p>
          </table:table-cell>
          <table:table-cell office:value-type="float" office:value="-0.0178">
            <text:p>-0.0178</text:p>
          </table:table-cell>
        </table:table-row>
        <table:table-row table:style-name="ro2">
          <table:table-cell office:value-type="date" office:date-value="2000-01-01">
            <text:p>Jan <text:s/>2000</text:p>
          </table:table-cell>
          <table:table-cell office:value-type="float" office:value="52.37">
            <text:p>52.37</text:p>
          </table:table-cell>
          <table:table-cell office:value-type="float" office:value="-0.0136">
            <text:p>-0.0136</text:p>
          </table:table-cell>
        </table:table-row>
        <table:table-row table:style-name="ro2">
          <table:table-cell office:value-type="date" office:date-value="2000-02-01">
            <text:p>Feb <text:s/>2000</text:p>
          </table:table-cell>
          <table:table-cell office:value-type="float" office:value="51.16">
            <text:p>51.16</text:p>
          </table:table-cell>
          <table:table-cell office:value-type="float" office:value="-0.0231">
            <text:p>-0.0231</text:p>
          </table:table-cell>
        </table:table-row>
        <table:table-row table:style-name="ro2">
          <table:table-cell office:value-type="date" office:date-value="2000-03-01">
            <text:p>Mar <text:s/>2000</text:p>
          </table:table-cell>
          <table:table-cell office:value-type="float" office:value="51.13">
            <text:p>51.13</text:p>
          </table:table-cell>
          <table:table-cell office:value-type="float" office:value="-0.0005">
            <text:p>-0.0005</text:p>
          </table:table-cell>
        </table:table-row>
        <table:table-row table:style-name="ro2">
          <table:table-cell office:value-type="date" office:date-value="2000-04-01">
            <text:p>Apr <text:s/>2000</text:p>
          </table:table-cell>
          <table:table-cell office:value-type="float" office:value="50.17">
            <text:p>50.17</text:p>
          </table:table-cell>
          <table:table-cell office:value-type="float" office:value="-0.0187">
            <text:p>-0.0187</text:p>
          </table:table-cell>
        </table:table-row>
        <table:table-row table:style-name="ro2">
          <table:table-cell office:value-type="date" office:date-value="2000-05-01">
            <text:p>May <text:s/>2000</text:p>
          </table:table-cell>
          <table:table-cell office:value-type="float" office:value="49.66">
            <text:p>49.66</text:p>
          </table:table-cell>
          <table:table-cell office:value-type="float" office:value="-0.0103">
            <text:p>-0.0103</text:p>
          </table:table-cell>
        </table:table-row>
        <table:table-row table:style-name="ro2">
          <table:table-cell office:value-type="date" office:date-value="2000-06-01">
            <text:p>Jun <text:s/>2000</text:p>
          </table:table-cell>
          <table:table-cell office:value-type="float" office:value="49.06">
            <text:p>49.06</text:p>
          </table:table-cell>
          <table:table-cell office:value-type="float" office:value="-0.0121">
            <text:p>-0.0121</text:p>
          </table:table-cell>
        </table:table-row>
        <table:table-row table:style-name="ro2">
          <table:table-cell office:value-type="date" office:date-value="2000-07-01">
            <text:p>Jul <text:s/>2000</text:p>
          </table:table-cell>
          <table:table-cell office:value-type="float" office:value="48.47">
            <text:p>48.47</text:p>
          </table:table-cell>
          <table:table-cell office:value-type="float" office:value="-0.012">
            <text:p>-0.012</text:p>
          </table:table-cell>
        </table:table-row>
        <table:table-row table:style-name="ro2">
          <table:table-cell office:value-type="date" office:date-value="2000-08-01">
            <text:p>Aug <text:s/>2000</text:p>
          </table:table-cell>
          <table:table-cell office:value-type="float" office:value="47.47">
            <text:p>47.47</text:p>
          </table:table-cell>
          <table:table-cell office:value-type="float" office:value="-0.0206">
            <text:p>-0.0206</text:p>
          </table:table-cell>
        </table:table-row>
        <table:table-row table:style-name="ro2">
          <table:table-cell office:value-type="date" office:date-value="2000-09-01">
            <text:p>Sep <text:s/>2000</text:p>
          </table:table-cell>
          <table:table-cell office:value-type="float" office:value="47.54">
            <text:p>47.54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 office:value-type="date" office:date-value="2000-10-01">
            <text:p>Oct <text:s/>2000</text:p>
          </table:table-cell>
          <table:table-cell office:value-type="float" office:value="47.83">
            <text:p>47.83</text:p>
          </table:table-cell>
          <table:table-cell office:value-type="float" office:value="0.0062">
            <text:p>0.0062</text:p>
          </table:table-cell>
        </table:table-row>
        <table:table-row table:style-name="ro2">
          <table:table-cell office:value-type="date" office:date-value="2000-11-01">
            <text:p>Nov <text:s/>2000</text:p>
          </table:table-cell>
          <table:table-cell office:value-type="float" office:value="45.32">
            <text:p>45.32</text:p>
          </table:table-cell>
          <table:table-cell office:value-type="float" office:value="-0.0526">
            <text:p>-0.0526</text:p>
          </table:table-cell>
        </table:table-row>
        <table:table-row table:style-name="ro2">
          <table:table-cell office:value-type="date" office:date-value="2000-12-01">
            <text:p>Dec <text:s/>2000</text:p>
          </table:table-cell>
          <table:table-cell office:value-type="float" office:value="44.88">
            <text:p>44.88</text:p>
          </table:table-cell>
          <table:table-cell office:value-type="float" office:value="-0.0096">
            <text:p>-0.0096</text:p>
          </table:table-cell>
        </table:table-row>
        <table:table-row table:style-name="ro2">
          <table:table-cell office:value-type="date" office:date-value="2001-01-01">
            <text:p>Jan <text:s/>2001</text:p>
          </table:table-cell>
          <table:table-cell office:value-type="float" office:value="45.14">
            <text:p>45.14</text:p>
          </table:table-cell>
          <table:table-cell office:value-type="float" office:value="0.0058">
            <text:p>0.0058</text:p>
          </table:table-cell>
        </table:table-row>
        <table:table-row table:style-name="ro2">
          <table:table-cell office:value-type="date" office:date-value="2001-02-01">
            <text:p>Feb <text:s/>2001</text:p>
          </table:table-cell>
          <table:table-cell office:value-type="float" office:value="45.38">
            <text:p>45.38</text:p>
          </table:table-cell>
          <table:table-cell office:value-type="float" office:value="0.0053">
            <text:p>0.0053</text:p>
          </table:table-cell>
        </table:table-row>
        <table:table-row table:style-name="ro2">
          <table:table-cell office:value-type="date" office:date-value="2001-03-01">
            <text:p>Mar <text:s/>2001</text:p>
          </table:table-cell>
          <table:table-cell office:value-type="float" office:value="46.38">
            <text:p>46.38</text:p>
          </table:table-cell>
          <table:table-cell office:value-type="float" office:value="0.0221">
            <text:p>0.0221</text:p>
          </table:table-cell>
        </table:table-row>
        <table:table-row table:style-name="ro2">
          <table:table-cell office:value-type="date" office:date-value="2001-04-01">
            <text:p>Apr <text:s/>2001</text:p>
          </table:table-cell>
          <table:table-cell office:value-type="float" office:value="46.86">
            <text:p>46.86</text:p>
          </table:table-cell>
          <table:table-cell office:value-type="float" office:value="0.0105">
            <text:p>0.0105</text:p>
          </table:table-cell>
        </table:table-row>
        <table:table-row table:style-name="ro2">
          <table:table-cell office:value-type="date" office:date-value="2001-05-01">
            <text:p>May <text:s/>2001</text:p>
          </table:table-cell>
          <table:table-cell office:value-type="float" office:value="47.59">
            <text:p>47.59</text:p>
          </table:table-cell>
          <table:table-cell office:value-type="float" office:value="0.0154">
            <text:p>0.0154</text:p>
          </table:table-cell>
        </table:table-row>
        <table:table-row table:style-name="ro2">
          <table:table-cell office:value-type="date" office:date-value="2001-06-01">
            <text:p>Jun <text:s/>2001</text:p>
          </table:table-cell>
          <table:table-cell office:value-type="float" office:value="48.09">
            <text:p>48.09</text:p>
          </table:table-cell>
          <table:table-cell office:value-type="float" office:value="0.0106">
            <text:p>0.0106</text:p>
          </table:table-cell>
        </table:table-row>
        <table:table-row table:style-name="ro2">
          <table:table-cell office:value-type="date" office:date-value="2001-07-01">
            <text:p>Jul <text:s/>2001</text:p>
          </table:table-cell>
          <table:table-cell office:value-type="float" office:value="50.78">
            <text:p>50.78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 office:value-type="date" office:date-value="2001-08-01">
            <text:p>Aug <text:s/>2001</text:p>
          </table:table-cell>
          <table:table-cell office:value-type="float" office:value="52.54">
            <text:p>52.54</text:p>
          </table:table-cell>
          <table:table-cell office:value-type="float" office:value="0.0346">
            <text:p>0.0346</text:p>
          </table:table-cell>
        </table:table-row>
        <table:table-row table:style-name="ro2">
          <table:table-cell office:value-type="date" office:date-value="2001-09-01">
            <text:p>Sep <text:s/>2001</text:p>
          </table:table-cell>
          <table:table-cell office:value-type="float" office:value="53.87">
            <text:p>53.87</text:p>
          </table:table-cell>
          <table:table-cell office:value-type="float" office:value="0.0253">
            <text:p>0.0253</text:p>
          </table:table-cell>
        </table:table-row>
        <table:table-row table:style-name="ro2">
          <table:table-cell office:value-type="date" office:date-value="2001-10-01">
            <text:p>Oct <text:s/>2001</text:p>
          </table:table-cell>
          <table:table-cell office:value-type="float" office:value="54.16">
            <text:p>54.16</text:p>
          </table:table-cell>
          <table:table-cell office:value-type="float" office:value="0.0054">
            <text:p>0.0054</text:p>
          </table:table-cell>
        </table:table-row>
        <table:table-row table:style-name="ro2">
          <table:table-cell office:value-type="date" office:date-value="2001-11-01">
            <text:p>Nov <text:s/>2001</text:p>
          </table:table-cell>
          <table:table-cell office:value-type="float" office:value="53.81">
            <text:p>53.81</text:p>
          </table:table-cell>
          <table:table-cell office:value-type="float" office:value="-0.0065">
            <text:p>-0.0065</text:p>
          </table:table-cell>
        </table:table-row>
        <table:table-row table:style-name="ro2">
          <table:table-cell office:value-type="date" office:date-value="2001-12-01">
            <text:p>Dec <text:s/>2001</text:p>
          </table:table-cell>
          <table:table-cell office:value-type="float" office:value="53.71">
            <text:p>53.71</text:p>
          </table:table-cell>
          <table:table-cell office:value-type="float" office:value="-0.0018">
            <text:p>-0.0018</text:p>
          </table:table-cell>
        </table:table-row>
        <table:table-row table:style-name="ro2">
          <table:table-cell office:value-type="date" office:date-value="2002-01-01">
            <text:p>Jan <text:s/>2002</text:p>
          </table:table-cell>
          <table:table-cell office:value-type="float" office:value="54.61">
            <text:p>54.61</text:p>
          </table:table-cell>
          <table:table-cell office:value-type="float" office:value="0.0167">
            <text:p>0.0167</text:p>
          </table:table-cell>
        </table:table-row>
        <table:table-row table:style-name="ro2">
          <table:table-cell office:value-type="date" office:date-value="2002-02-01">
            <text:p>Feb <text:s/>2002</text:p>
          </table:table-cell>
          <table:table-cell office:value-type="float" office:value="54.67">
            <text:p>54.67</text:p>
          </table:table-cell>
          <table:table-cell office:value-type="float" office:value="0.0009">
            <text:p>0.0009</text:p>
          </table:table-cell>
        </table:table-row>
        <table:table-row table:style-name="ro2">
          <table:table-cell office:value-type="date" office:date-value="2002-03-01">
            <text:p>Mar <text:s/>2002</text:p>
          </table:table-cell>
          <table:table-cell office:value-type="float" office:value="55.15">
            <text:p>55.15</text:p>
          </table:table-cell>
          <table:table-cell office:value-type="float" office:value="0.0089">
            <text:p>0.0089</text:p>
          </table:table-cell>
        </table:table-row>
        <table:table-row table:style-name="ro2">
          <table:table-cell office:value-type="date" office:date-value="2002-04-01">
            <text:p>Apr <text:s/>2002</text:p>
          </table:table-cell>
          <table:table-cell office:value-type="float" office:value="56.34">
            <text:p>56.34</text:p>
          </table:table-cell>
          <table:table-cell office:value-type="float" office:value="0.0215">
            <text:p>0.0215</text:p>
          </table:table-cell>
        </table:table-row>
        <table:table-row table:style-name="ro2">
          <table:table-cell office:value-type="date" office:date-value="2002-05-01">
            <text:p>May <text:s/>2002</text:p>
          </table:table-cell>
          <table:table-cell office:value-type="float" office:value="55.58">
            <text:p>55.58</text:p>
          </table:table-cell>
          <table:table-cell office:value-type="float" office:value="-0.0135">
            <text:p>-0.0135</text:p>
          </table:table-cell>
        </table:table-row>
        <table:table-row table:style-name="ro2">
          <table:table-cell office:value-type="date" office:date-value="2002-06-01">
            <text:p>Jun <text:s/>2002</text:p>
          </table:table-cell>
          <table:table-cell office:value-type="float" office:value="55">
            <text:p>55</text:p>
          </table:table-cell>
          <table:table-cell office:value-type="float" office:value="-0.0105">
            <text:p>-0.0105</text:p>
          </table:table-cell>
        </table:table-row>
        <table:table-row table:style-name="ro2">
          <table:table-cell office:value-type="date" office:date-value="2002-07-01">
            <text:p>Jul <text:s/>2002</text:p>
          </table:table-cell>
          <table:table-cell office:value-type="float" office:value="55.17">
            <text:p>55.17</text:p>
          </table:table-cell>
          <table:table-cell office:value-type="float" office:value="0.0031">
            <text:p>0.0031</text:p>
          </table:table-cell>
        </table:table-row>
        <table:table-row table:style-name="ro2">
          <table:table-cell office:value-type="date" office:date-value="2002-08-01">
            <text:p>Aug <text:s/>2002</text:p>
          </table:table-cell>
          <table:table-cell office:value-type="float" office:value="55.31">
            <text:p>55.31</text:p>
          </table:table-cell>
          <table:table-cell office:value-type="float" office:value="0.0026">
            <text:p>0.0026</text:p>
          </table:table-cell>
        </table:table-row>
        <table:table-row table:style-name="ro2">
          <table:table-cell office:value-type="date" office:date-value="2002-09-01">
            <text:p>Sep <text:s/>2002</text:p>
          </table:table-cell>
          <table:table-cell office:value-type="float" office:value="56.12">
            <text:p>56.12</text:p>
          </table:table-cell>
          <table:table-cell office:value-type="float" office:value="0.0145">
            <text:p>0.0145</text:p>
          </table:table-cell>
        </table:table-row>
        <table:table-row table:style-name="ro2">
          <table:table-cell office:value-type="date" office:date-value="2002-10-01">
            <text:p>Oct <text:s/>2002</text:p>
          </table:table-cell>
          <table:table-cell office:value-type="float" office:value="56.5">
            <text:p>56.5</text:p>
          </table:table-cell>
          <table:table-cell office:value-type="float" office:value="0.0069">
            <text:p>0.0069</text:p>
          </table:table-cell>
        </table:table-row>
        <table:table-row table:style-name="ro2">
          <table:table-cell office:value-type="date" office:date-value="2002-11-01">
            <text:p>Nov <text:s/>2002</text:p>
          </table:table-cell>
          <table:table-cell office:value-type="float" office:value="59">
            <text:p>59</text:p>
          </table:table-cell>
          <table:table-cell office:value-type="float" office:value="0.0441">
            <text:p>0.0441</text:p>
          </table:table-cell>
        </table:table-row>
        <table:table-row table:style-name="ro2">
          <table:table-cell office:value-type="date" office:date-value="2002-12-01">
            <text:p>Dec <text:s/>2002</text:p>
          </table:table-cell>
          <table:table-cell office:value-type="float" office:value="59.28">
            <text:p>59.28</text:p>
          </table:table-cell>
          <table:table-cell office:value-type="float" office:value="0.0048">
            <text:p>0.0048</text:p>
          </table:table-cell>
        </table:table-row>
        <table:table-row table:style-name="ro2">
          <table:table-cell office:value-type="date" office:date-value="2003-01-01">
            <text:p>Jan <text:s/>2003</text:p>
          </table:table-cell>
          <table:table-cell office:value-type="float" office:value="58.49">
            <text:p>58.49</text:p>
          </table:table-cell>
          <table:table-cell office:value-type="float" office:value="-0.0134">
            <text:p>-0.0134</text:p>
          </table:table-cell>
        </table:table-row>
        <table:table-row table:style-name="ro2">
          <table:table-cell office:value-type="date" office:date-value="2003-02-01">
            <text:p>Feb <text:s/>2003</text:p>
          </table:table-cell>
          <table:table-cell office:value-type="float" office:value="59.05">
            <text:p>59.05</text:p>
          </table:table-cell>
          <table:table-cell office:value-type="float" office:value="0.0096">
            <text:p>0.0096</text:p>
          </table:table-cell>
        </table:table-row>
        <table:table-row table:style-name="ro2">
          <table:table-cell office:value-type="date" office:date-value="2003-03-01">
            <text:p>Mar <text:s/>2003</text:p>
          </table:table-cell>
          <table:table-cell office:value-type="float" office:value="59.74">
            <text:p>59.74</text:p>
          </table:table-cell>
          <table:table-cell office:value-type="float" office:value="0.0116">
            <text:p>0.0116</text:p>
          </table:table-cell>
        </table:table-row>
        <table:table-row table:style-name="ro2">
          <table:table-cell office:value-type="date" office:date-value="2003-04-01">
            <text:p>Apr <text:s/>2003</text:p>
          </table:table-cell>
          <table:table-cell office:value-type="float" office:value="59.67">
            <text:p>59.67</text:p>
          </table:table-cell>
          <table:table-cell office:value-type="float" office:value="-0.0011">
            <text:p>-0.0011</text:p>
          </table:table-cell>
        </table:table-row>
        <table:table-row table:style-name="ro2">
          <table:table-cell office:value-type="date" office:date-value="2003-05-01">
            <text:p>May <text:s/>2003</text:p>
          </table:table-cell>
          <table:table-cell office:value-type="float" office:value="59.71">
            <text:p>59.71</text:p>
          </table:table-cell>
          <table:table-cell office:value-type="float" office:value="0.0006">
            <text:p>0.0006</text:p>
          </table:table-cell>
        </table:table-row>
        <table:table-row table:style-name="ro2">
          <table:table-cell office:value-type="date" office:date-value="2003-06-01">
            <text:p>Jun <text:s/>2003</text:p>
          </table:table-cell>
          <table:table-cell office:value-type="float" office:value="60.92">
            <text:p>60.92</text:p>
          </table:table-cell>
          <table:table-cell office:value-type="float" office:value="0.0204">
            <text:p>0.0204</text:p>
          </table:table-cell>
        </table:table-row>
        <table:table-row table:style-name="ro2">
          <table:table-cell office:value-type="date" office:date-value="2003-07-01">
            <text:p>Jul <text:s/>2003</text:p>
          </table:table-cell>
          <table:table-cell office:value-type="float" office:value="61.02">
            <text:p>61.02</text:p>
          </table:table-cell>
          <table:table-cell office:value-type="float" office:value="0.0016">
            <text:p>0.0016</text:p>
          </table:table-cell>
        </table:table-row>
        <table:table-row table:style-name="ro2">
          <table:table-cell office:value-type="date" office:date-value="2003-08-01">
            <text:p>Aug <text:s/>2003</text:p>
          </table:table-cell>
          <table:table-cell office:value-type="float" office:value="59.73">
            <text:p>59.73</text:p>
          </table:table-cell>
          <table:table-cell office:value-type="float" office:value="-0.0211">
            <text:p>-0.0211</text:p>
          </table:table-cell>
        </table:table-row>
        <table:table-row table:style-name="ro2">
          <table:table-cell office:value-type="date" office:date-value="2003-09-01">
            <text:p>Sep <text:s/>2003</text:p>
          </table:table-cell>
          <table:table-cell office:value-type="float" office:value="59.06">
            <text:p>59.06</text:p>
          </table:table-cell>
          <table:table-cell office:value-type="float" office:value="-0.0113">
            <text:p>-0.0113</text:p>
          </table:table-cell>
        </table:table-row>
        <table:table-row table:style-name="ro2">
          <table:table-cell office:value-type="date" office:date-value="2003-10-01">
            <text:p>Oct <text:s/>2003</text:p>
          </table:table-cell>
          <table:table-cell office:value-type="float" office:value="59.23">
            <text:p>59.23</text:p>
          </table:table-cell>
          <table:table-cell office:value-type="float" office:value="0.0029">
            <text:p>0.0029</text:p>
          </table:table-cell>
        </table:table-row>
        <table:table-row table:style-name="ro2">
          <table:table-cell office:value-type="date" office:date-value="2003-11-01">
            <text:p>Nov <text:s/>2003</text:p>
          </table:table-cell>
          <table:table-cell office:value-type="float" office:value="59.31">
            <text:p>59.31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 office:value-type="date" office:date-value="2003-12-01">
            <text:p>Dec <text:s/>2003</text:p>
          </table:table-cell>
          <table:table-cell office:value-type="float" office:value="59.22">
            <text:p>59.22</text:p>
          </table:table-cell>
          <table:table-cell office:value-type="float" office:value="-0.0015">
            <text:p>-0.0015</text:p>
          </table:table-cell>
        </table:table-row>
        <table:table-row table:style-name="ro2">
          <table:table-cell office:value-type="date" office:date-value="2004-01-01">
            <text:p>Jan <text:s/>2004</text:p>
          </table:table-cell>
          <table:table-cell office:value-type="float" office:value="58.38">
            <text:p>58.38</text:p>
          </table:table-cell>
          <table:table-cell office:value-type="float" office:value="-0.0142">
            <text:p>-0.0142</text:p>
          </table:table-cell>
        </table:table-row>
        <table:table-row table:style-name="ro2">
          <table:table-cell office:value-type="date" office:date-value="2004-02-01">
            <text:p>Feb <text:s/>2004</text:p>
          </table:table-cell>
          <table:table-cell office:value-type="float" office:value="60.04">
            <text:p>60.04</text:p>
          </table:table-cell>
          <table:table-cell office:value-type="float" office:value="0.0283">
            <text:p>0.0283</text:p>
          </table:table-cell>
        </table:table-row>
        <table:table-row table:style-name="ro2">
          <table:table-cell office:value-type="date" office:date-value="2004-03-01">
            <text:p>Mar <text:s/>2004</text:p>
          </table:table-cell>
          <table:table-cell office:value-type="float" office:value="60.74">
            <text:p>60.74</text:p>
          </table:table-cell>
          <table:table-cell office:value-type="float" office:value="0.0116">
            <text:p>0.0116</text:p>
          </table:table-cell>
        </table:table-row>
        <table:table-row table:style-name="ro2">
          <table:table-cell office:value-type="date" office:date-value="2004-04-01">
            <text:p>Apr <text:s/>2004</text:p>
          </table:table-cell>
          <table:table-cell office:value-type="float" office:value="62.27">
            <text:p>62.27</text:p>
          </table:table-cell>
          <table:table-cell office:value-type="float" office:value="0.0253">
            <text:p>0.0253</text:p>
          </table:table-cell>
        </table:table-row>
        <table:table-row table:style-name="ro2">
          <table:table-cell office:value-type="date" office:date-value="2004-05-01">
            <text:p>May <text:s/>2004</text:p>
          </table:table-cell>
          <table:table-cell office:value-type="float" office:value="62.22">
            <text:p>62.22</text:p>
          </table:table-cell>
          <table:table-cell office:value-type="float" office:value="-0.0009">
            <text:p>-0.0009</text:p>
          </table:table-cell>
        </table:table-row>
        <table:table-row table:style-name="ro2">
          <table:table-cell office:value-type="date" office:date-value="2004-06-01">
            <text:p>Jun <text:s/>2004</text:p>
          </table:table-cell>
          <table:table-cell office:value-type="float" office:value="63.4">
            <text:p>63.4</text:p>
          </table:table-cell>
          <table:table-cell office:value-type="float" office:value="0.019">
            <text:p>0.019</text:p>
          </table:table-cell>
        </table:table-row>
        <table:table-row table:style-name="ro2">
          <table:table-cell office:value-type="date" office:date-value="2004-07-01">
            <text:p>Jul <text:s/>2004</text:p>
          </table:table-cell>
          <table:table-cell office:value-type="float" office:value="63.9">
            <text:p>63.9</text:p>
          </table:table-cell>
          <table:table-cell office:value-type="float" office:value="0.0079">
            <text:p>0.0079</text:p>
          </table:table-cell>
        </table:table-row>
        <table:table-row table:style-name="ro2">
          <table:table-cell office:value-type="date" office:date-value="2004-08-01">
            <text:p>Aug <text:s/>2004</text:p>
          </table:table-cell>
          <table:table-cell office:value-type="float" office:value="65.46">
            <text:p>65.46</text:p>
          </table:table-cell>
          <table:table-cell office:value-type="float" office:value="0.0245">
            <text:p>0.0245</text:p>
          </table:table-cell>
        </table:table-row>
        <table:table-row table:style-name="ro2">
          <table:table-cell office:value-type="date" office:date-value="2004-09-01">
            <text:p>Sep <text:s/>2004</text:p>
          </table:table-cell>
          <table:table-cell office:value-type="float" office:value="65.24">
            <text:p>65.24</text:p>
          </table:table-cell>
          <table:table-cell office:value-type="float" office:value="-0.0034">
            <text:p>-0.0034</text:p>
          </table:table-cell>
        </table:table-row>
        <table:table-row table:style-name="ro2">
          <table:table-cell office:value-type="date" office:date-value="2004-10-01">
            <text:p>Oct <text:s/>2004</text:p>
          </table:table-cell>
          <table:table-cell office:value-type="float" office:value="66.52">
            <text:p>66.52</text:p>
          </table:table-cell>
          <table:table-cell office:value-type="float" office:value="0.0197">
            <text:p>0.0197</text:p>
          </table:table-cell>
        </table:table-row>
        <table:table-row table:style-name="ro2">
          <table:table-cell office:value-type="date" office:date-value="2004-11-01">
            <text:p>Nov <text:s/>2004</text:p>
          </table:table-cell>
          <table:table-cell office:value-type="float" office:value="66.72">
            <text:p>66.72</text:p>
          </table:table-cell>
          <table:table-cell office:value-type="float" office:value="0.0031">
            <text:p>0.0031</text:p>
          </table:table-cell>
        </table:table-row>
        <table:table-row table:style-name="ro2">
          <table:table-cell office:value-type="date" office:date-value="2004-12-01">
            <text:p>Dec <text:s/>2004</text:p>
          </table:table-cell>
          <table:table-cell office:value-type="float" office:value="66.65">
            <text:p>66.65</text:p>
          </table:table-cell>
          <table:table-cell office:value-type="float" office:value="-0.001">
            <text:p>-0.001</text:p>
          </table:table-cell>
        </table:table-row>
        <table:table-row table:style-name="ro2">
          <table:table-cell office:value-type="date" office:date-value="2005-01-01">
            <text:p>Jan <text:s/>2005</text:p>
          </table:table-cell>
          <table:table-cell office:value-type="float" office:value="67.62">
            <text:p>67.62</text:p>
          </table:table-cell>
          <table:table-cell office:value-type="float" office:value="0.0145">
            <text:p>0.0145</text:p>
          </table:table-cell>
        </table:table-row>
        <table:table-row table:style-name="ro2">
          <table:table-cell office:value-type="date" office:date-value="2005-02-01">
            <text:p>Feb <text:s/>2005</text:p>
          </table:table-cell>
          <table:table-cell office:value-type="float" office:value="70.68">
            <text:p>70.68</text:p>
          </table:table-cell>
          <table:table-cell office:value-type="float" office:value="0.0453">
            <text:p>0.0453</text:p>
          </table:table-cell>
        </table:table-row>
        <table:table-row table:style-name="ro2">
          <table:table-cell office:value-type="date" office:date-value="2005-03-01">
            <text:p>Mar <text:s/>2005</text:p>
          </table:table-cell>
          <table:table-cell office:value-type="float" office:value="71.94">
            <text:p>71.94</text:p>
          </table:table-cell>
          <table:table-cell office:value-type="float" office:value="0.0178">
            <text:p>0.0178</text:p>
          </table:table-cell>
        </table:table-row>
        <table:table-row table:style-name="ro2">
          <table:table-cell office:value-type="date" office:date-value="2005-04-01">
            <text:p>Apr <text:s/>2005</text:p>
          </table:table-cell>
          <table:table-cell office:value-type="float" office:value="71.68">
            <text:p>71.68</text:p>
          </table:table-cell>
          <table:table-cell office:value-type="float" office:value="-0.0036">
            <text:p>-0.0036</text:p>
          </table:table-cell>
        </table:table-row>
        <table:table-row table:style-name="ro2">
          <table:table-cell office:value-type="date" office:date-value="2005-05-01">
            <text:p>May <text:s/>2005</text:p>
          </table:table-cell>
          <table:table-cell office:value-type="float" office:value="72.47">
            <text:p>72.47</text:p>
          </table:table-cell>
          <table:table-cell office:value-type="float" office:value="0.011">
            <text:p>0.011</text:p>
          </table:table-cell>
        </table:table-row>
        <table:table-row table:style-name="ro2">
          <table:table-cell office:value-type="date" office:date-value="2005-06-01">
            <text:p>Jun <text:s/>2005</text:p>
          </table:table-cell>
          <table:table-cell office:value-type="float" office:value="76.64">
            <text:p>76.64</text:p>
          </table:table-cell>
          <table:table-cell office:value-type="float" office:value="0.0575">
            <text:p>0.0575</text:p>
          </table:table-cell>
        </table:table-row>
        <table:table-row table:style-name="ro2">
          <table:table-cell office:value-type="date" office:date-value="2005-07-01">
            <text:p>Jul <text:s/>2005</text:p>
          </table:table-cell>
          <table:table-cell office:value-type="float" office:value="77.62">
            <text:p>77.62</text:p>
          </table:table-cell>
          <table:table-cell office:value-type="float" office:value="0.0128">
            <text:p>0.0128</text:p>
          </table:table-cell>
        </table:table-row>
        <table:table-row table:style-name="ro2">
          <table:table-cell office:value-type="date" office:date-value="2005-08-01">
            <text:p>Aug <text:s/>2005</text:p>
          </table:table-cell>
          <table:table-cell office:value-type="float" office:value="76.55">
            <text:p>76.55</text:p>
          </table:table-cell>
          <table:table-cell office:value-type="float" office:value="-0.0139">
            <text:p>-0.0139</text:p>
          </table:table-cell>
        </table:table-row>
        <table:table-row table:style-name="ro2">
          <table:table-cell office:value-type="date" office:date-value="2005-09-01">
            <text:p>Sep <text:s/>2005</text:p>
          </table:table-cell>
          <table:table-cell office:value-type="float" office:value="76.55">
            <text:p>76.55</text:p>
          </table:table-cell>
          <table:table-cell office:value-type="float" office:value="0.0001">
            <text:p>0.0001</text:p>
          </table:table-cell>
        </table:table-row>
        <table:table-row table:style-name="ro2">
          <table:table-cell office:value-type="date" office:date-value="2005-10-01">
            <text:p>Oct <text:s/>2005</text:p>
          </table:table-cell>
          <table:table-cell office:value-type="float" office:value="74.59">
            <text:p>74.59</text:p>
          </table:table-cell>
          <table:table-cell office:value-type="float" office:value="-0.0256">
            <text:p>-0.0256</text:p>
          </table:table-cell>
        </table:table-row>
        <table:table-row table:style-name="ro2">
          <table:table-cell office:value-type="date" office:date-value="2005-11-01">
            <text:p>Nov <text:s/>2005</text:p>
          </table:table-cell>
          <table:table-cell office:value-type="float" office:value="74.29">
            <text:p>74.29</text:p>
          </table:table-cell>
          <table:table-cell office:value-type="float" office:value="-0.004">
            <text:p>-0.004</text:p>
          </table:table-cell>
        </table:table-row>
        <table:table-row table:style-name="ro2">
          <table:table-cell office:value-type="date" office:date-value="2005-12-01">
            <text:p>Dec <text:s/>2005</text:p>
          </table:table-cell>
          <table:table-cell office:value-type="float" office:value="74.29">
            <text:p>74.29</text:p>
          </table:table-cell>
          <table:table-cell office:value-type="float" office:value="-0.0001">
            <text:p>-0.0001</text:p>
          </table:table-cell>
        </table:table-row>
        <table:table-row table:style-name="ro2">
          <table:table-cell office:value-type="date" office:date-value="2006-01-01">
            <text:p>Jan <text:s/>2006</text:p>
          </table:table-cell>
          <table:table-cell office:value-type="float" office:value="76.45">
            <text:p>76.45</text:p>
          </table:table-cell>
          <table:table-cell office:value-type="float" office:value="0.0292">
            <text:p>0.0292</text:p>
          </table:table-cell>
        </table:table-row>
        <table:table-row table:style-name="ro2">
          <table:table-cell office:value-type="date" office:date-value="2006-02-01">
            <text:p>Feb <text:s/>2006</text:p>
          </table:table-cell>
          <table:table-cell office:value-type="float" office:value="78.26">
            <text:p>78.26</text:p>
          </table:table-cell>
          <table:table-cell office:value-type="float" office:value="0.0236">
            <text:p>0.0236</text:p>
          </table:table-cell>
        </table:table-row>
        <table:table-row table:style-name="ro2">
          <table:table-cell office:value-type="date" office:date-value="2006-03-01">
            <text:p>Mar <text:s/>2006</text:p>
          </table:table-cell>
          <table:table-cell office:value-type="float" office:value="79.59">
            <text:p>79.59</text:p>
          </table:table-cell>
          <table:table-cell office:value-type="float" office:value="0.017">
            <text:p>0.017</text:p>
          </table:table-cell>
        </table:table-row>
        <table:table-row table:style-name="ro2">
          <table:table-cell office:value-type="date" office:date-value="2006-04-01">
            <text:p>Apr <text:s/>2006</text:p>
          </table:table-cell>
          <table:table-cell office:value-type="float" office:value="79.85">
            <text:p>79.85</text:p>
          </table:table-cell>
          <table:table-cell office:value-type="float" office:value="0.0033">
            <text:p>0.0033</text:p>
          </table:table-cell>
        </table:table-row>
        <table:table-row table:style-name="ro2">
          <table:table-cell office:value-type="date" office:date-value="2006-05-01">
            <text:p>May <text:s/>2006</text:p>
          </table:table-cell>
          <table:table-cell office:value-type="float" office:value="81.1">
            <text:p>81.1</text:p>
          </table:table-cell>
          <table:table-cell office:value-type="float" office:value="0.0156">
            <text:p>0.0156</text:p>
          </table:table-cell>
        </table:table-row>
        <table:table-row table:style-name="ro2">
          <table:table-cell office:value-type="date" office:date-value="2006-06-01">
            <text:p>Jun <text:s/>2006</text:p>
          </table:table-cell>
          <table:table-cell office:value-type="float" office:value="81.05">
            <text:p>81.05</text:p>
          </table:table-cell>
          <table:table-cell office:value-type="float" office:value="-0.0007">
            <text:p>-0.0007</text:p>
          </table:table-cell>
        </table:table-row>
        <table:table-row table:style-name="ro2">
          <table:table-cell office:value-type="date" office:date-value="2006-07-01">
            <text:p>Jul <text:s/>2006</text:p>
          </table:table-cell>
          <table:table-cell office:value-type="float" office:value="80.71">
            <text:p>80.71</text:p>
          </table:table-cell>
          <table:table-cell office:value-type="float" office:value="-0.0041">
            <text:p>-0.0041</text:p>
          </table:table-cell>
        </table:table-row>
        <table:table-row table:style-name="ro2">
          <table:table-cell office:value-type="date" office:date-value="2006-08-01">
            <text:p>Aug <text:s/>2006</text:p>
          </table:table-cell>
          <table:table-cell office:value-type="float" office:value="81.57">
            <text:p>81.57</text:p>
          </table:table-cell>
          <table:table-cell office:value-type="float" office:value="0.0106">
            <text:p>0.0106</text:p>
          </table:table-cell>
        </table:table-row>
        <table:table-row table:style-name="ro2">
          <table:table-cell office:value-type="date" office:date-value="2006-09-01">
            <text:p>Sep <text:s/>2006</text:p>
          </table:table-cell>
          <table:table-cell office:value-type="float" office:value="81.34">
            <text:p>81.34</text:p>
          </table:table-cell>
          <table:table-cell office:value-type="float" office:value="-0.0028">
            <text:p>-0.0028</text:p>
          </table:table-cell>
        </table:table-row>
        <table:table-row table:style-name="ro2">
          <table:table-cell office:value-type="date" office:date-value="2006-10-01">
            <text:p>Oct <text:s/>2006</text:p>
          </table:table-cell>
          <table:table-cell office:value-type="float" office:value="82.11">
            <text:p>82.11</text:p>
          </table:table-cell>
          <table:table-cell office:value-type="float" office:value="0.0094">
            <text:p>0.0094</text:p>
          </table:table-cell>
        </table:table-row>
        <table:table-row table:style-name="ro2">
          <table:table-cell office:value-type="date" office:date-value="2006-11-01">
            <text:p>Nov <text:s/>2006</text:p>
          </table:table-cell>
          <table:table-cell office:value-type="float" office:value="82.7">
            <text:p>82.7</text:p>
          </table:table-cell>
          <table:table-cell office:value-type="float" office:value="0.0073">
            <text:p>0.0073</text:p>
          </table:table-cell>
        </table:table-row>
        <table:table-row table:style-name="ro2">
          <table:table-cell office:value-type="date" office:date-value="2006-12-01">
            <text:p>Dec <text:s/>2006</text:p>
          </table:table-cell>
          <table:table-cell office:value-type="float" office:value="83.92">
            <text:p>83.92</text:p>
          </table:table-cell>
          <table:table-cell office:value-type="float" office:value="0.0148">
            <text:p>0.0148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83.12">
            <text:p>83.12</text:p>
          </table:table-cell>
          <table:table-cell office:value-type="float" office:value="-0.0096">
            <text:p>-0.0096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86.1">
            <text:p>86.1</text:p>
          </table:table-cell>
          <table:table-cell office:value-type="float" office:value="0.0358">
            <text:p>0.0358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89.28">
            <text:p>89.28</text:p>
          </table:table-cell>
          <table:table-cell office:value-type="float" office:value="0.037">
            <text:p>0.037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93.16">
            <text:p>93.16</text:p>
          </table:table-cell>
          <table:table-cell office:value-type="float" office:value="0.0434">
            <text:p>0.0434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93.9">
            <text:p>93.9</text:p>
          </table:table-cell>
          <table:table-cell office:value-type="float" office:value="0.0079">
            <text:p>0.0079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94.57">
            <text:p>94.57</text:p>
          </table:table-cell>
          <table:table-cell office:value-type="float" office:value="0.0072">
            <text:p>0.0072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95.74">
            <text:p>95.74</text:p>
          </table:table-cell>
          <table:table-cell office:value-type="float" office:value="0.0124">
            <text:p>0.0124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96.02">
            <text:p>96.02</text:p>
          </table:table-cell>
          <table:table-cell office:value-type="float" office:value="0.003">
            <text:p>0.003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91.95">
            <text:p>91.95</text:p>
          </table:table-cell>
          <table:table-cell office:value-type="float" office:value="-0.0424">
            <text:p>-0.0424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91.93">
            <text:p>91.93</text:p>
          </table:table-cell>
          <table:table-cell office:value-type="float" office:value="-0.0002">
            <text:p>-0.0002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84.76">
            <text:p>84.76</text:p>
          </table:table-cell>
          <table:table-cell office:value-type="float" office:value="-0.0779">
            <text:p>-0.0779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83.1">
            <text:p>83.1</text:p>
          </table:table-cell>
          <table:table-cell office:value-type="float" office:value="-0.0196">
            <text:p>-0.0196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79.7">
            <text:p>79.7</text:p>
          </table:table-cell>
          <table:table-cell office:value-type="float" office:value="-0.0409">
            <text:p>-0.0409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80.67">
            <text:p>80.67</text:p>
          </table:table-cell>
          <table:table-cell office:value-type="float" office:value="0.0122">
            <text:p>0.0122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80.22">
            <text:p>80.22</text:p>
          </table:table-cell>
          <table:table-cell office:value-type="float" office:value="-0.0056">
            <text:p>-0.0056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78.98">
            <text:p>78.98</text:p>
          </table:table-cell>
          <table:table-cell office:value-type="float" office:value="-0.0155">
            <text:p>-0.0155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80.49">
            <text:p>80.49</text:p>
          </table:table-cell>
          <table:table-cell office:value-type="float" office:value="0.0191">
            <text:p>0.0191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83.84">
            <text:p>83.84</text:p>
          </table:table-cell>
          <table:table-cell office:value-type="float" office:value="0.0417">
            <text:p>0.0417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81.43">
            <text:p>81.43</text:p>
          </table:table-cell>
          <table:table-cell office:value-type="float" office:value="-0.0287">
            <text:p>-0.0287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79.58">
            <text:p>79.58</text:p>
          </table:table-cell>
          <table:table-cell office:value-type="float" office:value="-0.0228">
            <text:p>-0.0228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81.77">
            <text:p>81.77</text:p>
          </table:table-cell>
          <table:table-cell office:value-type="float" office:value="0.0274">
            <text:p>0.0274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83.4">
            <text:p>83.4</text:p>
          </table:table-cell>
          <table:table-cell office:value-type="float" office:value="0.0199">
            <text:p>0.0199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85.73">
            <text:p>85.73</text:p>
          </table:table-cell>
          <table:table-cell office:value-type="float" office:value="0.0279">
            <text:p>0.0279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88.33">
            <text:p>88.33</text:p>
          </table:table-cell>
          <table:table-cell office:value-type="float" office:value="0.0304">
            <text:p>0.0304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89">
            <text:p>89</text:p>
          </table:table-cell>
          <table:table-cell office:value-type="float" office:value="0.0075">
            <text:p>0.0075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90.5">
            <text:p>90.5</text:p>
          </table:table-cell>
          <table:table-cell office:value-type="float" office:value="0.0169">
            <text:p>0.0169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90.01">
            <text:p>90.01</text:p>
          </table:table-cell>
          <table:table-cell office:value-type="float" office:value="-0.0055">
            <text:p>-0.0055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91.69">
            <text:p>91.69</text:p>
          </table:table-cell>
          <table:table-cell office:value-type="float" office:value="0.0187">
            <text:p>0.0187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96.87">
            <text:p>96.87</text:p>
          </table:table-cell>
          <table:table-cell office:value-type="float" office:value="0.0565">
            <text:p>0.0565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96.69">
            <text:p>96.69</text:p>
          </table:table-cell>
          <table:table-cell office:value-type="float" office:value="-0.0019">
            <text:p>-0.0019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97.22">
            <text:p>97.22</text:p>
          </table:table-cell>
          <table:table-cell office:value-type="float" office:value="0.0055">
            <text:p>0.0055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96.59">
            <text:p>96.59</text:p>
          </table:table-cell>
          <table:table-cell office:value-type="float" office:value="-0.0064">
            <text:p>-0.0064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99.28">
            <text:p>99.28</text:p>
          </table:table-cell>
          <table:table-cell office:value-type="float" office:value="0.0278">
            <text:p>0.0278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102.16">
            <text:p>102.16</text:p>
          </table:table-cell>
          <table:table-cell office:value-type="float" office:value="0.029">
            <text:p>0.029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107.46">
            <text:p>107.46</text:p>
          </table:table-cell>
          <table:table-cell office:value-type="float" office:value="0.0518">
            <text:p>0.0518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113.96">
            <text:p>113.96</text:p>
          </table:table-cell>
          <table:table-cell office:value-type="float" office:value="0.0605">
            <text:p>0.0605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117.58">
            <text:p>117.58</text:p>
          </table:table-cell>
          <table:table-cell office:value-type="float" office:value="0.0317">
            <text:p>0.0317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124.47">
            <text:p>124.47</text:p>
          </table:table-cell>
          <table:table-cell office:value-type="float" office:value="0.0587">
            <text:p>0.0587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134.23">
            <text:p>134.23</text:p>
          </table:table-cell>
          <table:table-cell office:value-type="float" office:value="0.0784">
            <text:p>0.0784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131.99">
            <text:p>131.99</text:p>
          </table:table-cell>
          <table:table-cell office:value-type="float" office:value="-0.0166">
            <text:p>-0.0166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134.56">
            <text:p>134.56</text:p>
          </table:table-cell>
          <table:table-cell office:value-type="float" office:value="0.0194">
            <text:p>0.0194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125.99">
            <text:p>125.99</text:p>
          </table:table-cell>
          <table:table-cell office:value-type="float" office:value="-0.0637">
            <text:p>-0.0637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124.37">
            <text:p>124.37</text:p>
          </table:table-cell>
          <table:table-cell office:value-type="float" office:value="-0.0128">
            <text:p>-0.0128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121.19">
            <text:p>121.19</text:p>
          </table:table-cell>
          <table:table-cell office:value-type="float" office:value="-0.0256">
            <text:p>-0.0256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121.32">
            <text:p>121.32</text:p>
          </table:table-cell>
          <table:table-cell office:value-type="float" office:value="0.001">
            <text:p>0.001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120.1">
            <text:p>120.1</text:p>
          </table:table-cell>
          <table:table-cell office:value-type="float" office:value="-0.0101">
            <text:p>-0.0101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115.69">
            <text:p>115.69</text:p>
          </table:table-cell>
          <table:table-cell office:value-type="float" office:value="-0.0367">
            <text:p>-0.0367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106.32">
            <text:p>106.32</text:p>
          </table:table-cell>
          <table:table-cell office:value-type="float" office:value="-0.081">
            <text:p>-0.081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104.24">
            <text:p>104.24</text:p>
          </table:table-cell>
          <table:table-cell office:value-type="float" office:value="-0.0196">
            <text:p>-0.0196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105.72">
            <text:p>105.72</text:p>
          </table:table-cell>
          <table:table-cell office:value-type="float" office:value="0.0143">
            <text:p>0.0143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107.85">
            <text:p>107.85</text:p>
          </table:table-cell>
          <table:table-cell office:value-type="float" office:value="0.0201">
            <text:p>0.0201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106.46">
            <text:p>106.46</text:p>
          </table:table-cell>
          <table:table-cell office:value-type="float" office:value="-0.0128">
            <text:p>-0.0128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106.26">
            <text:p>106.26</text:p>
          </table:table-cell>
          <table:table-cell office:value-type="float" office:value="-0.002">
            <text:p>-0.002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104.6">
            <text:p>104.6</text:p>
          </table:table-cell>
          <table:table-cell office:value-type="float" office:value="-0.0156">
            <text:p>-0.0156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98.81">
            <text:p>98.81</text:p>
          </table:table-cell>
          <table:table-cell office:value-type="float" office:value="-0.0553">
            <text:p>-0.0553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97.55">
            <text:p>97.55</text:p>
          </table:table-cell>
          <table:table-cell office:value-type="float" office:value="-0.0128">
            <text:p>-0.0128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95.74">
            <text:p>95.74</text:p>
          </table:table-cell>
          <table:table-cell office:value-type="float" office:value="-0.0185">
            <text:p>-0.0185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98.14">
            <text:p>98.14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98.64">
            <text:p>98.64</text:p>
          </table:table-cell>
          <table:table-cell office:value-type="float" office:value="0.0051">
            <text:p>0.0051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97.21">
            <text:p>97.21</text:p>
          </table:table-cell>
          <table:table-cell office:value-type="float" office:value="-0.0145">
            <text:p>-0.0145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99.1">
            <text:p>99.1</text:p>
          </table:table-cell>
          <table:table-cell office:value-type="float" office:value="0.0194">
            <text:p>0.0194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99.46">
            <text:p>99.46</text:p>
          </table:table-cell>
          <table:table-cell office:value-type="float" office:value="0.0036">
            <text:p>0.0036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97.21">
            <text:p>97.21</text:p>
          </table:table-cell>
          <table:table-cell office:value-type="float" office:value="-0.0226">
            <text:p>-0.0226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95.19">
            <text:p>95.19</text:p>
          </table:table-cell>
          <table:table-cell office:value-type="float" office:value="-0.0208">
            <text:p>-0.0208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94.44">
            <text:p>94.44</text:p>
          </table:table-cell>
          <table:table-cell office:value-type="float" office:value="-0.0078">
            <text:p>-0.0078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95">
            <text:p>95</text:p>
          </table:table-cell>
          <table:table-cell office:value-type="float" office:value="0.0058">
            <text:p>0.0058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95.14">
            <text:p>95.14</text:p>
          </table:table-cell>
          <table:table-cell office:value-type="float" office:value="0.0015">
            <text:p>0.0015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92.92">
            <text:p>92.92</text:p>
          </table:table-cell>
          <table:table-cell office:value-type="float" office:value="-0.0234">
            <text:p>-0.0234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94.16">
            <text:p>94.16</text:p>
          </table:table-cell>
          <table:table-cell office:value-type="float" office:value="0.0134">
            <text:p>0.0134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95.18">
            <text:p>95.18</text:p>
          </table:table-cell>
          <table:table-cell office:value-type="float" office:value="0.0108">
            <text:p>0.0108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95.39">
            <text:p>95.39</text:p>
          </table:table-cell>
          <table:table-cell office:value-type="float" office:value="0.0023">
            <text:p>0.0023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95.25">
            <text:p>95.25</text:p>
          </table:table-cell>
          <table:table-cell office:value-type="float" office:value="-0.0016">
            <text:p>-0.0016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95.59">
            <text:p>95.59</text:p>
          </table:table-cell>
          <table:table-cell office:value-type="float" office:value="0.0036">
            <text:p>0.0036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95.17">
            <text:p>95.17</text:p>
          </table:table-cell>
          <table:table-cell office:value-type="float" office:value="-0.0044">
            <text:p>-0.0044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95.26">
            <text:p>95.26</text:p>
          </table:table-cell>
          <table:table-cell office:value-type="float" office:value="0.001">
            <text:p>0.001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96.55">
            <text:p>96.55</text:p>
          </table:table-cell>
          <table:table-cell office:value-type="float" office:value="0.0136">
            <text:p>0.0136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95.76">
            <text:p>95.76</text:p>
          </table:table-cell>
          <table:table-cell office:value-type="float" office:value="-0.0082">
            <text:p>-0.0082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95.23">
            <text:p>95.23</text:p>
          </table:table-cell>
          <table:table-cell office:value-type="float" office:value="-0.0056">
            <text:p>-0.0056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94.87">
            <text:p>94.87</text:p>
          </table:table-cell>
          <table:table-cell office:value-type="float" office:value="-0.0037">
            <text:p>-0.0037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94.29">
            <text:p>94.29</text:p>
          </table:table-cell>
          <table:table-cell office:value-type="float" office:value="-0.0061">
            <text:p>-0.0061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90.98">
            <text:p>90.98</text:p>
          </table:table-cell>
          <table:table-cell office:value-type="float" office:value="-0.0351">
            <text:p>-0.0351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88.26">
            <text:p>88.26</text:p>
          </table:table-cell>
          <table:table-cell office:value-type="float" office:value="-0.0299">
            <text:p>-0.0299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87.03">
            <text:p>87.03</text:p>
          </table:table-cell>
          <table:table-cell office:value-type="float" office:value="-0.0139">
            <text:p>-0.0139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85.1">
            <text:p>85.1</text:p>
          </table:table-cell>
          <table:table-cell office:value-type="float" office:value="-0.0222">
            <text:p>-0.0222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84.37">
            <text:p>84.37</text:p>
          </table:table-cell>
          <table:table-cell office:value-type="float" office:value="-0.0085">
            <text:p>-0.0085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83.46">
            <text:p>83.46</text:p>
          </table:table-cell>
          <table:table-cell office:value-type="float" office:value="-0.0109">
            <text:p>-0.0109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85.02">
            <text:p>85.02</text:p>
          </table:table-cell>
          <table:table-cell office:value-type="float" office:value="0.0187">
            <text:p>0.0187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83.64">
            <text:p>83.64</text:p>
          </table:table-cell>
          <table:table-cell office:value-type="float" office:value="-0.0162">
            <text:p>-0.0162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83.68">
            <text:p>83.68</text:p>
          </table:table-cell>
          <table:table-cell office:value-type="float" office:value="0.0005">
            <text:p>0.0005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86.01">
            <text:p>86.01</text:p>
          </table:table-cell>
          <table:table-cell office:value-type="float" office:value="0.0278">
            <text:p>0.0278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85.64">
            <text:p>85.64</text:p>
          </table:table-cell>
          <table:table-cell office:value-type="float" office:value="-0.0042">
            <text:p>-0.0042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84.36">
            <text:p>84.36</text:p>
          </table:table-cell>
          <table:table-cell office:value-type="float" office:value="-0.015">
            <text:p>-0.015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83.38">
            <text:p>83.38</text:p>
          </table:table-cell>
          <table:table-cell office:value-type="float" office:value="-0.0116">
            <text:p>-0.0116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81.9">
            <text:p>81.9</text:p>
          </table:table-cell>
          <table:table-cell office:value-type="float" office:value="-0.0177">
            <text:p>-0.0177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81.69">
            <text:p>81.69</text:p>
          </table:table-cell>
          <table:table-cell office:value-type="float" office:value="-0.0025">
            <text:p>-0.0025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80.46">
            <text:p>80.46</text:p>
          </table:table-cell>
          <table:table-cell office:value-type="float" office:value="-0.0151">
            <text:p>-0.0151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80.2">
            <text:p>80.2</text:p>
          </table:table-cell>
          <table:table-cell office:value-type="float" office:value="-0.0032">
            <text:p>-0.0032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78.42">
            <text:p>78.42</text:p>
          </table:table-cell>
          <table:table-cell office:value-type="float" office:value="-0.0222">
            <text:p>-0.0222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78.25">
            <text:p>78.25</text:p>
          </table:table-cell>
          <table:table-cell office:value-type="float" office:value="-0.0023">
            <text:p>-0.0023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78.88">
            <text:p>78.88</text:p>
          </table:table-cell>
          <table:table-cell office:value-type="float" office:value="0.0081">
            <text:p>0.0081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81.58">
            <text:p>81.58</text:p>
          </table:table-cell>
          <table:table-cell office:value-type="float" office:value="0.0341">
            <text:p>0.0341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82.09">
            <text:p>82.09</text:p>
          </table:table-cell>
          <table:table-cell office:value-type="float" office:value="0.0062">
            <text:p>0.0062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81.67">
            <text:p>81.67</text:p>
          </table:table-cell>
          <table:table-cell office:value-type="float" office:value="-0.0051">
            <text:p>-0.0051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80.61">
            <text:p>80.61</text:p>
          </table:table-cell>
          <table:table-cell office:value-type="float" office:value="-0.0129">
            <text:p>-0.0129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80.53">
            <text:p>80.53</text:p>
          </table:table-cell>
          <table:table-cell office:value-type="float" office:value="-0.001">
            <text:p>-0.001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80.67">
            <text:p>80.67</text:p>
          </table:table-cell>
          <table:table-cell office:value-type="float" office:value="0.0017">
            <text:p>0.0017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78.85">
            <text:p>78.85</text:p>
          </table:table-cell>
          <table:table-cell office:value-type="float" office:value="-0.0226">
            <text:p>-0.0226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79.85">
            <text:p>79.85</text:p>
          </table:table-cell>
          <table:table-cell office:value-type="float" office:value="0.0127">
            <text:p>0.0127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81.58">
            <text:p>81.58</text:p>
          </table:table-cell>
          <table:table-cell office:value-type="float" office:value="0.0217">
            <text:p>0.0217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83.61">
            <text:p>83.61</text:p>
          </table:table-cell>
          <table:table-cell office:value-type="float" office:value="0.0249">
            <text:p>0.0249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85.36">
            <text:p>85.36</text:p>
          </table:table-cell>
          <table:table-cell office:value-type="float" office:value="0.021">
            <text:p>0.021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82.99">
            <text:p>82.99</text:p>
          </table:table-cell>
          <table:table-cell office:value-type="float" office:value="-0.0278">
            <text:p>-0.0278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82.74">
            <text:p>82.74</text:p>
          </table:table-cell>
          <table:table-cell office:value-type="float" office:value="-0.003">
            <text:p>-0.003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82.35">
            <text:p>82.35</text:p>
          </table:table-cell>
          <table:table-cell office:value-type="float" office:value="-0.0048">
            <text:p>-0.0048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79.17">
            <text:p>79.17</text:p>
          </table:table-cell>
          <table:table-cell office:value-type="float" office:value="-0.0386">
            <text:p>-0.0386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79.59">
            <text:p>79.59</text:p>
          </table:table-cell>
          <table:table-cell office:value-type="float" office:value="0.0054">
            <text:p>0.0054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79.6">
            <text:p>79.6</text:p>
          </table:table-cell>
          <table:table-cell office:value-type="float" office:value="0.0001">
            <text:p>0.0001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80.5">
            <text:p>80.5</text:p>
          </table:table-cell>
          <table:table-cell office:value-type="float" office:value="0.0113">
            <text:p>0.0113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78.74">
            <text:p>78.74</text:p>
          </table:table-cell>
          <table:table-cell office:value-type="float" office:value="-0.0219">
            <text:p>-0.0219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78.82">
            <text:p>78.82</text:p>
          </table:table-cell>
          <table:table-cell office:value-type="float" office:value="0.0011">
            <text:p>0.0011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80.45">
            <text:p>80.45</text:p>
          </table:table-cell>
          <table:table-cell office:value-type="float" office:value="0.0207">
            <text:p>0.0207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82.79">
            <text:p>82.79</text:p>
          </table:table-cell>
          <table:table-cell office:value-type="float" office:value="0.029">
            <text:p>0.029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83.19">
            <text:p>83.19</text:p>
          </table:table-cell>
          <table:table-cell office:value-type="float" office:value="0.0049">
            <text:p>0.0049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84.34">
            <text:p>84.34</text:p>
          </table:table-cell>
          <table:table-cell office:value-type="float" office:value="0.0138">
            <text:p>0.0138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84.61">
            <text:p>84.61</text:p>
          </table:table-cell>
          <table:table-cell office:value-type="float" office:value="0.0033">
            <text:p>0.0033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83.08">
            <text:p>83.08</text:p>
          </table:table-cell>
          <table:table-cell office:value-type="float" office:value="-0.0182">
            <text:p>-0.0182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82.17">
            <text:p>82.17</text:p>
          </table:table-cell>
          <table:table-cell office:value-type="float" office:value="-0.0109">
            <text:p>-0.0109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80.94">
            <text:p>80.94</text:p>
          </table:table-cell>
          <table:table-cell office:value-type="float" office:value="-0.015">
            <text:p>-0.015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80.26">
            <text:p>80.26</text:p>
          </table:table-cell>
          <table:table-cell office:value-type="float" office:value="-0.0084">
            <text:p>-0.0084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79.93">
            <text:p>79.93</text:p>
          </table:table-cell>
          <table:table-cell office:value-type="float" office:value="-0.0041">
            <text:p>-0.0041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79.13">
            <text:p>79.13</text:p>
          </table:table-cell>
          <table:table-cell office:value-type="float" office:value="-0.01">
            <text:p>-0.01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78.34">
            <text:p>78.34</text:p>
          </table:table-cell>
          <table:table-cell office:value-type="float" office:value="-0.0101">
            <text:p>-0.0101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78.25">
            <text:p>78.25</text:p>
          </table:table-cell>
          <table:table-cell office:value-type="float" office:value="-0.0011">
            <text:p>-0.0011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79.28">
            <text:p>79.28</text:p>
          </table:table-cell>
          <table:table-cell office:value-type="float" office:value="0.0132">
            <text:p>0.0132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79.61">
            <text:p>79.61</text:p>
          </table:table-cell>
          <table:table-cell office:value-type="float" office:value="0.0042">
            <text:p>0.0042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80.55">
            <text:p>80.55</text:p>
          </table:table-cell>
          <table:table-cell office:value-type="float" office:value="0.0118">
            <text:p>0.0118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80.31">
            <text:p>80.31</text:p>
          </table:table-cell>
          <table:table-cell office:value-type="float" office:value="-0.003">
            <text:p>-0.003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79.41">
            <text:p>79.41</text:p>
          </table:table-cell>
          <table:table-cell office:value-type="float" office:value="-0.0112">
            <text:p>-0.0112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79.72">
            <text:p>79.72</text:p>
          </table:table-cell>
          <table:table-cell office:value-type="float" office:value="0.0039">
            <text:p>0.0039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77.15">
            <text:p>77.15</text:p>
          </table:table-cell>
          <table:table-cell office:value-type="float" office:value="-0.0322">
            <text:p>-0.0322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74.87">
            <text:p>74.87</text:p>
          </table:table-cell>
          <table:table-cell office:value-type="float" office:value="-0.0295">
            <text:p>-0.0295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75.39">
            <text:p>75.39</text:p>
          </table:table-cell>
          <table:table-cell office:value-type="float" office:value="0.0069">
            <text:p>0.0069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75.66">
            <text:p>75.66</text:p>
          </table:table-cell>
          <table:table-cell office:value-type="float" office:value="0.0036">
            <text:p>0.0036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78.11">
            <text:p>78.11</text:p>
          </table:table-cell>
          <table:table-cell office:value-type="float" office:value="0.0324">
            <text:p>0.0324</text:p>
          </table:table-cell>
        </table:table-row>
        <table:table-row table:style-name="ro2">
          <table:table-cell office:value-type="date" office:date-value="2019-01-01">
            <text:p>Jan <text:s/>2019</text:p>
          </table:table-cell>
          <table:table-cell table:style-name="ce5" office:value-type="float" office:value="79.42">
            <text:p>79.42</text:p>
          </table:table-cell>
          <table:table-cell table:style-name="ce7" office:value-type="float" office:value="0.0167">
            <text:p>0.0167</text:p>
          </table:table-cell>
        </table:table-row>
      </table:table>
      <table:table table:name="CRUDE_OIL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default-cell-style-name="ce6"/>
        <table:table-row table:style-name="ro1">
          <table:table-cell table:style-name="ce8" office:value-type="string">
            <text:p>MONTH</text:p>
          </table:table-cell>
          <table:table-cell table:style-name="ce9" office:value-type="string">
            <text:p>CRUDE_OIL_PRICE_BARREL</text:p>
          </table:table-cell>
          <table:table-cell table:style-name="ce10" office:value-type="string">
            <text:p>CRUDE_OIL_PRICE_CHANGE</text:p>
          </table:table-cell>
        </table:table-row>
        <table:table-row table:style-name="ro2">
          <table:table-cell office:value-type="date" office:date-value="1994-01-01">
            <text:p>Jan <text:s/>1994</text:p>
          </table:table-cell>
          <table:table-cell office:value-type="float" office:value="15.94">
            <text:p>15.94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date" office:date-value="1994-02-01">
            <text:p>Feb <text:s/>1994</text:p>
          </table:table-cell>
          <table:table-cell office:value-type="float" office:value="16.9">
            <text:p>16.9</text:p>
          </table:table-cell>
          <table:table-cell office:value-type="float" office:value="0.0602">
            <text:p>0.0602</text:p>
          </table:table-cell>
        </table:table-row>
        <table:table-row table:style-name="ro2">
          <table:table-cell office:value-type="date" office:date-value="1994-03-01">
            <text:p>Mar <text:s/>1994</text:p>
          </table:table-cell>
          <table:table-cell office:value-type="float" office:value="17.42">
            <text:p>17.42</text:p>
          </table:table-cell>
          <table:table-cell office:value-type="float" office:value="0.0308">
            <text:p>0.0308</text:p>
          </table:table-cell>
        </table:table-row>
        <table:table-row table:style-name="ro2">
          <table:table-cell office:value-type="date" office:date-value="1994-04-01">
            <text:p>Apr <text:s/>1994</text:p>
          </table:table-cell>
          <table:table-cell office:value-type="float" office:value="17.35">
            <text:p>17.35</text:p>
          </table:table-cell>
          <table:table-cell office:value-type="float" office:value="-0.004">
            <text:p>-0.004</text:p>
          </table:table-cell>
        </table:table-row>
        <table:table-row table:style-name="ro2">
          <table:table-cell office:value-type="date" office:date-value="1994-05-01">
            <text:p>May <text:s/>1994</text:p>
          </table:table-cell>
          <table:table-cell office:value-type="float" office:value="18.65">
            <text:p>18.65</text:p>
          </table:table-cell>
          <table:table-cell office:value-type="float" office:value="0.0749">
            <text:p>0.0749</text:p>
          </table:table-cell>
        </table:table-row>
        <table:table-row table:style-name="ro2">
          <table:table-cell office:value-type="date" office:date-value="1994-06-01">
            <text:p>Jun <text:s/>1994</text:p>
          </table:table-cell>
          <table:table-cell office:value-type="float" office:value="18.42">
            <text:p>18.42</text:p>
          </table:table-cell>
          <table:table-cell office:value-type="float" office:value="-0.0123">
            <text:p>-0.0123</text:p>
          </table:table-cell>
        </table:table-row>
        <table:table-row table:style-name="ro2">
          <table:table-cell office:value-type="date" office:date-value="1994-07-01">
            <text:p>Jul <text:s/>1994</text:p>
          </table:table-cell>
          <table:table-cell office:value-type="float" office:value="17.36">
            <text:p>17.36</text:p>
          </table:table-cell>
          <table:table-cell office:value-type="float" office:value="-0.0575">
            <text:p>-0.0575</text:p>
          </table:table-cell>
        </table:table-row>
        <table:table-row table:style-name="ro2">
          <table:table-cell office:value-type="date" office:date-value="1994-08-01">
            <text:p>Aug <text:s/>1994</text:p>
          </table:table-cell>
          <table:table-cell office:value-type="float" office:value="16.08">
            <text:p>16.08</text:p>
          </table:table-cell>
          <table:table-cell office:value-type="float" office:value="-0.0737">
            <text:p>-0.0737</text:p>
          </table:table-cell>
        </table:table-row>
        <table:table-row table:style-name="ro2">
          <table:table-cell office:value-type="date" office:date-value="1994-09-01">
            <text:p>Sep <text:s/>1994</text:p>
          </table:table-cell>
          <table:table-cell office:value-type="float" office:value="16.47">
            <text:p>16.47</text:p>
          </table:table-cell>
          <table:table-cell office:value-type="float" office:value="0.0243">
            <text:p>0.0243</text:p>
          </table:table-cell>
        </table:table-row>
        <table:table-row table:style-name="ro2">
          <table:table-cell office:value-type="date" office:date-value="1994-10-01">
            <text:p>Oct <text:s/>1994</text:p>
          </table:table-cell>
          <table:table-cell office:value-type="float" office:value="16.82">
            <text:p>16.82</text:p>
          </table:table-cell>
          <table:table-cell office:value-type="float" office:value="0.0213">
            <text:p>0.0213</text:p>
          </table:table-cell>
        </table:table-row>
        <table:table-row table:style-name="ro2">
          <table:table-cell office:value-type="date" office:date-value="1994-11-01">
            <text:p>Nov <text:s/>1994</text:p>
          </table:table-cell>
          <table:table-cell office:value-type="float" office:value="16.12">
            <text:p>16.12</text:p>
          </table:table-cell>
          <table:table-cell office:value-type="float" office:value="-0.0416">
            <text:p>-0.0416</text:p>
          </table:table-cell>
        </table:table-row>
        <table:table-row table:style-name="ro2">
          <table:table-cell office:value-type="date" office:date-value="1994-12-01">
            <text:p>Dec <text:s/>1994</text:p>
          </table:table-cell>
          <table:table-cell office:value-type="float" office:value="16.74">
            <text:p>16.74</text:p>
          </table:table-cell>
          <table:table-cell office:value-type="float" office:value="0.0385">
            <text:p>0.0385</text:p>
          </table:table-cell>
        </table:table-row>
        <table:table-row table:style-name="ro2">
          <table:table-cell office:value-type="date" office:date-value="1995-01-01">
            <text:p>Jan <text:s/>1995</text:p>
          </table:table-cell>
          <table:table-cell office:value-type="float" office:value="17.87">
            <text:p>17.87</text:p>
          </table:table-cell>
          <table:table-cell office:value-type="float" office:value="0.0675">
            <text:p>0.0675</text:p>
          </table:table-cell>
        </table:table-row>
        <table:table-row table:style-name="ro2">
          <table:table-cell office:value-type="date" office:date-value="1995-02-01">
            <text:p>Feb <text:s/>1995</text:p>
          </table:table-cell>
          <table:table-cell office:value-type="float" office:value="17.8">
            <text:p>17.8</text:p>
          </table:table-cell>
          <table:table-cell office:value-type="float" office:value="-0.0039">
            <text:p>-0.0039</text:p>
          </table:table-cell>
        </table:table-row>
        <table:table-row table:style-name="ro2">
          <table:table-cell office:value-type="date" office:date-value="1995-03-01">
            <text:p>Mar <text:s/>1995</text:p>
          </table:table-cell>
          <table:table-cell office:value-type="float" office:value="17.7">
            <text:p>17.7</text:p>
          </table:table-cell>
          <table:table-cell office:value-type="float" office:value="-0.0056">
            <text:p>-0.0056</text:p>
          </table:table-cell>
        </table:table-row>
        <table:table-row table:style-name="ro2">
          <table:table-cell office:value-type="date" office:date-value="1995-04-01">
            <text:p>Apr <text:s/>1995</text:p>
          </table:table-cell>
          <table:table-cell office:value-type="float" office:value="19.4">
            <text:p>19.4</text:p>
          </table:table-cell>
          <table:table-cell office:value-type="float" office:value="0.096">
            <text:p>0.096</text:p>
          </table:table-cell>
        </table:table-row>
        <table:table-row table:style-name="ro2">
          <table:table-cell office:value-type="date" office:date-value="1995-05-01">
            <text:p>May <text:s/>1995</text:p>
          </table:table-cell>
          <table:table-cell office:value-type="float" office:value="20.66">
            <text:p>20.66</text:p>
          </table:table-cell>
          <table:table-cell office:value-type="float" office:value="0.0649">
            <text:p>0.0649</text:p>
          </table:table-cell>
        </table:table-row>
        <table:table-row table:style-name="ro2">
          <table:table-cell office:value-type="date" office:date-value="1995-06-01">
            <text:p>Jun <text:s/>1995</text:p>
          </table:table-cell>
          <table:table-cell office:value-type="float" office:value="19.06">
            <text:p>19.06</text:p>
          </table:table-cell>
          <table:table-cell office:value-type="float" office:value="-0.0774">
            <text:p>-0.0774</text:p>
          </table:table-cell>
        </table:table-row>
        <table:table-row table:style-name="ro2">
          <table:table-cell office:value-type="date" office:date-value="1995-07-01">
            <text:p>Jul <text:s/>1995</text:p>
          </table:table-cell>
          <table:table-cell office:value-type="float" office:value="18.51">
            <text:p>18.51</text:p>
          </table:table-cell>
          <table:table-cell office:value-type="float" office:value="-0.0289">
            <text:p>-0.0289</text:p>
          </table:table-cell>
        </table:table-row>
        <table:table-row table:style-name="ro2">
          <table:table-cell office:value-type="date" office:date-value="1995-08-01">
            <text:p>Aug <text:s/>1995</text:p>
          </table:table-cell>
          <table:table-cell office:value-type="float" office:value="19.59">
            <text:p>19.59</text:p>
          </table:table-cell>
          <table:table-cell office:value-type="float" office:value="0.0583">
            <text:p>0.0583</text:p>
          </table:table-cell>
        </table:table-row>
        <table:table-row table:style-name="ro2">
          <table:table-cell office:value-type="date" office:date-value="1995-09-01">
            <text:p>Sep <text:s/>1995</text:p>
          </table:table-cell>
          <table:table-cell office:value-type="float" office:value="20.44">
            <text:p>20.44</text:p>
          </table:table-cell>
          <table:table-cell office:value-type="float" office:value="0.0434">
            <text:p>0.0434</text:p>
          </table:table-cell>
        </table:table-row>
        <table:table-row table:style-name="ro2">
          <table:table-cell office:value-type="date" office:date-value="1995-10-01">
            <text:p>Oct <text:s/>1995</text:p>
          </table:table-cell>
          <table:table-cell office:value-type="float" office:value="22.26">
            <text:p>22.26</text:p>
          </table:table-cell>
          <table:table-cell office:value-type="float" office:value="0.089">
            <text:p>0.089</text:p>
          </table:table-cell>
        </table:table-row>
        <table:table-row table:style-name="ro2">
          <table:table-cell office:value-type="date" office:date-value="1995-11-01">
            <text:p>Nov <text:s/>1995</text:p>
          </table:table-cell>
          <table:table-cell office:value-type="float" office:value="23.61">
            <text:p>23.61</text:p>
          </table:table-cell>
          <table:table-cell office:value-type="float" office:value="0.0606">
            <text:p>0.0606</text:p>
          </table:table-cell>
        </table:table-row>
        <table:table-row table:style-name="ro2">
          <table:table-cell office:value-type="date" office:date-value="1995-12-01">
            <text:p>Dec <text:s/>1995</text:p>
          </table:table-cell>
          <table:table-cell office:value-type="float" office:value="22.39">
            <text:p>22.39</text:p>
          </table:table-cell>
          <table:table-cell office:value-type="float" office:value="-0.0517">
            <text:p>-0.0517</text:p>
          </table:table-cell>
        </table:table-row>
        <table:table-row table:style-name="ro2">
          <table:table-cell office:value-type="date" office:date-value="1996-01-01">
            <text:p>Jan <text:s/>1996</text:p>
          </table:table-cell>
          <table:table-cell office:value-type="float" office:value="23.62">
            <text:p>23.62</text:p>
          </table:table-cell>
          <table:table-cell office:value-type="float" office:value="0.0549">
            <text:p>0.0549</text:p>
          </table:table-cell>
        </table:table-row>
        <table:table-row table:style-name="ro2">
          <table:table-cell office:value-type="date" office:date-value="1996-02-01">
            <text:p>Feb <text:s/>1996</text:p>
          </table:table-cell>
          <table:table-cell office:value-type="float" office:value="23.23">
            <text:p>23.23</text:p>
          </table:table-cell>
          <table:table-cell office:value-type="float" office:value="-0.0165">
            <text:p>-0.0165</text:p>
          </table:table-cell>
        </table:table-row>
        <table:table-row table:style-name="ro2">
          <table:table-cell office:value-type="date" office:date-value="1996-03-01">
            <text:p>Mar <text:s/>1996</text:p>
          </table:table-cell>
          <table:table-cell office:value-type="float" office:value="20.42">
            <text:p>20.42</text:p>
          </table:table-cell>
          <table:table-cell office:value-type="float" office:value="-0.121">
            <text:p>-0.121</text:p>
          </table:table-cell>
        </table:table-row>
        <table:table-row table:style-name="ro2">
          <table:table-cell office:value-type="date" office:date-value="1996-04-01">
            <text:p>Apr <text:s/>1996</text:p>
          </table:table-cell>
          <table:table-cell office:value-type="float" office:value="19.33">
            <text:p>19.33</text:p>
          </table:table-cell>
          <table:table-cell office:value-type="float" office:value="-0.0534">
            <text:p>-0.0534</text:p>
          </table:table-cell>
        </table:table-row>
        <table:table-row table:style-name="ro2">
          <table:table-cell office:value-type="date" office:date-value="1996-05-01">
            <text:p>May <text:s/>1996</text:p>
          </table:table-cell>
          <table:table-cell office:value-type="float" office:value="17.88">
            <text:p>17.88</text:p>
          </table:table-cell>
          <table:table-cell office:value-type="float" office:value="-0.075">
            <text:p>-0.075</text:p>
          </table:table-cell>
        </table:table-row>
        <table:table-row table:style-name="ro2">
          <table:table-cell office:value-type="date" office:date-value="1996-06-01">
            <text:p>Jun <text:s/>1996</text:p>
          </table:table-cell>
          <table:table-cell office:value-type="float" office:value="19.37">
            <text:p>19.37</text:p>
          </table:table-cell>
          <table:table-cell office:value-type="float" office:value="0.0833">
            <text:p>0.0833</text:p>
          </table:table-cell>
        </table:table-row>
        <table:table-row table:style-name="ro2">
          <table:table-cell office:value-type="date" office:date-value="1996-07-01">
            <text:p>Jul <text:s/>1996</text:p>
          </table:table-cell>
          <table:table-cell office:value-type="float" office:value="17.92">
            <text:p>17.92</text:p>
          </table:table-cell>
          <table:table-cell office:value-type="float" office:value="-0.0749">
            <text:p>-0.0749</text:p>
          </table:table-cell>
        </table:table-row>
        <table:table-row table:style-name="ro2">
          <table:table-cell office:value-type="date" office:date-value="1996-08-01">
            <text:p>Aug <text:s/>1996</text:p>
          </table:table-cell>
          <table:table-cell office:value-type="float" office:value="18.33">
            <text:p>18.33</text:p>
          </table:table-cell>
          <table:table-cell office:value-type="float" office:value="0.0229">
            <text:p>0.0229</text:p>
          </table:table-cell>
        </table:table-row>
        <table:table-row table:style-name="ro2">
          <table:table-cell office:value-type="date" office:date-value="1996-09-01">
            <text:p>Sep <text:s/>1996</text:p>
          </table:table-cell>
          <table:table-cell office:value-type="float" office:value="18.7">
            <text:p>18.7</text:p>
          </table:table-cell>
          <table:table-cell office:value-type="float" office:value="0.0202">
            <text:p>0.0202</text:p>
          </table:table-cell>
        </table:table-row>
        <table:table-row table:style-name="ro2">
          <table:table-cell office:value-type="date" office:date-value="1996-10-01">
            <text:p>Oct <text:s/>1996</text:p>
          </table:table-cell>
          <table:table-cell office:value-type="float" office:value="18.66">
            <text:p>18.66</text:p>
          </table:table-cell>
          <table:table-cell office:value-type="float" office:value="-0.0021">
            <text:p>-0.0021</text:p>
          </table:table-cell>
        </table:table-row>
        <table:table-row table:style-name="ro2">
          <table:table-cell office:value-type="date" office:date-value="1996-11-01">
            <text:p>Nov <text:s/>1996</text:p>
          </table:table-cell>
          <table:table-cell office:value-type="float" office:value="20.04">
            <text:p>20.04</text:p>
          </table:table-cell>
          <table:table-cell office:value-type="float" office:value="0.074">
            <text:p>0.074</text:p>
          </table:table-cell>
        </table:table-row>
        <table:table-row table:style-name="ro2">
          <table:table-cell office:value-type="date" office:date-value="1996-12-01">
            <text:p>Dec <text:s/>1996</text:p>
          </table:table-cell>
          <table:table-cell office:value-type="float" office:value="19.09">
            <text:p>19.09</text:p>
          </table:table-cell>
          <table:table-cell office:value-type="float" office:value="-0.0474">
            <text:p>-0.0474</text:p>
          </table:table-cell>
        </table:table-row>
        <table:table-row table:style-name="ro2">
          <table:table-cell office:value-type="date" office:date-value="1997-01-01">
            <text:p>Jan <text:s/>1997</text:p>
          </table:table-cell>
          <table:table-cell office:value-type="float" office:value="17.09">
            <text:p>17.09</text:p>
          </table:table-cell>
          <table:table-cell office:value-type="float" office:value="-0.1048">
            <text:p>-0.1048</text:p>
          </table:table-cell>
        </table:table-row>
        <table:table-row table:style-name="ro2">
          <table:table-cell office:value-type="date" office:date-value="1997-02-01">
            <text:p>Feb <text:s/>1997</text:p>
          </table:table-cell>
          <table:table-cell office:value-type="float" office:value="15">
            <text:p>15</text:p>
          </table:table-cell>
          <table:table-cell office:value-type="float" office:value="-0.1223">
            <text:p>-0.1223</text:p>
          </table:table-cell>
        </table:table-row>
        <table:table-row table:style-name="ro2">
          <table:table-cell office:value-type="date" office:date-value="1997-03-01">
            <text:p>Mar <text:s/>1997</text:p>
          </table:table-cell>
          <table:table-cell office:value-type="float" office:value="14.1">
            <text:p>14.1</text:p>
          </table:table-cell>
          <table:table-cell office:value-type="float" office:value="-0.06">
            <text:p>-0.06</text:p>
          </table:table-cell>
        </table:table-row>
        <table:table-row table:style-name="ro2">
          <table:table-cell office:value-type="date" office:date-value="1997-04-01">
            <text:p>Apr <text:s/>1997</text:p>
          </table:table-cell>
          <table:table-cell office:value-type="float" office:value="13.12">
            <text:p>13.12</text:p>
          </table:table-cell>
          <table:table-cell office:value-type="float" office:value="-0.0695">
            <text:p>-0.0695</text:p>
          </table:table-cell>
        </table:table-row>
        <table:table-row table:style-name="ro2">
          <table:table-cell office:value-type="date" office:date-value="1997-05-01">
            <text:p>May <text:s/>1997</text:p>
          </table:table-cell>
          <table:table-cell office:value-type="float" office:value="13.5">
            <text:p>13.5</text:p>
          </table:table-cell>
          <table:table-cell office:value-type="float" office:value="0.029">
            <text:p>0.029</text:p>
          </table:table-cell>
        </table:table-row>
        <table:table-row table:style-name="ro2">
          <table:table-cell office:value-type="date" office:date-value="1997-06-01">
            <text:p>Jun <text:s/>1997</text:p>
          </table:table-cell>
          <table:table-cell office:value-type="float" office:value="14.03">
            <text:p>14.03</text:p>
          </table:table-cell>
          <table:table-cell office:value-type="float" office:value="0.0393">
            <text:p>0.0393</text:p>
          </table:table-cell>
        </table:table-row>
        <table:table-row table:style-name="ro2">
          <table:table-cell office:value-type="date" office:date-value="1997-07-01">
            <text:p>Jul <text:s/>1997</text:p>
          </table:table-cell>
          <table:table-cell office:value-type="float" office:value="12.48">
            <text:p>12.48</text:p>
          </table:table-cell>
          <table:table-cell office:value-type="float" office:value="-0.1105">
            <text:p>-0.1105</text:p>
          </table:table-cell>
        </table:table-row>
        <table:table-row table:style-name="ro2">
          <table:table-cell office:value-type="date" office:date-value="1997-08-01">
            <text:p>Aug <text:s/>1997</text:p>
          </table:table-cell>
          <table:table-cell office:value-type="float" office:value="12.7">
            <text:p>12.7</text:p>
          </table:table-cell>
          <table:table-cell office:value-type="float" office:value="0.0176">
            <text:p>0.0176</text:p>
          </table:table-cell>
        </table:table-row>
        <table:table-row table:style-name="ro2">
          <table:table-cell office:value-type="date" office:date-value="1997-09-01">
            <text:p>Sep <text:s/>1997</text:p>
          </table:table-cell>
          <table:table-cell office:value-type="float" office:value="12.49">
            <text:p>12.49</text:p>
          </table:table-cell>
          <table:table-cell office:value-type="float" office:value="-0.0165">
            <text:p>-0.0165</text:p>
          </table:table-cell>
        </table:table-row>
        <table:table-row table:style-name="ro2">
          <table:table-cell office:value-type="date" office:date-value="1997-10-01">
            <text:p>Oct <text:s/>1997</text:p>
          </table:table-cell>
          <table:table-cell office:value-type="float" office:value="13.8">
            <text:p>13.8</text:p>
          </table:table-cell>
          <table:table-cell office:value-type="float" office:value="0.1049">
            <text:p>0.1049</text:p>
          </table:table-cell>
        </table:table-row>
        <table:table-row table:style-name="ro2">
          <table:table-cell office:value-type="date" office:date-value="1997-11-01">
            <text:p>Nov <text:s/>1997</text:p>
          </table:table-cell>
          <table:table-cell office:value-type="float" office:value="13.26">
            <text:p>13.26</text:p>
          </table:table-cell>
          <table:table-cell office:value-type="float" office:value="-0.0391">
            <text:p>-0.0391</text:p>
          </table:table-cell>
        </table:table-row>
        <table:table-row table:style-name="ro2">
          <table:table-cell office:value-type="date" office:date-value="1997-12-01">
            <text:p>Dec <text:s/>1997</text:p>
          </table:table-cell>
          <table:table-cell office:value-type="float" office:value="11.88">
            <text:p>11.88</text:p>
          </table:table-cell>
          <table:table-cell office:value-type="float" office:value="-0.1041">
            <text:p>-0.1041</text:p>
          </table:table-cell>
        </table:table-row>
        <table:table-row table:style-name="ro2">
          <table:table-cell office:value-type="date" office:date-value="1998-01-01">
            <text:p>Jan <text:s/>1998</text:p>
          </table:table-cell>
          <table:table-cell office:value-type="float" office:value="10.41">
            <text:p>10.41</text:p>
          </table:table-cell>
          <table:table-cell office:value-type="float" office:value="-0.1237">
            <text:p>-0.1237</text:p>
          </table:table-cell>
        </table:table-row>
        <table:table-row table:style-name="ro2">
          <table:table-cell office:value-type="date" office:date-value="1998-02-01">
            <text:p>Feb <text:s/>1998</text:p>
          </table:table-cell>
          <table:table-cell office:value-type="float" office:value="11.44">
            <text:p>11.44</text:p>
          </table:table-cell>
          <table:table-cell office:value-type="float" office:value="0.0989">
            <text:p>0.0989</text:p>
          </table:table-cell>
        </table:table-row>
        <table:table-row table:style-name="ro2">
          <table:table-cell office:value-type="date" office:date-value="1998-03-01">
            <text:p>Mar <text:s/>1998</text:p>
          </table:table-cell>
          <table:table-cell office:value-type="float" office:value="10.75">
            <text:p>10.75</text:p>
          </table:table-cell>
          <table:table-cell office:value-type="float" office:value="-0.0603">
            <text:p>-0.0603</text:p>
          </table:table-cell>
        </table:table-row>
        <table:table-row table:style-name="ro2">
          <table:table-cell office:value-type="date" office:date-value="1998-04-01">
            <text:p>Apr <text:s/>1998</text:p>
          </table:table-cell>
          <table:table-cell office:value-type="float" office:value="13.17">
            <text:p>13.17</text:p>
          </table:table-cell>
          <table:table-cell office:value-type="float" office:value="0.2251">
            <text:p>0.2251</text:p>
          </table:table-cell>
        </table:table-row>
        <table:table-row table:style-name="ro2">
          <table:table-cell office:value-type="date" office:date-value="1998-05-01">
            <text:p>May <text:s/>1998</text:p>
          </table:table-cell>
          <table:table-cell office:value-type="float" office:value="15.87">
            <text:p>15.87</text:p>
          </table:table-cell>
          <table:table-cell office:value-type="float" office:value="0.205">
            <text:p>0.205</text:p>
          </table:table-cell>
        </table:table-row>
        <table:table-row table:style-name="ro2">
          <table:table-cell office:value-type="date" office:date-value="1998-06-01">
            <text:p>Jun <text:s/>1998</text:p>
          </table:table-cell>
          <table:table-cell office:value-type="float" office:value="16.06">
            <text:p>16.06</text:p>
          </table:table-cell>
          <table:table-cell office:value-type="float" office:value="0.012">
            <text:p>0.012</text:p>
          </table:table-cell>
        </table:table-row>
        <table:table-row table:style-name="ro2">
          <table:table-cell office:value-type="date" office:date-value="1998-07-01">
            <text:p>Jul <text:s/>1998</text:p>
          </table:table-cell>
          <table:table-cell office:value-type="float" office:value="16.39">
            <text:p>16.39</text:p>
          </table:table-cell>
          <table:table-cell office:value-type="float" office:value="0.0205">
            <text:p>0.0205</text:p>
          </table:table-cell>
        </table:table-row>
        <table:table-row table:style-name="ro2">
          <table:table-cell office:value-type="date" office:date-value="1998-08-01">
            <text:p>Aug <text:s/>1998</text:p>
          </table:table-cell>
          <table:table-cell office:value-type="float" office:value="18.99">
            <text:p>18.99</text:p>
          </table:table-cell>
          <table:table-cell office:value-type="float" office:value="0.1586">
            <text:p>0.1586</text:p>
          </table:table-cell>
        </table:table-row>
        <table:table-row table:style-name="ro2">
          <table:table-cell office:value-type="date" office:date-value="1998-09-01">
            <text:p>Sep <text:s/>1998</text:p>
          </table:table-cell>
          <table:table-cell office:value-type="float" office:value="20.27">
            <text:p>20.27</text:p>
          </table:table-cell>
          <table:table-cell office:value-type="float" office:value="0.0674">
            <text:p>0.0674</text:p>
          </table:table-cell>
        </table:table-row>
        <table:table-row table:style-name="ro2">
          <table:table-cell office:value-type="date" office:date-value="1998-10-01">
            <text:p>Oct <text:s/>1998</text:p>
          </table:table-cell>
          <table:table-cell office:value-type="float" office:value="22.7">
            <text:p>22.7</text:p>
          </table:table-cell>
          <table:table-cell office:value-type="float" office:value="0.1199">
            <text:p>0.1199</text:p>
          </table:table-cell>
        </table:table-row>
        <table:table-row table:style-name="ro2">
          <table:table-cell office:value-type="date" office:date-value="1998-11-01">
            <text:p>Nov <text:s/>1998</text:p>
          </table:table-cell>
          <table:table-cell office:value-type="float" office:value="21.95">
            <text:p>21.95</text:p>
          </table:table-cell>
          <table:table-cell office:value-type="float" office:value="-0.033">
            <text:p>-0.033</text:p>
          </table:table-cell>
        </table:table-row>
        <table:table-row table:style-name="ro2">
          <table:table-cell office:value-type="date" office:date-value="1998-12-01">
            <text:p>Dec <text:s/>1998</text:p>
          </table:table-cell>
          <table:table-cell office:value-type="float" office:value="24.16">
            <text:p>24.16</text:p>
          </table:table-cell>
          <table:table-cell office:value-type="float" office:value="0.1007">
            <text:p>0.1007</text:p>
          </table:table-cell>
        </table:table-row>
        <table:table-row table:style-name="ro2">
          <table:table-cell office:value-type="date" office:date-value="1999-01-01">
            <text:p>Jan <text:s/>1999</text:p>
          </table:table-cell>
          <table:table-cell office:value-type="float" office:value="25.1">
            <text:p>25.1</text:p>
          </table:table-cell>
          <table:table-cell office:value-type="float" office:value="0.0389">
            <text:p>0.0389</text:p>
          </table:table-cell>
        </table:table-row>
        <table:table-row table:style-name="ro2">
          <table:table-cell office:value-type="date" office:date-value="1999-02-01">
            <text:p>Feb <text:s/>1999</text:p>
          </table:table-cell>
          <table:table-cell office:value-type="float" office:value="25.31">
            <text:p>25.31</text:p>
          </table:table-cell>
          <table:table-cell office:value-type="float" office:value="0.0084">
            <text:p>0.0084</text:p>
          </table:table-cell>
        </table:table-row>
        <table:table-row table:style-name="ro2">
          <table:table-cell office:value-type="date" office:date-value="1999-03-01">
            <text:p>Mar <text:s/>1999</text:p>
          </table:table-cell>
          <table:table-cell office:value-type="float" office:value="27.22">
            <text:p>27.22</text:p>
          </table:table-cell>
          <table:table-cell office:value-type="float" office:value="0.0755">
            <text:p>0.0755</text:p>
          </table:table-cell>
        </table:table-row>
        <table:table-row table:style-name="ro2">
          <table:table-cell office:value-type="date" office:date-value="1999-04-01">
            <text:p>Apr <text:s/>1999</text:p>
          </table:table-cell>
          <table:table-cell office:value-type="float" office:value="27.49">
            <text:p>27.49</text:p>
          </table:table-cell>
          <table:table-cell office:value-type="float" office:value="0.0099">
            <text:p>0.0099</text:p>
          </table:table-cell>
        </table:table-row>
        <table:table-row table:style-name="ro2">
          <table:table-cell office:value-type="date" office:date-value="1999-05-01">
            <text:p>May <text:s/>1999</text:p>
          </table:table-cell>
          <table:table-cell office:value-type="float" office:value="23.47">
            <text:p>23.47</text:p>
          </table:table-cell>
          <table:table-cell office:value-type="float" office:value="-0.1462">
            <text:p>-0.1462</text:p>
          </table:table-cell>
        </table:table-row>
        <table:table-row table:style-name="ro2">
          <table:table-cell office:value-type="date" office:date-value="1999-06-01">
            <text:p>Jun <text:s/>1999</text:p>
          </table:table-cell>
          <table:table-cell office:value-type="float" office:value="27.19">
            <text:p>27.19</text:p>
          </table:table-cell>
          <table:table-cell office:value-type="float" office:value="0.1585">
            <text:p>0.1585</text:p>
          </table:table-cell>
        </table:table-row>
        <table:table-row table:style-name="ro2">
          <table:table-cell office:value-type="date" office:date-value="1999-07-01">
            <text:p>Jul <text:s/>1999</text:p>
          </table:table-cell>
          <table:table-cell office:value-type="float" office:value="29.62">
            <text:p>29.62</text:p>
          </table:table-cell>
          <table:table-cell office:value-type="float" office:value="0.0894">
            <text:p>0.0894</text:p>
          </table:table-cell>
        </table:table-row>
        <table:table-row table:style-name="ro2">
          <table:table-cell office:value-type="date" office:date-value="1999-08-01">
            <text:p>Aug <text:s/>1999</text:p>
          </table:table-cell>
          <table:table-cell office:value-type="float" office:value="28.18">
            <text:p>28.18</text:p>
          </table:table-cell>
          <table:table-cell office:value-type="float" office:value="-0.0486">
            <text:p>-0.0486</text:p>
          </table:table-cell>
        </table:table-row>
        <table:table-row table:style-name="ro2">
          <table:table-cell office:value-type="date" office:date-value="1999-09-01">
            <text:p>Sep <text:s/>1999</text:p>
          </table:table-cell>
          <table:table-cell office:value-type="float" office:value="29.26">
            <text:p>29.26</text:p>
          </table:table-cell>
          <table:table-cell office:value-type="float" office:value="0.0383">
            <text:p>0.0383</text:p>
          </table:table-cell>
        </table:table-row>
        <table:table-row table:style-name="ro2">
          <table:table-cell office:value-type="date" office:date-value="1999-10-01">
            <text:p>Oct <text:s/>1999</text:p>
          </table:table-cell>
          <table:table-cell office:value-type="float" office:value="32.08">
            <text:p>32.08</text:p>
          </table:table-cell>
          <table:table-cell office:value-type="float" office:value="0.0964">
            <text:p>0.0964</text:p>
          </table:table-cell>
        </table:table-row>
        <table:table-row table:style-name="ro2">
          <table:table-cell office:value-type="date" office:date-value="1999-11-01">
            <text:p>Nov <text:s/>1999</text:p>
          </table:table-cell>
          <table:table-cell office:value-type="float" office:value="31.4">
            <text:p>31.4</text:p>
          </table:table-cell>
          <table:table-cell office:value-type="float" office:value="-0.0212">
            <text:p>-0.0212</text:p>
          </table:table-cell>
        </table:table-row>
        <table:table-row table:style-name="ro2">
          <table:table-cell office:value-type="date" office:date-value="1999-12-01">
            <text:p>Dec <text:s/>1999</text:p>
          </table:table-cell>
          <table:table-cell office:value-type="float" office:value="32.33">
            <text:p>32.33</text:p>
          </table:table-cell>
          <table:table-cell office:value-type="float" office:value="0.0296">
            <text:p>0.0296</text:p>
          </table:table-cell>
        </table:table-row>
        <table:table-row table:style-name="ro2">
          <table:table-cell office:value-type="date" office:date-value="2000-01-01">
            <text:p>Jan <text:s/>2000</text:p>
          </table:table-cell>
          <table:table-cell office:value-type="float" office:value="25.2">
            <text:p>25.2</text:p>
          </table:table-cell>
          <table:table-cell office:value-type="float" office:value="-0.2205">
            <text:p>-0.2205</text:p>
          </table:table-cell>
        </table:table-row>
        <table:table-row table:style-name="ro2">
          <table:table-cell office:value-type="date" office:date-value="2000-02-01">
            <text:p>Feb <text:s/>2000</text:p>
          </table:table-cell>
          <table:table-cell office:value-type="float" office:value="25.96">
            <text:p>25.96</text:p>
          </table:table-cell>
          <table:table-cell office:value-type="float" office:value="0.0302">
            <text:p>0.0302</text:p>
          </table:table-cell>
        </table:table-row>
        <table:table-row table:style-name="ro2">
          <table:table-cell office:value-type="date" office:date-value="2000-03-01">
            <text:p>Mar <text:s/>2000</text:p>
          </table:table-cell>
          <table:table-cell office:value-type="float" office:value="27.24">
            <text:p>27.24</text:p>
          </table:table-cell>
          <table:table-cell office:value-type="float" office:value="0.0493">
            <text:p>0.0493</text:p>
          </table:table-cell>
        </table:table-row>
        <table:table-row table:style-name="ro2">
          <table:table-cell office:value-type="date" office:date-value="2000-04-01">
            <text:p>Apr <text:s/>2000</text:p>
          </table:table-cell>
          <table:table-cell office:value-type="float" office:value="25.02">
            <text:p>25.02</text:p>
          </table:table-cell>
          <table:table-cell office:value-type="float" office:value="-0.0815">
            <text:p>-0.0815</text:p>
          </table:table-cell>
        </table:table-row>
        <table:table-row table:style-name="ro2">
          <table:table-cell office:value-type="date" office:date-value="2000-05-01">
            <text:p>May <text:s/>2000</text:p>
          </table:table-cell>
          <table:table-cell office:value-type="float" office:value="25.72">
            <text:p>25.72</text:p>
          </table:table-cell>
          <table:table-cell office:value-type="float" office:value="0.028">
            <text:p>0.028</text:p>
          </table:table-cell>
        </table:table-row>
        <table:table-row table:style-name="ro2">
          <table:table-cell office:value-type="date" office:date-value="2000-06-01">
            <text:p>Jun <text:s/>2000</text:p>
          </table:table-cell>
          <table:table-cell office:value-type="float" office:value="27.55">
            <text:p>27.55</text:p>
          </table:table-cell>
          <table:table-cell office:value-type="float" office:value="0.0712">
            <text:p>0.0712</text:p>
          </table:table-cell>
        </table:table-row>
        <table:table-row table:style-name="ro2">
          <table:table-cell office:value-type="date" office:date-value="2000-07-01">
            <text:p>Jul <text:s/>2000</text:p>
          </table:table-cell>
          <table:table-cell office:value-type="float" office:value="26.97">
            <text:p>26.97</text:p>
          </table:table-cell>
          <table:table-cell office:value-type="float" office:value="-0.0211">
            <text:p>-0.0211</text:p>
          </table:table-cell>
        </table:table-row>
        <table:table-row table:style-name="ro2">
          <table:table-cell office:value-type="date" office:date-value="2000-08-01">
            <text:p>Aug <text:s/>2000</text:p>
          </table:table-cell>
          <table:table-cell office:value-type="float" office:value="24.8">
            <text:p>24.8</text:p>
          </table:table-cell>
          <table:table-cell office:value-type="float" office:value="-0.0805">
            <text:p>-0.0805</text:p>
          </table:table-cell>
        </table:table-row>
        <table:table-row table:style-name="ro2">
          <table:table-cell office:value-type="date" office:date-value="2000-09-01">
            <text:p>Sep <text:s/>2000</text:p>
          </table:table-cell>
          <table:table-cell office:value-type="float" office:value="25.82">
            <text:p>25.82</text:p>
          </table:table-cell>
          <table:table-cell office:value-type="float" office:value="0.0411">
            <text:p>0.0411</text:p>
          </table:table-cell>
        </table:table-row>
        <table:table-row table:style-name="ro2">
          <table:table-cell office:value-type="date" office:date-value="2000-10-01">
            <text:p>Oct <text:s/>2000</text:p>
          </table:table-cell>
          <table:table-cell office:value-type="float" office:value="25.21">
            <text:p>25.21</text:p>
          </table:table-cell>
          <table:table-cell office:value-type="float" office:value="-0.0236">
            <text:p>-0.0236</text:p>
          </table:table-cell>
        </table:table-row>
        <table:table-row table:style-name="ro2">
          <table:table-cell office:value-type="date" office:date-value="2000-11-01">
            <text:p>Nov <text:s/>2000</text:p>
          </table:table-cell>
          <table:table-cell office:value-type="float" office:value="20.73">
            <text:p>20.73</text:p>
          </table:table-cell>
          <table:table-cell office:value-type="float" office:value="-0.1777">
            <text:p>-0.1777</text:p>
          </table:table-cell>
        </table:table-row>
        <table:table-row table:style-name="ro2">
          <table:table-cell office:value-type="date" office:date-value="2000-12-01">
            <text:p>Dec <text:s/>2000</text:p>
          </table:table-cell>
          <table:table-cell office:value-type="float" office:value="18.69">
            <text:p>18.69</text:p>
          </table:table-cell>
          <table:table-cell office:value-type="float" office:value="-0.0984">
            <text:p>-0.0984</text:p>
          </table:table-cell>
        </table:table-row>
        <table:table-row table:style-name="ro2">
          <table:table-cell office:value-type="date" office:date-value="2001-01-01">
            <text:p>Jan <text:s/>2001</text:p>
          </table:table-cell>
          <table:table-cell office:value-type="float" office:value="18.52">
            <text:p>18.52</text:p>
          </table:table-cell>
          <table:table-cell office:value-type="float" office:value="-0.0091">
            <text:p>-0.0091</text:p>
          </table:table-cell>
        </table:table-row>
        <table:table-row table:style-name="ro2">
          <table:table-cell office:value-type="date" office:date-value="2001-02-01">
            <text:p>Feb <text:s/>2001</text:p>
          </table:table-cell>
          <table:table-cell office:value-type="float" office:value="19.15">
            <text:p>19.15</text:p>
          </table:table-cell>
          <table:table-cell office:value-type="float" office:value="0.034">
            <text:p>0.034</text:p>
          </table:table-cell>
        </table:table-row>
        <table:table-row table:style-name="ro2">
          <table:table-cell office:value-type="date" office:date-value="2001-03-01">
            <text:p>Mar <text:s/>2001</text:p>
          </table:table-cell>
          <table:table-cell office:value-type="float" office:value="19.98">
            <text:p>19.98</text:p>
          </table:table-cell>
          <table:table-cell office:value-type="float" office:value="0.0433">
            <text:p>0.0433</text:p>
          </table:table-cell>
        </table:table-row>
        <table:table-row table:style-name="ro2">
          <table:table-cell office:value-type="date" office:date-value="2001-04-01">
            <text:p>Apr <text:s/>2001</text:p>
          </table:table-cell>
          <table:table-cell office:value-type="float" office:value="23.64">
            <text:p>23.64</text:p>
          </table:table-cell>
          <table:table-cell office:value-type="float" office:value="0.1832">
            <text:p>0.1832</text:p>
          </table:table-cell>
        </table:table-row>
        <table:table-row table:style-name="ro2">
          <table:table-cell office:value-type="date" office:date-value="2001-05-01">
            <text:p>May <text:s/>2001</text:p>
          </table:table-cell>
          <table:table-cell office:value-type="float" office:value="25.43">
            <text:p>25.43</text:p>
          </table:table-cell>
          <table:table-cell office:value-type="float" office:value="0.0757">
            <text:p>0.0757</text:p>
          </table:table-cell>
        </table:table-row>
        <table:table-row table:style-name="ro2">
          <table:table-cell office:value-type="date" office:date-value="2001-06-01">
            <text:p>Jun <text:s/>2001</text:p>
          </table:table-cell>
          <table:table-cell office:value-type="float" office:value="25.67">
            <text:p>25.67</text:p>
          </table:table-cell>
          <table:table-cell office:value-type="float" office:value="0.0094">
            <text:p>0.0094</text:p>
          </table:table-cell>
        </table:table-row>
        <table:table-row table:style-name="ro2">
          <table:table-cell office:value-type="date" office:date-value="2001-07-01">
            <text:p>Jul <text:s/>2001</text:p>
          </table:table-cell>
          <table:table-cell office:value-type="float" office:value="24.49">
            <text:p>24.49</text:p>
          </table:table-cell>
          <table:table-cell office:value-type="float" office:value="-0.046">
            <text:p>-0.046</text:p>
          </table:table-cell>
        </table:table-row>
        <table:table-row table:style-name="ro2">
          <table:table-cell office:value-type="date" office:date-value="2001-08-01">
            <text:p>Aug <text:s/>2001</text:p>
          </table:table-cell>
          <table:table-cell office:value-type="float" office:value="25.75">
            <text:p>25.75</text:p>
          </table:table-cell>
          <table:table-cell office:value-type="float" office:value="0.0514">
            <text:p>0.0514</text:p>
          </table:table-cell>
        </table:table-row>
        <table:table-row table:style-name="ro2">
          <table:table-cell office:value-type="date" office:date-value="2001-09-01">
            <text:p>Sep <text:s/>2001</text:p>
          </table:table-cell>
          <table:table-cell office:value-type="float" office:value="26.78">
            <text:p>26.78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date" office:date-value="2001-10-01">
            <text:p>Oct <text:s/>2001</text:p>
          </table:table-cell>
          <table:table-cell office:value-type="float" office:value="28.28">
            <text:p>28.28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 office:value-type="date" office:date-value="2001-11-01">
            <text:p>Nov <text:s/>2001</text:p>
          </table:table-cell>
          <table:table-cell office:value-type="float" office:value="27.53">
            <text:p>27.53</text:p>
          </table:table-cell>
          <table:table-cell office:value-type="float" office:value="-0.0265">
            <text:p>-0.0265</text:p>
          </table:table-cell>
        </table:table-row>
        <table:table-row table:style-name="ro2">
          <table:table-cell office:value-type="date" office:date-value="2001-12-01">
            <text:p>Dec <text:s/>2001</text:p>
          </table:table-cell>
          <table:table-cell office:value-type="float" office:value="24.54">
            <text:p>24.54</text:p>
          </table:table-cell>
          <table:table-cell office:value-type="float" office:value="-0.1086">
            <text:p>-0.1086</text:p>
          </table:table-cell>
        </table:table-row>
        <table:table-row table:style-name="ro2">
          <table:table-cell office:value-type="date" office:date-value="2002-01-01">
            <text:p>Jan <text:s/>2002</text:p>
          </table:table-cell>
          <table:table-cell office:value-type="float" office:value="27.89">
            <text:p>27.89</text:p>
          </table:table-cell>
          <table:table-cell office:value-type="float" office:value="0.1365">
            <text:p>0.1365</text:p>
          </table:table-cell>
        </table:table-row>
        <table:table-row table:style-name="ro2">
          <table:table-cell office:value-type="date" office:date-value="2002-02-01">
            <text:p>Feb <text:s/>2002</text:p>
          </table:table-cell>
          <table:table-cell office:value-type="float" office:value="30.75">
            <text:p>30.75</text:p>
          </table:table-cell>
          <table:table-cell office:value-type="float" office:value="0.1025">
            <text:p>0.1025</text:p>
          </table:table-cell>
        </table:table-row>
        <table:table-row table:style-name="ro2">
          <table:table-cell office:value-type="date" office:date-value="2002-03-01">
            <text:p>Mar <text:s/>2002</text:p>
          </table:table-cell>
          <table:table-cell office:value-type="float" office:value="32.88">
            <text:p>32.88</text:p>
          </table:table-cell>
          <table:table-cell office:value-type="float" office:value="0.0693">
            <text:p>0.0693</text:p>
          </table:table-cell>
        </table:table-row>
        <table:table-row table:style-name="ro2">
          <table:table-cell office:value-type="date" office:date-value="2002-04-01">
            <text:p>Apr <text:s/>2002</text:p>
          </table:table-cell>
          <table:table-cell office:value-type="float" office:value="30.36">
            <text:p>30.36</text:p>
          </table:table-cell>
          <table:table-cell office:value-type="float" office:value="-0.0766">
            <text:p>-0.0766</text:p>
          </table:table-cell>
        </table:table-row>
        <table:table-row table:style-name="ro2">
          <table:table-cell office:value-type="date" office:date-value="2002-05-01">
            <text:p>May <text:s/>2002</text:p>
          </table:table-cell>
          <table:table-cell office:value-type="float" office:value="25.56">
            <text:p>25.56</text:p>
          </table:table-cell>
          <table:table-cell office:value-type="float" office:value="-0.1581">
            <text:p>-0.1581</text:p>
          </table:table-cell>
        </table:table-row>
        <table:table-row table:style-name="ro2">
          <table:table-cell office:value-type="date" office:date-value="2002-06-01">
            <text:p>Jun <text:s/>2002</text:p>
          </table:table-cell>
          <table:table-cell office:value-type="float" office:value="26.06">
            <text:p>26.06</text:p>
          </table:table-cell>
          <table:table-cell office:value-type="float" office:value="0.0196">
            <text:p>0.0196</text:p>
          </table:table-cell>
        </table:table-row>
        <table:table-row table:style-name="ro2">
          <table:table-cell office:value-type="date" office:date-value="2002-07-01">
            <text:p>Jul <text:s/>2002</text:p>
          </table:table-cell>
          <table:table-cell office:value-type="float" office:value="27.92">
            <text:p>27.92</text:p>
          </table:table-cell>
          <table:table-cell office:value-type="float" office:value="0.0714">
            <text:p>0.0714</text:p>
          </table:table-cell>
        </table:table-row>
        <table:table-row table:style-name="ro2">
          <table:table-cell office:value-type="date" office:date-value="2002-08-01">
            <text:p>Aug <text:s/>2002</text:p>
          </table:table-cell>
          <table:table-cell office:value-type="float" office:value="28.59">
            <text:p>28.59</text:p>
          </table:table-cell>
          <table:table-cell office:value-type="float" office:value="0.024">
            <text:p>0.024</text:p>
          </table:table-cell>
        </table:table-row>
        <table:table-row table:style-name="ro2">
          <table:table-cell office:value-type="date" office:date-value="2002-09-01">
            <text:p>Sep <text:s/>2002</text:p>
          </table:table-cell>
          <table:table-cell office:value-type="float" office:value="29.68">
            <text:p>29.68</text:p>
          </table:table-cell>
          <table:table-cell office:value-type="float" office:value="0.0381">
            <text:p>0.0381</text:p>
          </table:table-cell>
        </table:table-row>
        <table:table-row table:style-name="ro2">
          <table:table-cell office:value-type="date" office:date-value="2002-10-01">
            <text:p>Oct <text:s/>2002</text:p>
          </table:table-cell>
          <table:table-cell office:value-type="float" office:value="26.88">
            <text:p>26.88</text:p>
          </table:table-cell>
          <table:table-cell office:value-type="float" office:value="-0.0943">
            <text:p>-0.0943</text:p>
          </table:table-cell>
        </table:table-row>
        <table:table-row table:style-name="ro2">
          <table:table-cell office:value-type="date" office:date-value="2002-11-01">
            <text:p>Nov <text:s/>2002</text:p>
          </table:table-cell>
          <table:table-cell office:value-type="float" office:value="29.01">
            <text:p>29.01</text:p>
          </table:table-cell>
          <table:table-cell office:value-type="float" office:value="0.0792">
            <text:p>0.0792</text:p>
          </table:table-cell>
        </table:table-row>
        <table:table-row table:style-name="ro2">
          <table:table-cell office:value-type="date" office:date-value="2002-12-01">
            <text:p>Dec <text:s/>2002</text:p>
          </table:table-cell>
          <table:table-cell office:value-type="float" office:value="29.12">
            <text:p>29.12</text:p>
          </table:table-cell>
          <table:table-cell office:value-type="float" office:value="0.0038">
            <text:p>0.0038</text:p>
          </table:table-cell>
        </table:table-row>
        <table:table-row table:style-name="ro2">
          <table:table-cell office:value-type="date" office:date-value="2003-01-01">
            <text:p>Jan <text:s/>2003</text:p>
          </table:table-cell>
          <table:table-cell office:value-type="float" office:value="29.97">
            <text:p>29.97</text:p>
          </table:table-cell>
          <table:table-cell office:value-type="float" office:value="0.0292">
            <text:p>0.0292</text:p>
          </table:table-cell>
        </table:table-row>
        <table:table-row table:style-name="ro2">
          <table:table-cell office:value-type="date" office:date-value="2003-02-01">
            <text:p>Feb <text:s/>2003</text:p>
          </table:table-cell>
          <table:table-cell office:value-type="float" office:value="31.37">
            <text:p>31.37</text:p>
          </table:table-cell>
          <table:table-cell office:value-type="float" office:value="0.0467">
            <text:p>0.0467</text:p>
          </table:table-cell>
        </table:table-row>
        <table:table-row table:style-name="ro2">
          <table:table-cell office:value-type="date" office:date-value="2003-03-01">
            <text:p>Mar <text:s/>2003</text:p>
          </table:table-cell>
          <table:table-cell office:value-type="float" office:value="31.33">
            <text:p>31.33</text:p>
          </table:table-cell>
          <table:table-cell office:value-type="float" office:value="-0.0013">
            <text:p>-0.0013</text:p>
          </table:table-cell>
        </table:table-row>
        <table:table-row table:style-name="ro2">
          <table:table-cell office:value-type="date" office:date-value="2003-04-01">
            <text:p>Apr <text:s/>2003</text:p>
          </table:table-cell>
          <table:table-cell office:value-type="float" office:value="33.67">
            <text:p>33.67</text:p>
          </table:table-cell>
          <table:table-cell office:value-type="float" office:value="0.0747">
            <text:p>0.0747</text:p>
          </table:table-cell>
        </table:table-row>
        <table:table-row table:style-name="ro2">
          <table:table-cell office:value-type="date" office:date-value="2003-05-01">
            <text:p>May <text:s/>2003</text:p>
          </table:table-cell>
          <table:table-cell office:value-type="float" office:value="33.71">
            <text:p>33.71</text:p>
          </table:table-cell>
          <table:table-cell office:value-type="float" office:value="0.0012">
            <text:p>0.0012</text:p>
          </table:table-cell>
        </table:table-row>
        <table:table-row table:style-name="ro2">
          <table:table-cell office:value-type="date" office:date-value="2003-06-01">
            <text:p>Jun <text:s/>2003</text:p>
          </table:table-cell>
          <table:table-cell office:value-type="float" office:value="37.56">
            <text:p>37.56</text:p>
          </table:table-cell>
          <table:table-cell office:value-type="float" office:value="0.1142">
            <text:p>0.1142</text:p>
          </table:table-cell>
        </table:table-row>
        <table:table-row table:style-name="ro2">
          <table:table-cell office:value-type="date" office:date-value="2003-07-01">
            <text:p>Jul <text:s/>2003</text:p>
          </table:table-cell>
          <table:table-cell office:value-type="float" office:value="35.54">
            <text:p>35.54</text:p>
          </table:table-cell>
          <table:table-cell office:value-type="float" office:value="-0.0538">
            <text:p>-0.0538</text:p>
          </table:table-cell>
        </table:table-row>
        <table:table-row table:style-name="ro2">
          <table:table-cell office:value-type="date" office:date-value="2003-08-01">
            <text:p>Aug <text:s/>2003</text:p>
          </table:table-cell>
          <table:table-cell office:value-type="float" office:value="37.89">
            <text:p>37.89</text:p>
          </table:table-cell>
          <table:table-cell office:value-type="float" office:value="0.0661">
            <text:p>0.0661</text:p>
          </table:table-cell>
        </table:table-row>
        <table:table-row table:style-name="ro2">
          <table:table-cell office:value-type="date" office:date-value="2003-09-01">
            <text:p>Sep <text:s/>2003</text:p>
          </table:table-cell>
          <table:table-cell office:value-type="float" office:value="42.08">
            <text:p>42.08</text:p>
          </table:table-cell>
          <table:table-cell office:value-type="float" office:value="0.1106">
            <text:p>0.1106</text:p>
          </table:table-cell>
        </table:table-row>
        <table:table-row table:style-name="ro2">
          <table:table-cell office:value-type="date" office:date-value="2003-10-01">
            <text:p>Oct <text:s/>2003</text:p>
          </table:table-cell>
          <table:table-cell office:value-type="float" office:value="41.6">
            <text:p>41.6</text:p>
          </table:table-cell>
          <table:table-cell office:value-type="float" office:value="-0.0114">
            <text:p>-0.0114</text:p>
          </table:table-cell>
        </table:table-row>
        <table:table-row table:style-name="ro2">
          <table:table-cell office:value-type="date" office:date-value="2003-11-01">
            <text:p>Nov <text:s/>2003</text:p>
          </table:table-cell>
          <table:table-cell office:value-type="float" office:value="46.88">
            <text:p>46.88</text:p>
          </table:table-cell>
          <table:table-cell office:value-type="float" office:value="0.1269">
            <text:p>0.1269</text:p>
          </table:table-cell>
        </table:table-row>
        <table:table-row table:style-name="ro2">
          <table:table-cell office:value-type="date" office:date-value="2003-12-01">
            <text:p>Dec <text:s/>2003</text:p>
          </table:table-cell>
          <table:table-cell office:value-type="float" office:value="42.13">
            <text:p>42.13</text:p>
          </table:table-cell>
          <table:table-cell office:value-type="float" office:value="-0.1013">
            <text:p>-0.1013</text:p>
          </table:table-cell>
        </table:table-row>
        <table:table-row table:style-name="ro2">
          <table:table-cell office:value-type="date" office:date-value="2004-01-01">
            <text:p>Jan <text:s/>2004</text:p>
          </table:table-cell>
          <table:table-cell office:value-type="float" office:value="39.04">
            <text:p>39.04</text:p>
          </table:table-cell>
          <table:table-cell office:value-type="float" office:value="-0.0733">
            <text:p>-0.0733</text:p>
          </table:table-cell>
        </table:table-row>
        <table:table-row table:style-name="ro2">
          <table:table-cell office:value-type="date" office:date-value="2004-02-01">
            <text:p>Feb <text:s/>2004</text:p>
          </table:table-cell>
          <table:table-cell office:value-type="float" office:value="42.97">
            <text:p>42.97</text:p>
          </table:table-cell>
          <table:table-cell office:value-type="float" office:value="0.1007">
            <text:p>0.1007</text:p>
          </table:table-cell>
        </table:table-row>
        <table:table-row table:style-name="ro2">
          <table:table-cell office:value-type="date" office:date-value="2004-03-01">
            <text:p>Mar <text:s/>2004</text:p>
          </table:table-cell>
          <table:table-cell office:value-type="float" office:value="44.82">
            <text:p>44.82</text:p>
          </table:table-cell>
          <table:table-cell office:value-type="float" office:value="0.0431">
            <text:p>0.0431</text:p>
          </table:table-cell>
        </table:table-row>
        <table:table-row table:style-name="ro2">
          <table:table-cell office:value-type="date" office:date-value="2004-04-01">
            <text:p>Apr <text:s/>2004</text:p>
          </table:table-cell>
          <table:table-cell office:value-type="float" office:value="50.94">
            <text:p>50.94</text:p>
          </table:table-cell>
          <table:table-cell office:value-type="float" office:value="0.1365">
            <text:p>0.1365</text:p>
          </table:table-cell>
        </table:table-row>
        <table:table-row table:style-name="ro2">
          <table:table-cell office:value-type="date" office:date-value="2004-05-01">
            <text:p>May <text:s/>2004</text:p>
          </table:table-cell>
          <table:table-cell office:value-type="float" office:value="50.64">
            <text:p>50.64</text:p>
          </table:table-cell>
          <table:table-cell office:value-type="float" office:value="-0.0059">
            <text:p>-0.0059</text:p>
          </table:table-cell>
        </table:table-row>
        <table:table-row table:style-name="ro2">
          <table:table-cell office:value-type="date" office:date-value="2004-06-01">
            <text:p>Jun <text:s/>2004</text:p>
          </table:table-cell>
          <table:table-cell office:value-type="float" office:value="47.83">
            <text:p>47.83</text:p>
          </table:table-cell>
          <table:table-cell office:value-type="float" office:value="-0.0555">
            <text:p>-0.0555</text:p>
          </table:table-cell>
        </table:table-row>
        <table:table-row table:style-name="ro2">
          <table:table-cell office:value-type="date" office:date-value="2004-07-01">
            <text:p>Jul <text:s/>2004</text:p>
          </table:table-cell>
          <table:table-cell office:value-type="float" office:value="53.89">
            <text:p>53.89</text:p>
          </table:table-cell>
          <table:table-cell office:value-type="float" office:value="0.1267">
            <text:p>0.1267</text:p>
          </table:table-cell>
        </table:table-row>
        <table:table-row table:style-name="ro2">
          <table:table-cell office:value-type="date" office:date-value="2004-08-01">
            <text:p>Aug <text:s/>2004</text:p>
          </table:table-cell>
          <table:table-cell office:value-type="float" office:value="56.37">
            <text:p>56.37</text:p>
          </table:table-cell>
          <table:table-cell office:value-type="float" office:value="0.046">
            <text:p>0.046</text:p>
          </table:table-cell>
        </table:table-row>
        <table:table-row table:style-name="ro2">
          <table:table-cell office:value-type="date" office:date-value="2004-09-01">
            <text:p>Sep <text:s/>2004</text:p>
          </table:table-cell>
          <table:table-cell office:value-type="float" office:value="61.89">
            <text:p>61.89</text:p>
          </table:table-cell>
          <table:table-cell office:value-type="float" office:value="0.0979">
            <text:p>0.0979</text:p>
          </table:table-cell>
        </table:table-row>
        <table:table-row table:style-name="ro2">
          <table:table-cell office:value-type="date" office:date-value="2004-10-01">
            <text:p>Oct <text:s/>2004</text:p>
          </table:table-cell>
          <table:table-cell office:value-type="float" office:value="61.69">
            <text:p>61.69</text:p>
          </table:table-cell>
          <table:table-cell office:value-type="float" office:value="-0.0032">
            <text:p>-0.0032</text:p>
          </table:table-cell>
        </table:table-row>
        <table:table-row table:style-name="ro2">
          <table:table-cell office:value-type="date" office:date-value="2004-11-01">
            <text:p>Nov <text:s/>2004</text:p>
          </table:table-cell>
          <table:table-cell office:value-type="float" office:value="58.19">
            <text:p>58.19</text:p>
          </table:table-cell>
          <table:table-cell office:value-type="float" office:value="-0.0567">
            <text:p>-0.0567</text:p>
          </table:table-cell>
        </table:table-row>
        <table:table-row table:style-name="ro2">
          <table:table-cell office:value-type="date" office:date-value="2004-12-01">
            <text:p>Dec <text:s/>2004</text:p>
          </table:table-cell>
          <table:table-cell office:value-type="float" office:value="55.04">
            <text:p>55.04</text:p>
          </table:table-cell>
          <table:table-cell office:value-type="float" office:value="-0.0541">
            <text:p>-0.0541</text:p>
          </table:table-cell>
        </table:table-row>
        <table:table-row table:style-name="ro2">
          <table:table-cell office:value-type="date" office:date-value="2005-01-01">
            <text:p>Jan <text:s/>2005</text:p>
          </table:table-cell>
          <table:table-cell office:value-type="float" office:value="56.43">
            <text:p>56.43</text:p>
          </table:table-cell>
          <table:table-cell office:value-type="float" office:value="0.0253">
            <text:p>0.0253</text:p>
          </table:table-cell>
        </table:table-row>
        <table:table-row table:style-name="ro2">
          <table:table-cell office:value-type="date" office:date-value="2005-02-01">
            <text:p>Feb <text:s/>2005</text:p>
          </table:table-cell>
          <table:table-cell office:value-type="float" office:value="62.46">
            <text:p>62.46</text:p>
          </table:table-cell>
          <table:table-cell office:value-type="float" office:value="0.1069">
            <text:p>0.1069</text:p>
          </table:table-cell>
        </table:table-row>
        <table:table-row table:style-name="ro2">
          <table:table-cell office:value-type="date" office:date-value="2005-03-01">
            <text:p>Mar <text:s/>2005</text:p>
          </table:table-cell>
          <table:table-cell office:value-type="float" office:value="59.7">
            <text:p>59.7</text:p>
          </table:table-cell>
          <table:table-cell office:value-type="float" office:value="-0.0442">
            <text:p>-0.0442</text:p>
          </table:table-cell>
        </table:table-row>
        <table:table-row table:style-name="ro2">
          <table:table-cell office:value-type="date" office:date-value="2005-04-01">
            <text:p>Apr <text:s/>2005</text:p>
          </table:table-cell>
          <table:table-cell office:value-type="float" office:value="60.93">
            <text:p>60.93</text:p>
          </table:table-cell>
          <table:table-cell office:value-type="float" office:value="0.0206">
            <text:p>0.0206</text:p>
          </table:table-cell>
        </table:table-row>
        <table:table-row table:style-name="ro2">
          <table:table-cell office:value-type="date" office:date-value="2005-05-01">
            <text:p>May <text:s/>2005</text:p>
          </table:table-cell>
          <table:table-cell office:value-type="float" office:value="67.97">
            <text:p>67.97</text:p>
          </table:table-cell>
          <table:table-cell office:value-type="float" office:value="0.1155">
            <text:p>0.1155</text:p>
          </table:table-cell>
        </table:table-row>
        <table:table-row table:style-name="ro2">
          <table:table-cell office:value-type="date" office:date-value="2005-06-01">
            <text:p>Jun <text:s/>2005</text:p>
          </table:table-cell>
          <table:table-cell office:value-type="float" office:value="68.68">
            <text:p>68.68</text:p>
          </table:table-cell>
          <table:table-cell office:value-type="float" office:value="0.0104">
            <text:p>0.0104</text:p>
          </table:table-cell>
        </table:table-row>
        <table:table-row table:style-name="ro2">
          <table:table-cell office:value-type="date" office:date-value="2005-07-01">
            <text:p>Jul <text:s/>2005</text:p>
          </table:table-cell>
          <table:table-cell office:value-type="float" office:value="68.29">
            <text:p>68.29</text:p>
          </table:table-cell>
          <table:table-cell office:value-type="float" office:value="-0.0057">
            <text:p>-0.0057</text:p>
          </table:table-cell>
        </table:table-row>
        <table:table-row table:style-name="ro2">
          <table:table-cell office:value-type="date" office:date-value="2005-08-01">
            <text:p>Aug <text:s/>2005</text:p>
          </table:table-cell>
          <table:table-cell office:value-type="float" office:value="72.45">
            <text:p>72.45</text:p>
          </table:table-cell>
          <table:table-cell office:value-type="float" office:value="0.0609">
            <text:p>0.0609</text:p>
          </table:table-cell>
        </table:table-row>
        <table:table-row table:style-name="ro2">
          <table:table-cell office:value-type="date" office:date-value="2005-09-01">
            <text:p>Sep <text:s/>2005</text:p>
          </table:table-cell>
          <table:table-cell office:value-type="float" office:value="71.81">
            <text:p>71.81</text:p>
          </table:table-cell>
          <table:table-cell office:value-type="float" office:value="-0.0088">
            <text:p>-0.0088</text:p>
          </table:table-cell>
        </table:table-row>
        <table:table-row table:style-name="ro2">
          <table:table-cell office:value-type="date" office:date-value="2005-10-01">
            <text:p>Oct <text:s/>2005</text:p>
          </table:table-cell>
          <table:table-cell office:value-type="float" office:value="62.12">
            <text:p>62.12</text:p>
          </table:table-cell>
          <table:table-cell office:value-type="float" office:value="-0.1349">
            <text:p>-0.1349</text:p>
          </table:table-cell>
        </table:table-row>
        <table:table-row table:style-name="ro2">
          <table:table-cell office:value-type="date" office:date-value="2005-11-01">
            <text:p>Nov <text:s/>2005</text:p>
          </table:table-cell>
          <table:table-cell office:value-type="float" office:value="57.91">
            <text:p>57.91</text:p>
          </table:table-cell>
          <table:table-cell office:value-type="float" office:value="-0.0678">
            <text:p>-0.0678</text:p>
          </table:table-cell>
        </table:table-row>
        <table:table-row table:style-name="ro2">
          <table:table-cell office:value-type="date" office:date-value="2005-12-01">
            <text:p>Dec <text:s/>2005</text:p>
          </table:table-cell>
          <table:table-cell office:value-type="float" office:value="58.14">
            <text:p>58.14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date" office:date-value="2006-01-01">
            <text:p>Jan <text:s/>2006</text:p>
          </table:table-cell>
          <table:table-cell office:value-type="float" office:value="60.99">
            <text:p>60.99</text:p>
          </table:table-cell>
          <table:table-cell office:value-type="float" office:value="0.049">
            <text:p>0.049</text:p>
          </table:table-cell>
        </table:table-row>
        <table:table-row table:style-name="ro2">
          <table:table-cell office:value-type="date" office:date-value="2006-02-01">
            <text:p>Feb <text:s/>2006</text:p>
          </table:table-cell>
          <table:table-cell office:value-type="float" office:value="53.52">
            <text:p>53.52</text:p>
          </table:table-cell>
          <table:table-cell office:value-type="float" office:value="-0.1225">
            <text:p>-0.1225</text:p>
          </table:table-cell>
        </table:table-row>
        <table:table-row table:style-name="ro2">
          <table:table-cell office:value-type="date" office:date-value="2006-03-01">
            <text:p>Mar <text:s/>2006</text:p>
          </table:table-cell>
          <table:table-cell office:value-type="float" office:value="57.56">
            <text:p>57.56</text:p>
          </table:table-cell>
          <table:table-cell office:value-type="float" office:value="0.0755">
            <text:p>0.0755</text:p>
          </table:table-cell>
        </table:table-row>
        <table:table-row table:style-name="ro2">
          <table:table-cell office:value-type="date" office:date-value="2006-04-01">
            <text:p>Apr <text:s/>2006</text:p>
          </table:table-cell>
          <table:table-cell office:value-type="float" office:value="60.6">
            <text:p>60.6</text:p>
          </table:table-cell>
          <table:table-cell office:value-type="float" office:value="0.0528">
            <text:p>0.0528</text:p>
          </table:table-cell>
        </table:table-row>
        <table:table-row table:style-name="ro2">
          <table:table-cell office:value-type="date" office:date-value="2006-05-01">
            <text:p>May <text:s/>2006</text:p>
          </table:table-cell>
          <table:table-cell office:value-type="float" office:value="65.06">
            <text:p>65.06</text:p>
          </table:table-cell>
          <table:table-cell office:value-type="float" office:value="0.0736">
            <text:p>0.0736</text:p>
          </table:table-cell>
        </table:table-row>
        <table:table-row table:style-name="ro2">
          <table:table-cell office:value-type="date" office:date-value="2006-06-01">
            <text:p>Jun <text:s/>2006</text:p>
          </table:table-cell>
          <table:table-cell office:value-type="float" office:value="65.16">
            <text:p>65.16</text:p>
          </table:table-cell>
          <table:table-cell office:value-type="float" office:value="0.0015">
            <text:p>0.0015</text:p>
          </table:table-cell>
        </table:table-row>
        <table:table-row table:style-name="ro2">
          <table:table-cell office:value-type="date" office:date-value="2006-07-01">
            <text:p>Jul <text:s/>2006</text:p>
          </table:table-cell>
          <table:table-cell office:value-type="float" office:value="68.19">
            <text:p>68.19</text:p>
          </table:table-cell>
          <table:table-cell office:value-type="float" office:value="0.0465">
            <text:p>0.0465</text:p>
          </table:table-cell>
        </table:table-row>
        <table:table-row table:style-name="ro2">
          <table:table-cell office:value-type="date" office:date-value="2006-08-01">
            <text:p>Aug <text:s/>2006</text:p>
          </table:table-cell>
          <table:table-cell office:value-type="float" office:value="73.6">
            <text:p>73.6</text:p>
          </table:table-cell>
          <table:table-cell office:value-type="float" office:value="0.0793">
            <text:p>0.0793</text:p>
          </table:table-cell>
        </table:table-row>
        <table:table-row table:style-name="ro2">
          <table:table-cell office:value-type="date" office:date-value="2006-09-01">
            <text:p>Sep <text:s/>2006</text:p>
          </table:table-cell>
          <table:table-cell office:value-type="float" office:value="70.13">
            <text:p>70.13</text:p>
          </table:table-cell>
          <table:table-cell office:value-type="float" office:value="-0.0471">
            <text:p>-0.0471</text:p>
          </table:table-cell>
        </table:table-row>
        <table:table-row table:style-name="ro2">
          <table:table-cell office:value-type="date" office:date-value="2006-10-01">
            <text:p>Oct <text:s/>2006</text:p>
          </table:table-cell>
          <table:table-cell office:value-type="float" office:value="76.76">
            <text:p>76.76</text:p>
          </table:table-cell>
          <table:table-cell office:value-type="float" office:value="0.0945">
            <text:p>0.0945</text:p>
          </table:table-cell>
        </table:table-row>
        <table:table-row table:style-name="ro2">
          <table:table-cell office:value-type="date" office:date-value="2006-11-01">
            <text:p>Nov <text:s/>2006</text:p>
          </table:table-cell>
          <table:table-cell office:value-type="float" office:value="81.97">
            <text:p>81.97</text:p>
          </table:table-cell>
          <table:table-cell office:value-type="float" office:value="0.0679">
            <text:p>0.0679</text:p>
          </table:table-cell>
        </table:table-row>
        <table:table-row table:style-name="ro2">
          <table:table-cell office:value-type="date" office:date-value="2006-12-01">
            <text:p>Dec <text:s/>2006</text:p>
          </table:table-cell>
          <table:table-cell office:value-type="float" office:value="91.34">
            <text:p>91.34</text:p>
          </table:table-cell>
          <table:table-cell office:value-type="float" office:value="0.1143">
            <text:p>0.1143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89.52">
            <text:p>89.52</text:p>
          </table:table-cell>
          <table:table-cell office:value-type="float" office:value="-0.0199">
            <text:p>-0.0199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90.69">
            <text:p>90.69</text:p>
          </table:table-cell>
          <table:table-cell office:value-type="float" office:value="0.0131">
            <text:p>0.0131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93.39">
            <text:p>93.39</text:p>
          </table:table-cell>
          <table:table-cell office:value-type="float" office:value="0.0298">
            <text:p>0.0298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101.84">
            <text:p>101.84</text:p>
          </table:table-cell>
          <table:table-cell office:value-type="float" office:value="0.0905">
            <text:p>0.0905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108.76">
            <text:p>108.76</text:p>
          </table:table-cell>
          <table:table-cell office:value-type="float" office:value="0.0679">
            <text:p>0.0679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122.63">
            <text:p>122.63</text:p>
          </table:table-cell>
          <table:table-cell office:value-type="float" office:value="0.1275">
            <text:p>0.1275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131.52">
            <text:p>131.52</text:p>
          </table:table-cell>
          <table:table-cell office:value-type="float" office:value="0.0725">
            <text:p>0.0725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132.83">
            <text:p>132.83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114.57">
            <text:p>114.57</text:p>
          </table:table-cell>
          <table:table-cell office:value-type="float" office:value="-0.1375">
            <text:p>-0.1375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99.66">
            <text:p>99.66</text:p>
          </table:table-cell>
          <table:table-cell office:value-type="float" office:value="-0.1301">
            <text:p>-0.1301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72.69">
            <text:p>72.69</text:p>
          </table:table-cell>
          <table:table-cell office:value-type="float" office:value="-0.2706">
            <text:p>-0.2706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53.97">
            <text:p>53.97</text:p>
          </table:table-cell>
          <table:table-cell office:value-type="float" office:value="-0.2575">
            <text:p>-0.2575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41.34">
            <text:p>41.34</text:p>
          </table:table-cell>
          <table:table-cell office:value-type="float" office:value="-0.234">
            <text:p>-0.234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43.86">
            <text:p>43.86</text:p>
          </table:table-cell>
          <table:table-cell office:value-type="float" office:value="0.061">
            <text:p>0.061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41.84">
            <text:p>41.84</text:p>
          </table:table-cell>
          <table:table-cell office:value-type="float" office:value="-0.0461">
            <text:p>-0.0461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46.65">
            <text:p>46.65</text:p>
          </table:table-cell>
          <table:table-cell office:value-type="float" office:value="0.115">
            <text:p>0.115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50.28">
            <text:p>50.28</text:p>
          </table:table-cell>
          <table:table-cell office:value-type="float" office:value="0.0778">
            <text:p>0.0778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58.15">
            <text:p>58.15</text:p>
          </table:table-cell>
          <table:table-cell office:value-type="float" office:value="0.1565">
            <text:p>0.1565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69.15">
            <text:p>69.15</text:p>
          </table:table-cell>
          <table:table-cell office:value-type="float" office:value="0.1892">
            <text:p>0.1892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64.67">
            <text:p>64.67</text:p>
          </table:table-cell>
          <table:table-cell office:value-type="float" office:value="-0.0648">
            <text:p>-0.0648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71.63">
            <text:p>71.63</text:p>
          </table:table-cell>
          <table:table-cell office:value-type="float" office:value="0.1076">
            <text:p>0.1076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68.35">
            <text:p>68.35</text:p>
          </table:table-cell>
          <table:table-cell office:value-type="float" office:value="-0.0458">
            <text:p>-0.0458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74.08">
            <text:p>74.08</text:p>
          </table:table-cell>
          <table:table-cell office:value-type="float" office:value="0.0838">
            <text:p>0.0838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77.55">
            <text:p>77.55</text:p>
          </table:table-cell>
          <table:table-cell office:value-type="float" office:value="0.0468">
            <text:p>0.0468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74.88">
            <text:p>74.88</text:p>
          </table:table-cell>
          <table:table-cell office:value-type="float" office:value="-0.0344">
            <text:p>-0.0344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77.12">
            <text:p>77.12</text:p>
          </table:table-cell>
          <table:table-cell office:value-type="float" office:value="0.0299">
            <text:p>0.0299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74.76">
            <text:p>74.76</text:p>
          </table:table-cell>
          <table:table-cell office:value-type="float" office:value="-0.0306">
            <text:p>-0.0306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79.3">
            <text:p>79.3</text:p>
          </table:table-cell>
          <table:table-cell office:value-type="float" office:value="0.0607">
            <text:p>0.0607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84.18">
            <text:p>84.18</text:p>
          </table:table-cell>
          <table:table-cell office:value-type="float" office:value="0.0615">
            <text:p>0.0615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75.62">
            <text:p>75.62</text:p>
          </table:table-cell>
          <table:table-cell office:value-type="float" office:value="-0.1017">
            <text:p>-0.1017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74.73">
            <text:p>74.73</text:p>
          </table:table-cell>
          <table:table-cell office:value-type="float" office:value="-0.0118">
            <text:p>-0.0118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74.58">
            <text:p>74.58</text:p>
          </table:table-cell>
          <table:table-cell office:value-type="float" office:value="-0.002">
            <text:p>-0.002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75.83">
            <text:p>75.83</text:p>
          </table:table-cell>
          <table:table-cell office:value-type="float" office:value="0.0168">
            <text:p>0.0168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76.12">
            <text:p>76.12</text:p>
          </table:table-cell>
          <table:table-cell office:value-type="float" office:value="0.0038">
            <text:p>0.0038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81.72">
            <text:p>81.72</text:p>
          </table:table-cell>
          <table:table-cell office:value-type="float" office:value="0.0736">
            <text:p>0.0736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84.53">
            <text:p>84.53</text:p>
          </table:table-cell>
          <table:table-cell office:value-type="float" office:value="0.0344">
            <text:p>0.0344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90.01">
            <text:p>90.01</text:p>
          </table:table-cell>
          <table:table-cell office:value-type="float" office:value="0.0648">
            <text:p>0.0648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92.69">
            <text:p>92.69</text:p>
          </table:table-cell>
          <table:table-cell office:value-type="float" office:value="0.0298">
            <text:p>0.0298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97.91">
            <text:p>97.91</text:p>
          </table:table-cell>
          <table:table-cell office:value-type="float" office:value="0.0563">
            <text:p>0.0563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108.65">
            <text:p>108.65</text:p>
          </table:table-cell>
          <table:table-cell office:value-type="float" office:value="0.1097">
            <text:p>0.1097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116.24">
            <text:p>116.24</text:p>
          </table:table-cell>
          <table:table-cell office:value-type="float" office:value="0.0699">
            <text:p>0.0699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108.07">
            <text:p>108.07</text:p>
          </table:table-cell>
          <table:table-cell office:value-type="float" office:value="-0.0703">
            <text:p>-0.0703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105.85">
            <text:p>105.85</text:p>
          </table:table-cell>
          <table:table-cell office:value-type="float" office:value="-0.0205">
            <text:p>-0.0205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107.92">
            <text:p>107.92</text:p>
          </table:table-cell>
          <table:table-cell office:value-type="float" office:value="0.0196">
            <text:p>0.0196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100.49">
            <text:p>100.49</text:p>
          </table:table-cell>
          <table:table-cell office:value-type="float" office:value="-0.0688">
            <text:p>-0.0688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100.82">
            <text:p>100.82</text:p>
          </table:table-cell>
          <table:table-cell office:value-type="float" office:value="0.0033">
            <text:p>0.0033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99.85">
            <text:p>99.85</text:p>
          </table:table-cell>
          <table:table-cell office:value-type="float" office:value="-0.0096">
            <text:p>-0.0096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105.41">
            <text:p>105.41</text:p>
          </table:table-cell>
          <table:table-cell office:value-type="float" office:value="0.0557">
            <text:p>0.0557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104.23">
            <text:p>104.23</text:p>
          </table:table-cell>
          <table:table-cell office:value-type="float" office:value="-0.0112">
            <text:p>-0.0112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107.07">
            <text:p>107.07</text:p>
          </table:table-cell>
          <table:table-cell office:value-type="float" office:value="0.0272">
            <text:p>0.0272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112.69">
            <text:p>112.69</text:p>
          </table:table-cell>
          <table:table-cell office:value-type="float" office:value="0.0525">
            <text:p>0.0525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117.79">
            <text:p>117.79</text:p>
          </table:table-cell>
          <table:table-cell office:value-type="float" office:value="0.0453">
            <text:p>0.0453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113.67">
            <text:p>113.67</text:p>
          </table:table-cell>
          <table:table-cell office:value-type="float" office:value="-0.035">
            <text:p>-0.035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104.09">
            <text:p>104.09</text:p>
          </table:table-cell>
          <table:table-cell office:value-type="float" office:value="-0.0843">
            <text:p>-0.0843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90.73">
            <text:p>90.73</text:p>
          </table:table-cell>
          <table:table-cell office:value-type="float" office:value="-0.1284">
            <text:p>-0.1284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96.75">
            <text:p>96.75</text:p>
          </table:table-cell>
          <table:table-cell office:value-type="float" office:value="0.0664">
            <text:p>0.0664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105.27">
            <text:p>105.27</text:p>
          </table:table-cell>
          <table:table-cell office:value-type="float" office:value="0.0881">
            <text:p>0.0881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106.28">
            <text:p>106.28</text:p>
          </table:table-cell>
          <table:table-cell office:value-type="float" office:value="0.0096">
            <text:p>0.0096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103.41">
            <text:p>103.41</text:p>
          </table:table-cell>
          <table:table-cell office:value-type="float" office:value="-0.027">
            <text:p>-0.027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101.17">
            <text:p>101.17</text:p>
          </table:table-cell>
          <table:table-cell office:value-type="float" office:value="-0.0217">
            <text:p>-0.0217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101.19">
            <text:p>101.19</text:p>
          </table:table-cell>
          <table:table-cell office:value-type="float" office:value="0.0002">
            <text:p>0.0002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105.1">
            <text:p>105.1</text:p>
          </table:table-cell>
          <table:table-cell office:value-type="float" office:value="0.0386">
            <text:p>0.0386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107.64">
            <text:p>107.64</text:p>
          </table:table-cell>
          <table:table-cell office:value-type="float" office:value="0.0242">
            <text:p>0.0242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102.52">
            <text:p>102.52</text:p>
          </table:table-cell>
          <table:table-cell office:value-type="float" office:value="-0.0476">
            <text:p>-0.0476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98.85">
            <text:p>98.85</text:p>
          </table:table-cell>
          <table:table-cell office:value-type="float" office:value="-0.0358">
            <text:p>-0.0358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99.37">
            <text:p>99.37</text:p>
          </table:table-cell>
          <table:table-cell office:value-type="float" office:value="0.0053">
            <text:p>0.0053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99.74">
            <text:p>99.74</text:p>
          </table:table-cell>
          <table:table-cell office:value-type="float" office:value="0.0037">
            <text:p>0.0037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105.26">
            <text:p>105.26</text:p>
          </table:table-cell>
          <table:table-cell office:value-type="float" office:value="0.0553">
            <text:p>0.0553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108.16">
            <text:p>108.16</text:p>
          </table:table-cell>
          <table:table-cell office:value-type="float" office:value="0.0276">
            <text:p>0.0276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108.76">
            <text:p>108.76</text:p>
          </table:table-cell>
          <table:table-cell office:value-type="float" office:value="0.0055">
            <text:p>0.0055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105.43">
            <text:p>105.43</text:p>
          </table:table-cell>
          <table:table-cell office:value-type="float" office:value="-0.0306">
            <text:p>-0.0306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102.63">
            <text:p>102.63</text:p>
          </table:table-cell>
          <table:table-cell office:value-type="float" office:value="-0.0266">
            <text:p>-0.0266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105.48">
            <text:p>105.48</text:p>
          </table:table-cell>
          <table:table-cell office:value-type="float" office:value="0.0278">
            <text:p>0.0278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102.1">
            <text:p>102.1</text:p>
          </table:table-cell>
          <table:table-cell office:value-type="float" office:value="-0.032">
            <text:p>-0.032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104.83">
            <text:p>104.83</text:p>
          </table:table-cell>
          <table:table-cell office:value-type="float" office:value="0.0267">
            <text:p>0.0267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104.04">
            <text:p>104.04</text:p>
          </table:table-cell>
          <table:table-cell office:value-type="float" office:value="-0.0075">
            <text:p>-0.0075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104.87">
            <text:p>104.87</text:p>
          </table:table-cell>
          <table:table-cell office:value-type="float" office:value="0.008">
            <text:p>0.008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105.71">
            <text:p>105.71</text:p>
          </table:table-cell>
          <table:table-cell office:value-type="float" office:value="0.008">
            <text:p>0.008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108.37">
            <text:p>108.37</text:p>
          </table:table-cell>
          <table:table-cell office:value-type="float" office:value="0.0252">
            <text:p>0.0252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105.23">
            <text:p>105.23</text:p>
          </table:table-cell>
          <table:table-cell office:value-type="float" office:value="-0.029">
            <text:p>-0.029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100.05">
            <text:p>100.05</text:p>
          </table:table-cell>
          <table:table-cell office:value-type="float" office:value="-0.0492">
            <text:p>-0.0492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95.85">
            <text:p>95.85</text:p>
          </table:table-cell>
          <table:table-cell office:value-type="float" office:value="-0.042">
            <text:p>-0.042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86.08">
            <text:p>86.08</text:p>
          </table:table-cell>
          <table:table-cell office:value-type="float" office:value="-0.1019">
            <text:p>-0.1019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76.99">
            <text:p>76.99</text:p>
          </table:table-cell>
          <table:table-cell office:value-type="float" office:value="-0.1056">
            <text:p>-0.1056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60.7">
            <text:p>60.7</text:p>
          </table:table-cell>
          <table:table-cell office:value-type="float" office:value="-0.2116">
            <text:p>-0.2116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47.11">
            <text:p>47.11</text:p>
          </table:table-cell>
          <table:table-cell office:value-type="float" office:value="-0.2239">
            <text:p>-0.2239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54.79">
            <text:p>54.79</text:p>
          </table:table-cell>
          <table:table-cell office:value-type="float" office:value="0.163">
            <text:p>0.163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52.83">
            <text:p>52.83</text:p>
          </table:table-cell>
          <table:table-cell office:value-type="float" office:value="-0.0358">
            <text:p>-0.0358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57.54">
            <text:p>57.54</text:p>
          </table:table-cell>
          <table:table-cell office:value-type="float" office:value="0.0892">
            <text:p>0.0892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62.51">
            <text:p>62.51</text:p>
          </table:table-cell>
          <table:table-cell office:value-type="float" office:value="0.0863">
            <text:p>0.0863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61.31">
            <text:p>61.31</text:p>
          </table:table-cell>
          <table:table-cell office:value-type="float" office:value="-0.0192">
            <text:p>-0.0192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54.34">
            <text:p>54.34</text:p>
          </table:table-cell>
          <table:table-cell office:value-type="float" office:value="-0.1137">
            <text:p>-0.1137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45.69">
            <text:p>45.69</text:p>
          </table:table-cell>
          <table:table-cell office:value-type="float" office:value="-0.1592">
            <text:p>-0.1592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46.28">
            <text:p>46.28</text:p>
          </table:table-cell>
          <table:table-cell office:value-type="float" office:value="0.0129">
            <text:p>0.0129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46.96">
            <text:p>46.96</text:p>
          </table:table-cell>
          <table:table-cell office:value-type="float" office:value="0.0147">
            <text:p>0.0147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43.11">
            <text:p>43.11</text:p>
          </table:table-cell>
          <table:table-cell office:value-type="float" office:value="-0.082">
            <text:p>-0.082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36.57">
            <text:p>36.57</text:p>
          </table:table-cell>
          <table:table-cell office:value-type="float" office:value="-0.1517">
            <text:p>-0.1517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29.78">
            <text:p>29.78</text:p>
          </table:table-cell>
          <table:table-cell office:value-type="float" office:value="-0.1857">
            <text:p>-0.1857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31.03">
            <text:p>31.03</text:p>
          </table:table-cell>
          <table:table-cell office:value-type="float" office:value="0.042">
            <text:p>0.042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37.34">
            <text:p>37.34</text:p>
          </table:table-cell>
          <table:table-cell office:value-type="float" office:value="0.2034">
            <text:p>0.2034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40.75">
            <text:p>40.75</text:p>
          </table:table-cell>
          <table:table-cell office:value-type="float" office:value="0.0913">
            <text:p>0.0913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45.94">
            <text:p>45.94</text:p>
          </table:table-cell>
          <table:table-cell office:value-type="float" office:value="0.1274">
            <text:p>0.1274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47.69">
            <text:p>47.69</text:p>
          </table:table-cell>
          <table:table-cell office:value-type="float" office:value="0.0381">
            <text:p>0.0381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44.13">
            <text:p>44.13</text:p>
          </table:table-cell>
          <table:table-cell office:value-type="float" office:value="-0.0746">
            <text:p>-0.0746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44.88">
            <text:p>44.88</text:p>
          </table:table-cell>
          <table:table-cell office:value-type="float" office:value="0.017">
            <text:p>0.017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45.04">
            <text:p>45.04</text:p>
          </table:table-cell>
          <table:table-cell office:value-type="float" office:value="0.0036">
            <text:p>0.0036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49.29">
            <text:p>49.29</text:p>
          </table:table-cell>
          <table:table-cell office:value-type="float" office:value="0.0944">
            <text:p>0.0944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45.26">
            <text:p>45.26</text:p>
          </table:table-cell>
          <table:table-cell office:value-type="float" office:value="-0.0818">
            <text:p>-0.0818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52.62">
            <text:p>52.62</text:p>
          </table:table-cell>
          <table:table-cell office:value-type="float" office:value="0.1626">
            <text:p>0.1626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53.59">
            <text:p>53.59</text:p>
          </table:table-cell>
          <table:table-cell office:value-type="float" office:value="0.0184">
            <text:p>0.0184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54.35">
            <text:p>54.35</text:p>
          </table:table-cell>
          <table:table-cell office:value-type="float" office:value="0.0142">
            <text:p>0.0142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50.9">
            <text:p>50.9</text:p>
          </table:table-cell>
          <table:table-cell office:value-type="float" office:value="-0.0635">
            <text:p>-0.0635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52.16">
            <text:p>52.16</text:p>
          </table:table-cell>
          <table:table-cell office:value-type="float" office:value="0.0248">
            <text:p>0.0248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49.89">
            <text:p>49.89</text:p>
          </table:table-cell>
          <table:table-cell office:value-type="float" office:value="-0.0435">
            <text:p>-0.0435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46.17">
            <text:p>46.17</text:p>
          </table:table-cell>
          <table:table-cell office:value-type="float" office:value="-0.0746">
            <text:p>-0.0746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47.66">
            <text:p>47.66</text:p>
          </table:table-cell>
          <table:table-cell office:value-type="float" office:value="0.0323">
            <text:p>0.0323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49.94">
            <text:p>49.94</text:p>
          </table:table-cell>
          <table:table-cell office:value-type="float" office:value="0.0478">
            <text:p>0.0478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52.95">
            <text:p>52.95</text:p>
          </table:table-cell>
          <table:table-cell office:value-type="float" office:value="0.0603">
            <text:p>0.0603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54.92">
            <text:p>54.92</text:p>
          </table:table-cell>
          <table:table-cell office:value-type="float" office:value="0.0372">
            <text:p>0.0372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59.93">
            <text:p>59.93</text:p>
          </table:table-cell>
          <table:table-cell office:value-type="float" office:value="0.0912">
            <text:p>0.0912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61.19">
            <text:p>61.19</text:p>
          </table:table-cell>
          <table:table-cell office:value-type="float" office:value="0.021">
            <text:p>0.021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66.23">
            <text:p>66.23</text:p>
          </table:table-cell>
          <table:table-cell office:value-type="float" office:value="0.0824">
            <text:p>0.0824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63.46">
            <text:p>63.46</text:p>
          </table:table-cell>
          <table:table-cell office:value-type="float" office:value="-0.0418">
            <text:p>-0.0418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64.17">
            <text:p>64.17</text:p>
          </table:table-cell>
          <table:table-cell office:value-type="float" office:value="0.0112">
            <text:p>0.0112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68.79">
            <text:p>68.79</text:p>
          </table:table-cell>
          <table:table-cell office:value-type="float" office:value="0.072">
            <text:p>0.072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73.43">
            <text:p>73.43</text:p>
          </table:table-cell>
          <table:table-cell office:value-type="float" office:value="0.0675">
            <text:p>0.0675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71.98">
            <text:p>71.98</text:p>
          </table:table-cell>
          <table:table-cell office:value-type="float" office:value="-0.0197">
            <text:p>-0.0197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72.67">
            <text:p>72.67</text:p>
          </table:table-cell>
          <table:table-cell office:value-type="float" office:value="0.0096">
            <text:p>0.0096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71.08">
            <text:p>71.08</text:p>
          </table:table-cell>
          <table:table-cell office:value-type="float" office:value="-0.0219">
            <text:p>-0.0219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75.36">
            <text:p>75.36</text:p>
          </table:table-cell>
          <table:table-cell office:value-type="float" office:value="0.0602">
            <text:p>0.0602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76.73">
            <text:p>76.73</text:p>
          </table:table-cell>
          <table:table-cell office:value-type="float" office:value="0.0182">
            <text:p>0.0182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62.32">
            <text:p>62.32</text:p>
          </table:table-cell>
          <table:table-cell office:value-type="float" office:value="-0.1878">
            <text:p>-0.1878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53.96">
            <text:p>53.96</text:p>
          </table:table-cell>
          <table:table-cell office:value-type="float" office:value="-0.1341">
            <text:p>-0.1341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56.58">
            <text:p>56.58</text:p>
          </table:table-cell>
          <table:table-cell office:value-type="float" office:value="0.0486">
            <text:p>0.0486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61.13">
            <text:p>61.13</text:p>
          </table:table-cell>
          <table:table-cell office:value-type="float" office:value="0.0804">
            <text:p>0.0804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63.79">
            <text:p>63.79</text:p>
          </table:table-cell>
          <table:table-cell office:value-type="float" office:value="0.0435">
            <text:p>0.0435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68.58">
            <text:p>68.58</text:p>
          </table:table-cell>
          <table:table-cell office:value-type="float" office:value="0.0751">
            <text:p>0.0751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66.83">
            <text:p>66.83</text:p>
          </table:table-cell>
          <table:table-cell office:value-type="float" office:value="-0.0255">
            <text:p>-0.0255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59.76">
            <text:p>59.76</text:p>
          </table:table-cell>
          <table:table-cell office:value-type="float" office:value="-0.1058">
            <text:p>-0.1058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61.48">
            <text:p>61.48</text:p>
          </table:table-cell>
          <table:table-cell office:value-type="float" office:value="0.0288">
            <text:p>0.0288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57.67">
            <text:p>57.67</text:p>
          </table:table-cell>
          <table:table-cell office:value-type="float" office:value="-0.062">
            <text:p>-0.062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60.04">
            <text:p>60.04</text:p>
          </table:table-cell>
          <table:table-cell office:value-type="float" office:value="0.0411">
            <text:p>0.0411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57.27">
            <text:p>57.27</text:p>
          </table:table-cell>
          <table:table-cell office:value-type="float" office:value="-0.0461">
            <text:p>-0.0461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60.4">
            <text:p>60.4</text:p>
          </table:table-cell>
          <table:table-cell office:value-type="float" office:value="0.0547">
            <text:p>0.0547</text:p>
          </table:table-cell>
        </table:table-row>
        <table:table-row table:style-name="ro2">
          <table:table-cell office:value-type="date" office:date-value="2019-01-01">
            <text:p>Jan <text:s/>2019</text:p>
          </table:table-cell>
          <table:table-cell table:style-name="ce5" office:value-type="float" office:value="63.35">
            <text:p>63.35</text:p>
          </table:table-cell>
          <table:table-cell table:style-name="ce7" office:value-type="float" office:value="0.0488">
            <text:p>0.0488</text:p>
          </table:table-cell>
        </table:table-row>
      </table:table>
      <table:table table:name="IDR_USD_EXCHANGE_RATE" table:style-name="ta1" table:print="false">
        <table:table-column table:style-name="co7" table:default-cell-style-name="ce1"/>
        <table:table-column table:style-name="co8" table:number-columns-repeated="4" table:default-cell-style-name="Default"/>
        <table:table-column table:style-name="co5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USD_ISD_EXCHANGE_RATE_PRICE</text:p>
          </table:table-cell>
          <table:table-cell office:value-type="string">
            <text:p>USD_ISD_EXCHANGE_RATE_OPEN</text:p>
          </table:table-cell>
          <table:table-cell office:value-type="string">
            <text:p>USD_ISD_EXCHANGE_RATE_HIGH</text:p>
          </table:table-cell>
          <table:table-cell office:value-type="string">
            <text:p>USD_ISD_EXCHANGE_RATE_LOW</text:p>
          </table:table-cell>
          <table:table-cell office:value-type="string">
            <text:p>USD_ISD_EXCHANGE_RATE_CHANGE</text:p>
          </table:table-cell>
        </table:table-row>
        <table:table-row table:style-name="ro2">
          <table:table-cell office:value-type="date" office:date-value="1990-11-01">
            <text:p>Nov <text:s/>1990</text:p>
          </table:table-cell>
          <table:table-cell table:number-columns-repeated="4" office:value-type="float" office:value="1884">
            <text:p>1884</text:p>
          </table:table-cell>
          <table:table-cell office:value-type="float" office:value="0.0584">
            <text:p>0.0584</text:p>
          </table:table-cell>
        </table:table-row>
        <table:table-row table:style-name="ro2">
          <table:table-cell office:value-type="date" office:date-value="1990-12-01">
            <text:p>Dec <text:s/>1990</text:p>
          </table:table-cell>
          <table:table-cell table:number-columns-repeated="4" office:value-type="float" office:value="1901">
            <text:p>1901</text:p>
          </table:table-cell>
          <table:table-cell office:value-type="float" office:value="0.009">
            <text:p>0.009</text:p>
          </table:table-cell>
        </table:table-row>
        <table:table-row table:style-name="ro2">
          <table:table-cell office:value-type="date" office:date-value="1991-01-01">
            <text:p>Jan <text:s/>1991</text:p>
          </table:table-cell>
          <table:table-cell table:number-columns-repeated="4" office:value-type="float" office:value="1912">
            <text:p>1912</text:p>
          </table:table-cell>
          <table:table-cell office:value-type="float" office:value="0.0058">
            <text:p>0.0058</text:p>
          </table:table-cell>
        </table:table-row>
        <table:table-row table:style-name="ro2">
          <table:table-cell office:value-type="date" office:date-value="1991-02-01">
            <text:p>Feb <text:s/>1991</text:p>
          </table:table-cell>
          <table:table-cell table:number-columns-repeated="4" office:value-type="float" office:value="1920">
            <text:p>1920</text:p>
          </table:table-cell>
          <table:table-cell office:value-type="float" office:value="0.0042">
            <text:p>0.0042</text:p>
          </table:table-cell>
        </table:table-row>
        <table:table-row table:style-name="ro2">
          <table:table-cell office:value-type="date" office:date-value="1991-03-01">
            <text:p>Mar <text:s/>1991</text:p>
          </table:table-cell>
          <table:table-cell table:number-columns-repeated="4" office:value-type="float" office:value="1932">
            <text:p>1932</text:p>
          </table:table-cell>
          <table:table-cell office:value-type="float" office:value="0.0063">
            <text:p>0.0063</text:p>
          </table:table-cell>
        </table:table-row>
        <table:table-row table:style-name="ro2">
          <table:table-cell office:value-type="date" office:date-value="1991-04-01">
            <text:p>Apr <text:s/>1991</text:p>
          </table:table-cell>
          <table:table-cell table:number-columns-repeated="4" office:value-type="float" office:value="1939">
            <text:p>1939</text:p>
          </table:table-cell>
          <table:table-cell office:value-type="float" office:value="0.0036">
            <text:p>0.0036</text:p>
          </table:table-cell>
        </table:table-row>
        <table:table-row table:style-name="ro2">
          <table:table-cell office:value-type="date" office:date-value="1991-05-01">
            <text:p>May <text:s/>1991</text:p>
          </table:table-cell>
          <table:table-cell table:number-columns-repeated="4" office:value-type="float" office:value="1947">
            <text:p>1947</text:p>
          </table:table-cell>
          <table:table-cell office:value-type="float" office:value="0.0041">
            <text:p>0.0041</text:p>
          </table:table-cell>
        </table:table-row>
        <table:table-row table:style-name="ro2">
          <table:table-cell office:value-type="date" office:date-value="1991-06-01">
            <text:p>Jun <text:s/>1991</text:p>
          </table:table-cell>
          <table:table-cell table:number-columns-repeated="4" office:value-type="float" office:value="1954">
            <text:p>1954</text:p>
          </table:table-cell>
          <table:table-cell office:value-type="float" office:value="0.0036">
            <text:p>0.0036</text:p>
          </table:table-cell>
        </table:table-row>
        <table:table-row table:style-name="ro2">
          <table:table-cell office:value-type="date" office:date-value="1991-07-01">
            <text:p>Jul <text:s/>1991</text:p>
          </table:table-cell>
          <table:table-cell table:number-columns-repeated="3" office:value-type="float" office:value="1959">
            <text:p>1959</text:p>
          </table:table-cell>
          <table:table-cell office:value-type="float" office:value="1955">
            <text:p>1955</text:p>
          </table:table-cell>
          <table:table-cell office:value-type="float" office:value="0.0026">
            <text:p>0.0026</text:p>
          </table:table-cell>
        </table:table-row>
        <table:table-row table:style-name="ro2">
          <table:table-cell office:value-type="date" office:date-value="1991-08-01">
            <text:p>Aug <text:s/>1991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965">
            <text:p>1965</text:p>
          </table:table-cell>
          <table:table-cell office:value-type="float" office:value="1958">
            <text:p>1958</text:p>
          </table:table-cell>
          <table:table-cell office:value-type="float" office:value="0.0026">
            <text:p>0.0026</text:p>
          </table:table-cell>
        </table:table-row>
        <table:table-row table:style-name="ro2">
          <table:table-cell office:value-type="date" office:date-value="1991-09-01">
            <text:p>Sep <text:s/>1991</text:p>
          </table:table-cell>
          <table:table-cell table:number-columns-repeated="2" office:value-type="float" office:value="1968">
            <text:p>1968</text:p>
          </table:table-cell>
          <table:table-cell office:value-type="float" office:value="1974">
            <text:p>1974</text:p>
          </table:table-cell>
          <table:table-cell office:value-type="float" office:value="1963">
            <text:p>1963</text:p>
          </table:table-cell>
          <table:table-cell office:value-type="float" office:value="0.002">
            <text:p>0.002</text:p>
          </table:table-cell>
        </table:table-row>
        <table:table-row table:style-name="ro2">
          <table:table-cell office:value-type="date" office:date-value="1991-10-01">
            <text:p>Oct <text:s/>1991</text:p>
          </table:table-cell>
          <table:table-cell table:number-columns-repeated="2" office:value-type="float" office:value="1979.8">
            <text:p>1979.8</text:p>
          </table:table-cell>
          <table:table-cell office:value-type="float" office:value="1980.8">
            <text:p>1980.8</text:p>
          </table:table-cell>
          <table:table-cell office:value-type="float" office:value="1965.8">
            <text:p>1965.8</text:p>
          </table:table-cell>
          <table:table-cell office:value-type="float" office:value="0.006">
            <text:p>0.006</text:p>
          </table:table-cell>
        </table:table-row>
        <table:table-row table:style-name="ro2">
          <table:table-cell office:value-type="date" office:date-value="1991-11-01">
            <text:p>Nov <text:s/>1991</text:p>
          </table:table-cell>
          <table:table-cell table:number-columns-repeated="2" office:value-type="float" office:value="1984">
            <text:p>1984</text:p>
          </table:table-cell>
          <table:table-cell office:value-type="float" office:value="1986">
            <text:p>1986</text:p>
          </table:table-cell>
          <table:table-cell office:value-type="float" office:value="1976">
            <text:p>1976</text:p>
          </table:table-cell>
          <table:table-cell office:value-type="float" office:value="0.0021">
            <text:p>0.0021</text:p>
          </table:table-cell>
        </table:table-row>
        <table:table-row table:style-name="ro2">
          <table:table-cell office:value-type="date" office:date-value="1991-12-01">
            <text:p>Dec <text:s/>1991</text:p>
          </table:table-cell>
          <table:table-cell table:number-columns-repeated="2" office:value-type="float" office:value="1992">
            <text:p>1992</text:p>
          </table:table-cell>
          <table:table-cell office:value-type="float" office:value="1996">
            <text:p>1996</text:p>
          </table:table-cell>
          <table:table-cell office:value-type="float" office:value="1984.5">
            <text:p>1984.5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date" office:date-value="1992-01-01">
            <text:p>Jan <text:s/>1992</text:p>
          </table:table-cell>
          <table:table-cell table:number-columns-repeated="3" office:value-type="float" office:value="2004">
            <text:p>2004</text:p>
          </table:table-cell>
          <table:table-cell office:value-type="float" office:value="1992">
            <text:p>1992</text:p>
          </table:table-cell>
          <table:table-cell office:value-type="float" office:value="0.006">
            <text:p>0.006</text:p>
          </table:table-cell>
        </table:table-row>
        <table:table-row table:style-name="ro2">
          <table:table-cell office:value-type="date" office:date-value="1992-02-01">
            <text:p>Feb <text:s/>1992</text:p>
          </table:table-cell>
          <table:table-cell table:number-columns-repeated="2" office:value-type="float" office:value="2009">
            <text:p>2009</text:p>
          </table:table-cell>
          <table:table-cell office:value-type="float" office:value="2014.5">
            <text:p>2014.5</text:p>
          </table:table-cell>
          <table:table-cell office:value-type="float" office:value="2001">
            <text:p>2001</text:p>
          </table:table-cell>
          <table:table-cell office:value-type="float" office:value="0.0025">
            <text:p>0.0025</text:p>
          </table:table-cell>
        </table:table-row>
        <table:table-row table:style-name="ro2">
          <table:table-cell office:value-type="date" office:date-value="1992-03-01">
            <text:p>Mar <text:s/>1992</text:p>
          </table:table-cell>
          <table:table-cell table:number-columns-repeated="2" office:value-type="float" office:value="2017">
            <text:p>2017</text:p>
          </table:table-cell>
          <table:table-cell office:value-type="float" office:value="2018">
            <text:p>2018</text:p>
          </table:table-cell>
          <table:table-cell office:value-type="float" office:value="2010">
            <text:p>2010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date" office:date-value="1992-04-01">
            <text:p>Apr <text:s/>1992</text:p>
          </table:table-cell>
          <table:table-cell table:number-columns-repeated="2" office:value-type="float" office:value="2022">
            <text:p>2022</text:p>
          </table:table-cell>
          <table:table-cell office:value-type="float" office:value="2024">
            <text:p>2024</text:p>
          </table:table-cell>
          <table:table-cell office:value-type="float" office:value="2016">
            <text:p>2016</text:p>
          </table:table-cell>
          <table:table-cell office:value-type="float" office:value="0.0025">
            <text:p>0.0025</text:p>
          </table:table-cell>
        </table:table-row>
        <table:table-row table:style-name="ro2">
          <table:table-cell office:value-type="date" office:date-value="1992-05-01">
            <text:p>May <text:s/>1992</text:p>
          </table:table-cell>
          <table:table-cell table:number-columns-repeated="2" office:value-type="float" office:value="2031">
            <text:p>2031</text:p>
          </table:table-cell>
          <table:table-cell office:value-type="float" office:value="2027.5">
            <text:p>2027.5</text:p>
          </table:table-cell>
          <table:table-cell office:value-type="float" office:value="2019.5">
            <text:p>2019.5</text:p>
          </table:table-cell>
          <table:table-cell office:value-type="float" office:value="0.0045">
            <text:p>0.0045</text:p>
          </table:table-cell>
        </table:table-row>
        <table:table-row table:style-name="ro2">
          <table:table-cell office:value-type="date" office:date-value="1992-06-01">
            <text:p>Jun <text:s/>1992</text:p>
          </table:table-cell>
          <table:table-cell table:number-columns-repeated="4" office:value-type="float" office:value="2033">
            <text:p>2033</text:p>
          </table:table-cell>
          <table:table-cell office:value-type="float" office:value="0.001">
            <text:p>0.001</text:p>
          </table:table-cell>
        </table:table-row>
        <table:table-row table:style-name="ro2">
          <table:table-cell office:value-type="date" office:date-value="1992-07-01">
            <text:p>Jul <text:s/>1992</text:p>
          </table:table-cell>
          <table:table-cell table:number-columns-repeated="4" office:value-type="float" office:value="2031">
            <text:p>2031</text:p>
          </table:table-cell>
          <table:table-cell office:value-type="float" office:value="-0.001">
            <text:p>-0.001</text:p>
          </table:table-cell>
        </table:table-row>
        <table:table-row table:style-name="ro2">
          <table:table-cell office:value-type="date" office:date-value="1992-08-01">
            <text:p>Aug <text:s/>1992</text:p>
          </table:table-cell>
          <table:table-cell table:number-columns-repeated="4" office:value-type="float" office:value="2031.5">
            <text:p>2031.5</text:p>
          </table:table-cell>
          <table:table-cell office:value-type="float" office:value="0.0002">
            <text:p>0.0002</text:p>
          </table:table-cell>
        </table:table-row>
        <table:table-row table:style-name="ro2">
          <table:table-cell office:value-type="date" office:date-value="1992-09-01">
            <text:p>Sep <text:s/>1992</text:p>
          </table:table-cell>
          <table:table-cell table:number-columns-repeated="4" office:value-type="float" office:value="2038">
            <text:p>2038</text:p>
          </table:table-cell>
          <table:table-cell office:value-type="float" office:value="0.0032">
            <text:p>0.0032</text:p>
          </table:table-cell>
        </table:table-row>
        <table:table-row table:style-name="ro2">
          <table:table-cell office:value-type="date" office:date-value="1992-10-01">
            <text:p>Oct <text:s/>1992</text:p>
          </table:table-cell>
          <table:table-cell table:number-columns-repeated="4" office:value-type="float" office:value="2045.5">
            <text:p>2045.5</text:p>
          </table:table-cell>
          <table:table-cell office:value-type="float" office:value="0.0037">
            <text:p>0.0037</text:p>
          </table:table-cell>
        </table:table-row>
        <table:table-row table:style-name="ro2">
          <table:table-cell office:value-type="date" office:date-value="1992-11-01">
            <text:p>Nov <text:s/>1992</text:p>
          </table:table-cell>
          <table:table-cell table:number-columns-repeated="4" office:value-type="float" office:value="2064">
            <text:p>2064</text:p>
          </table:table-cell>
          <table:table-cell office:value-type="float" office:value="0.009">
            <text:p>0.009</text:p>
          </table:table-cell>
        </table:table-row>
        <table:table-row table:style-name="ro2">
          <table:table-cell office:value-type="date" office:date-value="1992-12-01">
            <text:p>Dec <text:s/>1992</text:p>
          </table:table-cell>
          <table:table-cell table:number-columns-repeated="4" office:value-type="float" office:value="2067.5">
            <text:p>2067.5</text:p>
          </table:table-cell>
          <table:table-cell office:value-type="float" office:value="0.0017">
            <text:p>0.0017</text:p>
          </table:table-cell>
        </table:table-row>
        <table:table-row table:style-name="ro2">
          <table:table-cell office:value-type="date" office:date-value="1993-01-01">
            <text:p>Jan <text:s/>1993</text:p>
          </table:table-cell>
          <table:table-cell table:number-columns-repeated="4" office:value-type="float" office:value="2065">
            <text:p>2065</text:p>
          </table:table-cell>
          <table:table-cell office:value-type="float" office:value="-0.0012">
            <text:p>-0.0012</text:p>
          </table:table-cell>
        </table:table-row>
        <table:table-row table:style-name="ro2">
          <table:table-cell office:value-type="date" office:date-value="1993-02-01">
            <text:p>Feb <text:s/>1993</text:p>
          </table:table-cell>
          <table:table-cell table:number-columns-repeated="4" office:value-type="float" office:value="2067">
            <text:p>2067</text:p>
          </table:table-cell>
          <table:table-cell office:value-type="float" office:value="0.001">
            <text:p>0.001</text:p>
          </table:table-cell>
        </table:table-row>
        <table:table-row table:style-name="ro2">
          <table:table-cell office:value-type="date" office:date-value="1993-03-01">
            <text:p>Mar <text:s/>1993</text:p>
          </table:table-cell>
          <table:table-cell table:number-columns-repeated="4" office:value-type="float" office:value="2071">
            <text:p>2071</text:p>
          </table:table-cell>
          <table:table-cell office:value-type="float" office:value="0.0019">
            <text:p>0.0019</text:p>
          </table:table-cell>
        </table:table-row>
        <table:table-row table:style-name="ro2">
          <table:table-cell office:value-type="date" office:date-value="1993-04-01">
            <text:p>Apr <text:s/>1993</text:p>
          </table:table-cell>
          <table:table-cell table:number-columns-repeated="4" office:value-type="float" office:value="2079.5">
            <text:p>2079.5</text:p>
          </table:table-cell>
          <table:table-cell office:value-type="float" office:value="0.0041">
            <text:p>0.0041</text:p>
          </table:table-cell>
        </table:table-row>
        <table:table-row table:style-name="ro2">
          <table:table-cell office:value-type="date" office:date-value="1993-05-01">
            <text:p>May <text:s/>1993</text:p>
          </table:table-cell>
          <table:table-cell table:number-columns-repeated="4" office:value-type="float" office:value="2081.4">
            <text:p>2081.4</text:p>
          </table:table-cell>
          <table:table-cell office:value-type="float" office:value="0.0009">
            <text:p>0.0009</text:p>
          </table:table-cell>
        </table:table-row>
        <table:table-row table:style-name="ro2">
          <table:table-cell office:value-type="date" office:date-value="1993-06-01">
            <text:p>Jun <text:s/>1993</text:p>
          </table:table-cell>
          <table:table-cell table:number-columns-repeated="4" office:value-type="float" office:value="2089">
            <text:p>2089</text:p>
          </table:table-cell>
          <table:table-cell office:value-type="float" office:value="0.0037">
            <text:p>0.0037</text:p>
          </table:table-cell>
        </table:table-row>
        <table:table-row table:style-name="ro2">
          <table:table-cell office:value-type="date" office:date-value="1993-07-01">
            <text:p>Jul <text:s/>1993</text:p>
          </table:table-cell>
          <table:table-cell table:number-columns-repeated="4" office:value-type="float" office:value="2096">
            <text:p>2096</text:p>
          </table:table-cell>
          <table:table-cell office:value-type="float" office:value="0.0034">
            <text:p>0.0034</text:p>
          </table:table-cell>
        </table:table-row>
        <table:table-row table:style-name="ro2">
          <table:table-cell office:value-type="date" office:date-value="1993-08-01">
            <text:p>Aug <text:s/>1993</text:p>
          </table:table-cell>
          <table:table-cell table:number-columns-repeated="4" office:value-type="float" office:value="2102">
            <text:p>2102</text:p>
          </table:table-cell>
          <table:table-cell office:value-type="float" office:value="0.0029">
            <text:p>0.0029</text:p>
          </table:table-cell>
        </table:table-row>
        <table:table-row table:style-name="ro2">
          <table:table-cell office:value-type="date" office:date-value="1993-09-01">
            <text:p>Sep <text:s/>1993</text:p>
          </table:table-cell>
          <table:table-cell table:number-columns-repeated="4" office:value-type="float" office:value="2105.5">
            <text:p>2105.5</text:p>
          </table:table-cell>
          <table:table-cell office:value-type="float" office:value="0.0017">
            <text:p>0.0017</text:p>
          </table:table-cell>
        </table:table-row>
        <table:table-row table:style-name="ro2">
          <table:table-cell office:value-type="date" office:date-value="1993-10-01">
            <text:p>Oct <text:s/>1993</text:p>
          </table:table-cell>
          <table:table-cell table:number-columns-repeated="4" office:value-type="float" office:value="2101.6">
            <text:p>2101.6</text:p>
          </table:table-cell>
          <table:table-cell office:value-type="float" office:value="-0.0019">
            <text:p>-0.0019</text:p>
          </table:table-cell>
        </table:table-row>
        <table:table-row table:style-name="ro2">
          <table:table-cell office:value-type="date" office:date-value="1993-11-01">
            <text:p>Nov <text:s/>1993</text:p>
          </table:table-cell>
          <table:table-cell table:number-columns-repeated="4" office:value-type="float" office:value="2103.3">
            <text:p>2103.3</text:p>
          </table:table-cell>
          <table:table-cell office:value-type="float" office:value="0.0008">
            <text:p>0.0008</text:p>
          </table:table-cell>
        </table:table-row>
        <table:table-row table:style-name="ro2">
          <table:table-cell office:value-type="date" office:date-value="1993-12-01">
            <text:p>Dec <text:s/>1993</text:p>
          </table:table-cell>
          <table:table-cell table:number-columns-repeated="4" office:value-type="float" office:value="2111.2">
            <text:p>2111.2</text:p>
          </table:table-cell>
          <table:table-cell office:value-type="float" office:value="0.0038">
            <text:p>0.0038</text:p>
          </table:table-cell>
        </table:table-row>
        <table:table-row table:style-name="ro2">
          <table:table-cell office:value-type="date" office:date-value="1994-01-01">
            <text:p>Jan <text:s/>1994</text:p>
          </table:table-cell>
          <table:table-cell office:value-type="float" office:value="2115.2">
            <text:p>2115.2</text:p>
          </table:table-cell>
          <table:table-cell office:value-type="float" office:value="2096.2">
            <text:p>2096.2</text:p>
          </table:table-cell>
          <table:table-cell office:value-type="float" office:value="2122.2">
            <text:p>2122.2</text:p>
          </table:table-cell>
          <table:table-cell office:value-type="float" office:value="2096.2">
            <text:p>2096.2</text:p>
          </table:table-cell>
          <table:table-cell office:value-type="float" office:value="0.0019">
            <text:p>0.0019</text:p>
          </table:table-cell>
        </table:table-row>
        <table:table-row table:style-name="ro2">
          <table:table-cell office:value-type="date" office:date-value="1994-02-01">
            <text:p>Feb <text:s/>1994</text:p>
          </table:table-cell>
          <table:table-cell office:value-type="float" office:value="2145.1">
            <text:p>2145.1</text:p>
          </table:table-cell>
          <table:table-cell office:value-type="float" office:value="2115.1">
            <text:p>2115.1</text:p>
          </table:table-cell>
          <table:table-cell office:value-type="float" office:value="2149.6">
            <text:p>2149.6</text:p>
          </table:table-cell>
          <table:table-cell office:value-type="float" office:value="2110.6">
            <text:p>2110.6</text:p>
          </table:table-cell>
          <table:table-cell office:value-type="float" office:value="0.0141">
            <text:p>0.0141</text:p>
          </table:table-cell>
        </table:table-row>
        <table:table-row table:style-name="ro2">
          <table:table-cell office:value-type="date" office:date-value="1994-03-01">
            <text:p>Mar <text:s/>1994</text:p>
          </table:table-cell>
          <table:table-cell office:value-type="float" office:value="2155">
            <text:p>2155</text:p>
          </table:table-cell>
          <table:table-cell office:value-type="float" office:value="2145.5">
            <text:p>2145.5</text:p>
          </table:table-cell>
          <table:table-cell office:value-type="float" office:value="2155">
            <text:p>2155</text:p>
          </table:table-cell>
          <table:table-cell office:value-type="float" office:value="2145.5">
            <text:p>2145.5</text:p>
          </table:table-cell>
          <table:table-cell office:value-type="float" office:value="0.0046">
            <text:p>0.0046</text:p>
          </table:table-cell>
        </table:table-row>
        <table:table-row table:style-name="ro2">
          <table:table-cell office:value-type="date" office:date-value="1994-04-01">
            <text:p>Apr <text:s/>1994</text:p>
          </table:table-cell>
          <table:table-cell office:value-type="float" office:value="2156.5">
            <text:p>2156.5</text:p>
          </table:table-cell>
          <table:table-cell office:value-type="float" office:value="2154">
            <text:p>2154</text:p>
          </table:table-cell>
          <table:table-cell office:value-type="float" office:value="2160.9">
            <text:p>2160.9</text:p>
          </table:table-cell>
          <table:table-cell office:value-type="float" office:value="2152.5">
            <text:p>2152.5</text:p>
          </table:table-cell>
          <table:table-cell office:value-type="float" office:value="0.0007">
            <text:p>0.0007</text:p>
          </table:table-cell>
        </table:table-row>
        <table:table-row table:style-name="ro2">
          <table:table-cell office:value-type="date" office:date-value="1994-05-01">
            <text:p>May <text:s/>1994</text:p>
          </table:table-cell>
          <table:table-cell office:value-type="float" office:value="2164.2">
            <text:p>2164.2</text:p>
          </table:table-cell>
          <table:table-cell office:value-type="float" office:value="2156.4">
            <text:p>2156.4</text:p>
          </table:table-cell>
          <table:table-cell office:value-type="float" office:value="2165.1">
            <text:p>2165.1</text:p>
          </table:table-cell>
          <table:table-cell office:value-type="float" office:value="2153.2">
            <text:p>2153.2</text:p>
          </table:table-cell>
          <table:table-cell office:value-type="float" office:value="0.0036">
            <text:p>0.0036</text:p>
          </table:table-cell>
        </table:table-row>
        <table:table-row table:style-name="ro2">
          <table:table-cell office:value-type="date" office:date-value="1994-06-01">
            <text:p>Jun <text:s/>1994</text:p>
          </table:table-cell>
          <table:table-cell office:value-type="float" office:value="2170">
            <text:p>2170</text:p>
          </table:table-cell>
          <table:table-cell office:value-type="float" office:value="2164.3">
            <text:p>2164.3</text:p>
          </table:table-cell>
          <table:table-cell office:value-type="float" office:value="2170.3">
            <text:p>2170.3</text:p>
          </table:table-cell>
          <table:table-cell office:value-type="float" office:value="2164.3">
            <text:p>2164.3</text:p>
          </table:table-cell>
          <table:table-cell office:value-type="float" office:value="0.0027">
            <text:p>0.0027</text:p>
          </table:table-cell>
        </table:table-row>
        <table:table-row table:style-name="ro2">
          <table:table-cell office:value-type="date" office:date-value="1994-07-01">
            <text:p>Jul <text:s/>1994</text:p>
          </table:table-cell>
          <table:table-cell office:value-type="float" office:value="2165.4">
            <text:p>2165.4</text:p>
          </table:table-cell>
          <table:table-cell office:value-type="float" office:value="2169.6">
            <text:p>2169.6</text:p>
          </table:table-cell>
          <table:table-cell office:value-type="float" office:value="2171.4">
            <text:p>2171.4</text:p>
          </table:table-cell>
          <table:table-cell office:value-type="float" office:value="2159.4">
            <text:p>2159.4</text:p>
          </table:table-cell>
          <table:table-cell office:value-type="float" office:value="-0.0021">
            <text:p>-0.0021</text:p>
          </table:table-cell>
        </table:table-row>
        <table:table-row table:style-name="ro2">
          <table:table-cell office:value-type="date" office:date-value="1994-08-01">
            <text:p>Aug <text:s/>1994</text:p>
          </table:table-cell>
          <table:table-cell office:value-type="float" office:value="2173.8">
            <text:p>2173.8</text:p>
          </table:table-cell>
          <table:table-cell office:value-type="float" office:value="2164.5">
            <text:p>2164.5</text:p>
          </table:table-cell>
          <table:table-cell office:value-type="float" office:value="2181.5">
            <text:p>2181.5</text:p>
          </table:table-cell>
          <table:table-cell office:value-type="float" office:value="2158.5">
            <text:p>2158.5</text:p>
          </table:table-cell>
          <table:table-cell office:value-type="float" office:value="0.0039">
            <text:p>0.0039</text:p>
          </table:table-cell>
        </table:table-row>
        <table:table-row table:style-name="ro2">
          <table:table-cell office:value-type="date" office:date-value="1994-09-01">
            <text:p>Sep <text:s/>1994</text:p>
          </table:table-cell>
          <table:table-cell office:value-type="float" office:value="2176.1">
            <text:p>2176.1</text:p>
          </table:table-cell>
          <table:table-cell office:value-type="float" office:value="2172.2">
            <text:p>2172.2</text:p>
          </table:table-cell>
          <table:table-cell office:value-type="float" office:value="2180.9">
            <text:p>2180.9</text:p>
          </table:table-cell>
          <table:table-cell office:value-type="float" office:value="2170.2">
            <text:p>2170.2</text:p>
          </table:table-cell>
          <table:table-cell office:value-type="float" office:value="0.0011">
            <text:p>0.0011</text:p>
          </table:table-cell>
        </table:table-row>
        <table:table-row table:style-name="ro2">
          <table:table-cell office:value-type="date" office:date-value="1994-10-01">
            <text:p>Oct <text:s/>1994</text:p>
          </table:table-cell>
          <table:table-cell office:value-type="float" office:value="2171.1">
            <text:p>2171.1</text:p>
          </table:table-cell>
          <table:table-cell office:value-type="float" office:value="2175.4">
            <text:p>2175.4</text:p>
          </table:table-cell>
          <table:table-cell office:value-type="float" office:value="2177.1">
            <text:p>2177.1</text:p>
          </table:table-cell>
          <table:table-cell office:value-type="float" office:value="2166.1">
            <text:p>2166.1</text:p>
          </table:table-cell>
          <table:table-cell office:value-type="float" office:value="-0.0023">
            <text:p>-0.0023</text:p>
          </table:table-cell>
        </table:table-row>
        <table:table-row table:style-name="ro2">
          <table:table-cell office:value-type="date" office:date-value="1994-11-01">
            <text:p>Nov <text:s/>1994</text:p>
          </table:table-cell>
          <table:table-cell office:value-type="float" office:value="2178.6">
            <text:p>2178.6</text:p>
          </table:table-cell>
          <table:table-cell office:value-type="float" office:value="2170.9">
            <text:p>2170.9</text:p>
          </table:table-cell>
          <table:table-cell office:value-type="float" office:value="2179">
            <text:p>2179</text:p>
          </table:table-cell>
          <table:table-cell office:value-type="float" office:value="2169.2">
            <text:p>2169.2</text:p>
          </table:table-cell>
          <table:table-cell office:value-type="float" office:value="0.0035">
            <text:p>0.0035</text:p>
          </table:table-cell>
        </table:table-row>
        <table:table-row table:style-name="ro2">
          <table:table-cell office:value-type="date" office:date-value="1994-12-01">
            <text:p>Dec <text:s/>1994</text:p>
          </table:table-cell>
          <table:table-cell office:value-type="float" office:value="2198">
            <text:p>2198</text:p>
          </table:table-cell>
          <table:table-cell office:value-type="float" office:value="2179.3">
            <text:p>2179.3</text:p>
          </table:table-cell>
          <table:table-cell office:value-type="float" office:value="2203">
            <text:p>2203</text:p>
          </table:table-cell>
          <table:table-cell office:value-type="float" office:value="2179.3">
            <text:p>2179.3</text:p>
          </table:table-cell>
          <table:table-cell office:value-type="float" office:value="0.0089">
            <text:p>0.0089</text:p>
          </table:table-cell>
        </table:table-row>
        <table:table-row table:style-name="ro2">
          <table:table-cell office:value-type="date" office:date-value="1995-01-01">
            <text:p>Jan <text:s/>1995</text:p>
          </table:table-cell>
          <table:table-cell office:value-type="float" office:value="2217">
            <text:p>2217</text:p>
          </table:table-cell>
          <table:table-cell office:value-type="float" office:value="2196.5">
            <text:p>2196.5</text:p>
          </table:table-cell>
          <table:table-cell office:value-type="float" office:value="2226">
            <text:p>2226</text:p>
          </table:table-cell>
          <table:table-cell office:value-type="float" office:value="2194">
            <text:p>2194</text:p>
          </table:table-cell>
          <table:table-cell office:value-type="float" office:value="0.0086">
            <text:p>0.0086</text:p>
          </table:table-cell>
        </table:table-row>
        <table:table-row table:style-name="ro2">
          <table:table-cell office:value-type="date" office:date-value="1995-02-01">
            <text:p>Feb <text:s/>1995</text:p>
          </table:table-cell>
          <table:table-cell table:number-columns-repeated="2" office:value-type="float" office:value="2216.5">
            <text:p>2216.5</text:p>
          </table:table-cell>
          <table:table-cell office:value-type="float" office:value="2222.3">
            <text:p>2222.3</text:p>
          </table:table-cell>
          <table:table-cell office:value-type="float" office:value="2214">
            <text:p>2214</text:p>
          </table:table-cell>
          <table:table-cell office:value-type="float" office:value="-0.0002">
            <text:p>-0.0002</text:p>
          </table:table-cell>
        </table:table-row>
        <table:table-row table:style-name="ro2">
          <table:table-cell office:value-type="date" office:date-value="1995-03-01">
            <text:p>Mar <text:s/>1995</text:p>
          </table:table-cell>
          <table:table-cell office:value-type="float" office:value="2238">
            <text:p>2238</text:p>
          </table:table-cell>
          <table:table-cell office:value-type="float" office:value="2216.5">
            <text:p>2216.5</text:p>
          </table:table-cell>
          <table:table-cell office:value-type="float" office:value="2238">
            <text:p>2238</text:p>
          </table:table-cell>
          <table:table-cell office:value-type="float" office:value="2213.5">
            <text:p>2213.5</text:p>
          </table:table-cell>
          <table:table-cell office:value-type="float" office:value="0.0097">
            <text:p>0.0097</text:p>
          </table:table-cell>
        </table:table-row>
        <table:table-row table:style-name="ro2">
          <table:table-cell office:value-type="date" office:date-value="1995-04-01">
            <text:p>Apr <text:s/>1995</text:p>
          </table:table-cell>
          <table:table-cell office:value-type="float" office:value="2233">
            <text:p>2233</text:p>
          </table:table-cell>
          <table:table-cell table:number-columns-repeated="2" office:value-type="float" office:value="2236.5">
            <text:p>2236.5</text:p>
          </table:table-cell>
          <table:table-cell office:value-type="float" office:value="2221.5">
            <text:p>2221.5</text:p>
          </table:table-cell>
          <table:table-cell office:value-type="float" office:value="-0.0022">
            <text:p>-0.0022</text:p>
          </table:table-cell>
        </table:table-row>
        <table:table-row table:style-name="ro2">
          <table:table-cell office:value-type="date" office:date-value="1995-05-01">
            <text:p>May <text:s/>1995</text:p>
          </table:table-cell>
          <table:table-cell office:value-type="float" office:value="2226.5">
            <text:p>2226.5</text:p>
          </table:table-cell>
          <table:table-cell office:value-type="float" office:value="2232.5">
            <text:p>2232.5</text:p>
          </table:table-cell>
          <table:table-cell office:value-type="float" office:value="2233.8">
            <text:p>2233.8</text:p>
          </table:table-cell>
          <table:table-cell office:value-type="float" office:value="2218.5">
            <text:p>2218.5</text:p>
          </table:table-cell>
          <table:table-cell office:value-type="float" office:value="-0.0029">
            <text:p>-0.0029</text:p>
          </table:table-cell>
        </table:table-row>
        <table:table-row table:style-name="ro2">
          <table:table-cell office:value-type="date" office:date-value="1995-06-01">
            <text:p>Jun <text:s/>1995</text:p>
          </table:table-cell>
          <table:table-cell table:number-columns-repeated="2" office:value-type="float" office:value="2227">
            <text:p>2227</text:p>
          </table:table-cell>
          <table:table-cell office:value-type="float" office:value="2233.1">
            <text:p>2233.1</text:p>
          </table:table-cell>
          <table:table-cell office:value-type="float" office:value="2223">
            <text:p>2223</text:p>
          </table:table-cell>
          <table:table-cell office:value-type="float" office:value="0.0002">
            <text:p>0.0002</text:p>
          </table:table-cell>
        </table:table-row>
        <table:table-row table:style-name="ro2">
          <table:table-cell office:value-type="date" office:date-value="1995-07-01">
            <text:p>Jul <text:s/>1995</text:p>
          </table:table-cell>
          <table:table-cell office:value-type="float" office:value="2235">
            <text:p>2235</text:p>
          </table:table-cell>
          <table:table-cell office:value-type="float" office:value="2227">
            <text:p>2227</text:p>
          </table:table-cell>
          <table:table-cell office:value-type="float" office:value="2237">
            <text:p>2237</text:p>
          </table:table-cell>
          <table:table-cell office:value-type="float" office:value="2224">
            <text:p>2224</text:p>
          </table:table-cell>
          <table:table-cell office:value-type="float" office:value="0.0036">
            <text:p>0.0036</text:p>
          </table:table-cell>
        </table:table-row>
        <table:table-row table:style-name="ro2">
          <table:table-cell office:value-type="date" office:date-value="1995-08-01">
            <text:p>Aug <text:s/>1995</text:p>
          </table:table-cell>
          <table:table-cell office:value-type="float" office:value="2266.5">
            <text:p>2266.5</text:p>
          </table:table-cell>
          <table:table-cell office:value-type="float" office:value="2235.8">
            <text:p>2235.8</text:p>
          </table:table-cell>
          <table:table-cell office:value-type="float" office:value="2293.5">
            <text:p>2293.5</text:p>
          </table:table-cell>
          <table:table-cell office:value-type="float" office:value="2233.5">
            <text:p>2233.5</text:p>
          </table:table-cell>
          <table:table-cell office:value-type="float" office:value="0.0141">
            <text:p>0.0141</text:p>
          </table:table-cell>
        </table:table-row>
        <table:table-row table:style-name="ro2">
          <table:table-cell office:value-type="date" office:date-value="1995-09-01">
            <text:p>Sep <text:s/>1995</text:p>
          </table:table-cell>
          <table:table-cell table:number-columns-repeated="2" office:value-type="float" office:value="2265.5">
            <text:p>2265.5</text:p>
          </table:table-cell>
          <table:table-cell office:value-type="float" office:value="2280.5">
            <text:p>2280.5</text:p>
          </table:table-cell>
          <table:table-cell office:value-type="float" office:value="2258.5">
            <text:p>2258.5</text:p>
          </table:table-cell>
          <table:table-cell office:value-type="float" office:value="-0.0004">
            <text:p>-0.0004</text:p>
          </table:table-cell>
        </table:table-row>
        <table:table-row table:style-name="ro2">
          <table:table-cell office:value-type="date" office:date-value="1995-10-01">
            <text:p>Oct <text:s/>1995</text:p>
          </table:table-cell>
          <table:table-cell office:value-type="float" office:value="2271">
            <text:p>2271</text:p>
          </table:table-cell>
          <table:table-cell office:value-type="float" office:value="2266">
            <text:p>2266</text:p>
          </table:table-cell>
          <table:table-cell office:value-type="float" office:value="2280">
            <text:p>2280</text:p>
          </table:table-cell>
          <table:table-cell office:value-type="float" office:value="2258">
            <text:p>2258</text:p>
          </table:table-cell>
          <table:table-cell office:value-type="float" office:value="0.0024">
            <text:p>0.0024</text:p>
          </table:table-cell>
        </table:table-row>
        <table:table-row table:style-name="ro2">
          <table:table-cell office:value-type="date" office:date-value="1995-11-01">
            <text:p>Nov <text:s/>1995</text:p>
          </table:table-cell>
          <table:table-cell office:value-type="float" office:value="2283.5">
            <text:p>2283.5</text:p>
          </table:table-cell>
          <table:table-cell office:value-type="float" office:value="2270.5">
            <text:p>2270.5</text:p>
          </table:table-cell>
          <table:table-cell office:value-type="float" office:value="2289">
            <text:p>2289</text:p>
          </table:table-cell>
          <table:table-cell office:value-type="float" office:value="2264.5">
            <text:p>2264.5</text:p>
          </table:table-cell>
          <table:table-cell office:value-type="float" office:value="0.0055">
            <text:p>0.0055</text:p>
          </table:table-cell>
        </table:table-row>
        <table:table-row table:style-name="ro2">
          <table:table-cell office:value-type="date" office:date-value="1995-12-01">
            <text:p>Dec <text:s/>1995</text:p>
          </table:table-cell>
          <table:table-cell office:value-type="float" office:value="2286.5">
            <text:p>2286.5</text:p>
          </table:table-cell>
          <table:table-cell office:value-type="float" office:value="2286.2">
            <text:p>2286.2</text:p>
          </table:table-cell>
          <table:table-cell office:value-type="float" office:value="2294.5">
            <text:p>2294.5</text:p>
          </table:table-cell>
          <table:table-cell office:value-type="float" office:value="2282.5">
            <text:p>2282.5</text:p>
          </table:table-cell>
          <table:table-cell office:value-type="float" office:value="0.0013">
            <text:p>0.0013</text:p>
          </table:table-cell>
        </table:table-row>
        <table:table-row table:style-name="ro2">
          <table:table-cell office:value-type="date" office:date-value="1996-01-01">
            <text:p>Jan <text:s/>1996</text:p>
          </table:table-cell>
          <table:table-cell office:value-type="float" office:value="2292">
            <text:p>2292</text:p>
          </table:table-cell>
          <table:table-cell office:value-type="float" office:value="2286">
            <text:p>2286</text:p>
          </table:table-cell>
          <table:table-cell office:value-type="float" office:value="2298">
            <text:p>2298</text:p>
          </table:table-cell>
          <table:table-cell office:value-type="float" office:value="2279">
            <text:p>2279</text:p>
          </table:table-cell>
          <table:table-cell office:value-type="float" office:value="0.0024">
            <text:p>0.0024</text:p>
          </table:table-cell>
        </table:table-row>
        <table:table-row table:style-name="ro2">
          <table:table-cell office:value-type="date" office:date-value="1996-02-01">
            <text:p>Feb <text:s/>1996</text:p>
          </table:table-cell>
          <table:table-cell office:value-type="float" office:value="2316.5">
            <text:p>2316.5</text:p>
          </table:table-cell>
          <table:table-cell office:value-type="float" office:value="2293">
            <text:p>2293</text:p>
          </table:table-cell>
          <table:table-cell office:value-type="float" office:value="2342.5">
            <text:p>2342.5</text:p>
          </table:table-cell>
          <table:table-cell office:value-type="float" office:value="2290.5">
            <text:p>2290.5</text:p>
          </table:table-cell>
          <table:table-cell office:value-type="float" office:value="0.0107">
            <text:p>0.0107</text:p>
          </table:table-cell>
        </table:table-row>
        <table:table-row table:style-name="ro2">
          <table:table-cell office:value-type="date" office:date-value="1996-03-01">
            <text:p>Mar <text:s/>1996</text:p>
          </table:table-cell>
          <table:table-cell office:value-type="float" office:value="2338">
            <text:p>2338</text:p>
          </table:table-cell>
          <table:table-cell office:value-type="float" office:value="2316.5">
            <text:p>2316.5</text:p>
          </table:table-cell>
          <table:table-cell office:value-type="float" office:value="2344">
            <text:p>2344</text:p>
          </table:table-cell>
          <table:table-cell office:value-type="float" office:value="2311">
            <text:p>2311</text:p>
          </table:table-cell>
          <table:table-cell office:value-type="float" office:value="0.0093">
            <text:p>0.0093</text:p>
          </table:table-cell>
        </table:table-row>
        <table:table-row table:style-name="ro2">
          <table:table-cell office:value-type="date" office:date-value="1996-04-01">
            <text:p>Apr <text:s/>1996</text:p>
          </table:table-cell>
          <table:table-cell office:value-type="float" office:value="2328.5">
            <text:p>2328.5</text:p>
          </table:table-cell>
          <table:table-cell office:value-type="float" office:value="2337.5">
            <text:p>2337.5</text:p>
          </table:table-cell>
          <table:table-cell office:value-type="float" office:value="2341.5">
            <text:p>2341.5</text:p>
          </table:table-cell>
          <table:table-cell office:value-type="float" office:value="2322.5">
            <text:p>2322.5</text:p>
          </table:table-cell>
          <table:table-cell office:value-type="float" office:value="-0.0041">
            <text:p>-0.0041</text:p>
          </table:table-cell>
        </table:table-row>
        <table:table-row table:style-name="ro2">
          <table:table-cell office:value-type="date" office:date-value="1996-05-01">
            <text:p>May <text:s/>1996</text:p>
          </table:table-cell>
          <table:table-cell office:value-type="float" office:value="2332.5">
            <text:p>2332.5</text:p>
          </table:table-cell>
          <table:table-cell office:value-type="float" office:value="2327.5">
            <text:p>2327.5</text:p>
          </table:table-cell>
          <table:table-cell office:value-type="float" office:value="2336.2">
            <text:p>2336.2</text:p>
          </table:table-cell>
          <table:table-cell office:value-type="float" office:value="2323.5">
            <text:p>2323.5</text:p>
          </table:table-cell>
          <table:table-cell office:value-type="float" office:value="0.0017">
            <text:p>0.0017</text:p>
          </table:table-cell>
        </table:table-row>
        <table:table-row table:style-name="ro2">
          <table:table-cell office:value-type="date" office:date-value="1996-06-01">
            <text:p>Jun <text:s/>1996</text:p>
          </table:table-cell>
          <table:table-cell office:value-type="float" office:value="2326.5">
            <text:p>2326.5</text:p>
          </table:table-cell>
          <table:table-cell office:value-type="float" office:value="2332.5">
            <text:p>2332.5</text:p>
          </table:table-cell>
          <table:table-cell office:value-type="float" office:value="2337.5">
            <text:p>2337.5</text:p>
          </table:table-cell>
          <table:table-cell office:value-type="float" office:value="2318.5">
            <text:p>2318.5</text:p>
          </table:table-cell>
          <table:table-cell office:value-type="float" office:value="-0.0026">
            <text:p>-0.0026</text:p>
          </table:table-cell>
        </table:table-row>
        <table:table-row table:style-name="ro2">
          <table:table-cell office:value-type="date" office:date-value="1996-07-01">
            <text:p>Jul <text:s/>1996</text:p>
          </table:table-cell>
          <table:table-cell office:value-type="float" office:value="2352.5">
            <text:p>2352.5</text:p>
          </table:table-cell>
          <table:table-cell office:value-type="float" office:value="2328.5">
            <text:p>2328.5</text:p>
          </table:table-cell>
          <table:table-cell office:value-type="float" office:value="2365.5">
            <text:p>2365.5</text:p>
          </table:table-cell>
          <table:table-cell office:value-type="float" office:value="2326.5">
            <text:p>2326.5</text:p>
          </table:table-cell>
          <table:table-cell office:value-type="float" office:value="0.0112">
            <text:p>0.0112</text:p>
          </table:table-cell>
        </table:table-row>
        <table:table-row table:style-name="ro2">
          <table:table-cell office:value-type="date" office:date-value="1996-08-01">
            <text:p>Aug <text:s/>1996</text:p>
          </table:table-cell>
          <table:table-cell office:value-type="float" office:value="2342">
            <text:p>2342</text:p>
          </table:table-cell>
          <table:table-cell office:value-type="float" office:value="2351.5">
            <text:p>2351.5</text:p>
          </table:table-cell>
          <table:table-cell office:value-type="float" office:value="2353">
            <text:p>2353</text:p>
          </table:table-cell>
          <table:table-cell office:value-type="float" office:value="2336.5">
            <text:p>2336.5</text:p>
          </table:table-cell>
          <table:table-cell office:value-type="float" office:value="-0.0045">
            <text:p>-0.0045</text:p>
          </table:table-cell>
        </table:table-row>
        <table:table-row table:style-name="ro2">
          <table:table-cell office:value-type="date" office:date-value="1996-09-01">
            <text:p>Sep <text:s/>1996</text:p>
          </table:table-cell>
          <table:table-cell office:value-type="float" office:value="2322.8">
            <text:p>2322.8</text:p>
          </table:table-cell>
          <table:table-cell office:value-type="float" office:value="2343">
            <text:p>2343</text:p>
          </table:table-cell>
          <table:table-cell office:value-type="float" office:value="2351.1">
            <text:p>2351.1</text:p>
          </table:table-cell>
          <table:table-cell office:value-type="float" office:value="2317">
            <text:p>2317</text:p>
          </table:table-cell>
          <table:table-cell office:value-type="float" office:value="-0.0082">
            <text:p>-0.0082</text:p>
          </table:table-cell>
        </table:table-row>
        <table:table-row table:style-name="ro2">
          <table:table-cell office:value-type="date" office:date-value="1996-10-01">
            <text:p>Oct <text:s/>1996</text:p>
          </table:table-cell>
          <table:table-cell office:value-type="float" office:value="2329.3">
            <text:p>2329.3</text:p>
          </table:table-cell>
          <table:table-cell office:value-type="float" office:value="2322">
            <text:p>2322</text:p>
          </table:table-cell>
          <table:table-cell office:value-type="float" office:value="2333">
            <text:p>2333</text:p>
          </table:table-cell>
          <table:table-cell office:value-type="float" office:value="2318">
            <text:p>2318</text:p>
          </table:table-cell>
          <table:table-cell office:value-type="float" office:value="0.0028">
            <text:p>0.0028</text:p>
          </table:table-cell>
        </table:table-row>
        <table:table-row table:style-name="ro2">
          <table:table-cell office:value-type="date" office:date-value="1996-11-01">
            <text:p>Nov <text:s/>1996</text:p>
          </table:table-cell>
          <table:table-cell office:value-type="float" office:value="2345">
            <text:p>2345</text:p>
          </table:table-cell>
          <table:table-cell office:value-type="float" office:value="2329.5">
            <text:p>2329.5</text:p>
          </table:table-cell>
          <table:table-cell office:value-type="float" office:value="2347.5">
            <text:p>2347.5</text:p>
          </table:table-cell>
          <table:table-cell office:value-type="float" office:value="2326.5">
            <text:p>2326.5</text:p>
          </table:table-cell>
          <table:table-cell office:value-type="float" office:value="0.0067">
            <text:p>0.0067</text:p>
          </table:table-cell>
        </table:table-row>
        <table:table-row table:style-name="ro2">
          <table:table-cell office:value-type="date" office:date-value="1996-12-01">
            <text:p>Dec <text:s/>1996</text:p>
          </table:table-cell>
          <table:table-cell office:value-type="float" office:value="2362">
            <text:p>2362</text:p>
          </table:table-cell>
          <table:table-cell office:value-type="float" office:value="2345.5">
            <text:p>2345.5</text:p>
          </table:table-cell>
          <table:table-cell office:value-type="float" office:value="2364.8">
            <text:p>2364.8</text:p>
          </table:table-cell>
          <table:table-cell office:value-type="float" office:value="2345">
            <text:p>2345</text:p>
          </table:table-cell>
          <table:table-cell office:value-type="float" office:value="0.0072">
            <text:p>0.0072</text:p>
          </table:table-cell>
        </table:table-row>
        <table:table-row table:style-name="ro2">
          <table:table-cell office:value-type="date" office:date-value="1997-01-01">
            <text:p>Jan <text:s/>1997</text:p>
          </table:table-cell>
          <table:table-cell office:value-type="float" office:value="2376.5">
            <text:p>2376.5</text:p>
          </table:table-cell>
          <table:table-cell office:value-type="float" office:value="2362.5">
            <text:p>2362.5</text:p>
          </table:table-cell>
          <table:table-cell office:value-type="float" office:value="2384.5">
            <text:p>2384.5</text:p>
          </table:table-cell>
          <table:table-cell office:value-type="float" office:value="2360.5">
            <text:p>2360.5</text:p>
          </table:table-cell>
          <table:table-cell office:value-type="float" office:value="0.0061">
            <text:p>0.0061</text:p>
          </table:table-cell>
        </table:table-row>
        <table:table-row table:style-name="ro2">
          <table:table-cell office:value-type="date" office:date-value="1997-02-01">
            <text:p>Feb <text:s/>1997</text:p>
          </table:table-cell>
          <table:table-cell office:value-type="float" office:value="2396.5">
            <text:p>2396.5</text:p>
          </table:table-cell>
          <table:table-cell office:value-type="float" office:value="2378">
            <text:p>2378</text:p>
          </table:table-cell>
          <table:table-cell office:value-type="float" office:value="2399.5">
            <text:p>2399.5</text:p>
          </table:table-cell>
          <table:table-cell office:value-type="float" office:value="2373.5">
            <text:p>2373.5</text:p>
          </table:table-cell>
          <table:table-cell office:value-type="float" office:value="0.0084">
            <text:p>0.0084</text:p>
          </table:table-cell>
        </table:table-row>
        <table:table-row table:style-name="ro2">
          <table:table-cell office:value-type="date" office:date-value="1997-03-01">
            <text:p>Mar <text:s/>1997</text:p>
          </table:table-cell>
          <table:table-cell office:value-type="float" office:value="2401">
            <text:p>2401</text:p>
          </table:table-cell>
          <table:table-cell office:value-type="float" office:value="2397">
            <text:p>2397</text:p>
          </table:table-cell>
          <table:table-cell office:value-type="float" office:value="2407.7">
            <text:p>2407.7</text:p>
          </table:table-cell>
          <table:table-cell office:value-type="float" office:value="2391">
            <text:p>2391</text:p>
          </table:table-cell>
          <table:table-cell office:value-type="float" office:value="0.0019">
            <text:p>0.0019</text:p>
          </table:table-cell>
        </table:table-row>
        <table:table-row table:style-name="ro2">
          <table:table-cell office:value-type="date" office:date-value="1997-04-01">
            <text:p>Apr <text:s/>1997</text:p>
          </table:table-cell>
          <table:table-cell office:value-type="float" office:value="2430">
            <text:p>2430</text:p>
          </table:table-cell>
          <table:table-cell office:value-type="float" office:value="2401.5">
            <text:p>2401.5</text:p>
          </table:table-cell>
          <table:table-cell office:value-type="float" office:value="2441">
            <text:p>2441</text:p>
          </table:table-cell>
          <table:table-cell office:value-type="float" office:value="2397">
            <text:p>2397</text:p>
          </table:table-cell>
          <table:table-cell office:value-type="float" office:value="0.0121">
            <text:p>0.0121</text:p>
          </table:table-cell>
        </table:table-row>
        <table:table-row table:style-name="ro2">
          <table:table-cell office:value-type="date" office:date-value="1997-05-01">
            <text:p>May <text:s/>1997</text:p>
          </table:table-cell>
          <table:table-cell office:value-type="float" office:value="2433.5">
            <text:p>2433.5</text:p>
          </table:table-cell>
          <table:table-cell office:value-type="float" office:value="2429.5">
            <text:p>2429.5</text:p>
          </table:table-cell>
          <table:table-cell office:value-type="float" office:value="2447">
            <text:p>2447</text:p>
          </table:table-cell>
          <table:table-cell office:value-type="float" office:value="2418.5">
            <text:p>2418.5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 office:value-type="date" office:date-value="1997-06-01">
            <text:p>Jun <text:s/>1997</text:p>
          </table:table-cell>
          <table:table-cell office:value-type="float" office:value="2431.5">
            <text:p>2431.5</text:p>
          </table:table-cell>
          <table:table-cell office:value-type="float" office:value="2430.5">
            <text:p>2430.5</text:p>
          </table:table-cell>
          <table:table-cell office:value-type="float" office:value="2432.9">
            <text:p>2432.9</text:p>
          </table:table-cell>
          <table:table-cell office:value-type="float" office:value="2424.5">
            <text:p>2424.5</text:p>
          </table:table-cell>
          <table:table-cell office:value-type="float" office:value="-0.0008">
            <text:p>-0.0008</text:p>
          </table:table-cell>
        </table:table-row>
        <table:table-row table:style-name="ro2">
          <table:table-cell office:value-type="date" office:date-value="1997-07-01">
            <text:p>Jul <text:s/>1997</text:p>
          </table:table-cell>
          <table:table-cell office:value-type="float" office:value="2615">
            <text:p>2615</text:p>
          </table:table-cell>
          <table:table-cell office:value-type="float" office:value="2436.8">
            <text:p>2436.8</text:p>
          </table:table-cell>
          <table:table-cell office:value-type="float" office:value="2660">
            <text:p>2660</text:p>
          </table:table-cell>
          <table:table-cell office:value-type="float" office:value="2425">
            <text:p>2425</text:p>
          </table:table-cell>
          <table:table-cell office:value-type="float" office:value="0.0755">
            <text:p>0.0755</text:p>
          </table:table-cell>
        </table:table-row>
        <table:table-row table:style-name="ro2">
          <table:table-cell office:value-type="date" office:date-value="1997-08-01">
            <text:p>Aug <text:s/>1997</text:p>
          </table:table-cell>
          <table:table-cell office:value-type="float" office:value="2935">
            <text:p>2935</text:p>
          </table:table-cell>
          <table:table-cell office:value-type="float" office:value="2625">
            <text:p>2625</text:p>
          </table:table-cell>
          <table:table-cell office:value-type="float" office:value="3065">
            <text:p>3065</text:p>
          </table:table-cell>
          <table:table-cell office:value-type="float" office:value="2585">
            <text:p>2585</text:p>
          </table:table-cell>
          <table:table-cell office:value-type="float" office:value="0.1224">
            <text:p>0.1224</text:p>
          </table:table-cell>
        </table:table-row>
        <table:table-row table:style-name="ro2">
          <table:table-cell office:value-type="date" office:date-value="1997-09-01">
            <text:p>Sep <text:s/>1997</text:p>
          </table:table-cell>
          <table:table-cell office:value-type="float" office:value="3270">
            <text:p>3270</text:p>
          </table:table-cell>
          <table:table-cell office:value-type="float" office:value="2920">
            <text:p>2920</text:p>
          </table:table-cell>
          <table:table-cell office:value-type="float" office:value="3295">
            <text:p>3295</text:p>
          </table:table-cell>
          <table:table-cell office:value-type="float" office:value="2850">
            <text:p>2850</text:p>
          </table:table-cell>
          <table:table-cell office:value-type="float" office:value="0.1141">
            <text:p>0.1141</text:p>
          </table:table-cell>
        </table:table-row>
        <table:table-row table:style-name="ro2">
          <table:table-cell office:value-type="date" office:date-value="1997-10-01">
            <text:p>Oct <text:s/>1997</text:p>
          </table:table-cell>
          <table:table-cell office:value-type="float" office:value="3600">
            <text:p>3600</text:p>
          </table:table-cell>
          <table:table-cell office:value-type="float" office:value="3280">
            <text:p>3280</text:p>
          </table:table-cell>
          <table:table-cell office:value-type="float" office:value="3870">
            <text:p>3870</text:p>
          </table:table-cell>
          <table:table-cell office:value-type="float" office:value="3280">
            <text:p>3280</text:p>
          </table:table-cell>
          <table:table-cell office:value-type="float" office:value="0.1009">
            <text:p>0.1009</text:p>
          </table:table-cell>
        </table:table-row>
        <table:table-row table:style-name="ro2">
          <table:table-cell office:value-type="date" office:date-value="1997-11-01">
            <text:p>Nov <text:s/>1997</text:p>
          </table:table-cell>
          <table:table-cell office:value-type="float" office:value="3660">
            <text:p>3660</text:p>
          </table:table-cell>
          <table:table-cell office:value-type="float" office:value="3580">
            <text:p>3580</text:p>
          </table:table-cell>
          <table:table-cell office:value-type="float" office:value="3692">
            <text:p>3692</text:p>
          </table:table-cell>
          <table:table-cell office:value-type="float" office:value="3200">
            <text:p>3200</text:p>
          </table:table-cell>
          <table:table-cell office:value-type="float" office:value="0.0167">
            <text:p>0.0167</text:p>
          </table:table-cell>
        </table:table-row>
        <table:table-row table:style-name="ro2">
          <table:table-cell office:value-type="date" office:date-value="1997-12-01">
            <text:p>Dec <text:s/>1997</text:p>
          </table:table-cell>
          <table:table-cell office:value-type="float" office:value="5550">
            <text:p>5550</text:p>
          </table:table-cell>
          <table:table-cell office:value-type="float" office:value="3800">
            <text:p>3800</text:p>
          </table:table-cell>
          <table:table-cell office:value-type="float" office:value="6300">
            <text:p>6300</text:p>
          </table:table-cell>
          <table:table-cell office:value-type="float" office:value="3790">
            <text:p>3790</text:p>
          </table:table-cell>
          <table:table-cell office:value-type="float" office:value="0.5164">
            <text:p>0.5164</text:p>
          </table:table-cell>
        </table:table-row>
        <table:table-row table:style-name="ro2">
          <table:table-cell office:value-type="date" office:date-value="1998-01-01">
            <text:p>Jan <text:s/>1998</text:p>
          </table:table-cell>
          <table:table-cell office:value-type="float" office:value="10050">
            <text:p>10050</text:p>
          </table:table-cell>
          <table:table-cell office:value-type="float" office:value="5720">
            <text:p>5720</text:p>
          </table:table-cell>
          <table:table-cell office:value-type="float" office:value="15650">
            <text:p>15650</text:p>
          </table:table-cell>
          <table:table-cell office:value-type="float" office:value="5600">
            <text:p>5600</text:p>
          </table:table-cell>
          <table:table-cell office:value-type="float" office:value="0.8108">
            <text:p>0.8108</text:p>
          </table:table-cell>
        </table:table-row>
        <table:table-row table:style-name="ro2">
          <table:table-cell office:value-type="date" office:date-value="1998-02-01">
            <text:p>Feb <text:s/>1998</text:p>
          </table:table-cell>
          <table:table-cell office:value-type="float" office:value="8950">
            <text:p>8950</text:p>
          </table:table-cell>
          <table:table-cell office:value-type="float" office:value="10100">
            <text:p>10100</text:p>
          </table:table-cell>
          <table:table-cell office:value-type="float" office:value="11100">
            <text:p>11100</text:p>
          </table:table-cell>
          <table:table-cell office:value-type="float" office:value="6600">
            <text:p>6600</text:p>
          </table:table-cell>
          <table:table-cell office:value-type="float" office:value="-0.1095">
            <text:p>-0.1095</text:p>
          </table:table-cell>
        </table:table-row>
        <table:table-row table:style-name="ro2">
          <table:table-cell office:value-type="date" office:date-value="1998-03-01">
            <text:p>Mar <text:s/>1998</text:p>
          </table:table-cell>
          <table:table-cell office:value-type="float" office:value="8700">
            <text:p>8700</text:p>
          </table:table-cell>
          <table:table-cell office:value-type="float" office:value="8950">
            <text:p>8950</text:p>
          </table:table-cell>
          <table:table-cell office:value-type="float" office:value="12400">
            <text:p>12400</text:p>
          </table:table-cell>
          <table:table-cell office:value-type="float" office:value="8100">
            <text:p>8100</text:p>
          </table:table-cell>
          <table:table-cell office:value-type="float" office:value="-0.0279">
            <text:p>-0.0279</text:p>
          </table:table-cell>
        </table:table-row>
        <table:table-row table:style-name="ro2">
          <table:table-cell office:value-type="date" office:date-value="1998-04-01">
            <text:p>Apr <text:s/>1998</text:p>
          </table:table-cell>
          <table:table-cell office:value-type="float" office:value="8000">
            <text:p>8000</text:p>
          </table:table-cell>
          <table:table-cell office:value-type="float" office:value="8600">
            <text:p>8600</text:p>
          </table:table-cell>
          <table:table-cell office:value-type="float" office:value="8900">
            <text:p>8900</text:p>
          </table:table-cell>
          <table:table-cell office:value-type="float" office:value="7400">
            <text:p>7400</text:p>
          </table:table-cell>
          <table:table-cell office:value-type="float" office:value="-0.0805">
            <text:p>-0.0805</text:p>
          </table:table-cell>
        </table:table-row>
        <table:table-row table:style-name="ro2">
          <table:table-cell office:value-type="date" office:date-value="1998-05-01">
            <text:p>May <text:s/>1998</text:p>
          </table:table-cell>
          <table:table-cell office:value-type="float" office:value="11450">
            <text:p>11450</text:p>
          </table:table-cell>
          <table:table-cell office:value-type="float" office:value="8200">
            <text:p>8200</text:p>
          </table:table-cell>
          <table:table-cell office:value-type="float" office:value="14200">
            <text:p>14200</text:p>
          </table:table-cell>
          <table:table-cell office:value-type="float" office:value="8075">
            <text:p>8075</text:p>
          </table:table-cell>
          <table:table-cell office:value-type="float" office:value="0.4313">
            <text:p>0.4313</text:p>
          </table:table-cell>
        </table:table-row>
        <table:table-row table:style-name="ro2">
          <table:table-cell office:value-type="date" office:date-value="1998-06-01">
            <text:p>Jun <text:s/>1998</text:p>
          </table:table-cell>
          <table:table-cell office:value-type="float" office:value="14800">
            <text:p>14800</text:p>
          </table:table-cell>
          <table:table-cell office:value-type="float" office:value="11350">
            <text:p>11350</text:p>
          </table:table-cell>
          <table:table-cell office:value-type="float" office:value="16950">
            <text:p>16950</text:p>
          </table:table-cell>
          <table:table-cell office:value-type="float" office:value="10400">
            <text:p>10400</text:p>
          </table:table-cell>
          <table:table-cell office:value-type="float" office:value="0.2926">
            <text:p>0.2926</text:p>
          </table:table-cell>
        </table:table-row>
        <table:table-row table:style-name="ro2">
          <table:table-cell office:value-type="date" office:date-value="1998-07-01">
            <text:p>Jul <text:s/>1998</text:p>
          </table:table-cell>
          <table:table-cell office:value-type="float" office:value="13150">
            <text:p>13150</text:p>
          </table:table-cell>
          <table:table-cell office:value-type="float" office:value="14650">
            <text:p>14650</text:p>
          </table:table-cell>
          <table:table-cell office:value-type="float" office:value="15650">
            <text:p>15650</text:p>
          </table:table-cell>
          <table:table-cell office:value-type="float" office:value="12650">
            <text:p>12650</text:p>
          </table:table-cell>
          <table:table-cell office:value-type="float" office:value="-0.1115">
            <text:p>-0.1115</text:p>
          </table:table-cell>
        </table:table-row>
        <table:table-row table:style-name="ro2">
          <table:table-cell office:value-type="date" office:date-value="1998-08-01">
            <text:p>Aug <text:s/>1998</text:p>
          </table:table-cell>
          <table:table-cell office:value-type="float" office:value="11050">
            <text:p>11050</text:p>
          </table:table-cell>
          <table:table-cell office:value-type="float" office:value="13450">
            <text:p>13450</text:p>
          </table:table-cell>
          <table:table-cell office:value-type="float" office:value="13700">
            <text:p>13700</text:p>
          </table:table-cell>
          <table:table-cell office:value-type="float" office:value="10650">
            <text:p>10650</text:p>
          </table:table-cell>
          <table:table-cell office:value-type="float" office:value="-0.1597">
            <text:p>-0.1597</text:p>
          </table:table-cell>
        </table:table-row>
        <table:table-row table:style-name="ro2">
          <table:table-cell office:value-type="date" office:date-value="1998-09-01">
            <text:p>Sep <text:s/>1998</text:p>
          </table:table-cell>
          <table:table-cell office:value-type="float" office:value="10700">
            <text:p>10700</text:p>
          </table:table-cell>
          <table:table-cell office:value-type="float" office:value="11100">
            <text:p>11100</text:p>
          </table:table-cell>
          <table:table-cell office:value-type="float" office:value="12400">
            <text:p>12400</text:p>
          </table:table-cell>
          <table:table-cell office:value-type="float" office:value="10300">
            <text:p>10300</text:p>
          </table:table-cell>
          <table:table-cell office:value-type="float" office:value="-0.0317">
            <text:p>-0.0317</text:p>
          </table:table-cell>
        </table:table-row>
        <table:table-row table:style-name="ro2">
          <table:table-cell office:value-type="date" office:date-value="1998-10-01">
            <text:p>Oct <text:s/>1998</text:p>
          </table:table-cell>
          <table:table-cell office:value-type="float" office:value="7600">
            <text:p>7600</text:p>
          </table:table-cell>
          <table:table-cell office:value-type="float" office:value="10600">
            <text:p>10600</text:p>
          </table:table-cell>
          <table:table-cell office:value-type="float" office:value="11075">
            <text:p>11075</text:p>
          </table:table-cell>
          <table:table-cell office:value-type="float" office:value="7000">
            <text:p>7000</text:p>
          </table:table-cell>
          <table:table-cell office:value-type="float" office:value="-0.2897">
            <text:p>-0.2897</text:p>
          </table:table-cell>
        </table:table-row>
        <table:table-row table:style-name="ro2">
          <table:table-cell office:value-type="date" office:date-value="1998-11-01">
            <text:p>Nov <text:s/>1998</text:p>
          </table:table-cell>
          <table:table-cell office:value-type="float" office:value="7437.5">
            <text:p>7437.5</text:p>
          </table:table-cell>
          <table:table-cell office:value-type="float" office:value="7587.5">
            <text:p>7587.5</text:p>
          </table:table-cell>
          <table:table-cell office:value-type="float" office:value="9237.5">
            <text:p>9237.5</text:p>
          </table:table-cell>
          <table:table-cell office:value-type="float" office:value="7037.5">
            <text:p>7037.5</text:p>
          </table:table-cell>
          <table:table-cell office:value-type="float" office:value="-0.0214">
            <text:p>-0.0214</text:p>
          </table:table-cell>
        </table:table-row>
        <table:table-row table:style-name="ro2">
          <table:table-cell office:value-type="date" office:date-value="1998-12-01">
            <text:p>Dec <text:s/>1998</text:p>
          </table:table-cell>
          <table:table-cell office:value-type="float" office:value="8000">
            <text:p>8000</text:p>
          </table:table-cell>
          <table:table-cell office:value-type="float" office:value="7600">
            <text:p>7600</text:p>
          </table:table-cell>
          <table:table-cell office:value-type="float" office:value="8325">
            <text:p>8325</text:p>
          </table:table-cell>
          <table:table-cell office:value-type="float" office:value="7400">
            <text:p>7400</text:p>
          </table:table-cell>
          <table:table-cell office:value-type="float" office:value="0.0756">
            <text:p>0.0756</text:p>
          </table:table-cell>
        </table:table-row>
        <table:table-row table:style-name="ro2">
          <table:table-cell office:value-type="date" office:date-value="1999-01-01">
            <text:p>Jan <text:s/>1999</text:p>
          </table:table-cell>
          <table:table-cell office:value-type="float" office:value="8850">
            <text:p>8850</text:p>
          </table:table-cell>
          <table:table-cell office:value-type="float" office:value="7875">
            <text:p>7875</text:p>
          </table:table-cell>
          <table:table-cell office:value-type="float" office:value="9500">
            <text:p>9500</text:p>
          </table:table-cell>
          <table:table-cell office:value-type="float" office:value="7650">
            <text:p>7650</text:p>
          </table:table-cell>
          <table:table-cell office:value-type="float" office:value="0.1063">
            <text:p>0.1063</text:p>
          </table:table-cell>
        </table:table-row>
        <table:table-row table:style-name="ro2">
          <table:table-cell office:value-type="date" office:date-value="1999-02-01">
            <text:p>Feb <text:s/>1999</text:p>
          </table:table-cell>
          <table:table-cell office:value-type="float" office:value="8800">
            <text:p>8800</text:p>
          </table:table-cell>
          <table:table-cell office:value-type="float" office:value="8850">
            <text:p>8850</text:p>
          </table:table-cell>
          <table:table-cell office:value-type="float" office:value="9050">
            <text:p>9050</text:p>
          </table:table-cell>
          <table:table-cell office:value-type="float" office:value="8370">
            <text:p>8370</text:p>
          </table:table-cell>
          <table:table-cell office:value-type="float" office:value="-0.0056">
            <text:p>-0.0056</text:p>
          </table:table-cell>
        </table:table-row>
        <table:table-row table:style-name="ro2">
          <table:table-cell office:value-type="date" office:date-value="1999-03-01">
            <text:p>Mar <text:s/>1999</text:p>
          </table:table-cell>
          <table:table-cell office:value-type="float" office:value="8650">
            <text:p>8650</text:p>
          </table:table-cell>
          <table:table-cell office:value-type="float" office:value="8850">
            <text:p>8850</text:p>
          </table:table-cell>
          <table:table-cell office:value-type="float" office:value="9620">
            <text:p>9620</text:p>
          </table:table-cell>
          <table:table-cell office:value-type="float" office:value="8375">
            <text:p>8375</text:p>
          </table:table-cell>
          <table:table-cell office:value-type="float" office:value="-0.017">
            <text:p>-0.017</text:p>
          </table:table-cell>
        </table:table-row>
        <table:table-row table:style-name="ro2">
          <table:table-cell office:value-type="date" office:date-value="1999-04-01">
            <text:p>Apr <text:s/>1999</text:p>
          </table:table-cell>
          <table:table-cell office:value-type="float" office:value="8017.5">
            <text:p>8017.5</text:p>
          </table:table-cell>
          <table:table-cell office:value-type="float" office:value="8637.5">
            <text:p>8637.5</text:p>
          </table:table-cell>
          <table:table-cell office:value-type="float" office:value="8827.5">
            <text:p>8827.5</text:p>
          </table:table-cell>
          <table:table-cell office:value-type="float" office:value="8007.5">
            <text:p>8007.5</text:p>
          </table:table-cell>
          <table:table-cell office:value-type="float" office:value="-0.0731">
            <text:p>-0.0731</text:p>
          </table:table-cell>
        </table:table-row>
        <table:table-row table:style-name="ro2">
          <table:table-cell office:value-type="date" office:date-value="1999-05-01">
            <text:p>May <text:s/>1999</text:p>
          </table:table-cell>
          <table:table-cell office:value-type="float" office:value="8115">
            <text:p>8115</text:p>
          </table:table-cell>
          <table:table-cell office:value-type="float" office:value="7975">
            <text:p>7975</text:p>
          </table:table-cell>
          <table:table-cell office:value-type="float" office:value="8235">
            <text:p>8235</text:p>
          </table:table-cell>
          <table:table-cell office:value-type="float" office:value="7525">
            <text:p>7525</text:p>
          </table:table-cell>
          <table:table-cell office:value-type="float" office:value="0.0122">
            <text:p>0.0122</text:p>
          </table:table-cell>
        </table:table-row>
        <table:table-row table:style-name="ro2">
          <table:table-cell office:value-type="date" office:date-value="1999-06-01">
            <text:p>Jun <text:s/>1999</text:p>
          </table:table-cell>
          <table:table-cell office:value-type="float" office:value="6705">
            <text:p>6705</text:p>
          </table:table-cell>
          <table:table-cell office:value-type="float" office:value="8125">
            <text:p>8125</text:p>
          </table:table-cell>
          <table:table-cell office:value-type="float" office:value="8215">
            <text:p>8215</text:p>
          </table:table-cell>
          <table:table-cell office:value-type="float" office:value="6505">
            <text:p>6505</text:p>
          </table:table-cell>
          <table:table-cell office:value-type="float" office:value="-0.1738">
            <text:p>-0.1738</text:p>
          </table:table-cell>
        </table:table-row>
        <table:table-row table:style-name="ro2">
          <table:table-cell office:value-type="date" office:date-value="1999-07-01">
            <text:p>Jul <text:s/>1999</text:p>
          </table:table-cell>
          <table:table-cell office:value-type="float" office:value="6880">
            <text:p>6880</text:p>
          </table:table-cell>
          <table:table-cell office:value-type="float" office:value="6725">
            <text:p>6725</text:p>
          </table:table-cell>
          <table:table-cell office:value-type="float" office:value="7105">
            <text:p>7105</text:p>
          </table:table-cell>
          <table:table-cell office:value-type="float" office:value="6525">
            <text:p>6525</text:p>
          </table:table-cell>
          <table:table-cell office:value-type="float" office:value="0.0261">
            <text:p>0.0261</text:p>
          </table:table-cell>
        </table:table-row>
        <table:table-row table:style-name="ro2">
          <table:table-cell office:value-type="date" office:date-value="1999-08-01">
            <text:p>Aug <text:s/>1999</text:p>
          </table:table-cell>
          <table:table-cell office:value-type="float" office:value="7675">
            <text:p>7675</text:p>
          </table:table-cell>
          <table:table-cell office:value-type="float" office:value="6875">
            <text:p>6875</text:p>
          </table:table-cell>
          <table:table-cell office:value-type="float" office:value="8175">
            <text:p>8175</text:p>
          </table:table-cell>
          <table:table-cell office:value-type="float" office:value="6805">
            <text:p>6805</text:p>
          </table:table-cell>
          <table:table-cell office:value-type="float" office:value="0.1156">
            <text:p>0.1156</text:p>
          </table:table-cell>
        </table:table-row>
        <table:table-row table:style-name="ro2">
          <table:table-cell office:value-type="date" office:date-value="1999-09-01">
            <text:p>Sep <text:s/>1999</text:p>
          </table:table-cell>
          <table:table-cell office:value-type="float" office:value="8300">
            <text:p>8300</text:p>
          </table:table-cell>
          <table:table-cell office:value-type="float" office:value="7650">
            <text:p>7650</text:p>
          </table:table-cell>
          <table:table-cell office:value-type="float" office:value="8995">
            <text:p>8995</text:p>
          </table:table-cell>
          <table:table-cell office:value-type="float" office:value="7575">
            <text:p>7575</text:p>
          </table:table-cell>
          <table:table-cell office:value-type="float" office:value="0.0814">
            <text:p>0.0814</text:p>
          </table:table-cell>
        </table:table-row>
        <table:table-row table:style-name="ro2">
          <table:table-cell office:value-type="date" office:date-value="1999-10-01">
            <text:p>Oct <text:s/>1999</text:p>
          </table:table-cell>
          <table:table-cell office:value-type="float" office:value="6825">
            <text:p>6825</text:p>
          </table:table-cell>
          <table:table-cell office:value-type="float" office:value="8325">
            <text:p>8325</text:p>
          </table:table-cell>
          <table:table-cell office:value-type="float" office:value="8375">
            <text:p>8375</text:p>
          </table:table-cell>
          <table:table-cell office:value-type="float" office:value="6625">
            <text:p>6625</text:p>
          </table:table-cell>
          <table:table-cell office:value-type="float" office:value="-0.1777">
            <text:p>-0.1777</text:p>
          </table:table-cell>
        </table:table-row>
        <table:table-row table:style-name="ro2">
          <table:table-cell office:value-type="date" office:date-value="1999-11-01">
            <text:p>Nov <text:s/>1999</text:p>
          </table:table-cell>
          <table:table-cell office:value-type="float" office:value="7315">
            <text:p>7315</text:p>
          </table:table-cell>
          <table:table-cell office:value-type="float" office:value="6800">
            <text:p>6800</text:p>
          </table:table-cell>
          <table:table-cell office:value-type="float" office:value="7505">
            <text:p>7505</text:p>
          </table:table-cell>
          <table:table-cell office:value-type="float" office:value="6625">
            <text:p>6625</text:p>
          </table:table-cell>
          <table:table-cell office:value-type="float" office:value="0.0718">
            <text:p>0.0718</text:p>
          </table:table-cell>
        </table:table-row>
        <table:table-row table:style-name="ro2">
          <table:table-cell office:value-type="date" office:date-value="1999-12-01">
            <text:p>Dec <text:s/>1999</text:p>
          </table:table-cell>
          <table:table-cell office:value-type="float" office:value="6987.5">
            <text:p>6987.5</text:p>
          </table:table-cell>
          <table:table-cell office:value-type="float" office:value="7292.5">
            <text:p>7292.5</text:p>
          </table:table-cell>
          <table:table-cell office:value-type="float" office:value="7367.5">
            <text:p>7367.5</text:p>
          </table:table-cell>
          <table:table-cell office:value-type="float" office:value="6902.5">
            <text:p>6902.5</text:p>
          </table:table-cell>
          <table:table-cell office:value-type="float" office:value="-0.0448">
            <text:p>-0.0448</text:p>
          </table:table-cell>
        </table:table-row>
        <table:table-row table:style-name="ro2">
          <table:table-cell office:value-type="date" office:date-value="2000-01-01">
            <text:p>Jan <text:s/>2000</text:p>
          </table:table-cell>
          <table:table-cell office:value-type="float" office:value="7445">
            <text:p>7445</text:p>
          </table:table-cell>
          <table:table-cell office:value-type="float" office:value="7065">
            <text:p>7065</text:p>
          </table:table-cell>
          <table:table-cell office:value-type="float" office:value="7520">
            <text:p>7520</text:p>
          </table:table-cell>
          <table:table-cell office:value-type="float" office:value="6875">
            <text:p>6875</text:p>
          </table:table-cell>
          <table:table-cell office:value-type="float" office:value="0.0655">
            <text:p>0.0655</text:p>
          </table:table-cell>
        </table:table-row>
        <table:table-row table:style-name="ro2">
          <table:table-cell office:value-type="date" office:date-value="2000-02-01">
            <text:p>Feb <text:s/>2000</text:p>
          </table:table-cell>
          <table:table-cell office:value-type="float" office:value="7435">
            <text:p>7435</text:p>
          </table:table-cell>
          <table:table-cell office:value-type="float" office:value="7455">
            <text:p>7455</text:p>
          </table:table-cell>
          <table:table-cell office:value-type="float" office:value="7705">
            <text:p>7705</text:p>
          </table:table-cell>
          <table:table-cell office:value-type="float" office:value="7155">
            <text:p>7155</text:p>
          </table:table-cell>
          <table:table-cell office:value-type="float" office:value="-0.0013">
            <text:p>-0.0013</text:p>
          </table:table-cell>
        </table:table-row>
        <table:table-row table:style-name="ro2">
          <table:table-cell office:value-type="date" office:date-value="2000-03-01">
            <text:p>Mar <text:s/>2000</text:p>
          </table:table-cell>
          <table:table-cell office:value-type="float" office:value="7570">
            <text:p>7570</text:p>
          </table:table-cell>
          <table:table-cell office:value-type="float" office:value="7440">
            <text:p>7440</text:p>
          </table:table-cell>
          <table:table-cell office:value-type="float" office:value="7665">
            <text:p>7665</text:p>
          </table:table-cell>
          <table:table-cell office:value-type="float" office:value="7265">
            <text:p>7265</text:p>
          </table:table-cell>
          <table:table-cell office:value-type="float" office:value="0.0182">
            <text:p>0.0182</text:p>
          </table:table-cell>
        </table:table-row>
        <table:table-row table:style-name="ro2">
          <table:table-cell office:value-type="date" office:date-value="2000-04-01">
            <text:p>Apr <text:s/>2000</text:p>
          </table:table-cell>
          <table:table-cell office:value-type="float" office:value="7925">
            <text:p>7925</text:p>
          </table:table-cell>
          <table:table-cell office:value-type="float" office:value="7605">
            <text:p>7605</text:p>
          </table:table-cell>
          <table:table-cell office:value-type="float" office:value="8085">
            <text:p>8085</text:p>
          </table:table-cell>
          <table:table-cell office:value-type="float" office:value="7570">
            <text:p>7570</text:p>
          </table:table-cell>
          <table:table-cell office:value-type="float" office:value="0.0469">
            <text:p>0.0469</text:p>
          </table:table-cell>
        </table:table-row>
        <table:table-row table:style-name="ro2">
          <table:table-cell office:value-type="date" office:date-value="2000-05-01">
            <text:p>May <text:s/>2000</text:p>
          </table:table-cell>
          <table:table-cell office:value-type="float" office:value="8645">
            <text:p>8645</text:p>
          </table:table-cell>
          <table:table-cell office:value-type="float" office:value="7950">
            <text:p>7950</text:p>
          </table:table-cell>
          <table:table-cell office:value-type="float" office:value="8775">
            <text:p>8775</text:p>
          </table:table-cell>
          <table:table-cell office:value-type="float" office:value="7825">
            <text:p>7825</text:p>
          </table:table-cell>
          <table:table-cell office:value-type="float" office:value="0.0909">
            <text:p>0.0909</text:p>
          </table:table-cell>
        </table:table-row>
        <table:table-row table:style-name="ro2">
          <table:table-cell office:value-type="date" office:date-value="2000-06-01">
            <text:p>Jun <text:s/>2000</text:p>
          </table:table-cell>
          <table:table-cell office:value-type="float" office:value="8760">
            <text:p>8760</text:p>
          </table:table-cell>
          <table:table-cell office:value-type="float" office:value="8655">
            <text:p>8655</text:p>
          </table:table-cell>
          <table:table-cell office:value-type="float" office:value="8773">
            <text:p>8773</text:p>
          </table:table-cell>
          <table:table-cell office:value-type="float" office:value="8265">
            <text:p>8265</text:p>
          </table:table-cell>
          <table:table-cell office:value-type="float" office:value="0.0133">
            <text:p>0.0133</text:p>
          </table:table-cell>
        </table:table-row>
        <table:table-row table:style-name="ro2">
          <table:table-cell office:value-type="date" office:date-value="2000-07-01">
            <text:p>Jul <text:s/>2000</text:p>
          </table:table-cell>
          <table:table-cell office:value-type="float" office:value="8925">
            <text:p>8925</text:p>
          </table:table-cell>
          <table:table-cell office:value-type="float" office:value="8735">
            <text:p>8735</text:p>
          </table:table-cell>
          <table:table-cell office:value-type="float" office:value="9595">
            <text:p>9595</text:p>
          </table:table-cell>
          <table:table-cell office:value-type="float" office:value="8735">
            <text:p>8735</text:p>
          </table:table-cell>
          <table:table-cell office:value-type="float" office:value="0.0188">
            <text:p>0.0188</text:p>
          </table:table-cell>
        </table:table-row>
        <table:table-row table:style-name="ro2">
          <table:table-cell office:value-type="date" office:date-value="2000-08-01">
            <text:p>Aug <text:s/>2000</text:p>
          </table:table-cell>
          <table:table-cell office:value-type="float" office:value="8325">
            <text:p>8325</text:p>
          </table:table-cell>
          <table:table-cell office:value-type="float" office:value="8925">
            <text:p>8925</text:p>
          </table:table-cell>
          <table:table-cell office:value-type="float" office:value="9010">
            <text:p>9010</text:p>
          </table:table-cell>
          <table:table-cell office:value-type="float" office:value="8025">
            <text:p>8025</text:p>
          </table:table-cell>
          <table:table-cell office:value-type="float" office:value="-0.0672">
            <text:p>-0.0672</text:p>
          </table:table-cell>
        </table:table-row>
        <table:table-row table:style-name="ro2">
          <table:table-cell office:value-type="date" office:date-value="2000-09-01">
            <text:p>Sep <text:s/>2000</text:p>
          </table:table-cell>
          <table:table-cell office:value-type="float" office:value="8760">
            <text:p>8760</text:p>
          </table:table-cell>
          <table:table-cell office:value-type="float" office:value="8325">
            <text:p>8325</text:p>
          </table:table-cell>
          <table:table-cell office:value-type="float" office:value="8910">
            <text:p>8910</text:p>
          </table:table-cell>
          <table:table-cell office:value-type="float" office:value="8235">
            <text:p>8235</text:p>
          </table:table-cell>
          <table:table-cell office:value-type="float" office:value="0.0523">
            <text:p>0.0523</text:p>
          </table:table-cell>
        </table:table-row>
        <table:table-row table:style-name="ro2">
          <table:table-cell office:value-type="date" office:date-value="2000-10-01">
            <text:p>Oct <text:s/>2000</text:p>
          </table:table-cell>
          <table:table-cell office:value-type="float" office:value="9347.5">
            <text:p>9347.5</text:p>
          </table:table-cell>
          <table:table-cell office:value-type="float" office:value="8792.5">
            <text:p>8792.5</text:p>
          </table:table-cell>
          <table:table-cell office:value-type="float" office:value="9505.5">
            <text:p>9505.5</text:p>
          </table:table-cell>
          <table:table-cell office:value-type="float" office:value="8702.5">
            <text:p>8702.5</text:p>
          </table:table-cell>
          <table:table-cell office:value-type="float" office:value="0.0671">
            <text:p>0.0671</text:p>
          </table:table-cell>
        </table:table-row>
        <table:table-row table:style-name="ro2">
          <table:table-cell office:value-type="date" office:date-value="2000-11-01">
            <text:p>Nov <text:s/>2000</text:p>
          </table:table-cell>
          <table:table-cell office:value-type="float" office:value="9530">
            <text:p>9530</text:p>
          </table:table-cell>
          <table:table-cell office:value-type="float" office:value="9320">
            <text:p>9320</text:p>
          </table:table-cell>
          <table:table-cell office:value-type="float" office:value="9590">
            <text:p>9590</text:p>
          </table:table-cell>
          <table:table-cell office:value-type="float" office:value="9045">
            <text:p>9045</text:p>
          </table:table-cell>
          <table:table-cell office:value-type="float" office:value="0.0195">
            <text:p>0.0195</text:p>
          </table:table-cell>
        </table:table-row>
        <table:table-row table:style-name="ro2">
          <table:table-cell office:value-type="date" office:date-value="2000-12-01">
            <text:p>Dec <text:s/>2000</text:p>
          </table:table-cell>
          <table:table-cell office:value-type="float" office:value="9675">
            <text:p>9675</text:p>
          </table:table-cell>
          <table:table-cell office:value-type="float" office:value="9550">
            <text:p>9550</text:p>
          </table:table-cell>
          <table:table-cell office:value-type="float" office:value="9800">
            <text:p>9800</text:p>
          </table:table-cell>
          <table:table-cell office:value-type="float" office:value="9180">
            <text:p>9180</text:p>
          </table:table-cell>
          <table:table-cell office:value-type="float" office:value="0.0152">
            <text:p>0.0152</text:p>
          </table:table-cell>
        </table:table-row>
        <table:table-row table:style-name="ro2">
          <table:table-cell office:value-type="date" office:date-value="2001-01-01">
            <text:p>Jan <text:s/>2001</text:p>
          </table:table-cell>
          <table:table-cell office:value-type="float" office:value="9450">
            <text:p>9450</text:p>
          </table:table-cell>
          <table:table-cell office:value-type="float" office:value="9685">
            <text:p>9685</text:p>
          </table:table-cell>
          <table:table-cell office:value-type="float" office:value="9745">
            <text:p>9745</text:p>
          </table:table-cell>
          <table:table-cell office:value-type="float" office:value="9325">
            <text:p>9325</text:p>
          </table:table-cell>
          <table:table-cell office:value-type="float" office:value="-0.0233">
            <text:p>-0.0233</text:p>
          </table:table-cell>
        </table:table-row>
        <table:table-row table:style-name="ro2">
          <table:table-cell office:value-type="date" office:date-value="2001-02-01">
            <text:p>Feb <text:s/>2001</text:p>
          </table:table-cell>
          <table:table-cell office:value-type="float" office:value="9865">
            <text:p>9865</text:p>
          </table:table-cell>
          <table:table-cell office:value-type="float" office:value="9455">
            <text:p>9455</text:p>
          </table:table-cell>
          <table:table-cell office:value-type="float" office:value="9945">
            <text:p>9945</text:p>
          </table:table-cell>
          <table:table-cell office:value-type="float" office:value="9455">
            <text:p>9455</text:p>
          </table:table-cell>
          <table:table-cell office:value-type="float" office:value="0.0439">
            <text:p>0.0439</text:p>
          </table:table-cell>
        </table:table-row>
        <table:table-row table:style-name="ro2">
          <table:table-cell office:value-type="date" office:date-value="2001-03-01">
            <text:p>Mar <text:s/>2001</text:p>
          </table:table-cell>
          <table:table-cell office:value-type="float" office:value="10417.5">
            <text:p>10417.5</text:p>
          </table:table-cell>
          <table:table-cell office:value-type="float" office:value="9812.5">
            <text:p>9812.5</text:p>
          </table:table-cell>
          <table:table-cell office:value-type="float" office:value="11212.5">
            <text:p>11212.5</text:p>
          </table:table-cell>
          <table:table-cell office:value-type="float" office:value="9749.5">
            <text:p>9749.5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 office:value-type="date" office:date-value="2001-04-01">
            <text:p>Apr <text:s/>2001</text:p>
          </table:table-cell>
          <table:table-cell office:value-type="float" office:value="11600">
            <text:p>11600</text:p>
          </table:table-cell>
          <table:table-cell office:value-type="float" office:value="10400">
            <text:p>10400</text:p>
          </table:table-cell>
          <table:table-cell office:value-type="float" office:value="12265">
            <text:p>12265</text:p>
          </table:table-cell>
          <table:table-cell office:value-type="float" office:value="10375">
            <text:p>10375</text:p>
          </table:table-cell>
          <table:table-cell office:value-type="float" office:value="0.1135">
            <text:p>0.1135</text:p>
          </table:table-cell>
        </table:table-row>
        <table:table-row table:style-name="ro2">
          <table:table-cell office:value-type="date" office:date-value="2001-05-01">
            <text:p>May <text:s/>2001</text:p>
          </table:table-cell>
          <table:table-cell office:value-type="float" office:value="11125">
            <text:p>11125</text:p>
          </table:table-cell>
          <table:table-cell office:value-type="float" office:value="11425">
            <text:p>11425</text:p>
          </table:table-cell>
          <table:table-cell office:value-type="float" office:value="11745">
            <text:p>11745</text:p>
          </table:table-cell>
          <table:table-cell office:value-type="float" office:value="10725">
            <text:p>10725</text:p>
          </table:table-cell>
          <table:table-cell office:value-type="float" office:value="-0.0409">
            <text:p>-0.0409</text:p>
          </table:table-cell>
        </table:table-row>
        <table:table-row table:style-name="ro2">
          <table:table-cell office:value-type="date" office:date-value="2001-06-01">
            <text:p>Jun <text:s/>2001</text:p>
          </table:table-cell>
          <table:table-cell office:value-type="float" office:value="11390">
            <text:p>11390</text:p>
          </table:table-cell>
          <table:table-cell office:value-type="float" office:value="10985">
            <text:p>10985</text:p>
          </table:table-cell>
          <table:table-cell office:value-type="float" office:value="11460">
            <text:p>11460</text:p>
          </table:table-cell>
          <table:table-cell office:value-type="float" office:value="10985">
            <text:p>10985</text:p>
          </table:table-cell>
          <table:table-cell office:value-type="float" office:value="0.0238">
            <text:p>0.0238</text:p>
          </table:table-cell>
        </table:table-row>
        <table:table-row table:style-name="ro2">
          <table:table-cell office:value-type="date" office:date-value="2001-07-01">
            <text:p>Jul <text:s/>2001</text:p>
          </table:table-cell>
          <table:table-cell office:value-type="float" office:value="9500">
            <text:p>9500</text:p>
          </table:table-cell>
          <table:table-cell office:value-type="float" office:value="11350">
            <text:p>11350</text:p>
          </table:table-cell>
          <table:table-cell office:value-type="float" office:value="11399">
            <text:p>11399</text:p>
          </table:table-cell>
          <table:table-cell office:value-type="float" office:value="9365">
            <text:p>9365</text:p>
          </table:table-cell>
          <table:table-cell office:value-type="float" office:value="-0.1659">
            <text:p>-0.1659</text:p>
          </table:table-cell>
        </table:table-row>
        <table:table-row table:style-name="ro2">
          <table:table-cell office:value-type="date" office:date-value="2001-08-01">
            <text:p>Aug <text:s/>2001</text:p>
          </table:table-cell>
          <table:table-cell office:value-type="float" office:value="8862.5">
            <text:p>8862.5</text:p>
          </table:table-cell>
          <table:table-cell office:value-type="float" office:value="9482.5">
            <text:p>9482.5</text:p>
          </table:table-cell>
          <table:table-cell office:value-type="float" office:value="9728.5">
            <text:p>9728.5</text:p>
          </table:table-cell>
          <table:table-cell office:value-type="float" office:value="8212.5">
            <text:p>8212.5</text:p>
          </table:table-cell>
          <table:table-cell office:value-type="float" office:value="-0.0671">
            <text:p>-0.0671</text:p>
          </table:table-cell>
        </table:table-row>
        <table:table-row table:style-name="ro2">
          <table:table-cell office:value-type="date" office:date-value="2001-09-01">
            <text:p>Sep <text:s/>2001</text:p>
          </table:table-cell>
          <table:table-cell office:value-type="float" office:value="9707.5">
            <text:p>9707.5</text:p>
          </table:table-cell>
          <table:table-cell office:value-type="float" office:value="8762.5">
            <text:p>8762.5</text:p>
          </table:table-cell>
          <table:table-cell office:value-type="float" office:value="9762.5">
            <text:p>9762.5</text:p>
          </table:table-cell>
          <table:table-cell office:value-type="float" office:value="8687.5">
            <text:p>8687.5</text:p>
          </table:table-cell>
          <table:table-cell office:value-type="float" office:value="0.0953">
            <text:p>0.0953</text:p>
          </table:table-cell>
        </table:table-row>
        <table:table-row table:style-name="ro2">
          <table:table-cell office:value-type="date" office:date-value="2001-10-01">
            <text:p>Oct <text:s/>2001</text:p>
          </table:table-cell>
          <table:table-cell office:value-type="float" office:value="10475">
            <text:p>10475</text:p>
          </table:table-cell>
          <table:table-cell office:value-type="float" office:value="9650">
            <text:p>9650</text:p>
          </table:table-cell>
          <table:table-cell office:value-type="float" office:value="10495">
            <text:p>10495</text:p>
          </table:table-cell>
          <table:table-cell office:value-type="float" office:value="9650">
            <text:p>9650</text:p>
          </table:table-cell>
          <table:table-cell office:value-type="float" office:value="0.0791">
            <text:p>0.0791</text:p>
          </table:table-cell>
        </table:table-row>
        <table:table-row table:style-name="ro2">
          <table:table-cell office:value-type="date" office:date-value="2001-11-01">
            <text:p>Nov <text:s/>2001</text:p>
          </table:table-cell>
          <table:table-cell office:value-type="float" office:value="10465">
            <text:p>10465</text:p>
          </table:table-cell>
          <table:table-cell office:value-type="float" office:value="10515">
            <text:p>10515</text:p>
          </table:table-cell>
          <table:table-cell office:value-type="float" office:value="10990">
            <text:p>10990</text:p>
          </table:table-cell>
          <table:table-cell office:value-type="float" office:value="10245">
            <text:p>10245</text:p>
          </table:table-cell>
          <table:table-cell office:value-type="float" office:value="-0.001">
            <text:p>-0.001</text:p>
          </table:table-cell>
        </table:table-row>
        <table:table-row table:style-name="ro2">
          <table:table-cell office:value-type="date" office:date-value="2001-12-01">
            <text:p>Dec <text:s/>2001</text:p>
          </table:table-cell>
          <table:table-cell office:value-type="float" office:value="10400">
            <text:p>10400</text:p>
          </table:table-cell>
          <table:table-cell office:value-type="float" office:value="10450">
            <text:p>10450</text:p>
          </table:table-cell>
          <table:table-cell office:value-type="float" office:value="10600">
            <text:p>10600</text:p>
          </table:table-cell>
          <table:table-cell office:value-type="float" office:value="9970">
            <text:p>9970</text:p>
          </table:table-cell>
          <table:table-cell office:value-type="float" office:value="-0.0062">
            <text:p>-0.0062</text:p>
          </table:table-cell>
        </table:table-row>
        <table:table-row table:style-name="ro2">
          <table:table-cell office:value-type="date" office:date-value="2002-01-01">
            <text:p>Jan <text:s/>2002</text:p>
          </table:table-cell>
          <table:table-cell office:value-type="float" office:value="10315">
            <text:p>10315</text:p>
          </table:table-cell>
          <table:table-cell office:value-type="float" office:value="10360">
            <text:p>10360</text:p>
          </table:table-cell>
          <table:table-cell office:value-type="float" office:value="10520">
            <text:p>10520</text:p>
          </table:table-cell>
          <table:table-cell office:value-type="float" office:value="10230">
            <text:p>10230</text:p>
          </table:table-cell>
          <table:table-cell office:value-type="float" office:value="-0.0082">
            <text:p>-0.0082</text:p>
          </table:table-cell>
        </table:table-row>
        <table:table-row table:style-name="ro2">
          <table:table-cell office:value-type="date" office:date-value="2002-02-01">
            <text:p>Feb <text:s/>2002</text:p>
          </table:table-cell>
          <table:table-cell office:value-type="float" office:value="10150">
            <text:p>10150</text:p>
          </table:table-cell>
          <table:table-cell office:value-type="float" office:value="10315">
            <text:p>10315</text:p>
          </table:table-cell>
          <table:table-cell office:value-type="float" office:value="10350">
            <text:p>10350</text:p>
          </table:table-cell>
          <table:table-cell office:value-type="float" office:value="10010">
            <text:p>10010</text:p>
          </table:table-cell>
          <table:table-cell office:value-type="float" office:value="-0.016">
            <text:p>-0.016</text:p>
          </table:table-cell>
        </table:table-row>
        <table:table-row table:style-name="ro2">
          <table:table-cell office:value-type="date" office:date-value="2002-03-01">
            <text:p>Mar <text:s/>2002</text:p>
          </table:table-cell>
          <table:table-cell office:value-type="float" office:value="9825">
            <text:p>9825</text:p>
          </table:table-cell>
          <table:table-cell office:value-type="float" office:value="10165">
            <text:p>10165</text:p>
          </table:table-cell>
          <table:table-cell office:value-type="float" office:value="10200">
            <text:p>10200</text:p>
          </table:table-cell>
          <table:table-cell office:value-type="float" office:value="9455">
            <text:p>9455</text:p>
          </table:table-cell>
          <table:table-cell office:value-type="float" office:value="-0.032">
            <text:p>-0.032</text:p>
          </table:table-cell>
        </table:table-row>
        <table:table-row table:style-name="ro2">
          <table:table-cell office:value-type="date" office:date-value="2002-04-01">
            <text:p>Apr <text:s/>2002</text:p>
          </table:table-cell>
          <table:table-cell office:value-type="float" office:value="9330">
            <text:p>9330</text:p>
          </table:table-cell>
          <table:table-cell office:value-type="float" office:value="9795">
            <text:p>9795</text:p>
          </table:table-cell>
          <table:table-cell office:value-type="float" office:value="9840">
            <text:p>9840</text:p>
          </table:table-cell>
          <table:table-cell office:value-type="float" office:value="9215">
            <text:p>9215</text:p>
          </table:table-cell>
          <table:table-cell office:value-type="float" office:value="-0.0504">
            <text:p>-0.0504</text:p>
          </table:table-cell>
        </table:table-row>
        <table:table-row table:style-name="ro2">
          <table:table-cell office:value-type="date" office:date-value="2002-05-01">
            <text:p>May <text:s/>2002</text:p>
          </table:table-cell>
          <table:table-cell office:value-type="float" office:value="8697.5">
            <text:p>8697.5</text:p>
          </table:table-cell>
          <table:table-cell office:value-type="float" office:value="9337.5">
            <text:p>9337.5</text:p>
          </table:table-cell>
          <table:table-cell office:value-type="float" office:value="9362.5">
            <text:p>9362.5</text:p>
          </table:table-cell>
          <table:table-cell office:value-type="float" office:value="8647.5">
            <text:p>8647.5</text:p>
          </table:table-cell>
          <table:table-cell office:value-type="float" office:value="-0.0678">
            <text:p>-0.0678</text:p>
          </table:table-cell>
        </table:table-row>
        <table:table-row table:style-name="ro2">
          <table:table-cell office:value-type="date" office:date-value="2002-06-01">
            <text:p>Jun <text:s/>2002</text:p>
          </table:table-cell>
          <table:table-cell office:value-type="float" office:value="8713">
            <text:p>8713</text:p>
          </table:table-cell>
          <table:table-cell office:value-type="float" office:value="8675">
            <text:p>8675</text:p>
          </table:table-cell>
          <table:table-cell office:value-type="float" office:value="9065">
            <text:p>9065</text:p>
          </table:table-cell>
          <table:table-cell office:value-type="float" office:value="8435">
            <text:p>8435</text:p>
          </table:table-cell>
          <table:table-cell office:value-type="float" office:value="0.0018">
            <text:p>0.0018</text:p>
          </table:table-cell>
        </table:table-row>
        <table:table-row table:style-name="ro2">
          <table:table-cell office:value-type="date" office:date-value="2002-07-01">
            <text:p>Jul <text:s/>2002</text:p>
          </table:table-cell>
          <table:table-cell office:value-type="float" office:value="9064.5">
            <text:p>9064.5</text:p>
          </table:table-cell>
          <table:table-cell office:value-type="float" office:value="8709.5">
            <text:p>8709.5</text:p>
          </table:table-cell>
          <table:table-cell office:value-type="float" office:value="9289.5">
            <text:p>9289.5</text:p>
          </table:table-cell>
          <table:table-cell office:value-type="float" office:value="8678.5">
            <text:p>8678.5</text:p>
          </table:table-cell>
          <table:table-cell office:value-type="float" office:value="0.0403">
            <text:p>0.0403</text:p>
          </table:table-cell>
        </table:table-row>
        <table:table-row table:style-name="ro2">
          <table:table-cell office:value-type="date" office:date-value="2002-08-01">
            <text:p>Aug <text:s/>2002</text:p>
          </table:table-cell>
          <table:table-cell office:value-type="float" office:value="8855">
            <text:p>8855</text:p>
          </table:table-cell>
          <table:table-cell office:value-type="float" office:value="9050">
            <text:p>9050</text:p>
          </table:table-cell>
          <table:table-cell office:value-type="float" office:value="9180">
            <text:p>9180</text:p>
          </table:table-cell>
          <table:table-cell office:value-type="float" office:value="8755">
            <text:p>8755</text:p>
          </table:table-cell>
          <table:table-cell office:value-type="float" office:value="-0.0231">
            <text:p>-0.0231</text:p>
          </table:table-cell>
        </table:table-row>
        <table:table-row table:style-name="ro2">
          <table:table-cell office:value-type="date" office:date-value="2002-09-01">
            <text:p>Sep <text:s/>2002</text:p>
          </table:table-cell>
          <table:table-cell office:value-type="float" office:value="8994">
            <text:p>8994</text:p>
          </table:table-cell>
          <table:table-cell office:value-type="float" office:value="8854">
            <text:p>8854</text:p>
          </table:table-cell>
          <table:table-cell office:value-type="float" office:value="9084">
            <text:p>9084</text:p>
          </table:table-cell>
          <table:table-cell office:value-type="float" office:value="8804">
            <text:p>8804</text:p>
          </table:table-cell>
          <table:table-cell office:value-type="float" office:value="0.0157">
            <text:p>0.0157</text:p>
          </table:table-cell>
        </table:table-row>
        <table:table-row table:style-name="ro2">
          <table:table-cell office:value-type="date" office:date-value="2002-10-01">
            <text:p>Oct <text:s/>2002</text:p>
          </table:table-cell>
          <table:table-cell office:value-type="float" office:value="9230">
            <text:p>9230</text:p>
          </table:table-cell>
          <table:table-cell office:value-type="float" office:value="8992">
            <text:p>8992</text:p>
          </table:table-cell>
          <table:table-cell office:value-type="float" office:value="9382">
            <text:p>9382</text:p>
          </table:table-cell>
          <table:table-cell office:value-type="float" office:value="8952">
            <text:p>8952</text:p>
          </table:table-cell>
          <table:table-cell office:value-type="float" office:value="0.0262">
            <text:p>0.0262</text:p>
          </table:table-cell>
        </table:table-row>
        <table:table-row table:style-name="ro2">
          <table:table-cell office:value-type="date" office:date-value="2002-11-01">
            <text:p>Nov <text:s/>2002</text:p>
          </table:table-cell>
          <table:table-cell office:value-type="float" office:value="8977.5">
            <text:p>8977.5</text:p>
          </table:table-cell>
          <table:table-cell office:value-type="float" office:value="9235.5">
            <text:p>9235.5</text:p>
          </table:table-cell>
          <table:table-cell office:value-type="float" office:value="9239.5">
            <text:p>9239.5</text:p>
          </table:table-cell>
          <table:table-cell office:value-type="float" office:value="8900.5">
            <text:p>8900.5</text:p>
          </table:table-cell>
          <table:table-cell office:value-type="float" office:value="-0.0274">
            <text:p>-0.0274</text:p>
          </table:table-cell>
        </table:table-row>
        <table:table-row table:style-name="ro2">
          <table:table-cell office:value-type="date" office:date-value="2002-12-01">
            <text:p>Dec <text:s/>2002</text:p>
          </table:table-cell>
          <table:table-cell office:value-type="float" office:value="8950">
            <text:p>8950</text:p>
          </table:table-cell>
          <table:table-cell office:value-type="float" office:value="8985">
            <text:p>8985</text:p>
          </table:table-cell>
          <table:table-cell office:value-type="float" office:value="9001">
            <text:p>9001</text:p>
          </table:table-cell>
          <table:table-cell office:value-type="float" office:value="8800">
            <text:p>8800</text:p>
          </table:table-cell>
          <table:table-cell office:value-type="float" office:value="-0.0031">
            <text:p>-0.0031</text:p>
          </table:table-cell>
        </table:table-row>
        <table:table-row table:style-name="ro2">
          <table:table-cell office:value-type="date" office:date-value="2003-01-01">
            <text:p>Jan <text:s/>2003</text:p>
          </table:table-cell>
          <table:table-cell office:value-type="float" office:value="8870">
            <text:p>8870</text:p>
          </table:table-cell>
          <table:table-cell office:value-type="float" office:value="8965">
            <text:p>8965</text:p>
          </table:table-cell>
          <table:table-cell office:value-type="float" office:value="9000">
            <text:p>9000</text:p>
          </table:table-cell>
          <table:table-cell office:value-type="float" office:value="8805">
            <text:p>8805</text:p>
          </table:table-cell>
          <table:table-cell office:value-type="float" office:value="-0.0089">
            <text:p>-0.0089</text:p>
          </table:table-cell>
        </table:table-row>
        <table:table-row table:style-name="ro2">
          <table:table-cell office:value-type="date" office:date-value="2003-02-01">
            <text:p>Feb <text:s/>2003</text:p>
          </table:table-cell>
          <table:table-cell office:value-type="float" office:value="8883.5">
            <text:p>8883.5</text:p>
          </table:table-cell>
          <table:table-cell office:value-type="float" office:value="8870.5">
            <text:p>8870.5</text:p>
          </table:table-cell>
          <table:table-cell office:value-type="float" office:value="8984.5">
            <text:p>8984.5</text:p>
          </table:table-cell>
          <table:table-cell office:value-type="float" office:value="8842.5">
            <text:p>8842.5</text:p>
          </table:table-cell>
          <table:table-cell office:value-type="float" office:value="0.0015">
            <text:p>0.0015</text:p>
          </table:table-cell>
        </table:table-row>
        <table:table-row table:style-name="ro2">
          <table:table-cell office:value-type="date" office:date-value="2003-03-01">
            <text:p>Mar <text:s/>2003</text:p>
          </table:table-cell>
          <table:table-cell office:value-type="float" office:value="8901.5">
            <text:p>8901.5</text:p>
          </table:table-cell>
          <table:table-cell office:value-type="float" office:value="8884.5">
            <text:p>8884.5</text:p>
          </table:table-cell>
          <table:table-cell office:value-type="float" office:value="9148.5">
            <text:p>9148.5</text:p>
          </table:table-cell>
          <table:table-cell office:value-type="float" office:value="8823.5">
            <text:p>8823.5</text:p>
          </table:table-cell>
          <table:table-cell office:value-type="float" office:value="0.002">
            <text:p>0.002</text:p>
          </table:table-cell>
        </table:table-row>
        <table:table-row table:style-name="ro2">
          <table:table-cell office:value-type="date" office:date-value="2003-04-01">
            <text:p>Apr <text:s/>2003</text:p>
          </table:table-cell>
          <table:table-cell office:value-type="float" office:value="8673.5">
            <text:p>8673.5</text:p>
          </table:table-cell>
          <table:table-cell office:value-type="float" office:value="8899.5">
            <text:p>8899.5</text:p>
          </table:table-cell>
          <table:table-cell office:value-type="float" office:value="8907.5">
            <text:p>8907.5</text:p>
          </table:table-cell>
          <table:table-cell office:value-type="float" office:value="8630.5">
            <text:p>8630.5</text:p>
          </table:table-cell>
          <table:table-cell office:value-type="float" office:value="-0.0256">
            <text:p>-0.0256</text:p>
          </table:table-cell>
        </table:table-row>
        <table:table-row table:style-name="ro2">
          <table:table-cell office:value-type="date" office:date-value="2003-05-01">
            <text:p>May <text:s/>2003</text:p>
          </table:table-cell>
          <table:table-cell office:value-type="float" office:value="8310">
            <text:p>8310</text:p>
          </table:table-cell>
          <table:table-cell office:value-type="float" office:value="8680">
            <text:p>8680</text:p>
          </table:table-cell>
          <table:table-cell office:value-type="float" office:value="8703">
            <text:p>8703</text:p>
          </table:table-cell>
          <table:table-cell office:value-type="float" office:value="8095">
            <text:p>8095</text:p>
          </table:table-cell>
          <table:table-cell office:value-type="float" office:value="-0.0419">
            <text:p>-0.0419</text:p>
          </table:table-cell>
        </table:table-row>
        <table:table-row table:style-name="ro2">
          <table:table-cell office:value-type="date" office:date-value="2003-06-01">
            <text:p>Jun <text:s/>2003</text:p>
          </table:table-cell>
          <table:table-cell office:value-type="float" office:value="8250">
            <text:p>8250</text:p>
          </table:table-cell>
          <table:table-cell office:value-type="float" office:value="8340">
            <text:p>8340</text:p>
          </table:table-cell>
          <table:table-cell office:value-type="float" office:value="8365">
            <text:p>8365</text:p>
          </table:table-cell>
          <table:table-cell office:value-type="float" office:value="8135">
            <text:p>8135</text:p>
          </table:table-cell>
          <table:table-cell office:value-type="float" office:value="-0.0072">
            <text:p>-0.0072</text:p>
          </table:table-cell>
        </table:table-row>
        <table:table-row table:style-name="ro2">
          <table:table-cell office:value-type="date" office:date-value="2003-07-01">
            <text:p>Jul <text:s/>2003</text:p>
          </table:table-cell>
          <table:table-cell office:value-type="float" office:value="8510">
            <text:p>8510</text:p>
          </table:table-cell>
          <table:table-cell office:value-type="float" office:value="8275">
            <text:p>8275</text:p>
          </table:table-cell>
          <table:table-cell office:value-type="float" office:value="8710">
            <text:p>8710</text:p>
          </table:table-cell>
          <table:table-cell office:value-type="float" office:value="8163">
            <text:p>8163</text:p>
          </table:table-cell>
          <table:table-cell office:value-type="float" office:value="0.0315">
            <text:p>0.0315</text:p>
          </table:table-cell>
        </table:table-row>
        <table:table-row table:style-name="ro2">
          <table:table-cell office:value-type="date" office:date-value="2003-08-01">
            <text:p>Aug <text:s/>2003</text:p>
          </table:table-cell>
          <table:table-cell office:value-type="float" office:value="8485">
            <text:p>8485</text:p>
          </table:table-cell>
          <table:table-cell office:value-type="float" office:value="8495">
            <text:p>8495</text:p>
          </table:table-cell>
          <table:table-cell office:value-type="float" office:value="8680">
            <text:p>8680</text:p>
          </table:table-cell>
          <table:table-cell office:value-type="float" office:value="8368">
            <text:p>8368</text:p>
          </table:table-cell>
          <table:table-cell office:value-type="float" office:value="-0.0029">
            <text:p>-0.0029</text:p>
          </table:table-cell>
        </table:table-row>
        <table:table-row table:style-name="ro2">
          <table:table-cell office:value-type="date" office:date-value="2003-09-01">
            <text:p>Sep <text:s/>2003</text:p>
          </table:table-cell>
          <table:table-cell office:value-type="float" office:value="8395">
            <text:p>8395</text:p>
          </table:table-cell>
          <table:table-cell office:value-type="float" office:value="8490">
            <text:p>8490</text:p>
          </table:table-cell>
          <table:table-cell office:value-type="float" office:value="8520">
            <text:p>8520</text:p>
          </table:table-cell>
          <table:table-cell office:value-type="float" office:value="8375">
            <text:p>8375</text:p>
          </table:table-cell>
          <table:table-cell office:value-type="float" office:value="-0.0106">
            <text:p>-0.0106</text:p>
          </table:table-cell>
        </table:table-row>
        <table:table-row table:style-name="ro2">
          <table:table-cell office:value-type="date" office:date-value="2003-10-01">
            <text:p>Oct <text:s/>2003</text:p>
          </table:table-cell>
          <table:table-cell office:value-type="float" office:value="8496.5">
            <text:p>8496.5</text:p>
          </table:table-cell>
          <table:table-cell office:value-type="float" office:value="8376.5">
            <text:p>8376.5</text:p>
          </table:table-cell>
          <table:table-cell office:value-type="float" office:value="8601.5">
            <text:p>8601.5</text:p>
          </table:table-cell>
          <table:table-cell office:value-type="float" office:value="8345.5">
            <text:p>8345.5</text:p>
          </table:table-cell>
          <table:table-cell office:value-type="float" office:value="0.0121">
            <text:p>0.0121</text:p>
          </table:table-cell>
        </table:table-row>
        <table:table-row table:style-name="ro2">
          <table:table-cell office:value-type="date" office:date-value="2003-11-01">
            <text:p>Nov <text:s/>2003</text:p>
          </table:table-cell>
          <table:table-cell table:number-columns-repeated="2" office:value-type="float" office:value="8505">
            <text:p>8505</text:p>
          </table:table-cell>
          <table:table-cell office:value-type="float" office:value="8570">
            <text:p>8570</text:p>
          </table:table-cell>
          <table:table-cell office:value-type="float" office:value="8437">
            <text:p>8437</text:p>
          </table:table-cell>
          <table:table-cell office:value-type="float" office:value="0.001">
            <text:p>0.001</text:p>
          </table:table-cell>
        </table:table-row>
        <table:table-row table:style-name="ro2">
          <table:table-cell office:value-type="date" office:date-value="2003-12-01">
            <text:p>Dec <text:s/>2003</text:p>
          </table:table-cell>
          <table:table-cell office:value-type="float" office:value="8422.5">
            <text:p>8422.5</text:p>
          </table:table-cell>
          <table:table-cell table:number-columns-repeated="2" office:value-type="float" office:value="8537.5">
            <text:p>8537.5</text:p>
          </table:table-cell>
          <table:table-cell office:value-type="float" office:value="8422.5">
            <text:p>8422.5</text:p>
          </table:table-cell>
          <table:table-cell office:value-type="float" office:value="-0.0097">
            <text:p>-0.0097</text:p>
          </table:table-cell>
        </table:table-row>
        <table:table-row table:style-name="ro2">
          <table:table-cell office:value-type="date" office:date-value="2004-01-01">
            <text:p>Jan <text:s/>2004</text:p>
          </table:table-cell>
          <table:table-cell office:value-type="float" office:value="8458.5">
            <text:p>8458.5</text:p>
          </table:table-cell>
          <table:table-cell office:value-type="float" office:value="8461.5">
            <text:p>8461.5</text:p>
          </table:table-cell>
          <table:table-cell office:value-type="float" office:value="8465.5">
            <text:p>8465.5</text:p>
          </table:table-cell>
          <table:table-cell office:value-type="float" office:value="8290.5">
            <text:p>8290.5</text:p>
          </table:table-cell>
          <table:table-cell office:value-type="float" office:value="0.0043">
            <text:p>0.0043</text:p>
          </table:table-cell>
        </table:table-row>
        <table:table-row table:style-name="ro2">
          <table:table-cell office:value-type="date" office:date-value="2004-02-01">
            <text:p>Feb <text:s/>2004</text:p>
          </table:table-cell>
          <table:table-cell office:value-type="float" office:value="8455">
            <text:p>8455</text:p>
          </table:table-cell>
          <table:table-cell office:value-type="float" office:value="8450">
            <text:p>8450</text:p>
          </table:table-cell>
          <table:table-cell office:value-type="float" office:value="8480">
            <text:p>8480</text:p>
          </table:table-cell>
          <table:table-cell office:value-type="float" office:value="8380">
            <text:p>8380</text:p>
          </table:table-cell>
          <table:table-cell office:value-type="float" office:value="-0.0004">
            <text:p>-0.0004</text:p>
          </table:table-cell>
        </table:table-row>
        <table:table-row table:style-name="ro2">
          <table:table-cell office:value-type="date" office:date-value="2004-03-01">
            <text:p>Mar <text:s/>2004</text:p>
          </table:table-cell>
          <table:table-cell office:value-type="float" office:value="8563.5">
            <text:p>8563.5</text:p>
          </table:table-cell>
          <table:table-cell office:value-type="float" office:value="8452.5">
            <text:p>8452.5</text:p>
          </table:table-cell>
          <table:table-cell office:value-type="float" office:value="8672.5">
            <text:p>8672.5</text:p>
          </table:table-cell>
          <table:table-cell office:value-type="float" office:value="8442.5">
            <text:p>8442.5</text:p>
          </table:table-cell>
          <table:table-cell office:value-type="float" office:value="0.0128">
            <text:p>0.0128</text:p>
          </table:table-cell>
        </table:table-row>
        <table:table-row table:style-name="ro2">
          <table:table-cell office:value-type="date" office:date-value="2004-04-01">
            <text:p>Apr <text:s/>2004</text:p>
          </table:table-cell>
          <table:table-cell office:value-type="float" office:value="8783">
            <text:p>8783</text:p>
          </table:table-cell>
          <table:table-cell office:value-type="float" office:value="8643">
            <text:p>8643</text:p>
          </table:table-cell>
          <table:table-cell office:value-type="float" office:value="8796">
            <text:p>8796</text:p>
          </table:table-cell>
          <table:table-cell office:value-type="float" office:value="8643">
            <text:p>8643</text:p>
          </table:table-cell>
          <table:table-cell office:value-type="float" office:value="0.0256">
            <text:p>0.0256</text:p>
          </table:table-cell>
        </table:table-row>
        <table:table-row table:style-name="ro2">
          <table:table-cell office:value-type="date" office:date-value="2004-05-01">
            <text:p>May <text:s/>2004</text:p>
          </table:table-cell>
          <table:table-cell office:value-type="float" office:value="9267.5">
            <text:p>9267.5</text:p>
          </table:table-cell>
          <table:table-cell office:value-type="float" office:value="8707.5">
            <text:p>8707.5</text:p>
          </table:table-cell>
          <table:table-cell office:value-type="float" office:value="9333.5">
            <text:p>9333.5</text:p>
          </table:table-cell>
          <table:table-cell office:value-type="float" office:value="8687.5">
            <text:p>8687.5</text:p>
          </table:table-cell>
          <table:table-cell office:value-type="float" office:value="0.0552">
            <text:p>0.0552</text:p>
          </table:table-cell>
        </table:table-row>
        <table:table-row table:style-name="ro2">
          <table:table-cell office:value-type="date" office:date-value="2004-06-01">
            <text:p>Jun <text:s/>2004</text:p>
          </table:table-cell>
          <table:table-cell office:value-type="float" office:value="9395">
            <text:p>9395</text:p>
          </table:table-cell>
          <table:table-cell office:value-type="float" office:value="9300">
            <text:p>9300</text:p>
          </table:table-cell>
          <table:table-cell office:value-type="float" office:value="9575">
            <text:p>9575</text:p>
          </table:table-cell>
          <table:table-cell office:value-type="float" office:value="9239">
            <text:p>9239</text:p>
          </table:table-cell>
          <table:table-cell office:value-type="float" office:value="0.0138">
            <text:p>0.0138</text:p>
          </table:table-cell>
        </table:table-row>
        <table:table-row table:style-name="ro2">
          <table:table-cell office:value-type="date" office:date-value="2004-07-01">
            <text:p>Jul <text:s/>2004</text:p>
          </table:table-cell>
          <table:table-cell office:value-type="float" office:value="9142">
            <text:p>9142</text:p>
          </table:table-cell>
          <table:table-cell office:value-type="float" office:value="9380">
            <text:p>9380</text:p>
          </table:table-cell>
          <table:table-cell office:value-type="float" office:value="9395">
            <text:p>9395</text:p>
          </table:table-cell>
          <table:table-cell office:value-type="float" office:value="8790">
            <text:p>8790</text:p>
          </table:table-cell>
          <table:table-cell office:value-type="float" office:value="-0.0269">
            <text:p>-0.0269</text:p>
          </table:table-cell>
        </table:table-row>
        <table:table-row table:style-name="ro2">
          <table:table-cell office:value-type="date" office:date-value="2004-08-01">
            <text:p>Aug <text:s/>2004</text:p>
          </table:table-cell>
          <table:table-cell office:value-type="float" office:value="9367.5">
            <text:p>9367.5</text:p>
          </table:table-cell>
          <table:table-cell office:value-type="float" office:value="9137.5">
            <text:p>9137.5</text:p>
          </table:table-cell>
          <table:table-cell office:value-type="float" office:value="9377.5">
            <text:p>9377.5</text:p>
          </table:table-cell>
          <table:table-cell office:value-type="float" office:value="9102.5">
            <text:p>9102.5</text:p>
          </table:table-cell>
          <table:table-cell office:value-type="float" office:value="0.0247">
            <text:p>0.0247</text:p>
          </table:table-cell>
        </table:table-row>
        <table:table-row table:style-name="ro2">
          <table:table-cell office:value-type="date" office:date-value="2004-09-01">
            <text:p>Sep <text:s/>2004</text:p>
          </table:table-cell>
          <table:table-cell office:value-type="float" office:value="9149.5">
            <text:p>9149.5</text:p>
          </table:table-cell>
          <table:table-cell office:value-type="float" office:value="9352.5">
            <text:p>9352.5</text:p>
          </table:table-cell>
          <table:table-cell office:value-type="float" office:value="9390.5">
            <text:p>9390.5</text:p>
          </table:table-cell>
          <table:table-cell office:value-type="float" office:value="8907.5">
            <text:p>8907.5</text:p>
          </table:table-cell>
          <table:table-cell office:value-type="float" office:value="-0.0233">
            <text:p>-0.0233</text:p>
          </table:table-cell>
        </table:table-row>
        <table:table-row table:style-name="ro2">
          <table:table-cell office:value-type="date" office:date-value="2004-10-01">
            <text:p>Oct <text:s/>2004</text:p>
          </table:table-cell>
          <table:table-cell office:value-type="float" office:value="9087.5">
            <text:p>9087.5</text:p>
          </table:table-cell>
          <table:table-cell office:value-type="float" office:value="9127.5">
            <text:p>9127.5</text:p>
          </table:table-cell>
          <table:table-cell office:value-type="float" office:value="9182.5">
            <text:p>9182.5</text:p>
          </table:table-cell>
          <table:table-cell office:value-type="float" office:value="9021.5">
            <text:p>9021.5</text:p>
          </table:table-cell>
          <table:table-cell office:value-type="float" office:value="-0.0068">
            <text:p>-0.0068</text:p>
          </table:table-cell>
        </table:table-row>
        <table:table-row table:style-name="ro2">
          <table:table-cell office:value-type="date" office:date-value="2004-11-01">
            <text:p>Nov <text:s/>2004</text:p>
          </table:table-cell>
          <table:table-cell office:value-type="float" office:value="9000">
            <text:p>9000</text:p>
          </table:table-cell>
          <table:table-cell office:value-type="float" office:value="9090">
            <text:p>9090</text:p>
          </table:table-cell>
          <table:table-cell office:value-type="float" office:value="9130">
            <text:p>9130</text:p>
          </table:table-cell>
          <table:table-cell office:value-type="float" office:value="8912">
            <text:p>8912</text:p>
          </table:table-cell>
          <table:table-cell office:value-type="float" office:value="-0.0096">
            <text:p>-0.0096</text:p>
          </table:table-cell>
        </table:table-row>
        <table:table-row table:style-name="ro2">
          <table:table-cell office:value-type="date" office:date-value="2004-12-01">
            <text:p>Dec <text:s/>2004</text:p>
          </table:table-cell>
          <table:table-cell office:value-type="float" office:value="9282.5">
            <text:p>9282.5</text:p>
          </table:table-cell>
          <table:table-cell office:value-type="float" office:value="9012.5">
            <text:p>9012.5</text:p>
          </table:table-cell>
          <table:table-cell office:value-type="float" office:value="9387.5">
            <text:p>9387.5</text:p>
          </table:table-cell>
          <table:table-cell office:value-type="float" office:value="9007.5">
            <text:p>9007.5</text:p>
          </table:table-cell>
          <table:table-cell office:value-type="float" office:value="0.0314">
            <text:p>0.0314</text:p>
          </table:table-cell>
        </table:table-row>
        <table:table-row table:style-name="ro2">
          <table:table-cell office:value-type="date" office:date-value="2005-01-01">
            <text:p>Jan <text:s/>2005</text:p>
          </table:table-cell>
          <table:table-cell office:value-type="float" office:value="9165">
            <text:p>9165</text:p>
          </table:table-cell>
          <table:table-cell office:value-type="float" office:value="9325">
            <text:p>9325</text:p>
          </table:table-cell>
          <table:table-cell office:value-type="float" office:value="9335">
            <text:p>9335</text:p>
          </table:table-cell>
          <table:table-cell office:value-type="float" office:value="9105">
            <text:p>9105</text:p>
          </table:table-cell>
          <table:table-cell office:value-type="float" office:value="-0.0127">
            <text:p>-0.0127</text:p>
          </table:table-cell>
        </table:table-row>
        <table:table-row table:style-name="ro2">
          <table:table-cell office:value-type="date" office:date-value="2005-02-01">
            <text:p>Feb <text:s/>2005</text:p>
          </table:table-cell>
          <table:table-cell office:value-type="float" office:value="9264.5">
            <text:p>9264.5</text:p>
          </table:table-cell>
          <table:table-cell office:value-type="float" office:value="9172.5">
            <text:p>9172.5</text:p>
          </table:table-cell>
          <table:table-cell office:value-type="float" office:value="9322.5">
            <text:p>9322.5</text:p>
          </table:table-cell>
          <table:table-cell office:value-type="float" office:value="9167.5">
            <text:p>9167.5</text:p>
          </table:table-cell>
          <table:table-cell office:value-type="float" office:value="0.0109">
            <text:p>0.0109</text:p>
          </table:table-cell>
        </table:table-row>
        <table:table-row table:style-name="ro2">
          <table:table-cell office:value-type="date" office:date-value="2005-03-01">
            <text:p>Mar <text:s/>2005</text:p>
          </table:table-cell>
          <table:table-cell office:value-type="float" office:value="9471">
            <text:p>9471</text:p>
          </table:table-cell>
          <table:table-cell office:value-type="float" office:value="9267">
            <text:p>9267</text:p>
          </table:table-cell>
          <table:table-cell office:value-type="float" office:value="9537">
            <text:p>9537</text:p>
          </table:table-cell>
          <table:table-cell office:value-type="float" office:value="9247">
            <text:p>9247</text:p>
          </table:table-cell>
          <table:table-cell office:value-type="float" office:value="0.0223">
            <text:p>0.0223</text:p>
          </table:table-cell>
        </table:table-row>
        <table:table-row table:style-name="ro2">
          <table:table-cell office:value-type="date" office:date-value="2005-04-01">
            <text:p>Apr <text:s/>2005</text:p>
          </table:table-cell>
          <table:table-cell office:value-type="float" office:value="9570">
            <text:p>9570</text:p>
          </table:table-cell>
          <table:table-cell office:value-type="float" office:value="9502">
            <text:p>9502</text:p>
          </table:table-cell>
          <table:table-cell office:value-type="float" office:value="9812">
            <text:p>9812</text:p>
          </table:table-cell>
          <table:table-cell office:value-type="float" office:value="9437">
            <text:p>9437</text:p>
          </table:table-cell>
          <table:table-cell office:value-type="float" office:value="0.0105">
            <text:p>0.0105</text:p>
          </table:table-cell>
        </table:table-row>
        <table:table-row table:style-name="ro2">
          <table:table-cell office:value-type="date" office:date-value="2005-05-01">
            <text:p>May <text:s/>2005</text:p>
          </table:table-cell>
          <table:table-cell office:value-type="float" office:value="9518">
            <text:p>9518</text:p>
          </table:table-cell>
          <table:table-cell office:value-type="float" office:value="9550">
            <text:p>9550</text:p>
          </table:table-cell>
          <table:table-cell office:value-type="float" office:value="9568">
            <text:p>9568</text:p>
          </table:table-cell>
          <table:table-cell office:value-type="float" office:value="9418">
            <text:p>9418</text:p>
          </table:table-cell>
          <table:table-cell office:value-type="float" office:value="-0.0054">
            <text:p>-0.0054</text:p>
          </table:table-cell>
        </table:table-row>
        <table:table-row table:style-name="ro2">
          <table:table-cell office:value-type="date" office:date-value="2005-06-01">
            <text:p>Jun <text:s/>2005</text:p>
          </table:table-cell>
          <table:table-cell office:value-type="float" office:value="9760">
            <text:p>9760</text:p>
          </table:table-cell>
          <table:table-cell office:value-type="float" office:value="9518">
            <text:p>9518</text:p>
          </table:table-cell>
          <table:table-cell office:value-type="float" office:value="9763">
            <text:p>9763</text:p>
          </table:table-cell>
          <table:table-cell office:value-type="float" office:value="9518">
            <text:p>9518</text:p>
          </table:table-cell>
          <table:table-cell office:value-type="float" office:value="0.0254">
            <text:p>0.0254</text:p>
          </table:table-cell>
        </table:table-row>
        <table:table-row table:style-name="ro2">
          <table:table-cell office:value-type="date" office:date-value="2005-07-01">
            <text:p>Jul <text:s/>2005</text:p>
          </table:table-cell>
          <table:table-cell office:value-type="float" office:value="9805">
            <text:p>9805</text:p>
          </table:table-cell>
          <table:table-cell office:value-type="float" office:value="9770">
            <text:p>9770</text:p>
          </table:table-cell>
          <table:table-cell office:value-type="float" office:value="9905">
            <text:p>9905</text:p>
          </table:table-cell>
          <table:table-cell office:value-type="float" office:value="9705">
            <text:p>9705</text:p>
          </table:table-cell>
          <table:table-cell office:value-type="float" office:value="0.0046">
            <text:p>0.0046</text:p>
          </table:table-cell>
        </table:table-row>
        <table:table-row table:style-name="ro2">
          <table:table-cell office:value-type="date" office:date-value="2005-08-01">
            <text:p>Aug <text:s/>2005</text:p>
          </table:table-cell>
          <table:table-cell office:value-type="float" office:value="10300">
            <text:p>10300</text:p>
          </table:table-cell>
          <table:table-cell office:value-type="float" office:value="9925">
            <text:p>9925</text:p>
          </table:table-cell>
          <table:table-cell office:value-type="float" office:value="11725">
            <text:p>11725</text:p>
          </table:table-cell>
          <table:table-cell office:value-type="float" office:value="9835">
            <text:p>9835</text:p>
          </table:table-cell>
          <table:table-cell office:value-type="float" office:value="0.0505">
            <text:p>0.0505</text:p>
          </table:table-cell>
        </table:table-row>
        <table:table-row table:style-name="ro2">
          <table:table-cell office:value-type="date" office:date-value="2005-09-01">
            <text:p>Sep <text:s/>2005</text:p>
          </table:table-cell>
          <table:table-cell office:value-type="float" office:value="10300">
            <text:p>10300</text:p>
          </table:table-cell>
          <table:table-cell office:value-type="float" office:value="10410">
            <text:p>10410</text:p>
          </table:table-cell>
          <table:table-cell office:value-type="float" office:value="10610">
            <text:p>10610</text:p>
          </table:table-cell>
          <table:table-cell office:value-type="float" office:value="9990">
            <text:p>99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10-01">
            <text:p>Oct <text:s/>2005</text:p>
          </table:table-cell>
          <table:table-cell office:value-type="float" office:value="10122.5">
            <text:p>10122.5</text:p>
          </table:table-cell>
          <table:table-cell table:number-columns-repeated="2" office:value-type="float" office:value="10457.5">
            <text:p>10457.5</text:p>
          </table:table-cell>
          <table:table-cell office:value-type="float" office:value="9927.5">
            <text:p>9927.5</text:p>
          </table:table-cell>
          <table:table-cell office:value-type="float" office:value="-0.0172">
            <text:p>-0.0172</text:p>
          </table:table-cell>
        </table:table-row>
        <table:table-row table:style-name="ro2">
          <table:table-cell office:value-type="date" office:date-value="2005-11-01">
            <text:p>Nov <text:s/>2005</text:p>
          </table:table-cell>
          <table:table-cell office:value-type="float" office:value="10025">
            <text:p>10025</text:p>
          </table:table-cell>
          <table:table-cell office:value-type="float" office:value="10130">
            <text:p>10130</text:p>
          </table:table-cell>
          <table:table-cell office:value-type="float" office:value="10207">
            <text:p>10207</text:p>
          </table:table-cell>
          <table:table-cell office:value-type="float" office:value="9920">
            <text:p>9920</text:p>
          </table:table-cell>
          <table:table-cell office:value-type="float" office:value="-0.0096">
            <text:p>-0.0096</text:p>
          </table:table-cell>
        </table:table-row>
        <table:table-row table:style-name="ro2">
          <table:table-cell office:value-type="date" office:date-value="2005-12-01">
            <text:p>Dec <text:s/>2005</text:p>
          </table:table-cell>
          <table:table-cell office:value-type="float" office:value="9830">
            <text:p>9830</text:p>
          </table:table-cell>
          <table:table-cell office:value-type="float" office:value="10040">
            <text:p>10040</text:p>
          </table:table-cell>
          <table:table-cell office:value-type="float" office:value="10055">
            <text:p>10055</text:p>
          </table:table-cell>
          <table:table-cell office:value-type="float" office:value="9640">
            <text:p>9640</text:p>
          </table:table-cell>
          <table:table-cell office:value-type="float" office:value="-0.0195">
            <text:p>-0.0195</text:p>
          </table:table-cell>
        </table:table-row>
        <table:table-row table:style-name="ro2">
          <table:table-cell office:value-type="date" office:date-value="2006-01-01">
            <text:p>Jan <text:s/>2006</text:p>
          </table:table-cell>
          <table:table-cell office:value-type="float" office:value="9370">
            <text:p>9370</text:p>
          </table:table-cell>
          <table:table-cell office:value-type="float" office:value="9830">
            <text:p>9830</text:p>
          </table:table-cell>
          <table:table-cell office:value-type="float" office:value="9840">
            <text:p>9840</text:p>
          </table:table-cell>
          <table:table-cell office:value-type="float" office:value="9310">
            <text:p>9310</text:p>
          </table:table-cell>
          <table:table-cell office:value-type="float" office:value="-0.0468">
            <text:p>-0.0468</text:p>
          </table:table-cell>
        </table:table-row>
        <table:table-row table:style-name="ro2">
          <table:table-cell office:value-type="date" office:date-value="2006-02-01">
            <text:p>Feb <text:s/>2006</text:p>
          </table:table-cell>
          <table:table-cell office:value-type="float" office:value="9182.5">
            <text:p>9182.5</text:p>
          </table:table-cell>
          <table:table-cell table:number-columns-repeated="2" office:value-type="float" office:value="9375.5">
            <text:p>9375.5</text:p>
          </table:table-cell>
          <table:table-cell office:value-type="float" office:value="9175.5">
            <text:p>9175.5</text:p>
          </table:table-cell>
          <table:table-cell office:value-type="float" office:value="-0.02">
            <text:p>-0.02</text:p>
          </table:table-cell>
        </table:table-row>
        <table:table-row table:style-name="ro2">
          <table:table-cell office:value-type="date" office:date-value="2006-03-01">
            <text:p>Mar <text:s/>2006</text:p>
          </table:table-cell>
          <table:table-cell office:value-type="float" office:value="9087">
            <text:p>9087</text:p>
          </table:table-cell>
          <table:table-cell office:value-type="float" office:value="9165">
            <text:p>9165</text:p>
          </table:table-cell>
          <table:table-cell office:value-type="float" office:value="9410">
            <text:p>9410</text:p>
          </table:table-cell>
          <table:table-cell office:value-type="float" office:value="9010">
            <text:p>9010</text:p>
          </table:table-cell>
          <table:table-cell office:value-type="float" office:value="-0.0104">
            <text:p>-0.0104</text:p>
          </table:table-cell>
        </table:table-row>
        <table:table-row table:style-name="ro2">
          <table:table-cell office:value-type="date" office:date-value="2006-04-01">
            <text:p>Apr <text:s/>2006</text:p>
          </table:table-cell>
          <table:table-cell office:value-type="float" office:value="8785">
            <text:p>8785</text:p>
          </table:table-cell>
          <table:table-cell office:value-type="float" office:value="9085">
            <text:p>9085</text:p>
          </table:table-cell>
          <table:table-cell office:value-type="float" office:value="9093">
            <text:p>9093</text:p>
          </table:table-cell>
          <table:table-cell office:value-type="float" office:value="8770">
            <text:p>8770</text:p>
          </table:table-cell>
          <table:table-cell office:value-type="float" office:value="-0.0332">
            <text:p>-0.0332</text:p>
          </table:table-cell>
        </table:table-row>
        <table:table-row table:style-name="ro2">
          <table:table-cell office:value-type="date" office:date-value="2006-05-01">
            <text:p>May <text:s/>2006</text:p>
          </table:table-cell>
          <table:table-cell office:value-type="float" office:value="9255">
            <text:p>9255</text:p>
          </table:table-cell>
          <table:table-cell office:value-type="float" office:value="8790">
            <text:p>8790</text:p>
          </table:table-cell>
          <table:table-cell office:value-type="float" office:value="9430">
            <text:p>9430</text:p>
          </table:table-cell>
          <table:table-cell office:value-type="float" office:value="8695">
            <text:p>8695</text:p>
          </table:table-cell>
          <table:table-cell office:value-type="float" office:value="0.0535">
            <text:p>0.0535</text:p>
          </table:table-cell>
        </table:table-row>
        <table:table-row table:style-name="ro2">
          <table:table-cell office:value-type="date" office:date-value="2006-06-01">
            <text:p>Jun <text:s/>2006</text:p>
          </table:table-cell>
          <table:table-cell office:value-type="float" office:value="9263">
            <text:p>9263</text:p>
          </table:table-cell>
          <table:table-cell office:value-type="float" office:value="9286">
            <text:p>9286</text:p>
          </table:table-cell>
          <table:table-cell office:value-type="float" office:value="9561">
            <text:p>9561</text:p>
          </table:table-cell>
          <table:table-cell office:value-type="float" office:value="9234">
            <text:p>9234</text:p>
          </table:table-cell>
          <table:table-cell office:value-type="float" office:value="0.0009">
            <text:p>0.0009</text:p>
          </table:table-cell>
        </table:table-row>
        <table:table-row table:style-name="ro2">
          <table:table-cell office:value-type="date" office:date-value="2006-07-01">
            <text:p>Jul <text:s/>2006</text:p>
          </table:table-cell>
          <table:table-cell office:value-type="float" office:value="9095">
            <text:p>9095</text:p>
          </table:table-cell>
          <table:table-cell office:value-type="float" office:value="9190">
            <text:p>9190</text:p>
          </table:table-cell>
          <table:table-cell office:value-type="float" office:value="9311">
            <text:p>9311</text:p>
          </table:table-cell>
          <table:table-cell office:value-type="float" office:value="9010">
            <text:p>9010</text:p>
          </table:table-cell>
          <table:table-cell office:value-type="float" office:value="-0.0181">
            <text:p>-0.0181</text:p>
          </table:table-cell>
        </table:table-row>
        <table:table-row table:style-name="ro2">
          <table:table-cell office:value-type="date" office:date-value="2006-08-01">
            <text:p>Aug <text:s/>2006</text:p>
          </table:table-cell>
          <table:table-cell office:value-type="float" office:value="9117">
            <text:p>9117</text:p>
          </table:table-cell>
          <table:table-cell office:value-type="float" office:value="9082">
            <text:p>9082</text:p>
          </table:table-cell>
          <table:table-cell office:value-type="float" office:value="9177">
            <text:p>9177</text:p>
          </table:table-cell>
          <table:table-cell office:value-type="float" office:value="9050">
            <text:p>9050</text:p>
          </table:table-cell>
          <table:table-cell office:value-type="float" office:value="0.0024">
            <text:p>0.0024</text:p>
          </table:table-cell>
        </table:table-row>
        <table:table-row table:style-name="ro2">
          <table:table-cell office:value-type="date" office:date-value="2006-09-01">
            <text:p>Sep <text:s/>2006</text:p>
          </table:table-cell>
          <table:table-cell office:value-type="float" office:value="9205">
            <text:p>9205</text:p>
          </table:table-cell>
          <table:table-cell office:value-type="float" office:value="9105">
            <text:p>9105</text:p>
          </table:table-cell>
          <table:table-cell office:value-type="float" office:value="9265">
            <text:p>9265</text:p>
          </table:table-cell>
          <table:table-cell office:value-type="float" office:value="9075">
            <text:p>9075</text:p>
          </table:table-cell>
          <table:table-cell office:value-type="float" office:value="0.0097">
            <text:p>0.0097</text:p>
          </table:table-cell>
        </table:table-row>
        <table:table-row table:style-name="ro2">
          <table:table-cell office:value-type="date" office:date-value="2006-10-01">
            <text:p>Oct <text:s/>2006</text:p>
          </table:table-cell>
          <table:table-cell office:value-type="float" office:value="9094">
            <text:p>9094</text:p>
          </table:table-cell>
          <table:table-cell office:value-type="float" office:value="9220">
            <text:p>9220</text:p>
          </table:table-cell>
          <table:table-cell office:value-type="float" office:value="9252">
            <text:p>9252</text:p>
          </table:table-cell>
          <table:table-cell office:value-type="float" office:value="9085">
            <text:p>9085</text:p>
          </table:table-cell>
          <table:table-cell office:value-type="float" office:value="-0.0121">
            <text:p>-0.0121</text:p>
          </table:table-cell>
        </table:table-row>
        <table:table-row table:style-name="ro2">
          <table:table-cell office:value-type="date" office:date-value="2006-11-01">
            <text:p>Nov <text:s/>2006</text:p>
          </table:table-cell>
          <table:table-cell office:value-type="float" office:value="9165">
            <text:p>9165</text:p>
          </table:table-cell>
          <table:table-cell office:value-type="float" office:value="9090">
            <text:p>9090</text:p>
          </table:table-cell>
          <table:table-cell office:value-type="float" office:value="9225">
            <text:p>9225</text:p>
          </table:table-cell>
          <table:table-cell office:value-type="float" office:value="9075">
            <text:p>9075</text:p>
          </table:table-cell>
          <table:table-cell office:value-type="float" office:value="0.0078">
            <text:p>0.0078</text:p>
          </table:table-cell>
        </table:table-row>
        <table:table-row table:style-name="ro2">
          <table:table-cell office:value-type="date" office:date-value="2006-12-01">
            <text:p>Dec <text:s/>2006</text:p>
          </table:table-cell>
          <table:table-cell office:value-type="float" office:value="8993.5">
            <text:p>8993.5</text:p>
          </table:table-cell>
          <table:table-cell office:value-type="float" office:value="9157.5">
            <text:p>9157.5</text:p>
          </table:table-cell>
          <table:table-cell office:value-type="float" office:value="9195.5">
            <text:p>9195.5</text:p>
          </table:table-cell>
          <table:table-cell office:value-type="float" office:value="8982.5">
            <text:p>8982.5</text:p>
          </table:table-cell>
          <table:table-cell office:value-type="float" office:value="-0.0187">
            <text:p>-0.0187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9100">
            <text:p>9100</text:p>
          </table:table-cell>
          <table:table-cell office:value-type="float" office:value="8980">
            <text:p>8980</text:p>
          </table:table-cell>
          <table:table-cell office:value-type="float" office:value="9181">
            <text:p>9181</text:p>
          </table:table-cell>
          <table:table-cell office:value-type="float" office:value="8935">
            <text:p>8935</text:p>
          </table:table-cell>
          <table:table-cell office:value-type="float" office:value="0.0118">
            <text:p>0.0118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9131.5">
            <text:p>9131.5</text:p>
          </table:table-cell>
          <table:table-cell office:value-type="float" office:value="9073.5">
            <text:p>9073.5</text:p>
          </table:table-cell>
          <table:table-cell office:value-type="float" office:value="9198.5">
            <text:p>9198.5</text:p>
          </table:table-cell>
          <table:table-cell office:value-type="float" office:value="9033.5">
            <text:p>9033.5</text:p>
          </table:table-cell>
          <table:table-cell office:value-type="float" office:value="0.0035">
            <text:p>0.0035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9120">
            <text:p>9120</text:p>
          </table:table-cell>
          <table:table-cell office:value-type="float" office:value="9145">
            <text:p>9145</text:p>
          </table:table-cell>
          <table:table-cell office:value-type="float" office:value="9265">
            <text:p>9265</text:p>
          </table:table-cell>
          <table:table-cell office:value-type="float" office:value="9075">
            <text:p>9075</text:p>
          </table:table-cell>
          <table:table-cell office:value-type="float" office:value="-0.0013">
            <text:p>-0.0013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9088">
            <text:p>9088</text:p>
          </table:table-cell>
          <table:table-cell office:value-type="float" office:value="9115">
            <text:p>9115</text:p>
          </table:table-cell>
          <table:table-cell office:value-type="float" office:value="9131">
            <text:p>9131</text:p>
          </table:table-cell>
          <table:table-cell office:value-type="float" office:value="9064">
            <text:p>9064</text:p>
          </table:table-cell>
          <table:table-cell office:value-type="float" office:value="-0.0035">
            <text:p>-0.0035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8827">
            <text:p>8827</text:p>
          </table:table-cell>
          <table:table-cell office:value-type="float" office:value="9085">
            <text:p>9085</text:p>
          </table:table-cell>
          <table:table-cell office:value-type="float" office:value="9102">
            <text:p>9102</text:p>
          </table:table-cell>
          <table:table-cell office:value-type="float" office:value="8645">
            <text:p>8645</text:p>
          </table:table-cell>
          <table:table-cell office:value-type="float" office:value="-0.0287">
            <text:p>-0.0287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9035">
            <text:p>9035</text:p>
          </table:table-cell>
          <table:table-cell office:value-type="float" office:value="8835">
            <text:p>8835</text:p>
          </table:table-cell>
          <table:table-cell office:value-type="float" office:value="9150">
            <text:p>9150</text:p>
          </table:table-cell>
          <table:table-cell office:value-type="float" office:value="8760">
            <text:p>8760</text:p>
          </table:table-cell>
          <table:table-cell office:value-type="float" office:value="0.0236">
            <text:p>0.0236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9225">
            <text:p>9225</text:p>
          </table:table-cell>
          <table:table-cell office:value-type="float" office:value="9015">
            <text:p>9015</text:p>
          </table:table-cell>
          <table:table-cell office:value-type="float" office:value="9259">
            <text:p>9259</text:p>
          </table:table-cell>
          <table:table-cell office:value-type="float" office:value="8989">
            <text:p>8989</text:p>
          </table:table-cell>
          <table:table-cell office:value-type="float" office:value="0.021">
            <text:p>0.021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9390">
            <text:p>9390</text:p>
          </table:table-cell>
          <table:table-cell office:value-type="float" office:value="9235">
            <text:p>9235</text:p>
          </table:table-cell>
          <table:table-cell office:value-type="float" office:value="9487">
            <text:p>9487</text:p>
          </table:table-cell>
          <table:table-cell office:value-type="float" office:value="9230">
            <text:p>9230</text:p>
          </table:table-cell>
          <table:table-cell office:value-type="float" office:value="0.0179">
            <text:p>0.0179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9145">
            <text:p>9145</text:p>
          </table:table-cell>
          <table:table-cell office:value-type="float" office:value="9392">
            <text:p>9392</text:p>
          </table:table-cell>
          <table:table-cell office:value-type="float" office:value="9452">
            <text:p>9452</text:p>
          </table:table-cell>
          <table:table-cell office:value-type="float" office:value="9115">
            <text:p>9115</text:p>
          </table:table-cell>
          <table:table-cell office:value-type="float" office:value="-0.0261">
            <text:p>-0.0261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9097.5">
            <text:p>9097.5</text:p>
          </table:table-cell>
          <table:table-cell office:value-type="float" office:value="9112.5">
            <text:p>9112.5</text:p>
          </table:table-cell>
          <table:table-cell office:value-type="float" office:value="9197.5">
            <text:p>9197.5</text:p>
          </table:table-cell>
          <table:table-cell office:value-type="float" office:value="9037.5">
            <text:p>9037.5</text:p>
          </table:table-cell>
          <table:table-cell office:value-type="float" office:value="-0.0052">
            <text:p>-0.0052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9370">
            <text:p>9370</text:p>
          </table:table-cell>
          <table:table-cell office:value-type="float" office:value="9090">
            <text:p>9090</text:p>
          </table:table-cell>
          <table:table-cell office:value-type="float" office:value="9427">
            <text:p>9427</text:p>
          </table:table-cell>
          <table:table-cell office:value-type="float" office:value="9070">
            <text:p>9070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9392.5">
            <text:p>9392.5</text:p>
          </table:table-cell>
          <table:table-cell office:value-type="float" office:value="9375.5">
            <text:p>9375.5</text:p>
          </table:table-cell>
          <table:table-cell office:value-type="float" office:value="9453.5">
            <text:p>9453.5</text:p>
          </table:table-cell>
          <table:table-cell office:value-type="float" office:value="9232.5">
            <text:p>9232.5</text:p>
          </table:table-cell>
          <table:table-cell office:value-type="float" office:value="0.0024">
            <text:p>0.0024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9246.5">
            <text:p>9246.5</text:p>
          </table:table-cell>
          <table:table-cell office:value-type="float" office:value="9387.5">
            <text:p>9387.5</text:p>
          </table:table-cell>
          <table:table-cell office:value-type="float" office:value="9501.5">
            <text:p>9501.5</text:p>
          </table:table-cell>
          <table:table-cell office:value-type="float" office:value="9241.5">
            <text:p>9241.5</text:p>
          </table:table-cell>
          <table:table-cell office:value-type="float" office:value="-0.0155">
            <text:p>-0.0155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9065">
            <text:p>9065</text:p>
          </table:table-cell>
          <table:table-cell office:value-type="float" office:value="9235">
            <text:p>9235</text:p>
          </table:table-cell>
          <table:table-cell office:value-type="float" office:value="9290">
            <text:p>9290</text:p>
          </table:table-cell>
          <table:table-cell office:value-type="float" office:value="9042">
            <text:p>9042</text:p>
          </table:table-cell>
          <table:table-cell office:value-type="float" office:value="-0.0196">
            <text:p>-0.0196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9215">
            <text:p>9215</text:p>
          </table:table-cell>
          <table:table-cell office:value-type="float" office:value="9080">
            <text:p>9080</text:p>
          </table:table-cell>
          <table:table-cell office:value-type="float" office:value="9345">
            <text:p>9345</text:p>
          </table:table-cell>
          <table:table-cell office:value-type="float" office:value="9060">
            <text:p>9060</text:p>
          </table:table-cell>
          <table:table-cell office:value-type="float" office:value="0.0165">
            <text:p>0.0165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9222">
            <text:p>9222</text:p>
          </table:table-cell>
          <table:table-cell office:value-type="float" office:value="9205">
            <text:p>9205</text:p>
          </table:table-cell>
          <table:table-cell office:value-type="float" office:value="9250">
            <text:p>9250</text:p>
          </table:table-cell>
          <table:table-cell office:value-type="float" office:value="9150">
            <text:p>9150</text:p>
          </table:table-cell>
          <table:table-cell office:value-type="float" office:value="0.0008">
            <text:p>0.0008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9315">
            <text:p>9315</text:p>
          </table:table-cell>
          <table:table-cell office:value-type="float" office:value="9230">
            <text:p>9230</text:p>
          </table:table-cell>
          <table:table-cell office:value-type="float" office:value="9385">
            <text:p>9385</text:p>
          </table:table-cell>
          <table:table-cell office:value-type="float" office:value="9209">
            <text:p>9209</text:p>
          </table:table-cell>
          <table:table-cell office:value-type="float" office:value="0.0101">
            <text:p>0.0101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9220">
            <text:p>9220</text:p>
          </table:table-cell>
          <table:table-cell office:value-type="float" office:value="9310">
            <text:p>9310</text:p>
          </table:table-cell>
          <table:table-cell office:value-type="float" office:value="9360">
            <text:p>9360</text:p>
          </table:table-cell>
          <table:table-cell office:value-type="float" office:value="9195">
            <text:p>9195</text:p>
          </table:table-cell>
          <table:table-cell office:value-type="float" office:value="-0.0102">
            <text:p>-0.0102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9095">
            <text:p>9095</text:p>
          </table:table-cell>
          <table:table-cell office:value-type="float" office:value="9225">
            <text:p>9225</text:p>
          </table:table-cell>
          <table:table-cell office:value-type="float" office:value="9235">
            <text:p>9235</text:p>
          </table:table-cell>
          <table:table-cell office:value-type="float" office:value="9085">
            <text:p>9085</text:p>
          </table:table-cell>
          <table:table-cell office:value-type="float" office:value="-0.0136">
            <text:p>-0.0136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9150">
            <text:p>9150</text:p>
          </table:table-cell>
          <table:table-cell office:value-type="float" office:value="9090">
            <text:p>9090</text:p>
          </table:table-cell>
          <table:table-cell office:value-type="float" office:value="9225">
            <text:p>9225</text:p>
          </table:table-cell>
          <table:table-cell office:value-type="float" office:value="9062">
            <text:p>9062</text:p>
          </table:table-cell>
          <table:table-cell office:value-type="float" office:value="0.006">
            <text:p>0.006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9415">
            <text:p>9415</text:p>
          </table:table-cell>
          <table:table-cell office:value-type="float" office:value="9155">
            <text:p>9155</text:p>
          </table:table-cell>
          <table:table-cell office:value-type="float" office:value="9475">
            <text:p>9475</text:p>
          </table:table-cell>
          <table:table-cell office:value-type="float" office:value="9155">
            <text:p>9155</text:p>
          </table:table-cell>
          <table:table-cell office:value-type="float" office:value="0.029">
            <text:p>0.029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10900">
            <text:p>10900</text:p>
          </table:table-cell>
          <table:table-cell office:value-type="float" office:value="9530">
            <text:p>9530</text:p>
          </table:table-cell>
          <table:table-cell office:value-type="float" office:value="11950">
            <text:p>11950</text:p>
          </table:table-cell>
          <table:table-cell office:value-type="float" office:value="9530">
            <text:p>9530</text:p>
          </table:table-cell>
          <table:table-cell office:value-type="float" office:value="0.1577">
            <text:p>0.1577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12025">
            <text:p>12025</text:p>
          </table:table-cell>
          <table:table-cell office:value-type="float" office:value="10775">
            <text:p>10775</text:p>
          </table:table-cell>
          <table:table-cell office:value-type="float" office:value="12675">
            <text:p>12675</text:p>
          </table:table-cell>
          <table:table-cell office:value-type="float" office:value="10725">
            <text:p>10725</text:p>
          </table:table-cell>
          <table:table-cell office:value-type="float" office:value="0.1032">
            <text:p>0.1032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10900">
            <text:p>10900</text:p>
          </table:table-cell>
          <table:table-cell office:value-type="float" office:value="12150">
            <text:p>12150</text:p>
          </table:table-cell>
          <table:table-cell office:value-type="float" office:value="12350">
            <text:p>12350</text:p>
          </table:table-cell>
          <table:table-cell office:value-type="float" office:value="10800">
            <text:p>10800</text:p>
          </table:table-cell>
          <table:table-cell office:value-type="float" office:value="-0.0936">
            <text:p>-0.0936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11380">
            <text:p>11380</text:p>
          </table:table-cell>
          <table:table-cell office:value-type="float" office:value="10960">
            <text:p>10960</text:p>
          </table:table-cell>
          <table:table-cell office:value-type="float" office:value="11385">
            <text:p>11385</text:p>
          </table:table-cell>
          <table:table-cell office:value-type="float" office:value="10710">
            <text:p>10710</text:p>
          </table:table-cell>
          <table:table-cell office:value-type="float" office:value="0.044">
            <text:p>0.044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11980">
            <text:p>11980</text:p>
          </table:table-cell>
          <table:table-cell office:value-type="float" office:value="11655">
            <text:p>11655</text:p>
          </table:table-cell>
          <table:table-cell office:value-type="float" office:value="12030">
            <text:p>12030</text:p>
          </table:table-cell>
          <table:table-cell office:value-type="float" office:value="11555">
            <text:p>11555</text:p>
          </table:table-cell>
          <table:table-cell office:value-type="float" office:value="0.0527">
            <text:p>0.0527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11555">
            <text:p>11555</text:p>
          </table:table-cell>
          <table:table-cell office:value-type="float" office:value="12015">
            <text:p>12015</text:p>
          </table:table-cell>
          <table:table-cell office:value-type="float" office:value="12170">
            <text:p>12170</text:p>
          </table:table-cell>
          <table:table-cell office:value-type="float" office:value="11360">
            <text:p>11360</text:p>
          </table:table-cell>
          <table:table-cell office:value-type="float" office:value="-0.0355">
            <text:p>-0.0355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10585">
            <text:p>10585</text:p>
          </table:table-cell>
          <table:table-cell office:value-type="float" office:value="11560">
            <text:p>11560</text:p>
          </table:table-cell>
          <table:table-cell office:value-type="float" office:value="11615">
            <text:p>11615</text:p>
          </table:table-cell>
          <table:table-cell office:value-type="float" office:value="10565">
            <text:p>10565</text:p>
          </table:table-cell>
          <table:table-cell office:value-type="float" office:value="-0.0839">
            <text:p>-0.0839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10290">
            <text:p>10290</text:p>
          </table:table-cell>
          <table:table-cell office:value-type="float" office:value="10590">
            <text:p>10590</text:p>
          </table:table-cell>
          <table:table-cell office:value-type="float" office:value="10665">
            <text:p>10665</text:p>
          </table:table-cell>
          <table:table-cell office:value-type="float" office:value="10230">
            <text:p>10230</text:p>
          </table:table-cell>
          <table:table-cell office:value-type="float" office:value="-0.0279">
            <text:p>-0.0279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10207.5">
            <text:p>10207.5</text:p>
          </table:table-cell>
          <table:table-cell office:value-type="float" office:value="10242.5">
            <text:p>10242.5</text:p>
          </table:table-cell>
          <table:table-cell office:value-type="float" office:value="10477.5">
            <text:p>10477.5</text:p>
          </table:table-cell>
          <table:table-cell office:value-type="float" office:value="9907.5">
            <text:p>9907.5</text:p>
          </table:table-cell>
          <table:table-cell office:value-type="float" office:value="-0.008">
            <text:p>-0.008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9925">
            <text:p>9925</text:p>
          </table:table-cell>
          <table:table-cell office:value-type="float" office:value="10225">
            <text:p>10225</text:p>
          </table:table-cell>
          <table:table-cell office:value-type="float" office:value="10260">
            <text:p>10260</text:p>
          </table:table-cell>
          <table:table-cell office:value-type="float" office:value="9900">
            <text:p>9900</text:p>
          </table:table-cell>
          <table:table-cell office:value-type="float" office:value="-0.0277">
            <text:p>-0.0277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10080">
            <text:p>10080</text:p>
          </table:table-cell>
          <table:table-cell office:value-type="float" office:value="9905">
            <text:p>9905</text:p>
          </table:table-cell>
          <table:table-cell office:value-type="float" office:value="10105">
            <text:p>10105</text:p>
          </table:table-cell>
          <table:table-cell office:value-type="float" office:value="9840">
            <text:p>9840</text:p>
          </table:table-cell>
          <table:table-cell office:value-type="float" office:value="0.0156">
            <text:p>0.0156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9645">
            <text:p>9645</text:p>
          </table:table-cell>
          <table:table-cell office:value-type="float" office:value="10105">
            <text:p>10105</text:p>
          </table:table-cell>
          <table:table-cell office:value-type="float" office:value="10175">
            <text:p>10175</text:p>
          </table:table-cell>
          <table:table-cell office:value-type="float" office:value="9565">
            <text:p>9565</text:p>
          </table:table-cell>
          <table:table-cell office:value-type="float" office:value="-0.0432">
            <text:p>-0.0432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9550">
            <text:p>9550</text:p>
          </table:table-cell>
          <table:table-cell office:value-type="float" office:value="9610">
            <text:p>9610</text:p>
          </table:table-cell>
          <table:table-cell office:value-type="float" office:value="9710">
            <text:p>9710</text:p>
          </table:table-cell>
          <table:table-cell office:value-type="float" office:value="9260">
            <text:p>9260</text:p>
          </table:table-cell>
          <table:table-cell office:value-type="float" office:value="-0.0098">
            <text:p>-0.0098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9455">
            <text:p>9455</text:p>
          </table:table-cell>
          <table:table-cell table:number-columns-repeated="2" office:value-type="float" office:value="9670">
            <text:p>9670</text:p>
          </table:table-cell>
          <table:table-cell office:value-type="float" office:value="9310">
            <text:p>9310</text:p>
          </table:table-cell>
          <table:table-cell office:value-type="float" office:value="-0.0099">
            <text:p>-0.0099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9425">
            <text:p>9425</text:p>
          </table:table-cell>
          <table:table-cell office:value-type="float" office:value="9480">
            <text:p>9480</text:p>
          </table:table-cell>
          <table:table-cell office:value-type="float" office:value="9520">
            <text:p>9520</text:p>
          </table:table-cell>
          <table:table-cell office:value-type="float" office:value="9385">
            <text:p>9385</text:p>
          </table:table-cell>
          <table:table-cell office:value-type="float" office:value="-0.0032">
            <text:p>-0.0032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9350">
            <text:p>9350</text:p>
          </table:table-cell>
          <table:table-cell office:value-type="float" office:value="9396">
            <text:p>9396</text:p>
          </table:table-cell>
          <table:table-cell office:value-type="float" office:value="9455">
            <text:p>9455</text:p>
          </table:table-cell>
          <table:table-cell office:value-type="float" office:value="9115">
            <text:p>9115</text:p>
          </table:table-cell>
          <table:table-cell office:value-type="float" office:value="-0.008">
            <text:p>-0.008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9337">
            <text:p>9337</text:p>
          </table:table-cell>
          <table:table-cell office:value-type="float" office:value="9360">
            <text:p>9360</text:p>
          </table:table-cell>
          <table:table-cell office:value-type="float" office:value="9497">
            <text:p>9497</text:p>
          </table:table-cell>
          <table:table-cell office:value-type="float" office:value="9200">
            <text:p>9200</text:p>
          </table:table-cell>
          <table:table-cell office:value-type="float" office:value="-0.0014">
            <text:p>-0.0014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9090">
            <text:p>9090</text:p>
          </table:table-cell>
          <table:table-cell office:value-type="float" office:value="9305">
            <text:p>9305</text:p>
          </table:table-cell>
          <table:table-cell office:value-type="float" office:value="9375">
            <text:p>9375</text:p>
          </table:table-cell>
          <table:table-cell office:value-type="float" office:value="9006">
            <text:p>9006</text:p>
          </table:table-cell>
          <table:table-cell office:value-type="float" office:value="-0.0265">
            <text:p>-0.0265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9012.5">
            <text:p>9012.5</text:p>
          </table:table-cell>
          <table:table-cell office:value-type="float" office:value="9085.5">
            <text:p>9085.5</text:p>
          </table:table-cell>
          <table:table-cell office:value-type="float" office:value="9144.5">
            <text:p>9144.5</text:p>
          </table:table-cell>
          <table:table-cell office:value-type="float" office:value="8901.5">
            <text:p>8901.5</text:p>
          </table:table-cell>
          <table:table-cell office:value-type="float" office:value="-0.0085">
            <text:p>-0.0085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9175">
            <text:p>9175</text:p>
          </table:table-cell>
          <table:table-cell office:value-type="float" office:value="9030">
            <text:p>9030</text:p>
          </table:table-cell>
          <table:table-cell office:value-type="float" office:value="9385">
            <text:p>9385</text:p>
          </table:table-cell>
          <table:table-cell office:value-type="float" office:value="9015">
            <text:p>9015</text:p>
          </table:table-cell>
          <table:table-cell office:value-type="float" office:value="0.018">
            <text:p>0.018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9060">
            <text:p>9060</text:p>
          </table:table-cell>
          <table:table-cell office:value-type="float" office:value="9205">
            <text:p>9205</text:p>
          </table:table-cell>
          <table:table-cell office:value-type="float" office:value="9300">
            <text:p>9300</text:p>
          </table:table-cell>
          <table:table-cell office:value-type="float" office:value="9000">
            <text:p>9000</text:p>
          </table:table-cell>
          <table:table-cell office:value-type="float" office:value="-0.0125">
            <text:p>-0.0125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8940">
            <text:p>8940</text:p>
          </table:table-cell>
          <table:table-cell office:value-type="float" office:value="9080">
            <text:p>9080</text:p>
          </table:table-cell>
          <table:table-cell office:value-type="float" office:value="9104">
            <text:p>9104</text:p>
          </table:table-cell>
          <table:table-cell office:value-type="float" office:value="8938">
            <text:p>8938</text:p>
          </table:table-cell>
          <table:table-cell office:value-type="float" office:value="-0.0132">
            <text:p>-0.0132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9035">
            <text:p>9035</text:p>
          </table:table-cell>
          <table:table-cell office:value-type="float" office:value="8945">
            <text:p>8945</text:p>
          </table:table-cell>
          <table:table-cell office:value-type="float" office:value="9050">
            <text:p>9050</text:p>
          </table:table-cell>
          <table:table-cell office:value-type="float" office:value="8927">
            <text:p>8927</text:p>
          </table:table-cell>
          <table:table-cell office:value-type="float" office:value="0.0106">
            <text:p>0.0106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8925">
            <text:p>8925</text:p>
          </table:table-cell>
          <table:table-cell office:value-type="float" office:value="9040">
            <text:p>9040</text:p>
          </table:table-cell>
          <table:table-cell office:value-type="float" office:value="9041">
            <text:p>9041</text:p>
          </table:table-cell>
          <table:table-cell office:value-type="float" office:value="8915">
            <text:p>8915</text:p>
          </table:table-cell>
          <table:table-cell office:value-type="float" office:value="-0.0122">
            <text:p>-0.0122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8937.5">
            <text:p>8937.5</text:p>
          </table:table-cell>
          <table:table-cell office:value-type="float" office:value="8920.5">
            <text:p>8920.5</text:p>
          </table:table-cell>
          <table:table-cell office:value-type="float" office:value="8952.5">
            <text:p>8952.5</text:p>
          </table:table-cell>
          <table:table-cell office:value-type="float" office:value="8902.5">
            <text:p>8902.5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9034">
            <text:p>9034</text:p>
          </table:table-cell>
          <table:table-cell office:value-type="float" office:value="8930">
            <text:p>8930</text:p>
          </table:table-cell>
          <table:table-cell office:value-type="float" office:value="9043">
            <text:p>9043</text:p>
          </table:table-cell>
          <table:table-cell office:value-type="float" office:value="8885">
            <text:p>8885</text:p>
          </table:table-cell>
          <table:table-cell office:value-type="float" office:value="0.0108">
            <text:p>0.0108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9010">
            <text:p>9010</text:p>
          </table:table-cell>
          <table:table-cell office:value-type="float" office:value="9040">
            <text:p>9040</text:p>
          </table:table-cell>
          <table:table-cell office:value-type="float" office:value="9055">
            <text:p>9055</text:p>
          </table:table-cell>
          <table:table-cell office:value-type="float" office:value="8975">
            <text:p>8975</text:p>
          </table:table-cell>
          <table:table-cell office:value-type="float" office:value="-0.0027">
            <text:p>-0.0027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9048">
            <text:p>9048</text:p>
          </table:table-cell>
          <table:table-cell office:value-type="float" office:value="8985">
            <text:p>8985</text:p>
          </table:table-cell>
          <table:table-cell office:value-type="float" office:value="9093">
            <text:p>9093</text:p>
          </table:table-cell>
          <table:table-cell office:value-type="float" office:value="8960">
            <text:p>8960</text:p>
          </table:table-cell>
          <table:table-cell office:value-type="float" office:value="0.0042">
            <text:p>0.0042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8821.5">
            <text:p>8821.5</text:p>
          </table:table-cell>
          <table:table-cell office:value-type="float" office:value="9033.5">
            <text:p>9033.5</text:p>
          </table:table-cell>
          <table:table-cell office:value-type="float" office:value="9045.5">
            <text:p>9045.5</text:p>
          </table:table-cell>
          <table:table-cell office:value-type="float" office:value="8803.5">
            <text:p>8803.5</text:p>
          </table:table-cell>
          <table:table-cell office:value-type="float" office:value="-0.025">
            <text:p>-0.025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8707.5">
            <text:p>8707.5</text:p>
          </table:table-cell>
          <table:table-cell office:value-type="float" office:value="8807.5">
            <text:p>8807.5</text:p>
          </table:table-cell>
          <table:table-cell office:value-type="float" office:value="8827.5">
            <text:p>8827.5</text:p>
          </table:table-cell>
          <table:table-cell office:value-type="float" office:value="8702.5">
            <text:p>8702.5</text:p>
          </table:table-cell>
          <table:table-cell office:value-type="float" office:value="-0.0129">
            <text:p>-0.0129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8564">
            <text:p>8564</text:p>
          </table:table-cell>
          <table:table-cell office:value-type="float" office:value="8699">
            <text:p>8699</text:p>
          </table:table-cell>
          <table:table-cell office:value-type="float" office:value="8702">
            <text:p>8702</text:p>
          </table:table-cell>
          <table:table-cell office:value-type="float" office:value="8561">
            <text:p>8561</text:p>
          </table:table-cell>
          <table:table-cell office:value-type="float" office:value="-0.0165">
            <text:p>-0.0165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8535.5">
            <text:p>8535.5</text:p>
          </table:table-cell>
          <table:table-cell office:value-type="float" office:value="8543.5">
            <text:p>8543.5</text:p>
          </table:table-cell>
          <table:table-cell office:value-type="float" office:value="8608.5">
            <text:p>8608.5</text:p>
          </table:table-cell>
          <table:table-cell office:value-type="float" office:value="8527.5">
            <text:p>8527.5</text:p>
          </table:table-cell>
          <table:table-cell office:value-type="float" office:value="-0.0033">
            <text:p>-0.0033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8576.5">
            <text:p>8576.5</text:p>
          </table:table-cell>
          <table:table-cell office:value-type="float" office:value="8538.5">
            <text:p>8538.5</text:p>
          </table:table-cell>
          <table:table-cell office:value-type="float" office:value="8629.5">
            <text:p>8629.5</text:p>
          </table:table-cell>
          <table:table-cell office:value-type="float" office:value="8503.5">
            <text:p>8503.5</text:p>
          </table:table-cell>
          <table:table-cell office:value-type="float" office:value="0.0048">
            <text:p>0.0048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8500">
            <text:p>8500</text:p>
          </table:table-cell>
          <table:table-cell office:value-type="float" office:value="8578">
            <text:p>8578</text:p>
          </table:table-cell>
          <table:table-cell office:value-type="float" office:value="8580">
            <text:p>8580</text:p>
          </table:table-cell>
          <table:table-cell office:value-type="float" office:value="8485">
            <text:p>8485</text:p>
          </table:table-cell>
          <table:table-cell office:value-type="float" office:value="-0.0089">
            <text:p>-0.0089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8533">
            <text:p>8533</text:p>
          </table:table-cell>
          <table:table-cell office:value-type="float" office:value="8493">
            <text:p>8493</text:p>
          </table:table-cell>
          <table:table-cell office:value-type="float" office:value="8590">
            <text:p>8590</text:p>
          </table:table-cell>
          <table:table-cell office:value-type="float" office:value="8460">
            <text:p>8460</text:p>
          </table:table-cell>
          <table:table-cell office:value-type="float" office:value="0.0039">
            <text:p>0.0039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8790">
            <text:p>8790</text:p>
          </table:table-cell>
          <table:table-cell office:value-type="float" office:value="8540">
            <text:p>8540</text:p>
          </table:table-cell>
          <table:table-cell office:value-type="float" office:value="9110">
            <text:p>9110</text:p>
          </table:table-cell>
          <table:table-cell office:value-type="float" office:value="8540">
            <text:p>8540</text:p>
          </table:table-cell>
          <table:table-cell office:value-type="float" office:value="0.0301">
            <text:p>0.0301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8852.5">
            <text:p>8852.5</text:p>
          </table:table-cell>
          <table:table-cell office:value-type="float" office:value="8802.5">
            <text:p>8802.5</text:p>
          </table:table-cell>
          <table:table-cell office:value-type="float" office:value="8972.5">
            <text:p>8972.5</text:p>
          </table:table-cell>
          <table:table-cell office:value-type="float" office:value="8787.5">
            <text:p>8787.5</text:p>
          </table:table-cell>
          <table:table-cell office:value-type="float" office:value="0.0071">
            <text:p>0.0071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9110">
            <text:p>9110</text:p>
          </table:table-cell>
          <table:table-cell office:value-type="float" office:value="8865">
            <text:p>8865</text:p>
          </table:table-cell>
          <table:table-cell office:value-type="float" office:value="9220">
            <text:p>9220</text:p>
          </table:table-cell>
          <table:table-cell office:value-type="float" office:value="8865">
            <text:p>8865</text:p>
          </table:table-cell>
          <table:table-cell office:value-type="float" office:value="0.0291">
            <text:p>0.0291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9067.5">
            <text:p>9067.5</text:p>
          </table:table-cell>
          <table:table-cell office:value-type="float" office:value="9077.5">
            <text:p>9077.5</text:p>
          </table:table-cell>
          <table:table-cell office:value-type="float" office:value="9187.5">
            <text:p>9187.5</text:p>
          </table:table-cell>
          <table:table-cell office:value-type="float" office:value="8997.5">
            <text:p>8997.5</text:p>
          </table:table-cell>
          <table:table-cell office:value-type="float" office:value="-0.0047">
            <text:p>-0.0047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8990">
            <text:p>8990</text:p>
          </table:table-cell>
          <table:table-cell office:value-type="float" office:value="9110">
            <text:p>9110</text:p>
          </table:table-cell>
          <table:table-cell office:value-type="float" office:value="9211">
            <text:p>9211</text:p>
          </table:table-cell>
          <table:table-cell office:value-type="float" office:value="8880">
            <text:p>8880</text:p>
          </table:table-cell>
          <table:table-cell office:value-type="float" office:value="-0.0085">
            <text:p>-0.0085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9020">
            <text:p>9020</text:p>
          </table:table-cell>
          <table:table-cell office:value-type="float" office:value="9015">
            <text:p>9015</text:p>
          </table:table-cell>
          <table:table-cell office:value-type="float" office:value="9180">
            <text:p>9180</text:p>
          </table:table-cell>
          <table:table-cell office:value-type="float" office:value="8875">
            <text:p>8875</text:p>
          </table:table-cell>
          <table:table-cell office:value-type="float" office:value="0.0033">
            <text:p>0.0033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9144">
            <text:p>9144</text:p>
          </table:table-cell>
          <table:table-cell office:value-type="float" office:value="9055">
            <text:p>9055</text:p>
          </table:table-cell>
          <table:table-cell office:value-type="float" office:value="9197">
            <text:p>9197</text:p>
          </table:table-cell>
          <table:table-cell office:value-type="float" office:value="9055">
            <text:p>9055</text:p>
          </table:table-cell>
          <table:table-cell office:value-type="float" office:value="0.0137">
            <text:p>0.0137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9190.5">
            <text:p>9190.5</text:p>
          </table:table-cell>
          <table:table-cell office:value-type="float" office:value="9152.5">
            <text:p>9152.5</text:p>
          </table:table-cell>
          <table:table-cell office:value-type="float" office:value="9200.5">
            <text:p>9200.5</text:p>
          </table:table-cell>
          <table:table-cell office:value-type="float" office:value="9082.5">
            <text:p>9082.5</text:p>
          </table:table-cell>
          <table:table-cell office:value-type="float" office:value="0.0051">
            <text:p>0.0051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9400">
            <text:p>9400</text:p>
          </table:table-cell>
          <table:table-cell office:value-type="float" office:value="9200">
            <text:p>9200</text:p>
          </table:table-cell>
          <table:table-cell office:value-type="float" office:value="9585">
            <text:p>9585</text:p>
          </table:table-cell>
          <table:table-cell office:value-type="float" office:value="9145">
            <text:p>9145</text:p>
          </table:table-cell>
          <table:table-cell office:value-type="float" office:value="0.0228">
            <text:p>0.0228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9392.5">
            <text:p>9392.5</text:p>
          </table:table-cell>
          <table:table-cell office:value-type="float" office:value="9347.5">
            <text:p>9347.5</text:p>
          </table:table-cell>
          <table:table-cell office:value-type="float" office:value="9492.5">
            <text:p>9492.5</text:p>
          </table:table-cell>
          <table:table-cell office:value-type="float" office:value="9287.5">
            <text:p>9287.5</text:p>
          </table:table-cell>
          <table:table-cell office:value-type="float" office:value="-0.0008">
            <text:p>-0.0008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9445">
            <text:p>9445</text:p>
          </table:table-cell>
          <table:table-cell office:value-type="float" office:value="9380">
            <text:p>9380</text:p>
          </table:table-cell>
          <table:table-cell office:value-type="float" office:value="9505">
            <text:p>9505</text:p>
          </table:table-cell>
          <table:table-cell office:value-type="float" office:value="9305">
            <text:p>9305</text:p>
          </table:table-cell>
          <table:table-cell office:value-type="float" office:value="0.0056">
            <text:p>0.0056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9535">
            <text:p>9535</text:p>
          </table:table-cell>
          <table:table-cell office:value-type="float" office:value="9465">
            <text:p>9465</text:p>
          </table:table-cell>
          <table:table-cell office:value-type="float" office:value="9585">
            <text:p>9585</text:p>
          </table:table-cell>
          <table:table-cell office:value-type="float" office:value="9440">
            <text:p>9440</text:p>
          </table:table-cell>
          <table:table-cell office:value-type="float" office:value="0.0095">
            <text:p>0.0095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9570">
            <text:p>9570</text:p>
          </table:table-cell>
          <table:table-cell office:value-type="float" office:value="9560">
            <text:p>9560</text:p>
          </table:table-cell>
          <table:table-cell office:value-type="float" office:value="9595">
            <text:p>9595</text:p>
          </table:table-cell>
          <table:table-cell office:value-type="float" office:value="9448">
            <text:p>9448</text:p>
          </table:table-cell>
          <table:table-cell office:value-type="float" office:value="0.0037">
            <text:p>0.0037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9605">
            <text:p>9605</text:p>
          </table:table-cell>
          <table:table-cell office:value-type="float" office:value="9590">
            <text:p>9590</text:p>
          </table:table-cell>
          <table:table-cell office:value-type="float" office:value="9635">
            <text:p>9635</text:p>
          </table:table-cell>
          <table:table-cell office:value-type="float" office:value="9574">
            <text:p>9574</text:p>
          </table:table-cell>
          <table:table-cell office:value-type="float" office:value="0.0037">
            <text:p>0.0037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9593.5">
            <text:p>9593.5</text:p>
          </table:table-cell>
          <table:table-cell office:value-type="float" office:value="9625.5">
            <text:p>9625.5</text:p>
          </table:table-cell>
          <table:table-cell office:value-type="float" office:value="9645.5">
            <text:p>9645.5</text:p>
          </table:table-cell>
          <table:table-cell office:value-type="float" office:value="9585.5">
            <text:p>9585.5</text:p>
          </table:table-cell>
          <table:table-cell office:value-type="float" office:value="-0.0012">
            <text:p>-0.0012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9637.5">
            <text:p>9637.5</text:p>
          </table:table-cell>
          <table:table-cell office:value-type="float" office:value="9595.5">
            <text:p>9595.5</text:p>
          </table:table-cell>
          <table:table-cell office:value-type="float" office:value="9707.5">
            <text:p>9707.5</text:p>
          </table:table-cell>
          <table:table-cell office:value-type="float" office:value="9595.5">
            <text:p>9595.5</text:p>
          </table:table-cell>
          <table:table-cell office:value-type="float" office:value="0.0046">
            <text:p>0.0046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9697.5">
            <text:p>9697.5</text:p>
          </table:table-cell>
          <table:table-cell office:value-type="float" office:value="9657.5">
            <text:p>9657.5</text:p>
          </table:table-cell>
          <table:table-cell office:value-type="float" office:value="9777.5">
            <text:p>9777.5</text:p>
          </table:table-cell>
          <table:table-cell office:value-type="float" office:value="9617.5">
            <text:p>9617.5</text:p>
          </table:table-cell>
          <table:table-cell office:value-type="float" office:value="0.0062">
            <text:p>0.0062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9663.5">
            <text:p>9663.5</text:p>
          </table:table-cell>
          <table:table-cell office:value-type="float" office:value="9693.5">
            <text:p>9693.5</text:p>
          </table:table-cell>
          <table:table-cell office:value-type="float" office:value="9773.5">
            <text:p>9773.5</text:p>
          </table:table-cell>
          <table:table-cell office:value-type="float" office:value="9603.5">
            <text:p>9603.5</text:p>
          </table:table-cell>
          <table:table-cell office:value-type="float" office:value="-0.0035">
            <text:p>-0.0035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9717.5">
            <text:p>9717.5</text:p>
          </table:table-cell>
          <table:table-cell office:value-type="float" office:value="9670.5">
            <text:p>9670.5</text:p>
          </table:table-cell>
          <table:table-cell office:value-type="float" office:value="9749.5">
            <text:p>9749.5</text:p>
          </table:table-cell>
          <table:table-cell office:value-type="float" office:value="9670.5">
            <text:p>9670.5</text:p>
          </table:table-cell>
          <table:table-cell office:value-type="float" office:value="0.0056">
            <text:p>0.0056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9722.5">
            <text:p>9722.5</text:p>
          </table:table-cell>
          <table:table-cell office:value-type="float" office:value="9717.5">
            <text:p>9717.5</text:p>
          </table:table-cell>
          <table:table-cell office:value-type="float" office:value="9759.5">
            <text:p>9759.5</text:p>
          </table:table-cell>
          <table:table-cell office:value-type="float" office:value="9662.5">
            <text:p>9662.5</text:p>
          </table:table-cell>
          <table:table-cell office:value-type="float" office:value="0.0005">
            <text:p>0.0005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9795">
            <text:p>9795</text:p>
          </table:table-cell>
          <table:table-cell office:value-type="float" office:value="9725">
            <text:p>9725</text:p>
          </table:table-cell>
          <table:table-cell office:value-type="float" office:value="9816">
            <text:p>9816</text:p>
          </table:table-cell>
          <table:table-cell office:value-type="float" office:value="9725">
            <text:p>9725</text:p>
          </table:table-cell>
          <table:table-cell office:value-type="float" office:value="0.0075">
            <text:p>0.0075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9925">
            <text:p>9925</text:p>
          </table:table-cell>
          <table:table-cell office:value-type="float" office:value="9810">
            <text:p>9810</text:p>
          </table:table-cell>
          <table:table-cell office:value-type="float" office:value="9960">
            <text:p>9960</text:p>
          </table:table-cell>
          <table:table-cell office:value-type="float" office:value="9780">
            <text:p>9780</text:p>
          </table:table-cell>
          <table:table-cell office:value-type="float" office:value="0.0133">
            <text:p>0.0133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10277.5">
            <text:p>10277.5</text:p>
          </table:table-cell>
          <table:table-cell office:value-type="float" office:value="9932.5">
            <text:p>9932.5</text:p>
          </table:table-cell>
          <table:table-cell office:value-type="float" office:value="10287.5">
            <text:p>10287.5</text:p>
          </table:table-cell>
          <table:table-cell office:value-type="float" office:value="9926.5">
            <text:p>9926.5</text:p>
          </table:table-cell>
          <table:table-cell office:value-type="float" office:value="0.0355">
            <text:p>0.0355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10920">
            <text:p>10920</text:p>
          </table:table-cell>
          <table:table-cell office:value-type="float" office:value="10285">
            <text:p>10285</text:p>
          </table:table-cell>
          <table:table-cell office:value-type="float" office:value="10960">
            <text:p>10960</text:p>
          </table:table-cell>
          <table:table-cell office:value-type="float" office:value="10280">
            <text:p>10280</text:p>
          </table:table-cell>
          <table:table-cell office:value-type="float" office:value="0.0625">
            <text:p>0.0625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11580">
            <text:p>11580</text:p>
          </table:table-cell>
          <table:table-cell office:value-type="float" office:value="10930">
            <text:p>10930</text:p>
          </table:table-cell>
          <table:table-cell office:value-type="float" office:value="11670">
            <text:p>11670</text:p>
          </table:table-cell>
          <table:table-cell office:value-type="float" office:value="10920">
            <text:p>10920</text:p>
          </table:table-cell>
          <table:table-cell office:value-type="float" office:value="0.0604">
            <text:p>0.0604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11272.5">
            <text:p>11272.5</text:p>
          </table:table-cell>
          <table:table-cell table:number-columns-repeated="2" office:value-type="float" office:value="11607.5">
            <text:p>11607.5</text:p>
          </table:table-cell>
          <table:table-cell office:value-type="float" office:value="10917.5">
            <text:p>10917.5</text:p>
          </table:table-cell>
          <table:table-cell office:value-type="float" office:value="-0.0266">
            <text:p>-0.0266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11962.5">
            <text:p>11962.5</text:p>
          </table:table-cell>
          <table:table-cell office:value-type="float" office:value="11297.5">
            <text:p>11297.5</text:p>
          </table:table-cell>
          <table:table-cell office:value-type="float" office:value="12007.5">
            <text:p>12007.5</text:p>
          </table:table-cell>
          <table:table-cell office:value-type="float" office:value="11297.5">
            <text:p>11297.5</text:p>
          </table:table-cell>
          <table:table-cell office:value-type="float" office:value="0.0612">
            <text:p>0.0612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12170">
            <text:p>12170</text:p>
          </table:table-cell>
          <table:table-cell office:value-type="float" office:value="11955">
            <text:p>11955</text:p>
          </table:table-cell>
          <table:table-cell office:value-type="float" office:value="12288">
            <text:p>12288</text:p>
          </table:table-cell>
          <table:table-cell office:value-type="float" office:value="11690">
            <text:p>11690</text:p>
          </table:table-cell>
          <table:table-cell office:value-type="float" office:value="0.0173">
            <text:p>0.0173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12210">
            <text:p>12210</text:p>
          </table:table-cell>
          <table:table-cell office:value-type="float" office:value="12190">
            <text:p>12190</text:p>
          </table:table-cell>
          <table:table-cell office:value-type="float" office:value="12275">
            <text:p>12275</text:p>
          </table:table-cell>
          <table:table-cell office:value-type="float" office:value="12005">
            <text:p>12005</text:p>
          </table:table-cell>
          <table:table-cell office:value-type="float" office:value="0.0033">
            <text:p>0.0033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11609">
            <text:p>11609</text:p>
          </table:table-cell>
          <table:table-cell office:value-type="float" office:value="12220">
            <text:p>12220</text:p>
          </table:table-cell>
          <table:table-cell office:value-type="float" office:value="12255">
            <text:p>12255</text:p>
          </table:table-cell>
          <table:table-cell office:value-type="float" office:value="11575">
            <text:p>11575</text:p>
          </table:table-cell>
          <table:table-cell office:value-type="float" office:value="-0.0492">
            <text:p>-0.0492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11360">
            <text:p>11360</text:p>
          </table:table-cell>
          <table:table-cell office:value-type="float" office:value="11610">
            <text:p>11610</text:p>
          </table:table-cell>
          <table:table-cell office:value-type="float" office:value="11670">
            <text:p>11670</text:p>
          </table:table-cell>
          <table:table-cell office:value-type="float" office:value="11250">
            <text:p>11250</text:p>
          </table:table-cell>
          <table:table-cell office:value-type="float" office:value="-0.0214">
            <text:p>-0.0214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11561.5">
            <text:p>11561.5</text:p>
          </table:table-cell>
          <table:table-cell office:value-type="float" office:value="11273.5">
            <text:p>11273.5</text:p>
          </table:table-cell>
          <table:table-cell office:value-type="float" office:value="11658.5">
            <text:p>11658.5</text:p>
          </table:table-cell>
          <table:table-cell office:value-type="float" office:value="11253.5">
            <text:p>11253.5</text:p>
          </table:table-cell>
          <table:table-cell office:value-type="float" office:value="0.0177">
            <text:p>0.0177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11675">
            <text:p>11675</text:p>
          </table:table-cell>
          <table:table-cell office:value-type="float" office:value="11540">
            <text:p>11540</text:p>
          </table:table-cell>
          <table:table-cell office:value-type="float" office:value="11675">
            <text:p>11675</text:p>
          </table:table-cell>
          <table:table-cell office:value-type="float" office:value="11343">
            <text:p>11343</text:p>
          </table:table-cell>
          <table:table-cell office:value-type="float" office:value="0.0098">
            <text:p>0.0098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11855">
            <text:p>11855</text:p>
          </table:table-cell>
          <table:table-cell office:value-type="float" office:value="11710">
            <text:p>11710</text:p>
          </table:table-cell>
          <table:table-cell office:value-type="float" office:value="12115">
            <text:p>12115</text:p>
          </table:table-cell>
          <table:table-cell office:value-type="float" office:value="11710">
            <text:p>11710</text:p>
          </table:table-cell>
          <table:table-cell office:value-type="float" office:value="0.0154">
            <text:p>0.0154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11577.5">
            <text:p>11577.5</text:p>
          </table:table-cell>
          <table:table-cell office:value-type="float" office:value="11827.5">
            <text:p>11827.5</text:p>
          </table:table-cell>
          <table:table-cell office:value-type="float" office:value="11967.5">
            <text:p>11967.5</text:p>
          </table:table-cell>
          <table:table-cell office:value-type="float" office:value="11477.5">
            <text:p>11477.5</text:p>
          </table:table-cell>
          <table:table-cell office:value-type="float" office:value="-0.0234">
            <text:p>-0.0234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11690">
            <text:p>11690</text:p>
          </table:table-cell>
          <table:table-cell office:value-type="float" office:value="11585">
            <text:p>11585</text:p>
          </table:table-cell>
          <table:table-cell office:value-type="float" office:value="11840">
            <text:p>11840</text:p>
          </table:table-cell>
          <table:table-cell office:value-type="float" office:value="11585">
            <text:p>11585</text:p>
          </table:table-cell>
          <table:table-cell office:value-type="float" office:value="0.0097">
            <text:p>0.0097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12185">
            <text:p>12185</text:p>
          </table:table-cell>
          <table:table-cell office:value-type="float" office:value="11700">
            <text:p>11700</text:p>
          </table:table-cell>
          <table:table-cell office:value-type="float" office:value="12235">
            <text:p>12235</text:p>
          </table:table-cell>
          <table:table-cell office:value-type="float" office:value="11695">
            <text:p>11695</text:p>
          </table:table-cell>
          <table:table-cell office:value-type="float" office:value="0.0423">
            <text:p>0.0423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12085">
            <text:p>12085</text:p>
          </table:table-cell>
          <table:table-cell office:value-type="float" office:value="12170">
            <text:p>12170</text:p>
          </table:table-cell>
          <table:table-cell office:value-type="float" office:value="12255">
            <text:p>12255</text:p>
          </table:table-cell>
          <table:table-cell office:value-type="float" office:value="11955">
            <text:p>11955</text:p>
          </table:table-cell>
          <table:table-cell office:value-type="float" office:value="-0.0082">
            <text:p>-0.0082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12204">
            <text:p>12204</text:p>
          </table:table-cell>
          <table:table-cell office:value-type="float" office:value="12105">
            <text:p>12105</text:p>
          </table:table-cell>
          <table:table-cell office:value-type="float" office:value="12221">
            <text:p>12221</text:p>
          </table:table-cell>
          <table:table-cell office:value-type="float" office:value="12080">
            <text:p>12080</text:p>
          </table:table-cell>
          <table:table-cell office:value-type="float" office:value="0.0098">
            <text:p>0.0098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12385">
            <text:p>12385</text:p>
          </table:table-cell>
          <table:table-cell office:value-type="float" office:value="12225">
            <text:p>12225</text:p>
          </table:table-cell>
          <table:table-cell office:value-type="float" office:value="12935">
            <text:p>12935</text:p>
          </table:table-cell>
          <table:table-cell office:value-type="float" office:value="12225">
            <text:p>12225</text:p>
          </table:table-cell>
          <table:table-cell office:value-type="float" office:value="0.0148">
            <text:p>0.0148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12667.5">
            <text:p>12667.5</text:p>
          </table:table-cell>
          <table:table-cell office:value-type="float" office:value="12402.5">
            <text:p>12402.5</text:p>
          </table:table-cell>
          <table:table-cell office:value-type="float" office:value="12752.5">
            <text:p>12752.5</text:p>
          </table:table-cell>
          <table:table-cell office:value-type="float" office:value="12402.5">
            <text:p>12402.5</text:p>
          </table:table-cell>
          <table:table-cell office:value-type="float" office:value="0.0228">
            <text:p>0.0228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12925">
            <text:p>12925</text:p>
          </table:table-cell>
          <table:table-cell office:value-type="float" office:value="12685">
            <text:p>12685</text:p>
          </table:table-cell>
          <table:table-cell office:value-type="float" office:value="12945">
            <text:p>12945</text:p>
          </table:table-cell>
          <table:table-cell office:value-type="float" office:value="12585">
            <text:p>12585</text:p>
          </table:table-cell>
          <table:table-cell office:value-type="float" office:value="0.0203">
            <text:p>0.0203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13075">
            <text:p>13075</text:p>
          </table:table-cell>
          <table:table-cell office:value-type="float" office:value="12955">
            <text:p>12955</text:p>
          </table:table-cell>
          <table:table-cell office:value-type="float" office:value="13250">
            <text:p>13250</text:p>
          </table:table-cell>
          <table:table-cell office:value-type="float" office:value="12900">
            <text:p>12900</text:p>
          </table:table-cell>
          <table:table-cell office:value-type="float" office:value="0.0116">
            <text:p>0.0116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12962.5">
            <text:p>12962.5</text:p>
          </table:table-cell>
          <table:table-cell office:value-type="float" office:value="13057.5">
            <text:p>13057.5</text:p>
          </table:table-cell>
          <table:table-cell office:value-type="float" office:value="13062.5">
            <text:p>13062.5</text:p>
          </table:table-cell>
          <table:table-cell office:value-type="float" office:value="12802.5">
            <text:p>12802.5</text:p>
          </table:table-cell>
          <table:table-cell office:value-type="float" office:value="-0.0086">
            <text:p>-0.0086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13224">
            <text:p>13224</text:p>
          </table:table-cell>
          <table:table-cell office:value-type="float" office:value="12971">
            <text:p>12971</text:p>
          </table:table-cell>
          <table:table-cell office:value-type="float" office:value="13237">
            <text:p>13237</text:p>
          </table:table-cell>
          <table:table-cell office:value-type="float" office:value="12970">
            <text:p>12970</text:p>
          </table:table-cell>
          <table:table-cell office:value-type="float" office:value="0.0202">
            <text:p>0.0202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13332.5">
            <text:p>13332.5</text:p>
          </table:table-cell>
          <table:table-cell office:value-type="float" office:value="13202.5">
            <text:p>13202.5</text:p>
          </table:table-cell>
          <table:table-cell office:value-type="float" office:value="13386.5">
            <text:p>13386.5</text:p>
          </table:table-cell>
          <table:table-cell office:value-type="float" office:value="13191.5">
            <text:p>13191.5</text:p>
          </table:table-cell>
          <table:table-cell office:value-type="float" office:value="0.0082">
            <text:p>0.0082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13527.5">
            <text:p>13527.5</text:p>
          </table:table-cell>
          <table:table-cell office:value-type="float" office:value="13342.5">
            <text:p>13342.5</text:p>
          </table:table-cell>
          <table:table-cell office:value-type="float" office:value="13527.5">
            <text:p>13527.5</text:p>
          </table:table-cell>
          <table:table-cell office:value-type="float" office:value="13277.5">
            <text:p>13277.5</text:p>
          </table:table-cell>
          <table:table-cell office:value-type="float" office:value="0.0146">
            <text:p>0.0146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14050">
            <text:p>14050</text:p>
          </table:table-cell>
          <table:table-cell office:value-type="float" office:value="13495">
            <text:p>13495</text:p>
          </table:table-cell>
          <table:table-cell office:value-type="float" office:value="14140">
            <text:p>14140</text:p>
          </table:table-cell>
          <table:table-cell office:value-type="float" office:value="13474">
            <text:p>13474</text:p>
          </table:table-cell>
          <table:table-cell office:value-type="float" office:value="0.0386">
            <text:p>0.0386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14650">
            <text:p>14650</text:p>
          </table:table-cell>
          <table:table-cell office:value-type="float" office:value="14050">
            <text:p>14050</text:p>
          </table:table-cell>
          <table:table-cell office:value-type="float" office:value="14735">
            <text:p>14735</text:p>
          </table:table-cell>
          <table:table-cell office:value-type="float" office:value="14045">
            <text:p>14045</text:p>
          </table:table-cell>
          <table:table-cell office:value-type="float" office:value="0.0427">
            <text:p>0.0427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13687.5">
            <text:p>13687.5</text:p>
          </table:table-cell>
          <table:table-cell office:value-type="float" office:value="14632.5">
            <text:p>14632.5</text:p>
          </table:table-cell>
          <table:table-cell office:value-type="float" office:value="14717.5">
            <text:p>14717.5</text:p>
          </table:table-cell>
          <table:table-cell office:value-type="float" office:value="13212.5">
            <text:p>13212.5</text:p>
          </table:table-cell>
          <table:table-cell office:value-type="float" office:value="-0.0657">
            <text:p>-0.0657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13835">
            <text:p>13835</text:p>
          </table:table-cell>
          <table:table-cell office:value-type="float" office:value="13655">
            <text:p>13655</text:p>
          </table:table-cell>
          <table:table-cell office:value-type="float" office:value="13850">
            <text:p>13850</text:p>
          </table:table-cell>
          <table:table-cell office:value-type="float" office:value="13425">
            <text:p>13425</text:p>
          </table:table-cell>
          <table:table-cell office:value-type="float" office:value="0.0108">
            <text:p>0.0108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13787.5">
            <text:p>13787.5</text:p>
          </table:table-cell>
          <table:table-cell office:value-type="float" office:value="13827.5">
            <text:p>13827.5</text:p>
          </table:table-cell>
          <table:table-cell office:value-type="float" office:value="14092.5">
            <text:p>14092.5</text:p>
          </table:table-cell>
          <table:table-cell office:value-type="float" office:value="13532.5">
            <text:p>13532.5</text:p>
          </table:table-cell>
          <table:table-cell office:value-type="float" office:value="-0.0034">
            <text:p>-0.0034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13775">
            <text:p>13775</text:p>
          </table:table-cell>
          <table:table-cell office:value-type="float" office:value="13805">
            <text:p>13805</text:p>
          </table:table-cell>
          <table:table-cell office:value-type="float" office:value="13980">
            <text:p>13980</text:p>
          </table:table-cell>
          <table:table-cell office:value-type="float" office:value="13755">
            <text:p>13755</text:p>
          </table:table-cell>
          <table:table-cell office:value-type="float" office:value="-0.0009">
            <text:p>-0.0009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13372">
            <text:p>13372</text:p>
          </table:table-cell>
          <table:table-cell office:value-type="float" office:value="13755">
            <text:p>13755</text:p>
          </table:table-cell>
          <table:table-cell office:value-type="float" office:value="13825">
            <text:p>13825</text:p>
          </table:table-cell>
          <table:table-cell office:value-type="float" office:value="13295">
            <text:p>13295</text:p>
          </table:table-cell>
          <table:table-cell office:value-type="float" office:value="-0.0293">
            <text:p>-0.0293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13260">
            <text:p>13260</text:p>
          </table:table-cell>
          <table:table-cell office:value-type="float" office:value="13330">
            <text:p>13330</text:p>
          </table:table-cell>
          <table:table-cell office:value-type="float" office:value="13435">
            <text:p>13435</text:p>
          </table:table-cell>
          <table:table-cell office:value-type="float" office:value="12955">
            <text:p>12955</text:p>
          </table:table-cell>
          <table:table-cell office:value-type="float" office:value="-0.0084">
            <text:p>-0.0084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13185">
            <text:p>13185</text:p>
          </table:table-cell>
          <table:table-cell office:value-type="float" office:value="13175">
            <text:p>13175</text:p>
          </table:table-cell>
          <table:table-cell office:value-type="float" office:value="13250">
            <text:p>13250</text:p>
          </table:table-cell>
          <table:table-cell office:value-type="float" office:value="13085">
            <text:p>13085</text:p>
          </table:table-cell>
          <table:table-cell office:value-type="float" office:value="-0.0057">
            <text:p>-0.0057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13660">
            <text:p>13660</text:p>
          </table:table-cell>
          <table:table-cell office:value-type="float" office:value="13175">
            <text:p>13175</text:p>
          </table:table-cell>
          <table:table-cell office:value-type="float" office:value="13695">
            <text:p>13695</text:p>
          </table:table-cell>
          <table:table-cell office:value-type="float" office:value="13135">
            <text:p>13135</text:p>
          </table:table-cell>
          <table:table-cell office:value-type="float" office:value="0.036">
            <text:p>0.036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13212.5">
            <text:p>13212.5</text:p>
          </table:table-cell>
          <table:table-cell office:value-type="float" office:value="13652.5">
            <text:p>13652.5</text:p>
          </table:table-cell>
          <table:table-cell office:value-type="float" office:value="13700.5">
            <text:p>13700.5</text:p>
          </table:table-cell>
          <table:table-cell office:value-type="float" office:value="13132.5">
            <text:p>13132.5</text:p>
          </table:table-cell>
          <table:table-cell office:value-type="float" office:value="-0.0328">
            <text:p>-0.0328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13098.5">
            <text:p>13098.5</text:p>
          </table:table-cell>
          <table:table-cell office:value-type="float" office:value="13156.5">
            <text:p>13156.5</text:p>
          </table:table-cell>
          <table:table-cell office:value-type="float" office:value="13181.5">
            <text:p>13181.5</text:p>
          </table:table-cell>
          <table:table-cell office:value-type="float" office:value="13061.5">
            <text:p>13061.5</text:p>
          </table:table-cell>
          <table:table-cell office:value-type="float" office:value="-0.0086">
            <text:p>-0.0086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13267.5">
            <text:p>13267.5</text:p>
          </table:table-cell>
          <table:table-cell office:value-type="float" office:value="13082.5">
            <text:p>13082.5</text:p>
          </table:table-cell>
          <table:table-cell office:value-type="float" office:value="13308.5">
            <text:p>13308.5</text:p>
          </table:table-cell>
          <table:table-cell office:value-type="float" office:value="13062.5">
            <text:p>13062.5</text:p>
          </table:table-cell>
          <table:table-cell office:value-type="float" office:value="0.0129">
            <text:p>0.0129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13051">
            <text:p>13051</text:p>
          </table:table-cell>
          <table:table-cell office:value-type="float" office:value="13264">
            <text:p>13264</text:p>
          </table:table-cell>
          <table:table-cell office:value-type="float" office:value="13282">
            <text:p>13282</text:p>
          </table:table-cell>
          <table:table-cell office:value-type="float" office:value="12919">
            <text:p>12919</text:p>
          </table:table-cell>
          <table:table-cell office:value-type="float" office:value="-0.0163">
            <text:p>-0.0163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13048">
            <text:p>13048</text:p>
          </table:table-cell>
          <table:table-cell office:value-type="float" office:value="13021">
            <text:p>13021</text:p>
          </table:table-cell>
          <table:table-cell office:value-type="float" office:value="13076">
            <text:p>13076</text:p>
          </table:table-cell>
          <table:table-cell office:value-type="float" office:value="12951">
            <text:p>12951</text:p>
          </table:table-cell>
          <table:table-cell office:value-type="float" office:value="-0.0002">
            <text:p>-0.0002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13552.5">
            <text:p>13552.5</text:p>
          </table:table-cell>
          <table:table-cell office:value-type="float" office:value="13027.5">
            <text:p>13027.5</text:p>
          </table:table-cell>
          <table:table-cell office:value-type="float" office:value="13577.5">
            <text:p>13577.5</text:p>
          </table:table-cell>
          <table:table-cell office:value-type="float" office:value="13027.5">
            <text:p>13027.5</text:p>
          </table:table-cell>
          <table:table-cell office:value-type="float" office:value="0.0387">
            <text:p>0.0387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13472.5">
            <text:p>13472.5</text:p>
          </table:table-cell>
          <table:table-cell office:value-type="float" office:value="13572.5">
            <text:p>13572.5</text:p>
          </table:table-cell>
          <table:table-cell office:value-type="float" office:value="13587.5">
            <text:p>13587.5</text:p>
          </table:table-cell>
          <table:table-cell office:value-type="float" office:value="13272.5">
            <text:p>13272.5</text:p>
          </table:table-cell>
          <table:table-cell office:value-type="float" office:value="-0.0059">
            <text:p>-0.0059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13352">
            <text:p>13352</text:p>
          </table:table-cell>
          <table:table-cell office:value-type="float" office:value="13465">
            <text:p>13465</text:p>
          </table:table-cell>
          <table:table-cell office:value-type="float" office:value="13490">
            <text:p>13490</text:p>
          </table:table-cell>
          <table:table-cell office:value-type="float" office:value="13265">
            <text:p>13265</text:p>
          </table:table-cell>
          <table:table-cell office:value-type="float" office:value="-0.0089">
            <text:p>-0.0089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13336">
            <text:p>13336</text:p>
          </table:table-cell>
          <table:table-cell office:value-type="float" office:value="13345">
            <text:p>13345</text:p>
          </table:table-cell>
          <table:table-cell office:value-type="float" office:value="13390">
            <text:p>13390</text:p>
          </table:table-cell>
          <table:table-cell office:value-type="float" office:value="13285">
            <text:p>13285</text:p>
          </table:table-cell>
          <table:table-cell office:value-type="float" office:value="-0.0012">
            <text:p>-0.0012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13325.5">
            <text:p>13325.5</text:p>
          </table:table-cell>
          <table:table-cell office:value-type="float" office:value="13357.5">
            <text:p>13357.5</text:p>
          </table:table-cell>
          <table:table-cell office:value-type="float" office:value="13397.5">
            <text:p>13397.5</text:p>
          </table:table-cell>
          <table:table-cell office:value-type="float" office:value="13297.5">
            <text:p>13297.5</text:p>
          </table:table-cell>
          <table:table-cell office:value-type="float" office:value="-0.0008">
            <text:p>-0.0008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13329">
            <text:p>13329</text:p>
          </table:table-cell>
          <table:table-cell office:value-type="float" office:value="13317">
            <text:p>13317</text:p>
          </table:table-cell>
          <table:table-cell office:value-type="float" office:value="13347">
            <text:p>13347</text:p>
          </table:table-cell>
          <table:table-cell office:value-type="float" office:value="13247">
            <text:p>13247</text:p>
          </table:table-cell>
          <table:table-cell office:value-type="float" office:value="0.0003">
            <text:p>0.0003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13322.5">
            <text:p>13322.5</text:p>
          </table:table-cell>
          <table:table-cell office:value-type="float" office:value="13326.5">
            <text:p>13326.5</text:p>
          </table:table-cell>
          <table:table-cell office:value-type="float" office:value="13416.5">
            <text:p>13416.5</text:p>
          </table:table-cell>
          <table:table-cell office:value-type="float" office:value="13281.5">
            <text:p>13281.5</text:p>
          </table:table-cell>
          <table:table-cell office:value-type="float" office:value="-0.0005">
            <text:p>-0.0005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13327.5">
            <text:p>13327.5</text:p>
          </table:table-cell>
          <table:table-cell office:value-type="float" office:value="13302.5">
            <text:p>13302.5</text:p>
          </table:table-cell>
          <table:table-cell office:value-type="float" office:value="13327.5">
            <text:p>13327.5</text:p>
          </table:table-cell>
          <table:table-cell office:value-type="float" office:value="13272.5">
            <text:p>13272.5</text:p>
          </table:table-cell>
          <table:table-cell office:value-type="float" office:value="0.0004">
            <text:p>0.0004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13325">
            <text:p>13325</text:p>
          </table:table-cell>
          <table:table-cell office:value-type="float" office:value="13301">
            <text:p>13301</text:p>
          </table:table-cell>
          <table:table-cell office:value-type="float" office:value="13411">
            <text:p>13411</text:p>
          </table:table-cell>
          <table:table-cell office:value-type="float" office:value="13296">
            <text:p>13296</text:p>
          </table:table-cell>
          <table:table-cell office:value-type="float" office:value="-0.0002">
            <text:p>-0.0002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13343">
            <text:p>13343</text:p>
          </table:table-cell>
          <table:table-cell office:value-type="float" office:value="13316">
            <text:p>13316</text:p>
          </table:table-cell>
          <table:table-cell office:value-type="float" office:value="13381">
            <text:p>13381</text:p>
          </table:table-cell>
          <table:table-cell office:value-type="float" office:value="13301">
            <text:p>13301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13471.5">
            <text:p>13471.5</text:p>
          </table:table-cell>
          <table:table-cell office:value-type="float" office:value="13341.5">
            <text:p>13341.5</text:p>
          </table:table-cell>
          <table:table-cell office:value-type="float" office:value="13551.5">
            <text:p>13551.5</text:p>
          </table:table-cell>
          <table:table-cell office:value-type="float" office:value="13136.5">
            <text:p>13136.5</text:p>
          </table:table-cell>
          <table:table-cell office:value-type="float" office:value="0.0096">
            <text:p>0.0096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13562.5">
            <text:p>13562.5</text:p>
          </table:table-cell>
          <table:table-cell office:value-type="float" office:value="13477.5">
            <text:p>13477.5</text:p>
          </table:table-cell>
          <table:table-cell office:value-type="float" office:value="13642.5">
            <text:p>13642.5</text:p>
          </table:table-cell>
          <table:table-cell office:value-type="float" office:value="13457.5">
            <text:p>13457.5</text:p>
          </table:table-cell>
          <table:table-cell office:value-type="float" office:value="0.0068">
            <text:p>0.0068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13526">
            <text:p>13526</text:p>
          </table:table-cell>
          <table:table-cell office:value-type="float" office:value="13582">
            <text:p>13582</text:p>
          </table:table-cell>
          <table:table-cell office:value-type="float" office:value="13597">
            <text:p>13597</text:p>
          </table:table-cell>
          <table:table-cell office:value-type="float" office:value="13467">
            <text:p>13467</text:p>
          </table:table-cell>
          <table:table-cell office:value-type="float" office:value="-0.0027">
            <text:p>-0.0027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13567.5">
            <text:p>13567.5</text:p>
          </table:table-cell>
          <table:table-cell office:value-type="float" office:value="13532.5">
            <text:p>13532.5</text:p>
          </table:table-cell>
          <table:table-cell office:value-type="float" office:value="13593.5">
            <text:p>13593.5</text:p>
          </table:table-cell>
          <table:table-cell office:value-type="float" office:value="13512.5">
            <text:p>13512.5</text:p>
          </table:table-cell>
          <table:table-cell office:value-type="float" office:value="0.0031">
            <text:p>0.0031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13388.5">
            <text:p>13388.5</text:p>
          </table:table-cell>
          <table:table-cell office:value-type="float" office:value="13536.5">
            <text:p>13536.5</text:p>
          </table:table-cell>
          <table:table-cell office:value-type="float" office:value="13554.5">
            <text:p>13554.5</text:p>
          </table:table-cell>
          <table:table-cell office:value-type="float" office:value="13266.5">
            <text:p>13266.5</text:p>
          </table:table-cell>
          <table:table-cell office:value-type="float" office:value="-0.0132">
            <text:p>-0.0132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13745">
            <text:p>13745</text:p>
          </table:table-cell>
          <table:table-cell office:value-type="float" office:value="13390">
            <text:p>13390</text:p>
          </table:table-cell>
          <table:table-cell office:value-type="float" office:value="13755">
            <text:p>13755</text:p>
          </table:table-cell>
          <table:table-cell office:value-type="float" office:value="13390">
            <text:p>13390</text:p>
          </table:table-cell>
          <table:table-cell office:value-type="float" office:value="0.0266">
            <text:p>0.0266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13765">
            <text:p>13765</text:p>
          </table:table-cell>
          <table:table-cell office:value-type="float" office:value="13785">
            <text:p>13785</text:p>
          </table:table-cell>
          <table:table-cell office:value-type="float" office:value="13805">
            <text:p>13805</text:p>
          </table:table-cell>
          <table:table-cell office:value-type="float" office:value="13700">
            <text:p>13700</text:p>
          </table:table-cell>
          <table:table-cell office:value-type="float" office:value="0.0015">
            <text:p>0.0015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13912.5">
            <text:p>13912.5</text:p>
          </table:table-cell>
          <table:table-cell office:value-type="float" office:value="13742.5">
            <text:p>13742.5</text:p>
          </table:table-cell>
          <table:table-cell office:value-type="float" office:value="13932.5">
            <text:p>13932.5</text:p>
          </table:table-cell>
          <table:table-cell office:value-type="float" office:value="13737.5">
            <text:p>13737.5</text:p>
          </table:table-cell>
          <table:table-cell office:value-type="float" office:value="0.0107">
            <text:p>0.0107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13895">
            <text:p>13895</text:p>
          </table:table-cell>
          <table:table-cell office:value-type="float" office:value="13920">
            <text:p>13920</text:p>
          </table:table-cell>
          <table:table-cell office:value-type="float" office:value="14215">
            <text:p>14215</text:p>
          </table:table-cell>
          <table:table-cell office:value-type="float" office:value="13875">
            <text:p>13875</text:p>
          </table:table-cell>
          <table:table-cell office:value-type="float" office:value="-0.0013">
            <text:p>-0.0013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14330">
            <text:p>14330</text:p>
          </table:table-cell>
          <table:table-cell office:value-type="float" office:value="13855">
            <text:p>13855</text:p>
          </table:table-cell>
          <table:table-cell office:value-type="float" office:value="14415">
            <text:p>14415</text:p>
          </table:table-cell>
          <table:table-cell office:value-type="float" office:value="13835">
            <text:p>13835</text:p>
          </table:table-cell>
          <table:table-cell office:value-type="float" office:value="0.0313">
            <text:p>0.0313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14420">
            <text:p>14420</text:p>
          </table:table-cell>
          <table:table-cell office:value-type="float" office:value="14255">
            <text:p>14255</text:p>
          </table:table-cell>
          <table:table-cell office:value-type="float" office:value="14565">
            <text:p>14565</text:p>
          </table:table-cell>
          <table:table-cell office:value-type="float" office:value="14255">
            <text:p>14255</text:p>
          </table:table-cell>
          <table:table-cell office:value-type="float" office:value="0.0063">
            <text:p>0.0063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14730">
            <text:p>14730</text:p>
          </table:table-cell>
          <table:table-cell office:value-type="float" office:value="14430">
            <text:p>14430</text:p>
          </table:table-cell>
          <table:table-cell office:value-type="float" office:value="14735">
            <text:p>14735</text:p>
          </table:table-cell>
          <table:table-cell office:value-type="float" office:value="14395">
            <text:p>14395</text:p>
          </table:table-cell>
          <table:table-cell office:value-type="float" office:value="0.0215">
            <text:p>0.0215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14901.5">
            <text:p>14901.5</text:p>
          </table:table-cell>
          <table:table-cell office:value-type="float" office:value="14736.5">
            <text:p>14736.5</text:p>
          </table:table-cell>
          <table:table-cell office:value-type="float" office:value="14941.5">
            <text:p>14941.5</text:p>
          </table:table-cell>
          <table:table-cell office:value-type="float" office:value="14736.5">
            <text:p>14736.5</text:p>
          </table:table-cell>
          <table:table-cell office:value-type="float" office:value="0.0116">
            <text:p>0.0116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15202.5">
            <text:p>15202.5</text:p>
          </table:table-cell>
          <table:table-cell office:value-type="float" office:value="14882.5">
            <text:p>14882.5</text:p>
          </table:table-cell>
          <table:table-cell office:value-type="float" office:value="15267.5">
            <text:p>15267.5</text:p>
          </table:table-cell>
          <table:table-cell office:value-type="float" office:value="14882.5">
            <text:p>14882.5</text:p>
          </table:table-cell>
          <table:table-cell office:value-type="float" office:value="0.0202">
            <text:p>0.0202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14302.5">
            <text:p>14302.5</text:p>
          </table:table-cell>
          <table:table-cell office:value-type="float" office:value="15182.5">
            <text:p>15182.5</text:p>
          </table:table-cell>
          <table:table-cell office:value-type="float" office:value="15200.5">
            <text:p>15200.5</text:p>
          </table:table-cell>
          <table:table-cell office:value-type="float" office:value="14252.5">
            <text:p>14252.5</text:p>
          </table:table-cell>
          <table:table-cell office:value-type="float" office:value="-0.0592">
            <text:p>-0.0592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14380">
            <text:p>14380</text:p>
          </table:table-cell>
          <table:table-cell office:value-type="float" office:value="14255">
            <text:p>14255</text:p>
          </table:table-cell>
          <table:table-cell office:value-type="float" office:value="14655">
            <text:p>14655</text:p>
          </table:table-cell>
          <table:table-cell office:value-type="float" office:value="14210">
            <text:p>14210</text:p>
          </table:table-cell>
          <table:table-cell office:value-type="float" office:value="0.0054">
            <text:p>0.0054</text:p>
          </table:table-cell>
        </table:table-row>
        <table:table-row table:style-name="ro2">
          <table:table-cell office:value-type="date" office:date-value="2019-01-01">
            <text:p>Jan <text:s/>2019</text:p>
          </table:table-cell>
          <table:table-cell office:value-type="float" office:value="13972.5">
            <text:p>13972.5</text:p>
          </table:table-cell>
          <table:table-cell office:value-type="float" office:value="14422.5">
            <text:p>14422.5</text:p>
          </table:table-cell>
          <table:table-cell office:value-type="float" office:value="14487.5">
            <text:p>14487.5</text:p>
          </table:table-cell>
          <table:table-cell office:value-type="float" office:value="13957.5">
            <text:p>13957.5</text:p>
          </table:table-cell>
          <table:table-cell office:value-type="float" office:value="-0.0283">
            <text:p>-0.0283</text:p>
          </table:table-cell>
        </table:table-row>
        <table:table-row table:style-name="ro2">
          <table:table-cell office:value-type="date" office:date-value="2019-02-01">
            <text:p>Feb <text:s/>2019</text:p>
          </table:table-cell>
          <table:table-cell office:value-type="float" office:value="14065">
            <text:p>14065</text:p>
          </table:table-cell>
          <table:table-cell office:value-type="float" office:value="13945">
            <text:p>13945</text:p>
          </table:table-cell>
          <table:table-cell office:value-type="float" office:value="14160">
            <text:p>14160</text:p>
          </table:table-cell>
          <table:table-cell office:value-type="float" office:value="13890">
            <text:p>13890</text:p>
          </table:table-cell>
          <table:table-cell office:value-type="float" office:value="0.0066">
            <text:p>0.0066</text:p>
          </table:table-cell>
        </table:table-row>
        <table:table-row table:style-name="ro2">
          <table:table-cell office:value-type="date" office:date-value="2019-03-01">
            <text:p>Mar <text:s/>2019</text:p>
          </table:table-cell>
          <table:table-cell office:value-type="float" office:value="14240">
            <text:p>14240</text:p>
          </table:table-cell>
          <table:table-cell office:value-type="float" office:value="14102">
            <text:p>14102</text:p>
          </table:table-cell>
          <table:table-cell office:value-type="float" office:value="14340">
            <text:p>14340</text:p>
          </table:table-cell>
          <table:table-cell office:value-type="float" office:value="14084">
            <text:p>14084</text:p>
          </table:table-cell>
          <table:table-cell office:value-type="float" office:value="0.0124">
            <text:p>0.0124</text:p>
          </table:table-cell>
        </table:table-row>
        <table:table-row table:style-name="ro2">
          <table:table-cell office:value-type="date" office:date-value="2019-04-01">
            <text:p>Apr <text:s/>2019</text:p>
          </table:table-cell>
          <table:table-cell office:value-type="float" office:value="14250">
            <text:p>14250</text:p>
          </table:table-cell>
          <table:table-cell office:value-type="float" office:value="14225">
            <text:p>14225</text:p>
          </table:table-cell>
          <table:table-cell office:value-type="float" office:value="14265">
            <text:p>14265</text:p>
          </table:table-cell>
          <table:table-cell office:value-type="float" office:value="13995">
            <text:p>13995</text:p>
          </table:table-cell>
          <table:table-cell office:value-type="float" office:value="0.0007">
            <text:p>0.0007</text:p>
          </table:table-cell>
        </table:table-row>
        <table:table-row table:style-name="ro2">
          <table:table-cell office:value-type="date" office:date-value="2019-05-01">
            <text:p>May <text:s/>2019</text:p>
          </table:table-cell>
          <table:table-cell office:value-type="float" office:value="14275">
            <text:p>14275</text:p>
          </table:table-cell>
          <table:table-cell office:value-type="float" office:value="14205">
            <text:p>14205</text:p>
          </table:table-cell>
          <table:table-cell office:value-type="float" office:value="14530">
            <text:p>14530</text:p>
          </table:table-cell>
          <table:table-cell office:value-type="float" office:value="14205">
            <text:p>14205</text:p>
          </table:table-cell>
          <table:table-cell office:value-type="float" office:value="0.0018">
            <text:p>0.0018</text:p>
          </table:table-cell>
        </table:table-row>
        <table:table-row table:style-name="ro2">
          <table:table-cell office:value-type="date" office:date-value="2019-06-01">
            <text:p>Jun <text:s/>2019</text:p>
          </table:table-cell>
          <table:table-cell office:value-type="float" office:value="14127.5">
            <text:p>14127.5</text:p>
          </table:table-cell>
          <table:table-cell office:value-type="float" office:value="14202.5">
            <text:p>14202.5</text:p>
          </table:table-cell>
          <table:table-cell office:value-type="float" office:value="14352.5">
            <text:p>14352.5</text:p>
          </table:table-cell>
          <table:table-cell office:value-type="float" office:value="14077.5">
            <text:p>14077.5</text:p>
          </table:table-cell>
          <table:table-cell office:value-type="float" office:value="-0.0103">
            <text:p>-0.0103</text:p>
          </table:table-cell>
        </table:table-row>
        <table:table-row table:style-name="ro2">
          <table:table-cell office:value-type="date" office:date-value="2019-07-01">
            <text:p>Jul <text:s/>2019</text:p>
          </table:table-cell>
          <table:table-cell office:value-type="float" office:value="14017">
            <text:p>14017</text:p>
          </table:table-cell>
          <table:table-cell office:value-type="float" office:value="14085">
            <text:p>14085</text:p>
          </table:table-cell>
          <table:table-cell office:value-type="float" office:value="14170">
            <text:p>14170</text:p>
          </table:table-cell>
          <table:table-cell office:value-type="float" office:value="13890">
            <text:p>13890</text:p>
          </table:table-cell>
          <table:table-cell office:value-type="float" office:value="-0.0078">
            <text:p>-0.0078</text:p>
          </table:table-cell>
        </table:table-row>
        <table:table-row table:style-name="ro2">
          <table:table-cell office:value-type="date" office:date-value="2019-08-01">
            <text:p>Aug <text:s/>2019</text:p>
          </table:table-cell>
          <table:table-cell office:value-type="float" office:value="14185">
            <text:p>14185</text:p>
          </table:table-cell>
          <table:table-cell office:value-type="float" office:value="14060">
            <text:p>14060</text:p>
          </table:table-cell>
          <table:table-cell office:value-type="float" office:value="14355">
            <text:p>14355</text:p>
          </table:table-cell>
          <table:table-cell office:value-type="float" office:value="14060">
            <text:p>14060</text:p>
          </table:table-cell>
          <table:table-cell office:value-type="float" office:value="0.012">
            <text:p>0.012</text:p>
          </table:table-cell>
        </table:table-row>
        <table:table-row table:style-name="ro2">
          <table:table-cell office:value-type="date" office:date-value="2019-09-01">
            <text:p>Sep <text:s/>2019</text:p>
          </table:table-cell>
          <table:table-cell office:value-type="float" office:value="14195">
            <text:p>14195</text:p>
          </table:table-cell>
          <table:table-cell office:value-type="float" office:value="14186">
            <text:p>14186</text:p>
          </table:table-cell>
          <table:table-cell office:value-type="float" office:value="14235">
            <text:p>14235</text:p>
          </table:table-cell>
          <table:table-cell office:value-type="float" office:value="13905">
            <text:p>13905</text:p>
          </table:table-cell>
          <table:table-cell office:value-type="float" office:value="0.0007">
            <text:p>0.0007</text:p>
          </table:table-cell>
        </table:table-row>
        <table:table-row table:style-name="ro2">
          <table:table-cell office:value-type="date" office:date-value="2019-10-01">
            <text:p>Oct <text:s/>2019</text:p>
          </table:table-cell>
          <table:table-cell office:value-type="float" office:value="14037">
            <text:p>14037</text:p>
          </table:table-cell>
          <table:table-cell office:value-type="float" office:value="14180">
            <text:p>14180</text:p>
          </table:table-cell>
          <table:table-cell office:value-type="float" office:value="14220">
            <text:p>14220</text:p>
          </table:table-cell>
          <table:table-cell office:value-type="float" office:value="13985">
            <text:p>13985</text:p>
          </table:table-cell>
          <table:table-cell office:value-type="float" office:value="-0.0111">
            <text:p>-0.0111</text:p>
          </table:table-cell>
        </table:table-row>
        <table:table-row table:style-name="ro2">
          <table:table-cell office:value-type="date" office:date-value="2019-11-01">
            <text:p>Nov <text:s/>2019</text:p>
          </table:table-cell>
          <table:table-cell office:value-type="float" office:value="14105">
            <text:p>14105</text:p>
          </table:table-cell>
          <table:table-cell office:value-type="float" office:value="14045">
            <text:p>14045</text:p>
          </table:table-cell>
          <table:table-cell office:value-type="float" office:value="14120">
            <text:p>14120</text:p>
          </table:table-cell>
          <table:table-cell office:value-type="float" office:value="13970">
            <text:p>13970</text:p>
          </table:table-cell>
          <table:table-cell office:value-type="float" office:value="0.0048">
            <text:p>0.0048</text:p>
          </table:table-cell>
        </table:table-row>
        <table:table-row table:style-name="ro2">
          <table:table-cell office:value-type="date" office:date-value="2019-12-01">
            <text:p>Dec <text:s/>2019</text:p>
          </table:table-cell>
          <table:table-cell office:value-type="float" office:value="13882.5">
            <text:p>13882.5</text:p>
          </table:table-cell>
          <table:table-cell office:value-type="float" office:value="14102.5">
            <text:p>14102.5</text:p>
          </table:table-cell>
          <table:table-cell office:value-type="float" office:value="14132.5">
            <text:p>14132.5</text:p>
          </table:table-cell>
          <table:table-cell office:value-type="float" office:value="13862.5">
            <text:p>13862.5</text:p>
          </table:table-cell>
          <table:table-cell office:value-type="float" office:value="-0.0158">
            <text:p>-0.0158</text:p>
          </table:table-cell>
        </table:table-row>
        <table:table-row table:style-name="ro2">
          <table:table-cell office:value-type="date" office:date-value="2020-01-01">
            <text:p>Jan <text:s/>2020</text:p>
          </table:table-cell>
          <table:table-cell office:value-type="float" office:value="13572.5">
            <text:p>13572.5</text:p>
          </table:table-cell>
          <table:table-cell office:value-type="float" office:value="13872.5">
            <text:p>13872.5</text:p>
          </table:table-cell>
          <table:table-cell office:value-type="float" office:value="13970">
            <text:p>13970</text:p>
          </table:table-cell>
          <table:table-cell office:value-type="float" office:value="13570">
            <text:p>13570</text:p>
          </table:table-cell>
          <table:table-cell office:value-type="float" office:value="-0.0223">
            <text:p>-0.0223</text:p>
          </table:table-cell>
        </table:table-row>
      </table:table>
      <table:table table:name="WEATH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Temperature - (Celsius)</text:p>
          </table:table-cell>
          <table:table-cell office:value-type="string">
            <text:p>Rainfall - (MM)</text:p>
          </table:table-cell>
        </table:table-row>
        <table:table-row table:style-name="ro2">
          <table:table-cell office:value-type="date" office:date-value="1991-01-01">
            <text:p>Jan <text:s/>1991</text:p>
          </table:table-cell>
          <table:table-cell office:value-type="float" office:value="25.922">
            <text:p>25.922</text:p>
          </table:table-cell>
          <table:table-cell office:value-type="float" office:value="286.422">
            <text:p>286.422</text:p>
          </table:table-cell>
        </table:table-row>
        <table:table-row table:style-name="ro2">
          <table:table-cell office:value-type="date" office:date-value="1991-02-01">
            <text:p>Feb <text:s/>1991</text:p>
          </table:table-cell>
          <table:table-cell office:value-type="float" office:value="25.822">
            <text:p>25.822</text:p>
          </table:table-cell>
          <table:table-cell office:value-type="float" office:value="221.054">
            <text:p>221.054</text:p>
          </table:table-cell>
        </table:table-row>
        <table:table-row table:style-name="ro2">
          <table:table-cell office:value-type="date" office:date-value="1991-03-01">
            <text:p>Mar <text:s/>1991</text:p>
          </table:table-cell>
          <table:table-cell office:value-type="float" office:value="26.2723">
            <text:p>26.2723</text:p>
          </table:table-cell>
          <table:table-cell office:value-type="float" office:value="292.505">
            <text:p>292.505</text:p>
          </table:table-cell>
        </table:table-row>
        <table:table-row table:style-name="ro2">
          <table:table-cell office:value-type="date" office:date-value="1991-04-01">
            <text:p>Apr <text:s/>1991</text:p>
          </table:table-cell>
          <table:table-cell office:value-type="float" office:value="26.4782">
            <text:p>26.4782</text:p>
          </table:table-cell>
          <table:table-cell office:value-type="float" office:value="317.45">
            <text:p>317.45</text:p>
          </table:table-cell>
        </table:table-row>
        <table:table-row table:style-name="ro2">
          <table:table-cell office:value-type="date" office:date-value="1991-05-01">
            <text:p>May <text:s/>1991</text:p>
          </table:table-cell>
          <table:table-cell office:value-type="float" office:value="26.2828">
            <text:p>26.2828</text:p>
          </table:table-cell>
          <table:table-cell office:value-type="float" office:value="210.082">
            <text:p>210.082</text:p>
          </table:table-cell>
        </table:table-row>
        <table:table-row table:style-name="ro2">
          <table:table-cell office:value-type="date" office:date-value="1991-06-01">
            <text:p>Jun <text:s/>1991</text:p>
          </table:table-cell>
          <table:table-cell office:value-type="float" office:value="26.4038">
            <text:p>26.4038</text:p>
          </table:table-cell>
          <table:table-cell office:value-type="float" office:value="112.514">
            <text:p>112.514</text:p>
          </table:table-cell>
        </table:table-row>
        <table:table-row table:style-name="ro2">
          <table:table-cell office:value-type="date" office:date-value="1991-07-01">
            <text:p>Jul <text:s/>1991</text:p>
          </table:table-cell>
          <table:table-cell office:value-type="float" office:value="25.7928">
            <text:p>25.7928</text:p>
          </table:table-cell>
          <table:table-cell office:value-type="float" office:value="133.735">
            <text:p>133.735</text:p>
          </table:table-cell>
        </table:table-row>
        <table:table-row table:style-name="ro2">
          <table:table-cell office:value-type="date" office:date-value="1991-08-01">
            <text:p>Aug <text:s/>1991</text:p>
          </table:table-cell>
          <table:table-cell office:value-type="float" office:value="25.8016">
            <text:p>25.8016</text:p>
          </table:table-cell>
          <table:table-cell office:value-type="float" office:value="114.105">
            <text:p>114.105</text:p>
          </table:table-cell>
        </table:table-row>
        <table:table-row table:style-name="ro2">
          <table:table-cell office:value-type="date" office:date-value="1991-09-01">
            <text:p>Sep <text:s/>1991</text:p>
          </table:table-cell>
          <table:table-cell office:value-type="float" office:value="26.0241">
            <text:p>26.0241</text:p>
          </table:table-cell>
          <table:table-cell office:value-type="float" office:value="92.1428">
            <text:p>92.1428</text:p>
          </table:table-cell>
        </table:table-row>
        <table:table-row table:style-name="ro2">
          <table:table-cell office:value-type="date" office:date-value="1991-10-01">
            <text:p>Oct <text:s/>1991</text:p>
          </table:table-cell>
          <table:table-cell office:value-type="float" office:value="26.0919">
            <text:p>26.0919</text:p>
          </table:table-cell>
          <table:table-cell office:value-type="float" office:value="132.872">
            <text:p>132.872</text:p>
          </table:table-cell>
        </table:table-row>
        <table:table-row table:style-name="ro2">
          <table:table-cell office:value-type="date" office:date-value="1991-11-01">
            <text:p>Nov <text:s/>1991</text:p>
          </table:table-cell>
          <table:table-cell office:value-type="float" office:value="25.9599">
            <text:p>25.9599</text:p>
          </table:table-cell>
          <table:table-cell office:value-type="float" office:value="235.984">
            <text:p>235.984</text:p>
          </table:table-cell>
        </table:table-row>
        <table:table-row table:style-name="ro2">
          <table:table-cell office:value-type="date" office:date-value="1991-12-01">
            <text:p>Dec <text:s/>1991</text:p>
          </table:table-cell>
          <table:table-cell office:value-type="float" office:value="26.098">
            <text:p>26.098</text:p>
          </table:table-cell>
          <table:table-cell office:value-type="float" office:value="304.292">
            <text:p>304.292</text:p>
          </table:table-cell>
        </table:table-row>
        <table:table-row table:style-name="ro2">
          <table:table-cell office:value-type="date" office:date-value="1992-01-01">
            <text:p>Jan <text:s/>1992</text:p>
          </table:table-cell>
          <table:table-cell office:value-type="float" office:value="25.8987">
            <text:p>25.8987</text:p>
          </table:table-cell>
          <table:table-cell office:value-type="float" office:value="225.614">
            <text:p>225.614</text:p>
          </table:table-cell>
        </table:table-row>
        <table:table-row table:style-name="ro2">
          <table:table-cell office:value-type="date" office:date-value="1992-02-01">
            <text:p>Feb <text:s/>1992</text:p>
          </table:table-cell>
          <table:table-cell office:value-type="float" office:value="26.1443">
            <text:p>26.1443</text:p>
          </table:table-cell>
          <table:table-cell office:value-type="float" office:value="217.095">
            <text:p>217.095</text:p>
          </table:table-cell>
        </table:table-row>
        <table:table-row table:style-name="ro2">
          <table:table-cell office:value-type="date" office:date-value="1992-03-01">
            <text:p>Mar <text:s/>1992</text:p>
          </table:table-cell>
          <table:table-cell office:value-type="float" office:value="26.6325">
            <text:p>26.6325</text:p>
          </table:table-cell>
          <table:table-cell office:value-type="float" office:value="250.376">
            <text:p>250.376</text:p>
          </table:table-cell>
        </table:table-row>
        <table:table-row table:style-name="ro2">
          <table:table-cell office:value-type="date" office:date-value="1992-04-01">
            <text:p>Apr <text:s/>1992</text:p>
          </table:table-cell>
          <table:table-cell office:value-type="float" office:value="26.4718">
            <text:p>26.4718</text:p>
          </table:table-cell>
          <table:table-cell office:value-type="float" office:value="294.447">
            <text:p>294.447</text:p>
          </table:table-cell>
        </table:table-row>
        <table:table-row table:style-name="ro2">
          <table:table-cell office:value-type="date" office:date-value="1992-05-01">
            <text:p>May <text:s/>1992</text:p>
          </table:table-cell>
          <table:table-cell office:value-type="float" office:value="26.458">
            <text:p>26.458</text:p>
          </table:table-cell>
          <table:table-cell office:value-type="float" office:value="249.336">
            <text:p>249.336</text:p>
          </table:table-cell>
        </table:table-row>
        <table:table-row table:style-name="ro2">
          <table:table-cell office:value-type="date" office:date-value="1992-06-01">
            <text:p>Jun <text:s/>1992</text:p>
          </table:table-cell>
          <table:table-cell office:value-type="float" office:value="26.1689">
            <text:p>26.1689</text:p>
          </table:table-cell>
          <table:table-cell office:value-type="float" office:value="157.425">
            <text:p>157.425</text:p>
          </table:table-cell>
        </table:table-row>
        <table:table-row table:style-name="ro2">
          <table:table-cell office:value-type="date" office:date-value="1992-07-01">
            <text:p>Jul <text:s/>1992</text:p>
          </table:table-cell>
          <table:table-cell office:value-type="float" office:value="25.5303">
            <text:p>25.5303</text:p>
          </table:table-cell>
          <table:table-cell office:value-type="float" office:value="175.601">
            <text:p>175.601</text:p>
          </table:table-cell>
        </table:table-row>
        <table:table-row table:style-name="ro2">
          <table:table-cell office:value-type="date" office:date-value="1992-08-01">
            <text:p>Aug <text:s/>1992</text:p>
          </table:table-cell>
          <table:table-cell office:value-type="float" office:value="26.0876">
            <text:p>26.0876</text:p>
          </table:table-cell>
          <table:table-cell office:value-type="float" office:value="164.049">
            <text:p>164.049</text:p>
          </table:table-cell>
        </table:table-row>
        <table:table-row table:style-name="ro2">
          <table:table-cell office:value-type="date" office:date-value="1992-09-01">
            <text:p>Sep <text:s/>1992</text:p>
          </table:table-cell>
          <table:table-cell office:value-type="float" office:value="26.1624">
            <text:p>26.1624</text:p>
          </table:table-cell>
          <table:table-cell office:value-type="float" office:value="185.944">
            <text:p>185.944</text:p>
          </table:table-cell>
        </table:table-row>
        <table:table-row table:style-name="ro2">
          <table:table-cell office:value-type="date" office:date-value="1992-10-01">
            <text:p>Oct <text:s/>1992</text:p>
          </table:table-cell>
          <table:table-cell office:value-type="float" office:value="26.0062">
            <text:p>26.0062</text:p>
          </table:table-cell>
          <table:table-cell office:value-type="float" office:value="248.829">
            <text:p>248.829</text:p>
          </table:table-cell>
        </table:table-row>
        <table:table-row table:style-name="ro2">
          <table:table-cell office:value-type="date" office:date-value="1992-11-01">
            <text:p>Nov <text:s/>1992</text:p>
          </table:table-cell>
          <table:table-cell office:value-type="float" office:value="25.8514">
            <text:p>25.8514</text:p>
          </table:table-cell>
          <table:table-cell office:value-type="float" office:value="227.717">
            <text:p>227.717</text:p>
          </table:table-cell>
        </table:table-row>
        <table:table-row table:style-name="ro2">
          <table:table-cell office:value-type="date" office:date-value="1992-12-01">
            <text:p>Dec <text:s/>1992</text:p>
          </table:table-cell>
          <table:table-cell office:value-type="float" office:value="25.8453">
            <text:p>25.8453</text:p>
          </table:table-cell>
          <table:table-cell office:value-type="float" office:value="302.324">
            <text:p>302.324</text:p>
          </table:table-cell>
        </table:table-row>
        <table:table-row table:style-name="ro2">
          <table:table-cell office:value-type="date" office:date-value="1993-01-01">
            <text:p>Jan <text:s/>1993</text:p>
          </table:table-cell>
          <table:table-cell office:value-type="float" office:value="25.7634">
            <text:p>25.7634</text:p>
          </table:table-cell>
          <table:table-cell office:value-type="float" office:value="265.033">
            <text:p>265.033</text:p>
          </table:table-cell>
        </table:table-row>
        <table:table-row table:style-name="ro2">
          <table:table-cell office:value-type="date" office:date-value="1993-02-01">
            <text:p>Feb <text:s/>1993</text:p>
          </table:table-cell>
          <table:table-cell office:value-type="float" office:value="25.7944">
            <text:p>25.7944</text:p>
          </table:table-cell>
          <table:table-cell office:value-type="float" office:value="187.928">
            <text:p>187.928</text:p>
          </table:table-cell>
        </table:table-row>
        <table:table-row table:style-name="ro2">
          <table:table-cell office:value-type="date" office:date-value="1993-03-01">
            <text:p>Mar <text:s/>1993</text:p>
          </table:table-cell>
          <table:table-cell office:value-type="float" office:value="25.938">
            <text:p>25.938</text:p>
          </table:table-cell>
          <table:table-cell office:value-type="float" office:value="262.84">
            <text:p>262.84</text:p>
          </table:table-cell>
        </table:table-row>
        <table:table-row table:style-name="ro2">
          <table:table-cell office:value-type="date" office:date-value="1993-04-01">
            <text:p>Apr <text:s/>1993</text:p>
          </table:table-cell>
          <table:table-cell office:value-type="float" office:value="26.2053">
            <text:p>26.2053</text:p>
          </table:table-cell>
          <table:table-cell office:value-type="float" office:value="292.233">
            <text:p>292.233</text:p>
          </table:table-cell>
        </table:table-row>
        <table:table-row table:style-name="ro2">
          <table:table-cell office:value-type="date" office:date-value="1993-05-01">
            <text:p>May <text:s/>1993</text:p>
          </table:table-cell>
          <table:table-cell office:value-type="float" office:value="26.2895">
            <text:p>26.2895</text:p>
          </table:table-cell>
          <table:table-cell office:value-type="float" office:value="263.162">
            <text:p>263.162</text:p>
          </table:table-cell>
        </table:table-row>
        <table:table-row table:style-name="ro2">
          <table:table-cell office:value-type="date" office:date-value="1993-06-01">
            <text:p>Jun <text:s/>1993</text:p>
          </table:table-cell>
          <table:table-cell office:value-type="float" office:value="26.235">
            <text:p>26.235</text:p>
          </table:table-cell>
          <table:table-cell office:value-type="float" office:value="174.324">
            <text:p>174.324</text:p>
          </table:table-cell>
        </table:table-row>
        <table:table-row table:style-name="ro2">
          <table:table-cell office:value-type="date" office:date-value="1993-07-01">
            <text:p>Jul <text:s/>1993</text:p>
          </table:table-cell>
          <table:table-cell office:value-type="float" office:value="25.8403">
            <text:p>25.8403</text:p>
          </table:table-cell>
          <table:table-cell office:value-type="float" office:value="151.117">
            <text:p>151.117</text:p>
          </table:table-cell>
        </table:table-row>
        <table:table-row table:style-name="ro2">
          <table:table-cell office:value-type="date" office:date-value="1993-08-01">
            <text:p>Aug <text:s/>1993</text:p>
          </table:table-cell>
          <table:table-cell office:value-type="float" office:value="25.9428">
            <text:p>25.9428</text:p>
          </table:table-cell>
          <table:table-cell office:value-type="float" office:value="130.144">
            <text:p>130.144</text:p>
          </table:table-cell>
        </table:table-row>
        <table:table-row table:style-name="ro2">
          <table:table-cell office:value-type="date" office:date-value="1993-09-01">
            <text:p>Sep <text:s/>1993</text:p>
          </table:table-cell>
          <table:table-cell office:value-type="float" office:value="25.7695">
            <text:p>25.7695</text:p>
          </table:table-cell>
          <table:table-cell office:value-type="float" office:value="133.597">
            <text:p>133.597</text:p>
          </table:table-cell>
        </table:table-row>
        <table:table-row table:style-name="ro2">
          <table:table-cell office:value-type="date" office:date-value="1993-10-01">
            <text:p>Oct <text:s/>1993</text:p>
          </table:table-cell>
          <table:table-cell office:value-type="float" office:value="26.1909">
            <text:p>26.1909</text:p>
          </table:table-cell>
          <table:table-cell office:value-type="float" office:value="190.113">
            <text:p>190.113</text:p>
          </table:table-cell>
        </table:table-row>
        <table:table-row table:style-name="ro2">
          <table:table-cell office:value-type="date" office:date-value="1993-11-01">
            <text:p>Nov <text:s/>1993</text:p>
          </table:table-cell>
          <table:table-cell office:value-type="float" office:value="26.4334">
            <text:p>26.4334</text:p>
          </table:table-cell>
          <table:table-cell office:value-type="float" office:value="248.801">
            <text:p>248.801</text:p>
          </table:table-cell>
        </table:table-row>
        <table:table-row table:style-name="ro2">
          <table:table-cell office:value-type="date" office:date-value="1993-12-01">
            <text:p>Dec <text:s/>1993</text:p>
          </table:table-cell>
          <table:table-cell office:value-type="float" office:value="26.2452">
            <text:p>26.2452</text:p>
          </table:table-cell>
          <table:table-cell office:value-type="float" office:value="284.75">
            <text:p>284.75</text:p>
          </table:table-cell>
        </table:table-row>
        <table:table-row table:style-name="ro2">
          <table:table-cell office:value-type="date" office:date-value="1994-01-01">
            <text:p>Jan <text:s/>1994</text:p>
          </table:table-cell>
          <table:table-cell office:value-type="float" office:value="26.1691">
            <text:p>26.1691</text:p>
          </table:table-cell>
          <table:table-cell office:value-type="float" office:value="278.088">
            <text:p>278.088</text:p>
          </table:table-cell>
        </table:table-row>
        <table:table-row table:style-name="ro2">
          <table:table-cell office:value-type="date" office:date-value="1994-02-01">
            <text:p>Feb <text:s/>1994</text:p>
          </table:table-cell>
          <table:table-cell office:value-type="float" office:value="26.1661">
            <text:p>26.1661</text:p>
          </table:table-cell>
          <table:table-cell office:value-type="float" office:value="238.735">
            <text:p>238.735</text:p>
          </table:table-cell>
        </table:table-row>
        <table:table-row table:style-name="ro2">
          <table:table-cell office:value-type="date" office:date-value="1994-03-01">
            <text:p>Mar <text:s/>1994</text:p>
          </table:table-cell>
          <table:table-cell office:value-type="float" office:value="25.8484">
            <text:p>25.8484</text:p>
          </table:table-cell>
          <table:table-cell office:value-type="float" office:value="377.403">
            <text:p>377.403</text:p>
          </table:table-cell>
        </table:table-row>
        <table:table-row table:style-name="ro2">
          <table:table-cell office:value-type="date" office:date-value="1994-04-01">
            <text:p>Apr <text:s/>1994</text:p>
          </table:table-cell>
          <table:table-cell office:value-type="float" office:value="26.2593">
            <text:p>26.2593</text:p>
          </table:table-cell>
          <table:table-cell office:value-type="float" office:value="296.043">
            <text:p>296.043</text:p>
          </table:table-cell>
        </table:table-row>
        <table:table-row table:style-name="ro2">
          <table:table-cell office:value-type="date" office:date-value="1994-05-01">
            <text:p>May <text:s/>1994</text:p>
          </table:table-cell>
          <table:table-cell office:value-type="float" office:value="26.257">
            <text:p>26.257</text:p>
          </table:table-cell>
          <table:table-cell office:value-type="float" office:value="218.718">
            <text:p>218.718</text:p>
          </table:table-cell>
        </table:table-row>
        <table:table-row table:style-name="ro2">
          <table:table-cell office:value-type="date" office:date-value="1994-06-01">
            <text:p>Jun <text:s/>1994</text:p>
          </table:table-cell>
          <table:table-cell office:value-type="float" office:value="25.8771">
            <text:p>25.8771</text:p>
          </table:table-cell>
          <table:table-cell office:value-type="float" office:value="177.835">
            <text:p>177.835</text:p>
          </table:table-cell>
        </table:table-row>
        <table:table-row table:style-name="ro2">
          <table:table-cell office:value-type="date" office:date-value="1994-07-01">
            <text:p>Jul <text:s/>1994</text:p>
          </table:table-cell>
          <table:table-cell office:value-type="float" office:value="25.7112">
            <text:p>25.7112</text:p>
          </table:table-cell>
          <table:table-cell office:value-type="float" office:value="81.5209">
            <text:p>81.5209</text:p>
          </table:table-cell>
        </table:table-row>
        <table:table-row table:style-name="ro2">
          <table:table-cell office:value-type="date" office:date-value="1994-08-01">
            <text:p>Aug <text:s/>1994</text:p>
          </table:table-cell>
          <table:table-cell office:value-type="float" office:value="25.6437">
            <text:p>25.6437</text:p>
          </table:table-cell>
          <table:table-cell office:value-type="float" office:value="149.98">
            <text:p>149.98</text:p>
          </table:table-cell>
        </table:table-row>
        <table:table-row table:style-name="ro2">
          <table:table-cell office:value-type="date" office:date-value="1994-09-01">
            <text:p>Sep <text:s/>1994</text:p>
          </table:table-cell>
          <table:table-cell office:value-type="float" office:value="26.0021">
            <text:p>26.0021</text:p>
          </table:table-cell>
          <table:table-cell office:value-type="float" office:value="76.616">
            <text:p>76.616</text:p>
          </table:table-cell>
        </table:table-row>
        <table:table-row table:style-name="ro2">
          <table:table-cell office:value-type="date" office:date-value="1994-10-01">
            <text:p>Oct <text:s/>1994</text:p>
          </table:table-cell>
          <table:table-cell office:value-type="float" office:value="26.1858">
            <text:p>26.1858</text:p>
          </table:table-cell>
          <table:table-cell office:value-type="float" office:value="154.531">
            <text:p>154.531</text:p>
          </table:table-cell>
        </table:table-row>
        <table:table-row table:style-name="ro2">
          <table:table-cell office:value-type="date" office:date-value="1994-11-01">
            <text:p>Nov <text:s/>1994</text:p>
          </table:table-cell>
          <table:table-cell office:value-type="float" office:value="26.4135">
            <text:p>26.4135</text:p>
          </table:table-cell>
          <table:table-cell office:value-type="float" office:value="212.114">
            <text:p>212.114</text:p>
          </table:table-cell>
        </table:table-row>
        <table:table-row table:style-name="ro2">
          <table:table-cell office:value-type="date" office:date-value="1994-12-01">
            <text:p>Dec <text:s/>1994</text:p>
          </table:table-cell>
          <table:table-cell office:value-type="float" office:value="26.3233">
            <text:p>26.3233</text:p>
          </table:table-cell>
          <table:table-cell office:value-type="float" office:value="294.799">
            <text:p>294.799</text:p>
          </table:table-cell>
        </table:table-row>
        <table:table-row table:style-name="ro2">
          <table:table-cell office:value-type="date" office:date-value="1995-01-01">
            <text:p>Jan <text:s/>1995</text:p>
          </table:table-cell>
          <table:table-cell office:value-type="float" office:value="26.0306">
            <text:p>26.0306</text:p>
          </table:table-cell>
          <table:table-cell office:value-type="float" office:value="318.526">
            <text:p>318.526</text:p>
          </table:table-cell>
        </table:table-row>
        <table:table-row table:style-name="ro2">
          <table:table-cell office:value-type="date" office:date-value="1995-02-01">
            <text:p>Feb <text:s/>1995</text:p>
          </table:table-cell>
          <table:table-cell office:value-type="float" office:value="25.9151">
            <text:p>25.9151</text:p>
          </table:table-cell>
          <table:table-cell office:value-type="float" office:value="311.247">
            <text:p>311.247</text:p>
          </table:table-cell>
        </table:table-row>
        <table:table-row table:style-name="ro2">
          <table:table-cell office:value-type="date" office:date-value="1995-03-01">
            <text:p>Mar <text:s/>1995</text:p>
          </table:table-cell>
          <table:table-cell office:value-type="float" office:value="26.0508">
            <text:p>26.0508</text:p>
          </table:table-cell>
          <table:table-cell office:value-type="float" office:value="316.135">
            <text:p>316.135</text:p>
          </table:table-cell>
        </table:table-row>
        <table:table-row table:style-name="ro2">
          <table:table-cell office:value-type="date" office:date-value="1995-04-01">
            <text:p>Apr <text:s/>1995</text:p>
          </table:table-cell>
          <table:table-cell office:value-type="float" office:value="26.4326">
            <text:p>26.4326</text:p>
          </table:table-cell>
          <table:table-cell office:value-type="float" office:value="310.032">
            <text:p>310.032</text:p>
          </table:table-cell>
        </table:table-row>
        <table:table-row table:style-name="ro2">
          <table:table-cell office:value-type="date" office:date-value="1995-05-01">
            <text:p>May <text:s/>1995</text:p>
          </table:table-cell>
          <table:table-cell office:value-type="float" office:value="26.5561">
            <text:p>26.5561</text:p>
          </table:table-cell>
          <table:table-cell office:value-type="float" office:value="216.044">
            <text:p>216.044</text:p>
          </table:table-cell>
        </table:table-row>
        <table:table-row table:style-name="ro2">
          <table:table-cell office:value-type="date" office:date-value="1995-06-01">
            <text:p>Jun <text:s/>1995</text:p>
          </table:table-cell>
          <table:table-cell office:value-type="float" office:value="26.2807">
            <text:p>26.2807</text:p>
          </table:table-cell>
          <table:table-cell office:value-type="float" office:value="199.397">
            <text:p>199.397</text:p>
          </table:table-cell>
        </table:table-row>
        <table:table-row table:style-name="ro2">
          <table:table-cell office:value-type="date" office:date-value="1995-07-01">
            <text:p>Jul <text:s/>1995</text:p>
          </table:table-cell>
          <table:table-cell office:value-type="float" office:value="25.8867">
            <text:p>25.8867</text:p>
          </table:table-cell>
          <table:table-cell office:value-type="float" office:value="178.25">
            <text:p>178.25</text:p>
          </table:table-cell>
        </table:table-row>
        <table:table-row table:style-name="ro2">
          <table:table-cell office:value-type="date" office:date-value="1995-08-01">
            <text:p>Aug <text:s/>1995</text:p>
          </table:table-cell>
          <table:table-cell office:value-type="float" office:value="25.7223">
            <text:p>25.7223</text:p>
          </table:table-cell>
          <table:table-cell office:value-type="float" office:value="192.332">
            <text:p>192.332</text:p>
          </table:table-cell>
        </table:table-row>
        <table:table-row table:style-name="ro2">
          <table:table-cell office:value-type="date" office:date-value="1995-09-01">
            <text:p>Sep <text:s/>1995</text:p>
          </table:table-cell>
          <table:table-cell office:value-type="float" office:value="26.1219">
            <text:p>26.1219</text:p>
          </table:table-cell>
          <table:table-cell office:value-type="float" office:value="190.24">
            <text:p>190.24</text:p>
          </table:table-cell>
        </table:table-row>
        <table:table-row table:style-name="ro2">
          <table:table-cell office:value-type="date" office:date-value="1995-10-01">
            <text:p>Oct <text:s/>1995</text:p>
          </table:table-cell>
          <table:table-cell office:value-type="float" office:value="26.3138">
            <text:p>26.3138</text:p>
          </table:table-cell>
          <table:table-cell office:value-type="float" office:value="226.36">
            <text:p>226.36</text:p>
          </table:table-cell>
        </table:table-row>
        <table:table-row table:style-name="ro2">
          <table:table-cell office:value-type="date" office:date-value="1995-11-01">
            <text:p>Nov <text:s/>1995</text:p>
          </table:table-cell>
          <table:table-cell office:value-type="float" office:value="26.316">
            <text:p>26.316</text:p>
          </table:table-cell>
          <table:table-cell office:value-type="float" office:value="315.555">
            <text:p>315.555</text:p>
          </table:table-cell>
        </table:table-row>
        <table:table-row table:style-name="ro2">
          <table:table-cell office:value-type="date" office:date-value="1995-12-01">
            <text:p>Dec <text:s/>1995</text:p>
          </table:table-cell>
          <table:table-cell office:value-type="float" office:value="25.9224">
            <text:p>25.9224</text:p>
          </table:table-cell>
          <table:table-cell office:value-type="float" office:value="298.522">
            <text:p>298.522</text:p>
          </table:table-cell>
        </table:table-row>
        <table:table-row table:style-name="ro2">
          <table:table-cell office:value-type="date" office:date-value="1996-01-01">
            <text:p>Jan <text:s/>1996</text:p>
          </table:table-cell>
          <table:table-cell office:value-type="float" office:value="25.6379">
            <text:p>25.6379</text:p>
          </table:table-cell>
          <table:table-cell office:value-type="float" office:value="260.695">
            <text:p>260.695</text:p>
          </table:table-cell>
        </table:table-row>
        <table:table-row table:style-name="ro2">
          <table:table-cell office:value-type="date" office:date-value="1996-02-01">
            <text:p>Feb <text:s/>1996</text:p>
          </table:table-cell>
          <table:table-cell office:value-type="float" office:value="25.6981">
            <text:p>25.6981</text:p>
          </table:table-cell>
          <table:table-cell office:value-type="float" office:value="306.347">
            <text:p>306.347</text:p>
          </table:table-cell>
        </table:table-row>
        <table:table-row table:style-name="ro2">
          <table:table-cell office:value-type="date" office:date-value="1996-03-01">
            <text:p>Mar <text:s/>1996</text:p>
          </table:table-cell>
          <table:table-cell office:value-type="float" office:value="26.2014">
            <text:p>26.2014</text:p>
          </table:table-cell>
          <table:table-cell office:value-type="float" office:value="232.312">
            <text:p>232.312</text:p>
          </table:table-cell>
        </table:table-row>
        <table:table-row table:style-name="ro2">
          <table:table-cell office:value-type="date" office:date-value="1996-04-01">
            <text:p>Apr <text:s/>1996</text:p>
          </table:table-cell>
          <table:table-cell office:value-type="float" office:value="26.3668">
            <text:p>26.3668</text:p>
          </table:table-cell>
          <table:table-cell office:value-type="float" office:value="300.088">
            <text:p>300.088</text:p>
          </table:table-cell>
        </table:table-row>
        <table:table-row table:style-name="ro2">
          <table:table-cell office:value-type="date" office:date-value="1996-05-01">
            <text:p>May <text:s/>1996</text:p>
          </table:table-cell>
          <table:table-cell office:value-type="float" office:value="26.4687">
            <text:p>26.4687</text:p>
          </table:table-cell>
          <table:table-cell office:value-type="float" office:value="208.58">
            <text:p>208.58</text:p>
          </table:table-cell>
        </table:table-row>
        <table:table-row table:style-name="ro2">
          <table:table-cell office:value-type="date" office:date-value="1996-06-01">
            <text:p>Jun <text:s/>1996</text:p>
          </table:table-cell>
          <table:table-cell office:value-type="float" office:value="26.2612">
            <text:p>26.2612</text:p>
          </table:table-cell>
          <table:table-cell office:value-type="float" office:value="184.249">
            <text:p>184.249</text:p>
          </table:table-cell>
        </table:table-row>
        <table:table-row table:style-name="ro2">
          <table:table-cell office:value-type="date" office:date-value="1996-07-01">
            <text:p>Jul <text:s/>1996</text:p>
          </table:table-cell>
          <table:table-cell office:value-type="float" office:value="26.0324">
            <text:p>26.0324</text:p>
          </table:table-cell>
          <table:table-cell office:value-type="float" office:value="142.375">
            <text:p>142.375</text:p>
          </table:table-cell>
        </table:table-row>
        <table:table-row table:style-name="ro2">
          <table:table-cell office:value-type="date" office:date-value="1996-08-01">
            <text:p>Aug <text:s/>1996</text:p>
          </table:table-cell>
          <table:table-cell office:value-type="float" office:value="25.8504">
            <text:p>25.8504</text:p>
          </table:table-cell>
          <table:table-cell office:value-type="float" office:value="238.745">
            <text:p>238.745</text:p>
          </table:table-cell>
        </table:table-row>
        <table:table-row table:style-name="ro2">
          <table:table-cell office:value-type="date" office:date-value="1996-09-01">
            <text:p>Sep <text:s/>1996</text:p>
          </table:table-cell>
          <table:table-cell office:value-type="float" office:value="26.3454">
            <text:p>26.3454</text:p>
          </table:table-cell>
          <table:table-cell office:value-type="float" office:value="182.908">
            <text:p>182.908</text:p>
          </table:table-cell>
        </table:table-row>
        <table:table-row table:style-name="ro2">
          <table:table-cell office:value-type="date" office:date-value="1996-10-01">
            <text:p>Oct <text:s/>1996</text:p>
          </table:table-cell>
          <table:table-cell office:value-type="float" office:value="26.2441">
            <text:p>26.2441</text:p>
          </table:table-cell>
          <table:table-cell office:value-type="float" office:value="323.257">
            <text:p>323.257</text:p>
          </table:table-cell>
        </table:table-row>
        <table:table-row table:style-name="ro2">
          <table:table-cell office:value-type="date" office:date-value="1996-11-01">
            <text:p>Nov <text:s/>1996</text:p>
          </table:table-cell>
          <table:table-cell office:value-type="float" office:value="26.4013">
            <text:p>26.4013</text:p>
          </table:table-cell>
          <table:table-cell office:value-type="float" office:value="275.373">
            <text:p>275.373</text:p>
          </table:table-cell>
        </table:table-row>
        <table:table-row table:style-name="ro2">
          <table:table-cell office:value-type="date" office:date-value="1996-12-01">
            <text:p>Dec <text:s/>1996</text:p>
          </table:table-cell>
          <table:table-cell office:value-type="float" office:value="26.0471">
            <text:p>26.0471</text:p>
          </table:table-cell>
          <table:table-cell office:value-type="float" office:value="307.574">
            <text:p>307.574</text:p>
          </table:table-cell>
        </table:table-row>
        <table:table-row table:style-name="ro2">
          <table:table-cell office:value-type="date" office:date-value="1997-01-01">
            <text:p>Jan <text:s/>1997</text:p>
          </table:table-cell>
          <table:table-cell office:value-type="float" office:value="25.7128">
            <text:p>25.7128</text:p>
          </table:table-cell>
          <table:table-cell office:value-type="float" office:value="217.649">
            <text:p>217.649</text:p>
          </table:table-cell>
        </table:table-row>
        <table:table-row table:style-name="ro2">
          <table:table-cell office:value-type="date" office:date-value="1997-02-01">
            <text:p>Feb <text:s/>1997</text:p>
          </table:table-cell>
          <table:table-cell office:value-type="float" office:value="25.8819">
            <text:p>25.8819</text:p>
          </table:table-cell>
          <table:table-cell office:value-type="float" office:value="286.523">
            <text:p>286.523</text:p>
          </table:table-cell>
        </table:table-row>
        <table:table-row table:style-name="ro2">
          <table:table-cell office:value-type="date" office:date-value="1997-03-01">
            <text:p>Mar <text:s/>1997</text:p>
          </table:table-cell>
          <table:table-cell office:value-type="float" office:value="26.3464">
            <text:p>26.3464</text:p>
          </table:table-cell>
          <table:table-cell office:value-type="float" office:value="226.156">
            <text:p>226.156</text:p>
          </table:table-cell>
        </table:table-row>
        <table:table-row table:style-name="ro2">
          <table:table-cell office:value-type="date" office:date-value="1997-04-01">
            <text:p>Apr <text:s/>1997</text:p>
          </table:table-cell>
          <table:table-cell office:value-type="float" office:value="26.263">
            <text:p>26.263</text:p>
          </table:table-cell>
          <table:table-cell office:value-type="float" office:value="244.981">
            <text:p>244.981</text:p>
          </table:table-cell>
        </table:table-row>
        <table:table-row table:style-name="ro2">
          <table:table-cell office:value-type="date" office:date-value="1997-05-01">
            <text:p>May <text:s/>1997</text:p>
          </table:table-cell>
          <table:table-cell office:value-type="float" office:value="26.356">
            <text:p>26.356</text:p>
          </table:table-cell>
          <table:table-cell office:value-type="float" office:value="194.486">
            <text:p>194.486</text:p>
          </table:table-cell>
        </table:table-row>
        <table:table-row table:style-name="ro2">
          <table:table-cell office:value-type="date" office:date-value="1997-06-01">
            <text:p>Jun <text:s/>1997</text:p>
          </table:table-cell>
          <table:table-cell office:value-type="float" office:value="26.3734">
            <text:p>26.3734</text:p>
          </table:table-cell>
          <table:table-cell office:value-type="float" office:value="95.7796">
            <text:p>95.7796</text:p>
          </table:table-cell>
        </table:table-row>
        <table:table-row table:style-name="ro2">
          <table:table-cell office:value-type="date" office:date-value="1997-07-01">
            <text:p>Jul <text:s/>1997</text:p>
          </table:table-cell>
          <table:table-cell office:value-type="float" office:value="25.9329">
            <text:p>25.9329</text:p>
          </table:table-cell>
          <table:table-cell office:value-type="float" office:value="139.364">
            <text:p>139.364</text:p>
          </table:table-cell>
        </table:table-row>
        <table:table-row table:style-name="ro2">
          <table:table-cell office:value-type="date" office:date-value="1997-08-01">
            <text:p>Aug <text:s/>1997</text:p>
          </table:table-cell>
          <table:table-cell office:value-type="float" office:value="26.1448">
            <text:p>26.1448</text:p>
          </table:table-cell>
          <table:table-cell office:value-type="float" office:value="81.9977">
            <text:p>81.9977</text:p>
          </table:table-cell>
        </table:table-row>
        <table:table-row table:style-name="ro2">
          <table:table-cell office:value-type="date" office:date-value="1997-09-01">
            <text:p>Sep <text:s/>1997</text:p>
          </table:table-cell>
          <table:table-cell office:value-type="float" office:value="26.1145">
            <text:p>26.1145</text:p>
          </table:table-cell>
          <table:table-cell office:value-type="float" office:value="96.1316">
            <text:p>96.1316</text:p>
          </table:table-cell>
        </table:table-row>
        <table:table-row table:style-name="ro2">
          <table:table-cell office:value-type="date" office:date-value="1997-10-01">
            <text:p>Oct <text:s/>1997</text:p>
          </table:table-cell>
          <table:table-cell office:value-type="float" office:value="26.4084">
            <text:p>26.4084</text:p>
          </table:table-cell>
          <table:table-cell office:value-type="float" office:value="127.019">
            <text:p>127.019</text:p>
          </table:table-cell>
        </table:table-row>
        <table:table-row table:style-name="ro2">
          <table:table-cell office:value-type="date" office:date-value="1997-11-01">
            <text:p>Nov <text:s/>1997</text:p>
          </table:table-cell>
          <table:table-cell office:value-type="float" office:value="26.5523">
            <text:p>26.5523</text:p>
          </table:table-cell>
          <table:table-cell office:value-type="float" office:value="200.917">
            <text:p>200.917</text:p>
          </table:table-cell>
        </table:table-row>
        <table:table-row table:style-name="ro2">
          <table:table-cell office:value-type="date" office:date-value="1997-12-01">
            <text:p>Dec <text:s/>1997</text:p>
          </table:table-cell>
          <table:table-cell office:value-type="float" office:value="26.7557">
            <text:p>26.7557</text:p>
          </table:table-cell>
          <table:table-cell office:value-type="float" office:value="251.904">
            <text:p>251.904</text:p>
          </table:table-cell>
        </table:table-row>
        <table:table-row table:style-name="ro2">
          <table:table-cell office:value-type="date" office:date-value="1998-01-01">
            <text:p>Jan <text:s/>1998</text:p>
          </table:table-cell>
          <table:table-cell office:value-type="float" office:value="26.7202">
            <text:p>26.7202</text:p>
          </table:table-cell>
          <table:table-cell office:value-type="float" office:value="212.418">
            <text:p>212.418</text:p>
          </table:table-cell>
        </table:table-row>
        <table:table-row table:style-name="ro2">
          <table:table-cell office:value-type="date" office:date-value="1998-02-01">
            <text:p>Feb <text:s/>1998</text:p>
          </table:table-cell>
          <table:table-cell office:value-type="float" office:value="27.0469">
            <text:p>27.0469</text:p>
          </table:table-cell>
          <table:table-cell office:value-type="float" office:value="200.935">
            <text:p>200.935</text:p>
          </table:table-cell>
        </table:table-row>
        <table:table-row table:style-name="ro2">
          <table:table-cell office:value-type="date" office:date-value="1998-03-01">
            <text:p>Mar <text:s/>1998</text:p>
          </table:table-cell>
          <table:table-cell office:value-type="float" office:value="27.0381">
            <text:p>27.0381</text:p>
          </table:table-cell>
          <table:table-cell office:value-type="float" office:value="255.789">
            <text:p>255.789</text:p>
          </table:table-cell>
        </table:table-row>
        <table:table-row table:style-name="ro2">
          <table:table-cell office:value-type="date" office:date-value="1998-04-01">
            <text:p>Apr <text:s/>1998</text:p>
          </table:table-cell>
          <table:table-cell office:value-type="float" office:value="27.1319">
            <text:p>27.1319</text:p>
          </table:table-cell>
          <table:table-cell office:value-type="float" office:value="244.544">
            <text:p>244.544</text:p>
          </table:table-cell>
        </table:table-row>
        <table:table-row table:style-name="ro2">
          <table:table-cell office:value-type="date" office:date-value="1998-05-01">
            <text:p>May <text:s/>1998</text:p>
          </table:table-cell>
          <table:table-cell office:value-type="float" office:value="27.4413">
            <text:p>27.4413</text:p>
          </table:table-cell>
          <table:table-cell office:value-type="float" office:value="264.136">
            <text:p>264.136</text:p>
          </table:table-cell>
        </table:table-row>
        <table:table-row table:style-name="ro2">
          <table:table-cell office:value-type="date" office:date-value="1998-06-01">
            <text:p>Jun <text:s/>1998</text:p>
          </table:table-cell>
          <table:table-cell office:value-type="float" office:value="26.565">
            <text:p>26.565</text:p>
          </table:table-cell>
          <table:table-cell office:value-type="float" office:value="244.038">
            <text:p>244.038</text:p>
          </table:table-cell>
        </table:table-row>
        <table:table-row table:style-name="ro2">
          <table:table-cell office:value-type="date" office:date-value="1998-07-01">
            <text:p>Jul <text:s/>1998</text:p>
          </table:table-cell>
          <table:table-cell office:value-type="float" office:value="26.323">
            <text:p>26.323</text:p>
          </table:table-cell>
          <table:table-cell office:value-type="float" office:value="221.49">
            <text:p>221.49</text:p>
          </table:table-cell>
        </table:table-row>
        <table:table-row table:style-name="ro2">
          <table:table-cell office:value-type="date" office:date-value="1998-08-01">
            <text:p>Aug <text:s/>1998</text:p>
          </table:table-cell>
          <table:table-cell office:value-type="float" office:value="26.0005">
            <text:p>26.0005</text:p>
          </table:table-cell>
          <table:table-cell office:value-type="float" office:value="261.524">
            <text:p>261.524</text:p>
          </table:table-cell>
        </table:table-row>
        <table:table-row table:style-name="ro2">
          <table:table-cell office:value-type="date" office:date-value="1998-09-01">
            <text:p>Sep <text:s/>1998</text:p>
          </table:table-cell>
          <table:table-cell office:value-type="float" office:value="26.4856">
            <text:p>26.4856</text:p>
          </table:table-cell>
          <table:table-cell office:value-type="float" office:value="256.181">
            <text:p>256.181</text:p>
          </table:table-cell>
        </table:table-row>
        <table:table-row table:style-name="ro2">
          <table:table-cell office:value-type="date" office:date-value="1998-10-01">
            <text:p>Oct <text:s/>1998</text:p>
          </table:table-cell>
          <table:table-cell office:value-type="float" office:value="26.6983">
            <text:p>26.6983</text:p>
          </table:table-cell>
          <table:table-cell office:value-type="float" office:value="283.901">
            <text:p>283.901</text:p>
          </table:table-cell>
        </table:table-row>
        <table:table-row table:style-name="ro2">
          <table:table-cell office:value-type="date" office:date-value="1998-11-01">
            <text:p>Nov <text:s/>1998</text:p>
          </table:table-cell>
          <table:table-cell office:value-type="float" office:value="26.7894">
            <text:p>26.7894</text:p>
          </table:table-cell>
          <table:table-cell office:value-type="float" office:value="320.175">
            <text:p>320.175</text:p>
          </table:table-cell>
        </table:table-row>
        <table:table-row table:style-name="ro2">
          <table:table-cell office:value-type="date" office:date-value="1998-12-01">
            <text:p>Dec <text:s/>1998</text:p>
          </table:table-cell>
          <table:table-cell office:value-type="float" office:value="26.1445">
            <text:p>26.1445</text:p>
          </table:table-cell>
          <table:table-cell office:value-type="float" office:value="298.554">
            <text:p>298.554</text:p>
          </table:table-cell>
        </table:table-row>
        <table:table-row table:style-name="ro2">
          <table:table-cell office:value-type="date" office:date-value="1999-01-01">
            <text:p>Jan <text:s/>1999</text:p>
          </table:table-cell>
          <table:table-cell office:value-type="float" office:value="26.0042">
            <text:p>26.0042</text:p>
          </table:table-cell>
          <table:table-cell office:value-type="float" office:value="328.95">
            <text:p>328.95</text:p>
          </table:table-cell>
        </table:table-row>
        <table:table-row table:style-name="ro2">
          <table:table-cell office:value-type="date" office:date-value="1999-02-01">
            <text:p>Feb <text:s/>1999</text:p>
          </table:table-cell>
          <table:table-cell office:value-type="float" office:value="26.0191">
            <text:p>26.0191</text:p>
          </table:table-cell>
          <table:table-cell office:value-type="float" office:value="293.89">
            <text:p>293.89</text:p>
          </table:table-cell>
        </table:table-row>
        <table:table-row table:style-name="ro2">
          <table:table-cell office:value-type="date" office:date-value="1999-03-01">
            <text:p>Mar <text:s/>1999</text:p>
          </table:table-cell>
          <table:table-cell office:value-type="float" office:value="26.1882">
            <text:p>26.1882</text:p>
          </table:table-cell>
          <table:table-cell office:value-type="float" office:value="312.378">
            <text:p>312.378</text:p>
          </table:table-cell>
        </table:table-row>
        <table:table-row table:style-name="ro2">
          <table:table-cell office:value-type="date" office:date-value="1999-04-01">
            <text:p>Apr <text:s/>1999</text:p>
          </table:table-cell>
          <table:table-cell office:value-type="float" office:value="26.4651">
            <text:p>26.4651</text:p>
          </table:table-cell>
          <table:table-cell office:value-type="float" office:value="282.347">
            <text:p>282.347</text:p>
          </table:table-cell>
        </table:table-row>
        <table:table-row table:style-name="ro2">
          <table:table-cell office:value-type="date" office:date-value="1999-05-01">
            <text:p>May <text:s/>1999</text:p>
          </table:table-cell>
          <table:table-cell office:value-type="float" office:value="25.993">
            <text:p>25.993</text:p>
          </table:table-cell>
          <table:table-cell office:value-type="float" office:value="235.866">
            <text:p>235.866</text:p>
          </table:table-cell>
        </table:table-row>
        <table:table-row table:style-name="ro2">
          <table:table-cell office:value-type="date" office:date-value="1999-06-01">
            <text:p>Jun <text:s/>1999</text:p>
          </table:table-cell>
          <table:table-cell office:value-type="float" office:value="26.2256">
            <text:p>26.2256</text:p>
          </table:table-cell>
          <table:table-cell office:value-type="float" office:value="201.599">
            <text:p>201.599</text:p>
          </table:table-cell>
        </table:table-row>
        <table:table-row table:style-name="ro2">
          <table:table-cell office:value-type="date" office:date-value="1999-07-01">
            <text:p>Jul <text:s/>1999</text:p>
          </table:table-cell>
          <table:table-cell office:value-type="float" office:value="25.6948">
            <text:p>25.6948</text:p>
          </table:table-cell>
          <table:table-cell office:value-type="float" office:value="212.542">
            <text:p>212.542</text:p>
          </table:table-cell>
        </table:table-row>
        <table:table-row table:style-name="ro2">
          <table:table-cell office:value-type="date" office:date-value="1999-08-01">
            <text:p>Aug <text:s/>1999</text:p>
          </table:table-cell>
          <table:table-cell office:value-type="float" office:value="25.7637">
            <text:p>25.7637</text:p>
          </table:table-cell>
          <table:table-cell office:value-type="float" office:value="177.142">
            <text:p>177.142</text:p>
          </table:table-cell>
        </table:table-row>
        <table:table-row table:style-name="ro2">
          <table:table-cell office:value-type="date" office:date-value="1999-09-01">
            <text:p>Sep <text:s/>1999</text:p>
          </table:table-cell>
          <table:table-cell office:value-type="float" office:value="26.131">
            <text:p>26.131</text:p>
          </table:table-cell>
          <table:table-cell office:value-type="float" office:value="179.824">
            <text:p>179.824</text:p>
          </table:table-cell>
        </table:table-row>
        <table:table-row table:style-name="ro2">
          <table:table-cell office:value-type="date" office:date-value="1999-10-01">
            <text:p>Oct <text:s/>1999</text:p>
          </table:table-cell>
          <table:table-cell office:value-type="float" office:value="26.1543">
            <text:p>26.1543</text:p>
          </table:table-cell>
          <table:table-cell office:value-type="float" office:value="308.224">
            <text:p>308.224</text:p>
          </table:table-cell>
        </table:table-row>
        <table:table-row table:style-name="ro2">
          <table:table-cell office:value-type="date" office:date-value="1999-11-01">
            <text:p>Nov <text:s/>1999</text:p>
          </table:table-cell>
          <table:table-cell office:value-type="float" office:value="26.4382">
            <text:p>26.4382</text:p>
          </table:table-cell>
          <table:table-cell office:value-type="float" office:value="275.553">
            <text:p>275.553</text:p>
          </table:table-cell>
        </table:table-row>
        <table:table-row table:style-name="ro2">
          <table:table-cell office:value-type="date" office:date-value="1999-12-01">
            <text:p>Dec <text:s/>1999</text:p>
          </table:table-cell>
          <table:table-cell office:value-type="float" office:value="25.8461">
            <text:p>25.8461</text:p>
          </table:table-cell>
          <table:table-cell office:value-type="float" office:value="295.608">
            <text:p>295.608</text:p>
          </table:table-cell>
        </table:table-row>
        <table:table-row table:style-name="ro2">
          <table:table-cell office:value-type="date" office:date-value="2000-01-01">
            <text:p>Jan <text:s/>2000</text:p>
          </table:table-cell>
          <table:table-cell office:value-type="float" office:value="25.8871">
            <text:p>25.8871</text:p>
          </table:table-cell>
          <table:table-cell office:value-type="float" office:value="311.529">
            <text:p>311.529</text:p>
          </table:table-cell>
        </table:table-row>
        <table:table-row table:style-name="ro2">
          <table:table-cell office:value-type="date" office:date-value="2000-02-01">
            <text:p>Feb <text:s/>2000</text:p>
          </table:table-cell>
          <table:table-cell office:value-type="float" office:value="25.8147">
            <text:p>25.8147</text:p>
          </table:table-cell>
          <table:table-cell office:value-type="float" office:value="253.112">
            <text:p>253.112</text:p>
          </table:table-cell>
        </table:table-row>
        <table:table-row table:style-name="ro2">
          <table:table-cell office:value-type="date" office:date-value="2000-03-01">
            <text:p>Mar <text:s/>2000</text:p>
          </table:table-cell>
          <table:table-cell office:value-type="float" office:value="26.2002">
            <text:p>26.2002</text:p>
          </table:table-cell>
          <table:table-cell office:value-type="float" office:value="302.106">
            <text:p>302.106</text:p>
          </table:table-cell>
        </table:table-row>
        <table:table-row table:style-name="ro2">
          <table:table-cell office:value-type="date" office:date-value="2000-04-01">
            <text:p>Apr <text:s/>2000</text:p>
          </table:table-cell>
          <table:table-cell office:value-type="float" office:value="26.2371">
            <text:p>26.2371</text:p>
          </table:table-cell>
          <table:table-cell office:value-type="float" office:value="298.369">
            <text:p>298.369</text:p>
          </table:table-cell>
        </table:table-row>
        <table:table-row table:style-name="ro2">
          <table:table-cell office:value-type="date" office:date-value="2000-05-01">
            <text:p>May <text:s/>2000</text:p>
          </table:table-cell>
          <table:table-cell office:value-type="float" office:value="26.5952">
            <text:p>26.5952</text:p>
          </table:table-cell>
          <table:table-cell office:value-type="float" office:value="237.335">
            <text:p>237.335</text:p>
          </table:table-cell>
        </table:table-row>
        <table:table-row table:style-name="ro2">
          <table:table-cell office:value-type="date" office:date-value="2000-06-01">
            <text:p>Jun <text:s/>2000</text:p>
          </table:table-cell>
          <table:table-cell office:value-type="float" office:value="25.5647">
            <text:p>25.5647</text:p>
          </table:table-cell>
          <table:table-cell office:value-type="float" office:value="258.646">
            <text:p>258.646</text:p>
          </table:table-cell>
        </table:table-row>
        <table:table-row table:style-name="ro2">
          <table:table-cell office:value-type="date" office:date-value="2000-07-01">
            <text:p>Jul <text:s/>2000</text:p>
          </table:table-cell>
          <table:table-cell office:value-type="float" office:value="26.0155">
            <text:p>26.0155</text:p>
          </table:table-cell>
          <table:table-cell office:value-type="float" office:value="165.176">
            <text:p>165.176</text:p>
          </table:table-cell>
        </table:table-row>
        <table:table-row table:style-name="ro2">
          <table:table-cell office:value-type="date" office:date-value="2000-08-01">
            <text:p>Aug <text:s/>2000</text:p>
          </table:table-cell>
          <table:table-cell office:value-type="float" office:value="25.8828">
            <text:p>25.8828</text:p>
          </table:table-cell>
          <table:table-cell office:value-type="float" office:value="194.832">
            <text:p>194.832</text:p>
          </table:table-cell>
        </table:table-row>
        <table:table-row table:style-name="ro2">
          <table:table-cell office:value-type="date" office:date-value="2000-09-01">
            <text:p>Sep <text:s/>2000</text:p>
          </table:table-cell>
          <table:table-cell office:value-type="float" office:value="26.2728">
            <text:p>26.2728</text:p>
          </table:table-cell>
          <table:table-cell office:value-type="float" office:value="178.49">
            <text:p>178.49</text:p>
          </table:table-cell>
        </table:table-row>
        <table:table-row table:style-name="ro2">
          <table:table-cell office:value-type="date" office:date-value="2000-10-01">
            <text:p>Oct <text:s/>2000</text:p>
          </table:table-cell>
          <table:table-cell office:value-type="float" office:value="26.4302">
            <text:p>26.4302</text:p>
          </table:table-cell>
          <table:table-cell office:value-type="float" office:value="292.548">
            <text:p>292.548</text:p>
          </table:table-cell>
        </table:table-row>
        <table:table-row table:style-name="ro2">
          <table:table-cell office:value-type="date" office:date-value="2000-11-01">
            <text:p>Nov <text:s/>2000</text:p>
          </table:table-cell>
          <table:table-cell office:value-type="float" office:value="26.627">
            <text:p>26.627</text:p>
          </table:table-cell>
          <table:table-cell office:value-type="float" office:value="345.713">
            <text:p>345.713</text:p>
          </table:table-cell>
        </table:table-row>
        <table:table-row table:style-name="ro2">
          <table:table-cell office:value-type="date" office:date-value="2000-12-01">
            <text:p>Dec <text:s/>2000</text:p>
          </table:table-cell>
          <table:table-cell office:value-type="float" office:value="26.2997">
            <text:p>26.2997</text:p>
          </table:table-cell>
          <table:table-cell office:value-type="float" office:value="283.695">
            <text:p>283.695</text:p>
          </table:table-cell>
        </table:table-row>
        <table:table-row table:style-name="ro2">
          <table:table-cell office:value-type="date" office:date-value="2001-01-01">
            <text:p>Jan <text:s/>2001</text:p>
          </table:table-cell>
          <table:table-cell office:value-type="float" office:value="25.8063">
            <text:p>25.8063</text:p>
          </table:table-cell>
          <table:table-cell office:value-type="float" office:value="343.741">
            <text:p>343.741</text:p>
          </table:table-cell>
        </table:table-row>
        <table:table-row table:style-name="ro2">
          <table:table-cell office:value-type="date" office:date-value="2001-02-01">
            <text:p>Feb <text:s/>2001</text:p>
          </table:table-cell>
          <table:table-cell office:value-type="float" office:value="26.0298">
            <text:p>26.0298</text:p>
          </table:table-cell>
          <table:table-cell office:value-type="float" office:value="260.363">
            <text:p>260.363</text:p>
          </table:table-cell>
        </table:table-row>
        <table:table-row table:style-name="ro2">
          <table:table-cell office:value-type="date" office:date-value="2001-03-01">
            <text:p>Mar <text:s/>2001</text:p>
          </table:table-cell>
          <table:table-cell office:value-type="float" office:value="26.1532">
            <text:p>26.1532</text:p>
          </table:table-cell>
          <table:table-cell office:value-type="float" office:value="329.923">
            <text:p>329.923</text:p>
          </table:table-cell>
        </table:table-row>
        <table:table-row table:style-name="ro2">
          <table:table-cell office:value-type="date" office:date-value="2001-04-01">
            <text:p>Apr <text:s/>2001</text:p>
          </table:table-cell>
          <table:table-cell office:value-type="float" office:value="26.444">
            <text:p>26.444</text:p>
          </table:table-cell>
          <table:table-cell office:value-type="float" office:value="319.56">
            <text:p>319.56</text:p>
          </table:table-cell>
        </table:table-row>
        <table:table-row table:style-name="ro2">
          <table:table-cell office:value-type="date" office:date-value="2001-05-01">
            <text:p>May <text:s/>2001</text:p>
          </table:table-cell>
          <table:table-cell office:value-type="float" office:value="26.6533">
            <text:p>26.6533</text:p>
          </table:table-cell>
          <table:table-cell office:value-type="float" office:value="178.761">
            <text:p>178.761</text:p>
          </table:table-cell>
        </table:table-row>
        <table:table-row table:style-name="ro2">
          <table:table-cell office:value-type="date" office:date-value="2001-06-01">
            <text:p>Jun <text:s/>2001</text:p>
          </table:table-cell>
          <table:table-cell office:value-type="float" office:value="26.1097">
            <text:p>26.1097</text:p>
          </table:table-cell>
          <table:table-cell office:value-type="float" office:value="208.187">
            <text:p>208.187</text:p>
          </table:table-cell>
        </table:table-row>
        <table:table-row table:style-name="ro2">
          <table:table-cell office:value-type="date" office:date-value="2001-07-01">
            <text:p>Jul <text:s/>2001</text:p>
          </table:table-cell>
          <table:table-cell office:value-type="float" office:value="26.1843">
            <text:p>26.1843</text:p>
          </table:table-cell>
          <table:table-cell office:value-type="float" office:value="127.242">
            <text:p>127.242</text:p>
          </table:table-cell>
        </table:table-row>
        <table:table-row table:style-name="ro2">
          <table:table-cell office:value-type="date" office:date-value="2001-08-01">
            <text:p>Aug <text:s/>2001</text:p>
          </table:table-cell>
          <table:table-cell office:value-type="float" office:value="26.2354">
            <text:p>26.2354</text:p>
          </table:table-cell>
          <table:table-cell office:value-type="float" office:value="137.35">
            <text:p>137.35</text:p>
          </table:table-cell>
        </table:table-row>
        <table:table-row table:style-name="ro2">
          <table:table-cell office:value-type="date" office:date-value="2001-09-01">
            <text:p>Sep <text:s/>2001</text:p>
          </table:table-cell>
          <table:table-cell office:value-type="float" office:value="26.2732">
            <text:p>26.2732</text:p>
          </table:table-cell>
          <table:table-cell office:value-type="float" office:value="214.945">
            <text:p>214.945</text:p>
          </table:table-cell>
        </table:table-row>
        <table:table-row table:style-name="ro2">
          <table:table-cell office:value-type="date" office:date-value="2001-10-01">
            <text:p>Oct <text:s/>2001</text:p>
          </table:table-cell>
          <table:table-cell office:value-type="float" office:value="26.4749">
            <text:p>26.4749</text:p>
          </table:table-cell>
          <table:table-cell office:value-type="float" office:value="309.934">
            <text:p>309.934</text:p>
          </table:table-cell>
        </table:table-row>
        <table:table-row table:style-name="ro2">
          <table:table-cell office:value-type="date" office:date-value="2001-11-01">
            <text:p>Nov <text:s/>2001</text:p>
          </table:table-cell>
          <table:table-cell office:value-type="float" office:value="26.4472">
            <text:p>26.4472</text:p>
          </table:table-cell>
          <table:table-cell office:value-type="float" office:value="278.991">
            <text:p>278.991</text:p>
          </table:table-cell>
        </table:table-row>
        <table:table-row table:style-name="ro2">
          <table:table-cell office:value-type="date" office:date-value="2001-12-01">
            <text:p>Dec <text:s/>2001</text:p>
          </table:table-cell>
          <table:table-cell office:value-type="float" office:value="26.2613">
            <text:p>26.2613</text:p>
          </table:table-cell>
          <table:table-cell office:value-type="float" office:value="275.714">
            <text:p>275.714</text:p>
          </table:table-cell>
        </table:table-row>
        <table:table-row table:style-name="ro2">
          <table:table-cell office:value-type="date" office:date-value="2002-01-01">
            <text:p>Jan <text:s/>2002</text:p>
          </table:table-cell>
          <table:table-cell office:value-type="float" office:value="26.1445">
            <text:p>26.1445</text:p>
          </table:table-cell>
          <table:table-cell office:value-type="float" office:value="294.564">
            <text:p>294.564</text:p>
          </table:table-cell>
        </table:table-row>
        <table:table-row table:style-name="ro2">
          <table:table-cell office:value-type="date" office:date-value="2002-02-01">
            <text:p>Feb <text:s/>2002</text:p>
          </table:table-cell>
          <table:table-cell office:value-type="float" office:value="26.0863">
            <text:p>26.0863</text:p>
          </table:table-cell>
          <table:table-cell office:value-type="float" office:value="212.852">
            <text:p>212.852</text:p>
          </table:table-cell>
        </table:table-row>
        <table:table-row table:style-name="ro2">
          <table:table-cell office:value-type="date" office:date-value="2002-03-01">
            <text:p>Mar <text:s/>2002</text:p>
          </table:table-cell>
          <table:table-cell office:value-type="float" office:value="26.4401">
            <text:p>26.4401</text:p>
          </table:table-cell>
          <table:table-cell office:value-type="float" office:value="292.993">
            <text:p>292.993</text:p>
          </table:table-cell>
        </table:table-row>
        <table:table-row table:style-name="ro2">
          <table:table-cell office:value-type="date" office:date-value="2002-04-01">
            <text:p>Apr <text:s/>2002</text:p>
          </table:table-cell>
          <table:table-cell office:value-type="float" office:value="26.6718">
            <text:p>26.6718</text:p>
          </table:table-cell>
          <table:table-cell office:value-type="float" office:value="271.759">
            <text:p>271.759</text:p>
          </table:table-cell>
        </table:table-row>
        <table:table-row table:style-name="ro2">
          <table:table-cell office:value-type="date" office:date-value="2002-05-01">
            <text:p>May <text:s/>2002</text:p>
          </table:table-cell>
          <table:table-cell office:value-type="float" office:value="27.0112">
            <text:p>27.0112</text:p>
          </table:table-cell>
          <table:table-cell office:value-type="float" office:value="220.255">
            <text:p>220.255</text:p>
          </table:table-cell>
        </table:table-row>
        <table:table-row table:style-name="ro2">
          <table:table-cell office:value-type="date" office:date-value="2002-06-01">
            <text:p>Jun <text:s/>2002</text:p>
          </table:table-cell>
          <table:table-cell office:value-type="float" office:value="26.2593">
            <text:p>26.2593</text:p>
          </table:table-cell>
          <table:table-cell office:value-type="float" office:value="185.482">
            <text:p>185.482</text:p>
          </table:table-cell>
        </table:table-row>
        <table:table-row table:style-name="ro2">
          <table:table-cell office:value-type="date" office:date-value="2002-07-01">
            <text:p>Jul <text:s/>2002</text:p>
          </table:table-cell>
          <table:table-cell office:value-type="float" office:value="26.3516">
            <text:p>26.3516</text:p>
          </table:table-cell>
          <table:table-cell office:value-type="float" office:value="134.299">
            <text:p>134.299</text:p>
          </table:table-cell>
        </table:table-row>
        <table:table-row table:style-name="ro2">
          <table:table-cell office:value-type="date" office:date-value="2002-08-01">
            <text:p>Aug <text:s/>2002</text:p>
          </table:table-cell>
          <table:table-cell office:value-type="float" office:value="25.9836">
            <text:p>25.9836</text:p>
          </table:table-cell>
          <table:table-cell office:value-type="float" office:value="133.629">
            <text:p>133.629</text:p>
          </table:table-cell>
        </table:table-row>
        <table:table-row table:style-name="ro2">
          <table:table-cell office:value-type="date" office:date-value="2002-09-01">
            <text:p>Sep <text:s/>2002</text:p>
          </table:table-cell>
          <table:table-cell office:value-type="float" office:value="26.1333">
            <text:p>26.1333</text:p>
          </table:table-cell>
          <table:table-cell office:value-type="float" office:value="168.375">
            <text:p>168.375</text:p>
          </table:table-cell>
        </table:table-row>
        <table:table-row table:style-name="ro2">
          <table:table-cell office:value-type="date" office:date-value="2002-10-01">
            <text:p>Oct <text:s/>2002</text:p>
          </table:table-cell>
          <table:table-cell office:value-type="float" office:value="26.5763">
            <text:p>26.5763</text:p>
          </table:table-cell>
          <table:table-cell office:value-type="float" office:value="154.174">
            <text:p>154.174</text:p>
          </table:table-cell>
        </table:table-row>
        <table:table-row table:style-name="ro2">
          <table:table-cell office:value-type="date" office:date-value="2002-11-01">
            <text:p>Nov <text:s/>2002</text:p>
          </table:table-cell>
          <table:table-cell office:value-type="float" office:value="26.6422">
            <text:p>26.6422</text:p>
          </table:table-cell>
          <table:table-cell office:value-type="float" office:value="268.427">
            <text:p>268.427</text:p>
          </table:table-cell>
        </table:table-row>
        <table:table-row table:style-name="ro2">
          <table:table-cell office:value-type="date" office:date-value="2002-12-01">
            <text:p>Dec <text:s/>2002</text:p>
          </table:table-cell>
          <table:table-cell office:value-type="float" office:value="26.7291">
            <text:p>26.7291</text:p>
          </table:table-cell>
          <table:table-cell office:value-type="float" office:value="310.339">
            <text:p>310.339</text:p>
          </table:table-cell>
        </table:table-row>
        <table:table-row table:style-name="ro2">
          <table:table-cell office:value-type="date" office:date-value="2003-01-01">
            <text:p>Jan <text:s/>2003</text:p>
          </table:table-cell>
          <table:table-cell office:value-type="float" office:value="26.08">
            <text:p>26.08</text:p>
          </table:table-cell>
          <table:table-cell office:value-type="float" office:value="296.697">
            <text:p>296.697</text:p>
          </table:table-cell>
        </table:table-row>
        <table:table-row table:style-name="ro2">
          <table:table-cell office:value-type="date" office:date-value="2003-02-01">
            <text:p>Feb <text:s/>2003</text:p>
          </table:table-cell>
          <table:table-cell office:value-type="float" office:value="26.2484">
            <text:p>26.2484</text:p>
          </table:table-cell>
          <table:table-cell office:value-type="float" office:value="289.869">
            <text:p>289.869</text:p>
          </table:table-cell>
        </table:table-row>
        <table:table-row table:style-name="ro2">
          <table:table-cell office:value-type="date" office:date-value="2003-03-01">
            <text:p>Mar <text:s/>2003</text:p>
          </table:table-cell>
          <table:table-cell office:value-type="float" office:value="26.1843">
            <text:p>26.1843</text:p>
          </table:table-cell>
          <table:table-cell office:value-type="float" office:value="319.711">
            <text:p>319.711</text:p>
          </table:table-cell>
        </table:table-row>
        <table:table-row table:style-name="ro2">
          <table:table-cell office:value-type="date" office:date-value="2003-04-01">
            <text:p>Apr <text:s/>2003</text:p>
          </table:table-cell>
          <table:table-cell office:value-type="float" office:value="26.5106">
            <text:p>26.5106</text:p>
          </table:table-cell>
          <table:table-cell office:value-type="float" office:value="297.822">
            <text:p>297.822</text:p>
          </table:table-cell>
        </table:table-row>
        <table:table-row table:style-name="ro2">
          <table:table-cell office:value-type="date" office:date-value="2003-05-01">
            <text:p>May <text:s/>2003</text:p>
          </table:table-cell>
          <table:table-cell office:value-type="float" office:value="27.0282">
            <text:p>27.0282</text:p>
          </table:table-cell>
          <table:table-cell office:value-type="float" office:value="209.556">
            <text:p>209.556</text:p>
          </table:table-cell>
        </table:table-row>
        <table:table-row table:style-name="ro2">
          <table:table-cell office:value-type="date" office:date-value="2003-06-01">
            <text:p>Jun <text:s/>2003</text:p>
          </table:table-cell>
          <table:table-cell office:value-type="float" office:value="26.2818">
            <text:p>26.2818</text:p>
          </table:table-cell>
          <table:table-cell office:value-type="float" office:value="155.037">
            <text:p>155.037</text:p>
          </table:table-cell>
        </table:table-row>
        <table:table-row table:style-name="ro2">
          <table:table-cell office:value-type="date" office:date-value="2003-07-01">
            <text:p>Jul <text:s/>2003</text:p>
          </table:table-cell>
          <table:table-cell office:value-type="float" office:value="25.7395">
            <text:p>25.7395</text:p>
          </table:table-cell>
          <table:table-cell office:value-type="float" office:value="174.553">
            <text:p>174.553</text:p>
          </table:table-cell>
        </table:table-row>
        <table:table-row table:style-name="ro2">
          <table:table-cell office:value-type="date" office:date-value="2003-08-01">
            <text:p>Aug <text:s/>2003</text:p>
          </table:table-cell>
          <table:table-cell office:value-type="float" office:value="25.9517">
            <text:p>25.9517</text:p>
          </table:table-cell>
          <table:table-cell office:value-type="float" office:value="211.608">
            <text:p>211.608</text:p>
          </table:table-cell>
        </table:table-row>
        <table:table-row table:style-name="ro2">
          <table:table-cell office:value-type="date" office:date-value="2003-09-01">
            <text:p>Sep <text:s/>2003</text:p>
          </table:table-cell>
          <table:table-cell office:value-type="float" office:value="26.0636">
            <text:p>26.0636</text:p>
          </table:table-cell>
          <table:table-cell office:value-type="float" office:value="193.309">
            <text:p>193.309</text:p>
          </table:table-cell>
        </table:table-row>
        <table:table-row table:style-name="ro2">
          <table:table-cell office:value-type="date" office:date-value="2003-10-01">
            <text:p>Oct <text:s/>2003</text:p>
          </table:table-cell>
          <table:table-cell office:value-type="float" office:value="26.3069">
            <text:p>26.3069</text:p>
          </table:table-cell>
          <table:table-cell office:value-type="float" office:value="285.507">
            <text:p>285.507</text:p>
          </table:table-cell>
        </table:table-row>
        <table:table-row table:style-name="ro2">
          <table:table-cell office:value-type="date" office:date-value="2003-11-01">
            <text:p>Nov <text:s/>2003</text:p>
          </table:table-cell>
          <table:table-cell office:value-type="float" office:value="26.5374">
            <text:p>26.5374</text:p>
          </table:table-cell>
          <table:table-cell office:value-type="float" office:value="268.585">
            <text:p>268.585</text:p>
          </table:table-cell>
        </table:table-row>
        <table:table-row table:style-name="ro2">
          <table:table-cell office:value-type="date" office:date-value="2003-12-01">
            <text:p>Dec <text:s/>2003</text:p>
          </table:table-cell>
          <table:table-cell office:value-type="float" office:value="26.1407">
            <text:p>26.1407</text:p>
          </table:table-cell>
          <table:table-cell office:value-type="float" office:value="329.216">
            <text:p>329.216</text:p>
          </table:table-cell>
        </table:table-row>
        <table:table-row table:style-name="ro2">
          <table:table-cell office:value-type="date" office:date-value="2004-01-01">
            <text:p>Jan <text:s/>2004</text:p>
          </table:table-cell>
          <table:table-cell office:value-type="float" office:value="26.2592">
            <text:p>26.2592</text:p>
          </table:table-cell>
          <table:table-cell office:value-type="float" office:value="321.232">
            <text:p>321.232</text:p>
          </table:table-cell>
        </table:table-row>
        <table:table-row table:style-name="ro2">
          <table:table-cell office:value-type="date" office:date-value="2004-02-01">
            <text:p>Feb <text:s/>2004</text:p>
          </table:table-cell>
          <table:table-cell office:value-type="float" office:value="26.221">
            <text:p>26.221</text:p>
          </table:table-cell>
          <table:table-cell office:value-type="float" office:value="229.172">
            <text:p>229.172</text:p>
          </table:table-cell>
        </table:table-row>
        <table:table-row table:style-name="ro2">
          <table:table-cell office:value-type="date" office:date-value="2004-03-01">
            <text:p>Mar <text:s/>2004</text:p>
          </table:table-cell>
          <table:table-cell office:value-type="float" office:value="26.5128">
            <text:p>26.5128</text:p>
          </table:table-cell>
          <table:table-cell office:value-type="float" office:value="305.065">
            <text:p>305.065</text:p>
          </table:table-cell>
        </table:table-row>
        <table:table-row table:style-name="ro2">
          <table:table-cell office:value-type="date" office:date-value="2004-04-01">
            <text:p>Apr <text:s/>2004</text:p>
          </table:table-cell>
          <table:table-cell office:value-type="float" office:value="26.9041">
            <text:p>26.9041</text:p>
          </table:table-cell>
          <table:table-cell office:value-type="float" office:value="253.416">
            <text:p>253.416</text:p>
          </table:table-cell>
        </table:table-row>
        <table:table-row table:style-name="ro2">
          <table:table-cell office:value-type="date" office:date-value="2004-05-01">
            <text:p>May <text:s/>2004</text:p>
          </table:table-cell>
          <table:table-cell office:value-type="float" office:value="26.6505">
            <text:p>26.6505</text:p>
          </table:table-cell>
          <table:table-cell office:value-type="float" office:value="244.298">
            <text:p>244.298</text:p>
          </table:table-cell>
        </table:table-row>
        <table:table-row table:style-name="ro2">
          <table:table-cell office:value-type="date" office:date-value="2004-06-01">
            <text:p>Jun <text:s/>2004</text:p>
          </table:table-cell>
          <table:table-cell office:value-type="float" office:value="26.1623">
            <text:p>26.1623</text:p>
          </table:table-cell>
          <table:table-cell office:value-type="float" office:value="142.381">
            <text:p>142.381</text:p>
          </table:table-cell>
        </table:table-row>
        <table:table-row table:style-name="ro2">
          <table:table-cell office:value-type="date" office:date-value="2004-07-01">
            <text:p>Jul <text:s/>2004</text:p>
          </table:table-cell>
          <table:table-cell office:value-type="float" office:value="25.6703">
            <text:p>25.6703</text:p>
          </table:table-cell>
          <table:table-cell office:value-type="float" office:value="175.737">
            <text:p>175.737</text:p>
          </table:table-cell>
        </table:table-row>
        <table:table-row table:style-name="ro2">
          <table:table-cell office:value-type="date" office:date-value="2004-08-01">
            <text:p>Aug <text:s/>2004</text:p>
          </table:table-cell>
          <table:table-cell office:value-type="float" office:value="26.0378">
            <text:p>26.0378</text:p>
          </table:table-cell>
          <table:table-cell office:value-type="float" office:value="73.7948">
            <text:p>73.7948</text:p>
          </table:table-cell>
        </table:table-row>
        <table:table-row table:style-name="ro2">
          <table:table-cell office:value-type="date" office:date-value="2004-09-01">
            <text:p>Sep <text:s/>2004</text:p>
          </table:table-cell>
          <table:table-cell office:value-type="float" office:value="25.7028">
            <text:p>25.7028</text:p>
          </table:table-cell>
          <table:table-cell office:value-type="float" office:value="180.887">
            <text:p>180.887</text:p>
          </table:table-cell>
        </table:table-row>
        <table:table-row table:style-name="ro2">
          <table:table-cell office:value-type="date" office:date-value="2004-10-01">
            <text:p>Oct <text:s/>2004</text:p>
          </table:table-cell>
          <table:table-cell office:value-type="float" office:value="26.3079">
            <text:p>26.3079</text:p>
          </table:table-cell>
          <table:table-cell office:value-type="float" office:value="186.008">
            <text:p>186.008</text:p>
          </table:table-cell>
        </table:table-row>
        <table:table-row table:style-name="ro2">
          <table:table-cell office:value-type="date" office:date-value="2004-11-01">
            <text:p>Nov <text:s/>2004</text:p>
          </table:table-cell>
          <table:table-cell office:value-type="float" office:value="26.2751">
            <text:p>26.2751</text:p>
          </table:table-cell>
          <table:table-cell office:value-type="float" office:value="268.49">
            <text:p>268.49</text:p>
          </table:table-cell>
        </table:table-row>
        <table:table-row table:style-name="ro2">
          <table:table-cell office:value-type="date" office:date-value="2004-12-01">
            <text:p>Dec <text:s/>2004</text:p>
          </table:table-cell>
          <table:table-cell office:value-type="float" office:value="26.1407">
            <text:p>26.1407</text:p>
          </table:table-cell>
          <table:table-cell office:value-type="float" office:value="314.94">
            <text:p>314.94</text:p>
          </table:table-cell>
        </table:table-row>
        <table:table-row table:style-name="ro2">
          <table:table-cell office:value-type="date" office:date-value="2005-01-01">
            <text:p>Jan <text:s/>2005</text:p>
          </table:table-cell>
          <table:table-cell office:value-type="float" office:value="26.1179">
            <text:p>26.1179</text:p>
          </table:table-cell>
          <table:table-cell office:value-type="float" office:value="267.368">
            <text:p>267.368</text:p>
          </table:table-cell>
        </table:table-row>
        <table:table-row table:style-name="ro2">
          <table:table-cell office:value-type="date" office:date-value="2005-02-01">
            <text:p>Feb <text:s/>2005</text:p>
          </table:table-cell>
          <table:table-cell office:value-type="float" office:value="26.5917">
            <text:p>26.5917</text:p>
          </table:table-cell>
          <table:table-cell office:value-type="float" office:value="210.669">
            <text:p>210.669</text:p>
          </table:table-cell>
        </table:table-row>
        <table:table-row table:style-name="ro2">
          <table:table-cell office:value-type="date" office:date-value="2005-03-01">
            <text:p>Mar <text:s/>2005</text:p>
          </table:table-cell>
          <table:table-cell office:value-type="float" office:value="26.4955">
            <text:p>26.4955</text:p>
          </table:table-cell>
          <table:table-cell office:value-type="float" office:value="280.928">
            <text:p>280.928</text:p>
          </table:table-cell>
        </table:table-row>
        <table:table-row table:style-name="ro2">
          <table:table-cell office:value-type="date" office:date-value="2005-04-01">
            <text:p>Apr <text:s/>2005</text:p>
          </table:table-cell>
          <table:table-cell office:value-type="float" office:value="26.6528">
            <text:p>26.6528</text:p>
          </table:table-cell>
          <table:table-cell office:value-type="float" office:value="311.878">
            <text:p>311.878</text:p>
          </table:table-cell>
        </table:table-row>
        <table:table-row table:style-name="ro2">
          <table:table-cell office:value-type="date" office:date-value="2005-05-01">
            <text:p>May <text:s/>2005</text:p>
          </table:table-cell>
          <table:table-cell office:value-type="float" office:value="26.4072">
            <text:p>26.4072</text:p>
          </table:table-cell>
          <table:table-cell office:value-type="float" office:value="246.825">
            <text:p>246.825</text:p>
          </table:table-cell>
        </table:table-row>
        <table:table-row table:style-name="ro2">
          <table:table-cell office:value-type="date" office:date-value="2005-06-01">
            <text:p>Jun <text:s/>2005</text:p>
          </table:table-cell>
          <table:table-cell office:value-type="float" office:value="26.2382">
            <text:p>26.2382</text:p>
          </table:table-cell>
          <table:table-cell office:value-type="float" office:value="168.494">
            <text:p>168.494</text:p>
          </table:table-cell>
        </table:table-row>
        <table:table-row table:style-name="ro2">
          <table:table-cell office:value-type="date" office:date-value="2005-07-01">
            <text:p>Jul <text:s/>2005</text:p>
          </table:table-cell>
          <table:table-cell office:value-type="float" office:value="26.0625">
            <text:p>26.0625</text:p>
          </table:table-cell>
          <table:table-cell office:value-type="float" office:value="177.208">
            <text:p>177.208</text:p>
          </table:table-cell>
        </table:table-row>
        <table:table-row table:style-name="ro2">
          <table:table-cell office:value-type="date" office:date-value="2005-08-01">
            <text:p>Aug <text:s/>2005</text:p>
          </table:table-cell>
          <table:table-cell office:value-type="float" office:value="26.1977">
            <text:p>26.1977</text:p>
          </table:table-cell>
          <table:table-cell office:value-type="float" office:value="149.421">
            <text:p>149.421</text:p>
          </table:table-cell>
        </table:table-row>
        <table:table-row table:style-name="ro2">
          <table:table-cell office:value-type="date" office:date-value="2005-09-01">
            <text:p>Sep <text:s/>2005</text:p>
          </table:table-cell>
          <table:table-cell office:value-type="float" office:value="26.3025">
            <text:p>26.3025</text:p>
          </table:table-cell>
          <table:table-cell office:value-type="float" office:value="155.359">
            <text:p>155.359</text:p>
          </table:table-cell>
        </table:table-row>
        <table:table-row table:style-name="ro2">
          <table:table-cell office:value-type="date" office:date-value="2005-10-01">
            <text:p>Oct <text:s/>2005</text:p>
          </table:table-cell>
          <table:table-cell office:value-type="float" office:value="26.3244">
            <text:p>26.3244</text:p>
          </table:table-cell>
          <table:table-cell office:value-type="float" office:value="297.741">
            <text:p>297.741</text:p>
          </table:table-cell>
        </table:table-row>
        <table:table-row table:style-name="ro2">
          <table:table-cell office:value-type="date" office:date-value="2005-11-01">
            <text:p>Nov <text:s/>2005</text:p>
          </table:table-cell>
          <table:table-cell office:value-type="float" office:value="26.2487">
            <text:p>26.2487</text:p>
          </table:table-cell>
          <table:table-cell office:value-type="float" office:value="283.643">
            <text:p>283.643</text:p>
          </table:table-cell>
        </table:table-row>
        <table:table-row table:style-name="ro2">
          <table:table-cell office:value-type="date" office:date-value="2005-12-01">
            <text:p>Dec <text:s/>2005</text:p>
          </table:table-cell>
          <table:table-cell office:value-type="float" office:value="25.9143">
            <text:p>25.9143</text:p>
          </table:table-cell>
          <table:table-cell office:value-type="float" office:value="311.694">
            <text:p>311.694</text:p>
          </table:table-cell>
        </table:table-row>
        <table:table-row table:style-name="ro2">
          <table:table-cell office:value-type="date" office:date-value="2006-01-01">
            <text:p>Jan <text:s/>2006</text:p>
          </table:table-cell>
          <table:table-cell office:value-type="float" office:value="25.8618">
            <text:p>25.8618</text:p>
          </table:table-cell>
          <table:table-cell office:value-type="float" office:value="289.548">
            <text:p>289.548</text:p>
          </table:table-cell>
        </table:table-row>
        <table:table-row table:style-name="ro2">
          <table:table-cell office:value-type="date" office:date-value="2006-02-01">
            <text:p>Feb <text:s/>2006</text:p>
          </table:table-cell>
          <table:table-cell office:value-type="float" office:value="26.0914">
            <text:p>26.0914</text:p>
          </table:table-cell>
          <table:table-cell office:value-type="float" office:value="295.399">
            <text:p>295.399</text:p>
          </table:table-cell>
        </table:table-row>
        <table:table-row table:style-name="ro2">
          <table:table-cell office:value-type="date" office:date-value="2006-03-01">
            <text:p>Mar <text:s/>2006</text:p>
          </table:table-cell>
          <table:table-cell office:value-type="float" office:value="26.34">
            <text:p>26.34</text:p>
          </table:table-cell>
          <table:table-cell office:value-type="float" office:value="279.92">
            <text:p>279.92</text:p>
          </table:table-cell>
        </table:table-row>
        <table:table-row table:style-name="ro2">
          <table:table-cell office:value-type="date" office:date-value="2006-04-01">
            <text:p>Apr <text:s/>2006</text:p>
          </table:table-cell>
          <table:table-cell office:value-type="float" office:value="26.2309">
            <text:p>26.2309</text:p>
          </table:table-cell>
          <table:table-cell office:value-type="float" office:value="311.431">
            <text:p>311.431</text:p>
          </table:table-cell>
        </table:table-row>
        <table:table-row table:style-name="ro2">
          <table:table-cell office:value-type="date" office:date-value="2006-05-01">
            <text:p>May <text:s/>2006</text:p>
          </table:table-cell>
          <table:table-cell office:value-type="float" office:value="26.139">
            <text:p>26.139</text:p>
          </table:table-cell>
          <table:table-cell office:value-type="float" office:value="228.333">
            <text:p>228.333</text:p>
          </table:table-cell>
        </table:table-row>
        <table:table-row table:style-name="ro2">
          <table:table-cell office:value-type="date" office:date-value="2006-06-01">
            <text:p>Jun <text:s/>2006</text:p>
          </table:table-cell>
          <table:table-cell office:value-type="float" office:value="25.6293">
            <text:p>25.6293</text:p>
          </table:table-cell>
          <table:table-cell office:value-type="float" office:value="260.675">
            <text:p>260.675</text:p>
          </table:table-cell>
        </table:table-row>
        <table:table-row table:style-name="ro2">
          <table:table-cell office:value-type="date" office:date-value="2006-07-01">
            <text:p>Jul <text:s/>2006</text:p>
          </table:table-cell>
          <table:table-cell office:value-type="float" office:value="25.9191">
            <text:p>25.9191</text:p>
          </table:table-cell>
          <table:table-cell office:value-type="float" office:value="115.293">
            <text:p>115.293</text:p>
          </table:table-cell>
        </table:table-row>
        <table:table-row table:style-name="ro2">
          <table:table-cell office:value-type="date" office:date-value="2006-08-01">
            <text:p>Aug <text:s/>2006</text:p>
          </table:table-cell>
          <table:table-cell office:value-type="float" office:value="26.097">
            <text:p>26.097</text:p>
          </table:table-cell>
          <table:table-cell office:value-type="float" office:value="114.06">
            <text:p>114.06</text:p>
          </table:table-cell>
        </table:table-row>
        <table:table-row table:style-name="ro2">
          <table:table-cell office:value-type="date" office:date-value="2006-09-01">
            <text:p>Sep <text:s/>2006</text:p>
          </table:table-cell>
          <table:table-cell office:value-type="float" office:value="25.7588">
            <text:p>25.7588</text:p>
          </table:table-cell>
          <table:table-cell office:value-type="float" office:value="145.154">
            <text:p>145.154</text:p>
          </table:table-cell>
        </table:table-row>
        <table:table-row table:style-name="ro2">
          <table:table-cell office:value-type="date" office:date-value="2006-10-01">
            <text:p>Oct <text:s/>2006</text:p>
          </table:table-cell>
          <table:table-cell office:value-type="float" office:value="26.3934">
            <text:p>26.3934</text:p>
          </table:table-cell>
          <table:table-cell office:value-type="float" office:value="117.09">
            <text:p>117.09</text:p>
          </table:table-cell>
        </table:table-row>
        <table:table-row table:style-name="ro2">
          <table:table-cell office:value-type="date" office:date-value="2006-11-01">
            <text:p>Nov <text:s/>2006</text:p>
          </table:table-cell>
          <table:table-cell office:value-type="float" office:value="26.4278">
            <text:p>26.4278</text:p>
          </table:table-cell>
          <table:table-cell office:value-type="float" office:value="175.915">
            <text:p>175.915</text:p>
          </table:table-cell>
        </table:table-row>
        <table:table-row table:style-name="ro2">
          <table:table-cell office:value-type="date" office:date-value="2006-12-01">
            <text:p>Dec <text:s/>2006</text:p>
          </table:table-cell>
          <table:table-cell office:value-type="float" office:value="26.5045">
            <text:p>26.5045</text:p>
          </table:table-cell>
          <table:table-cell office:value-type="float" office:value="310.646">
            <text:p>310.646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25.9908">
            <text:p>25.9908</text:p>
          </table:table-cell>
          <table:table-cell office:value-type="float" office:value="288.452">
            <text:p>288.452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26.0761">
            <text:p>26.0761</text:p>
          </table:table-cell>
          <table:table-cell office:value-type="float" office:value="308.659">
            <text:p>308.659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26.2171">
            <text:p>26.2171</text:p>
          </table:table-cell>
          <table:table-cell office:value-type="float" office:value="306.465">
            <text:p>306.465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26.4058">
            <text:p>26.4058</text:p>
          </table:table-cell>
          <table:table-cell office:value-type="float" office:value="313.486">
            <text:p>313.486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26.6741">
            <text:p>26.6741</text:p>
          </table:table-cell>
          <table:table-cell office:value-type="float" office:value="283.009">
            <text:p>283.009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26.1211">
            <text:p>26.1211</text:p>
          </table:table-cell>
          <table:table-cell office:value-type="float" office:value="261.098">
            <text:p>261.098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25.7758">
            <text:p>25.7758</text:p>
          </table:table-cell>
          <table:table-cell office:value-type="float" office:value="224.628">
            <text:p>224.628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25.8261">
            <text:p>25.8261</text:p>
          </table:table-cell>
          <table:table-cell office:value-type="float" office:value="170.521">
            <text:p>170.521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25.9217">
            <text:p>25.9217</text:p>
          </table:table-cell>
          <table:table-cell office:value-type="float" office:value="155.903">
            <text:p>155.903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26.4872">
            <text:p>26.4872</text:p>
          </table:table-cell>
          <table:table-cell office:value-type="float" office:value="190.176">
            <text:p>190.176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26.1071">
            <text:p>26.1071</text:p>
          </table:table-cell>
          <table:table-cell office:value-type="float" office:value="234.961">
            <text:p>234.961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26.0463">
            <text:p>26.0463</text:p>
          </table:table-cell>
          <table:table-cell office:value-type="float" office:value="305.377">
            <text:p>305.377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26.033">
            <text:p>26.033</text:p>
          </table:table-cell>
          <table:table-cell office:value-type="float" office:value="232.708">
            <text:p>232.708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25.7606">
            <text:p>25.7606</text:p>
          </table:table-cell>
          <table:table-cell office:value-type="float" office:value="272.648">
            <text:p>272.648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25.6627">
            <text:p>25.6627</text:p>
          </table:table-cell>
          <table:table-cell office:value-type="float" office:value="348.689">
            <text:p>348.689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25.9887">
            <text:p>25.9887</text:p>
          </table:table-cell>
          <table:table-cell office:value-type="float" office:value="286.544">
            <text:p>286.544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26.2862">
            <text:p>26.2862</text:p>
          </table:table-cell>
          <table:table-cell office:value-type="float" office:value="192.362">
            <text:p>192.362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25.8421">
            <text:p>25.8421</text:p>
          </table:table-cell>
          <table:table-cell office:value-type="float" office:value="248.741">
            <text:p>248.741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25.4451">
            <text:p>25.4451</text:p>
          </table:table-cell>
          <table:table-cell office:value-type="float" office:value="199.079">
            <text:p>199.079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25.8118">
            <text:p>25.8118</text:p>
          </table:table-cell>
          <table:table-cell office:value-type="float" office:value="205.936">
            <text:p>205.936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26.0801">
            <text:p>26.0801</text:p>
          </table:table-cell>
          <table:table-cell office:value-type="float" office:value="204.822">
            <text:p>204.822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26.4797">
            <text:p>26.4797</text:p>
          </table:table-cell>
          <table:table-cell office:value-type="float" office:value="287.949">
            <text:p>287.949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26.4117">
            <text:p>26.4117</text:p>
          </table:table-cell>
          <table:table-cell office:value-type="float" office:value="325.851">
            <text:p>325.851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26.2618">
            <text:p>26.2618</text:p>
          </table:table-cell>
          <table:table-cell office:value-type="float" office:value="343.974">
            <text:p>343.974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25.7772">
            <text:p>25.7772</text:p>
          </table:table-cell>
          <table:table-cell office:value-type="float" office:value="321.807">
            <text:p>321.807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25.7817">
            <text:p>25.7817</text:p>
          </table:table-cell>
          <table:table-cell office:value-type="float" office:value="279.158">
            <text:p>279.158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25.958">
            <text:p>25.958</text:p>
          </table:table-cell>
          <table:table-cell office:value-type="float" office:value="365.026">
            <text:p>365.026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26.7217">
            <text:p>26.7217</text:p>
          </table:table-cell>
          <table:table-cell office:value-type="float" office:value="304.531">
            <text:p>304.531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26.5502">
            <text:p>26.5502</text:p>
          </table:table-cell>
          <table:table-cell office:value-type="float" office:value="193.785">
            <text:p>193.785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26.3983">
            <text:p>26.3983</text:p>
          </table:table-cell>
          <table:table-cell office:value-type="float" office:value="158.746">
            <text:p>158.746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26.1034">
            <text:p>26.1034</text:p>
          </table:table-cell>
          <table:table-cell office:value-type="float" office:value="162.699">
            <text:p>162.699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26.146">
            <text:p>26.146</text:p>
          </table:table-cell>
          <table:table-cell office:value-type="float" office:value="175.402">
            <text:p>175.402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26.596">
            <text:p>26.596</text:p>
          </table:table-cell>
          <table:table-cell office:value-type="float" office:value="149.12">
            <text:p>149.12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26.6273">
            <text:p>26.6273</text:p>
          </table:table-cell>
          <table:table-cell office:value-type="float" office:value="213.317">
            <text:p>213.317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26.6877">
            <text:p>26.6877</text:p>
          </table:table-cell>
          <table:table-cell office:value-type="float" office:value="281.711">
            <text:p>281.711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26.4703">
            <text:p>26.4703</text:p>
          </table:table-cell>
          <table:table-cell office:value-type="float" office:value="315.362">
            <text:p>315.362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26.0925">
            <text:p>26.0925</text:p>
          </table:table-cell>
          <table:table-cell office:value-type="float" office:value="298.199">
            <text:p>298.199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26.6103">
            <text:p>26.6103</text:p>
          </table:table-cell>
          <table:table-cell office:value-type="float" office:value="230.055">
            <text:p>230.055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26.6577">
            <text:p>26.6577</text:p>
          </table:table-cell>
          <table:table-cell office:value-type="float" office:value="338.607">
            <text:p>338.607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26.8081">
            <text:p>26.8081</text:p>
          </table:table-cell>
          <table:table-cell office:value-type="float" office:value="341.031">
            <text:p>341.031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26.9744">
            <text:p>26.9744</text:p>
          </table:table-cell>
          <table:table-cell office:value-type="float" office:value="334.754">
            <text:p>334.754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26.4764">
            <text:p>26.4764</text:p>
          </table:table-cell>
          <table:table-cell office:value-type="float" office:value="275.414">
            <text:p>275.414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25.9426">
            <text:p>25.9426</text:p>
          </table:table-cell>
          <table:table-cell office:value-type="float" office:value="252.528">
            <text:p>252.528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26.1792">
            <text:p>26.1792</text:p>
          </table:table-cell>
          <table:table-cell office:value-type="float" office:value="260.979">
            <text:p>260.979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26.3379">
            <text:p>26.3379</text:p>
          </table:table-cell>
          <table:table-cell office:value-type="float" office:value="374.936">
            <text:p>374.936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26.4788">
            <text:p>26.4788</text:p>
          </table:table-cell>
          <table:table-cell office:value-type="float" office:value="290.075">
            <text:p>290.075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26.424">
            <text:p>26.424</text:p>
          </table:table-cell>
          <table:table-cell office:value-type="float" office:value="302.522">
            <text:p>302.522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26.131">
            <text:p>26.131</text:p>
          </table:table-cell>
          <table:table-cell office:value-type="float" office:value="281.578">
            <text:p>281.578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25.8354">
            <text:p>25.8354</text:p>
          </table:table-cell>
          <table:table-cell office:value-type="float" office:value="297.665">
            <text:p>297.665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25.9172">
            <text:p>25.9172</text:p>
          </table:table-cell>
          <table:table-cell office:value-type="float" office:value="261.001">
            <text:p>261.001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26.1868">
            <text:p>26.1868</text:p>
          </table:table-cell>
          <table:table-cell office:value-type="float" office:value="305.038">
            <text:p>305.038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26.4147">
            <text:p>26.4147</text:p>
          </table:table-cell>
          <table:table-cell office:value-type="float" office:value="301.848">
            <text:p>301.848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26.2142">
            <text:p>26.2142</text:p>
          </table:table-cell>
          <table:table-cell office:value-type="float" office:value="265.651">
            <text:p>265.651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26.0326">
            <text:p>26.0326</text:p>
          </table:table-cell>
          <table:table-cell office:value-type="float" office:value="240.676">
            <text:p>240.676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25.9881">
            <text:p>25.9881</text:p>
          </table:table-cell>
          <table:table-cell office:value-type="float" office:value="164.809">
            <text:p>164.809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25.8631">
            <text:p>25.8631</text:p>
          </table:table-cell>
          <table:table-cell office:value-type="float" office:value="156.305">
            <text:p>156.305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26.104">
            <text:p>26.104</text:p>
          </table:table-cell>
          <table:table-cell office:value-type="float" office:value="165.344">
            <text:p>165.344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26.3972">
            <text:p>26.3972</text:p>
          </table:table-cell>
          <table:table-cell office:value-type="float" office:value="276.239">
            <text:p>276.239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26.5333">
            <text:p>26.5333</text:p>
          </table:table-cell>
          <table:table-cell office:value-type="float" office:value="289.075">
            <text:p>289.075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26.5105">
            <text:p>26.5105</text:p>
          </table:table-cell>
          <table:table-cell office:value-type="float" office:value="347.685">
            <text:p>347.685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26.203">
            <text:p>26.203</text:p>
          </table:table-cell>
          <table:table-cell office:value-type="float" office:value="268.818">
            <text:p>268.818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26.3567">
            <text:p>26.3567</text:p>
          </table:table-cell>
          <table:table-cell office:value-type="float" office:value="291.747">
            <text:p>291.747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26.2156">
            <text:p>26.2156</text:p>
          </table:table-cell>
          <table:table-cell office:value-type="float" office:value="355.748">
            <text:p>355.748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26.4839">
            <text:p>26.4839</text:p>
          </table:table-cell>
          <table:table-cell office:value-type="float" office:value="305.392">
            <text:p>305.392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26.6149">
            <text:p>26.6149</text:p>
          </table:table-cell>
          <table:table-cell office:value-type="float" office:value="296.805">
            <text:p>296.805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26.3431">
            <text:p>26.3431</text:p>
          </table:table-cell>
          <table:table-cell office:value-type="float" office:value="180.632">
            <text:p>180.632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25.6763">
            <text:p>25.6763</text:p>
          </table:table-cell>
          <table:table-cell office:value-type="float" office:value="170.846">
            <text:p>170.846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25.9398">
            <text:p>25.9398</text:p>
          </table:table-cell>
          <table:table-cell office:value-type="float" office:value="158.763">
            <text:p>158.763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26.3573">
            <text:p>26.3573</text:p>
          </table:table-cell>
          <table:table-cell office:value-type="float" office:value="176.408">
            <text:p>176.408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26.66">
            <text:p>26.66</text:p>
          </table:table-cell>
          <table:table-cell office:value-type="float" office:value="227.38">
            <text:p>227.38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26.6037">
            <text:p>26.6037</text:p>
          </table:table-cell>
          <table:table-cell office:value-type="float" office:value="321.794">
            <text:p>321.794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26.546">
            <text:p>26.546</text:p>
          </table:table-cell>
          <table:table-cell office:value-type="float" office:value="286.626">
            <text:p>286.626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26.3733">
            <text:p>26.3733</text:p>
          </table:table-cell>
          <table:table-cell office:value-type="float" office:value="255.83">
            <text:p>255.83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26.2532">
            <text:p>26.2532</text:p>
          </table:table-cell>
          <table:table-cell office:value-type="float" office:value="331.774">
            <text:p>331.774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26.7067">
            <text:p>26.7067</text:p>
          </table:table-cell>
          <table:table-cell office:value-type="float" office:value="270.981">
            <text:p>270.981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26.65">
            <text:p>26.65</text:p>
          </table:table-cell>
          <table:table-cell office:value-type="float" office:value="291.058">
            <text:p>291.058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26.7903">
            <text:p>26.7903</text:p>
          </table:table-cell>
          <table:table-cell office:value-type="float" office:value="283.856">
            <text:p>283.856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26.7821">
            <text:p>26.7821</text:p>
          </table:table-cell>
          <table:table-cell office:value-type="float" office:value="189.611">
            <text:p>189.611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26.0773">
            <text:p>26.0773</text:p>
          </table:table-cell>
          <table:table-cell office:value-type="float" office:value="186.121">
            <text:p>186.121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26.074">
            <text:p>26.074</text:p>
          </table:table-cell>
          <table:table-cell office:value-type="float" office:value="181.948">
            <text:p>181.948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26.1239">
            <text:p>26.1239</text:p>
          </table:table-cell>
          <table:table-cell office:value-type="float" office:value="190.391">
            <text:p>190.391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26.5763">
            <text:p>26.5763</text:p>
          </table:table-cell>
          <table:table-cell office:value-type="float" office:value="208.644">
            <text:p>208.644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26.3509">
            <text:p>26.3509</text:p>
          </table:table-cell>
          <table:table-cell office:value-type="float" office:value="323.044">
            <text:p>323.044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26.3686">
            <text:p>26.3686</text:p>
          </table:table-cell>
          <table:table-cell office:value-type="float" office:value="351.034">
            <text:p>351.034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25.6009">
            <text:p>25.6009</text:p>
          </table:table-cell>
          <table:table-cell office:value-type="float" office:value="268.804">
            <text:p>268.804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26.0123">
            <text:p>26.0123</text:p>
          </table:table-cell>
          <table:table-cell office:value-type="float" office:value="140.807">
            <text:p>140.807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26.4182">
            <text:p>26.4182</text:p>
          </table:table-cell>
          <table:table-cell office:value-type="float" office:value="181.671">
            <text:p>181.671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26.8454">
            <text:p>26.8454</text:p>
          </table:table-cell>
          <table:table-cell office:value-type="float" office:value="323.188">
            <text:p>323.188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26.6872">
            <text:p>26.6872</text:p>
          </table:table-cell>
          <table:table-cell office:value-type="float" office:value="232.117">
            <text:p>232.117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26.734">
            <text:p>26.734</text:p>
          </table:table-cell>
          <table:table-cell office:value-type="float" office:value="209.128">
            <text:p>209.128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26.0933">
            <text:p>26.0933</text:p>
          </table:table-cell>
          <table:table-cell office:value-type="float" office:value="152.13">
            <text:p>152.13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25.8123">
            <text:p>25.8123</text:p>
          </table:table-cell>
          <table:table-cell office:value-type="float" office:value="203.516">
            <text:p>203.516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26.347">
            <text:p>26.347</text:p>
          </table:table-cell>
          <table:table-cell office:value-type="float" office:value="160.708">
            <text:p>160.708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26.6925">
            <text:p>26.6925</text:p>
          </table:table-cell>
          <table:table-cell office:value-type="float" office:value="153.022">
            <text:p>153.022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26.8099">
            <text:p>26.8099</text:p>
          </table:table-cell>
          <table:table-cell office:value-type="float" office:value="259.737">
            <text:p>259.737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26.4952">
            <text:p>26.4952</text:p>
          </table:table-cell>
          <table:table-cell office:value-type="float" office:value="353.505">
            <text:p>353.505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25.8829">
            <text:p>25.8829</text:p>
          </table:table-cell>
          <table:table-cell office:value-type="float" office:value="298.048">
            <text:p>298.048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26.0899">
            <text:p>26.0899</text:p>
          </table:table-cell>
          <table:table-cell office:value-type="float" office:value="266.819">
            <text:p>266.819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26.3919">
            <text:p>26.3919</text:p>
          </table:table-cell>
          <table:table-cell office:value-type="float" office:value="244.618">
            <text:p>244.618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26.84">
            <text:p>26.84</text:p>
          </table:table-cell>
          <table:table-cell office:value-type="float" office:value="277.07">
            <text:p>277.07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26.8103">
            <text:p>26.8103</text:p>
          </table:table-cell>
          <table:table-cell office:value-type="float" office:value="200.004">
            <text:p>200.004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26.6382">
            <text:p>26.6382</text:p>
          </table:table-cell>
          <table:table-cell office:value-type="float" office:value="203.772">
            <text:p>203.772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26.2856">
            <text:p>26.2856</text:p>
          </table:table-cell>
          <table:table-cell office:value-type="float" office:value="110.391">
            <text:p>110.391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26.0917">
            <text:p>26.0917</text:p>
          </table:table-cell>
          <table:table-cell office:value-type="float" office:value="114.229">
            <text:p>114.229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26.4075">
            <text:p>26.4075</text:p>
          </table:table-cell>
          <table:table-cell office:value-type="float" office:value="77.6504">
            <text:p>77.6504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26.8818">
            <text:p>26.8818</text:p>
          </table:table-cell>
          <table:table-cell office:value-type="float" office:value="121.046">
            <text:p>121.046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26.8451">
            <text:p>26.8451</text:p>
          </table:table-cell>
          <table:table-cell office:value-type="float" office:value="241.426">
            <text:p>241.426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26.7729">
            <text:p>26.7729</text:p>
          </table:table-cell>
          <table:table-cell office:value-type="float" office:value="299.566">
            <text:p>299.566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26.9007">
            <text:p>26.9007</text:p>
          </table:table-cell>
          <table:table-cell office:value-type="float" office:value="243.801">
            <text:p>243.801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26.6521">
            <text:p>26.6521</text:p>
          </table:table-cell>
          <table:table-cell office:value-type="float" office:value="306.412">
            <text:p>306.412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27.1355">
            <text:p>27.1355</text:p>
          </table:table-cell>
          <table:table-cell office:value-type="float" office:value="297.036">
            <text:p>297.036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27.4218">
            <text:p>27.4218</text:p>
          </table:table-cell>
          <table:table-cell office:value-type="float" office:value="262.286">
            <text:p>262.286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27.2184">
            <text:p>27.2184</text:p>
          </table:table-cell>
          <table:table-cell office:value-type="float" office:value="278.898">
            <text:p>278.898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26.6709">
            <text:p>26.6709</text:p>
          </table:table-cell>
          <table:table-cell office:value-type="float" office:value="215.516">
            <text:p>215.516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26.233">
            <text:p>26.233</text:p>
          </table:table-cell>
          <table:table-cell office:value-type="float" office:value="216.919">
            <text:p>216.919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26.5444">
            <text:p>26.5444</text:p>
          </table:table-cell>
          <table:table-cell office:value-type="float" office:value="176.163">
            <text:p>176.163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26.5721">
            <text:p>26.5721</text:p>
          </table:table-cell>
          <table:table-cell office:value-type="float" office:value="252.888">
            <text:p>252.888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26.6892">
            <text:p>26.6892</text:p>
          </table:table-cell>
          <table:table-cell office:value-type="float" office:value="269.057">
            <text:p>269.057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26.5876">
            <text:p>26.5876</text:p>
          </table:table-cell>
          <table:table-cell office:value-type="float" office:value="308.27">
            <text:p>308.27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26.6843">
            <text:p>26.6843</text:p>
          </table:table-cell>
          <table:table-cell office:value-type="float" office:value="311.074">
            <text:p>311.074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26.9451612903226">
            <text:p>26.9451612903</text:p>
          </table:table-cell>
          <table:table-cell office:value-type="float" office:value="185.5">
            <text:p>185.5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26.2214285714286">
            <text:p>26.2214285714</text:p>
          </table:table-cell>
          <table:table-cell office:value-type="float" office:value="115.3">
            <text:p>115.3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26.6870967741935">
            <text:p>26.6870967742</text:p>
          </table:table-cell>
          <table:table-cell office:value-type="float" office:value="287.5">
            <text:p>287.5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26.9566666666667">
            <text:p>26.9566666667</text:p>
          </table:table-cell>
          <table:table-cell office:value-type="float" office:value="516.5">
            <text:p>516.5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27.3451612903226">
            <text:p>27.3451612903</text:p>
          </table:table-cell>
          <table:table-cell office:value-type="float" office:value="321.4">
            <text:p>321.4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27.22">
            <text:p>27.22</text:p>
          </table:table-cell>
          <table:table-cell office:value-type="float" office:value="231.6">
            <text:p>231.6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27.0806451612903">
            <text:p>27.0806451613</text:p>
          </table:table-cell>
          <table:table-cell office:value-type="float" office:value="143.8">
            <text:p>143.8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27.0774193548387">
            <text:p>27.0774193548</text:p>
          </table:table-cell>
          <table:table-cell office:value-type="float" office:value="147.2">
            <text:p>147.2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27.0366666666667">
            <text:p>27.0366666667</text:p>
          </table:table-cell>
          <table:table-cell office:value-type="float" office:value="148.2">
            <text:p>148.2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27.1677419354839">
            <text:p>27.1677419355</text:p>
          </table:table-cell>
          <table:table-cell office:value-type="float" office:value="250.4">
            <text:p>250.4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27.0966666666667">
            <text:p>27.0966666667</text:p>
          </table:table-cell>
          <table:table-cell office:value-type="float" office:value="350.3">
            <text:p>350.3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26.8322580645161">
            <text:p>26.8322580645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26.6612903225806">
            <text:p>26.6612903226</text:p>
          </table:table-cell>
          <table:table-cell office:value-type="float" office:value="174.1">
            <text:p>174.1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26.2821428571429">
            <text:p>26.2821428571</text:p>
          </table:table-cell>
          <table:table-cell office:value-type="float" office:value="175.6">
            <text:p>175.6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26.5193548387097">
            <text:p>26.5193548387</text:p>
          </table:table-cell>
          <table:table-cell office:value-type="float" office:value="439.4">
            <text:p>439.4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27.0333333333333">
            <text:p>27.0333333333</text:p>
          </table:table-cell>
          <table:table-cell office:value-type="float" office:value="341.8">
            <text:p>341.8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27.1064516129032">
            <text:p>27.1064516129</text:p>
          </table:table-cell>
          <table:table-cell office:value-type="float" office:value="349.7">
            <text:p>349.7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27.35">
            <text:p>27.35</text:p>
          </table:table-cell>
          <table:table-cell office:value-type="float" office:value="90.4">
            <text:p>90.4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27.4129032258064">
            <text:p>27.4129032258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27.4645161290323">
            <text:p>27.464516129</text:p>
          </table:table-cell>
          <table:table-cell office:value-type="float" office:value="75.7">
            <text:p>75.7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26.6966666666667">
            <text:p>26.6966666667</text:p>
          </table:table-cell>
          <table:table-cell office:value-type="float" office:value="161.2">
            <text:p>161.2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26.8258064516129">
            <text:p>26.8258064516</text:p>
          </table:table-cell>
          <table:table-cell office:value-type="float" office:value="112.6">
            <text:p>112.6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27.0133333333333">
            <text:p>27.0133333333</text:p>
          </table:table-cell>
          <table:table-cell office:value-type="float" office:value="371.6">
            <text:p>371.6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26.9">
            <text:p>26.9</text:p>
          </table:table-cell>
          <table:table-cell office:value-type="float" office:value="322.3">
            <text:p>322.3</text:p>
          </table:table-cell>
        </table:table-row>
      </table:table>
      <table:table table:name="RAMADAN" table:style-name="ta1" table:print="false">
        <table:table-column table:style-name="co9" table:default-cell-style-name="ce11"/>
        <table:table-column table:style-name="co1" table:default-cell-style-name="Default"/>
        <table:table-row table:style-name="ro1">
          <table:table-cell office:value-type="string">
            <text:p>Month</text:p>
          </table:table-cell>
          <table:table-cell office:value-type="string">
            <text:p>RAMADAN_HOLIDAYS</text:p>
          </table:table-cell>
        </table:table-row>
        <table:table-row table:style-name="ro2">
          <table:table-cell table:style-name="ce1" office:value-type="date" office:date-value="2007-01-01">
            <text:p>Jan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02-01">
            <text:p>Feb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03-01">
            <text:p>Mar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04-01">
            <text:p>Apr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05-01">
            <text:p>May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06-01">
            <text:p>Jun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07-01">
            <text:p>Jul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08-01">
            <text:p>Aug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09-01">
            <text:p>Sep <text:s/>2007</text:p>
          </table:table-cell>
          <table:table-cell table:style-name="ce12" office:value-type="float" office:value="16">
            <text:p>16</text:p>
          </table:table-cell>
        </table:table-row>
        <table:table-row table:style-name="ro2">
          <table:table-cell table:style-name="ce1" office:value-type="date" office:date-value="2007-10-01">
            <text:p>Oct <text:s/>2007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style-name="ce1" office:value-type="date" office:date-value="2007-11-01">
            <text:p>Nov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12-01">
            <text:p>Dec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1-01">
            <text:p>Jan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2-01">
            <text:p>Feb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3-01">
            <text:p>Mar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4-01">
            <text:p>Apr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5-01">
            <text:p>May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6-01">
            <text:p>Jun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7-01">
            <text:p>Jul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8-01">
            <text:p>Aug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9-01">
            <text:p>Sep <text:s/>2008</text:p>
          </table:table-cell>
          <table:table-cell table:style-name="ce12" office:value-type="float" office:value="27">
            <text:p>27</text:p>
          </table:table-cell>
        </table:table-row>
        <table:table-row table:style-name="ro2">
          <table:table-cell table:style-name="ce1" office:value-type="date" office:date-value="2008-10-01">
            <text:p>Oct <text:s/>2008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1" office:value-type="date" office:date-value="2008-11-01">
            <text:p>Nov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12-01">
            <text:p>Dec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01-01">
            <text:p>Jan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02-01">
            <text:p>Feb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03-01">
            <text:p>Mar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04-01">
            <text:p>Apr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05-01">
            <text:p>May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06-01">
            <text:p>Jun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07-01">
            <text:p>Jul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08-01">
            <text:p>Aug <text:s/>2009</text:p>
          </table:table-cell>
          <table:table-cell table:style-name="ce12" office:value-type="float" office:value="7">
            <text:p>7</text:p>
          </table:table-cell>
        </table:table-row>
        <table:table-row table:style-name="ro2">
          <table:table-cell table:style-name="ce1" office:value-type="date" office:date-value="2009-09-01">
            <text:p>Sep <text:s/>2009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style-name="ce1" office:value-type="date" office:date-value="2009-10-01">
            <text:p>Oct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11-01">
            <text:p>Nov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12-01">
            <text:p>Dec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01-01">
            <text:p>Jan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02-01">
            <text:p>Feb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03-01">
            <text:p>Mar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04-01">
            <text:p>Apr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05-01">
            <text:p>May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06-01">
            <text:p>Jun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07-01">
            <text:p>Jul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08-01">
            <text:p>Aug <text:s/>2010</text:p>
          </table:table-cell>
          <table:table-cell table:style-name="ce12" office:value-type="float" office:value="18">
            <text:p>18</text:p>
          </table:table-cell>
        </table:table-row>
        <table:table-row table:style-name="ro2">
          <table:table-cell table:style-name="ce1" office:value-type="date" office:date-value="2010-09-01">
            <text:p>Sep <text:s/>201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style-name="ce1" office:value-type="date" office:date-value="2010-10-01">
            <text:p>Oct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11-01">
            <text:p>Nov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12-01">
            <text:p>Dec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01-01">
            <text:p>Jan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02-01">
            <text:p>Feb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03-01">
            <text:p>Mar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04-01">
            <text:p>Apr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05-01">
            <text:p>May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06-01">
            <text:p>Jun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07-01">
            <text:p>Jul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08-01">
            <text:p>Aug <text:s/>2011</text:p>
          </table:table-cell>
          <table:table-cell table:style-name="ce12" office:value-type="float" office:value="28">
            <text:p>28</text:p>
          </table:table-cell>
        </table:table-row>
        <table:table-row table:style-name="ro2">
          <table:table-cell table:style-name="ce1" office:value-type="date" office:date-value="2011-09-01">
            <text:p>Sep <text:s/>2011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date" office:date-value="2011-10-01">
            <text:p>Oct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11-01">
            <text:p>Nov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12-01">
            <text:p>Dec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01-01">
            <text:p>Jan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02-01">
            <text:p>Feb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03-01">
            <text:p>Mar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04-01">
            <text:p>Apr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05-01">
            <text:p>May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06-01">
            <text:p>Jun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07-01">
            <text:p>Jul <text:s/>2012</text:p>
          </table:table-cell>
          <table:table-cell table:style-name="ce12" office:value-type="float" office:value="9">
            <text:p>9</text:p>
          </table:table-cell>
        </table:table-row>
        <table:table-row table:style-name="ro2">
          <table:table-cell table:style-name="ce1" office:value-type="date" office:date-value="2012-08-01">
            <text:p>Aug <text:s/>2012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ce1" office:value-type="date" office:date-value="2012-09-01">
            <text:p>Sep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10-01">
            <text:p>Oct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11-01">
            <text:p>Nov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12-01">
            <text:p>Dec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01-01">
            <text:p>Jan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02-01">
            <text:p>Feb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03-01">
            <text:p>Mar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04-01">
            <text:p>Apr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05-01">
            <text:p>May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06-01">
            <text:p>Jun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07-01">
            <text:p>Jul <text:s/>2013</text:p>
          </table:table-cell>
          <table:table-cell table:style-name="ce12" office:value-type="float" office:value="20">
            <text:p>20</text:p>
          </table:table-cell>
        </table:table-row>
        <table:table-row table:style-name="ro2">
          <table:table-cell table:style-name="ce1" office:value-type="date" office:date-value="2013-08-01">
            <text:p>Aug <text:s/>2013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style-name="ce1" office:value-type="date" office:date-value="2013-09-01">
            <text:p>Sep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10-01">
            <text:p>Oct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11-01">
            <text:p>Nov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12-01">
            <text:p>Dec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01-01">
            <text:p>Jan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02-01">
            <text:p>Feb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03-01">
            <text:p>Mar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04-01">
            <text:p>Apr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05-01">
            <text:p>May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06-01">
            <text:p>Jun <text:s/>2014</text:p>
          </table:table-cell>
          <table:table-cell table:style-name="ce12"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07-01">
            <text:p>Jul <text:s/>2014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style-name="ce1" office:value-type="date" office:date-value="2014-08-01">
            <text:p>Aug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09-01">
            <text:p>Sep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10-01">
            <text:p>Oct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11-01">
            <text:p>Nov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12-01">
            <text:p>Dec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01-01">
            <text:p>Jan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02-01">
            <text:p>Feb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03-01">
            <text:p>Mar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04-01">
            <text:p>Apr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05-01">
            <text:p>May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06-01">
            <text:p>Jun <text:s/>2015</text:p>
          </table:table-cell>
          <table:table-cell table:style-name="ce12" office:value-type="float" office:value="11">
            <text:p>11</text:p>
          </table:table-cell>
        </table:table-row>
        <table:table-row table:style-name="ro2">
          <table:table-cell table:style-name="ce1" office:value-type="date" office:date-value="2015-07-01">
            <text:p>Jul <text:s/>2015</text:p>
          </table:table-cell>
          <table:table-cell office:value-type="float" office:value="18">
            <text:p>18</text:p>
          </table:table-cell>
        </table:table-row>
        <table:table-row table:style-name="ro2">
          <table:table-cell table:style-name="ce1" office:value-type="date" office:date-value="2015-08-01">
            <text:p>Aug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09-01">
            <text:p>Sep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10-01">
            <text:p>Oct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11-01">
            <text:p>Nov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12-01">
            <text:p>Dec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01-01">
            <text:p>Jan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02-01">
            <text:p>Feb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03-01">
            <text:p>Mar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04-01">
            <text:p>Apr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05-01">
            <text:p>May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06-01">
            <text:p>Jun <text:s/>2016</text:p>
          </table:table-cell>
          <table:table-cell table:style-name="ce12" office:value-type="float" office:value="22">
            <text:p>22</text:p>
          </table:table-cell>
        </table:table-row>
        <table:table-row table:style-name="ro2">
          <table:table-cell table:style-name="ce1" office:value-type="date" office:date-value="2016-07-01">
            <text:p>Jul <text:s/>2016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style-name="ce1" office:value-type="date" office:date-value="2016-08-01">
            <text:p>Aug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09-01">
            <text:p>Sep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10-01">
            <text:p>Oct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11-01">
            <text:p>Nov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12-01">
            <text:p>Dec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01-01">
            <text:p>Jan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02-01">
            <text:p>Feb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03-01">
            <text:p>Mar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04-01">
            <text:p>Apr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05-01">
            <text:p>May <text:s/>2017</text:p>
          </table:table-cell>
          <table:table-cell table:style-name="ce12" office:value-type="float" office:value="2">
            <text:p>2</text:p>
          </table:table-cell>
        </table:table-row>
        <table:table-row table:style-name="ro2">
          <table:table-cell table:style-name="ce1" office:value-type="date" office:date-value="2017-06-01">
            <text:p>Jun <text:s/>2017</text:p>
          </table:table-cell>
          <table:table-cell office:value-type="float" office:value="27">
            <text:p>27</text:p>
          </table:table-cell>
        </table:table-row>
        <table:table-row table:style-name="ro2">
          <table:table-cell table:style-name="ce1" office:value-type="date" office:date-value="2017-07-01">
            <text:p>Jul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08-01">
            <text:p>Aug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09-01">
            <text:p>Sep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10-01">
            <text:p>Oct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11-01">
            <text:p>Nov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12-01">
            <text:p>Dec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01-01">
            <text:p>Jan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02-01">
            <text:p>Feb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03-01">
            <text:p>Mar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04-01">
            <text:p>Apr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05-01">
            <text:p>May <text:s/>2018</text:p>
          </table:table-cell>
          <table:table-cell table:style-name="ce12" office:value-type="float" office:value="13">
            <text:p>13</text:p>
          </table:table-cell>
        </table:table-row>
        <table:table-row table:style-name="ro2">
          <table:table-cell table:style-name="ce1" office:value-type="date" office:date-value="2018-06-01">
            <text:p>Jun <text:s/>2018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style-name="ce1" office:value-type="date" office:date-value="2018-07-01">
            <text:p>Jul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08-01">
            <text:p>Aug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09-01">
            <text:p>Sep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10-01">
            <text:p>Oct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11-01">
            <text:p>Nov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12-01">
            <text:p>Dec <text:s/>2018</text:p>
          </table:table-cell>
          <table:table-cell office:value-type="float" office:value="0">
            <text:p>0</text:p>
          </table:table-cell>
        </table:table-row>
        <table:table-row table:style-name="ro2" table:number-rows-repeated="104843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400_EXPORTS" table:style-name="ta1" table:print="false"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 table:style-name="Default" office:value-type="string">
            <text:p>Code</text:p>
          </table:table-cell>
          <table:table-cell office:value-type="string">
            <text:p>4001</text:p>
          </table:table-cell>
          <table:table-cell office:value-type="string">
            <text:p>4002</text:p>
          </table:table-cell>
          <table:table-cell office:value-type="string">
            <text:p>4003</text:p>
          </table:table-cell>
          <table:table-cell office:value-type="string">
            <text:p>4004</text:p>
          </table:table-cell>
          <table:table-cell office:value-type="string">
            <text:p>4005</text:p>
          </table:table-cell>
          <table:table-cell office:value-type="string">
            <text:p>4006</text:p>
          </table:table-cell>
          <table:table-cell office:value-type="string">
            <text:p>4007</text:p>
          </table:table-cell>
          <table:table-cell office:value-type="string">
            <text:p>4008</text:p>
          </table:table-cell>
          <table:table-cell office:value-type="string">
            <text:p>4009</text:p>
          </table:table-cell>
          <table:table-cell office:value-type="string">
            <text:p>4010</text:p>
          </table:table-cell>
          <table:table-cell office:value-type="string">
            <text:p>4011</text:p>
          </table:table-cell>
          <table:table-cell office:value-type="string">
            <text:p>4012</text:p>
          </table:table-cell>
          <table:table-cell office:value-type="string">
            <text:p>4013</text:p>
          </table:table-cell>
          <table:table-cell office:value-type="string">
            <text:p>4014</text:p>
          </table:table-cell>
          <table:table-cell office:value-type="string">
            <text:p>4015</text:p>
          </table:table-cell>
          <table:table-cell office:value-type="string">
            <text:p>4016</text:p>
          </table:table-cell>
          <table:table-cell office:value-type="string">
            <text:p>4017</text:p>
          </table:table-cell>
          <table:table-cell office:value-type="string">
            <text:p>NATURAL_RUBBER</text:p>
          </table:table-cell>
          <table:table-cell/>
        </table:table-row>
        <table:table-row table:style-name="ro2">
          <table:table-cell office:value-type="date" office:date-value="2006-05-01">
            <text:p>May <text:s/>2006</text:p>
          </table:table-cell>
          <table:table-cell office:value-type="float" office:value="186224272">
            <text:p>186224272</text:p>
          </table:table-cell>
          <table:table-cell office:value-type="float" office:value="4912101">
            <text:p>4912101</text:p>
          </table:table-cell>
          <table:table-cell office:value-type="float" office:value="378022">
            <text:p>378022</text:p>
          </table:table-cell>
          <table:table-cell office:value-type="float" office:value="294097">
            <text:p>294097</text:p>
          </table:table-cell>
          <table:table-cell office:value-type="float" office:value="45875">
            <text:p>45875</text:p>
          </table:table-cell>
          <table:table-cell office:value-type="float" office:value="5828">
            <text:p>5828</text:p>
          </table:table-cell>
          <table:table-cell office:value-type="float" office:value="545423">
            <text:p>545423</text:p>
          </table:table-cell>
          <table:table-cell office:value-type="float" office:value="542814">
            <text:p>542814</text:p>
          </table:table-cell>
          <table:table-cell office:value-type="float" office:value="272325">
            <text:p>272325</text:p>
          </table:table-cell>
          <table:table-cell office:value-type="float" office:value="607396">
            <text:p>607396</text:p>
          </table:table-cell>
          <table:table-cell office:value-type="float" office:value="28655844">
            <text:p>28655844</text:p>
          </table:table-cell>
          <table:table-cell office:value-type="float" office:value="46640">
            <text:p>46640</text:p>
          </table:table-cell>
          <table:table-cell office:value-type="float" office:value="809970">
            <text:p>809970</text:p>
          </table:table-cell>
          <table:table-cell office:value-type="float" office:value="27318">
            <text:p>27318</text:p>
          </table:table-cell>
          <table:table-cell office:value-type="float" office:value="4402779">
            <text:p>4402779</text:p>
          </table:table-cell>
          <table:table-cell office:value-type="float" office:value="1961572">
            <text:p>1961572</text:p>
          </table:table-cell>
          <table:table-cell office:value-type="float" office:value="18288">
            <text:p>18288</text:p>
          </table:table-cell>
          <table:table-cell table:formula="of:=[.B2]+[.D2]" office:value-type="float" office:value="186602294">
            <text:p>186602294</text:p>
          </table:table-cell>
          <table:table-cell/>
        </table:table-row>
        <table:table-row table:style-name="ro2">
          <table:table-cell office:value-type="date" office:date-value="2006-06-01">
            <text:p>Jun <text:s/>2006</text:p>
          </table:table-cell>
          <table:table-cell office:value-type="float" office:value="197567376">
            <text:p>197567376</text:p>
          </table:table-cell>
          <table:table-cell office:value-type="float" office:value="4603270">
            <text:p>4603270</text:p>
          </table:table-cell>
          <table:table-cell office:value-type="float" office:value="280590">
            <text:p>280590</text:p>
          </table:table-cell>
          <table:table-cell office:value-type="float" office:value="165013">
            <text:p>165013</text:p>
          </table:table-cell>
          <table:table-cell office:value-type="float" office:value="154255">
            <text:p>154255</text:p>
          </table:table-cell>
          <table:table-cell office:value-type="float" office:value="6494">
            <text:p>6494</text:p>
          </table:table-cell>
          <table:table-cell office:value-type="float" office:value="461151">
            <text:p>461151</text:p>
          </table:table-cell>
          <table:table-cell office:value-type="float" office:value="655890">
            <text:p>655890</text:p>
          </table:table-cell>
          <table:table-cell office:value-type="float" office:value="329445">
            <text:p>329445</text:p>
          </table:table-cell>
          <table:table-cell office:value-type="float" office:value="602209">
            <text:p>602209</text:p>
          </table:table-cell>
          <table:table-cell office:value-type="float" office:value="27371032">
            <text:p>27371032</text:p>
          </table:table-cell>
          <table:table-cell office:value-type="float" office:value="49528">
            <text:p>49528</text:p>
          </table:table-cell>
          <table:table-cell office:value-type="float" office:value="798679">
            <text:p>798679</text:p>
          </table:table-cell>
          <table:table-cell office:value-type="float" office:value="8986">
            <text:p>8986</text:p>
          </table:table-cell>
          <table:table-cell office:value-type="float" office:value="4754684">
            <text:p>4754684</text:p>
          </table:table-cell>
          <table:table-cell office:value-type="float" office:value="2109044">
            <text:p>2109044</text:p>
          </table:table-cell>
          <table:table-cell office:value-type="float" office:value="3721">
            <text:p>3721</text:p>
          </table:table-cell>
          <table:table-cell table:formula="of:=[.B3]+[.D3]" office:value-type="float" office:value="197847966">
            <text:p>197847966</text:p>
          </table:table-cell>
          <table:table-cell/>
        </table:table-row>
        <table:table-row table:style-name="ro2">
          <table:table-cell office:value-type="date" office:date-value="2006-07-01">
            <text:p>Jul <text:s/>2006</text:p>
          </table:table-cell>
          <table:table-cell office:value-type="float" office:value="214420960">
            <text:p>214420960</text:p>
          </table:table-cell>
          <table:table-cell office:value-type="float" office:value="6029241">
            <text:p>6029241</text:p>
          </table:table-cell>
          <table:table-cell office:value-type="float" office:value="261888">
            <text:p>261888</text:p>
          </table:table-cell>
          <table:table-cell office:value-type="float" office:value="123050">
            <text:p>123050</text:p>
          </table:table-cell>
          <table:table-cell office:value-type="float" office:value="165667">
            <text:p>165667</text:p>
          </table:table-cell>
          <table:table-cell office:value-type="float" office:value="25627">
            <text:p>25627</text:p>
          </table:table-cell>
          <table:table-cell office:value-type="float" office:value="431305">
            <text:p>431305</text:p>
          </table:table-cell>
          <table:table-cell office:value-type="float" office:value="465053">
            <text:p>465053</text:p>
          </table:table-cell>
          <table:table-cell office:value-type="float" office:value="277280">
            <text:p>277280</text:p>
          </table:table-cell>
          <table:table-cell office:value-type="float" office:value="551177">
            <text:p>551177</text:p>
          </table:table-cell>
          <table:table-cell office:value-type="float" office:value="25881520">
            <text:p>25881520</text:p>
          </table:table-cell>
          <table:table-cell office:value-type="float" office:value="41126">
            <text:p>41126</text:p>
          </table:table-cell>
          <table:table-cell office:value-type="float" office:value="643411">
            <text:p>643411</text:p>
          </table:table-cell>
          <table:table-cell office:value-type="float" office:value="10886">
            <text:p>10886</text:p>
          </table:table-cell>
          <table:table-cell office:value-type="float" office:value="4331530">
            <text:p>4331530</text:p>
          </table:table-cell>
          <table:table-cell office:value-type="float" office:value="1780239">
            <text:p>1780239</text:p>
          </table:table-cell>
          <table:table-cell office:value-type="float" office:value="498">
            <text:p>498</text:p>
          </table:table-cell>
          <table:table-cell table:formula="of:=[.B4]+[.D4]" office:value-type="float" office:value="214682848">
            <text:p>214682848</text:p>
          </table:table-cell>
          <table:table-cell/>
        </table:table-row>
        <table:table-row table:style-name="ro2">
          <table:table-cell office:value-type="date" office:date-value="2006-08-01">
            <text:p>Aug <text:s/>2006</text:p>
          </table:table-cell>
          <table:table-cell office:value-type="float" office:value="218956784">
            <text:p>218956784</text:p>
          </table:table-cell>
          <table:table-cell office:value-type="float" office:value="4773741">
            <text:p>4773741</text:p>
          </table:table-cell>
          <table:table-cell office:value-type="float" office:value="559864">
            <text:p>559864</text:p>
          </table:table-cell>
          <table:table-cell office:value-type="float" office:value="244881">
            <text:p>244881</text:p>
          </table:table-cell>
          <table:table-cell office:value-type="float" office:value="590170">
            <text:p>590170</text:p>
          </table:table-cell>
          <table:table-cell office:value-type="float" office:value="2177">
            <text:p>2177</text:p>
          </table:table-cell>
          <table:table-cell office:value-type="float" office:value="445115">
            <text:p>445115</text:p>
          </table:table-cell>
          <table:table-cell office:value-type="float" office:value="426920">
            <text:p>426920</text:p>
          </table:table-cell>
          <table:table-cell office:value-type="float" office:value="187509">
            <text:p>187509</text:p>
          </table:table-cell>
          <table:table-cell office:value-type="float" office:value="529715">
            <text:p>529715</text:p>
          </table:table-cell>
          <table:table-cell office:value-type="float" office:value="24348972">
            <text:p>24348972</text:p>
          </table:table-cell>
          <table:table-cell office:value-type="float" office:value="39518">
            <text:p>39518</text:p>
          </table:table-cell>
          <table:table-cell office:value-type="float" office:value="507215">
            <text:p>507215</text:p>
          </table:table-cell>
          <table:table-cell office:value-type="float" office:value="13620">
            <text:p>13620</text:p>
          </table:table-cell>
          <table:table-cell office:value-type="float" office:value="4285605">
            <text:p>4285605</text:p>
          </table:table-cell>
          <table:table-cell office:value-type="float" office:value="1571506">
            <text:p>1571506</text:p>
          </table:table-cell>
          <table:table-cell office:value-type="float" office:value="54827">
            <text:p>54827</text:p>
          </table:table-cell>
          <table:table-cell table:formula="of:=[.B5]+[.D5]" office:value-type="float" office:value="219516648">
            <text:p>219516648</text:p>
          </table:table-cell>
          <table:table-cell/>
        </table:table-row>
        <table:table-row table:style-name="ro2">
          <table:table-cell office:value-type="date" office:date-value="2006-09-01">
            <text:p>Sep <text:s/>2006</text:p>
          </table:table-cell>
          <table:table-cell office:value-type="float" office:value="163457968">
            <text:p>163457968</text:p>
          </table:table-cell>
          <table:table-cell office:value-type="float" office:value="2806444">
            <text:p>2806444</text:p>
          </table:table-cell>
          <table:table-cell office:value-type="float" office:value="240720">
            <text:p>240720</text:p>
          </table:table-cell>
          <table:table-cell office:value-type="float" office:value="438510">
            <text:p>438510</text:p>
          </table:table-cell>
          <table:table-cell office:value-type="float" office:value="476200">
            <text:p>476200</text:p>
          </table:table-cell>
          <table:table-cell office:value-type="float" office:value="20590">
            <text:p>20590</text:p>
          </table:table-cell>
          <table:table-cell office:value-type="float" office:value="474137">
            <text:p>474137</text:p>
          </table:table-cell>
          <table:table-cell office:value-type="float" office:value="712951">
            <text:p>712951</text:p>
          </table:table-cell>
          <table:table-cell office:value-type="float" office:value="161595">
            <text:p>161595</text:p>
          </table:table-cell>
          <table:table-cell office:value-type="float" office:value="478693">
            <text:p>478693</text:p>
          </table:table-cell>
          <table:table-cell office:value-type="float" office:value="24613070">
            <text:p>24613070</text:p>
          </table:table-cell>
          <table:table-cell office:value-type="float" office:value="61992">
            <text:p>61992</text:p>
          </table:table-cell>
          <table:table-cell office:value-type="float" office:value="614105">
            <text:p>614105</text:p>
          </table:table-cell>
          <table:table-cell office:value-type="float" office:value="20297">
            <text:p>20297</text:p>
          </table:table-cell>
          <table:table-cell office:value-type="float" office:value="4795477">
            <text:p>4795477</text:p>
          </table:table-cell>
          <table:table-cell office:value-type="float" office:value="1418656">
            <text:p>1418656</text:p>
          </table:table-cell>
          <table:table-cell office:value-type="float" office:value="69140">
            <text:p>69140</text:p>
          </table:table-cell>
          <table:table-cell table:formula="of:=[.B6]+[.D6]" office:value-type="float" office:value="163698688">
            <text:p>163698688</text:p>
          </table:table-cell>
          <table:table-cell/>
        </table:table-row>
        <table:table-row table:style-name="ro2">
          <table:table-cell office:value-type="date" office:date-value="2006-10-01">
            <text:p>Oct <text:s/>2006</text:p>
          </table:table-cell>
          <table:table-cell office:value-type="float" office:value="241268880">
            <text:p>241268880</text:p>
          </table:table-cell>
          <table:table-cell office:value-type="float" office:value="2566888">
            <text:p>2566888</text:p>
          </table:table-cell>
          <table:table-cell office:value-type="float" office:value="254572">
            <text:p>254572</text:p>
          </table:table-cell>
          <table:table-cell office:value-type="float" office:value="56550">
            <text:p>56550</text:p>
          </table:table-cell>
          <table:table-cell office:value-type="float" office:value="546852">
            <text:p>546852</text:p>
          </table:table-cell>
          <table:table-cell office:value-type="float" office:value="4135">
            <text:p>4135</text:p>
          </table:table-cell>
          <table:table-cell office:value-type="float" office:value="208653">
            <text:p>208653</text:p>
          </table:table-cell>
          <table:table-cell office:value-type="float" office:value="705584">
            <text:p>705584</text:p>
          </table:table-cell>
          <table:table-cell office:value-type="float" office:value="180109">
            <text:p>180109</text:p>
          </table:table-cell>
          <table:table-cell office:value-type="float" office:value="341566">
            <text:p>341566</text:p>
          </table:table-cell>
          <table:table-cell office:value-type="float" office:value="19658164">
            <text:p>19658164</text:p>
          </table:table-cell>
          <table:table-cell office:value-type="float" office:value="26797">
            <text:p>26797</text:p>
          </table:table-cell>
          <table:table-cell office:value-type="float" office:value="404832">
            <text:p>404832</text:p>
          </table:table-cell>
          <table:table-cell office:value-type="float" office:value="11770">
            <text:p>11770</text:p>
          </table:table-cell>
          <table:table-cell office:value-type="float" office:value="4390826">
            <text:p>4390826</text:p>
          </table:table-cell>
          <table:table-cell office:value-type="float" office:value="1543210">
            <text:p>1543210</text:p>
          </table:table-cell>
          <table:table-cell office:value-type="float" office:value="70412">
            <text:p>70412</text:p>
          </table:table-cell>
          <table:table-cell table:formula="of:=[.B7]+[.D7]" office:value-type="float" office:value="241523452">
            <text:p>241523452</text:p>
          </table:table-cell>
          <table:table-cell/>
        </table:table-row>
        <table:table-row table:style-name="ro2">
          <table:table-cell office:value-type="date" office:date-value="2006-11-01">
            <text:p>Nov <text:s/>2006</text:p>
          </table:table-cell>
          <table:table-cell office:value-type="float" office:value="154792352">
            <text:p>154792352</text:p>
          </table:table-cell>
          <table:table-cell office:value-type="float" office:value="2782347">
            <text:p>2782347</text:p>
          </table:table-cell>
          <table:table-cell office:value-type="float" office:value="219752">
            <text:p>219752</text:p>
          </table:table-cell>
          <table:table-cell office:value-type="float" office:value="90396">
            <text:p>90396</text:p>
          </table:table-cell>
          <table:table-cell office:value-type="float" office:value="801378">
            <text:p>801378</text:p>
          </table:table-cell>
          <table:table-cell office:value-type="float" office:value="2887">
            <text:p>2887</text:p>
          </table:table-cell>
          <table:table-cell office:value-type="float" office:value="483327">
            <text:p>483327</text:p>
          </table:table-cell>
          <table:table-cell office:value-type="float" office:value="413316">
            <text:p>413316</text:p>
          </table:table-cell>
          <table:table-cell office:value-type="float" office:value="188530">
            <text:p>188530</text:p>
          </table:table-cell>
          <table:table-cell office:value-type="float" office:value="512640">
            <text:p>512640</text:p>
          </table:table-cell>
          <table:table-cell office:value-type="float" office:value="25094728">
            <text:p>25094728</text:p>
          </table:table-cell>
          <table:table-cell office:value-type="float" office:value="39972">
            <text:p>39972</text:p>
          </table:table-cell>
          <table:table-cell office:value-type="float" office:value="502887">
            <text:p>502887</text:p>
          </table:table-cell>
          <table:table-cell office:value-type="float" office:value="6916">
            <text:p>6916</text:p>
          </table:table-cell>
          <table:table-cell office:value-type="float" office:value="4400720">
            <text:p>4400720</text:p>
          </table:table-cell>
          <table:table-cell office:value-type="float" office:value="1636747">
            <text:p>1636747</text:p>
          </table:table-cell>
          <table:table-cell office:value-type="float" office:value="73054">
            <text:p>73054</text:p>
          </table:table-cell>
          <table:table-cell table:formula="of:=[.B8]+[.D8]" office:value-type="float" office:value="155012104">
            <text:p>155012104</text:p>
          </table:table-cell>
          <table:table-cell/>
        </table:table-row>
        <table:table-row table:style-name="ro2">
          <table:table-cell office:value-type="date" office:date-value="2006-12-01">
            <text:p>Dec <text:s/>2006</text:p>
          </table:table-cell>
          <table:table-cell office:value-type="float" office:value="152431664">
            <text:p>152431664</text:p>
          </table:table-cell>
          <table:table-cell office:value-type="float" office:value="3706115">
            <text:p>3706115</text:p>
          </table:table-cell>
          <table:table-cell office:value-type="float" office:value="277351">
            <text:p>277351</text:p>
          </table:table-cell>
          <table:table-cell office:value-type="float" office:value="178814">
            <text:p>178814</text:p>
          </table:table-cell>
          <table:table-cell office:value-type="float" office:value="1606962">
            <text:p>1606962</text:p>
          </table:table-cell>
          <table:table-cell office:value-type="float" office:value="5874">
            <text:p>5874</text:p>
          </table:table-cell>
          <table:table-cell office:value-type="float" office:value="412946">
            <text:p>412946</text:p>
          </table:table-cell>
          <table:table-cell office:value-type="float" office:value="643900">
            <text:p>643900</text:p>
          </table:table-cell>
          <table:table-cell office:value-type="float" office:value="264832">
            <text:p>264832</text:p>
          </table:table-cell>
          <table:table-cell office:value-type="float" office:value="482001">
            <text:p>482001</text:p>
          </table:table-cell>
          <table:table-cell office:value-type="float" office:value="27381280">
            <text:p>27381280</text:p>
          </table:table-cell>
          <table:table-cell office:value-type="float" office:value="51706">
            <text:p>51706</text:p>
          </table:table-cell>
          <table:table-cell office:value-type="float" office:value="555401">
            <text:p>555401</text:p>
          </table:table-cell>
          <table:table-cell office:value-type="float" office:value="29590">
            <text:p>29590</text:p>
          </table:table-cell>
          <table:table-cell office:value-type="float" office:value="4498368">
            <text:p>4498368</text:p>
          </table:table-cell>
          <table:table-cell office:value-type="float" office:value="1737063">
            <text:p>1737063</text:p>
          </table:table-cell>
          <table:table-cell office:value-type="float" office:value="51490">
            <text:p>51490</text:p>
          </table:table-cell>
          <table:table-cell table:formula="of:=[.B9]+[.D9]" office:value-type="float" office:value="152709015">
            <text:p>152709015</text:p>
          </table:table-cell>
          <table:table-cell/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194069296">
            <text:p>194069296</text:p>
          </table:table-cell>
          <table:table-cell office:value-type="float" office:value="3428019">
            <text:p>3428019</text:p>
          </table:table-cell>
          <table:table-cell office:value-type="float" office:value="452285">
            <text:p>452285</text:p>
          </table:table-cell>
          <table:table-cell office:value-type="float" office:value="134063">
            <text:p>134063</text:p>
          </table:table-cell>
          <table:table-cell office:value-type="float" office:value="1351763">
            <text:p>1351763</text:p>
          </table:table-cell>
          <table:table-cell office:value-type="float" office:value="80">
            <text:p>80</text:p>
          </table:table-cell>
          <table:table-cell office:value-type="float" office:value="467171">
            <text:p>467171</text:p>
          </table:table-cell>
          <table:table-cell office:value-type="float" office:value="458885">
            <text:p>458885</text:p>
          </table:table-cell>
          <table:table-cell office:value-type="float" office:value="196474">
            <text:p>196474</text:p>
          </table:table-cell>
          <table:table-cell office:value-type="float" office:value="427890">
            <text:p>427890</text:p>
          </table:table-cell>
          <table:table-cell office:value-type="float" office:value="26975884">
            <text:p>26975884</text:p>
          </table:table-cell>
          <table:table-cell office:value-type="float" office:value="41222">
            <text:p>41222</text:p>
          </table:table-cell>
          <table:table-cell office:value-type="float" office:value="566137">
            <text:p>566137</text:p>
          </table:table-cell>
          <table:table-cell office:value-type="float" office:value="30896">
            <text:p>30896</text:p>
          </table:table-cell>
          <table:table-cell office:value-type="float" office:value="4164005">
            <text:p>4164005</text:p>
          </table:table-cell>
          <table:table-cell office:value-type="float" office:value="1803840">
            <text:p>1803840</text:p>
          </table:table-cell>
          <table:table-cell office:value-type="float" office:value="88813">
            <text:p>88813</text:p>
          </table:table-cell>
          <table:table-cell table:formula="of:=[.B10]+[.D10]" office:value-type="float" office:value="194521581">
            <text:p>194521581</text:p>
          </table:table-cell>
          <table:table-cell/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182440160">
            <text:p>182440160</text:p>
          </table:table-cell>
          <table:table-cell office:value-type="float" office:value="3764257">
            <text:p>3764257</text:p>
          </table:table-cell>
          <table:table-cell office:value-type="float" office:value="337226">
            <text:p>337226</text:p>
          </table:table-cell>
          <table:table-cell office:value-type="float" office:value="312031">
            <text:p>312031</text:p>
          </table:table-cell>
          <table:table-cell office:value-type="float" office:value="485035">
            <text:p>485035</text:p>
          </table:table-cell>
          <table:table-cell office:value-type="float" office:value="64">
            <text:p>64</text:p>
          </table:table-cell>
          <table:table-cell office:value-type="float" office:value="417273">
            <text:p>417273</text:p>
          </table:table-cell>
          <table:table-cell office:value-type="float" office:value="727548">
            <text:p>727548</text:p>
          </table:table-cell>
          <table:table-cell office:value-type="float" office:value="222468">
            <text:p>222468</text:p>
          </table:table-cell>
          <table:table-cell office:value-type="float" office:value="483149">
            <text:p>483149</text:p>
          </table:table-cell>
          <table:table-cell office:value-type="float" office:value="26604744">
            <text:p>26604744</text:p>
          </table:table-cell>
          <table:table-cell office:value-type="float" office:value="34728">
            <text:p>34728</text:p>
          </table:table-cell>
          <table:table-cell office:value-type="float" office:value="480396">
            <text:p>480396</text:p>
          </table:table-cell>
          <table:table-cell office:value-type="float" office:value="3516">
            <text:p>3516</text:p>
          </table:table-cell>
          <table:table-cell office:value-type="float" office:value="4190921">
            <text:p>4190921</text:p>
          </table:table-cell>
          <table:table-cell office:value-type="float" office:value="1707123">
            <text:p>1707123</text:p>
          </table:table-cell>
          <table:table-cell office:value-type="float" office:value="36885">
            <text:p>36885</text:p>
          </table:table-cell>
          <table:table-cell table:formula="of:=[.B11]+[.D11]" office:value-type="float" office:value="182777386">
            <text:p>182777386</text:p>
          </table:table-cell>
          <table:table-cell/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195449264">
            <text:p>195449264</text:p>
          </table:table-cell>
          <table:table-cell office:value-type="float" office:value="3018675">
            <text:p>3018675</text:p>
          </table:table-cell>
          <table:table-cell office:value-type="float" office:value="335808">
            <text:p>335808</text:p>
          </table:table-cell>
          <table:table-cell office:value-type="float" office:value="94025">
            <text:p>94025</text:p>
          </table:table-cell>
          <table:table-cell office:value-type="float" office:value="740827">
            <text:p>740827</text:p>
          </table:table-cell>
          <table:table-cell office:value-type="float" office:value="20124">
            <text:p>20124</text:p>
          </table:table-cell>
          <table:table-cell office:value-type="float" office:value="586426">
            <text:p>586426</text:p>
          </table:table-cell>
          <table:table-cell office:value-type="float" office:value="559957">
            <text:p>559957</text:p>
          </table:table-cell>
          <table:table-cell office:value-type="float" office:value="206808">
            <text:p>206808</text:p>
          </table:table-cell>
          <table:table-cell office:value-type="float" office:value="463765">
            <text:p>463765</text:p>
          </table:table-cell>
          <table:table-cell office:value-type="float" office:value="29065696">
            <text:p>29065696</text:p>
          </table:table-cell>
          <table:table-cell office:value-type="float" office:value="43342">
            <text:p>43342</text:p>
          </table:table-cell>
          <table:table-cell office:value-type="float" office:value="653058">
            <text:p>653058</text:p>
          </table:table-cell>
          <table:table-cell office:value-type="float" office:value="18506">
            <text:p>18506</text:p>
          </table:table-cell>
          <table:table-cell office:value-type="float" office:value="4562946">
            <text:p>4562946</text:p>
          </table:table-cell>
          <table:table-cell office:value-type="float" office:value="2360627">
            <text:p>2360627</text:p>
          </table:table-cell>
          <table:table-cell office:value-type="float" office:value="91595">
            <text:p>91595</text:p>
          </table:table-cell>
          <table:table-cell table:formula="of:=[.B12]+[.D12]" office:value-type="float" office:value="195785072">
            <text:p>195785072</text:p>
          </table:table-cell>
          <table:table-cell/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200981072">
            <text:p>200981072</text:p>
          </table:table-cell>
          <table:table-cell office:value-type="float" office:value="2974245">
            <text:p>2974245</text:p>
          </table:table-cell>
          <table:table-cell office:value-type="float" office:value="402789">
            <text:p>402789</text:p>
          </table:table-cell>
          <table:table-cell office:value-type="float" office:value="168116">
            <text:p>168116</text:p>
          </table:table-cell>
          <table:table-cell office:value-type="float" office:value="1750167">
            <text:p>1750167</text:p>
          </table:table-cell>
          <table:table-cell office:value-type="float" office:value="98">
            <text:p>98</text:p>
          </table:table-cell>
          <table:table-cell office:value-type="float" office:value="413566">
            <text:p>413566</text:p>
          </table:table-cell>
          <table:table-cell office:value-type="float" office:value="594047">
            <text:p>594047</text:p>
          </table:table-cell>
          <table:table-cell office:value-type="float" office:value="315011">
            <text:p>315011</text:p>
          </table:table-cell>
          <table:table-cell office:value-type="float" office:value="459412">
            <text:p>459412</text:p>
          </table:table-cell>
          <table:table-cell office:value-type="float" office:value="25713424">
            <text:p>25713424</text:p>
          </table:table-cell>
          <table:table-cell office:value-type="float" office:value="63797">
            <text:p>63797</text:p>
          </table:table-cell>
          <table:table-cell office:value-type="float" office:value="573349">
            <text:p>573349</text:p>
          </table:table-cell>
          <table:table-cell office:value-type="float" office:value="26877">
            <text:p>26877</text:p>
          </table:table-cell>
          <table:table-cell office:value-type="float" office:value="4356913">
            <text:p>4356913</text:p>
          </table:table-cell>
          <table:table-cell office:value-type="float" office:value="1586835">
            <text:p>1586835</text:p>
          </table:table-cell>
          <table:table-cell office:value-type="float" office:value="76206">
            <text:p>76206</text:p>
          </table:table-cell>
          <table:table-cell table:formula="of:=[.B13]+[.D13]" office:value-type="float" office:value="201383861">
            <text:p>201383861</text:p>
          </table:table-cell>
          <table:table-cell/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210362720">
            <text:p>210362720</text:p>
          </table:table-cell>
          <table:table-cell office:value-type="float" office:value="4049661">
            <text:p>4049661</text:p>
          </table:table-cell>
          <table:table-cell office:value-type="float" office:value="403383">
            <text:p>403383</text:p>
          </table:table-cell>
          <table:table-cell office:value-type="float" office:value="118415">
            <text:p>118415</text:p>
          </table:table-cell>
          <table:table-cell office:value-type="float" office:value="2299931">
            <text:p>2299931</text:p>
          </table:table-cell>
          <table:table-cell office:value-type="float" office:value="6140">
            <text:p>6140</text:p>
          </table:table-cell>
          <table:table-cell office:value-type="float" office:value="383807">
            <text:p>383807</text:p>
          </table:table-cell>
          <table:table-cell office:value-type="float" office:value="690213">
            <text:p>690213</text:p>
          </table:table-cell>
          <table:table-cell office:value-type="float" office:value="164767">
            <text:p>164767</text:p>
          </table:table-cell>
          <table:table-cell office:value-type="float" office:value="476091">
            <text:p>476091</text:p>
          </table:table-cell>
          <table:table-cell office:value-type="float" office:value="32210104">
            <text:p>32210104</text:p>
          </table:table-cell>
          <table:table-cell office:value-type="float" office:value="69690">
            <text:p>69690</text:p>
          </table:table-cell>
          <table:table-cell office:value-type="float" office:value="657597">
            <text:p>657597</text:p>
          </table:table-cell>
          <table:table-cell office:value-type="float" office:value="37685">
            <text:p>37685</text:p>
          </table:table-cell>
          <table:table-cell office:value-type="float" office:value="4539425">
            <text:p>4539425</text:p>
          </table:table-cell>
          <table:table-cell office:value-type="float" office:value="2293760">
            <text:p>2293760</text:p>
          </table:table-cell>
          <table:table-cell office:value-type="float" office:value="79530">
            <text:p>79530</text:p>
          </table:table-cell>
          <table:table-cell table:formula="of:=[.B14]+[.D14]" office:value-type="float" office:value="210766103">
            <text:p>210766103</text:p>
          </table:table-cell>
          <table:table-cell/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198200880">
            <text:p>198200880</text:p>
          </table:table-cell>
          <table:table-cell office:value-type="float" office:value="3613584">
            <text:p>3613584</text:p>
          </table:table-cell>
          <table:table-cell office:value-type="float" office:value="395726">
            <text:p>395726</text:p>
          </table:table-cell>
          <table:table-cell office:value-type="float" office:value="108229">
            <text:p>108229</text:p>
          </table:table-cell>
          <table:table-cell office:value-type="float" office:value="3082556">
            <text:p>3082556</text:p>
          </table:table-cell>
          <table:table-cell office:value-type="float" office:value="434">
            <text:p>434</text:p>
          </table:table-cell>
          <table:table-cell office:value-type="float" office:value="324123">
            <text:p>324123</text:p>
          </table:table-cell>
          <table:table-cell office:value-type="float" office:value="611108">
            <text:p>611108</text:p>
          </table:table-cell>
          <table:table-cell office:value-type="float" office:value="193833">
            <text:p>193833</text:p>
          </table:table-cell>
          <table:table-cell office:value-type="float" office:value="511673">
            <text:p>511673</text:p>
          </table:table-cell>
          <table:table-cell office:value-type="float" office:value="27534996">
            <text:p>27534996</text:p>
          </table:table-cell>
          <table:table-cell office:value-type="float" office:value="62350">
            <text:p>62350</text:p>
          </table:table-cell>
          <table:table-cell office:value-type="float" office:value="629765">
            <text:p>629765</text:p>
          </table:table-cell>
          <table:table-cell office:value-type="float" office:value="13539">
            <text:p>13539</text:p>
          </table:table-cell>
          <table:table-cell office:value-type="float" office:value="4347407">
            <text:p>4347407</text:p>
          </table:table-cell>
          <table:table-cell office:value-type="float" office:value="2045283">
            <text:p>2045283</text:p>
          </table:table-cell>
          <table:table-cell office:value-type="float" office:value="36066">
            <text:p>36066</text:p>
          </table:table-cell>
          <table:table-cell table:formula="of:=[.B15]+[.D15]" office:value-type="float" office:value="198596606">
            <text:p>198596606</text:p>
          </table:table-cell>
          <table:table-cell/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211801920">
            <text:p>211801920</text:p>
          </table:table-cell>
          <table:table-cell office:value-type="float" office:value="3028203">
            <text:p>3028203</text:p>
          </table:table-cell>
          <table:table-cell office:value-type="float" office:value="325495">
            <text:p>325495</text:p>
          </table:table-cell>
          <table:table-cell office:value-type="float" office:value="107123">
            <text:p>107123</text:p>
          </table:table-cell>
          <table:table-cell office:value-type="float" office:value="2158255">
            <text:p>2158255</text:p>
          </table:table-cell>
          <table:table-cell office:value-type="float" office:value="129">
            <text:p>129</text:p>
          </table:table-cell>
          <table:table-cell office:value-type="float" office:value="357583">
            <text:p>357583</text:p>
          </table:table-cell>
          <table:table-cell office:value-type="float" office:value="645930">
            <text:p>645930</text:p>
          </table:table-cell>
          <table:table-cell office:value-type="float" office:value="240789">
            <text:p>240789</text:p>
          </table:table-cell>
          <table:table-cell office:value-type="float" office:value="520207">
            <text:p>520207</text:p>
          </table:table-cell>
          <table:table-cell office:value-type="float" office:value="29483172">
            <text:p>29483172</text:p>
          </table:table-cell>
          <table:table-cell office:value-type="float" office:value="56224">
            <text:p>56224</text:p>
          </table:table-cell>
          <table:table-cell office:value-type="float" office:value="623215">
            <text:p>623215</text:p>
          </table:table-cell>
          <table:table-cell office:value-type="float" office:value="41708">
            <text:p>41708</text:p>
          </table:table-cell>
          <table:table-cell office:value-type="float" office:value="4372919">
            <text:p>4372919</text:p>
          </table:table-cell>
          <table:table-cell office:value-type="float" office:value="2306812">
            <text:p>2306812</text:p>
          </table:table-cell>
          <table:table-cell office:value-type="float" office:value="72106">
            <text:p>72106</text:p>
          </table:table-cell>
          <table:table-cell table:formula="of:=[.B16]+[.D16]" office:value-type="float" office:value="212127415">
            <text:p>212127415</text:p>
          </table:table-cell>
          <table:table-cell/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207153456">
            <text:p>207153456</text:p>
          </table:table-cell>
          <table:table-cell office:value-type="float" office:value="4966808">
            <text:p>4966808</text:p>
          </table:table-cell>
          <table:table-cell office:value-type="float" office:value="292847">
            <text:p>292847</text:p>
          </table:table-cell>
          <table:table-cell office:value-type="float" office:value="165201">
            <text:p>165201</text:p>
          </table:table-cell>
          <table:table-cell office:value-type="float" office:value="1302115">
            <text:p>1302115</text:p>
          </table:table-cell>
          <table:table-cell office:value-type="float" office:value="6227">
            <text:p>6227</text:p>
          </table:table-cell>
          <table:table-cell office:value-type="float" office:value="420358">
            <text:p>420358</text:p>
          </table:table-cell>
          <table:table-cell office:value-type="float" office:value="791082">
            <text:p>791082</text:p>
          </table:table-cell>
          <table:table-cell office:value-type="float" office:value="311880">
            <text:p>311880</text:p>
          </table:table-cell>
          <table:table-cell office:value-type="float" office:value="595952">
            <text:p>595952</text:p>
          </table:table-cell>
          <table:table-cell office:value-type="float" office:value="28644536">
            <text:p>28644536</text:p>
          </table:table-cell>
          <table:table-cell office:value-type="float" office:value="55710">
            <text:p>55710</text:p>
          </table:table-cell>
          <table:table-cell office:value-type="float" office:value="747432">
            <text:p>747432</text:p>
          </table:table-cell>
          <table:table-cell office:value-type="float" office:value="31384">
            <text:p>31384</text:p>
          </table:table-cell>
          <table:table-cell office:value-type="float" office:value="4768099">
            <text:p>4768099</text:p>
          </table:table-cell>
          <table:table-cell office:value-type="float" office:value="2125193">
            <text:p>2125193</text:p>
          </table:table-cell>
          <table:table-cell office:value-type="float" office:value="91669">
            <text:p>91669</text:p>
          </table:table-cell>
          <table:table-cell table:formula="of:=[.B17]+[.D17]" office:value-type="float" office:value="207446303">
            <text:p>207446303</text:p>
          </table:table-cell>
          <table:table-cell/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182441680">
            <text:p>182441680</text:p>
          </table:table-cell>
          <table:table-cell office:value-type="float" office:value="4387853">
            <text:p>4387853</text:p>
          </table:table-cell>
          <table:table-cell office:value-type="float" office:value="260029">
            <text:p>260029</text:p>
          </table:table-cell>
          <table:table-cell office:value-type="float" office:value="208383">
            <text:p>208383</text:p>
          </table:table-cell>
          <table:table-cell office:value-type="float" office:value="757310">
            <text:p>757310</text:p>
          </table:table-cell>
          <table:table-cell office:value-type="float" office:value="282">
            <text:p>282</text:p>
          </table:table-cell>
          <table:table-cell office:value-type="float" office:value="420666">
            <text:p>420666</text:p>
          </table:table-cell>
          <table:table-cell office:value-type="float" office:value="675218">
            <text:p>675218</text:p>
          </table:table-cell>
          <table:table-cell office:value-type="float" office:value="235281">
            <text:p>235281</text:p>
          </table:table-cell>
          <table:table-cell office:value-type="float" office:value="526451">
            <text:p>526451</text:p>
          </table:table-cell>
          <table:table-cell office:value-type="float" office:value="26538492">
            <text:p>26538492</text:p>
          </table:table-cell>
          <table:table-cell office:value-type="float" office:value="56866">
            <text:p>56866</text:p>
          </table:table-cell>
          <table:table-cell office:value-type="float" office:value="605302">
            <text:p>605302</text:p>
          </table:table-cell>
          <table:table-cell office:value-type="float" office:value="40376">
            <text:p>40376</text:p>
          </table:table-cell>
          <table:table-cell office:value-type="float" office:value="4194882">
            <text:p>4194882</text:p>
          </table:table-cell>
          <table:table-cell office:value-type="float" office:value="2040530">
            <text:p>2040530</text:p>
          </table:table-cell>
          <table:table-cell office:value-type="float" office:value="72299">
            <text:p>72299</text:p>
          </table:table-cell>
          <table:table-cell table:formula="of:=[.B18]+[.D18]" office:value-type="float" office:value="182701709">
            <text:p>182701709</text:p>
          </table:table-cell>
          <table:table-cell/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195313568">
            <text:p>195313568</text:p>
          </table:table-cell>
          <table:table-cell office:value-type="float" office:value="3506591">
            <text:p>3506591</text:p>
          </table:table-cell>
          <table:table-cell office:value-type="float" office:value="217752">
            <text:p>217752</text:p>
          </table:table-cell>
          <table:table-cell office:value-type="float" office:value="195812">
            <text:p>195812</text:p>
          </table:table-cell>
          <table:table-cell office:value-type="float" office:value="444679">
            <text:p>444679</text:p>
          </table:table-cell>
          <table:table-cell office:value-type="float" office:value="451">
            <text:p>451</text:p>
          </table:table-cell>
          <table:table-cell office:value-type="float" office:value="306185">
            <text:p>306185</text:p>
          </table:table-cell>
          <table:table-cell office:value-type="float" office:value="247067">
            <text:p>247067</text:p>
          </table:table-cell>
          <table:table-cell office:value-type="float" office:value="271526">
            <text:p>271526</text:p>
          </table:table-cell>
          <table:table-cell office:value-type="float" office:value="275601">
            <text:p>275601</text:p>
          </table:table-cell>
          <table:table-cell office:value-type="float" office:value="30699484">
            <text:p>30699484</text:p>
          </table:table-cell>
          <table:table-cell office:value-type="float" office:value="96200">
            <text:p>96200</text:p>
          </table:table-cell>
          <table:table-cell office:value-type="float" office:value="552286">
            <text:p>552286</text:p>
          </table:table-cell>
          <table:table-cell office:value-type="float" office:value="39171">
            <text:p>39171</text:p>
          </table:table-cell>
          <table:table-cell office:value-type="float" office:value="4335071">
            <text:p>4335071</text:p>
          </table:table-cell>
          <table:table-cell office:value-type="float" office:value="1549215">
            <text:p>1549215</text:p>
          </table:table-cell>
          <table:table-cell office:value-type="float" office:value="36808">
            <text:p>36808</text:p>
          </table:table-cell>
          <table:table-cell table:formula="of:=[.B19]+[.D19]" office:value-type="float" office:value="195531320">
            <text:p>195531320</text:p>
          </table:table-cell>
          <table:table-cell/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207976896">
            <text:p>207976896</text:p>
          </table:table-cell>
          <table:table-cell office:value-type="float" office:value="4432278">
            <text:p>4432278</text:p>
          </table:table-cell>
          <table:table-cell office:value-type="float" office:value="338727">
            <text:p>338727</text:p>
          </table:table-cell>
          <table:table-cell office:value-type="float" office:value="216934">
            <text:p>216934</text:p>
          </table:table-cell>
          <table:table-cell office:value-type="float" office:value="229742">
            <text:p>229742</text:p>
          </table:table-cell>
          <table:table-cell office:value-type="float" office:value="1102">
            <text:p>1102</text:p>
          </table:table-cell>
          <table:table-cell office:value-type="float" office:value="656965">
            <text:p>656965</text:p>
          </table:table-cell>
          <table:table-cell office:value-type="float" office:value="730595">
            <text:p>730595</text:p>
          </table:table-cell>
          <table:table-cell office:value-type="float" office:value="376053">
            <text:p>376053</text:p>
          </table:table-cell>
          <table:table-cell office:value-type="float" office:value="494235">
            <text:p>494235</text:p>
          </table:table-cell>
          <table:table-cell office:value-type="float" office:value="28899130">
            <text:p>28899130</text:p>
          </table:table-cell>
          <table:table-cell office:value-type="float" office:value="37577">
            <text:p>37577</text:p>
          </table:table-cell>
          <table:table-cell office:value-type="float" office:value="783600">
            <text:p>783600</text:p>
          </table:table-cell>
          <table:table-cell office:value-type="float" office:value="40097">
            <text:p>40097</text:p>
          </table:table-cell>
          <table:table-cell office:value-type="float" office:value="4733908">
            <text:p>4733908</text:p>
          </table:table-cell>
          <table:table-cell office:value-type="float" office:value="1799703">
            <text:p>1799703</text:p>
          </table:table-cell>
          <table:table-cell office:value-type="float" office:value="73260">
            <text:p>73260</text:p>
          </table:table-cell>
          <table:table-cell table:formula="of:=[.B20]+[.D20]" office:value-type="float" office:value="208315623">
            <text:p>208315623</text:p>
          </table:table-cell>
          <table:table-cell/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221657568">
            <text:p>221657568</text:p>
          </table:table-cell>
          <table:table-cell office:value-type="float" office:value="2917229">
            <text:p>2917229</text:p>
          </table:table-cell>
          <table:table-cell office:value-type="float" office:value="470439">
            <text:p>470439</text:p>
          </table:table-cell>
          <table:table-cell office:value-type="float" office:value="408303">
            <text:p>408303</text:p>
          </table:table-cell>
          <table:table-cell office:value-type="float" office:value="111170">
            <text:p>111170</text:p>
          </table:table-cell>
          <table:table-cell office:value-type="float" office:value="258">
            <text:p>258</text:p>
          </table:table-cell>
          <table:table-cell office:value-type="float" office:value="369761">
            <text:p>369761</text:p>
          </table:table-cell>
          <table:table-cell office:value-type="float" office:value="963915">
            <text:p>963915</text:p>
          </table:table-cell>
          <table:table-cell office:value-type="float" office:value="536285">
            <text:p>536285</text:p>
          </table:table-cell>
          <table:table-cell office:value-type="float" office:value="627247">
            <text:p>627247</text:p>
          </table:table-cell>
          <table:table-cell office:value-type="float" office:value="27028206">
            <text:p>27028206</text:p>
          </table:table-cell>
          <table:table-cell office:value-type="float" office:value="32987">
            <text:p>32987</text:p>
          </table:table-cell>
          <table:table-cell office:value-type="float" office:value="777390">
            <text:p>777390</text:p>
          </table:table-cell>
          <table:table-cell office:value-type="float" office:value="25637">
            <text:p>25637</text:p>
          </table:table-cell>
          <table:table-cell office:value-type="float" office:value="4629286">
            <text:p>4629286</text:p>
          </table:table-cell>
          <table:table-cell office:value-type="float" office:value="1747714">
            <text:p>1747714</text:p>
          </table:table-cell>
          <table:table-cell office:value-type="float" office:value="102000">
            <text:p>102000</text:p>
          </table:table-cell>
          <table:table-cell table:formula="of:=[.B21]+[.D21]" office:value-type="float" office:value="222128007">
            <text:p>222128007</text:p>
          </table:table-cell>
          <table:table-cell/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181753520">
            <text:p>181753520</text:p>
          </table:table-cell>
          <table:table-cell office:value-type="float" office:value="3162033">
            <text:p>3162033</text:p>
          </table:table-cell>
          <table:table-cell office:value-type="float" office:value="452907">
            <text:p>452907</text:p>
          </table:table-cell>
          <table:table-cell office:value-type="float" office:value="106421">
            <text:p>106421</text:p>
          </table:table-cell>
          <table:table-cell office:value-type="float" office:value="278667">
            <text:p>278667</text:p>
          </table:table-cell>
          <table:table-cell office:value-type="float" office:value="439">
            <text:p>439</text:p>
          </table:table-cell>
          <table:table-cell office:value-type="float" office:value="310423">
            <text:p>310423</text:p>
          </table:table-cell>
          <table:table-cell office:value-type="float" office:value="515428">
            <text:p>515428</text:p>
          </table:table-cell>
          <table:table-cell office:value-type="float" office:value="229023">
            <text:p>229023</text:p>
          </table:table-cell>
          <table:table-cell office:value-type="float" office:value="743978">
            <text:p>743978</text:p>
          </table:table-cell>
          <table:table-cell office:value-type="float" office:value="27436996">
            <text:p>27436996</text:p>
          </table:table-cell>
          <table:table-cell office:value-type="float" office:value="42999">
            <text:p>42999</text:p>
          </table:table-cell>
          <table:table-cell office:value-type="float" office:value="1004315">
            <text:p>1004315</text:p>
          </table:table-cell>
          <table:table-cell office:value-type="float" office:value="34389">
            <text:p>34389</text:p>
          </table:table-cell>
          <table:table-cell office:value-type="float" office:value="4107026">
            <text:p>4107026</text:p>
          </table:table-cell>
          <table:table-cell office:value-type="float" office:value="1823398">
            <text:p>1823398</text:p>
          </table:table-cell>
          <table:table-cell office:value-type="float" office:value="106000">
            <text:p>106000</text:p>
          </table:table-cell>
          <table:table-cell table:formula="of:=[.B22]+[.D22]" office:value-type="float" office:value="182206427">
            <text:p>182206427</text:p>
          </table:table-cell>
          <table:table-cell/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227129328">
            <text:p>227129328</text:p>
          </table:table-cell>
          <table:table-cell office:value-type="float" office:value="2331146">
            <text:p>2331146</text:p>
          </table:table-cell>
          <table:table-cell office:value-type="float" office:value="556454">
            <text:p>556454</text:p>
          </table:table-cell>
          <table:table-cell office:value-type="float" office:value="186612">
            <text:p>186612</text:p>
          </table:table-cell>
          <table:table-cell office:value-type="float" office:value="95996">
            <text:p>95996</text:p>
          </table:table-cell>
          <table:table-cell office:value-type="float" office:value="130">
            <text:p>130</text:p>
          </table:table-cell>
          <table:table-cell office:value-type="float" office:value="444517">
            <text:p>444517</text:p>
          </table:table-cell>
          <table:table-cell office:value-type="float" office:value="841054">
            <text:p>841054</text:p>
          </table:table-cell>
          <table:table-cell office:value-type="float" office:value="187687">
            <text:p>187687</text:p>
          </table:table-cell>
          <table:table-cell office:value-type="float" office:value="614157">
            <text:p>614157</text:p>
          </table:table-cell>
          <table:table-cell office:value-type="float" office:value="28049560">
            <text:p>28049560</text:p>
          </table:table-cell>
          <table:table-cell office:value-type="float" office:value="34384">
            <text:p>34384</text:p>
          </table:table-cell>
          <table:table-cell office:value-type="float" office:value="691770">
            <text:p>691770</text:p>
          </table:table-cell>
          <table:table-cell office:value-type="float" office:value="37752">
            <text:p>37752</text:p>
          </table:table-cell>
          <table:table-cell office:value-type="float" office:value="4601826">
            <text:p>4601826</text:p>
          </table:table-cell>
          <table:table-cell office:value-type="float" office:value="1864741">
            <text:p>1864741</text:p>
          </table:table-cell>
          <table:table-cell office:value-type="float" office:value="36000">
            <text:p>36000</text:p>
          </table:table-cell>
          <table:table-cell table:formula="of:=[.B23]+[.D23]" office:value-type="float" office:value="227685782">
            <text:p>227685782</text:p>
          </table:table-cell>
          <table:table-cell/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206893264">
            <text:p>206893264</text:p>
          </table:table-cell>
          <table:table-cell office:value-type="float" office:value="1586907">
            <text:p>1586907</text:p>
          </table:table-cell>
          <table:table-cell office:value-type="float" office:value="391523">
            <text:p>391523</text:p>
          </table:table-cell>
          <table:table-cell office:value-type="float" office:value="169032">
            <text:p>169032</text:p>
          </table:table-cell>
          <table:table-cell office:value-type="float" office:value="313712">
            <text:p>313712</text:p>
          </table:table-cell>
          <table:table-cell office:value-type="float" office:value="278">
            <text:p>278</text:p>
          </table:table-cell>
          <table:table-cell office:value-type="float" office:value="308943">
            <text:p>308943</text:p>
          </table:table-cell>
          <table:table-cell office:value-type="float" office:value="687249">
            <text:p>687249</text:p>
          </table:table-cell>
          <table:table-cell office:value-type="float" office:value="231992">
            <text:p>231992</text:p>
          </table:table-cell>
          <table:table-cell office:value-type="float" office:value="529511">
            <text:p>529511</text:p>
          </table:table-cell>
          <table:table-cell office:value-type="float" office:value="27754392">
            <text:p>27754392</text:p>
          </table:table-cell>
          <table:table-cell office:value-type="float" office:value="29616">
            <text:p>29616</text:p>
          </table:table-cell>
          <table:table-cell office:value-type="float" office:value="618488">
            <text:p>618488</text:p>
          </table:table-cell>
          <table:table-cell office:value-type="float" office:value="32673">
            <text:p>32673</text:p>
          </table:table-cell>
          <table:table-cell office:value-type="float" office:value="4797872">
            <text:p>4797872</text:p>
          </table:table-cell>
          <table:table-cell office:value-type="float" office:value="1896943">
            <text:p>1896943</text:p>
          </table:table-cell>
          <table:table-cell office:value-type="float" office:value="54087">
            <text:p>54087</text:p>
          </table:table-cell>
          <table:table-cell table:formula="of:=[.B24]+[.D24]" office:value-type="float" office:value="207284787">
            <text:p>207284787</text:p>
          </table:table-cell>
          <table:table-cell/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198976880">
            <text:p>198976880</text:p>
          </table:table-cell>
          <table:table-cell office:value-type="float" office:value="2281630">
            <text:p>2281630</text:p>
          </table:table-cell>
          <table:table-cell office:value-type="float" office:value="442151">
            <text:p>442151</text:p>
          </table:table-cell>
          <table:table-cell office:value-type="float" office:value="164640">
            <text:p>164640</text:p>
          </table:table-cell>
          <table:table-cell office:value-type="float" office:value="304558">
            <text:p>304558</text:p>
          </table:table-cell>
          <table:table-cell office:value-type="float" office:value="778">
            <text:p>778</text:p>
          </table:table-cell>
          <table:table-cell office:value-type="float" office:value="150713">
            <text:p>150713</text:p>
          </table:table-cell>
          <table:table-cell office:value-type="float" office:value="852954">
            <text:p>852954</text:p>
          </table:table-cell>
          <table:table-cell office:value-type="float" office:value="570505">
            <text:p>570505</text:p>
          </table:table-cell>
          <table:table-cell office:value-type="float" office:value="635156">
            <text:p>635156</text:p>
          </table:table-cell>
          <table:table-cell office:value-type="float" office:value="28096132">
            <text:p>28096132</text:p>
          </table:table-cell>
          <table:table-cell office:value-type="float" office:value="116355">
            <text:p>116355</text:p>
          </table:table-cell>
          <table:table-cell office:value-type="float" office:value="836960">
            <text:p>836960</text:p>
          </table:table-cell>
          <table:table-cell office:value-type="float" office:value="33642">
            <text:p>33642</text:p>
          </table:table-cell>
          <table:table-cell office:value-type="float" office:value="5042966">
            <text:p>5042966</text:p>
          </table:table-cell>
          <table:table-cell office:value-type="float" office:value="2667867">
            <text:p>2667867</text:p>
          </table:table-cell>
          <table:table-cell office:value-type="float" office:value="72192">
            <text:p>72192</text:p>
          </table:table-cell>
          <table:table-cell table:formula="of:=[.B25]+[.D25]" office:value-type="float" office:value="199419031">
            <text:p>199419031</text:p>
          </table:table-cell>
          <table:table-cell/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209858736">
            <text:p>209858736</text:p>
          </table:table-cell>
          <table:table-cell office:value-type="float" office:value="3172046">
            <text:p>3172046</text:p>
          </table:table-cell>
          <table:table-cell office:value-type="float" office:value="462460">
            <text:p>462460</text:p>
          </table:table-cell>
          <table:table-cell office:value-type="float" office:value="108048">
            <text:p>108048</text:p>
          </table:table-cell>
          <table:table-cell office:value-type="float" office:value="579978">
            <text:p>579978</text:p>
          </table:table-cell>
          <table:table-cell office:value-type="float" office:value="2176">
            <text:p>2176</text:p>
          </table:table-cell>
          <table:table-cell office:value-type="float" office:value="233758">
            <text:p>233758</text:p>
          </table:table-cell>
          <table:table-cell office:value-type="float" office:value="823124">
            <text:p>823124</text:p>
          </table:table-cell>
          <table:table-cell office:value-type="float" office:value="305169">
            <text:p>305169</text:p>
          </table:table-cell>
          <table:table-cell office:value-type="float" office:value="554949">
            <text:p>554949</text:p>
          </table:table-cell>
          <table:table-cell office:value-type="float" office:value="28796232">
            <text:p>28796232</text:p>
          </table:table-cell>
          <table:table-cell office:value-type="float" office:value="55289">
            <text:p>55289</text:p>
          </table:table-cell>
          <table:table-cell office:value-type="float" office:value="888923">
            <text:p>888923</text:p>
          </table:table-cell>
          <table:table-cell office:value-type="float" office:value="55469">
            <text:p>55469</text:p>
          </table:table-cell>
          <table:table-cell office:value-type="float" office:value="4364239">
            <text:p>4364239</text:p>
          </table:table-cell>
          <table:table-cell office:value-type="float" office:value="2165271">
            <text:p>2165271</text:p>
          </table:table-cell>
          <table:table-cell office:value-type="float" office:value="37033">
            <text:p>37033</text:p>
          </table:table-cell>
          <table:table-cell table:formula="of:=[.B26]+[.D26]" office:value-type="float" office:value="210321196">
            <text:p>210321196</text:p>
          </table:table-cell>
          <table:table-cell/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199747072">
            <text:p>199747072</text:p>
          </table:table-cell>
          <table:table-cell office:value-type="float" office:value="3766772">
            <text:p>3766772</text:p>
          </table:table-cell>
          <table:table-cell office:value-type="float" office:value="417909">
            <text:p>417909</text:p>
          </table:table-cell>
          <table:table-cell office:value-type="float" office:value="78265">
            <text:p>78265</text:p>
          </table:table-cell>
          <table:table-cell office:value-type="float" office:value="923422">
            <text:p>923422</text:p>
          </table:table-cell>
          <table:table-cell office:value-type="float" office:value="870">
            <text:p>870</text:p>
          </table:table-cell>
          <table:table-cell office:value-type="float" office:value="352187">
            <text:p>352187</text:p>
          </table:table-cell>
          <table:table-cell office:value-type="float" office:value="782516">
            <text:p>782516</text:p>
          </table:table-cell>
          <table:table-cell office:value-type="float" office:value="225368">
            <text:p>225368</text:p>
          </table:table-cell>
          <table:table-cell office:value-type="float" office:value="586113">
            <text:p>586113</text:p>
          </table:table-cell>
          <table:table-cell office:value-type="float" office:value="27305900">
            <text:p>27305900</text:p>
          </table:table-cell>
          <table:table-cell office:value-type="float" office:value="77145">
            <text:p>77145</text:p>
          </table:table-cell>
          <table:table-cell office:value-type="float" office:value="891230">
            <text:p>891230</text:p>
          </table:table-cell>
          <table:table-cell office:value-type="float" office:value="39491">
            <text:p>39491</text:p>
          </table:table-cell>
          <table:table-cell office:value-type="float" office:value="4442738">
            <text:p>4442738</text:p>
          </table:table-cell>
          <table:table-cell office:value-type="float" office:value="1986150">
            <text:p>1986150</text:p>
          </table:table-cell>
          <table:table-cell office:value-type="float" office:value="70121">
            <text:p>70121</text:p>
          </table:table-cell>
          <table:table-cell table:formula="of:=[.B27]+[.D27]" office:value-type="float" office:value="200164981">
            <text:p>200164981</text:p>
          </table:table-cell>
          <table:table-cell/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212900896">
            <text:p>212900896</text:p>
          </table:table-cell>
          <table:table-cell office:value-type="float" office:value="2071534">
            <text:p>2071534</text:p>
          </table:table-cell>
          <table:table-cell office:value-type="float" office:value="446371">
            <text:p>446371</text:p>
          </table:table-cell>
          <table:table-cell office:value-type="float" office:value="395713">
            <text:p>395713</text:p>
          </table:table-cell>
          <table:table-cell office:value-type="float" office:value="597594">
            <text:p>597594</text:p>
          </table:table-cell>
          <table:table-cell office:value-type="float" office:value="489">
            <text:p>489</text:p>
          </table:table-cell>
          <table:table-cell office:value-type="float" office:value="407741">
            <text:p>407741</text:p>
          </table:table-cell>
          <table:table-cell office:value-type="float" office:value="821760">
            <text:p>821760</text:p>
          </table:table-cell>
          <table:table-cell office:value-type="float" office:value="218063">
            <text:p>218063</text:p>
          </table:table-cell>
          <table:table-cell office:value-type="float" office:value="508695">
            <text:p>508695</text:p>
          </table:table-cell>
          <table:table-cell office:value-type="float" office:value="26558648">
            <text:p>26558648</text:p>
          </table:table-cell>
          <table:table-cell office:value-type="float" office:value="220964">
            <text:p>220964</text:p>
          </table:table-cell>
          <table:table-cell office:value-type="float" office:value="863638">
            <text:p>863638</text:p>
          </table:table-cell>
          <table:table-cell office:value-type="float" office:value="42522">
            <text:p>42522</text:p>
          </table:table-cell>
          <table:table-cell office:value-type="float" office:value="4803831">
            <text:p>4803831</text:p>
          </table:table-cell>
          <table:table-cell office:value-type="float" office:value="2048846">
            <text:p>2048846</text:p>
          </table:table-cell>
          <table:table-cell office:value-type="float" office:value="36686">
            <text:p>36686</text:p>
          </table:table-cell>
          <table:table-cell table:formula="of:=[.B28]+[.D28]" office:value-type="float" office:value="213347267">
            <text:p>213347267</text:p>
          </table:table-cell>
          <table:table-cell/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198160544">
            <text:p>198160544</text:p>
          </table:table-cell>
          <table:table-cell office:value-type="float" office:value="750492">
            <text:p>750492</text:p>
          </table:table-cell>
          <table:table-cell office:value-type="float" office:value="542334">
            <text:p>542334</text:p>
          </table:table-cell>
          <table:table-cell office:value-type="float" office:value="411690">
            <text:p>411690</text:p>
          </table:table-cell>
          <table:table-cell office:value-type="float" office:value="73114">
            <text:p>73114</text:p>
          </table:table-cell>
          <table:table-cell office:value-type="float" office:value="347">
            <text:p>347</text:p>
          </table:table-cell>
          <table:table-cell office:value-type="float" office:value="204148">
            <text:p>204148</text:p>
          </table:table-cell>
          <table:table-cell office:value-type="float" office:value="765852">
            <text:p>765852</text:p>
          </table:table-cell>
          <table:table-cell office:value-type="float" office:value="209941">
            <text:p>209941</text:p>
          </table:table-cell>
          <table:table-cell office:value-type="float" office:value="512812">
            <text:p>512812</text:p>
          </table:table-cell>
          <table:table-cell office:value-type="float" office:value="28458212">
            <text:p>28458212</text:p>
          </table:table-cell>
          <table:table-cell office:value-type="float" office:value="402509">
            <text:p>402509</text:p>
          </table:table-cell>
          <table:table-cell office:value-type="float" office:value="881136">
            <text:p>881136</text:p>
          </table:table-cell>
          <table:table-cell office:value-type="float" office:value="40670">
            <text:p>40670</text:p>
          </table:table-cell>
          <table:table-cell office:value-type="float" office:value="4468446">
            <text:p>4468446</text:p>
          </table:table-cell>
          <table:table-cell office:value-type="float" office:value="1945660">
            <text:p>1945660</text:p>
          </table:table-cell>
          <table:table-cell office:value-type="float" office:value="53500">
            <text:p>53500</text:p>
          </table:table-cell>
          <table:table-cell table:formula="of:=[.B29]+[.D29]" office:value-type="float" office:value="198702878">
            <text:p>198702878</text:p>
          </table:table-cell>
          <table:table-cell/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217478992">
            <text:p>217478992</text:p>
          </table:table-cell>
          <table:table-cell office:value-type="float" office:value="931825">
            <text:p>931825</text:p>
          </table:table-cell>
          <table:table-cell office:value-type="float" office:value="354791">
            <text:p>354791</text:p>
          </table:table-cell>
          <table:table-cell office:value-type="float" office:value="325834">
            <text:p>325834</text:p>
          </table:table-cell>
          <table:table-cell office:value-type="float" office:value="540388">
            <text:p>540388</text:p>
          </table:table-cell>
          <table:table-cell office:value-type="float" office:value="271">
            <text:p>271</text:p>
          </table:table-cell>
          <table:table-cell office:value-type="float" office:value="320002">
            <text:p>320002</text:p>
          </table:table-cell>
          <table:table-cell office:value-type="float" office:value="594847">
            <text:p>594847</text:p>
          </table:table-cell>
          <table:table-cell office:value-type="float" office:value="342952">
            <text:p>342952</text:p>
          </table:table-cell>
          <table:table-cell office:value-type="float" office:value="481017">
            <text:p>481017</text:p>
          </table:table-cell>
          <table:table-cell office:value-type="float" office:value="25738470">
            <text:p>25738470</text:p>
          </table:table-cell>
          <table:table-cell office:value-type="float" office:value="124068">
            <text:p>124068</text:p>
          </table:table-cell>
          <table:table-cell office:value-type="float" office:value="829412">
            <text:p>829412</text:p>
          </table:table-cell>
          <table:table-cell office:value-type="float" office:value="40519">
            <text:p>40519</text:p>
          </table:table-cell>
          <table:table-cell office:value-type="float" office:value="3864522">
            <text:p>3864522</text:p>
          </table:table-cell>
          <table:table-cell office:value-type="float" office:value="2906300">
            <text:p>2906300</text:p>
          </table:table-cell>
          <table:table-cell office:value-type="float" office:value="85559">
            <text:p>85559</text:p>
          </table:table-cell>
          <table:table-cell table:formula="of:=[.B30]+[.D30]" office:value-type="float" office:value="217833783">
            <text:p>217833783</text:p>
          </table:table-cell>
          <table:table-cell/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167835600">
            <text:p>167835600</text:p>
          </table:table-cell>
          <table:table-cell office:value-type="float" office:value="941807">
            <text:p>941807</text:p>
          </table:table-cell>
          <table:table-cell office:value-type="float" office:value="356742">
            <text:p>356742</text:p>
          </table:table-cell>
          <table:table-cell office:value-type="float" office:value="289450">
            <text:p>289450</text:p>
          </table:table-cell>
          <table:table-cell office:value-type="float" office:value="134916">
            <text:p>134916</text:p>
          </table:table-cell>
          <table:table-cell office:value-type="float" office:value="2175">
            <text:p>2175</text:p>
          </table:table-cell>
          <table:table-cell office:value-type="float" office:value="319860">
            <text:p>319860</text:p>
          </table:table-cell>
          <table:table-cell office:value-type="float" office:value="566420">
            <text:p>566420</text:p>
          </table:table-cell>
          <table:table-cell office:value-type="float" office:value="208823">
            <text:p>208823</text:p>
          </table:table-cell>
          <table:table-cell office:value-type="float" office:value="472626">
            <text:p>472626</text:p>
          </table:table-cell>
          <table:table-cell office:value-type="float" office:value="24984508">
            <text:p>24984508</text:p>
          </table:table-cell>
          <table:table-cell office:value-type="float" office:value="54400">
            <text:p>54400</text:p>
          </table:table-cell>
          <table:table-cell office:value-type="float" office:value="702997">
            <text:p>702997</text:p>
          </table:table-cell>
          <table:table-cell office:value-type="float" office:value="22003">
            <text:p>22003</text:p>
          </table:table-cell>
          <table:table-cell office:value-type="float" office:value="4374592">
            <text:p>4374592</text:p>
          </table:table-cell>
          <table:table-cell office:value-type="float" office:value="1604231">
            <text:p>1604231</text:p>
          </table:table-cell>
          <table:table-cell office:value-type="float" office:value="19000">
            <text:p>19000</text:p>
          </table:table-cell>
          <table:table-cell table:formula="of:=[.B31]+[.D31]" office:value-type="float" office:value="168192342">
            <text:p>168192342</text:p>
          </table:table-cell>
          <table:table-cell/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144297904">
            <text:p>144297904</text:p>
          </table:table-cell>
          <table:table-cell office:value-type="float" office:value="558394">
            <text:p>558394</text:p>
          </table:table-cell>
          <table:table-cell office:value-type="float" office:value="82413">
            <text:p>82413</text:p>
          </table:table-cell>
          <table:table-cell office:value-type="float" office:value="313452">
            <text:p>313452</text:p>
          </table:table-cell>
          <table:table-cell office:value-type="float" office:value="34935">
            <text:p>34935</text:p>
          </table:table-cell>
          <table:table-cell office:value-type="float" office:value="6482">
            <text:p>6482</text:p>
          </table:table-cell>
          <table:table-cell office:value-type="float" office:value="299566">
            <text:p>299566</text:p>
          </table:table-cell>
          <table:table-cell office:value-type="float" office:value="444351">
            <text:p>444351</text:p>
          </table:table-cell>
          <table:table-cell office:value-type="float" office:value="226678">
            <text:p>226678</text:p>
          </table:table-cell>
          <table:table-cell office:value-type="float" office:value="385395">
            <text:p>385395</text:p>
          </table:table-cell>
          <table:table-cell office:value-type="float" office:value="25258406">
            <text:p>25258406</text:p>
          </table:table-cell>
          <table:table-cell office:value-type="float" office:value="27210">
            <text:p>27210</text:p>
          </table:table-cell>
          <table:table-cell office:value-type="float" office:value="633852">
            <text:p>633852</text:p>
          </table:table-cell>
          <table:table-cell office:value-type="float" office:value="16490">
            <text:p>16490</text:p>
          </table:table-cell>
          <table:table-cell office:value-type="float" office:value="3995623">
            <text:p>3995623</text:p>
          </table:table-cell>
          <table:table-cell office:value-type="float" office:value="1905593">
            <text:p>1905593</text:p>
          </table:table-cell>
          <table:table-cell office:value-type="float" office:value="73500">
            <text:p>73500</text:p>
          </table:table-cell>
          <table:table-cell table:formula="of:=[.B32]+[.D32]" office:value-type="float" office:value="144380317">
            <text:p>144380317</text:p>
          </table:table-cell>
          <table:table-cell/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131442848">
            <text:p>131442848</text:p>
          </table:table-cell>
          <table:table-cell office:value-type="float" office:value="1070783">
            <text:p>1070783</text:p>
          </table:table-cell>
          <table:table-cell office:value-type="float" office:value="102080">
            <text:p>102080</text:p>
          </table:table-cell>
          <table:table-cell office:value-type="float" office:value="110548">
            <text:p>110548</text:p>
          </table:table-cell>
          <table:table-cell office:value-type="float" office:value="15952">
            <text:p>15952</text:p>
          </table:table-cell>
          <table:table-cell office:value-type="float" office:value="1690">
            <text:p>1690</text:p>
          </table:table-cell>
          <table:table-cell office:value-type="float" office:value="230192">
            <text:p>230192</text:p>
          </table:table-cell>
          <table:table-cell office:value-type="float" office:value="554122">
            <text:p>554122</text:p>
          </table:table-cell>
          <table:table-cell office:value-type="float" office:value="391635">
            <text:p>391635</text:p>
          </table:table-cell>
          <table:table-cell office:value-type="float" office:value="280053">
            <text:p>280053</text:p>
          </table:table-cell>
          <table:table-cell office:value-type="float" office:value="23338298">
            <text:p>23338298</text:p>
          </table:table-cell>
          <table:table-cell office:value-type="float" office:value="57874">
            <text:p>57874</text:p>
          </table:table-cell>
          <table:table-cell office:value-type="float" office:value="729872">
            <text:p>729872</text:p>
          </table:table-cell>
          <table:table-cell office:value-type="float" office:value="28221">
            <text:p>28221</text:p>
          </table:table-cell>
          <table:table-cell office:value-type="float" office:value="4127638">
            <text:p>4127638</text:p>
          </table:table-cell>
          <table:table-cell office:value-type="float" office:value="1602160">
            <text:p>1602160</text:p>
          </table:table-cell>
          <table:table-cell office:value-type="float" office:value="129515">
            <text:p>129515</text:p>
          </table:table-cell>
          <table:table-cell table:formula="of:=[.B33]+[.D33]" office:value-type="float" office:value="131544928">
            <text:p>131544928</text:p>
          </table:table-cell>
          <table:table-cell/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118131912">
            <text:p>118131912</text:p>
          </table:table-cell>
          <table:table-cell office:value-type="float" office:value="964533">
            <text:p>964533</text:p>
          </table:table-cell>
          <table:table-cell office:value-type="float" office:value="86920">
            <text:p>86920</text:p>
          </table:table-cell>
          <table:table-cell office:value-type="float" office:value="224958">
            <text:p>224958</text:p>
          </table:table-cell>
          <table:table-cell office:value-type="float" office:value="36655">
            <text:p>36655</text:p>
          </table:table-cell>
          <table:table-cell office:value-type="float" office:value="236">
            <text:p>236</text:p>
          </table:table-cell>
          <table:table-cell office:value-type="float" office:value="185703">
            <text:p>185703</text:p>
          </table:table-cell>
          <table:table-cell office:value-type="float" office:value="729904">
            <text:p>729904</text:p>
          </table:table-cell>
          <table:table-cell office:value-type="float" office:value="263286">
            <text:p>263286</text:p>
          </table:table-cell>
          <table:table-cell office:value-type="float" office:value="304822">
            <text:p>304822</text:p>
          </table:table-cell>
          <table:table-cell office:value-type="float" office:value="21063692">
            <text:p>21063692</text:p>
          </table:table-cell>
          <table:table-cell office:value-type="float" office:value="15733">
            <text:p>15733</text:p>
          </table:table-cell>
          <table:table-cell office:value-type="float" office:value="710636">
            <text:p>710636</text:p>
          </table:table-cell>
          <table:table-cell office:value-type="float" office:value="11893">
            <text:p>11893</text:p>
          </table:table-cell>
          <table:table-cell office:value-type="float" office:value="3650963">
            <text:p>3650963</text:p>
          </table:table-cell>
          <table:table-cell office:value-type="float" office:value="1936940">
            <text:p>1936940</text:p>
          </table:table-cell>
          <table:table-cell office:value-type="float" office:value="764">
            <text:p>764</text:p>
          </table:table-cell>
          <table:table-cell table:formula="of:=[.B34]+[.D34]" office:value-type="float" office:value="118218832">
            <text:p>118218832</text:p>
          </table:table-cell>
          <table:table-cell/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137420800">
            <text:p>137420800</text:p>
          </table:table-cell>
          <table:table-cell office:value-type="float" office:value="1818134">
            <text:p>1818134</text:p>
          </table:table-cell>
          <table:table-cell office:value-type="float" office:value="223253">
            <text:p>223253</text:p>
          </table:table-cell>
          <table:table-cell office:value-type="float" office:value="295753">
            <text:p>295753</text:p>
          </table:table-cell>
          <table:table-cell office:value-type="float" office:value="35760">
            <text:p>35760</text:p>
          </table:table-cell>
          <table:table-cell office:value-type="float" office:value="211">
            <text:p>211</text:p>
          </table:table-cell>
          <table:table-cell office:value-type="float" office:value="270949">
            <text:p>270949</text:p>
          </table:table-cell>
          <table:table-cell office:value-type="float" office:value="692036">
            <text:p>692036</text:p>
          </table:table-cell>
          <table:table-cell office:value-type="float" office:value="173299">
            <text:p>173299</text:p>
          </table:table-cell>
          <table:table-cell office:value-type="float" office:value="388894">
            <text:p>388894</text:p>
          </table:table-cell>
          <table:table-cell office:value-type="float" office:value="21089508">
            <text:p>21089508</text:p>
          </table:table-cell>
          <table:table-cell office:value-type="float" office:value="47093">
            <text:p>47093</text:p>
          </table:table-cell>
          <table:table-cell office:value-type="float" office:value="616011">
            <text:p>616011</text:p>
          </table:table-cell>
          <table:table-cell office:value-type="float" office:value="5586">
            <text:p>5586</text:p>
          </table:table-cell>
          <table:table-cell office:value-type="float" office:value="4147904">
            <text:p>4147904</text:p>
          </table:table-cell>
          <table:table-cell office:value-type="float" office:value="1315648">
            <text:p>1315648</text:p>
          </table:table-cell>
          <table:table-cell office:value-type="float" office:value="75500">
            <text:p>75500</text:p>
          </table:table-cell>
          <table:table-cell table:formula="of:=[.B35]+[.D35]" office:value-type="float" office:value="137644053">
            <text:p>137644053</text:p>
          </table:table-cell>
          <table:table-cell/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184497936">
            <text:p>184497936</text:p>
          </table:table-cell>
          <table:table-cell office:value-type="float" office:value="1758506">
            <text:p>1758506</text:p>
          </table:table-cell>
          <table:table-cell office:value-type="float" office:value="258920">
            <text:p>258920</text:p>
          </table:table-cell>
          <table:table-cell office:value-type="float" office:value="344285">
            <text:p>344285</text:p>
          </table:table-cell>
          <table:table-cell office:value-type="float" office:value="440602">
            <text:p>440602</text:p>
          </table:table-cell>
          <table:table-cell office:value-type="float" office:value="416">
            <text:p>416</text:p>
          </table:table-cell>
          <table:table-cell office:value-type="float" office:value="386262">
            <text:p>386262</text:p>
          </table:table-cell>
          <table:table-cell office:value-type="float" office:value="708644">
            <text:p>708644</text:p>
          </table:table-cell>
          <table:table-cell office:value-type="float" office:value="333048">
            <text:p>333048</text:p>
          </table:table-cell>
          <table:table-cell office:value-type="float" office:value="297216">
            <text:p>297216</text:p>
          </table:table-cell>
          <table:table-cell office:value-type="float" office:value="22136000">
            <text:p>22136000</text:p>
          </table:table-cell>
          <table:table-cell office:value-type="float" office:value="16453">
            <text:p>16453</text:p>
          </table:table-cell>
          <table:table-cell office:value-type="float" office:value="666008">
            <text:p>666008</text:p>
          </table:table-cell>
          <table:table-cell office:value-type="float" office:value="7426">
            <text:p>7426</text:p>
          </table:table-cell>
          <table:table-cell office:value-type="float" office:value="4347198">
            <text:p>4347198</text:p>
          </table:table-cell>
          <table:table-cell office:value-type="float" office:value="1503055">
            <text:p>1503055</text:p>
          </table:table-cell>
          <table:table-cell office:value-type="float" office:value="54886">
            <text:p>54886</text:p>
          </table:table-cell>
          <table:table-cell table:formula="of:=[.B36]+[.D36]" office:value-type="float" office:value="184756856">
            <text:p>184756856</text:p>
          </table:table-cell>
          <table:table-cell/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172993296">
            <text:p>172993296</text:p>
          </table:table-cell>
          <table:table-cell office:value-type="float" office:value="2488140">
            <text:p>2488140</text:p>
          </table:table-cell>
          <table:table-cell office:value-type="float" office:value="327648">
            <text:p>327648</text:p>
          </table:table-cell>
          <table:table-cell office:value-type="float" office:value="293104">
            <text:p>293104</text:p>
          </table:table-cell>
          <table:table-cell office:value-type="float" office:value="1230532">
            <text:p>1230532</text:p>
          </table:table-cell>
          <table:table-cell office:value-type="float" office:value="323">
            <text:p>323</text:p>
          </table:table-cell>
          <table:table-cell office:value-type="float" office:value="498435">
            <text:p>498435</text:p>
          </table:table-cell>
          <table:table-cell office:value-type="float" office:value="619831">
            <text:p>619831</text:p>
          </table:table-cell>
          <table:table-cell office:value-type="float" office:value="169010">
            <text:p>169010</text:p>
          </table:table-cell>
          <table:table-cell office:value-type="float" office:value="337329">
            <text:p>337329</text:p>
          </table:table-cell>
          <table:table-cell office:value-type="float" office:value="23408152">
            <text:p>23408152</text:p>
          </table:table-cell>
          <table:table-cell office:value-type="float" office:value="55271">
            <text:p>55271</text:p>
          </table:table-cell>
          <table:table-cell office:value-type="float" office:value="615037">
            <text:p>615037</text:p>
          </table:table-cell>
          <table:table-cell office:value-type="float" office:value="18339">
            <text:p>18339</text:p>
          </table:table-cell>
          <table:table-cell office:value-type="float" office:value="4832456">
            <text:p>4832456</text:p>
          </table:table-cell>
          <table:table-cell office:value-type="float" office:value="2195512">
            <text:p>2195512</text:p>
          </table:table-cell>
          <table:table-cell office:value-type="float" office:value="57001">
            <text:p>57001</text:p>
          </table:table-cell>
          <table:table-cell table:formula="of:=[.B37]+[.D37]" office:value-type="float" office:value="173320944">
            <text:p>173320944</text:p>
          </table:table-cell>
          <table:table-cell/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185285776">
            <text:p>185285776</text:p>
          </table:table-cell>
          <table:table-cell office:value-type="float" office:value="1929404">
            <text:p>1929404</text:p>
          </table:table-cell>
          <table:table-cell office:value-type="float" office:value="356919">
            <text:p>356919</text:p>
          </table:table-cell>
          <table:table-cell office:value-type="float" office:value="54146">
            <text:p>54146</text:p>
          </table:table-cell>
          <table:table-cell office:value-type="float" office:value="6863967">
            <text:p>6863967</text:p>
          </table:table-cell>
          <table:table-cell office:value-type="float" office:value="746">
            <text:p>746</text:p>
          </table:table-cell>
          <table:table-cell office:value-type="float" office:value="377316">
            <text:p>377316</text:p>
          </table:table-cell>
          <table:table-cell office:value-type="float" office:value="882045">
            <text:p>882045</text:p>
          </table:table-cell>
          <table:table-cell office:value-type="float" office:value="333721">
            <text:p>333721</text:p>
          </table:table-cell>
          <table:table-cell office:value-type="float" office:value="371968">
            <text:p>371968</text:p>
          </table:table-cell>
          <table:table-cell office:value-type="float" office:value="26229808">
            <text:p>26229808</text:p>
          </table:table-cell>
          <table:table-cell office:value-type="float" office:value="54247">
            <text:p>54247</text:p>
          </table:table-cell>
          <table:table-cell office:value-type="float" office:value="816101">
            <text:p>816101</text:p>
          </table:table-cell>
          <table:table-cell office:value-type="float" office:value="38728">
            <text:p>38728</text:p>
          </table:table-cell>
          <table:table-cell office:value-type="float" office:value="3899069">
            <text:p>3899069</text:p>
          </table:table-cell>
          <table:table-cell office:value-type="float" office:value="1259829">
            <text:p>1259829</text:p>
          </table:table-cell>
          <table:table-cell office:value-type="float" office:value="73000">
            <text:p>73000</text:p>
          </table:table-cell>
          <table:table-cell table:formula="of:=[.B38]+[.D38]" office:value-type="float" office:value="185642695">
            <text:p>185642695</text:p>
          </table:table-cell>
          <table:table-cell/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165776880">
            <text:p>165776880</text:p>
          </table:table-cell>
          <table:table-cell office:value-type="float" office:value="1647817">
            <text:p>1647817</text:p>
          </table:table-cell>
          <table:table-cell office:value-type="float" office:value="431952">
            <text:p>431952</text:p>
          </table:table-cell>
          <table:table-cell office:value-type="float" office:value="229681">
            <text:p>229681</text:p>
          </table:table-cell>
          <table:table-cell office:value-type="float" office:value="10776243">
            <text:p>10776243</text:p>
          </table:table-cell>
          <table:table-cell office:value-type="float" office:value="6039">
            <text:p>6039</text:p>
          </table:table-cell>
          <table:table-cell office:value-type="float" office:value="511457">
            <text:p>511457</text:p>
          </table:table-cell>
          <table:table-cell office:value-type="float" office:value="1001685">
            <text:p>1001685</text:p>
          </table:table-cell>
          <table:table-cell office:value-type="float" office:value="339344">
            <text:p>339344</text:p>
          </table:table-cell>
          <table:table-cell office:value-type="float" office:value="316870">
            <text:p>316870</text:p>
          </table:table-cell>
          <table:table-cell office:value-type="float" office:value="28453168">
            <text:p>28453168</text:p>
          </table:table-cell>
          <table:table-cell office:value-type="float" office:value="61482">
            <text:p>61482</text:p>
          </table:table-cell>
          <table:table-cell office:value-type="float" office:value="786950">
            <text:p>786950</text:p>
          </table:table-cell>
          <table:table-cell office:value-type="float" office:value="42998">
            <text:p>42998</text:p>
          </table:table-cell>
          <table:table-cell office:value-type="float" office:value="5310725">
            <text:p>5310725</text:p>
          </table:table-cell>
          <table:table-cell office:value-type="float" office:value="1272056">
            <text:p>1272056</text:p>
          </table:table-cell>
          <table:table-cell office:value-type="float" office:value="74524">
            <text:p>74524</text:p>
          </table:table-cell>
          <table:table-cell table:formula="of:=[.B39]+[.D39]" office:value-type="float" office:value="166208832">
            <text:p>166208832</text:p>
          </table:table-cell>
          <table:table-cell/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195845744">
            <text:p>195845744</text:p>
          </table:table-cell>
          <table:table-cell office:value-type="float" office:value="1850767">
            <text:p>1850767</text:p>
          </table:table-cell>
          <table:table-cell office:value-type="float" office:value="381500">
            <text:p>381500</text:p>
          </table:table-cell>
          <table:table-cell office:value-type="float" office:value="201345">
            <text:p>201345</text:p>
          </table:table-cell>
          <table:table-cell office:value-type="float" office:value="12373540">
            <text:p>12373540</text:p>
          </table:table-cell>
          <table:table-cell office:value-type="float" office:value="197">
            <text:p>197</text:p>
          </table:table-cell>
          <table:table-cell office:value-type="float" office:value="408891">
            <text:p>408891</text:p>
          </table:table-cell>
          <table:table-cell office:value-type="float" office:value="647481">
            <text:p>647481</text:p>
          </table:table-cell>
          <table:table-cell office:value-type="float" office:value="253144">
            <text:p>253144</text:p>
          </table:table-cell>
          <table:table-cell office:value-type="float" office:value="344839">
            <text:p>344839</text:p>
          </table:table-cell>
          <table:table-cell office:value-type="float" office:value="32780360">
            <text:p>32780360</text:p>
          </table:table-cell>
          <table:table-cell office:value-type="float" office:value="80409">
            <text:p>80409</text:p>
          </table:table-cell>
          <table:table-cell office:value-type="float" office:value="758930">
            <text:p>758930</text:p>
          </table:table-cell>
          <table:table-cell office:value-type="float" office:value="40826">
            <text:p>40826</text:p>
          </table:table-cell>
          <table:table-cell office:value-type="float" office:value="5141566">
            <text:p>5141566</text:p>
          </table:table-cell>
          <table:table-cell office:value-type="float" office:value="1514043">
            <text:p>1514043</text:p>
          </table:table-cell>
          <table:table-cell office:value-type="float" office:value="70795">
            <text:p>70795</text:p>
          </table:table-cell>
          <table:table-cell table:formula="of:=[.B40]+[.D40]" office:value-type="float" office:value="196227244">
            <text:p>196227244</text:p>
          </table:table-cell>
          <table:table-cell/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169735488">
            <text:p>169735488</text:p>
          </table:table-cell>
          <table:table-cell office:value-type="float" office:value="2842058">
            <text:p>2842058</text:p>
          </table:table-cell>
          <table:table-cell office:value-type="float" office:value="427360">
            <text:p>427360</text:p>
          </table:table-cell>
          <table:table-cell office:value-type="float" office:value="309090">
            <text:p>309090</text:p>
          </table:table-cell>
          <table:table-cell office:value-type="float" office:value="12268636">
            <text:p>12268636</text:p>
          </table:table-cell>
          <table:table-cell office:value-type="float" office:value="2437">
            <text:p>2437</text:p>
          </table:table-cell>
          <table:table-cell office:value-type="float" office:value="376756">
            <text:p>376756</text:p>
          </table:table-cell>
          <table:table-cell office:value-type="float" office:value="905002">
            <text:p>905002</text:p>
          </table:table-cell>
          <table:table-cell office:value-type="float" office:value="259481">
            <text:p>259481</text:p>
          </table:table-cell>
          <table:table-cell office:value-type="float" office:value="485695">
            <text:p>485695</text:p>
          </table:table-cell>
          <table:table-cell office:value-type="float" office:value="29112300">
            <text:p>29112300</text:p>
          </table:table-cell>
          <table:table-cell office:value-type="float" office:value="66722">
            <text:p>66722</text:p>
          </table:table-cell>
          <table:table-cell office:value-type="float" office:value="998471">
            <text:p>998471</text:p>
          </table:table-cell>
          <table:table-cell office:value-type="float" office:value="27640">
            <text:p>27640</text:p>
          </table:table-cell>
          <table:table-cell office:value-type="float" office:value="4620056">
            <text:p>4620056</text:p>
          </table:table-cell>
          <table:table-cell office:value-type="float" office:value="1706661">
            <text:p>1706661</text:p>
          </table:table-cell>
          <table:table-cell office:value-type="float" office:value="73031">
            <text:p>73031</text:p>
          </table:table-cell>
          <table:table-cell table:formula="of:=[.B41]+[.D41]" office:value-type="float" office:value="170162848">
            <text:p>170162848</text:p>
          </table:table-cell>
          <table:table-cell/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159138256">
            <text:p>159138256</text:p>
          </table:table-cell>
          <table:table-cell office:value-type="float" office:value="2411978">
            <text:p>2411978</text:p>
          </table:table-cell>
          <table:table-cell office:value-type="float" office:value="432272">
            <text:p>432272</text:p>
          </table:table-cell>
          <table:table-cell office:value-type="float" office:value="175091">
            <text:p>175091</text:p>
          </table:table-cell>
          <table:table-cell office:value-type="float" office:value="9776285">
            <text:p>9776285</text:p>
          </table:table-cell>
          <table:table-cell office:value-type="float" office:value="266">
            <text:p>266</text:p>
          </table:table-cell>
          <table:table-cell office:value-type="float" office:value="386502">
            <text:p>386502</text:p>
          </table:table-cell>
          <table:table-cell office:value-type="float" office:value="474009">
            <text:p>474009</text:p>
          </table:table-cell>
          <table:table-cell office:value-type="float" office:value="342710">
            <text:p>342710</text:p>
          </table:table-cell>
          <table:table-cell office:value-type="float" office:value="270081">
            <text:p>270081</text:p>
          </table:table-cell>
          <table:table-cell office:value-type="float" office:value="23104192">
            <text:p>23104192</text:p>
          </table:table-cell>
          <table:table-cell office:value-type="float" office:value="16219">
            <text:p>16219</text:p>
          </table:table-cell>
          <table:table-cell office:value-type="float" office:value="544003">
            <text:p>544003</text:p>
          </table:table-cell>
          <table:table-cell office:value-type="float" office:value="20643">
            <text:p>20643</text:p>
          </table:table-cell>
          <table:table-cell office:value-type="float" office:value="4904820">
            <text:p>4904820</text:p>
          </table:table-cell>
          <table:table-cell office:value-type="float" office:value="1421236">
            <text:p>1421236</text:p>
          </table:table-cell>
          <table:table-cell office:value-type="float" office:value="54000">
            <text:p>54000</text:p>
          </table:table-cell>
          <table:table-cell table:formula="of:=[.B42]+[.D42]" office:value-type="float" office:value="159570528">
            <text:p>159570528</text:p>
          </table:table-cell>
          <table:table-cell/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182696192">
            <text:p>182696192</text:p>
          </table:table-cell>
          <table:table-cell office:value-type="float" office:value="1262917">
            <text:p>1262917</text:p>
          </table:table-cell>
          <table:table-cell office:value-type="float" office:value="486639">
            <text:p>486639</text:p>
          </table:table-cell>
          <table:table-cell office:value-type="float" office:value="457069">
            <text:p>457069</text:p>
          </table:table-cell>
          <table:table-cell office:value-type="float" office:value="11411701">
            <text:p>11411701</text:p>
          </table:table-cell>
          <table:table-cell office:value-type="float" office:value="5389">
            <text:p>5389</text:p>
          </table:table-cell>
          <table:table-cell office:value-type="float" office:value="397997">
            <text:p>397997</text:p>
          </table:table-cell>
          <table:table-cell office:value-type="float" office:value="923163">
            <text:p>923163</text:p>
          </table:table-cell>
          <table:table-cell office:value-type="float" office:value="423981">
            <text:p>423981</text:p>
          </table:table-cell>
          <table:table-cell office:value-type="float" office:value="400413">
            <text:p>400413</text:p>
          </table:table-cell>
          <table:table-cell office:value-type="float" office:value="31309940">
            <text:p>31309940</text:p>
          </table:table-cell>
          <table:table-cell office:value-type="float" office:value="111516">
            <text:p>111516</text:p>
          </table:table-cell>
          <table:table-cell office:value-type="float" office:value="753526">
            <text:p>753526</text:p>
          </table:table-cell>
          <table:table-cell office:value-type="float" office:value="31242">
            <text:p>31242</text:p>
          </table:table-cell>
          <table:table-cell office:value-type="float" office:value="5374958">
            <text:p>5374958</text:p>
          </table:table-cell>
          <table:table-cell office:value-type="float" office:value="1895765">
            <text:p>1895765</text:p>
          </table:table-cell>
          <table:table-cell office:value-type="float" office:value="148057">
            <text:p>148057</text:p>
          </table:table-cell>
          <table:table-cell table:formula="of:=[.B43]+[.D43]" office:value-type="float" office:value="183182831">
            <text:p>183182831</text:p>
          </table:table-cell>
          <table:table-cell/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148832416">
            <text:p>148832416</text:p>
          </table:table-cell>
          <table:table-cell office:value-type="float" office:value="1100815">
            <text:p>1100815</text:p>
          </table:table-cell>
          <table:table-cell office:value-type="float" office:value="410440">
            <text:p>410440</text:p>
          </table:table-cell>
          <table:table-cell office:value-type="float" office:value="350529">
            <text:p>350529</text:p>
          </table:table-cell>
          <table:table-cell office:value-type="float" office:value="5068905">
            <text:p>5068905</text:p>
          </table:table-cell>
          <table:table-cell office:value-type="float" office:value="934">
            <text:p>934</text:p>
          </table:table-cell>
          <table:table-cell office:value-type="float" office:value="320586">
            <text:p>320586</text:p>
          </table:table-cell>
          <table:table-cell office:value-type="float" office:value="718945">
            <text:p>718945</text:p>
          </table:table-cell>
          <table:table-cell office:value-type="float" office:value="395189">
            <text:p>395189</text:p>
          </table:table-cell>
          <table:table-cell office:value-type="float" office:value="322140">
            <text:p>322140</text:p>
          </table:table-cell>
          <table:table-cell office:value-type="float" office:value="30412446">
            <text:p>30412446</text:p>
          </table:table-cell>
          <table:table-cell office:value-type="float" office:value="99450">
            <text:p>99450</text:p>
          </table:table-cell>
          <table:table-cell office:value-type="float" office:value="768982">
            <text:p>768982</text:p>
          </table:table-cell>
          <table:table-cell office:value-type="float" office:value="27143">
            <text:p>27143</text:p>
          </table:table-cell>
          <table:table-cell office:value-type="float" office:value="4743934">
            <text:p>4743934</text:p>
          </table:table-cell>
          <table:table-cell office:value-type="float" office:value="1630332">
            <text:p>1630332</text:p>
          </table:table-cell>
          <table:table-cell office:value-type="float" office:value="0">
            <text:p>0</text:p>
          </table:table-cell>
          <table:table-cell table:formula="of:=[.B44]+[.D44]" office:value-type="float" office:value="149242856">
            <text:p>149242856</text:p>
          </table:table-cell>
          <table:table-cell/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171646656">
            <text:p>171646656</text:p>
          </table:table-cell>
          <table:table-cell office:value-type="float" office:value="2234250">
            <text:p>2234250</text:p>
          </table:table-cell>
          <table:table-cell office:value-type="float" office:value="409953">
            <text:p>409953</text:p>
          </table:table-cell>
          <table:table-cell office:value-type="float" office:value="75303">
            <text:p>75303</text:p>
          </table:table-cell>
          <table:table-cell office:value-type="float" office:value="2756251">
            <text:p>2756251</text:p>
          </table:table-cell>
          <table:table-cell office:value-type="float" office:value="156">
            <text:p>156</text:p>
          </table:table-cell>
          <table:table-cell office:value-type="float" office:value="399981">
            <text:p>399981</text:p>
          </table:table-cell>
          <table:table-cell office:value-type="float" office:value="934243">
            <text:p>934243</text:p>
          </table:table-cell>
          <table:table-cell office:value-type="float" office:value="357415">
            <text:p>357415</text:p>
          </table:table-cell>
          <table:table-cell office:value-type="float" office:value="336904">
            <text:p>336904</text:p>
          </table:table-cell>
          <table:table-cell office:value-type="float" office:value="33450118">
            <text:p>33450118</text:p>
          </table:table-cell>
          <table:table-cell office:value-type="float" office:value="1550623">
            <text:p>1550623</text:p>
          </table:table-cell>
          <table:table-cell office:value-type="float" office:value="813830">
            <text:p>813830</text:p>
          </table:table-cell>
          <table:table-cell office:value-type="float" office:value="24256">
            <text:p>24256</text:p>
          </table:table-cell>
          <table:table-cell office:value-type="float" office:value="5347542">
            <text:p>5347542</text:p>
          </table:table-cell>
          <table:table-cell office:value-type="float" office:value="1714642">
            <text:p>1714642</text:p>
          </table:table-cell>
          <table:table-cell office:value-type="float" office:value="110500">
            <text:p>110500</text:p>
          </table:table-cell>
          <table:table-cell table:formula="of:=[.B45]+[.D45]" office:value-type="float" office:value="172056609">
            <text:p>172056609</text:p>
          </table:table-cell>
          <table:table-cell/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137813168">
            <text:p>137813168</text:p>
          </table:table-cell>
          <table:table-cell office:value-type="float" office:value="2236579">
            <text:p>2236579</text:p>
          </table:table-cell>
          <table:table-cell office:value-type="float" office:value="342672">
            <text:p>342672</text:p>
          </table:table-cell>
          <table:table-cell office:value-type="float" office:value="288204">
            <text:p>288204</text:p>
          </table:table-cell>
          <table:table-cell office:value-type="float" office:value="1139541">
            <text:p>1139541</text:p>
          </table:table-cell>
          <table:table-cell office:value-type="float" office:value="393">
            <text:p>393</text:p>
          </table:table-cell>
          <table:table-cell office:value-type="float" office:value="378737">
            <text:p>378737</text:p>
          </table:table-cell>
          <table:table-cell office:value-type="float" office:value="586214">
            <text:p>586214</text:p>
          </table:table-cell>
          <table:table-cell office:value-type="float" office:value="269930">
            <text:p>269930</text:p>
          </table:table-cell>
          <table:table-cell office:value-type="float" office:value="383336">
            <text:p>383336</text:p>
          </table:table-cell>
          <table:table-cell office:value-type="float" office:value="33587792">
            <text:p>33587792</text:p>
          </table:table-cell>
          <table:table-cell office:value-type="float" office:value="75584">
            <text:p>75584</text:p>
          </table:table-cell>
          <table:table-cell office:value-type="float" office:value="886946">
            <text:p>886946</text:p>
          </table:table-cell>
          <table:table-cell office:value-type="float" office:value="37108">
            <text:p>37108</text:p>
          </table:table-cell>
          <table:table-cell office:value-type="float" office:value="4906016">
            <text:p>4906016</text:p>
          </table:table-cell>
          <table:table-cell office:value-type="float" office:value="1453974">
            <text:p>1453974</text:p>
          </table:table-cell>
          <table:table-cell office:value-type="float" office:value="52500">
            <text:p>52500</text:p>
          </table:table-cell>
          <table:table-cell table:formula="of:=[.B46]+[.D46]" office:value-type="float" office:value="138155840">
            <text:p>138155840</text:p>
          </table:table-cell>
          <table:table-cell/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174435712">
            <text:p>174435712</text:p>
          </table:table-cell>
          <table:table-cell office:value-type="float" office:value="2309385">
            <text:p>2309385</text:p>
          </table:table-cell>
          <table:table-cell office:value-type="float" office:value="293196">
            <text:p>293196</text:p>
          </table:table-cell>
          <table:table-cell office:value-type="float" office:value="281560">
            <text:p>281560</text:p>
          </table:table-cell>
          <table:table-cell office:value-type="float" office:value="2771176">
            <text:p>2771176</text:p>
          </table:table-cell>
          <table:table-cell office:value-type="float" office:value="144">
            <text:p>144</text:p>
          </table:table-cell>
          <table:table-cell office:value-type="float" office:value="457049">
            <text:p>457049</text:p>
          </table:table-cell>
          <table:table-cell office:value-type="float" office:value="611744">
            <text:p>611744</text:p>
          </table:table-cell>
          <table:table-cell office:value-type="float" office:value="257138">
            <text:p>257138</text:p>
          </table:table-cell>
          <table:table-cell office:value-type="float" office:value="506504">
            <text:p>506504</text:p>
          </table:table-cell>
          <table:table-cell office:value-type="float" office:value="30935608">
            <text:p>30935608</text:p>
          </table:table-cell>
          <table:table-cell office:value-type="float" office:value="51549">
            <text:p>51549</text:p>
          </table:table-cell>
          <table:table-cell office:value-type="float" office:value="771098">
            <text:p>771098</text:p>
          </table:table-cell>
          <table:table-cell office:value-type="float" office:value="30056">
            <text:p>30056</text:p>
          </table:table-cell>
          <table:table-cell office:value-type="float" office:value="4769104">
            <text:p>4769104</text:p>
          </table:table-cell>
          <table:table-cell office:value-type="float" office:value="1233589">
            <text:p>1233589</text:p>
          </table:table-cell>
          <table:table-cell office:value-type="float" office:value="74000">
            <text:p>74000</text:p>
          </table:table-cell>
          <table:table-cell table:formula="of:=[.B47]+[.D47]" office:value-type="float" office:value="174728908">
            <text:p>174728908</text:p>
          </table:table-cell>
          <table:table-cell/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207771056">
            <text:p>207771056</text:p>
          </table:table-cell>
          <table:table-cell office:value-type="float" office:value="1418413">
            <text:p>1418413</text:p>
          </table:table-cell>
          <table:table-cell office:value-type="float" office:value="378678">
            <text:p>378678</text:p>
          </table:table-cell>
          <table:table-cell office:value-type="float" office:value="306737">
            <text:p>306737</text:p>
          </table:table-cell>
          <table:table-cell office:value-type="float" office:value="2108909">
            <text:p>2108909</text:p>
          </table:table-cell>
          <table:table-cell office:value-type="float" office:value="212">
            <text:p>212</text:p>
          </table:table-cell>
          <table:table-cell office:value-type="float" office:value="392085">
            <text:p>392085</text:p>
          </table:table-cell>
          <table:table-cell office:value-type="float" office:value="1052168">
            <text:p>1052168</text:p>
          </table:table-cell>
          <table:table-cell office:value-type="float" office:value="396484">
            <text:p>396484</text:p>
          </table:table-cell>
          <table:table-cell office:value-type="float" office:value="468340">
            <text:p>468340</text:p>
          </table:table-cell>
          <table:table-cell office:value-type="float" office:value="34951996">
            <text:p>34951996</text:p>
          </table:table-cell>
          <table:table-cell office:value-type="float" office:value="109785">
            <text:p>109785</text:p>
          </table:table-cell>
          <table:table-cell office:value-type="float" office:value="834025">
            <text:p>834025</text:p>
          </table:table-cell>
          <table:table-cell office:value-type="float" office:value="26393">
            <text:p>26393</text:p>
          </table:table-cell>
          <table:table-cell office:value-type="float" office:value="5633304">
            <text:p>5633304</text:p>
          </table:table-cell>
          <table:table-cell office:value-type="float" office:value="1465302">
            <text:p>1465302</text:p>
          </table:table-cell>
          <table:table-cell office:value-type="float" office:value="18540">
            <text:p>18540</text:p>
          </table:table-cell>
          <table:table-cell table:formula="of:=[.B48]+[.D48]" office:value-type="float" office:value="208149734">
            <text:p>208149734</text:p>
          </table:table-cell>
          <table:table-cell/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198216576">
            <text:p>198216576</text:p>
          </table:table-cell>
          <table:table-cell office:value-type="float" office:value="742856">
            <text:p>742856</text:p>
          </table:table-cell>
          <table:table-cell office:value-type="float" office:value="451412">
            <text:p>451412</text:p>
          </table:table-cell>
          <table:table-cell office:value-type="float" office:value="153103">
            <text:p>153103</text:p>
          </table:table-cell>
          <table:table-cell office:value-type="float" office:value="1464473">
            <text:p>1464473</text:p>
          </table:table-cell>
          <table:table-cell office:value-type="float" office:value="1148">
            <text:p>1148</text:p>
          </table:table-cell>
          <table:table-cell office:value-type="float" office:value="468147">
            <text:p>468147</text:p>
          </table:table-cell>
          <table:table-cell office:value-type="float" office:value="966296">
            <text:p>966296</text:p>
          </table:table-cell>
          <table:table-cell office:value-type="float" office:value="276519">
            <text:p>276519</text:p>
          </table:table-cell>
          <table:table-cell office:value-type="float" office:value="465784">
            <text:p>465784</text:p>
          </table:table-cell>
          <table:table-cell office:value-type="float" office:value="35266188">
            <text:p>35266188</text:p>
          </table:table-cell>
          <table:table-cell office:value-type="float" office:value="106229">
            <text:p>106229</text:p>
          </table:table-cell>
          <table:table-cell office:value-type="float" office:value="826595">
            <text:p>826595</text:p>
          </table:table-cell>
          <table:table-cell office:value-type="float" office:value="27384">
            <text:p>27384</text:p>
          </table:table-cell>
          <table:table-cell office:value-type="float" office:value="4923465">
            <text:p>4923465</text:p>
          </table:table-cell>
          <table:table-cell office:value-type="float" office:value="1531064">
            <text:p>1531064</text:p>
          </table:table-cell>
          <table:table-cell office:value-type="float" office:value="0">
            <text:p>0</text:p>
          </table:table-cell>
          <table:table-cell table:formula="of:=[.B49]+[.D49]" office:value-type="float" office:value="198667988">
            <text:p>198667988</text:p>
          </table:table-cell>
          <table:table-cell/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201054096">
            <text:p>201054096</text:p>
          </table:table-cell>
          <table:table-cell office:value-type="float" office:value="969215">
            <text:p>969215</text:p>
          </table:table-cell>
          <table:table-cell office:value-type="float" office:value="337455">
            <text:p>337455</text:p>
          </table:table-cell>
          <table:table-cell office:value-type="float" office:value="375461">
            <text:p>375461</text:p>
          </table:table-cell>
          <table:table-cell office:value-type="float" office:value="636429">
            <text:p>636429</text:p>
          </table:table-cell>
          <table:table-cell office:value-type="float" office:value="502">
            <text:p>502</text:p>
          </table:table-cell>
          <table:table-cell office:value-type="float" office:value="406355">
            <text:p>406355</text:p>
          </table:table-cell>
          <table:table-cell office:value-type="float" office:value="807814">
            <text:p>807814</text:p>
          </table:table-cell>
          <table:table-cell office:value-type="float" office:value="1076793">
            <text:p>1076793</text:p>
          </table:table-cell>
          <table:table-cell office:value-type="float" office:value="386407">
            <text:p>386407</text:p>
          </table:table-cell>
          <table:table-cell office:value-type="float" office:value="34275608">
            <text:p>34275608</text:p>
          </table:table-cell>
          <table:table-cell office:value-type="float" office:value="29751">
            <text:p>29751</text:p>
          </table:table-cell>
          <table:table-cell office:value-type="float" office:value="738965">
            <text:p>738965</text:p>
          </table:table-cell>
          <table:table-cell office:value-type="float" office:value="27147">
            <text:p>27147</text:p>
          </table:table-cell>
          <table:table-cell office:value-type="float" office:value="4547811">
            <text:p>4547811</text:p>
          </table:table-cell>
          <table:table-cell office:value-type="float" office:value="1692108">
            <text:p>1692108</text:p>
          </table:table-cell>
          <table:table-cell office:value-type="float" office:value="0">
            <text:p>0</text:p>
          </table:table-cell>
          <table:table-cell table:formula="of:=[.B50]+[.D50]" office:value-type="float" office:value="201391551">
            <text:p>201391551</text:p>
          </table:table-cell>
          <table:table-cell/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205386032">
            <text:p>205386032</text:p>
          </table:table-cell>
          <table:table-cell office:value-type="float" office:value="1235800">
            <text:p>1235800</text:p>
          </table:table-cell>
          <table:table-cell office:value-type="float" office:value="492197">
            <text:p>492197</text:p>
          </table:table-cell>
          <table:table-cell office:value-type="float" office:value="556184">
            <text:p>556184</text:p>
          </table:table-cell>
          <table:table-cell office:value-type="float" office:value="1324318">
            <text:p>1324318</text:p>
          </table:table-cell>
          <table:table-cell office:value-type="float" office:value="7394">
            <text:p>7394</text:p>
          </table:table-cell>
          <table:table-cell office:value-type="float" office:value="349072">
            <text:p>349072</text:p>
          </table:table-cell>
          <table:table-cell office:value-type="float" office:value="869149">
            <text:p>869149</text:p>
          </table:table-cell>
          <table:table-cell office:value-type="float" office:value="328076">
            <text:p>328076</text:p>
          </table:table-cell>
          <table:table-cell office:value-type="float" office:value="441410">
            <text:p>441410</text:p>
          </table:table-cell>
          <table:table-cell office:value-type="float" office:value="37427936">
            <text:p>37427936</text:p>
          </table:table-cell>
          <table:table-cell office:value-type="float" office:value="20336">
            <text:p>20336</text:p>
          </table:table-cell>
          <table:table-cell office:value-type="float" office:value="923595">
            <text:p>923595</text:p>
          </table:table-cell>
          <table:table-cell office:value-type="float" office:value="23352">
            <text:p>23352</text:p>
          </table:table-cell>
          <table:table-cell office:value-type="float" office:value="4551304">
            <text:p>4551304</text:p>
          </table:table-cell>
          <table:table-cell office:value-type="float" office:value="1697502">
            <text:p>1697502</text:p>
          </table:table-cell>
          <table:table-cell office:value-type="float" office:value="0">
            <text:p>0</text:p>
          </table:table-cell>
          <table:table-cell table:formula="of:=[.B51]+[.D51]" office:value-type="float" office:value="205878229">
            <text:p>205878229</text:p>
          </table:table-cell>
          <table:table-cell/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220440464">
            <text:p>220440464</text:p>
          </table:table-cell>
          <table:table-cell office:value-type="float" office:value="1457937">
            <text:p>1457937</text:p>
          </table:table-cell>
          <table:table-cell office:value-type="float" office:value="364474">
            <text:p>364474</text:p>
          </table:table-cell>
          <table:table-cell office:value-type="float" office:value="296767">
            <text:p>296767</text:p>
          </table:table-cell>
          <table:table-cell office:value-type="float" office:value="1035202">
            <text:p>1035202</text:p>
          </table:table-cell>
          <table:table-cell office:value-type="float" office:value="211">
            <text:p>211</text:p>
          </table:table-cell>
          <table:table-cell office:value-type="float" office:value="317684">
            <text:p>317684</text:p>
          </table:table-cell>
          <table:table-cell office:value-type="float" office:value="857063">
            <text:p>857063</text:p>
          </table:table-cell>
          <table:table-cell office:value-type="float" office:value="393644">
            <text:p>393644</text:p>
          </table:table-cell>
          <table:table-cell office:value-type="float" office:value="551118">
            <text:p>551118</text:p>
          </table:table-cell>
          <table:table-cell office:value-type="float" office:value="36201424">
            <text:p>36201424</text:p>
          </table:table-cell>
          <table:table-cell office:value-type="float" office:value="192141">
            <text:p>192141</text:p>
          </table:table-cell>
          <table:table-cell office:value-type="float" office:value="829402">
            <text:p>829402</text:p>
          </table:table-cell>
          <table:table-cell office:value-type="float" office:value="38813">
            <text:p>38813</text:p>
          </table:table-cell>
          <table:table-cell office:value-type="float" office:value="4900119">
            <text:p>4900119</text:p>
          </table:table-cell>
          <table:table-cell office:value-type="float" office:value="1836733">
            <text:p>1836733</text:p>
          </table:table-cell>
          <table:table-cell office:value-type="float" office:value="0">
            <text:p>0</text:p>
          </table:table-cell>
          <table:table-cell table:formula="of:=[.B52]+[.D52]" office:value-type="float" office:value="220804938">
            <text:p>220804938</text:p>
          </table:table-cell>
          <table:table-cell/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196636944">
            <text:p>196636944</text:p>
          </table:table-cell>
          <table:table-cell office:value-type="float" office:value="1827459">
            <text:p>1827459</text:p>
          </table:table-cell>
          <table:table-cell office:value-type="float" office:value="322734">
            <text:p>322734</text:p>
          </table:table-cell>
          <table:table-cell office:value-type="float" office:value="528449">
            <text:p>528449</text:p>
          </table:table-cell>
          <table:table-cell office:value-type="float" office:value="1874950">
            <text:p>1874950</text:p>
          </table:table-cell>
          <table:table-cell office:value-type="float" office:value="510">
            <text:p>510</text:p>
          </table:table-cell>
          <table:table-cell office:value-type="float" office:value="497105">
            <text:p>497105</text:p>
          </table:table-cell>
          <table:table-cell office:value-type="float" office:value="1080323">
            <text:p>1080323</text:p>
          </table:table-cell>
          <table:table-cell office:value-type="float" office:value="340026">
            <text:p>340026</text:p>
          </table:table-cell>
          <table:table-cell office:value-type="float" office:value="442530">
            <text:p>442530</text:p>
          </table:table-cell>
          <table:table-cell office:value-type="float" office:value="38461608">
            <text:p>38461608</text:p>
          </table:table-cell>
          <table:table-cell office:value-type="float" office:value="58056">
            <text:p>58056</text:p>
          </table:table-cell>
          <table:table-cell office:value-type="float" office:value="849766">
            <text:p>849766</text:p>
          </table:table-cell>
          <table:table-cell office:value-type="float" office:value="42661">
            <text:p>42661</text:p>
          </table:table-cell>
          <table:table-cell office:value-type="float" office:value="4546061">
            <text:p>4546061</text:p>
          </table:table-cell>
          <table:table-cell office:value-type="float" office:value="1800454">
            <text:p>1800454</text:p>
          </table:table-cell>
          <table:table-cell office:value-type="float" office:value="46">
            <text:p>46</text:p>
          </table:table-cell>
          <table:table-cell table:formula="of:=[.B53]+[.D53]" office:value-type="float" office:value="196959678">
            <text:p>196959678</text:p>
          </table:table-cell>
          <table:table-cell/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191565408">
            <text:p>191565408</text:p>
          </table:table-cell>
          <table:table-cell office:value-type="float" office:value="672375">
            <text:p>672375</text:p>
          </table:table-cell>
          <table:table-cell office:value-type="float" office:value="259413">
            <text:p>259413</text:p>
          </table:table-cell>
          <table:table-cell office:value-type="float" office:value="209047">
            <text:p>209047</text:p>
          </table:table-cell>
          <table:table-cell office:value-type="float" office:value="2979566">
            <text:p>2979566</text:p>
          </table:table-cell>
          <table:table-cell office:value-type="float" office:value="702">
            <text:p>702</text:p>
          </table:table-cell>
          <table:table-cell office:value-type="float" office:value="273990">
            <text:p>273990</text:p>
          </table:table-cell>
          <table:table-cell office:value-type="float" office:value="556840">
            <text:p>556840</text:p>
          </table:table-cell>
          <table:table-cell office:value-type="float" office:value="413583">
            <text:p>413583</text:p>
          </table:table-cell>
          <table:table-cell office:value-type="float" office:value="311422">
            <text:p>311422</text:p>
          </table:table-cell>
          <table:table-cell office:value-type="float" office:value="26031484">
            <text:p>26031484</text:p>
          </table:table-cell>
          <table:table-cell office:value-type="float" office:value="37211">
            <text:p>37211</text:p>
          </table:table-cell>
          <table:table-cell office:value-type="float" office:value="575223">
            <text:p>575223</text:p>
          </table:table-cell>
          <table:table-cell office:value-type="float" office:value="22455">
            <text:p>22455</text:p>
          </table:table-cell>
          <table:table-cell office:value-type="float" office:value="4015861">
            <text:p>4015861</text:p>
          </table:table-cell>
          <table:table-cell office:value-type="float" office:value="1441529">
            <text:p>1441529</text:p>
          </table:table-cell>
          <table:table-cell office:value-type="float" office:value="0">
            <text:p>0</text:p>
          </table:table-cell>
          <table:table-cell table:formula="of:=[.B54]+[.D54]" office:value-type="float" office:value="191824821">
            <text:p>191824821</text:p>
          </table:table-cell>
          <table:table-cell/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223505712">
            <text:p>223505712</text:p>
          </table:table-cell>
          <table:table-cell office:value-type="float" office:value="1630535">
            <text:p>1630535</text:p>
          </table:table-cell>
          <table:table-cell office:value-type="float" office:value="383311">
            <text:p>383311</text:p>
          </table:table-cell>
          <table:table-cell office:value-type="float" office:value="361852">
            <text:p>361852</text:p>
          </table:table-cell>
          <table:table-cell office:value-type="float" office:value="2119168">
            <text:p>2119168</text:p>
          </table:table-cell>
          <table:table-cell office:value-type="float" office:value="15183">
            <text:p>15183</text:p>
          </table:table-cell>
          <table:table-cell office:value-type="float" office:value="333108">
            <text:p>333108</text:p>
          </table:table-cell>
          <table:table-cell office:value-type="float" office:value="866965">
            <text:p>866965</text:p>
          </table:table-cell>
          <table:table-cell office:value-type="float" office:value="328244">
            <text:p>328244</text:p>
          </table:table-cell>
          <table:table-cell office:value-type="float" office:value="416706">
            <text:p>416706</text:p>
          </table:table-cell>
          <table:table-cell office:value-type="float" office:value="35700580">
            <text:p>35700580</text:p>
          </table:table-cell>
          <table:table-cell office:value-type="float" office:value="80753">
            <text:p>80753</text:p>
          </table:table-cell>
          <table:table-cell office:value-type="float" office:value="786023">
            <text:p>786023</text:p>
          </table:table-cell>
          <table:table-cell office:value-type="float" office:value="22569">
            <text:p>22569</text:p>
          </table:table-cell>
          <table:table-cell office:value-type="float" office:value="4785178">
            <text:p>4785178</text:p>
          </table:table-cell>
          <table:table-cell office:value-type="float" office:value="2168781">
            <text:p>2168781</text:p>
          </table:table-cell>
          <table:table-cell office:value-type="float" office:value="1597">
            <text:p>1597</text:p>
          </table:table-cell>
          <table:table-cell table:formula="of:=[.B55]+[.D55]" office:value-type="float" office:value="223889023">
            <text:p>223889023</text:p>
          </table:table-cell>
          <table:table-cell/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199507168">
            <text:p>199507168</text:p>
          </table:table-cell>
          <table:table-cell office:value-type="float" office:value="1557107">
            <text:p>1557107</text:p>
          </table:table-cell>
          <table:table-cell office:value-type="float" office:value="273534">
            <text:p>273534</text:p>
          </table:table-cell>
          <table:table-cell office:value-type="float" office:value="469982">
            <text:p>469982</text:p>
          </table:table-cell>
          <table:table-cell office:value-type="float" office:value="2285171">
            <text:p>2285171</text:p>
          </table:table-cell>
          <table:table-cell office:value-type="float" office:value="6901">
            <text:p>6901</text:p>
          </table:table-cell>
          <table:table-cell office:value-type="float" office:value="305517">
            <text:p>305517</text:p>
          </table:table-cell>
          <table:table-cell office:value-type="float" office:value="1073591">
            <text:p>1073591</text:p>
          </table:table-cell>
          <table:table-cell office:value-type="float" office:value="273745">
            <text:p>273745</text:p>
          </table:table-cell>
          <table:table-cell office:value-type="float" office:value="510843">
            <text:p>510843</text:p>
          </table:table-cell>
          <table:table-cell office:value-type="float" office:value="34273504">
            <text:p>34273504</text:p>
          </table:table-cell>
          <table:table-cell office:value-type="float" office:value="78210">
            <text:p>78210</text:p>
          </table:table-cell>
          <table:table-cell office:value-type="float" office:value="876516">
            <text:p>876516</text:p>
          </table:table-cell>
          <table:table-cell office:value-type="float" office:value="17406">
            <text:p>17406</text:p>
          </table:table-cell>
          <table:table-cell office:value-type="float" office:value="4430218">
            <text:p>4430218</text:p>
          </table:table-cell>
          <table:table-cell office:value-type="float" office:value="1814987">
            <text:p>1814987</text:p>
          </table:table-cell>
          <table:table-cell office:value-type="float" office:value="0">
            <text:p>0</text:p>
          </table:table-cell>
          <table:table-cell table:formula="of:=[.B56]+[.D56]" office:value-type="float" office:value="199780702">
            <text:p>199780702</text:p>
          </table:table-cell>
          <table:table-cell/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196443184">
            <text:p>196443184</text:p>
          </table:table-cell>
          <table:table-cell office:value-type="float" office:value="1891358">
            <text:p>1891358</text:p>
          </table:table-cell>
          <table:table-cell office:value-type="float" office:value="334482">
            <text:p>334482</text:p>
          </table:table-cell>
          <table:table-cell office:value-type="float" office:value="308173">
            <text:p>308173</text:p>
          </table:table-cell>
          <table:table-cell office:value-type="float" office:value="2323311">
            <text:p>2323311</text:p>
          </table:table-cell>
          <table:table-cell office:value-type="float" office:value="19306">
            <text:p>19306</text:p>
          </table:table-cell>
          <table:table-cell office:value-type="float" office:value="219209">
            <text:p>219209</text:p>
          </table:table-cell>
          <table:table-cell office:value-type="float" office:value="1048367">
            <text:p>1048367</text:p>
          </table:table-cell>
          <table:table-cell office:value-type="float" office:value="380817">
            <text:p>380817</text:p>
          </table:table-cell>
          <table:table-cell office:value-type="float" office:value="514846">
            <text:p>514846</text:p>
          </table:table-cell>
          <table:table-cell office:value-type="float" office:value="36318552">
            <text:p>36318552</text:p>
          </table:table-cell>
          <table:table-cell office:value-type="float" office:value="118240">
            <text:p>118240</text:p>
          </table:table-cell>
          <table:table-cell office:value-type="float" office:value="935620">
            <text:p>935620</text:p>
          </table:table-cell>
          <table:table-cell office:value-type="float" office:value="25196">
            <text:p>25196</text:p>
          </table:table-cell>
          <table:table-cell office:value-type="float" office:value="4957569">
            <text:p>4957569</text:p>
          </table:table-cell>
          <table:table-cell office:value-type="float" office:value="1663840">
            <text:p>1663840</text:p>
          </table:table-cell>
          <table:table-cell office:value-type="float" office:value="19733">
            <text:p>19733</text:p>
          </table:table-cell>
          <table:table-cell table:formula="of:=[.B57]+[.D57]" office:value-type="float" office:value="196777666">
            <text:p>196777666</text:p>
          </table:table-cell>
          <table:table-cell/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207347680">
            <text:p>207347680</text:p>
          </table:table-cell>
          <table:table-cell office:value-type="float" office:value="2268817">
            <text:p>2268817</text:p>
          </table:table-cell>
          <table:table-cell office:value-type="float" office:value="631544">
            <text:p>631544</text:p>
          </table:table-cell>
          <table:table-cell office:value-type="float" office:value="368995">
            <text:p>368995</text:p>
          </table:table-cell>
          <table:table-cell office:value-type="float" office:value="1452756">
            <text:p>1452756</text:p>
          </table:table-cell>
          <table:table-cell office:value-type="float" office:value="48275">
            <text:p>48275</text:p>
          </table:table-cell>
          <table:table-cell office:value-type="float" office:value="175966">
            <text:p>175966</text:p>
          </table:table-cell>
          <table:table-cell office:value-type="float" office:value="453730">
            <text:p>453730</text:p>
          </table:table-cell>
          <table:table-cell office:value-type="float" office:value="1764063">
            <text:p>1764063</text:p>
          </table:table-cell>
          <table:table-cell office:value-type="float" office:value="503301">
            <text:p>503301</text:p>
          </table:table-cell>
          <table:table-cell office:value-type="float" office:value="36910488">
            <text:p>36910488</text:p>
          </table:table-cell>
          <table:table-cell office:value-type="float" office:value="53433">
            <text:p>53433</text:p>
          </table:table-cell>
          <table:table-cell office:value-type="float" office:value="820660">
            <text:p>820660</text:p>
          </table:table-cell>
          <table:table-cell office:value-type="float" office:value="31511">
            <text:p>31511</text:p>
          </table:table-cell>
          <table:table-cell office:value-type="float" office:value="4277594">
            <text:p>4277594</text:p>
          </table:table-cell>
          <table:table-cell office:value-type="float" office:value="1499059">
            <text:p>1499059</text:p>
          </table:table-cell>
          <table:table-cell office:value-type="float" office:value="179">
            <text:p>179</text:p>
          </table:table-cell>
          <table:table-cell table:formula="of:=[.B58]+[.D58]" office:value-type="float" office:value="207979224">
            <text:p>207979224</text:p>
          </table:table-cell>
          <table:table-cell/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197677328">
            <text:p>197677328</text:p>
          </table:table-cell>
          <table:table-cell office:value-type="float" office:value="3100674">
            <text:p>3100674</text:p>
          </table:table-cell>
          <table:table-cell office:value-type="float" office:value="557184">
            <text:p>557184</text:p>
          </table:table-cell>
          <table:table-cell office:value-type="float" office:value="430011">
            <text:p>430011</text:p>
          </table:table-cell>
          <table:table-cell office:value-type="float" office:value="684978">
            <text:p>684978</text:p>
          </table:table-cell>
          <table:table-cell office:value-type="float" office:value="43901">
            <text:p>43901</text:p>
          </table:table-cell>
          <table:table-cell office:value-type="float" office:value="177334">
            <text:p>177334</text:p>
          </table:table-cell>
          <table:table-cell office:value-type="float" office:value="1038274">
            <text:p>1038274</text:p>
          </table:table-cell>
          <table:table-cell office:value-type="float" office:value="411117">
            <text:p>411117</text:p>
          </table:table-cell>
          <table:table-cell office:value-type="float" office:value="507998">
            <text:p>507998</text:p>
          </table:table-cell>
          <table:table-cell office:value-type="float" office:value="33919340">
            <text:p>33919340</text:p>
          </table:table-cell>
          <table:table-cell office:value-type="float" office:value="75428">
            <text:p>75428</text:p>
          </table:table-cell>
          <table:table-cell office:value-type="float" office:value="745891">
            <text:p>745891</text:p>
          </table:table-cell>
          <table:table-cell office:value-type="float" office:value="25706">
            <text:p>25706</text:p>
          </table:table-cell>
          <table:table-cell office:value-type="float" office:value="4244825">
            <text:p>4244825</text:p>
          </table:table-cell>
          <table:table-cell office:value-type="float" office:value="1683010">
            <text:p>1683010</text:p>
          </table:table-cell>
          <table:table-cell office:value-type="float" office:value="91">
            <text:p>91</text:p>
          </table:table-cell>
          <table:table-cell table:formula="of:=[.B59]+[.D59]" office:value-type="float" office:value="198234512">
            <text:p>198234512</text:p>
          </table:table-cell>
          <table:table-cell/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219459856">
            <text:p>219459856</text:p>
          </table:table-cell>
          <table:table-cell office:value-type="float" office:value="2216843">
            <text:p>2216843</text:p>
          </table:table-cell>
          <table:table-cell office:value-type="float" office:value="521437">
            <text:p>521437</text:p>
          </table:table-cell>
          <table:table-cell office:value-type="float" office:value="451004">
            <text:p>451004</text:p>
          </table:table-cell>
          <table:table-cell office:value-type="float" office:value="1964764">
            <text:p>1964764</text:p>
          </table:table-cell>
          <table:table-cell office:value-type="float" office:value="97406">
            <text:p>97406</text:p>
          </table:table-cell>
          <table:table-cell office:value-type="float" office:value="350930">
            <text:p>350930</text:p>
          </table:table-cell>
          <table:table-cell office:value-type="float" office:value="993165">
            <text:p>993165</text:p>
          </table:table-cell>
          <table:table-cell office:value-type="float" office:value="256154">
            <text:p>256154</text:p>
          </table:table-cell>
          <table:table-cell office:value-type="float" office:value="546568">
            <text:p>546568</text:p>
          </table:table-cell>
          <table:table-cell office:value-type="float" office:value="35511560">
            <text:p>35511560</text:p>
          </table:table-cell>
          <table:table-cell office:value-type="float" office:value="329205">
            <text:p>329205</text:p>
          </table:table-cell>
          <table:table-cell office:value-type="float" office:value="1047461">
            <text:p>1047461</text:p>
          </table:table-cell>
          <table:table-cell office:value-type="float" office:value="29038">
            <text:p>29038</text:p>
          </table:table-cell>
          <table:table-cell office:value-type="float" office:value="4916385">
            <text:p>4916385</text:p>
          </table:table-cell>
          <table:table-cell office:value-type="float" office:value="1741571">
            <text:p>1741571</text:p>
          </table:table-cell>
          <table:table-cell office:value-type="float" office:value="3297">
            <text:p>3297</text:p>
          </table:table-cell>
          <table:table-cell table:formula="of:=[.B60]+[.D60]" office:value-type="float" office:value="219981293">
            <text:p>219981293</text:p>
          </table:table-cell>
          <table:table-cell/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239341472">
            <text:p>239341472</text:p>
          </table:table-cell>
          <table:table-cell office:value-type="float" office:value="2472430">
            <text:p>2472430</text:p>
          </table:table-cell>
          <table:table-cell office:value-type="float" office:value="517754">
            <text:p>517754</text:p>
          </table:table-cell>
          <table:table-cell office:value-type="float" office:value="499866">
            <text:p>499866</text:p>
          </table:table-cell>
          <table:table-cell office:value-type="float" office:value="2144412">
            <text:p>2144412</text:p>
          </table:table-cell>
          <table:table-cell office:value-type="float" office:value="125544">
            <text:p>125544</text:p>
          </table:table-cell>
          <table:table-cell office:value-type="float" office:value="183783">
            <text:p>183783</text:p>
          </table:table-cell>
          <table:table-cell office:value-type="float" office:value="784963">
            <text:p>784963</text:p>
          </table:table-cell>
          <table:table-cell office:value-type="float" office:value="602157">
            <text:p>602157</text:p>
          </table:table-cell>
          <table:table-cell office:value-type="float" office:value="407860">
            <text:p>407860</text:p>
          </table:table-cell>
          <table:table-cell office:value-type="float" office:value="36545152">
            <text:p>36545152</text:p>
          </table:table-cell>
          <table:table-cell office:value-type="float" office:value="142247">
            <text:p>142247</text:p>
          </table:table-cell>
          <table:table-cell office:value-type="float" office:value="1078719">
            <text:p>1078719</text:p>
          </table:table-cell>
          <table:table-cell office:value-type="float" office:value="24819">
            <text:p>24819</text:p>
          </table:table-cell>
          <table:table-cell office:value-type="float" office:value="3726784">
            <text:p>3726784</text:p>
          </table:table-cell>
          <table:table-cell office:value-type="float" office:value="1681796">
            <text:p>1681796</text:p>
          </table:table-cell>
          <table:table-cell office:value-type="float" office:value="44">
            <text:p>44</text:p>
          </table:table-cell>
          <table:table-cell table:formula="of:=[.B61]+[.D61]" office:value-type="float" office:value="239859226">
            <text:p>239859226</text:p>
          </table:table-cell>
          <table:table-cell/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226825568">
            <text:p>226825568</text:p>
          </table:table-cell>
          <table:table-cell office:value-type="float" office:value="2191410">
            <text:p>2191410</text:p>
          </table:table-cell>
          <table:table-cell office:value-type="float" office:value="438922">
            <text:p>438922</text:p>
          </table:table-cell>
          <table:table-cell office:value-type="float" office:value="309019">
            <text:p>309019</text:p>
          </table:table-cell>
          <table:table-cell office:value-type="float" office:value="2714991">
            <text:p>2714991</text:p>
          </table:table-cell>
          <table:table-cell office:value-type="float" office:value="72382">
            <text:p>72382</text:p>
          </table:table-cell>
          <table:table-cell office:value-type="float" office:value="375777">
            <text:p>375777</text:p>
          </table:table-cell>
          <table:table-cell office:value-type="float" office:value="1038099">
            <text:p>1038099</text:p>
          </table:table-cell>
          <table:table-cell office:value-type="float" office:value="489210">
            <text:p>489210</text:p>
          </table:table-cell>
          <table:table-cell office:value-type="float" office:value="691087">
            <text:p>691087</text:p>
          </table:table-cell>
          <table:table-cell office:value-type="float" office:value="38606956">
            <text:p>38606956</text:p>
          </table:table-cell>
          <table:table-cell office:value-type="float" office:value="83591">
            <text:p>83591</text:p>
          </table:table-cell>
          <table:table-cell office:value-type="float" office:value="1027281">
            <text:p>1027281</text:p>
          </table:table-cell>
          <table:table-cell office:value-type="float" office:value="31343">
            <text:p>31343</text:p>
          </table:table-cell>
          <table:table-cell office:value-type="float" office:value="4459082">
            <text:p>4459082</text:p>
          </table:table-cell>
          <table:table-cell office:value-type="float" office:value="1256211">
            <text:p>1256211</text:p>
          </table:table-cell>
          <table:table-cell office:value-type="float" office:value="183">
            <text:p>183</text:p>
          </table:table-cell>
          <table:table-cell table:formula="of:=[.B62]+[.D62]" office:value-type="float" office:value="227264490">
            <text:p>227264490</text:p>
          </table:table-cell>
          <table:table-cell/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210986176">
            <text:p>210986176</text:p>
          </table:table-cell>
          <table:table-cell office:value-type="float" office:value="2593507">
            <text:p>2593507</text:p>
          </table:table-cell>
          <table:table-cell office:value-type="float" office:value="644339">
            <text:p>644339</text:p>
          </table:table-cell>
          <table:table-cell office:value-type="float" office:value="428297">
            <text:p>428297</text:p>
          </table:table-cell>
          <table:table-cell office:value-type="float" office:value="876919">
            <text:p>876919</text:p>
          </table:table-cell>
          <table:table-cell office:value-type="float" office:value="49128">
            <text:p>49128</text:p>
          </table:table-cell>
          <table:table-cell office:value-type="float" office:value="356437">
            <text:p>356437</text:p>
          </table:table-cell>
          <table:table-cell office:value-type="float" office:value="805506">
            <text:p>805506</text:p>
          </table:table-cell>
          <table:table-cell office:value-type="float" office:value="747765">
            <text:p>747765</text:p>
          </table:table-cell>
          <table:table-cell office:value-type="float" office:value="526637">
            <text:p>526637</text:p>
          </table:table-cell>
          <table:table-cell office:value-type="float" office:value="40291072">
            <text:p>40291072</text:p>
          </table:table-cell>
          <table:table-cell office:value-type="float" office:value="263733">
            <text:p>263733</text:p>
          </table:table-cell>
          <table:table-cell office:value-type="float" office:value="827753">
            <text:p>827753</text:p>
          </table:table-cell>
          <table:table-cell office:value-type="float" office:value="35784">
            <text:p>35784</text:p>
          </table:table-cell>
          <table:table-cell office:value-type="float" office:value="3765700">
            <text:p>3765700</text:p>
          </table:table-cell>
          <table:table-cell office:value-type="float" office:value="1689162">
            <text:p>1689162</text:p>
          </table:table-cell>
          <table:table-cell office:value-type="float" office:value="176">
            <text:p>176</text:p>
          </table:table-cell>
          <table:table-cell table:formula="of:=[.B63]+[.D63]" office:value-type="float" office:value="211630515">
            <text:p>211630515</text:p>
          </table:table-cell>
          <table:table-cell/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239111504">
            <text:p>239111504</text:p>
          </table:table-cell>
          <table:table-cell office:value-type="float" office:value="3495253">
            <text:p>3495253</text:p>
          </table:table-cell>
          <table:table-cell office:value-type="float" office:value="631605">
            <text:p>631605</text:p>
          </table:table-cell>
          <table:table-cell office:value-type="float" office:value="399782">
            <text:p>399782</text:p>
          </table:table-cell>
          <table:table-cell office:value-type="float" office:value="1088709">
            <text:p>1088709</text:p>
          </table:table-cell>
          <table:table-cell office:value-type="float" office:value="51403">
            <text:p>51403</text:p>
          </table:table-cell>
          <table:table-cell office:value-type="float" office:value="206285">
            <text:p>206285</text:p>
          </table:table-cell>
          <table:table-cell office:value-type="float" office:value="514628">
            <text:p>514628</text:p>
          </table:table-cell>
          <table:table-cell office:value-type="float" office:value="216095">
            <text:p>216095</text:p>
          </table:table-cell>
          <table:table-cell office:value-type="float" office:value="520393">
            <text:p>520393</text:p>
          </table:table-cell>
          <table:table-cell office:value-type="float" office:value="40096148">
            <text:p>40096148</text:p>
          </table:table-cell>
          <table:table-cell office:value-type="float" office:value="27020">
            <text:p>27020</text:p>
          </table:table-cell>
          <table:table-cell office:value-type="float" office:value="874720">
            <text:p>874720</text:p>
          </table:table-cell>
          <table:table-cell office:value-type="float" office:value="32175">
            <text:p>32175</text:p>
          </table:table-cell>
          <table:table-cell office:value-type="float" office:value="3909442">
            <text:p>3909442</text:p>
          </table:table-cell>
          <table:table-cell office:value-type="float" office:value="1570072">
            <text:p>1570072</text:p>
          </table:table-cell>
          <table:table-cell office:value-type="float" office:value="105">
            <text:p>105</text:p>
          </table:table-cell>
          <table:table-cell table:formula="of:=[.B64]+[.D64]" office:value-type="float" office:value="239743109">
            <text:p>239743109</text:p>
          </table:table-cell>
          <table:table-cell/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222083168">
            <text:p>222083168</text:p>
          </table:table-cell>
          <table:table-cell office:value-type="float" office:value="3048754">
            <text:p>3048754</text:p>
          </table:table-cell>
          <table:table-cell office:value-type="float" office:value="521162">
            <text:p>521162</text:p>
          </table:table-cell>
          <table:table-cell office:value-type="float" office:value="247774">
            <text:p>247774</text:p>
          </table:table-cell>
          <table:table-cell office:value-type="float" office:value="769060">
            <text:p>769060</text:p>
          </table:table-cell>
          <table:table-cell office:value-type="float" office:value="715">
            <text:p>715</text:p>
          </table:table-cell>
          <table:table-cell office:value-type="float" office:value="263213">
            <text:p>263213</text:p>
          </table:table-cell>
          <table:table-cell office:value-type="float" office:value="547455">
            <text:p>547455</text:p>
          </table:table-cell>
          <table:table-cell office:value-type="float" office:value="232839">
            <text:p>232839</text:p>
          </table:table-cell>
          <table:table-cell office:value-type="float" office:value="564822">
            <text:p>564822</text:p>
          </table:table-cell>
          <table:table-cell office:value-type="float" office:value="29886522">
            <text:p>29886522</text:p>
          </table:table-cell>
          <table:table-cell office:value-type="float" office:value="144399">
            <text:p>144399</text:p>
          </table:table-cell>
          <table:table-cell office:value-type="float" office:value="713364">
            <text:p>713364</text:p>
          </table:table-cell>
          <table:table-cell office:value-type="float" office:value="31692">
            <text:p>31692</text:p>
          </table:table-cell>
          <table:table-cell office:value-type="float" office:value="4030567">
            <text:p>4030567</text:p>
          </table:table-cell>
          <table:table-cell office:value-type="float" office:value="2983424">
            <text:p>2983424</text:p>
          </table:table-cell>
          <table:table-cell office:value-type="float" office:value="747">
            <text:p>747</text:p>
          </table:table-cell>
          <table:table-cell table:formula="of:=[.B65]+[.D65]" office:value-type="float" office:value="222604330">
            <text:p>222604330</text:p>
          </table:table-cell>
          <table:table-cell/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201144736">
            <text:p>201144736</text:p>
          </table:table-cell>
          <table:table-cell office:value-type="float" office:value="3716469">
            <text:p>3716469</text:p>
          </table:table-cell>
          <table:table-cell office:value-type="float" office:value="566356">
            <text:p>566356</text:p>
          </table:table-cell>
          <table:table-cell office:value-type="float" office:value="534403">
            <text:p>534403</text:p>
          </table:table-cell>
          <table:table-cell office:value-type="float" office:value="1656733">
            <text:p>1656733</text:p>
          </table:table-cell>
          <table:table-cell office:value-type="float" office:value="237">
            <text:p>237</text:p>
          </table:table-cell>
          <table:table-cell office:value-type="float" office:value="253778">
            <text:p>253778</text:p>
          </table:table-cell>
          <table:table-cell office:value-type="float" office:value="552828">
            <text:p>552828</text:p>
          </table:table-cell>
          <table:table-cell office:value-type="float" office:value="561776">
            <text:p>561776</text:p>
          </table:table-cell>
          <table:table-cell office:value-type="float" office:value="476541">
            <text:p>476541</text:p>
          </table:table-cell>
          <table:table-cell office:value-type="float" office:value="36763548">
            <text:p>36763548</text:p>
          </table:table-cell>
          <table:table-cell office:value-type="float" office:value="17526">
            <text:p>17526</text:p>
          </table:table-cell>
          <table:table-cell office:value-type="float" office:value="608923">
            <text:p>608923</text:p>
          </table:table-cell>
          <table:table-cell office:value-type="float" office:value="31694">
            <text:p>31694</text:p>
          </table:table-cell>
          <table:table-cell office:value-type="float" office:value="3972351">
            <text:p>3972351</text:p>
          </table:table-cell>
          <table:table-cell office:value-type="float" office:value="1280837">
            <text:p>1280837</text:p>
          </table:table-cell>
          <table:table-cell office:value-type="float" office:value="1184">
            <text:p>1184</text:p>
          </table:table-cell>
          <table:table-cell table:formula="of:=[.B66]+[.D66]" office:value-type="float" office:value="201711092">
            <text:p>201711092</text:p>
          </table:table-cell>
          <table:table-cell/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237695744">
            <text:p>237695744</text:p>
          </table:table-cell>
          <table:table-cell office:value-type="float" office:value="3016509">
            <text:p>3016509</text:p>
          </table:table-cell>
          <table:table-cell office:value-type="float" office:value="383809">
            <text:p>383809</text:p>
          </table:table-cell>
          <table:table-cell office:value-type="float" office:value="537029">
            <text:p>537029</text:p>
          </table:table-cell>
          <table:table-cell office:value-type="float" office:value="911632">
            <text:p>911632</text:p>
          </table:table-cell>
          <table:table-cell office:value-type="float" office:value="517">
            <text:p>517</text:p>
          </table:table-cell>
          <table:table-cell office:value-type="float" office:value="288117">
            <text:p>288117</text:p>
          </table:table-cell>
          <table:table-cell office:value-type="float" office:value="607323">
            <text:p>607323</text:p>
          </table:table-cell>
          <table:table-cell office:value-type="float" office:value="710134">
            <text:p>710134</text:p>
          </table:table-cell>
          <table:table-cell office:value-type="float" office:value="579232">
            <text:p>579232</text:p>
          </table:table-cell>
          <table:table-cell office:value-type="float" office:value="36487484">
            <text:p>36487484</text:p>
          </table:table-cell>
          <table:table-cell office:value-type="float" office:value="30737">
            <text:p>30737</text:p>
          </table:table-cell>
          <table:table-cell office:value-type="float" office:value="717368">
            <text:p>717368</text:p>
          </table:table-cell>
          <table:table-cell office:value-type="float" office:value="25289">
            <text:p>25289</text:p>
          </table:table-cell>
          <table:table-cell office:value-type="float" office:value="3979578">
            <text:p>3979578</text:p>
          </table:table-cell>
          <table:table-cell office:value-type="float" office:value="1358966">
            <text:p>1358966</text:p>
          </table:table-cell>
          <table:table-cell office:value-type="float" office:value="2229">
            <text:p>2229</text:p>
          </table:table-cell>
          <table:table-cell table:formula="of:=[.B67]+[.D67]" office:value-type="float" office:value="238079553">
            <text:p>238079553</text:p>
          </table:table-cell>
          <table:table-cell/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180360416">
            <text:p>180360416</text:p>
          </table:table-cell>
          <table:table-cell office:value-type="float" office:value="2490098">
            <text:p>2490098</text:p>
          </table:table-cell>
          <table:table-cell office:value-type="float" office:value="195961">
            <text:p>195961</text:p>
          </table:table-cell>
          <table:table-cell office:value-type="float" office:value="514849">
            <text:p>514849</text:p>
          </table:table-cell>
          <table:table-cell office:value-type="float" office:value="544133">
            <text:p>544133</text:p>
          </table:table-cell>
          <table:table-cell office:value-type="float" office:value="26390">
            <text:p>26390</text:p>
          </table:table-cell>
          <table:table-cell office:value-type="float" office:value="142197">
            <text:p>142197</text:p>
          </table:table-cell>
          <table:table-cell office:value-type="float" office:value="566143">
            <text:p>566143</text:p>
          </table:table-cell>
          <table:table-cell office:value-type="float" office:value="331195">
            <text:p>331195</text:p>
          </table:table-cell>
          <table:table-cell office:value-type="float" office:value="640844">
            <text:p>640844</text:p>
          </table:table-cell>
          <table:table-cell office:value-type="float" office:value="35326316">
            <text:p>35326316</text:p>
          </table:table-cell>
          <table:table-cell office:value-type="float" office:value="22522">
            <text:p>22522</text:p>
          </table:table-cell>
          <table:table-cell office:value-type="float" office:value="575697">
            <text:p>575697</text:p>
          </table:table-cell>
          <table:table-cell office:value-type="float" office:value="19595">
            <text:p>19595</text:p>
          </table:table-cell>
          <table:table-cell office:value-type="float" office:value="3749709">
            <text:p>3749709</text:p>
          </table:table-cell>
          <table:table-cell office:value-type="float" office:value="1521047">
            <text:p>1521047</text:p>
          </table:table-cell>
          <table:table-cell office:value-type="float" office:value="752">
            <text:p>752</text:p>
          </table:table-cell>
          <table:table-cell table:formula="of:=[.B68]+[.D68]" office:value-type="float" office:value="180556377">
            <text:p>180556377</text:p>
          </table:table-cell>
          <table:table-cell/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175059376">
            <text:p>175059376</text:p>
          </table:table-cell>
          <table:table-cell office:value-type="float" office:value="4830891">
            <text:p>4830891</text:p>
          </table:table-cell>
          <table:table-cell office:value-type="float" office:value="473726">
            <text:p>473726</text:p>
          </table:table-cell>
          <table:table-cell office:value-type="float" office:value="466114">
            <text:p>466114</text:p>
          </table:table-cell>
          <table:table-cell office:value-type="float" office:value="880236">
            <text:p>880236</text:p>
          </table:table-cell>
          <table:table-cell office:value-type="float" office:value="4420">
            <text:p>4420</text:p>
          </table:table-cell>
          <table:table-cell office:value-type="float" office:value="288145">
            <text:p>288145</text:p>
          </table:table-cell>
          <table:table-cell office:value-type="float" office:value="664104">
            <text:p>664104</text:p>
          </table:table-cell>
          <table:table-cell office:value-type="float" office:value="429186">
            <text:p>429186</text:p>
          </table:table-cell>
          <table:table-cell office:value-type="float" office:value="501582">
            <text:p>501582</text:p>
          </table:table-cell>
          <table:table-cell office:value-type="float" office:value="36559916">
            <text:p>36559916</text:p>
          </table:table-cell>
          <table:table-cell office:value-type="float" office:value="60949">
            <text:p>60949</text:p>
          </table:table-cell>
          <table:table-cell office:value-type="float" office:value="746913">
            <text:p>746913</text:p>
          </table:table-cell>
          <table:table-cell office:value-type="float" office:value="19689">
            <text:p>19689</text:p>
          </table:table-cell>
          <table:table-cell office:value-type="float" office:value="4210485">
            <text:p>4210485</text:p>
          </table:table-cell>
          <table:table-cell office:value-type="float" office:value="1524497">
            <text:p>1524497</text:p>
          </table:table-cell>
          <table:table-cell office:value-type="float" office:value="1048">
            <text:p>1048</text:p>
          </table:table-cell>
          <table:table-cell table:formula="of:=[.B69]+[.D69]" office:value-type="float" office:value="175533102">
            <text:p>175533102</text:p>
          </table:table-cell>
          <table:table-cell/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174961952">
            <text:p>174961952</text:p>
          </table:table-cell>
          <table:table-cell office:value-type="float" office:value="3323083">
            <text:p>3323083</text:p>
          </table:table-cell>
          <table:table-cell office:value-type="float" office:value="521742">
            <text:p>521742</text:p>
          </table:table-cell>
          <table:table-cell office:value-type="float" office:value="424232">
            <text:p>424232</text:p>
          </table:table-cell>
          <table:table-cell office:value-type="float" office:value="780706">
            <text:p>780706</text:p>
          </table:table-cell>
          <table:table-cell office:value-type="float" office:value="222">
            <text:p>222</text:p>
          </table:table-cell>
          <table:table-cell office:value-type="float" office:value="248609">
            <text:p>248609</text:p>
          </table:table-cell>
          <table:table-cell office:value-type="float" office:value="647127">
            <text:p>647127</text:p>
          </table:table-cell>
          <table:table-cell office:value-type="float" office:value="386968">
            <text:p>386968</text:p>
          </table:table-cell>
          <table:table-cell office:value-type="float" office:value="516667">
            <text:p>516667</text:p>
          </table:table-cell>
          <table:table-cell office:value-type="float" office:value="33245166">
            <text:p>33245166</text:p>
          </table:table-cell>
          <table:table-cell office:value-type="float" office:value="60713">
            <text:p>60713</text:p>
          </table:table-cell>
          <table:table-cell office:value-type="float" office:value="554093">
            <text:p>554093</text:p>
          </table:table-cell>
          <table:table-cell office:value-type="float" office:value="13338">
            <text:p>13338</text:p>
          </table:table-cell>
          <table:table-cell office:value-type="float" office:value="3586384">
            <text:p>3586384</text:p>
          </table:table-cell>
          <table:table-cell office:value-type="float" office:value="1272465">
            <text:p>1272465</text:p>
          </table:table-cell>
          <table:table-cell office:value-type="float" office:value="409">
            <text:p>409</text:p>
          </table:table-cell>
          <table:table-cell table:formula="of:=[.B70]+[.D70]" office:value-type="float" office:value="175483694">
            <text:p>175483694</text:p>
          </table:table-cell>
          <table:table-cell/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183897408">
            <text:p>183897408</text:p>
          </table:table-cell>
          <table:table-cell office:value-type="float" office:value="3543602">
            <text:p>3543602</text:p>
          </table:table-cell>
          <table:table-cell office:value-type="float" office:value="610750">
            <text:p>610750</text:p>
          </table:table-cell>
          <table:table-cell office:value-type="float" office:value="439938">
            <text:p>439938</text:p>
          </table:table-cell>
          <table:table-cell office:value-type="float" office:value="1685411">
            <text:p>1685411</text:p>
          </table:table-cell>
          <table:table-cell office:value-type="float" office:value="1384">
            <text:p>1384</text:p>
          </table:table-cell>
          <table:table-cell office:value-type="float" office:value="273424">
            <text:p>273424</text:p>
          </table:table-cell>
          <table:table-cell office:value-type="float" office:value="939576">
            <text:p>939576</text:p>
          </table:table-cell>
          <table:table-cell office:value-type="float" office:value="249086">
            <text:p>249086</text:p>
          </table:table-cell>
          <table:table-cell office:value-type="float" office:value="745213">
            <text:p>745213</text:p>
          </table:table-cell>
          <table:table-cell office:value-type="float" office:value="35737560">
            <text:p>35737560</text:p>
          </table:table-cell>
          <table:table-cell office:value-type="float" office:value="26505">
            <text:p>26505</text:p>
          </table:table-cell>
          <table:table-cell office:value-type="float" office:value="681028">
            <text:p>681028</text:p>
          </table:table-cell>
          <table:table-cell office:value-type="float" office:value="9669">
            <text:p>9669</text:p>
          </table:table-cell>
          <table:table-cell office:value-type="float" office:value="3684067">
            <text:p>3684067</text:p>
          </table:table-cell>
          <table:table-cell office:value-type="float" office:value="1361358">
            <text:p>1361358</text:p>
          </table:table-cell>
          <table:table-cell office:value-type="float" office:value="682">
            <text:p>682</text:p>
          </table:table-cell>
          <table:table-cell table:formula="of:=[.B71]+[.D71]" office:value-type="float" office:value="184508158">
            <text:p>184508158</text:p>
          </table:table-cell>
          <table:table-cell/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205482576">
            <text:p>205482576</text:p>
          </table:table-cell>
          <table:table-cell office:value-type="float" office:value="4622887">
            <text:p>4622887</text:p>
          </table:table-cell>
          <table:table-cell office:value-type="float" office:value="611990">
            <text:p>611990</text:p>
          </table:table-cell>
          <table:table-cell office:value-type="float" office:value="493351">
            <text:p>493351</text:p>
          </table:table-cell>
          <table:table-cell office:value-type="float" office:value="2782011">
            <text:p>2782011</text:p>
          </table:table-cell>
          <table:table-cell office:value-type="float" office:value="191">
            <text:p>191</text:p>
          </table:table-cell>
          <table:table-cell office:value-type="float" office:value="437921">
            <text:p>437921</text:p>
          </table:table-cell>
          <table:table-cell office:value-type="float" office:value="802182">
            <text:p>802182</text:p>
          </table:table-cell>
          <table:table-cell office:value-type="float" office:value="892874">
            <text:p>892874</text:p>
          </table:table-cell>
          <table:table-cell office:value-type="float" office:value="623059">
            <text:p>623059</text:p>
          </table:table-cell>
          <table:table-cell office:value-type="float" office:value="34405392">
            <text:p>34405392</text:p>
          </table:table-cell>
          <table:table-cell office:value-type="float" office:value="53239">
            <text:p>53239</text:p>
          </table:table-cell>
          <table:table-cell office:value-type="float" office:value="642651">
            <text:p>642651</text:p>
          </table:table-cell>
          <table:table-cell office:value-type="float" office:value="19088">
            <text:p>19088</text:p>
          </table:table-cell>
          <table:table-cell office:value-type="float" office:value="4622473">
            <text:p>4622473</text:p>
          </table:table-cell>
          <table:table-cell office:value-type="float" office:value="1416249">
            <text:p>1416249</text:p>
          </table:table-cell>
          <table:table-cell office:value-type="float" office:value="1432">
            <text:p>1432</text:p>
          </table:table-cell>
          <table:table-cell table:formula="of:=[.B72]+[.D72]" office:value-type="float" office:value="206094566">
            <text:p>206094566</text:p>
          </table:table-cell>
          <table:table-cell/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203002736">
            <text:p>203002736</text:p>
          </table:table-cell>
          <table:table-cell office:value-type="float" office:value="3275666">
            <text:p>3275666</text:p>
          </table:table-cell>
          <table:table-cell office:value-type="float" office:value="644990">
            <text:p>644990</text:p>
          </table:table-cell>
          <table:table-cell office:value-type="float" office:value="499664">
            <text:p>499664</text:p>
          </table:table-cell>
          <table:table-cell office:value-type="float" office:value="2576470">
            <text:p>2576470</text:p>
          </table:table-cell>
          <table:table-cell office:value-type="float" office:value="175">
            <text:p>175</text:p>
          </table:table-cell>
          <table:table-cell office:value-type="float" office:value="169608">
            <text:p>169608</text:p>
          </table:table-cell>
          <table:table-cell office:value-type="float" office:value="669211">
            <text:p>669211</text:p>
          </table:table-cell>
          <table:table-cell office:value-type="float" office:value="363525">
            <text:p>363525</text:p>
          </table:table-cell>
          <table:table-cell office:value-type="float" office:value="548259">
            <text:p>548259</text:p>
          </table:table-cell>
          <table:table-cell office:value-type="float" office:value="34944404">
            <text:p>34944404</text:p>
          </table:table-cell>
          <table:table-cell office:value-type="float" office:value="76953">
            <text:p>76953</text:p>
          </table:table-cell>
          <table:table-cell office:value-type="float" office:value="679741">
            <text:p>679741</text:p>
          </table:table-cell>
          <table:table-cell office:value-type="float" office:value="30705">
            <text:p>30705</text:p>
          </table:table-cell>
          <table:table-cell office:value-type="float" office:value="3962329">
            <text:p>3962329</text:p>
          </table:table-cell>
          <table:table-cell office:value-type="float" office:value="1374526">
            <text:p>1374526</text:p>
          </table:table-cell>
          <table:table-cell office:value-type="float" office:value="1362">
            <text:p>1362</text:p>
          </table:table-cell>
          <table:table-cell table:formula="of:=[.B73]+[.D73]" office:value-type="float" office:value="203647726">
            <text:p>203647726</text:p>
          </table:table-cell>
          <table:table-cell/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235206944">
            <text:p>235206944</text:p>
          </table:table-cell>
          <table:table-cell office:value-type="float" office:value="3211742">
            <text:p>3211742</text:p>
          </table:table-cell>
          <table:table-cell office:value-type="float" office:value="448556">
            <text:p>448556</text:p>
          </table:table-cell>
          <table:table-cell office:value-type="float" office:value="421484">
            <text:p>421484</text:p>
          </table:table-cell>
          <table:table-cell office:value-type="float" office:value="8647378">
            <text:p>8647378</text:p>
          </table:table-cell>
          <table:table-cell office:value-type="float" office:value="292">
            <text:p>292</text:p>
          </table:table-cell>
          <table:table-cell office:value-type="float" office:value="38955">
            <text:p>38955</text:p>
          </table:table-cell>
          <table:table-cell office:value-type="float" office:value="1099421">
            <text:p>1099421</text:p>
          </table:table-cell>
          <table:table-cell office:value-type="float" office:value="380354">
            <text:p>380354</text:p>
          </table:table-cell>
          <table:table-cell office:value-type="float" office:value="505941">
            <text:p>505941</text:p>
          </table:table-cell>
          <table:table-cell office:value-type="float" office:value="37459816">
            <text:p>37459816</text:p>
          </table:table-cell>
          <table:table-cell office:value-type="float" office:value="56141">
            <text:p>56141</text:p>
          </table:table-cell>
          <table:table-cell office:value-type="float" office:value="628572">
            <text:p>628572</text:p>
          </table:table-cell>
          <table:table-cell office:value-type="float" office:value="20778">
            <text:p>20778</text:p>
          </table:table-cell>
          <table:table-cell office:value-type="float" office:value="4128805">
            <text:p>4128805</text:p>
          </table:table-cell>
          <table:table-cell office:value-type="float" office:value="1459076">
            <text:p>1459076</text:p>
          </table:table-cell>
          <table:table-cell office:value-type="float" office:value="3570">
            <text:p>3570</text:p>
          </table:table-cell>
          <table:table-cell table:formula="of:=[.B74]+[.D74]" office:value-type="float" office:value="235655500">
            <text:p>235655500</text:p>
          </table:table-cell>
          <table:table-cell/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234417456">
            <text:p>234417456</text:p>
          </table:table-cell>
          <table:table-cell office:value-type="float" office:value="2577711">
            <text:p>2577711</text:p>
          </table:table-cell>
          <table:table-cell office:value-type="float" office:value="638115">
            <text:p>638115</text:p>
          </table:table-cell>
          <table:table-cell office:value-type="float" office:value="478534">
            <text:p>478534</text:p>
          </table:table-cell>
          <table:table-cell office:value-type="float" office:value="11833441">
            <text:p>11833441</text:p>
          </table:table-cell>
          <table:table-cell office:value-type="float" office:value="1847">
            <text:p>1847</text:p>
          </table:table-cell>
          <table:table-cell office:value-type="float" office:value="99615">
            <text:p>99615</text:p>
          </table:table-cell>
          <table:table-cell office:value-type="float" office:value="922131">
            <text:p>922131</text:p>
          </table:table-cell>
          <table:table-cell office:value-type="float" office:value="387142">
            <text:p>387142</text:p>
          </table:table-cell>
          <table:table-cell office:value-type="float" office:value="687800">
            <text:p>687800</text:p>
          </table:table-cell>
          <table:table-cell office:value-type="float" office:value="35000336">
            <text:p>35000336</text:p>
          </table:table-cell>
          <table:table-cell office:value-type="float" office:value="68836">
            <text:p>68836</text:p>
          </table:table-cell>
          <table:table-cell office:value-type="float" office:value="578896">
            <text:p>578896</text:p>
          </table:table-cell>
          <table:table-cell office:value-type="float" office:value="20769">
            <text:p>20769</text:p>
          </table:table-cell>
          <table:table-cell office:value-type="float" office:value="3876811">
            <text:p>3876811</text:p>
          </table:table-cell>
          <table:table-cell office:value-type="float" office:value="1470494">
            <text:p>1470494</text:p>
          </table:table-cell>
          <table:table-cell office:value-type="float" office:value="1097">
            <text:p>1097</text:p>
          </table:table-cell>
          <table:table-cell table:formula="of:=[.B75]+[.D75]" office:value-type="float" office:value="235055571">
            <text:p>235055571</text:p>
          </table:table-cell>
          <table:table-cell/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207099376">
            <text:p>207099376</text:p>
          </table:table-cell>
          <table:table-cell office:value-type="float" office:value="4379502">
            <text:p>4379502</text:p>
          </table:table-cell>
          <table:table-cell office:value-type="float" office:value="692054">
            <text:p>692054</text:p>
          </table:table-cell>
          <table:table-cell office:value-type="float" office:value="436834">
            <text:p>436834</text:p>
          </table:table-cell>
          <table:table-cell office:value-type="float" office:value="14484764">
            <text:p>14484764</text:p>
          </table:table-cell>
          <table:table-cell office:value-type="float" office:value="232">
            <text:p>232</text:p>
          </table:table-cell>
          <table:table-cell office:value-type="float" office:value="345303">
            <text:p>345303</text:p>
          </table:table-cell>
          <table:table-cell office:value-type="float" office:value="571466">
            <text:p>571466</text:p>
          </table:table-cell>
          <table:table-cell office:value-type="float" office:value="508632">
            <text:p>508632</text:p>
          </table:table-cell>
          <table:table-cell office:value-type="float" office:value="491794">
            <text:p>491794</text:p>
          </table:table-cell>
          <table:table-cell office:value-type="float" office:value="34235816">
            <text:p>34235816</text:p>
          </table:table-cell>
          <table:table-cell office:value-type="float" office:value="59245">
            <text:p>59245</text:p>
          </table:table-cell>
          <table:table-cell office:value-type="float" office:value="940310">
            <text:p>940310</text:p>
          </table:table-cell>
          <table:table-cell office:value-type="float" office:value="37060">
            <text:p>37060</text:p>
          </table:table-cell>
          <table:table-cell office:value-type="float" office:value="4310692">
            <text:p>4310692</text:p>
          </table:table-cell>
          <table:table-cell office:value-type="float" office:value="1581151">
            <text:p>1581151</text:p>
          </table:table-cell>
          <table:table-cell office:value-type="float" office:value="964">
            <text:p>964</text:p>
          </table:table-cell>
          <table:table-cell table:formula="of:=[.B76]+[.D76]" office:value-type="float" office:value="207791430">
            <text:p>207791430</text:p>
          </table:table-cell>
          <table:table-cell/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206066304">
            <text:p>206066304</text:p>
          </table:table-cell>
          <table:table-cell office:value-type="float" office:value="2894941">
            <text:p>2894941</text:p>
          </table:table-cell>
          <table:table-cell office:value-type="float" office:value="439898">
            <text:p>439898</text:p>
          </table:table-cell>
          <table:table-cell office:value-type="float" office:value="353296">
            <text:p>353296</text:p>
          </table:table-cell>
          <table:table-cell office:value-type="float" office:value="10335816">
            <text:p>10335816</text:p>
          </table:table-cell>
          <table:table-cell office:value-type="float" office:value="1120">
            <text:p>1120</text:p>
          </table:table-cell>
          <table:table-cell office:value-type="float" office:value="169953">
            <text:p>169953</text:p>
          </table:table-cell>
          <table:table-cell office:value-type="float" office:value="503252">
            <text:p>503252</text:p>
          </table:table-cell>
          <table:table-cell office:value-type="float" office:value="199461">
            <text:p>199461</text:p>
          </table:table-cell>
          <table:table-cell office:value-type="float" office:value="454411">
            <text:p>454411</text:p>
          </table:table-cell>
          <table:table-cell office:value-type="float" office:value="27236564">
            <text:p>27236564</text:p>
          </table:table-cell>
          <table:table-cell office:value-type="float" office:value="80325">
            <text:p>80325</text:p>
          </table:table-cell>
          <table:table-cell office:value-type="float" office:value="803299">
            <text:p>803299</text:p>
          </table:table-cell>
          <table:table-cell office:value-type="float" office:value="23324">
            <text:p>23324</text:p>
          </table:table-cell>
          <table:table-cell office:value-type="float" office:value="3539103">
            <text:p>3539103</text:p>
          </table:table-cell>
          <table:table-cell office:value-type="float" office:value="1206618">
            <text:p>1206618</text:p>
          </table:table-cell>
          <table:table-cell office:value-type="float" office:value="4000">
            <text:p>4000</text:p>
          </table:table-cell>
          <table:table-cell table:formula="of:=[.B77]+[.D77]" office:value-type="float" office:value="206506202">
            <text:p>206506202</text:p>
          </table:table-cell>
          <table:table-cell/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199983040">
            <text:p>199983040</text:p>
          </table:table-cell>
          <table:table-cell office:value-type="float" office:value="3121510">
            <text:p>3121510</text:p>
          </table:table-cell>
          <table:table-cell office:value-type="float" office:value="607006">
            <text:p>607006</text:p>
          </table:table-cell>
          <table:table-cell office:value-type="float" office:value="477206">
            <text:p>477206</text:p>
          </table:table-cell>
          <table:table-cell office:value-type="float" office:value="10916201">
            <text:p>10916201</text:p>
          </table:table-cell>
          <table:table-cell office:value-type="float" office:value="437">
            <text:p>437</text:p>
          </table:table-cell>
          <table:table-cell office:value-type="float" office:value="260299">
            <text:p>260299</text:p>
          </table:table-cell>
          <table:table-cell office:value-type="float" office:value="661863">
            <text:p>661863</text:p>
          </table:table-cell>
          <table:table-cell office:value-type="float" office:value="275010">
            <text:p>275010</text:p>
          </table:table-cell>
          <table:table-cell office:value-type="float" office:value="676629">
            <text:p>676629</text:p>
          </table:table-cell>
          <table:table-cell office:value-type="float" office:value="33042634">
            <text:p>33042634</text:p>
          </table:table-cell>
          <table:table-cell office:value-type="float" office:value="42464">
            <text:p>42464</text:p>
          </table:table-cell>
          <table:table-cell office:value-type="float" office:value="632383">
            <text:p>632383</text:p>
          </table:table-cell>
          <table:table-cell office:value-type="float" office:value="31702">
            <text:p>31702</text:p>
          </table:table-cell>
          <table:table-cell office:value-type="float" office:value="3890326">
            <text:p>3890326</text:p>
          </table:table-cell>
          <table:table-cell office:value-type="float" office:value="1553976">
            <text:p>1553976</text:p>
          </table:table-cell>
          <table:table-cell office:value-type="float" office:value="972">
            <text:p>972</text:p>
          </table:table-cell>
          <table:table-cell table:formula="of:=[.B78]+[.D78]" office:value-type="float" office:value="200590046">
            <text:p>200590046</text:p>
          </table:table-cell>
          <table:table-cell/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201779872">
            <text:p>201779872</text:p>
          </table:table-cell>
          <table:table-cell office:value-type="float" office:value="683879">
            <text:p>683879</text:p>
          </table:table-cell>
          <table:table-cell office:value-type="float" office:value="342029">
            <text:p>342029</text:p>
          </table:table-cell>
          <table:table-cell office:value-type="float" office:value="534284">
            <text:p>534284</text:p>
          </table:table-cell>
          <table:table-cell office:value-type="float" office:value="8698133">
            <text:p>8698133</text:p>
          </table:table-cell>
          <table:table-cell office:value-type="float" office:value="636">
            <text:p>636</text:p>
          </table:table-cell>
          <table:table-cell office:value-type="float" office:value="144035">
            <text:p>144035</text:p>
          </table:table-cell>
          <table:table-cell office:value-type="float" office:value="642936">
            <text:p>642936</text:p>
          </table:table-cell>
          <table:table-cell office:value-type="float" office:value="294006">
            <text:p>294006</text:p>
          </table:table-cell>
          <table:table-cell office:value-type="float" office:value="592169">
            <text:p>592169</text:p>
          </table:table-cell>
          <table:table-cell office:value-type="float" office:value="34348180">
            <text:p>34348180</text:p>
          </table:table-cell>
          <table:table-cell office:value-type="float" office:value="124026">
            <text:p>124026</text:p>
          </table:table-cell>
          <table:table-cell office:value-type="float" office:value="644324">
            <text:p>644324</text:p>
          </table:table-cell>
          <table:table-cell office:value-type="float" office:value="35674">
            <text:p>35674</text:p>
          </table:table-cell>
          <table:table-cell office:value-type="float" office:value="4351630">
            <text:p>4351630</text:p>
          </table:table-cell>
          <table:table-cell office:value-type="float" office:value="1329915">
            <text:p>1329915</text:p>
          </table:table-cell>
          <table:table-cell office:value-type="float" office:value="2273">
            <text:p>2273</text:p>
          </table:table-cell>
          <table:table-cell table:formula="of:=[.B79]+[.D79]" office:value-type="float" office:value="202121901">
            <text:p>202121901</text:p>
          </table:table-cell>
          <table:table-cell/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203131040">
            <text:p>203131040</text:p>
          </table:table-cell>
          <table:table-cell office:value-type="float" office:value="688095">
            <text:p>688095</text:p>
          </table:table-cell>
          <table:table-cell office:value-type="float" office:value="318045">
            <text:p>318045</text:p>
          </table:table-cell>
          <table:table-cell office:value-type="float" office:value="643571">
            <text:p>643571</text:p>
          </table:table-cell>
          <table:table-cell office:value-type="float" office:value="7518118">
            <text:p>7518118</text:p>
          </table:table-cell>
          <table:table-cell office:value-type="float" office:value="157">
            <text:p>157</text:p>
          </table:table-cell>
          <table:table-cell office:value-type="float" office:value="218441">
            <text:p>218441</text:p>
          </table:table-cell>
          <table:table-cell office:value-type="float" office:value="482992">
            <text:p>482992</text:p>
          </table:table-cell>
          <table:table-cell office:value-type="float" office:value="372309">
            <text:p>372309</text:p>
          </table:table-cell>
          <table:table-cell office:value-type="float" office:value="655794">
            <text:p>655794</text:p>
          </table:table-cell>
          <table:table-cell office:value-type="float" office:value="32309228">
            <text:p>32309228</text:p>
          </table:table-cell>
          <table:table-cell office:value-type="float" office:value="64590">
            <text:p>64590</text:p>
          </table:table-cell>
          <table:table-cell office:value-type="float" office:value="782522">
            <text:p>782522</text:p>
          </table:table-cell>
          <table:table-cell office:value-type="float" office:value="13292">
            <text:p>13292</text:p>
          </table:table-cell>
          <table:table-cell office:value-type="float" office:value="3716519">
            <text:p>3716519</text:p>
          </table:table-cell>
          <table:table-cell office:value-type="float" office:value="1228761">
            <text:p>1228761</text:p>
          </table:table-cell>
          <table:table-cell office:value-type="float" office:value="8677">
            <text:p>8677</text:p>
          </table:table-cell>
          <table:table-cell table:formula="of:=[.B80]+[.D80]" office:value-type="float" office:value="203449085">
            <text:p>203449085</text:p>
          </table:table-cell>
          <table:table-cell/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190637984">
            <text:p>190637984</text:p>
          </table:table-cell>
          <table:table-cell office:value-type="float" office:value="1492922">
            <text:p>1492922</text:p>
          </table:table-cell>
          <table:table-cell office:value-type="float" office:value="575190">
            <text:p>575190</text:p>
          </table:table-cell>
          <table:table-cell office:value-type="float" office:value="454864">
            <text:p>454864</text:p>
          </table:table-cell>
          <table:table-cell office:value-type="float" office:value="6844432">
            <text:p>6844432</text:p>
          </table:table-cell>
          <table:table-cell office:value-type="float" office:value="217">
            <text:p>217</text:p>
          </table:table-cell>
          <table:table-cell office:value-type="float" office:value="133857">
            <text:p>133857</text:p>
          </table:table-cell>
          <table:table-cell office:value-type="float" office:value="757328">
            <text:p>757328</text:p>
          </table:table-cell>
          <table:table-cell office:value-type="float" office:value="215238">
            <text:p>215238</text:p>
          </table:table-cell>
          <table:table-cell office:value-type="float" office:value="523621">
            <text:p>523621</text:p>
          </table:table-cell>
          <table:table-cell office:value-type="float" office:value="31514930">
            <text:p>31514930</text:p>
          </table:table-cell>
          <table:table-cell office:value-type="float" office:value="69769">
            <text:p>69769</text:p>
          </table:table-cell>
          <table:table-cell office:value-type="float" office:value="655679">
            <text:p>655679</text:p>
          </table:table-cell>
          <table:table-cell office:value-type="float" office:value="41051">
            <text:p>41051</text:p>
          </table:table-cell>
          <table:table-cell office:value-type="float" office:value="3578038">
            <text:p>3578038</text:p>
          </table:table-cell>
          <table:table-cell office:value-type="float" office:value="1283065">
            <text:p>1283065</text:p>
          </table:table-cell>
          <table:table-cell office:value-type="float" office:value="908">
            <text:p>908</text:p>
          </table:table-cell>
          <table:table-cell table:formula="of:=[.B81]+[.D81]" office:value-type="float" office:value="191213174">
            <text:p>191213174</text:p>
          </table:table-cell>
          <table:table-cell/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199606864">
            <text:p>199606864</text:p>
          </table:table-cell>
          <table:table-cell office:value-type="float" office:value="2024793">
            <text:p>2024793</text:p>
          </table:table-cell>
          <table:table-cell office:value-type="float" office:value="529386">
            <text:p>529386</text:p>
          </table:table-cell>
          <table:table-cell office:value-type="float" office:value="864871">
            <text:p>864871</text:p>
          </table:table-cell>
          <table:table-cell office:value-type="float" office:value="4641505">
            <text:p>4641505</text:p>
          </table:table-cell>
          <table:table-cell office:value-type="float" office:value="202">
            <text:p>202</text:p>
          </table:table-cell>
          <table:table-cell office:value-type="float" office:value="155601">
            <text:p>155601</text:p>
          </table:table-cell>
          <table:table-cell office:value-type="float" office:value="587145">
            <text:p>587145</text:p>
          </table:table-cell>
          <table:table-cell office:value-type="float" office:value="344198">
            <text:p>344198</text:p>
          </table:table-cell>
          <table:table-cell office:value-type="float" office:value="538057">
            <text:p>538057</text:p>
          </table:table-cell>
          <table:table-cell office:value-type="float" office:value="31371352">
            <text:p>31371352</text:p>
          </table:table-cell>
          <table:table-cell office:value-type="float" office:value="98302">
            <text:p>98302</text:p>
          </table:table-cell>
          <table:table-cell office:value-type="float" office:value="575999">
            <text:p>575999</text:p>
          </table:table-cell>
          <table:table-cell office:value-type="float" office:value="26897">
            <text:p>26897</text:p>
          </table:table-cell>
          <table:table-cell office:value-type="float" office:value="3688136">
            <text:p>3688136</text:p>
          </table:table-cell>
          <table:table-cell office:value-type="float" office:value="1144407">
            <text:p>1144407</text:p>
          </table:table-cell>
          <table:table-cell office:value-type="float" office:value="341">
            <text:p>341</text:p>
          </table:table-cell>
          <table:table-cell table:formula="of:=[.B82]+[.D82]" office:value-type="float" office:value="200136250">
            <text:p>200136250</text:p>
          </table:table-cell>
          <table:table-cell/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201689520">
            <text:p>201689520</text:p>
          </table:table-cell>
          <table:table-cell office:value-type="float" office:value="3845103">
            <text:p>3845103</text:p>
          </table:table-cell>
          <table:table-cell office:value-type="float" office:value="613865">
            <text:p>613865</text:p>
          </table:table-cell>
          <table:table-cell office:value-type="float" office:value="628042">
            <text:p>628042</text:p>
          </table:table-cell>
          <table:table-cell office:value-type="float" office:value="9452482">
            <text:p>9452482</text:p>
          </table:table-cell>
          <table:table-cell office:value-type="float" office:value="1108">
            <text:p>1108</text:p>
          </table:table-cell>
          <table:table-cell office:value-type="float" office:value="202422">
            <text:p>202422</text:p>
          </table:table-cell>
          <table:table-cell office:value-type="float" office:value="677394">
            <text:p>677394</text:p>
          </table:table-cell>
          <table:table-cell office:value-type="float" office:value="275424">
            <text:p>275424</text:p>
          </table:table-cell>
          <table:table-cell office:value-type="float" office:value="585168">
            <text:p>585168</text:p>
          </table:table-cell>
          <table:table-cell office:value-type="float" office:value="33949224">
            <text:p>33949224</text:p>
          </table:table-cell>
          <table:table-cell office:value-type="float" office:value="77999">
            <text:p>77999</text:p>
          </table:table-cell>
          <table:table-cell office:value-type="float" office:value="543584">
            <text:p>543584</text:p>
          </table:table-cell>
          <table:table-cell office:value-type="float" office:value="14887">
            <text:p>14887</text:p>
          </table:table-cell>
          <table:table-cell office:value-type="float" office:value="3823801">
            <text:p>3823801</text:p>
          </table:table-cell>
          <table:table-cell office:value-type="float" office:value="1136564">
            <text:p>1136564</text:p>
          </table:table-cell>
          <table:table-cell office:value-type="float" office:value="591">
            <text:p>591</text:p>
          </table:table-cell>
          <table:table-cell table:formula="of:=[.B83]+[.D83]" office:value-type="float" office:value="202303385">
            <text:p>202303385</text:p>
          </table:table-cell>
          <table:table-cell/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229806992">
            <text:p>229806992</text:p>
          </table:table-cell>
          <table:table-cell office:value-type="float" office:value="3060573">
            <text:p>3060573</text:p>
          </table:table-cell>
          <table:table-cell office:value-type="float" office:value="603827">
            <text:p>603827</text:p>
          </table:table-cell>
          <table:table-cell office:value-type="float" office:value="497655">
            <text:p>497655</text:p>
          </table:table-cell>
          <table:table-cell office:value-type="float" office:value="8467340">
            <text:p>8467340</text:p>
          </table:table-cell>
          <table:table-cell office:value-type="float" office:value="392">
            <text:p>392</text:p>
          </table:table-cell>
          <table:table-cell office:value-type="float" office:value="373980">
            <text:p>373980</text:p>
          </table:table-cell>
          <table:table-cell office:value-type="float" office:value="1322394">
            <text:p>1322394</text:p>
          </table:table-cell>
          <table:table-cell office:value-type="float" office:value="367195">
            <text:p>367195</text:p>
          </table:table-cell>
          <table:table-cell office:value-type="float" office:value="519988">
            <text:p>519988</text:p>
          </table:table-cell>
          <table:table-cell office:value-type="float" office:value="32707642">
            <text:p>32707642</text:p>
          </table:table-cell>
          <table:table-cell office:value-type="float" office:value="106438">
            <text:p>106438</text:p>
          </table:table-cell>
          <table:table-cell office:value-type="float" office:value="563688">
            <text:p>563688</text:p>
          </table:table-cell>
          <table:table-cell office:value-type="float" office:value="44733">
            <text:p>44733</text:p>
          </table:table-cell>
          <table:table-cell office:value-type="float" office:value="3572132">
            <text:p>3572132</text:p>
          </table:table-cell>
          <table:table-cell office:value-type="float" office:value="1086376">
            <text:p>1086376</text:p>
          </table:table-cell>
          <table:table-cell office:value-type="float" office:value="250">
            <text:p>250</text:p>
          </table:table-cell>
          <table:table-cell table:formula="of:=[.B84]+[.D84]" office:value-type="float" office:value="230410819">
            <text:p>230410819</text:p>
          </table:table-cell>
          <table:table-cell/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223624064">
            <text:p>223624064</text:p>
          </table:table-cell>
          <table:table-cell office:value-type="float" office:value="1758675">
            <text:p>1758675</text:p>
          </table:table-cell>
          <table:table-cell office:value-type="float" office:value="643953">
            <text:p>643953</text:p>
          </table:table-cell>
          <table:table-cell office:value-type="float" office:value="522411">
            <text:p>522411</text:p>
          </table:table-cell>
          <table:table-cell office:value-type="float" office:value="8607438">
            <text:p>8607438</text:p>
          </table:table-cell>
          <table:table-cell office:value-type="float" office:value="492">
            <text:p>492</text:p>
          </table:table-cell>
          <table:table-cell office:value-type="float" office:value="62871">
            <text:p>62871</text:p>
          </table:table-cell>
          <table:table-cell office:value-type="float" office:value="685031">
            <text:p>685031</text:p>
          </table:table-cell>
          <table:table-cell office:value-type="float" office:value="349616">
            <text:p>349616</text:p>
          </table:table-cell>
          <table:table-cell office:value-type="float" office:value="568133">
            <text:p>568133</text:p>
          </table:table-cell>
          <table:table-cell office:value-type="float" office:value="36042068">
            <text:p>36042068</text:p>
          </table:table-cell>
          <table:table-cell office:value-type="float" office:value="217085">
            <text:p>217085</text:p>
          </table:table-cell>
          <table:table-cell office:value-type="float" office:value="578957">
            <text:p>578957</text:p>
          </table:table-cell>
          <table:table-cell office:value-type="float" office:value="17089">
            <text:p>17089</text:p>
          </table:table-cell>
          <table:table-cell office:value-type="float" office:value="3871435">
            <text:p>3871435</text:p>
          </table:table-cell>
          <table:table-cell office:value-type="float" office:value="1330338">
            <text:p>1330338</text:p>
          </table:table-cell>
          <table:table-cell office:value-type="float" office:value="799">
            <text:p>799</text:p>
          </table:table-cell>
          <table:table-cell table:formula="of:=[.B85]+[.D85]" office:value-type="float" office:value="224268017">
            <text:p>224268017</text:p>
          </table:table-cell>
          <table:table-cell/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237794832">
            <text:p>237794832</text:p>
          </table:table-cell>
          <table:table-cell office:value-type="float" office:value="3151529">
            <text:p>3151529</text:p>
          </table:table-cell>
          <table:table-cell office:value-type="float" office:value="627475">
            <text:p>627475</text:p>
          </table:table-cell>
          <table:table-cell office:value-type="float" office:value="419098">
            <text:p>419098</text:p>
          </table:table-cell>
          <table:table-cell office:value-type="float" office:value="9236275">
            <text:p>9236275</text:p>
          </table:table-cell>
          <table:table-cell office:value-type="float" office:value="127">
            <text:p>127</text:p>
          </table:table-cell>
          <table:table-cell office:value-type="float" office:value="72857">
            <text:p>72857</text:p>
          </table:table-cell>
          <table:table-cell office:value-type="float" office:value="544924">
            <text:p>544924</text:p>
          </table:table-cell>
          <table:table-cell office:value-type="float" office:value="327186">
            <text:p>327186</text:p>
          </table:table-cell>
          <table:table-cell office:value-type="float" office:value="576373">
            <text:p>576373</text:p>
          </table:table-cell>
          <table:table-cell office:value-type="float" office:value="36976416">
            <text:p>36976416</text:p>
          </table:table-cell>
          <table:table-cell office:value-type="float" office:value="246104">
            <text:p>246104</text:p>
          </table:table-cell>
          <table:table-cell office:value-type="float" office:value="678714">
            <text:p>678714</text:p>
          </table:table-cell>
          <table:table-cell office:value-type="float" office:value="15593">
            <text:p>15593</text:p>
          </table:table-cell>
          <table:table-cell office:value-type="float" office:value="3633045">
            <text:p>3633045</text:p>
          </table:table-cell>
          <table:table-cell office:value-type="float" office:value="1424573">
            <text:p>1424573</text:p>
          </table:table-cell>
          <table:table-cell office:value-type="float" office:value="222">
            <text:p>222</text:p>
          </table:table-cell>
          <table:table-cell table:formula="of:=[.B86]+[.D86]" office:value-type="float" office:value="238422307">
            <text:p>238422307</text:p>
          </table:table-cell>
          <table:table-cell/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215428400">
            <text:p>215428400</text:p>
          </table:table-cell>
          <table:table-cell office:value-type="float" office:value="2480072">
            <text:p>2480072</text:p>
          </table:table-cell>
          <table:table-cell office:value-type="float" office:value="1245523">
            <text:p>1245523</text:p>
          </table:table-cell>
          <table:table-cell office:value-type="float" office:value="439190">
            <text:p>439190</text:p>
          </table:table-cell>
          <table:table-cell office:value-type="float" office:value="6501915">
            <text:p>6501915</text:p>
          </table:table-cell>
          <table:table-cell office:value-type="float" office:value="259">
            <text:p>259</text:p>
          </table:table-cell>
          <table:table-cell office:value-type="float" office:value="65804">
            <text:p>65804</text:p>
          </table:table-cell>
          <table:table-cell office:value-type="float" office:value="578539">
            <text:p>578539</text:p>
          </table:table-cell>
          <table:table-cell office:value-type="float" office:value="199007">
            <text:p>199007</text:p>
          </table:table-cell>
          <table:table-cell office:value-type="float" office:value="494174">
            <text:p>494174</text:p>
          </table:table-cell>
          <table:table-cell office:value-type="float" office:value="37340008">
            <text:p>37340008</text:p>
          </table:table-cell>
          <table:table-cell office:value-type="float" office:value="198784">
            <text:p>198784</text:p>
          </table:table-cell>
          <table:table-cell office:value-type="float" office:value="597831">
            <text:p>597831</text:p>
          </table:table-cell>
          <table:table-cell office:value-type="float" office:value="15356">
            <text:p>15356</text:p>
          </table:table-cell>
          <table:table-cell office:value-type="float" office:value="3525471">
            <text:p>3525471</text:p>
          </table:table-cell>
          <table:table-cell office:value-type="float" office:value="1346223">
            <text:p>1346223</text:p>
          </table:table-cell>
          <table:table-cell office:value-type="float" office:value="198">
            <text:p>198</text:p>
          </table:table-cell>
          <table:table-cell table:formula="of:=[.B87]+[.D87]" office:value-type="float" office:value="216673923">
            <text:p>216673923</text:p>
          </table:table-cell>
          <table:table-cell/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258145776">
            <text:p>258145776</text:p>
          </table:table-cell>
          <table:table-cell office:value-type="float" office:value="3172279">
            <text:p>3172279</text:p>
          </table:table-cell>
          <table:table-cell office:value-type="float" office:value="937597">
            <text:p>937597</text:p>
          </table:table-cell>
          <table:table-cell office:value-type="float" office:value="665074">
            <text:p>665074</text:p>
          </table:table-cell>
          <table:table-cell office:value-type="float" office:value="8190558">
            <text:p>8190558</text:p>
          </table:table-cell>
          <table:table-cell office:value-type="float" office:value="201">
            <text:p>201</text:p>
          </table:table-cell>
          <table:table-cell office:value-type="float" office:value="364185">
            <text:p>364185</text:p>
          </table:table-cell>
          <table:table-cell office:value-type="float" office:value="813315">
            <text:p>813315</text:p>
          </table:table-cell>
          <table:table-cell office:value-type="float" office:value="400207">
            <text:p>400207</text:p>
          </table:table-cell>
          <table:table-cell office:value-type="float" office:value="640940">
            <text:p>640940</text:p>
          </table:table-cell>
          <table:table-cell office:value-type="float" office:value="42603264">
            <text:p>42603264</text:p>
          </table:table-cell>
          <table:table-cell office:value-type="float" office:value="343115">
            <text:p>343115</text:p>
          </table:table-cell>
          <table:table-cell office:value-type="float" office:value="654481">
            <text:p>654481</text:p>
          </table:table-cell>
          <table:table-cell office:value-type="float" office:value="43440">
            <text:p>43440</text:p>
          </table:table-cell>
          <table:table-cell office:value-type="float" office:value="3769031">
            <text:p>3769031</text:p>
          </table:table-cell>
          <table:table-cell office:value-type="float" office:value="1711274">
            <text:p>1711274</text:p>
          </table:table-cell>
          <table:table-cell office:value-type="float" office:value="281">
            <text:p>281</text:p>
          </table:table-cell>
          <table:table-cell table:formula="of:=[.B88]+[.D88]" office:value-type="float" office:value="259083373">
            <text:p>259083373</text:p>
          </table:table-cell>
          <table:table-cell/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207309120">
            <text:p>207309120</text:p>
          </table:table-cell>
          <table:table-cell office:value-type="float" office:value="3236299">
            <text:p>3236299</text:p>
          </table:table-cell>
          <table:table-cell office:value-type="float" office:value="419405">
            <text:p>419405</text:p>
          </table:table-cell>
          <table:table-cell office:value-type="float" office:value="244779">
            <text:p>244779</text:p>
          </table:table-cell>
          <table:table-cell office:value-type="float" office:value="5875075">
            <text:p>5875075</text:p>
          </table:table-cell>
          <table:table-cell office:value-type="float" office:value="921">
            <text:p>921</text:p>
          </table:table-cell>
          <table:table-cell office:value-type="float" office:value="188171">
            <text:p>188171</text:p>
          </table:table-cell>
          <table:table-cell office:value-type="float" office:value="377881">
            <text:p>377881</text:p>
          </table:table-cell>
          <table:table-cell office:value-type="float" office:value="265409">
            <text:p>265409</text:p>
          </table:table-cell>
          <table:table-cell office:value-type="float" office:value="368722">
            <text:p>368722</text:p>
          </table:table-cell>
          <table:table-cell office:value-type="float" office:value="27880018">
            <text:p>27880018</text:p>
          </table:table-cell>
          <table:table-cell office:value-type="float" office:value="122343">
            <text:p>122343</text:p>
          </table:table-cell>
          <table:table-cell office:value-type="float" office:value="464925">
            <text:p>464925</text:p>
          </table:table-cell>
          <table:table-cell office:value-type="float" office:value="11241">
            <text:p>11241</text:p>
          </table:table-cell>
          <table:table-cell office:value-type="float" office:value="3103231">
            <text:p>3103231</text:p>
          </table:table-cell>
          <table:table-cell office:value-type="float" office:value="1785371">
            <text:p>1785371</text:p>
          </table:table-cell>
          <table:table-cell office:value-type="float" office:value="385">
            <text:p>385</text:p>
          </table:table-cell>
          <table:table-cell table:formula="of:=[.B89]+[.D89]" office:value-type="float" office:value="207728525">
            <text:p>207728525</text:p>
          </table:table-cell>
          <table:table-cell/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227215568">
            <text:p>227215568</text:p>
          </table:table-cell>
          <table:table-cell office:value-type="float" office:value="4172261">
            <text:p>4172261</text:p>
          </table:table-cell>
          <table:table-cell office:value-type="float" office:value="442935">
            <text:p>442935</text:p>
          </table:table-cell>
          <table:table-cell office:value-type="float" office:value="579255">
            <text:p>579255</text:p>
          </table:table-cell>
          <table:table-cell office:value-type="float" office:value="7365238">
            <text:p>7365238</text:p>
          </table:table-cell>
          <table:table-cell office:value-type="float" office:value="1619">
            <text:p>1619</text:p>
          </table:table-cell>
          <table:table-cell office:value-type="float" office:value="357296">
            <text:p>357296</text:p>
          </table:table-cell>
          <table:table-cell office:value-type="float" office:value="731226">
            <text:p>731226</text:p>
          </table:table-cell>
          <table:table-cell office:value-type="float" office:value="291521">
            <text:p>291521</text:p>
          </table:table-cell>
          <table:table-cell office:value-type="float" office:value="608323">
            <text:p>608323</text:p>
          </table:table-cell>
          <table:table-cell office:value-type="float" office:value="36453400">
            <text:p>36453400</text:p>
          </table:table-cell>
          <table:table-cell office:value-type="float" office:value="412274">
            <text:p>412274</text:p>
          </table:table-cell>
          <table:table-cell office:value-type="float" office:value="605141">
            <text:p>605141</text:p>
          </table:table-cell>
          <table:table-cell office:value-type="float" office:value="24114">
            <text:p>24114</text:p>
          </table:table-cell>
          <table:table-cell office:value-type="float" office:value="3891280">
            <text:p>3891280</text:p>
          </table:table-cell>
          <table:table-cell office:value-type="float" office:value="1731547">
            <text:p>1731547</text:p>
          </table:table-cell>
          <table:table-cell office:value-type="float" office:value="4142">
            <text:p>4142</text:p>
          </table:table-cell>
          <table:table-cell table:formula="of:=[.B90]+[.D90]" office:value-type="float" office:value="227658503">
            <text:p>227658503</text:p>
          </table:table-cell>
          <table:table-cell/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250065552">
            <text:p>250065552</text:p>
          </table:table-cell>
          <table:table-cell office:value-type="float" office:value="4068123">
            <text:p>4068123</text:p>
          </table:table-cell>
          <table:table-cell office:value-type="float" office:value="419614">
            <text:p>419614</text:p>
          </table:table-cell>
          <table:table-cell office:value-type="float" office:value="404815">
            <text:p>404815</text:p>
          </table:table-cell>
          <table:table-cell office:value-type="float" office:value="4968058">
            <text:p>4968058</text:p>
          </table:table-cell>
          <table:table-cell office:value-type="float" office:value="1136">
            <text:p>1136</text:p>
          </table:table-cell>
          <table:table-cell office:value-type="float" office:value="101427">
            <text:p>101427</text:p>
          </table:table-cell>
          <table:table-cell office:value-type="float" office:value="535784">
            <text:p>535784</text:p>
          </table:table-cell>
          <table:table-cell office:value-type="float" office:value="411980">
            <text:p>411980</text:p>
          </table:table-cell>
          <table:table-cell office:value-type="float" office:value="791471">
            <text:p>791471</text:p>
          </table:table-cell>
          <table:table-cell office:value-type="float" office:value="38715768">
            <text:p>38715768</text:p>
          </table:table-cell>
          <table:table-cell office:value-type="float" office:value="346325">
            <text:p>346325</text:p>
          </table:table-cell>
          <table:table-cell office:value-type="float" office:value="640058">
            <text:p>640058</text:p>
          </table:table-cell>
          <table:table-cell office:value-type="float" office:value="19769">
            <text:p>19769</text:p>
          </table:table-cell>
          <table:table-cell office:value-type="float" office:value="3903130">
            <text:p>3903130</text:p>
          </table:table-cell>
          <table:table-cell office:value-type="float" office:value="2705439">
            <text:p>2705439</text:p>
          </table:table-cell>
          <table:table-cell office:value-type="float" office:value="746">
            <text:p>746</text:p>
          </table:table-cell>
          <table:table-cell table:formula="of:=[.B91]+[.D91]" office:value-type="float" office:value="250485166">
            <text:p>250485166</text:p>
          </table:table-cell>
          <table:table-cell/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227404464">
            <text:p>227404464</text:p>
          </table:table-cell>
          <table:table-cell office:value-type="float" office:value="3748767">
            <text:p>3748767</text:p>
          </table:table-cell>
          <table:table-cell office:value-type="float" office:value="482072">
            <text:p>482072</text:p>
          </table:table-cell>
          <table:table-cell office:value-type="float" office:value="448060">
            <text:p>448060</text:p>
          </table:table-cell>
          <table:table-cell office:value-type="float" office:value="8305478">
            <text:p>8305478</text:p>
          </table:table-cell>
          <table:table-cell office:value-type="float" office:value="1065">
            <text:p>1065</text:p>
          </table:table-cell>
          <table:table-cell office:value-type="float" office:value="253669">
            <text:p>253669</text:p>
          </table:table-cell>
          <table:table-cell office:value-type="float" office:value="557831">
            <text:p>557831</text:p>
          </table:table-cell>
          <table:table-cell office:value-type="float" office:value="290134">
            <text:p>290134</text:p>
          </table:table-cell>
          <table:table-cell office:value-type="float" office:value="609941">
            <text:p>609941</text:p>
          </table:table-cell>
          <table:table-cell office:value-type="float" office:value="35699284">
            <text:p>35699284</text:p>
          </table:table-cell>
          <table:table-cell office:value-type="float" office:value="267891">
            <text:p>267891</text:p>
          </table:table-cell>
          <table:table-cell office:value-type="float" office:value="684296">
            <text:p>684296</text:p>
          </table:table-cell>
          <table:table-cell office:value-type="float" office:value="24766">
            <text:p>24766</text:p>
          </table:table-cell>
          <table:table-cell office:value-type="float" office:value="3924724">
            <text:p>3924724</text:p>
          </table:table-cell>
          <table:table-cell office:value-type="float" office:value="1868586">
            <text:p>1868586</text:p>
          </table:table-cell>
          <table:table-cell office:value-type="float" office:value="6270">
            <text:p>6270</text:p>
          </table:table-cell>
          <table:table-cell table:formula="of:=[.B92]+[.D92]" office:value-type="float" office:value="227886536">
            <text:p>227886536</text:p>
          </table:table-cell>
          <table:table-cell/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225195968">
            <text:p>225195968</text:p>
          </table:table-cell>
          <table:table-cell office:value-type="float" office:value="4497475">
            <text:p>4497475</text:p>
          </table:table-cell>
          <table:table-cell office:value-type="float" office:value="752956">
            <text:p>752956</text:p>
          </table:table-cell>
          <table:table-cell office:value-type="float" office:value="435665">
            <text:p>435665</text:p>
          </table:table-cell>
          <table:table-cell office:value-type="float" office:value="10763358">
            <text:p>10763358</text:p>
          </table:table-cell>
          <table:table-cell office:value-type="float" office:value="2484">
            <text:p>2484</text:p>
          </table:table-cell>
          <table:table-cell office:value-type="float" office:value="32847">
            <text:p>32847</text:p>
          </table:table-cell>
          <table:table-cell office:value-type="float" office:value="527960">
            <text:p>527960</text:p>
          </table:table-cell>
          <table:table-cell office:value-type="float" office:value="307447">
            <text:p>307447</text:p>
          </table:table-cell>
          <table:table-cell office:value-type="float" office:value="702953">
            <text:p>702953</text:p>
          </table:table-cell>
          <table:table-cell office:value-type="float" office:value="37220688">
            <text:p>37220688</text:p>
          </table:table-cell>
          <table:table-cell office:value-type="float" office:value="215472">
            <text:p>215472</text:p>
          </table:table-cell>
          <table:table-cell office:value-type="float" office:value="571096">
            <text:p>571096</text:p>
          </table:table-cell>
          <table:table-cell office:value-type="float" office:value="15085">
            <text:p>15085</text:p>
          </table:table-cell>
          <table:table-cell office:value-type="float" office:value="3785723">
            <text:p>3785723</text:p>
          </table:table-cell>
          <table:table-cell office:value-type="float" office:value="2955078">
            <text:p>2955078</text:p>
          </table:table-cell>
          <table:table-cell office:value-type="float" office:value="6817">
            <text:p>6817</text:p>
          </table:table-cell>
          <table:table-cell table:formula="of:=[.B93]+[.D93]" office:value-type="float" office:value="225948924">
            <text:p>225948924</text:p>
          </table:table-cell>
          <table:table-cell/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221314032">
            <text:p>221314032</text:p>
          </table:table-cell>
          <table:table-cell office:value-type="float" office:value="4180707">
            <text:p>4180707</text:p>
          </table:table-cell>
          <table:table-cell office:value-type="float" office:value="538514">
            <text:p>538514</text:p>
          </table:table-cell>
          <table:table-cell office:value-type="float" office:value="250240">
            <text:p>250240</text:p>
          </table:table-cell>
          <table:table-cell office:value-type="float" office:value="6937744">
            <text:p>6937744</text:p>
          </table:table-cell>
          <table:table-cell office:value-type="float" office:value="4140">
            <text:p>4140</text:p>
          </table:table-cell>
          <table:table-cell office:value-type="float" office:value="69121">
            <text:p>69121</text:p>
          </table:table-cell>
          <table:table-cell office:value-type="float" office:value="385135">
            <text:p>385135</text:p>
          </table:table-cell>
          <table:table-cell office:value-type="float" office:value="230136">
            <text:p>230136</text:p>
          </table:table-cell>
          <table:table-cell office:value-type="float" office:value="715105">
            <text:p>715105</text:p>
          </table:table-cell>
          <table:table-cell office:value-type="float" office:value="35291288">
            <text:p>35291288</text:p>
          </table:table-cell>
          <table:table-cell office:value-type="float" office:value="314572">
            <text:p>314572</text:p>
          </table:table-cell>
          <table:table-cell office:value-type="float" office:value="518412">
            <text:p>518412</text:p>
          </table:table-cell>
          <table:table-cell office:value-type="float" office:value="10677">
            <text:p>10677</text:p>
          </table:table-cell>
          <table:table-cell office:value-type="float" office:value="3849064">
            <text:p>3849064</text:p>
          </table:table-cell>
          <table:table-cell office:value-type="float" office:value="1787777">
            <text:p>1787777</text:p>
          </table:table-cell>
          <table:table-cell office:value-type="float" office:value="5568">
            <text:p>5568</text:p>
          </table:table-cell>
          <table:table-cell table:formula="of:=[.B94]+[.D94]" office:value-type="float" office:value="221852546">
            <text:p>221852546</text:p>
          </table:table-cell>
          <table:table-cell/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232094688">
            <text:p>232094688</text:p>
          </table:table-cell>
          <table:table-cell office:value-type="float" office:value="3483958">
            <text:p>3483958</text:p>
          </table:table-cell>
          <table:table-cell office:value-type="float" office:value="568913">
            <text:p>568913</text:p>
          </table:table-cell>
          <table:table-cell office:value-type="float" office:value="578561">
            <text:p>578561</text:p>
          </table:table-cell>
          <table:table-cell office:value-type="float" office:value="7175571">
            <text:p>7175571</text:p>
          </table:table-cell>
          <table:table-cell office:value-type="float" office:value="520">
            <text:p>520</text:p>
          </table:table-cell>
          <table:table-cell office:value-type="float" office:value="129358">
            <text:p>129358</text:p>
          </table:table-cell>
          <table:table-cell office:value-type="float" office:value="387222">
            <text:p>387222</text:p>
          </table:table-cell>
          <table:table-cell office:value-type="float" office:value="248033">
            <text:p>248033</text:p>
          </table:table-cell>
          <table:table-cell office:value-type="float" office:value="712228">
            <text:p>712228</text:p>
          </table:table-cell>
          <table:table-cell office:value-type="float" office:value="34614408">
            <text:p>34614408</text:p>
          </table:table-cell>
          <table:table-cell office:value-type="float" office:value="343600">
            <text:p>343600</text:p>
          </table:table-cell>
          <table:table-cell office:value-type="float" office:value="606968">
            <text:p>606968</text:p>
          </table:table-cell>
          <table:table-cell office:value-type="float" office:value="22938">
            <text:p>22938</text:p>
          </table:table-cell>
          <table:table-cell office:value-type="float" office:value="3603512">
            <text:p>3603512</text:p>
          </table:table-cell>
          <table:table-cell office:value-type="float" office:value="1533384">
            <text:p>1533384</text:p>
          </table:table-cell>
          <table:table-cell office:value-type="float" office:value="662">
            <text:p>662</text:p>
          </table:table-cell>
          <table:table-cell table:formula="of:=[.B95]+[.D95]" office:value-type="float" office:value="232663601">
            <text:p>232663601</text:p>
          </table:table-cell>
          <table:table-cell/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233651264">
            <text:p>233651264</text:p>
          </table:table-cell>
          <table:table-cell office:value-type="float" office:value="3667608">
            <text:p>3667608</text:p>
          </table:table-cell>
          <table:table-cell office:value-type="float" office:value="699801">
            <text:p>699801</text:p>
          </table:table-cell>
          <table:table-cell office:value-type="float" office:value="440150">
            <text:p>440150</text:p>
          </table:table-cell>
          <table:table-cell office:value-type="float" office:value="7726359">
            <text:p>7726359</text:p>
          </table:table-cell>
          <table:table-cell office:value-type="float" office:value="1581">
            <text:p>1581</text:p>
          </table:table-cell>
          <table:table-cell office:value-type="float" office:value="92925">
            <text:p>92925</text:p>
          </table:table-cell>
          <table:table-cell office:value-type="float" office:value="560167">
            <text:p>560167</text:p>
          </table:table-cell>
          <table:table-cell office:value-type="float" office:value="419166">
            <text:p>419166</text:p>
          </table:table-cell>
          <table:table-cell office:value-type="float" office:value="571264">
            <text:p>571264</text:p>
          </table:table-cell>
          <table:table-cell office:value-type="float" office:value="38361608">
            <text:p>38361608</text:p>
          </table:table-cell>
          <table:table-cell office:value-type="float" office:value="253948">
            <text:p>253948</text:p>
          </table:table-cell>
          <table:table-cell office:value-type="float" office:value="606361">
            <text:p>606361</text:p>
          </table:table-cell>
          <table:table-cell office:value-type="float" office:value="43208">
            <text:p>43208</text:p>
          </table:table-cell>
          <table:table-cell office:value-type="float" office:value="3921096">
            <text:p>3921096</text:p>
          </table:table-cell>
          <table:table-cell office:value-type="float" office:value="1229887">
            <text:p>1229887</text:p>
          </table:table-cell>
          <table:table-cell office:value-type="float" office:value="7019">
            <text:p>7019</text:p>
          </table:table-cell>
          <table:table-cell table:formula="of:=[.B96]+[.D96]" office:value-type="float" office:value="234351065">
            <text:p>234351065</text:p>
          </table:table-cell>
          <table:table-cell/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243479040">
            <text:p>243479040</text:p>
          </table:table-cell>
          <table:table-cell office:value-type="float" office:value="2887307">
            <text:p>2887307</text:p>
          </table:table-cell>
          <table:table-cell office:value-type="float" office:value="622967">
            <text:p>622967</text:p>
          </table:table-cell>
          <table:table-cell office:value-type="float" office:value="379010">
            <text:p>379010</text:p>
          </table:table-cell>
          <table:table-cell office:value-type="float" office:value="7534691">
            <text:p>7534691</text:p>
          </table:table-cell>
          <table:table-cell office:value-type="float" office:value="3837">
            <text:p>3837</text:p>
          </table:table-cell>
          <table:table-cell office:value-type="float" office:value="89849">
            <text:p>89849</text:p>
          </table:table-cell>
          <table:table-cell office:value-type="float" office:value="661831">
            <text:p>661831</text:p>
          </table:table-cell>
          <table:table-cell office:value-type="float" office:value="208854">
            <text:p>208854</text:p>
          </table:table-cell>
          <table:table-cell office:value-type="float" office:value="685476">
            <text:p>685476</text:p>
          </table:table-cell>
          <table:table-cell office:value-type="float" office:value="39569344">
            <text:p>39569344</text:p>
          </table:table-cell>
          <table:table-cell office:value-type="float" office:value="229412">
            <text:p>229412</text:p>
          </table:table-cell>
          <table:table-cell office:value-type="float" office:value="704790">
            <text:p>704790</text:p>
          </table:table-cell>
          <table:table-cell office:value-type="float" office:value="30165">
            <text:p>30165</text:p>
          </table:table-cell>
          <table:table-cell office:value-type="float" office:value="3867722">
            <text:p>3867722</text:p>
          </table:table-cell>
          <table:table-cell office:value-type="float" office:value="1299784">
            <text:p>1299784</text:p>
          </table:table-cell>
          <table:table-cell office:value-type="float" office:value="591">
            <text:p>591</text:p>
          </table:table-cell>
          <table:table-cell table:formula="of:=[.B97]+[.D97]" office:value-type="float" office:value="244102007">
            <text:p>244102007</text:p>
          </table:table-cell>
          <table:table-cell/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222698656">
            <text:p>222698656</text:p>
          </table:table-cell>
          <table:table-cell office:value-type="float" office:value="4239001">
            <text:p>4239001</text:p>
          </table:table-cell>
          <table:table-cell office:value-type="float" office:value="801395">
            <text:p>801395</text:p>
          </table:table-cell>
          <table:table-cell office:value-type="float" office:value="436000">
            <text:p>436000</text:p>
          </table:table-cell>
          <table:table-cell office:value-type="float" office:value="5234167">
            <text:p>5234167</text:p>
          </table:table-cell>
          <table:table-cell office:value-type="float" office:value="4430">
            <text:p>4430</text:p>
          </table:table-cell>
          <table:table-cell office:value-type="float" office:value="257406">
            <text:p>257406</text:p>
          </table:table-cell>
          <table:table-cell office:value-type="float" office:value="557808">
            <text:p>557808</text:p>
          </table:table-cell>
          <table:table-cell office:value-type="float" office:value="340174">
            <text:p>340174</text:p>
          </table:table-cell>
          <table:table-cell office:value-type="float" office:value="662140">
            <text:p>662140</text:p>
          </table:table-cell>
          <table:table-cell office:value-type="float" office:value="40827844">
            <text:p>40827844</text:p>
          </table:table-cell>
          <table:table-cell office:value-type="float" office:value="284270">
            <text:p>284270</text:p>
          </table:table-cell>
          <table:table-cell office:value-type="float" office:value="632688">
            <text:p>632688</text:p>
          </table:table-cell>
          <table:table-cell office:value-type="float" office:value="19015">
            <text:p>19015</text:p>
          </table:table-cell>
          <table:table-cell office:value-type="float" office:value="4043759">
            <text:p>4043759</text:p>
          </table:table-cell>
          <table:table-cell office:value-type="float" office:value="1356891">
            <text:p>1356891</text:p>
          </table:table-cell>
          <table:table-cell office:value-type="float" office:value="4065">
            <text:p>4065</text:p>
          </table:table-cell>
          <table:table-cell table:formula="of:=[.B98]+[.D98]" office:value-type="float" office:value="223500051">
            <text:p>223500051</text:p>
          </table:table-cell>
          <table:table-cell/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209228752">
            <text:p>209228752</text:p>
          </table:table-cell>
          <table:table-cell office:value-type="float" office:value="4402947">
            <text:p>4402947</text:p>
          </table:table-cell>
          <table:table-cell office:value-type="float" office:value="708552">
            <text:p>708552</text:p>
          </table:table-cell>
          <table:table-cell office:value-type="float" office:value="444583">
            <text:p>444583</text:p>
          </table:table-cell>
          <table:table-cell office:value-type="float" office:value="5284000">
            <text:p>5284000</text:p>
          </table:table-cell>
          <table:table-cell office:value-type="float" office:value="1139">
            <text:p>1139</text:p>
          </table:table-cell>
          <table:table-cell office:value-type="float" office:value="124646">
            <text:p>124646</text:p>
          </table:table-cell>
          <table:table-cell office:value-type="float" office:value="674755">
            <text:p>674755</text:p>
          </table:table-cell>
          <table:table-cell office:value-type="float" office:value="392703">
            <text:p>392703</text:p>
          </table:table-cell>
          <table:table-cell office:value-type="float" office:value="681555">
            <text:p>681555</text:p>
          </table:table-cell>
          <table:table-cell office:value-type="float" office:value="42039700">
            <text:p>42039700</text:p>
          </table:table-cell>
          <table:table-cell office:value-type="float" office:value="218686">
            <text:p>218686</text:p>
          </table:table-cell>
          <table:table-cell office:value-type="float" office:value="555865">
            <text:p>555865</text:p>
          </table:table-cell>
          <table:table-cell office:value-type="float" office:value="40872">
            <text:p>40872</text:p>
          </table:table-cell>
          <table:table-cell office:value-type="float" office:value="4041351">
            <text:p>4041351</text:p>
          </table:table-cell>
          <table:table-cell office:value-type="float" office:value="1509887">
            <text:p>1509887</text:p>
          </table:table-cell>
          <table:table-cell office:value-type="float" office:value="788">
            <text:p>788</text:p>
          </table:table-cell>
          <table:table-cell table:formula="of:=[.B99]+[.D99]" office:value-type="float" office:value="209937304">
            <text:p>209937304</text:p>
          </table:table-cell>
          <table:table-cell/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208003232">
            <text:p>208003232</text:p>
          </table:table-cell>
          <table:table-cell office:value-type="float" office:value="3231161">
            <text:p>3231161</text:p>
          </table:table-cell>
          <table:table-cell office:value-type="float" office:value="167658">
            <text:p>167658</text:p>
          </table:table-cell>
          <table:table-cell office:value-type="float" office:value="300750">
            <text:p>300750</text:p>
          </table:table-cell>
          <table:table-cell office:value-type="float" office:value="3163765">
            <text:p>3163765</text:p>
          </table:table-cell>
          <table:table-cell office:value-type="float" office:value="2325">
            <text:p>2325</text:p>
          </table:table-cell>
          <table:table-cell office:value-type="float" office:value="179577">
            <text:p>179577</text:p>
          </table:table-cell>
          <table:table-cell office:value-type="float" office:value="570693">
            <text:p>570693</text:p>
          </table:table-cell>
          <table:table-cell office:value-type="float" office:value="344836">
            <text:p>344836</text:p>
          </table:table-cell>
          <table:table-cell office:value-type="float" office:value="480898">
            <text:p>480898</text:p>
          </table:table-cell>
          <table:table-cell office:value-type="float" office:value="29971350">
            <text:p>29971350</text:p>
          </table:table-cell>
          <table:table-cell office:value-type="float" office:value="243548">
            <text:p>243548</text:p>
          </table:table-cell>
          <table:table-cell office:value-type="float" office:value="502023">
            <text:p>502023</text:p>
          </table:table-cell>
          <table:table-cell office:value-type="float" office:value="13691">
            <text:p>13691</text:p>
          </table:table-cell>
          <table:table-cell office:value-type="float" office:value="3476740">
            <text:p>3476740</text:p>
          </table:table-cell>
          <table:table-cell office:value-type="float" office:value="1265197">
            <text:p>1265197</text:p>
          </table:table-cell>
          <table:table-cell office:value-type="float" office:value="4587">
            <text:p>4587</text:p>
          </table:table-cell>
          <table:table-cell table:formula="of:=[.B100]+[.D100]" office:value-type="float" office:value="208170890">
            <text:p>208170890</text:p>
          </table:table-cell>
          <table:table-cell/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214934240">
            <text:p>214934240</text:p>
          </table:table-cell>
          <table:table-cell office:value-type="float" office:value="5367729">
            <text:p>5367729</text:p>
          </table:table-cell>
          <table:table-cell office:value-type="float" office:value="319762">
            <text:p>319762</text:p>
          </table:table-cell>
          <table:table-cell office:value-type="float" office:value="504750">
            <text:p>504750</text:p>
          </table:table-cell>
          <table:table-cell office:value-type="float" office:value="3523371">
            <text:p>3523371</text:p>
          </table:table-cell>
          <table:table-cell office:value-type="float" office:value="3366">
            <text:p>3366</text:p>
          </table:table-cell>
          <table:table-cell office:value-type="float" office:value="192090">
            <text:p>192090</text:p>
          </table:table-cell>
          <table:table-cell office:value-type="float" office:value="406028">
            <text:p>406028</text:p>
          </table:table-cell>
          <table:table-cell office:value-type="float" office:value="726029">
            <text:p>726029</text:p>
          </table:table-cell>
          <table:table-cell office:value-type="float" office:value="623200">
            <text:p>623200</text:p>
          </table:table-cell>
          <table:table-cell office:value-type="float" office:value="38160040">
            <text:p>38160040</text:p>
          </table:table-cell>
          <table:table-cell office:value-type="float" office:value="423556">
            <text:p>423556</text:p>
          </table:table-cell>
          <table:table-cell office:value-type="float" office:value="558151">
            <text:p>558151</text:p>
          </table:table-cell>
          <table:table-cell office:value-type="float" office:value="13160">
            <text:p>13160</text:p>
          </table:table-cell>
          <table:table-cell office:value-type="float" office:value="4191866">
            <text:p>4191866</text:p>
          </table:table-cell>
          <table:table-cell office:value-type="float" office:value="1398732">
            <text:p>1398732</text:p>
          </table:table-cell>
          <table:table-cell office:value-type="float" office:value="1605">
            <text:p>1605</text:p>
          </table:table-cell>
          <table:table-cell table:formula="of:=[.B101]+[.D101]" office:value-type="float" office:value="215254002">
            <text:p>215254002</text:p>
          </table:table-cell>
          <table:table-cell/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232530592">
            <text:p>232530592</text:p>
          </table:table-cell>
          <table:table-cell office:value-type="float" office:value="3474569">
            <text:p>3474569</text:p>
          </table:table-cell>
          <table:table-cell office:value-type="float" office:value="626374">
            <text:p>626374</text:p>
          </table:table-cell>
          <table:table-cell office:value-type="float" office:value="348000">
            <text:p>348000</text:p>
          </table:table-cell>
          <table:table-cell office:value-type="float" office:value="5170877">
            <text:p>5170877</text:p>
          </table:table-cell>
          <table:table-cell office:value-type="float" office:value="2709">
            <text:p>2709</text:p>
          </table:table-cell>
          <table:table-cell office:value-type="float" office:value="190466">
            <text:p>190466</text:p>
          </table:table-cell>
          <table:table-cell office:value-type="float" office:value="697461">
            <text:p>697461</text:p>
          </table:table-cell>
          <table:table-cell office:value-type="float" office:value="269847">
            <text:p>269847</text:p>
          </table:table-cell>
          <table:table-cell office:value-type="float" office:value="754303">
            <text:p>754303</text:p>
          </table:table-cell>
          <table:table-cell office:value-type="float" office:value="41033352">
            <text:p>41033352</text:p>
          </table:table-cell>
          <table:table-cell office:value-type="float" office:value="426356">
            <text:p>426356</text:p>
          </table:table-cell>
          <table:table-cell office:value-type="float" office:value="689585">
            <text:p>689585</text:p>
          </table:table-cell>
          <table:table-cell office:value-type="float" office:value="14111">
            <text:p>14111</text:p>
          </table:table-cell>
          <table:table-cell office:value-type="float" office:value="4509921">
            <text:p>4509921</text:p>
          </table:table-cell>
          <table:table-cell office:value-type="float" office:value="1565840">
            <text:p>1565840</text:p>
          </table:table-cell>
          <table:table-cell office:value-type="float" office:value="574">
            <text:p>574</text:p>
          </table:table-cell>
          <table:table-cell table:formula="of:=[.B102]+[.D102]" office:value-type="float" office:value="233156966">
            <text:p>233156966</text:p>
          </table:table-cell>
          <table:table-cell/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214731744">
            <text:p>214731744</text:p>
          </table:table-cell>
          <table:table-cell office:value-type="float" office:value="4129418">
            <text:p>4129418</text:p>
          </table:table-cell>
          <table:table-cell office:value-type="float" office:value="504401">
            <text:p>504401</text:p>
          </table:table-cell>
          <table:table-cell office:value-type="float" office:value="434320">
            <text:p>434320</text:p>
          </table:table-cell>
          <table:table-cell office:value-type="float" office:value="6643587">
            <text:p>6643587</text:p>
          </table:table-cell>
          <table:table-cell office:value-type="float" office:value="542">
            <text:p>542</text:p>
          </table:table-cell>
          <table:table-cell office:value-type="float" office:value="130481">
            <text:p>130481</text:p>
          </table:table-cell>
          <table:table-cell office:value-type="float" office:value="210955">
            <text:p>210955</text:p>
          </table:table-cell>
          <table:table-cell office:value-type="float" office:value="263158">
            <text:p>263158</text:p>
          </table:table-cell>
          <table:table-cell office:value-type="float" office:value="663002">
            <text:p>663002</text:p>
          </table:table-cell>
          <table:table-cell office:value-type="float" office:value="39688520">
            <text:p>39688520</text:p>
          </table:table-cell>
          <table:table-cell office:value-type="float" office:value="366620">
            <text:p>366620</text:p>
          </table:table-cell>
          <table:table-cell office:value-type="float" office:value="639649">
            <text:p>639649</text:p>
          </table:table-cell>
          <table:table-cell office:value-type="float" office:value="13762">
            <text:p>13762</text:p>
          </table:table-cell>
          <table:table-cell office:value-type="float" office:value="4688642">
            <text:p>4688642</text:p>
          </table:table-cell>
          <table:table-cell office:value-type="float" office:value="1705234">
            <text:p>1705234</text:p>
          </table:table-cell>
          <table:table-cell office:value-type="float" office:value="4490">
            <text:p>4490</text:p>
          </table:table-cell>
          <table:table-cell table:formula="of:=[.B103]+[.D103]" office:value-type="float" office:value="215236145">
            <text:p>215236145</text:p>
          </table:table-cell>
          <table:table-cell/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181783696">
            <text:p>181783696</text:p>
          </table:table-cell>
          <table:table-cell office:value-type="float" office:value="3342735">
            <text:p>3342735</text:p>
          </table:table-cell>
          <table:table-cell office:value-type="float" office:value="252608">
            <text:p>252608</text:p>
          </table:table-cell>
          <table:table-cell office:value-type="float" office:value="484750">
            <text:p>484750</text:p>
          </table:table-cell>
          <table:table-cell office:value-type="float" office:value="5630623">
            <text:p>5630623</text:p>
          </table:table-cell>
          <table:table-cell office:value-type="float" office:value="14">
            <text:p>14</text:p>
          </table:table-cell>
          <table:table-cell office:value-type="float" office:value="194604">
            <text:p>194604</text:p>
          </table:table-cell>
          <table:table-cell office:value-type="float" office:value="481473">
            <text:p>481473</text:p>
          </table:table-cell>
          <table:table-cell office:value-type="float" office:value="360010">
            <text:p>360010</text:p>
          </table:table-cell>
          <table:table-cell office:value-type="float" office:value="746054">
            <text:p>746054</text:p>
          </table:table-cell>
          <table:table-cell office:value-type="float" office:value="35402820">
            <text:p>35402820</text:p>
          </table:table-cell>
          <table:table-cell office:value-type="float" office:value="360119">
            <text:p>360119</text:p>
          </table:table-cell>
          <table:table-cell office:value-type="float" office:value="491210">
            <text:p>491210</text:p>
          </table:table-cell>
          <table:table-cell office:value-type="float" office:value="16246">
            <text:p>16246</text:p>
          </table:table-cell>
          <table:table-cell office:value-type="float" office:value="4056427">
            <text:p>4056427</text:p>
          </table:table-cell>
          <table:table-cell office:value-type="float" office:value="1197881">
            <text:p>1197881</text:p>
          </table:table-cell>
          <table:table-cell office:value-type="float" office:value="9550">
            <text:p>9550</text:p>
          </table:table-cell>
          <table:table-cell table:formula="of:=[.B104]+[.D104]" office:value-type="float" office:value="182036304">
            <text:p>182036304</text:p>
          </table:table-cell>
          <table:table-cell/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209966224">
            <text:p>209966224</text:p>
          </table:table-cell>
          <table:table-cell office:value-type="float" office:value="3192962">
            <text:p>3192962</text:p>
          </table:table-cell>
          <table:table-cell office:value-type="float" office:value="468637">
            <text:p>468637</text:p>
          </table:table-cell>
          <table:table-cell office:value-type="float" office:value="303542">
            <text:p>303542</text:p>
          </table:table-cell>
          <table:table-cell office:value-type="float" office:value="2536286">
            <text:p>2536286</text:p>
          </table:table-cell>
          <table:table-cell office:value-type="float" office:value="4929">
            <text:p>4929</text:p>
          </table:table-cell>
          <table:table-cell office:value-type="float" office:value="216483">
            <text:p>216483</text:p>
          </table:table-cell>
          <table:table-cell office:value-type="float" office:value="575675">
            <text:p>575675</text:p>
          </table:table-cell>
          <table:table-cell office:value-type="float" office:value="332134">
            <text:p>332134</text:p>
          </table:table-cell>
          <table:table-cell office:value-type="float" office:value="551143">
            <text:p>551143</text:p>
          </table:table-cell>
          <table:table-cell office:value-type="float" office:value="36161296">
            <text:p>36161296</text:p>
          </table:table-cell>
          <table:table-cell office:value-type="float" office:value="393544">
            <text:p>393544</text:p>
          </table:table-cell>
          <table:table-cell office:value-type="float" office:value="618708">
            <text:p>618708</text:p>
          </table:table-cell>
          <table:table-cell office:value-type="float" office:value="5367">
            <text:p>5367</text:p>
          </table:table-cell>
          <table:table-cell office:value-type="float" office:value="4865088">
            <text:p>4865088</text:p>
          </table:table-cell>
          <table:table-cell office:value-type="float" office:value="1152949">
            <text:p>1152949</text:p>
          </table:table-cell>
          <table:table-cell office:value-type="float" office:value="2257">
            <text:p>2257</text:p>
          </table:table-cell>
          <table:table-cell table:formula="of:=[.B105]+[.D105]" office:value-type="float" office:value="210434861">
            <text:p>210434861</text:p>
          </table:table-cell>
          <table:table-cell/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189595040">
            <text:p>189595040</text:p>
          </table:table-cell>
          <table:table-cell office:value-type="float" office:value="2851280">
            <text:p>2851280</text:p>
          </table:table-cell>
          <table:table-cell office:value-type="float" office:value="194075">
            <text:p>194075</text:p>
          </table:table-cell>
          <table:table-cell office:value-type="float" office:value="350750">
            <text:p>350750</text:p>
          </table:table-cell>
          <table:table-cell office:value-type="float" office:value="1767532">
            <text:p>1767532</text:p>
          </table:table-cell>
          <table:table-cell office:value-type="float" office:value="330">
            <text:p>330</text:p>
          </table:table-cell>
          <table:table-cell office:value-type="float" office:value="222253">
            <text:p>222253</text:p>
          </table:table-cell>
          <table:table-cell office:value-type="float" office:value="395427">
            <text:p>395427</text:p>
          </table:table-cell>
          <table:table-cell office:value-type="float" office:value="172479">
            <text:p>172479</text:p>
          </table:table-cell>
          <table:table-cell office:value-type="float" office:value="621463">
            <text:p>621463</text:p>
          </table:table-cell>
          <table:table-cell office:value-type="float" office:value="37137032">
            <text:p>37137032</text:p>
          </table:table-cell>
          <table:table-cell office:value-type="float" office:value="334580">
            <text:p>334580</text:p>
          </table:table-cell>
          <table:table-cell office:value-type="float" office:value="275889">
            <text:p>275889</text:p>
          </table:table-cell>
          <table:table-cell office:value-type="float" office:value="14779">
            <text:p>14779</text:p>
          </table:table-cell>
          <table:table-cell office:value-type="float" office:value="4625680">
            <text:p>4625680</text:p>
          </table:table-cell>
          <table:table-cell office:value-type="float" office:value="1284217">
            <text:p>1284217</text:p>
          </table:table-cell>
          <table:table-cell office:value-type="float" office:value="20268">
            <text:p>20268</text:p>
          </table:table-cell>
          <table:table-cell table:formula="of:=[.B106]+[.D106]" office:value-type="float" office:value="189789115">
            <text:p>189789115</text:p>
          </table:table-cell>
          <table:table-cell/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196394592">
            <text:p>196394592</text:p>
          </table:table-cell>
          <table:table-cell office:value-type="float" office:value="2681173">
            <text:p>2681173</text:p>
          </table:table-cell>
          <table:table-cell office:value-type="float" office:value="399698">
            <text:p>399698</text:p>
          </table:table-cell>
          <table:table-cell office:value-type="float" office:value="224000">
            <text:p>224000</text:p>
          </table:table-cell>
          <table:table-cell office:value-type="float" office:value="2674588">
            <text:p>2674588</text:p>
          </table:table-cell>
          <table:table-cell office:value-type="float" office:value="25">
            <text:p>25</text:p>
          </table:table-cell>
          <table:table-cell office:value-type="float" office:value="134773">
            <text:p>134773</text:p>
          </table:table-cell>
          <table:table-cell office:value-type="float" office:value="486442">
            <text:p>486442</text:p>
          </table:table-cell>
          <table:table-cell office:value-type="float" office:value="319677">
            <text:p>319677</text:p>
          </table:table-cell>
          <table:table-cell office:value-type="float" office:value="535210">
            <text:p>535210</text:p>
          </table:table-cell>
          <table:table-cell office:value-type="float" office:value="34540976">
            <text:p>34540976</text:p>
          </table:table-cell>
          <table:table-cell office:value-type="float" office:value="228524">
            <text:p>228524</text:p>
          </table:table-cell>
          <table:table-cell office:value-type="float" office:value="540588">
            <text:p>540588</text:p>
          </table:table-cell>
          <table:table-cell office:value-type="float" office:value="18088">
            <text:p>18088</text:p>
          </table:table-cell>
          <table:table-cell office:value-type="float" office:value="4456932">
            <text:p>4456932</text:p>
          </table:table-cell>
          <table:table-cell office:value-type="float" office:value="1195300">
            <text:p>1195300</text:p>
          </table:table-cell>
          <table:table-cell office:value-type="float" office:value="10077">
            <text:p>10077</text:p>
          </table:table-cell>
          <table:table-cell table:formula="of:=[.B107]+[.D107]" office:value-type="float" office:value="196794290">
            <text:p>196794290</text:p>
          </table:table-cell>
          <table:table-cell/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216669360">
            <text:p>216669360</text:p>
          </table:table-cell>
          <table:table-cell office:value-type="float" office:value="1791310">
            <text:p>1791310</text:p>
          </table:table-cell>
          <table:table-cell office:value-type="float" office:value="491711">
            <text:p>491711</text:p>
          </table:table-cell>
          <table:table-cell office:value-type="float" office:value="398750">
            <text:p>398750</text:p>
          </table:table-cell>
          <table:table-cell office:value-type="float" office:value="2778481">
            <text:p>2778481</text:p>
          </table:table-cell>
          <table:table-cell office:value-type="float" office:value="310">
            <text:p>310</text:p>
          </table:table-cell>
          <table:table-cell office:value-type="float" office:value="242582">
            <text:p>242582</text:p>
          </table:table-cell>
          <table:table-cell office:value-type="float" office:value="381543">
            <text:p>381543</text:p>
          </table:table-cell>
          <table:table-cell office:value-type="float" office:value="244787">
            <text:p>244787</text:p>
          </table:table-cell>
          <table:table-cell office:value-type="float" office:value="643952">
            <text:p>643952</text:p>
          </table:table-cell>
          <table:table-cell office:value-type="float" office:value="39186360">
            <text:p>39186360</text:p>
          </table:table-cell>
          <table:table-cell office:value-type="float" office:value="238939">
            <text:p>238939</text:p>
          </table:table-cell>
          <table:table-cell office:value-type="float" office:value="712637">
            <text:p>712637</text:p>
          </table:table-cell>
          <table:table-cell office:value-type="float" office:value="14352">
            <text:p>14352</text:p>
          </table:table-cell>
          <table:table-cell office:value-type="float" office:value="4875189">
            <text:p>4875189</text:p>
          </table:table-cell>
          <table:table-cell office:value-type="float" office:value="1225699">
            <text:p>1225699</text:p>
          </table:table-cell>
          <table:table-cell office:value-type="float" office:value="464">
            <text:p>464</text:p>
          </table:table-cell>
          <table:table-cell table:formula="of:=[.B108]+[.D108]" office:value-type="float" office:value="217161071">
            <text:p>217161071</text:p>
          </table:table-cell>
          <table:table-cell/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252684080">
            <text:p>252684080</text:p>
          </table:table-cell>
          <table:table-cell office:value-type="float" office:value="1594364">
            <text:p>1594364</text:p>
          </table:table-cell>
          <table:table-cell office:value-type="float" office:value="519935">
            <text:p>519935</text:p>
          </table:table-cell>
          <table:table-cell office:value-type="float" office:value="468510">
            <text:p>468510</text:p>
          </table:table-cell>
          <table:table-cell office:value-type="float" office:value="7306934">
            <text:p>7306934</text:p>
          </table:table-cell>
          <table:table-cell office:value-type="float" office:value="207">
            <text:p>207</text:p>
          </table:table-cell>
          <table:table-cell office:value-type="float" office:value="280433">
            <text:p>280433</text:p>
          </table:table-cell>
          <table:table-cell office:value-type="float" office:value="410759">
            <text:p>410759</text:p>
          </table:table-cell>
          <table:table-cell office:value-type="float" office:value="274190">
            <text:p>274190</text:p>
          </table:table-cell>
          <table:table-cell office:value-type="float" office:value="556447">
            <text:p>556447</text:p>
          </table:table-cell>
          <table:table-cell office:value-type="float" office:value="39978072">
            <text:p>39978072</text:p>
          </table:table-cell>
          <table:table-cell office:value-type="float" office:value="357955">
            <text:p>357955</text:p>
          </table:table-cell>
          <table:table-cell office:value-type="float" office:value="542538">
            <text:p>542538</text:p>
          </table:table-cell>
          <table:table-cell office:value-type="float" office:value="9588">
            <text:p>9588</text:p>
          </table:table-cell>
          <table:table-cell office:value-type="float" office:value="4617255">
            <text:p>4617255</text:p>
          </table:table-cell>
          <table:table-cell office:value-type="float" office:value="1343665">
            <text:p>1343665</text:p>
          </table:table-cell>
          <table:table-cell office:value-type="float" office:value="352">
            <text:p>352</text:p>
          </table:table-cell>
          <table:table-cell table:formula="of:=[.B109]+[.D109]" office:value-type="float" office:value="253204015">
            <text:p>253204015</text:p>
          </table:table-cell>
          <table:table-cell/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209986515">
            <text:p>209986515</text:p>
          </table:table-cell>
          <table:table-cell office:value-type="float" office:value="3001849">
            <text:p>3001849</text:p>
          </table:table-cell>
          <table:table-cell office:value-type="float" office:value="623925">
            <text:p>623925</text:p>
          </table:table-cell>
          <table:table-cell office:value-type="float" office:value="389440">
            <text:p>389440</text:p>
          </table:table-cell>
          <table:table-cell office:value-type="float" office:value="10378873">
            <text:p>10378873</text:p>
          </table:table-cell>
          <table:table-cell office:value-type="float" office:value="31">
            <text:p>31</text:p>
          </table:table-cell>
          <table:table-cell office:value-type="float" office:value="274072">
            <text:p>274072</text:p>
          </table:table-cell>
          <table:table-cell office:value-type="float" office:value="352147">
            <text:p>352147</text:p>
          </table:table-cell>
          <table:table-cell office:value-type="float" office:value="419579">
            <text:p>419579</text:p>
          </table:table-cell>
          <table:table-cell office:value-type="float" office:value="596979">
            <text:p>596979</text:p>
          </table:table-cell>
          <table:table-cell office:value-type="float" office:value="41620380">
            <text:p>41620380</text:p>
          </table:table-cell>
          <table:table-cell office:value-type="float" office:value="320603">
            <text:p>320603</text:p>
          </table:table-cell>
          <table:table-cell office:value-type="float" office:value="571484">
            <text:p>571484</text:p>
          </table:table-cell>
          <table:table-cell office:value-type="float" office:value="16157">
            <text:p>16157</text:p>
          </table:table-cell>
          <table:table-cell office:value-type="float" office:value="4429138">
            <text:p>4429138</text:p>
          </table:table-cell>
          <table:table-cell office:value-type="float" office:value="1056255">
            <text:p>1056255</text:p>
          </table:table-cell>
          <table:table-cell office:value-type="float" office:value="8304">
            <text:p>8304</text:p>
          </table:table-cell>
          <table:table-cell table:formula="of:=[.B110]+[.D110]" office:value-type="float" office:value="210610440">
            <text:p>210610440</text:p>
          </table:table-cell>
          <table:table-cell/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248385651">
            <text:p>248385651</text:p>
          </table:table-cell>
          <table:table-cell office:value-type="float" office:value="3400954">
            <text:p>3400954</text:p>
          </table:table-cell>
          <table:table-cell office:value-type="float" office:value="443992">
            <text:p>443992</text:p>
          </table:table-cell>
          <table:table-cell office:value-type="float" office:value="229750">
            <text:p>229750</text:p>
          </table:table-cell>
          <table:table-cell office:value-type="float" office:value="3080106">
            <text:p>3080106</text:p>
          </table:table-cell>
          <table:table-cell office:value-type="float" office:value="272">
            <text:p>272</text:p>
          </table:table-cell>
          <table:table-cell office:value-type="float" office:value="404821">
            <text:p>404821</text:p>
          </table:table-cell>
          <table:table-cell office:value-type="float" office:value="269915">
            <text:p>269915</text:p>
          </table:table-cell>
          <table:table-cell office:value-type="float" office:value="456390">
            <text:p>456390</text:p>
          </table:table-cell>
          <table:table-cell office:value-type="float" office:value="601441">
            <text:p>601441</text:p>
          </table:table-cell>
          <table:table-cell office:value-type="float" office:value="43814415">
            <text:p>43814415</text:p>
          </table:table-cell>
          <table:table-cell office:value-type="float" office:value="567160">
            <text:p>567160</text:p>
          </table:table-cell>
          <table:table-cell office:value-type="float" office:value="637340">
            <text:p>637340</text:p>
          </table:table-cell>
          <table:table-cell office:value-type="float" office:value="27027">
            <text:p>27027</text:p>
          </table:table-cell>
          <table:table-cell office:value-type="float" office:value="4558982">
            <text:p>4558982</text:p>
          </table:table-cell>
          <table:table-cell office:value-type="float" office:value="1469441">
            <text:p>1469441</text:p>
          </table:table-cell>
          <table:table-cell office:value-type="float" office:value="882">
            <text:p>882</text:p>
          </table:table-cell>
          <table:table-cell table:formula="of:=[.B111]+[.D111]" office:value-type="float" office:value="248829643">
            <text:p>248829643</text:p>
          </table:table-cell>
          <table:table-cell/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215142914">
            <text:p>215142914</text:p>
          </table:table-cell>
          <table:table-cell office:value-type="float" office:value="3482956">
            <text:p>3482956</text:p>
          </table:table-cell>
          <table:table-cell office:value-type="float" office:value="639671">
            <text:p>639671</text:p>
          </table:table-cell>
          <table:table-cell office:value-type="float" office:value="180200">
            <text:p>180200</text:p>
          </table:table-cell>
          <table:table-cell office:value-type="float" office:value="916998">
            <text:p>916998</text:p>
          </table:table-cell>
          <table:table-cell office:value-type="float" office:value="84">
            <text:p>84</text:p>
          </table:table-cell>
          <table:table-cell office:value-type="float" office:value="192454">
            <text:p>192454</text:p>
          </table:table-cell>
          <table:table-cell office:value-type="float" office:value="340031">
            <text:p>340031</text:p>
          </table:table-cell>
          <table:table-cell office:value-type="float" office:value="247335">
            <text:p>247335</text:p>
          </table:table-cell>
          <table:table-cell office:value-type="float" office:value="559906">
            <text:p>559906</text:p>
          </table:table-cell>
          <table:table-cell office:value-type="float" office:value="34317799">
            <text:p>34317799</text:p>
          </table:table-cell>
          <table:table-cell office:value-type="float" office:value="303315">
            <text:p>303315</text:p>
          </table:table-cell>
          <table:table-cell office:value-type="float" office:value="429572">
            <text:p>429572</text:p>
          </table:table-cell>
          <table:table-cell office:value-type="float" office:value="16564">
            <text:p>16564</text:p>
          </table:table-cell>
          <table:table-cell office:value-type="float" office:value="4590451">
            <text:p>4590451</text:p>
          </table:table-cell>
          <table:table-cell office:value-type="float" office:value="983424">
            <text:p>983424</text:p>
          </table:table-cell>
          <table:table-cell office:value-type="float" office:value="7644">
            <text:p>7644</text:p>
          </table:table-cell>
          <table:table-cell table:formula="of:=[.B112]+[.D112]" office:value-type="float" office:value="215782585">
            <text:p>215782585</text:p>
          </table:table-cell>
          <table:table-cell/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253297257">
            <text:p>253297257</text:p>
          </table:table-cell>
          <table:table-cell office:value-type="float" office:value="5457297">
            <text:p>5457297</text:p>
          </table:table-cell>
          <table:table-cell office:value-type="float" office:value="574294">
            <text:p>574294</text:p>
          </table:table-cell>
          <table:table-cell office:value-type="float" office:value="414750">
            <text:p>414750</text:p>
          </table:table-cell>
          <table:table-cell office:value-type="float" office:value="1754543">
            <text:p>1754543</text:p>
          </table:table-cell>
          <table:table-cell office:value-type="float" office:value="43">
            <text:p>43</text:p>
          </table:table-cell>
          <table:table-cell office:value-type="float" office:value="194906">
            <text:p>194906</text:p>
          </table:table-cell>
          <table:table-cell office:value-type="float" office:value="353266">
            <text:p>353266</text:p>
          </table:table-cell>
          <table:table-cell office:value-type="float" office:value="266982">
            <text:p>266982</text:p>
          </table:table-cell>
          <table:table-cell office:value-type="float" office:value="497516">
            <text:p>497516</text:p>
          </table:table-cell>
          <table:table-cell office:value-type="float" office:value="44028180">
            <text:p>44028180</text:p>
          </table:table-cell>
          <table:table-cell office:value-type="float" office:value="434928">
            <text:p>434928</text:p>
          </table:table-cell>
          <table:table-cell office:value-type="float" office:value="480612">
            <text:p>480612</text:p>
          </table:table-cell>
          <table:table-cell office:value-type="float" office:value="31175">
            <text:p>31175</text:p>
          </table:table-cell>
          <table:table-cell office:value-type="float" office:value="4385842">
            <text:p>4385842</text:p>
          </table:table-cell>
          <table:table-cell office:value-type="float" office:value="1113113">
            <text:p>1113113</text:p>
          </table:table-cell>
          <table:table-cell office:value-type="float" office:value="574">
            <text:p>574</text:p>
          </table:table-cell>
          <table:table-cell table:formula="of:=[.B113]+[.D113]" office:value-type="float" office:value="253871551">
            <text:p>253871551</text:p>
          </table:table-cell>
          <table:table-cell/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228231019">
            <text:p>228231019</text:p>
          </table:table-cell>
          <table:table-cell office:value-type="float" office:value="6988622">
            <text:p>6988622</text:p>
          </table:table-cell>
          <table:table-cell office:value-type="float" office:value="324914">
            <text:p>324914</text:p>
          </table:table-cell>
          <table:table-cell office:value-type="float" office:value="274500">
            <text:p>274500</text:p>
          </table:table-cell>
          <table:table-cell office:value-type="float" office:value="1059632">
            <text:p>1059632</text:p>
          </table:table-cell>
          <table:table-cell office:value-type="float" office:value="3">
            <text:p>3</text:p>
          </table:table-cell>
          <table:table-cell office:value-type="float" office:value="229518">
            <text:p>229518</text:p>
          </table:table-cell>
          <table:table-cell office:value-type="float" office:value="290826">
            <text:p>290826</text:p>
          </table:table-cell>
          <table:table-cell office:value-type="float" office:value="167594">
            <text:p>167594</text:p>
          </table:table-cell>
          <table:table-cell office:value-type="float" office:value="624705">
            <text:p>624705</text:p>
          </table:table-cell>
          <table:table-cell office:value-type="float" office:value="43238071">
            <text:p>43238071</text:p>
          </table:table-cell>
          <table:table-cell office:value-type="float" office:value="434228">
            <text:p>434228</text:p>
          </table:table-cell>
          <table:table-cell office:value-type="float" office:value="505275">
            <text:p>505275</text:p>
          </table:table-cell>
          <table:table-cell office:value-type="float" office:value="53831">
            <text:p>53831</text:p>
          </table:table-cell>
          <table:table-cell office:value-type="float" office:value="4381234">
            <text:p>4381234</text:p>
          </table:table-cell>
          <table:table-cell office:value-type="float" office:value="1514091">
            <text:p>1514091</text:p>
          </table:table-cell>
          <table:table-cell office:value-type="float" office:value="1016">
            <text:p>1016</text:p>
          </table:table-cell>
          <table:table-cell table:formula="of:=[.B114]+[.D114]" office:value-type="float" office:value="228555933">
            <text:p>228555933</text:p>
          </table:table-cell>
          <table:table-cell/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216243847">
            <text:p>216243847</text:p>
          </table:table-cell>
          <table:table-cell office:value-type="float" office:value="9134324">
            <text:p>9134324</text:p>
          </table:table-cell>
          <table:table-cell office:value-type="float" office:value="486477">
            <text:p>486477</text:p>
          </table:table-cell>
          <table:table-cell office:value-type="float" office:value="512000">
            <text:p>512000</text:p>
          </table:table-cell>
          <table:table-cell office:value-type="float" office:value="3751084">
            <text:p>3751084</text:p>
          </table:table-cell>
          <table:table-cell office:value-type="float" office:value="23">
            <text:p>23</text:p>
          </table:table-cell>
          <table:table-cell office:value-type="float" office:value="250498">
            <text:p>250498</text:p>
          </table:table-cell>
          <table:table-cell office:value-type="float" office:value="394306">
            <text:p>394306</text:p>
          </table:table-cell>
          <table:table-cell office:value-type="float" office:value="221982">
            <text:p>221982</text:p>
          </table:table-cell>
          <table:table-cell office:value-type="float" office:value="544311">
            <text:p>544311</text:p>
          </table:table-cell>
          <table:table-cell office:value-type="float" office:value="40050510">
            <text:p>40050510</text:p>
          </table:table-cell>
          <table:table-cell office:value-type="float" office:value="485069">
            <text:p>485069</text:p>
          </table:table-cell>
          <table:table-cell office:value-type="float" office:value="489346">
            <text:p>489346</text:p>
          </table:table-cell>
          <table:table-cell office:value-type="float" office:value="35057">
            <text:p>35057</text:p>
          </table:table-cell>
          <table:table-cell office:value-type="float" office:value="4809151">
            <text:p>4809151</text:p>
          </table:table-cell>
          <table:table-cell office:value-type="float" office:value="1283029">
            <text:p>1283029</text:p>
          </table:table-cell>
          <table:table-cell office:value-type="float" office:value="2495">
            <text:p>2495</text:p>
          </table:table-cell>
          <table:table-cell table:formula="of:=[.B115]+[.D115]" office:value-type="float" office:value="216730324">
            <text:p>216730324</text:p>
          </table:table-cell>
          <table:table-cell/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188126260">
            <text:p>188126260</text:p>
          </table:table-cell>
          <table:table-cell office:value-type="float" office:value="7578150">
            <text:p>7578150</text:p>
          </table:table-cell>
          <table:table-cell office:value-type="float" office:value="576533">
            <text:p>576533</text:p>
          </table:table-cell>
          <table:table-cell office:value-type="float" office:value="197000">
            <text:p>197000</text:p>
          </table:table-cell>
          <table:table-cell office:value-type="float" office:value="6079781">
            <text:p>6079781</text:p>
          </table:table-cell>
          <table:table-cell office:value-type="float" office:value="20965">
            <text:p>20965</text:p>
          </table:table-cell>
          <table:table-cell office:value-type="float" office:value="203840">
            <text:p>203840</text:p>
          </table:table-cell>
          <table:table-cell office:value-type="float" office:value="286500">
            <text:p>286500</text:p>
          </table:table-cell>
          <table:table-cell office:value-type="float" office:value="252983">
            <text:p>252983</text:p>
          </table:table-cell>
          <table:table-cell office:value-type="float" office:value="482306">
            <text:p>482306</text:p>
          </table:table-cell>
          <table:table-cell office:value-type="float" office:value="38462929">
            <text:p>38462929</text:p>
          </table:table-cell>
          <table:table-cell office:value-type="float" office:value="515157">
            <text:p>515157</text:p>
          </table:table-cell>
          <table:table-cell office:value-type="float" office:value="395471">
            <text:p>395471</text:p>
          </table:table-cell>
          <table:table-cell office:value-type="float" office:value="32793">
            <text:p>32793</text:p>
          </table:table-cell>
          <table:table-cell office:value-type="float" office:value="3813437">
            <text:p>3813437</text:p>
          </table:table-cell>
          <table:table-cell office:value-type="float" office:value="1134283">
            <text:p>1134283</text:p>
          </table:table-cell>
          <table:table-cell office:value-type="float" office:value="4872">
            <text:p>4872</text:p>
          </table:table-cell>
          <table:table-cell table:formula="of:=[.B116]+[.D116]" office:value-type="float" office:value="188702793">
            <text:p>188702793</text:p>
          </table:table-cell>
          <table:table-cell/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216382720">
            <text:p>216382720</text:p>
          </table:table-cell>
          <table:table-cell office:value-type="float" office:value="3385134">
            <text:p>3385134</text:p>
          </table:table-cell>
          <table:table-cell office:value-type="float" office:value="326644">
            <text:p>326644</text:p>
          </table:table-cell>
          <table:table-cell office:value-type="float" office:value="327000">
            <text:p>327000</text:p>
          </table:table-cell>
          <table:table-cell office:value-type="float" office:value="2619593">
            <text:p>2619593</text:p>
          </table:table-cell>
          <table:table-cell office:value-type="float" office:value="48">
            <text:p>48</text:p>
          </table:table-cell>
          <table:table-cell office:value-type="float" office:value="132459">
            <text:p>132459</text:p>
          </table:table-cell>
          <table:table-cell office:value-type="float" office:value="307515">
            <text:p>307515</text:p>
          </table:table-cell>
          <table:table-cell office:value-type="float" office:value="171750">
            <text:p>171750</text:p>
          </table:table-cell>
          <table:table-cell office:value-type="float" office:value="529460">
            <text:p>529460</text:p>
          </table:table-cell>
          <table:table-cell office:value-type="float" office:value="35889359">
            <text:p>35889359</text:p>
          </table:table-cell>
          <table:table-cell office:value-type="float" office:value="5322516">
            <text:p>5322516</text:p>
          </table:table-cell>
          <table:table-cell office:value-type="float" office:value="683775">
            <text:p>683775</text:p>
          </table:table-cell>
          <table:table-cell office:value-type="float" office:value="22339">
            <text:p>22339</text:p>
          </table:table-cell>
          <table:table-cell office:value-type="float" office:value="4426207">
            <text:p>4426207</text:p>
          </table:table-cell>
          <table:table-cell office:value-type="float" office:value="1102061">
            <text:p>1102061</text:p>
          </table:table-cell>
          <table:table-cell office:value-type="float" office:value="9753">
            <text:p>9753</text:p>
          </table:table-cell>
          <table:table-cell table:formula="of:=[.B117]+[.D117]" office:value-type="float" office:value="216709364">
            <text:p>216709364</text:p>
          </table:table-cell>
          <table:table-cell/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184465211">
            <text:p>184465211</text:p>
          </table:table-cell>
          <table:table-cell office:value-type="float" office:value="4805211">
            <text:p>4805211</text:p>
          </table:table-cell>
          <table:table-cell office:value-type="float" office:value="424853">
            <text:p>424853</text:p>
          </table:table-cell>
          <table:table-cell office:value-type="float" office:value="258000">
            <text:p>258000</text:p>
          </table:table-cell>
          <table:table-cell office:value-type="float" office:value="2437665">
            <text:p>2437665</text:p>
          </table:table-cell>
          <table:table-cell office:value-type="float" office:value="525">
            <text:p>525</text:p>
          </table:table-cell>
          <table:table-cell office:value-type="float" office:value="141453">
            <text:p>141453</text:p>
          </table:table-cell>
          <table:table-cell office:value-type="float" office:value="375406">
            <text:p>375406</text:p>
          </table:table-cell>
          <table:table-cell office:value-type="float" office:value="197025">
            <text:p>197025</text:p>
          </table:table-cell>
          <table:table-cell office:value-type="float" office:value="583687">
            <text:p>583687</text:p>
          </table:table-cell>
          <table:table-cell office:value-type="float" office:value="39403745">
            <text:p>39403745</text:p>
          </table:table-cell>
          <table:table-cell office:value-type="float" office:value="479090">
            <text:p>479090</text:p>
          </table:table-cell>
          <table:table-cell office:value-type="float" office:value="442862">
            <text:p>442862</text:p>
          </table:table-cell>
          <table:table-cell office:value-type="float" office:value="27442">
            <text:p>27442</text:p>
          </table:table-cell>
          <table:table-cell office:value-type="float" office:value="4264277">
            <text:p>4264277</text:p>
          </table:table-cell>
          <table:table-cell office:value-type="float" office:value="998350">
            <text:p>998350</text:p>
          </table:table-cell>
          <table:table-cell office:value-type="float" office:value="4430">
            <text:p>4430</text:p>
          </table:table-cell>
          <table:table-cell table:formula="of:=[.B118]+[.D118]" office:value-type="float" office:value="184890064">
            <text:p>184890064</text:p>
          </table:table-cell>
          <table:table-cell/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207493650">
            <text:p>207493650</text:p>
          </table:table-cell>
          <table:table-cell office:value-type="float" office:value="4594689">
            <text:p>4594689</text:p>
          </table:table-cell>
          <table:table-cell office:value-type="float" office:value="379927">
            <text:p>379927</text:p>
          </table:table-cell>
          <table:table-cell office:value-type="float" office:value="329250">
            <text:p>329250</text:p>
          </table:table-cell>
          <table:table-cell office:value-type="float" office:value="2323374">
            <text:p>2323374</text:p>
          </table:table-cell>
          <table:table-cell office:value-type="float" office:value="1864">
            <text:p>1864</text:p>
          </table:table-cell>
          <table:table-cell office:value-type="float" office:value="259006">
            <text:p>259006</text:p>
          </table:table-cell>
          <table:table-cell office:value-type="float" office:value="273156">
            <text:p>273156</text:p>
          </table:table-cell>
          <table:table-cell office:value-type="float" office:value="200506">
            <text:p>200506</text:p>
          </table:table-cell>
          <table:table-cell office:value-type="float" office:value="591550">
            <text:p>591550</text:p>
          </table:table-cell>
          <table:table-cell office:value-type="float" office:value="44292637">
            <text:p>44292637</text:p>
          </table:table-cell>
          <table:table-cell office:value-type="float" office:value="448791">
            <text:p>448791</text:p>
          </table:table-cell>
          <table:table-cell office:value-type="float" office:value="475994">
            <text:p>475994</text:p>
          </table:table-cell>
          <table:table-cell office:value-type="float" office:value="19834">
            <text:p>19834</text:p>
          </table:table-cell>
          <table:table-cell office:value-type="float" office:value="4072296">
            <text:p>4072296</text:p>
          </table:table-cell>
          <table:table-cell office:value-type="float" office:value="991689">
            <text:p>991689</text:p>
          </table:table-cell>
          <table:table-cell office:value-type="float" office:value="1270">
            <text:p>1270</text:p>
          </table:table-cell>
          <table:table-cell table:formula="of:=[.B119]+[.D119]" office:value-type="float" office:value="207873577">
            <text:p>207873577</text:p>
          </table:table-cell>
          <table:table-cell/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199918202">
            <text:p>199918202</text:p>
          </table:table-cell>
          <table:table-cell office:value-type="float" office:value="8190302">
            <text:p>8190302</text:p>
          </table:table-cell>
          <table:table-cell office:value-type="float" office:value="441201">
            <text:p>441201</text:p>
          </table:table-cell>
          <table:table-cell office:value-type="float" office:value="475750">
            <text:p>475750</text:p>
          </table:table-cell>
          <table:table-cell office:value-type="float" office:value="3692534">
            <text:p>3692534</text:p>
          </table:table-cell>
          <table:table-cell office:value-type="float" office:value="9">
            <text:p>9</text:p>
          </table:table-cell>
          <table:table-cell office:value-type="float" office:value="207461">
            <text:p>207461</text:p>
          </table:table-cell>
          <table:table-cell office:value-type="float" office:value="499235">
            <text:p>499235</text:p>
          </table:table-cell>
          <table:table-cell office:value-type="float" office:value="211708">
            <text:p>211708</text:p>
          </table:table-cell>
          <table:table-cell office:value-type="float" office:value="562423">
            <text:p>562423</text:p>
          </table:table-cell>
          <table:table-cell office:value-type="float" office:value="45118047">
            <text:p>45118047</text:p>
          </table:table-cell>
          <table:table-cell office:value-type="float" office:value="323749">
            <text:p>323749</text:p>
          </table:table-cell>
          <table:table-cell office:value-type="float" office:value="431646">
            <text:p>431646</text:p>
          </table:table-cell>
          <table:table-cell office:value-type="float" office:value="20666">
            <text:p>20666</text:p>
          </table:table-cell>
          <table:table-cell office:value-type="float" office:value="4465456">
            <text:p>4465456</text:p>
          </table:table-cell>
          <table:table-cell office:value-type="float" office:value="1104729">
            <text:p>1104729</text:p>
          </table:table-cell>
          <table:table-cell office:value-type="float" office:value="1461">
            <text:p>1461</text:p>
          </table:table-cell>
          <table:table-cell table:formula="of:=[.B120]+[.D120]" office:value-type="float" office:value="200359403">
            <text:p>200359403</text:p>
          </table:table-cell>
          <table:table-cell/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218806433">
            <text:p>218806433</text:p>
          </table:table-cell>
          <table:table-cell office:value-type="float" office:value="7284015">
            <text:p>7284015</text:p>
          </table:table-cell>
          <table:table-cell office:value-type="float" office:value="537630">
            <text:p>537630</text:p>
          </table:table-cell>
          <table:table-cell office:value-type="float" office:value="315000">
            <text:p>315000</text:p>
          </table:table-cell>
          <table:table-cell office:value-type="float" office:value="2796908">
            <text:p>2796908</text:p>
          </table:table-cell>
          <table:table-cell office:value-type="float" office:value="314">
            <text:p>314</text:p>
          </table:table-cell>
          <table:table-cell office:value-type="float" office:value="242625">
            <text:p>242625</text:p>
          </table:table-cell>
          <table:table-cell office:value-type="float" office:value="301161">
            <text:p>301161</text:p>
          </table:table-cell>
          <table:table-cell office:value-type="float" office:value="224396">
            <text:p>224396</text:p>
          </table:table-cell>
          <table:table-cell office:value-type="float" office:value="575583">
            <text:p>575583</text:p>
          </table:table-cell>
          <table:table-cell office:value-type="float" office:value="45354228">
            <text:p>45354228</text:p>
          </table:table-cell>
          <table:table-cell office:value-type="float" office:value="462212">
            <text:p>462212</text:p>
          </table:table-cell>
          <table:table-cell office:value-type="float" office:value="427377">
            <text:p>427377</text:p>
          </table:table-cell>
          <table:table-cell office:value-type="float" office:value="32521">
            <text:p>32521</text:p>
          </table:table-cell>
          <table:table-cell office:value-type="float" office:value="4365953">
            <text:p>4365953</text:p>
          </table:table-cell>
          <table:table-cell office:value-type="float" office:value="1182845">
            <text:p>1182845</text:p>
          </table:table-cell>
          <table:table-cell office:value-type="float" office:value="4197">
            <text:p>4197</text:p>
          </table:table-cell>
          <table:table-cell table:formula="of:=[.B121]+[.D121]" office:value-type="float" office:value="219344063">
            <text:p>219344063</text:p>
          </table:table-cell>
          <table:table-cell/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202816991">
            <text:p>202816991</text:p>
          </table:table-cell>
          <table:table-cell office:value-type="float" office:value="8128953">
            <text:p>8128953</text:p>
          </table:table-cell>
          <table:table-cell office:value-type="float" office:value="664850">
            <text:p>664850</text:p>
          </table:table-cell>
          <table:table-cell office:value-type="float" office:value="254750">
            <text:p>254750</text:p>
          </table:table-cell>
          <table:table-cell office:value-type="float" office:value="1546975">
            <text:p>1546975</text:p>
          </table:table-cell>
          <table:table-cell office:value-type="float" office:value="257">
            <text:p>257</text:p>
          </table:table-cell>
          <table:table-cell office:value-type="float" office:value="153152">
            <text:p>153152</text:p>
          </table:table-cell>
          <table:table-cell office:value-type="float" office:value="287604">
            <text:p>287604</text:p>
          </table:table-cell>
          <table:table-cell office:value-type="float" office:value="246981">
            <text:p>246981</text:p>
          </table:table-cell>
          <table:table-cell office:value-type="float" office:value="537119">
            <text:p>537119</text:p>
          </table:table-cell>
          <table:table-cell office:value-type="float" office:value="42723342">
            <text:p>42723342</text:p>
          </table:table-cell>
          <table:table-cell office:value-type="float" office:value="465521">
            <text:p>465521</text:p>
          </table:table-cell>
          <table:table-cell office:value-type="float" office:value="465950">
            <text:p>465950</text:p>
          </table:table-cell>
          <table:table-cell office:value-type="float" office:value="19523">
            <text:p>19523</text:p>
          </table:table-cell>
          <table:table-cell office:value-type="float" office:value="4729344">
            <text:p>4729344</text:p>
          </table:table-cell>
          <table:table-cell office:value-type="float" office:value="1082721">
            <text:p>1082721</text:p>
          </table:table-cell>
          <table:table-cell office:value-type="float" office:value="1629">
            <text:p>1629</text:p>
          </table:table-cell>
          <table:table-cell table:formula="of:=[.B122]+[.D122]" office:value-type="float" office:value="203481841">
            <text:p>203481841</text:p>
          </table:table-cell>
          <table:table-cell/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226546344">
            <text:p>226546344</text:p>
          </table:table-cell>
          <table:table-cell office:value-type="float" office:value="5458355">
            <text:p>5458355</text:p>
          </table:table-cell>
          <table:table-cell office:value-type="float" office:value="470393">
            <text:p>470393</text:p>
          </table:table-cell>
          <table:table-cell office:value-type="float" office:value="372660">
            <text:p>372660</text:p>
          </table:table-cell>
          <table:table-cell office:value-type="float" office:value="2354493">
            <text:p>2354493</text:p>
          </table:table-cell>
          <table:table-cell office:value-type="float" office:value="51">
            <text:p>51</text:p>
          </table:table-cell>
          <table:table-cell office:value-type="float" office:value="67452">
            <text:p>67452</text:p>
          </table:table-cell>
          <table:table-cell office:value-type="float" office:value="388645">
            <text:p>388645</text:p>
          </table:table-cell>
          <table:table-cell office:value-type="float" office:value="252583">
            <text:p>252583</text:p>
          </table:table-cell>
          <table:table-cell office:value-type="float" office:value="600907">
            <text:p>600907</text:p>
          </table:table-cell>
          <table:table-cell office:value-type="float" office:value="46252910">
            <text:p>46252910</text:p>
          </table:table-cell>
          <table:table-cell office:value-type="float" office:value="436633">
            <text:p>436633</text:p>
          </table:table-cell>
          <table:table-cell office:value-type="float" office:value="497854">
            <text:p>497854</text:p>
          </table:table-cell>
          <table:table-cell office:value-type="float" office:value="16669">
            <text:p>16669</text:p>
          </table:table-cell>
          <table:table-cell office:value-type="float" office:value="4764350">
            <text:p>4764350</text:p>
          </table:table-cell>
          <table:table-cell office:value-type="float" office:value="1112501">
            <text:p>1112501</text:p>
          </table:table-cell>
          <table:table-cell office:value-type="float" office:value="7212">
            <text:p>7212</text:p>
          </table:table-cell>
          <table:table-cell table:formula="of:=[.B123]+[.D123]" office:value-type="float" office:value="227016737">
            <text:p>227016737</text:p>
          </table:table-cell>
          <table:table-cell/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184255564">
            <text:p>184255564</text:p>
          </table:table-cell>
          <table:table-cell office:value-type="float" office:value="3306228">
            <text:p>3306228</text:p>
          </table:table-cell>
          <table:table-cell office:value-type="float" office:value="406815">
            <text:p>406815</text:p>
          </table:table-cell>
          <table:table-cell office:value-type="float" office:value="384890">
            <text:p>384890</text:p>
          </table:table-cell>
          <table:table-cell office:value-type="float" office:value="1926837">
            <text:p>1926837</text:p>
          </table:table-cell>
          <table:table-cell office:value-type="float" office:value="121">
            <text:p>121</text:p>
          </table:table-cell>
          <table:table-cell office:value-type="float" office:value="50056">
            <text:p>50056</text:p>
          </table:table-cell>
          <table:table-cell office:value-type="float" office:value="215040">
            <text:p>215040</text:p>
          </table:table-cell>
          <table:table-cell office:value-type="float" office:value="198618">
            <text:p>198618</text:p>
          </table:table-cell>
          <table:table-cell office:value-type="float" office:value="398706">
            <text:p>398706</text:p>
          </table:table-cell>
          <table:table-cell office:value-type="float" office:value="31028971">
            <text:p>31028971</text:p>
          </table:table-cell>
          <table:table-cell office:value-type="float" office:value="178600">
            <text:p>178600</text:p>
          </table:table-cell>
          <table:table-cell office:value-type="float" office:value="264854">
            <text:p>264854</text:p>
          </table:table-cell>
          <table:table-cell office:value-type="float" office:value="17114">
            <text:p>17114</text:p>
          </table:table-cell>
          <table:table-cell office:value-type="float" office:value="3784901">
            <text:p>3784901</text:p>
          </table:table-cell>
          <table:table-cell office:value-type="float" office:value="833078">
            <text:p>833078</text:p>
          </table:table-cell>
          <table:table-cell office:value-type="float" office:value="659">
            <text:p>659</text:p>
          </table:table-cell>
          <table:table-cell table:formula="of:=[.B124]+[.D124]" office:value-type="float" office:value="184662379">
            <text:p>184662379</text:p>
          </table:table-cell>
          <table:table-cell/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230937124">
            <text:p>230937124</text:p>
          </table:table-cell>
          <table:table-cell office:value-type="float" office:value="7777299">
            <text:p>7777299</text:p>
          </table:table-cell>
          <table:table-cell office:value-type="float" office:value="494601">
            <text:p>494601</text:p>
          </table:table-cell>
          <table:table-cell office:value-type="float" office:value="405905">
            <text:p>405905</text:p>
          </table:table-cell>
          <table:table-cell office:value-type="float" office:value="1044189">
            <text:p>1044189</text:p>
          </table:table-cell>
          <table:table-cell office:value-type="float" office:value="596">
            <text:p>596</text:p>
          </table:table-cell>
          <table:table-cell office:value-type="float" office:value="136442">
            <text:p>136442</text:p>
          </table:table-cell>
          <table:table-cell office:value-type="float" office:value="394861">
            <text:p>394861</text:p>
          </table:table-cell>
          <table:table-cell office:value-type="float" office:value="439112">
            <text:p>439112</text:p>
          </table:table-cell>
          <table:table-cell office:value-type="float" office:value="613471">
            <text:p>613471</text:p>
          </table:table-cell>
          <table:table-cell office:value-type="float" office:value="46519978">
            <text:p>46519978</text:p>
          </table:table-cell>
          <table:table-cell office:value-type="float" office:value="180253">
            <text:p>180253</text:p>
          </table:table-cell>
          <table:table-cell office:value-type="float" office:value="426893">
            <text:p>426893</text:p>
          </table:table-cell>
          <table:table-cell office:value-type="float" office:value="45267">
            <text:p>45267</text:p>
          </table:table-cell>
          <table:table-cell office:value-type="float" office:value="4373943">
            <text:p>4373943</text:p>
          </table:table-cell>
          <table:table-cell office:value-type="float" office:value="1221725">
            <text:p>1221725</text:p>
          </table:table-cell>
          <table:table-cell office:value-type="float" office:value="1442">
            <text:p>1442</text:p>
          </table:table-cell>
          <table:table-cell table:formula="of:=[.B125]+[.D125]" office:value-type="float" office:value="231431725">
            <text:p>231431725</text:p>
          </table:table-cell>
          <table:table-cell/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234711263">
            <text:p>234711263</text:p>
          </table:table-cell>
          <table:table-cell office:value-type="float" office:value="8499436">
            <text:p>8499436</text:p>
          </table:table-cell>
          <table:table-cell office:value-type="float" office:value="382036">
            <text:p>382036</text:p>
          </table:table-cell>
          <table:table-cell office:value-type="float" office:value="618390">
            <text:p>618390</text:p>
          </table:table-cell>
          <table:table-cell office:value-type="float" office:value="2269062">
            <text:p>2269062</text:p>
          </table:table-cell>
          <table:table-cell office:value-type="float" office:value="104">
            <text:p>104</text:p>
          </table:table-cell>
          <table:table-cell office:value-type="float" office:value="128571">
            <text:p>128571</text:p>
          </table:table-cell>
          <table:table-cell office:value-type="float" office:value="365196">
            <text:p>365196</text:p>
          </table:table-cell>
          <table:table-cell office:value-type="float" office:value="1400439">
            <text:p>1400439</text:p>
          </table:table-cell>
          <table:table-cell office:value-type="float" office:value="558347">
            <text:p>558347</text:p>
          </table:table-cell>
          <table:table-cell office:value-type="float" office:value="46643634">
            <text:p>46643634</text:p>
          </table:table-cell>
          <table:table-cell office:value-type="float" office:value="138801">
            <text:p>138801</text:p>
          </table:table-cell>
          <table:table-cell office:value-type="float" office:value="463490">
            <text:p>463490</text:p>
          </table:table-cell>
          <table:table-cell office:value-type="float" office:value="24462">
            <text:p>24462</text:p>
          </table:table-cell>
          <table:table-cell office:value-type="float" office:value="4887604">
            <text:p>4887604</text:p>
          </table:table-cell>
          <table:table-cell office:value-type="float" office:value="1496606">
            <text:p>1496606</text:p>
          </table:table-cell>
          <table:table-cell office:value-type="float" office:value="2894">
            <text:p>2894</text:p>
          </table:table-cell>
          <table:table-cell table:formula="of:=[.B126]+[.D126]" office:value-type="float" office:value="235093299">
            <text:p>235093299</text:p>
          </table:table-cell>
          <table:table-cell/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234891978">
            <text:p>234891978</text:p>
          </table:table-cell>
          <table:table-cell office:value-type="float" office:value="11661338">
            <text:p>11661338</text:p>
          </table:table-cell>
          <table:table-cell office:value-type="float" office:value="489849">
            <text:p>489849</text:p>
          </table:table-cell>
          <table:table-cell office:value-type="float" office:value="641200">
            <text:p>641200</text:p>
          </table:table-cell>
          <table:table-cell office:value-type="float" office:value="2092531">
            <text:p>2092531</text:p>
          </table:table-cell>
          <table:table-cell office:value-type="float" office:value="2690">
            <text:p>2690</text:p>
          </table:table-cell>
          <table:table-cell office:value-type="float" office:value="153204">
            <text:p>153204</text:p>
          </table:table-cell>
          <table:table-cell office:value-type="float" office:value="367606">
            <text:p>367606</text:p>
          </table:table-cell>
          <table:table-cell office:value-type="float" office:value="306729">
            <text:p>306729</text:p>
          </table:table-cell>
          <table:table-cell office:value-type="float" office:value="498616">
            <text:p>498616</text:p>
          </table:table-cell>
          <table:table-cell office:value-type="float" office:value="40285065">
            <text:p>40285065</text:p>
          </table:table-cell>
          <table:table-cell office:value-type="float" office:value="292913">
            <text:p>292913</text:p>
          </table:table-cell>
          <table:table-cell office:value-type="float" office:value="544447">
            <text:p>544447</text:p>
          </table:table-cell>
          <table:table-cell office:value-type="float" office:value="36925">
            <text:p>36925</text:p>
          </table:table-cell>
          <table:table-cell office:value-type="float" office:value="4437100">
            <text:p>4437100</text:p>
          </table:table-cell>
          <table:table-cell office:value-type="float" office:value="1047467">
            <text:p>1047467</text:p>
          </table:table-cell>
          <table:table-cell office:value-type="float" office:value="26236">
            <text:p>26236</text:p>
          </table:table-cell>
          <table:table-cell table:formula="of:=[.B127]+[.D127]" office:value-type="float" office:value="235381827">
            <text:p>235381827</text:p>
          </table:table-cell>
          <table:table-cell/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214082269">
            <text:p>214082269</text:p>
          </table:table-cell>
          <table:table-cell office:value-type="float" office:value="9799161">
            <text:p>9799161</text:p>
          </table:table-cell>
          <table:table-cell office:value-type="float" office:value="483031">
            <text:p>483031</text:p>
          </table:table-cell>
          <table:table-cell office:value-type="float" office:value="995760">
            <text:p>995760</text:p>
          </table:table-cell>
          <table:table-cell office:value-type="float" office:value="1235730">
            <text:p>1235730</text:p>
          </table:table-cell>
          <table:table-cell office:value-type="float" office:value="82">
            <text:p>82</text:p>
          </table:table-cell>
          <table:table-cell office:value-type="float" office:value="76726">
            <text:p>76726</text:p>
          </table:table-cell>
          <table:table-cell office:value-type="float" office:value="379453">
            <text:p>379453</text:p>
          </table:table-cell>
          <table:table-cell office:value-type="float" office:value="191533">
            <text:p>191533</text:p>
          </table:table-cell>
          <table:table-cell office:value-type="float" office:value="562086">
            <text:p>562086</text:p>
          </table:table-cell>
          <table:table-cell office:value-type="float" office:value="44150161">
            <text:p>44150161</text:p>
          </table:table-cell>
          <table:table-cell office:value-type="float" office:value="281506">
            <text:p>281506</text:p>
          </table:table-cell>
          <table:table-cell office:value-type="float" office:value="530720">
            <text:p>530720</text:p>
          </table:table-cell>
          <table:table-cell office:value-type="float" office:value="24904">
            <text:p>24904</text:p>
          </table:table-cell>
          <table:table-cell office:value-type="float" office:value="4531518">
            <text:p>4531518</text:p>
          </table:table-cell>
          <table:table-cell office:value-type="float" office:value="1139689">
            <text:p>1139689</text:p>
          </table:table-cell>
          <table:table-cell office:value-type="float" office:value="7558">
            <text:p>7558</text:p>
          </table:table-cell>
          <table:table-cell table:formula="of:=[.B128]+[.D128]" office:value-type="float" office:value="214565300">
            <text:p>214565300</text:p>
          </table:table-cell>
          <table:table-cell/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240199910">
            <text:p>240199910</text:p>
          </table:table-cell>
          <table:table-cell office:value-type="float" office:value="11314598">
            <text:p>11314598</text:p>
          </table:table-cell>
          <table:table-cell office:value-type="float" office:value="429652">
            <text:p>429652</text:p>
          </table:table-cell>
          <table:table-cell office:value-type="float" office:value="865600">
            <text:p>865600</text:p>
          </table:table-cell>
          <table:table-cell office:value-type="float" office:value="1688927">
            <text:p>1688927</text:p>
          </table:table-cell>
          <table:table-cell office:value-type="float" office:value="3018">
            <text:p>3018</text:p>
          </table:table-cell>
          <table:table-cell office:value-type="float" office:value="135863">
            <text:p>135863</text:p>
          </table:table-cell>
          <table:table-cell office:value-type="float" office:value="351808">
            <text:p>351808</text:p>
          </table:table-cell>
          <table:table-cell office:value-type="float" office:value="388893">
            <text:p>388893</text:p>
          </table:table-cell>
          <table:table-cell office:value-type="float" office:value="526429">
            <text:p>526429</text:p>
          </table:table-cell>
          <table:table-cell office:value-type="float" office:value="45133578">
            <text:p>45133578</text:p>
          </table:table-cell>
          <table:table-cell office:value-type="float" office:value="190310">
            <text:p>190310</text:p>
          </table:table-cell>
          <table:table-cell office:value-type="float" office:value="400871">
            <text:p>400871</text:p>
          </table:table-cell>
          <table:table-cell office:value-type="float" office:value="13047">
            <text:p>13047</text:p>
          </table:table-cell>
          <table:table-cell office:value-type="float" office:value="4972108">
            <text:p>4972108</text:p>
          </table:table-cell>
          <table:table-cell office:value-type="float" office:value="1075577">
            <text:p>1075577</text:p>
          </table:table-cell>
          <table:table-cell office:value-type="float" office:value="68642">
            <text:p>68642</text:p>
          </table:table-cell>
          <table:table-cell table:formula="of:=[.B129]+[.D129]" office:value-type="float" office:value="240629562">
            <text:p>240629562</text:p>
          </table:table-cell>
          <table:table-cell/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245578176">
            <text:p>245578176</text:p>
          </table:table-cell>
          <table:table-cell office:value-type="float" office:value="13260815">
            <text:p>13260815</text:p>
          </table:table-cell>
          <table:table-cell office:value-type="float" office:value="370124">
            <text:p>370124</text:p>
          </table:table-cell>
          <table:table-cell office:value-type="float" office:value="603120">
            <text:p>603120</text:p>
          </table:table-cell>
          <table:table-cell office:value-type="float" office:value="1256713">
            <text:p>1256713</text:p>
          </table:table-cell>
          <table:table-cell office:value-type="float" office:value="304">
            <text:p>304</text:p>
          </table:table-cell>
          <table:table-cell office:value-type="float" office:value="173461">
            <text:p>173461</text:p>
          </table:table-cell>
          <table:table-cell office:value-type="float" office:value="339343">
            <text:p>339343</text:p>
          </table:table-cell>
          <table:table-cell office:value-type="float" office:value="200778">
            <text:p>200778</text:p>
          </table:table-cell>
          <table:table-cell office:value-type="float" office:value="487128">
            <text:p>487128</text:p>
          </table:table-cell>
          <table:table-cell office:value-type="float" office:value="46709983">
            <text:p>46709983</text:p>
          </table:table-cell>
          <table:table-cell office:value-type="float" office:value="198107">
            <text:p>198107</text:p>
          </table:table-cell>
          <table:table-cell office:value-type="float" office:value="703036">
            <text:p>703036</text:p>
          </table:table-cell>
          <table:table-cell office:value-type="float" office:value="18637">
            <text:p>18637</text:p>
          </table:table-cell>
          <table:table-cell office:value-type="float" office:value="4343980">
            <text:p>4343980</text:p>
          </table:table-cell>
          <table:table-cell office:value-type="float" office:value="1078365">
            <text:p>1078365</text:p>
          </table:table-cell>
          <table:table-cell office:value-type="float" office:value="118419">
            <text:p>118419</text:p>
          </table:table-cell>
          <table:table-cell table:formula="of:=[.B130]+[.D130]" office:value-type="float" office:value="245948300">
            <text:p>245948300</text:p>
          </table:table-cell>
          <table:table-cell/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236347933">
            <text:p>236347933</text:p>
          </table:table-cell>
          <table:table-cell office:value-type="float" office:value="18950836">
            <text:p>18950836</text:p>
          </table:table-cell>
          <table:table-cell office:value-type="float" office:value="690982">
            <text:p>690982</text:p>
          </table:table-cell>
          <table:table-cell office:value-type="float" office:value="482990">
            <text:p>482990</text:p>
          </table:table-cell>
          <table:table-cell office:value-type="float" office:value="1172492">
            <text:p>1172492</text:p>
          </table:table-cell>
          <table:table-cell office:value-type="float" office:value="211">
            <text:p>211</text:p>
          </table:table-cell>
          <table:table-cell office:value-type="float" office:value="113065">
            <text:p>113065</text:p>
          </table:table-cell>
          <table:table-cell office:value-type="float" office:value="321229">
            <text:p>321229</text:p>
          </table:table-cell>
          <table:table-cell office:value-type="float" office:value="228264">
            <text:p>228264</text:p>
          </table:table-cell>
          <table:table-cell office:value-type="float" office:value="523389">
            <text:p>523389</text:p>
          </table:table-cell>
          <table:table-cell office:value-type="float" office:value="42816570">
            <text:p>42816570</text:p>
          </table:table-cell>
          <table:table-cell office:value-type="float" office:value="420217">
            <text:p>420217</text:p>
          </table:table-cell>
          <table:table-cell office:value-type="float" office:value="452640">
            <text:p>452640</text:p>
          </table:table-cell>
          <table:table-cell office:value-type="float" office:value="13558">
            <text:p>13558</text:p>
          </table:table-cell>
          <table:table-cell office:value-type="float" office:value="4468907">
            <text:p>4468907</text:p>
          </table:table-cell>
          <table:table-cell office:value-type="float" office:value="960139">
            <text:p>960139</text:p>
          </table:table-cell>
          <table:table-cell office:value-type="float" office:value="50495">
            <text:p>50495</text:p>
          </table:table-cell>
          <table:table-cell table:formula="of:=[.B131]+[.D131]" office:value-type="float" office:value="237038915">
            <text:p>237038915</text:p>
          </table:table-cell>
          <table:table-cell/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281938876">
            <text:p>281938876</text:p>
          </table:table-cell>
          <table:table-cell office:value-type="float" office:value="23710282">
            <text:p>23710282</text:p>
          </table:table-cell>
          <table:table-cell office:value-type="float" office:value="616105">
            <text:p>616105</text:p>
          </table:table-cell>
          <table:table-cell office:value-type="float" office:value="464640">
            <text:p>464640</text:p>
          </table:table-cell>
          <table:table-cell office:value-type="float" office:value="1804418">
            <text:p>1804418</text:p>
          </table:table-cell>
          <table:table-cell office:value-type="float" office:value="29">
            <text:p>29</text:p>
          </table:table-cell>
          <table:table-cell office:value-type="float" office:value="53540">
            <text:p>53540</text:p>
          </table:table-cell>
          <table:table-cell office:value-type="float" office:value="398634">
            <text:p>398634</text:p>
          </table:table-cell>
          <table:table-cell office:value-type="float" office:value="630529">
            <text:p>630529</text:p>
          </table:table-cell>
          <table:table-cell office:value-type="float" office:value="579485">
            <text:p>579485</text:p>
          </table:table-cell>
          <table:table-cell office:value-type="float" office:value="47942789">
            <text:p>47942789</text:p>
          </table:table-cell>
          <table:table-cell office:value-type="float" office:value="591627">
            <text:p>591627</text:p>
          </table:table-cell>
          <table:table-cell office:value-type="float" office:value="436394">
            <text:p>436394</text:p>
          </table:table-cell>
          <table:table-cell office:value-type="float" office:value="24915">
            <text:p>24915</text:p>
          </table:table-cell>
          <table:table-cell office:value-type="float" office:value="5163365">
            <text:p>5163365</text:p>
          </table:table-cell>
          <table:table-cell office:value-type="float" office:value="992532">
            <text:p>992532</text:p>
          </table:table-cell>
          <table:table-cell office:value-type="float" office:value="30283">
            <text:p>30283</text:p>
          </table:table-cell>
          <table:table-cell table:formula="of:=[.B132]+[.D132]" office:value-type="float" office:value="282554981">
            <text:p>282554981</text:p>
          </table:table-cell>
          <table:table-cell/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258954517">
            <text:p>258954517</text:p>
          </table:table-cell>
          <table:table-cell office:value-type="float" office:value="20382662">
            <text:p>20382662</text:p>
          </table:table-cell>
          <table:table-cell office:value-type="float" office:value="379790">
            <text:p>379790</text:p>
          </table:table-cell>
          <table:table-cell office:value-type="float" office:value="328600">
            <text:p>328600</text:p>
          </table:table-cell>
          <table:table-cell office:value-type="float" office:value="1900736">
            <text:p>1900736</text:p>
          </table:table-cell>
          <table:table-cell office:value-type="float" office:value="389">
            <text:p>389</text:p>
          </table:table-cell>
          <table:table-cell office:value-type="float" office:value="25977">
            <text:p>25977</text:p>
          </table:table-cell>
          <table:table-cell office:value-type="float" office:value="468993">
            <text:p>468993</text:p>
          </table:table-cell>
          <table:table-cell office:value-type="float" office:value="346510">
            <text:p>346510</text:p>
          </table:table-cell>
          <table:table-cell office:value-type="float" office:value="598549">
            <text:p>598549</text:p>
          </table:table-cell>
          <table:table-cell office:value-type="float" office:value="46747948">
            <text:p>46747948</text:p>
          </table:table-cell>
          <table:table-cell office:value-type="float" office:value="637750">
            <text:p>637750</text:p>
          </table:table-cell>
          <table:table-cell office:value-type="float" office:value="513917">
            <text:p>513917</text:p>
          </table:table-cell>
          <table:table-cell office:value-type="float" office:value="68277">
            <text:p>68277</text:p>
          </table:table-cell>
          <table:table-cell office:value-type="float" office:value="4121755">
            <text:p>4121755</text:p>
          </table:table-cell>
          <table:table-cell office:value-type="float" office:value="970158">
            <text:p>970158</text:p>
          </table:table-cell>
          <table:table-cell office:value-type="float" office:value="524">
            <text:p>524</text:p>
          </table:table-cell>
          <table:table-cell table:formula="of:=[.B133]+[.D133]" office:value-type="float" office:value="259334307">
            <text:p>259334307</text:p>
          </table:table-cell>
          <table:table-cell/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266265947">
            <text:p>266265947</text:p>
          </table:table-cell>
          <table:table-cell office:value-type="float" office:value="24260306">
            <text:p>24260306</text:p>
          </table:table-cell>
          <table:table-cell office:value-type="float" office:value="1425732">
            <text:p>1425732</text:p>
          </table:table-cell>
          <table:table-cell office:value-type="float" office:value="337000">
            <text:p>337000</text:p>
          </table:table-cell>
          <table:table-cell office:value-type="float" office:value="1420484">
            <text:p>1420484</text:p>
          </table:table-cell>
          <table:table-cell office:value-type="float" office:value="135">
            <text:p>135</text:p>
          </table:table-cell>
          <table:table-cell office:value-type="float" office:value="110187">
            <text:p>110187</text:p>
          </table:table-cell>
          <table:table-cell office:value-type="float" office:value="462527">
            <text:p>462527</text:p>
          </table:table-cell>
          <table:table-cell office:value-type="float" office:value="230312">
            <text:p>230312</text:p>
          </table:table-cell>
          <table:table-cell office:value-type="float" office:value="659344">
            <text:p>659344</text:p>
          </table:table-cell>
          <table:table-cell office:value-type="float" office:value="47550437">
            <text:p>47550437</text:p>
          </table:table-cell>
          <table:table-cell office:value-type="float" office:value="491220">
            <text:p>491220</text:p>
          </table:table-cell>
          <table:table-cell office:value-type="float" office:value="430185">
            <text:p>430185</text:p>
          </table:table-cell>
          <table:table-cell office:value-type="float" office:value="46842">
            <text:p>46842</text:p>
          </table:table-cell>
          <table:table-cell office:value-type="float" office:value="4408920">
            <text:p>4408920</text:p>
          </table:table-cell>
          <table:table-cell office:value-type="float" office:value="1063339">
            <text:p>1063339</text:p>
          </table:table-cell>
          <table:table-cell office:value-type="float" office:value="47292">
            <text:p>47292</text:p>
          </table:table-cell>
          <table:table-cell table:formula="of:=[.B134]+[.D134]" office:value-type="float" office:value="267691679">
            <text:p>267691679</text:p>
          </table:table-cell>
          <table:table-cell/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202575979">
            <text:p>202575979</text:p>
          </table:table-cell>
          <table:table-cell office:value-type="float" office:value="18503023">
            <text:p>18503023</text:p>
          </table:table-cell>
          <table:table-cell office:value-type="float" office:value="322837">
            <text:p>322837</text:p>
          </table:table-cell>
          <table:table-cell office:value-type="float" office:value="265073">
            <text:p>265073</text:p>
          </table:table-cell>
          <table:table-cell office:value-type="float" office:value="1625841">
            <text:p>1625841</text:p>
          </table:table-cell>
          <table:table-cell office:value-type="float" office:value="1062">
            <text:p>1062</text:p>
          </table:table-cell>
          <table:table-cell office:value-type="float" office:value="179248">
            <text:p>179248</text:p>
          </table:table-cell>
          <table:table-cell office:value-type="float" office:value="300367">
            <text:p>300367</text:p>
          </table:table-cell>
          <table:table-cell office:value-type="float" office:value="422805">
            <text:p>422805</text:p>
          </table:table-cell>
          <table:table-cell office:value-type="float" office:value="350719">
            <text:p>350719</text:p>
          </table:table-cell>
          <table:table-cell office:value-type="float" office:value="29378733">
            <text:p>29378733</text:p>
          </table:table-cell>
          <table:table-cell office:value-type="float" office:value="468041">
            <text:p>468041</text:p>
          </table:table-cell>
          <table:table-cell office:value-type="float" office:value="270124">
            <text:p>270124</text:p>
          </table:table-cell>
          <table:table-cell office:value-type="float" office:value="44872">
            <text:p>44872</text:p>
          </table:table-cell>
          <table:table-cell office:value-type="float" office:value="4036928">
            <text:p>4036928</text:p>
          </table:table-cell>
          <table:table-cell office:value-type="float" office:value="917197">
            <text:p>917197</text:p>
          </table:table-cell>
          <table:table-cell office:value-type="float" office:value="372">
            <text:p>372</text:p>
          </table:table-cell>
          <table:table-cell table:formula="of:=[.B135]+[.D135]" office:value-type="float" office:value="202898816">
            <text:p>202898816</text:p>
          </table:table-cell>
          <table:table-cell/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263205683">
            <text:p>263205683</text:p>
          </table:table-cell>
          <table:table-cell office:value-type="float" office:value="24083412">
            <text:p>24083412</text:p>
          </table:table-cell>
          <table:table-cell office:value-type="float" office:value="367716">
            <text:p>367716</text:p>
          </table:table-cell>
          <table:table-cell office:value-type="float" office:value="334850">
            <text:p>334850</text:p>
          </table:table-cell>
          <table:table-cell office:value-type="float" office:value="1941428">
            <text:p>1941428</text:p>
          </table:table-cell>
          <table:table-cell office:value-type="float" office:value="354">
            <text:p>354</text:p>
          </table:table-cell>
          <table:table-cell office:value-type="float" office:value="135407">
            <text:p>135407</text:p>
          </table:table-cell>
          <table:table-cell office:value-type="float" office:value="440041">
            <text:p>440041</text:p>
          </table:table-cell>
          <table:table-cell office:value-type="float" office:value="249751">
            <text:p>249751</text:p>
          </table:table-cell>
          <table:table-cell office:value-type="float" office:value="621207">
            <text:p>621207</text:p>
          </table:table-cell>
          <table:table-cell office:value-type="float" office:value="44240918">
            <text:p>44240918</text:p>
          </table:table-cell>
          <table:table-cell office:value-type="float" office:value="355334">
            <text:p>355334</text:p>
          </table:table-cell>
          <table:table-cell office:value-type="float" office:value="444020">
            <text:p>444020</text:p>
          </table:table-cell>
          <table:table-cell office:value-type="float" office:value="37262">
            <text:p>37262</text:p>
          </table:table-cell>
          <table:table-cell office:value-type="float" office:value="5049543">
            <text:p>5049543</text:p>
          </table:table-cell>
          <table:table-cell office:value-type="float" office:value="911307">
            <text:p>911307</text:p>
          </table:table-cell>
          <table:table-cell office:value-type="float" office:value="60135">
            <text:p>60135</text:p>
          </table:table-cell>
          <table:table-cell table:formula="of:=[.B136]+[.D136]" office:value-type="float" office:value="263573399">
            <text:p>263573399</text:p>
          </table:table-cell>
          <table:table-cell/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275160397">
            <text:p>275160397</text:p>
          </table:table-cell>
          <table:table-cell office:value-type="float" office:value="26003626">
            <text:p>26003626</text:p>
          </table:table-cell>
          <table:table-cell office:value-type="float" office:value="620868">
            <text:p>620868</text:p>
          </table:table-cell>
          <table:table-cell office:value-type="float" office:value="428390">
            <text:p>428390</text:p>
          </table:table-cell>
          <table:table-cell office:value-type="float" office:value="2566871">
            <text:p>2566871</text:p>
          </table:table-cell>
          <table:table-cell office:value-type="float" office:value="412">
            <text:p>412</text:p>
          </table:table-cell>
          <table:table-cell office:value-type="float" office:value="106590">
            <text:p>106590</text:p>
          </table:table-cell>
          <table:table-cell office:value-type="float" office:value="366146">
            <text:p>366146</text:p>
          </table:table-cell>
          <table:table-cell office:value-type="float" office:value="515702">
            <text:p>515702</text:p>
          </table:table-cell>
          <table:table-cell office:value-type="float" office:value="707432">
            <text:p>707432</text:p>
          </table:table-cell>
          <table:table-cell office:value-type="float" office:value="43628163">
            <text:p>43628163</text:p>
          </table:table-cell>
          <table:table-cell office:value-type="float" office:value="303893">
            <text:p>303893</text:p>
          </table:table-cell>
          <table:table-cell office:value-type="float" office:value="417156">
            <text:p>417156</text:p>
          </table:table-cell>
          <table:table-cell office:value-type="float" office:value="59971">
            <text:p>59971</text:p>
          </table:table-cell>
          <table:table-cell office:value-type="float" office:value="5117582">
            <text:p>5117582</text:p>
          </table:table-cell>
          <table:table-cell office:value-type="float" office:value="1216898">
            <text:p>1216898</text:p>
          </table:table-cell>
          <table:table-cell office:value-type="float" office:value="3735">
            <text:p>3735</text:p>
          </table:table-cell>
          <table:table-cell table:formula="of:=[.B137]+[.D137]" office:value-type="float" office:value="275781265">
            <text:p>275781265</text:p>
          </table:table-cell>
          <table:table-cell/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256672597">
            <text:p>256672597</text:p>
          </table:table-cell>
          <table:table-cell office:value-type="float" office:value="32884186">
            <text:p>32884186</text:p>
          </table:table-cell>
          <table:table-cell office:value-type="float" office:value="790109">
            <text:p>790109</text:p>
          </table:table-cell>
          <table:table-cell office:value-type="float" office:value="331750">
            <text:p>331750</text:p>
          </table:table-cell>
          <table:table-cell office:value-type="float" office:value="1917477">
            <text:p>1917477</text:p>
          </table:table-cell>
          <table:table-cell office:value-type="float" office:value="526">
            <text:p>526</text:p>
          </table:table-cell>
          <table:table-cell office:value-type="float" office:value="154398">
            <text:p>154398</text:p>
          </table:table-cell>
          <table:table-cell office:value-type="float" office:value="242492">
            <text:p>242492</text:p>
          </table:table-cell>
          <table:table-cell office:value-type="float" office:value="234163">
            <text:p>234163</text:p>
          </table:table-cell>
          <table:table-cell office:value-type="float" office:value="514343">
            <text:p>514343</text:p>
          </table:table-cell>
          <table:table-cell office:value-type="float" office:value="44620370">
            <text:p>44620370</text:p>
          </table:table-cell>
          <table:table-cell office:value-type="float" office:value="132659">
            <text:p>132659</text:p>
          </table:table-cell>
          <table:table-cell office:value-type="float" office:value="228623">
            <text:p>228623</text:p>
          </table:table-cell>
          <table:table-cell office:value-type="float" office:value="24060">
            <text:p>24060</text:p>
          </table:table-cell>
          <table:table-cell office:value-type="float" office:value="4721685">
            <text:p>4721685</text:p>
          </table:table-cell>
          <table:table-cell office:value-type="float" office:value="1110060">
            <text:p>1110060</text:p>
          </table:table-cell>
          <table:table-cell office:value-type="float" office:value="2615">
            <text:p>2615</text:p>
          </table:table-cell>
          <table:table-cell table:formula="of:=[.B138]+[.D138]" office:value-type="float" office:value="257462706">
            <text:p>257462706</text:p>
          </table:table-cell>
          <table:table-cell/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248292336">
            <text:p>248292336</text:p>
          </table:table-cell>
          <table:table-cell office:value-type="float" office:value="43199161">
            <text:p>43199161</text:p>
          </table:table-cell>
          <table:table-cell office:value-type="float" office:value="578818">
            <text:p>578818</text:p>
          </table:table-cell>
          <table:table-cell office:value-type="float" office:value="369829">
            <text:p>369829</text:p>
          </table:table-cell>
          <table:table-cell office:value-type="float" office:value="2109529">
            <text:p>2109529</text:p>
          </table:table-cell>
          <table:table-cell office:value-type="float" office:value="27821">
            <text:p>27821</text:p>
          </table:table-cell>
          <table:table-cell office:value-type="float" office:value="201063">
            <text:p>201063</text:p>
          </table:table-cell>
          <table:table-cell office:value-type="float" office:value="220033">
            <text:p>220033</text:p>
          </table:table-cell>
          <table:table-cell office:value-type="float" office:value="276300">
            <text:p>276300</text:p>
          </table:table-cell>
          <table:table-cell office:value-type="float" office:value="625752">
            <text:p>625752</text:p>
          </table:table-cell>
          <table:table-cell office:value-type="float" office:value="41394770">
            <text:p>41394770</text:p>
          </table:table-cell>
          <table:table-cell office:value-type="float" office:value="203120">
            <text:p>203120</text:p>
          </table:table-cell>
          <table:table-cell office:value-type="float" office:value="308115">
            <text:p>308115</text:p>
          </table:table-cell>
          <table:table-cell office:value-type="float" office:value="53519">
            <text:p>53519</text:p>
          </table:table-cell>
          <table:table-cell office:value-type="float" office:value="4943614">
            <text:p>4943614</text:p>
          </table:table-cell>
          <table:table-cell office:value-type="float" office:value="1028731">
            <text:p>1028731</text:p>
          </table:table-cell>
          <table:table-cell office:value-type="float" office:value="1247">
            <text:p>1247</text:p>
          </table:table-cell>
          <table:table-cell table:formula="of:=[.B139]+[.D139]" office:value-type="float" office:value="248871154">
            <text:p>248871154</text:p>
          </table:table-cell>
          <table:table-cell/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234814559">
            <text:p>234814559</text:p>
          </table:table-cell>
          <table:table-cell office:value-type="float" office:value="36291544">
            <text:p>36291544</text:p>
          </table:table-cell>
          <table:table-cell office:value-type="float" office:value="484841">
            <text:p>484841</text:p>
          </table:table-cell>
          <table:table-cell office:value-type="float" office:value="405970">
            <text:p>405970</text:p>
          </table:table-cell>
          <table:table-cell office:value-type="float" office:value="2172395">
            <text:p>2172395</text:p>
          </table:table-cell>
          <table:table-cell office:value-type="float" office:value="24661">
            <text:p>24661</text:p>
          </table:table-cell>
          <table:table-cell office:value-type="float" office:value="138153">
            <text:p>138153</text:p>
          </table:table-cell>
          <table:table-cell office:value-type="float" office:value="356881">
            <text:p>356881</text:p>
          </table:table-cell>
          <table:table-cell office:value-type="float" office:value="338897">
            <text:p>338897</text:p>
          </table:table-cell>
          <table:table-cell office:value-type="float" office:value="591772">
            <text:p>591772</text:p>
          </table:table-cell>
          <table:table-cell office:value-type="float" office:value="42418796">
            <text:p>42418796</text:p>
          </table:table-cell>
          <table:table-cell office:value-type="float" office:value="168245">
            <text:p>168245</text:p>
          </table:table-cell>
          <table:table-cell office:value-type="float" office:value="381962">
            <text:p>381962</text:p>
          </table:table-cell>
          <table:table-cell office:value-type="float" office:value="33917">
            <text:p>33917</text:p>
          </table:table-cell>
          <table:table-cell office:value-type="float" office:value="5135192">
            <text:p>5135192</text:p>
          </table:table-cell>
          <table:table-cell office:value-type="float" office:value="1214973">
            <text:p>1214973</text:p>
          </table:table-cell>
          <table:table-cell office:value-type="float" office:value="140">
            <text:p>140</text:p>
          </table:table-cell>
          <table:table-cell table:formula="of:=[.B140]+[.D140]" office:value-type="float" office:value="235299400">
            <text:p>235299400</text:p>
          </table:table-cell>
          <table:table-cell/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223556565">
            <text:p>223556565</text:p>
          </table:table-cell>
          <table:table-cell office:value-type="float" office:value="19605517">
            <text:p>19605517</text:p>
          </table:table-cell>
          <table:table-cell office:value-type="float" office:value="674963">
            <text:p>674963</text:p>
          </table:table-cell>
          <table:table-cell office:value-type="float" office:value="347427">
            <text:p>347427</text:p>
          </table:table-cell>
          <table:table-cell office:value-type="float" office:value="2265887">
            <text:p>2265887</text:p>
          </table:table-cell>
          <table:table-cell office:value-type="float" office:value="129">
            <text:p>129</text:p>
          </table:table-cell>
          <table:table-cell office:value-type="float" office:value="138530">
            <text:p>138530</text:p>
          </table:table-cell>
          <table:table-cell office:value-type="float" office:value="358346">
            <text:p>358346</text:p>
          </table:table-cell>
          <table:table-cell office:value-type="float" office:value="379196">
            <text:p>379196</text:p>
          </table:table-cell>
          <table:table-cell office:value-type="float" office:value="503038">
            <text:p>503038</text:p>
          </table:table-cell>
          <table:table-cell office:value-type="float" office:value="37365167">
            <text:p>37365167</text:p>
          </table:table-cell>
          <table:table-cell office:value-type="float" office:value="230929">
            <text:p>230929</text:p>
          </table:table-cell>
          <table:table-cell office:value-type="float" office:value="223522">
            <text:p>223522</text:p>
          </table:table-cell>
          <table:table-cell office:value-type="float" office:value="18254">
            <text:p>18254</text:p>
          </table:table-cell>
          <table:table-cell office:value-type="float" office:value="4494899">
            <text:p>4494899</text:p>
          </table:table-cell>
          <table:table-cell office:value-type="float" office:value="1029859">
            <text:p>1029859</text:p>
          </table:table-cell>
          <table:table-cell office:value-type="float" office:value="3313">
            <text:p>3313</text:p>
          </table:table-cell>
          <table:table-cell table:formula="of:=[.B141]+[.D141]" office:value-type="float" office:value="224231528">
            <text:p>224231528</text:p>
          </table:table-cell>
          <table:table-cell/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229759171">
            <text:p>229759171</text:p>
          </table:table-cell>
          <table:table-cell office:value-type="float" office:value="13485925">
            <text:p>13485925</text:p>
          </table:table-cell>
          <table:table-cell office:value-type="float" office:value="484388">
            <text:p>484388</text:p>
          </table:table-cell>
          <table:table-cell office:value-type="float" office:value="384480">
            <text:p>384480</text:p>
          </table:table-cell>
          <table:table-cell office:value-type="float" office:value="1868481">
            <text:p>1868481</text:p>
          </table:table-cell>
          <table:table-cell office:value-type="float" office:value="1061">
            <text:p>1061</text:p>
          </table:table-cell>
          <table:table-cell office:value-type="float" office:value="130134">
            <text:p>130134</text:p>
          </table:table-cell>
          <table:table-cell office:value-type="float" office:value="415718">
            <text:p>415718</text:p>
          </table:table-cell>
          <table:table-cell office:value-type="float" office:value="216584">
            <text:p>216584</text:p>
          </table:table-cell>
          <table:table-cell office:value-type="float" office:value="633363">
            <text:p>633363</text:p>
          </table:table-cell>
          <table:table-cell office:value-type="float" office:value="41984970">
            <text:p>41984970</text:p>
          </table:table-cell>
          <table:table-cell office:value-type="float" office:value="90687">
            <text:p>90687</text:p>
          </table:table-cell>
          <table:table-cell office:value-type="float" office:value="272380">
            <text:p>272380</text:p>
          </table:table-cell>
          <table:table-cell office:value-type="float" office:value="7074">
            <text:p>7074</text:p>
          </table:table-cell>
          <table:table-cell office:value-type="float" office:value="4917973">
            <text:p>4917973</text:p>
          </table:table-cell>
          <table:table-cell office:value-type="float" office:value="1145776">
            <text:p>1145776</text:p>
          </table:table-cell>
          <table:table-cell office:value-type="float" office:value="4036">
            <text:p>4036</text:p>
          </table:table-cell>
          <table:table-cell table:formula="of:=[.B142]+[.D142]" office:value-type="float" office:value="230243559">
            <text:p>230243559</text:p>
          </table:table-cell>
          <table:table-cell/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229169173">
            <text:p>229169173</text:p>
          </table:table-cell>
          <table:table-cell office:value-type="float" office:value="13700744">
            <text:p>13700744</text:p>
          </table:table-cell>
          <table:table-cell office:value-type="float" office:value="506582">
            <text:p>506582</text:p>
          </table:table-cell>
          <table:table-cell office:value-type="float" office:value="415810">
            <text:p>415810</text:p>
          </table:table-cell>
          <table:table-cell office:value-type="float" office:value="1970802">
            <text:p>1970802</text:p>
          </table:table-cell>
          <table:table-cell office:value-type="float" office:value="2929">
            <text:p>2929</text:p>
          </table:table-cell>
          <table:table-cell office:value-type="float" office:value="231251">
            <text:p>231251</text:p>
          </table:table-cell>
          <table:table-cell office:value-type="float" office:value="357888">
            <text:p>357888</text:p>
          </table:table-cell>
          <table:table-cell office:value-type="float" office:value="834667">
            <text:p>834667</text:p>
          </table:table-cell>
          <table:table-cell office:value-type="float" office:value="529811">
            <text:p>529811</text:p>
          </table:table-cell>
          <table:table-cell office:value-type="float" office:value="41189785">
            <text:p>41189785</text:p>
          </table:table-cell>
          <table:table-cell office:value-type="float" office:value="111791">
            <text:p>111791</text:p>
          </table:table-cell>
          <table:table-cell office:value-type="float" office:value="179600">
            <text:p>179600</text:p>
          </table:table-cell>
          <table:table-cell office:value-type="float" office:value="37754">
            <text:p>37754</text:p>
          </table:table-cell>
          <table:table-cell office:value-type="float" office:value="4392143">
            <text:p>4392143</text:p>
          </table:table-cell>
          <table:table-cell office:value-type="float" office:value="1024955">
            <text:p>1024955</text:p>
          </table:table-cell>
          <table:table-cell office:value-type="float" office:value="105">
            <text:p>105</text:p>
          </table:table-cell>
          <table:table-cell table:formula="of:=[.B143]+[.D143]" office:value-type="float" office:value="229675755">
            <text:p>229675755</text:p>
          </table:table-cell>
          <table:table-cell>
            <draw:frame table:end-cell-address="400_EXPORTS.AH177" table:end-x="0.4165in" table:end-y="0.1165in" draw:z-index="0" draw:style-name="gr1" draw:text-style-name="P1" svg:width="12.798in" svg:height="6.3063in" svg:x="0.065in" svg:y="0.0547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242015777">
            <text:p>242015777</text:p>
          </table:table-cell>
          <table:table-cell office:value-type="float" office:value="13258233">
            <text:p>13258233</text:p>
          </table:table-cell>
          <table:table-cell office:value-type="float" office:value="470754">
            <text:p>470754</text:p>
          </table:table-cell>
          <table:table-cell office:value-type="float" office:value="454250">
            <text:p>454250</text:p>
          </table:table-cell>
          <table:table-cell office:value-type="float" office:value="2246011">
            <text:p>2246011</text:p>
          </table:table-cell>
          <table:table-cell office:value-type="float" office:value="8013">
            <text:p>8013</text:p>
          </table:table-cell>
          <table:table-cell office:value-type="float" office:value="206648">
            <text:p>206648</text:p>
          </table:table-cell>
          <table:table-cell office:value-type="float" office:value="449799">
            <text:p>449799</text:p>
          </table:table-cell>
          <table:table-cell office:value-type="float" office:value="314511">
            <text:p>314511</text:p>
          </table:table-cell>
          <table:table-cell office:value-type="float" office:value="474046">
            <text:p>474046</text:p>
          </table:table-cell>
          <table:table-cell office:value-type="float" office:value="48161815">
            <text:p>48161815</text:p>
          </table:table-cell>
          <table:table-cell office:value-type="float" office:value="275635">
            <text:p>275635</text:p>
          </table:table-cell>
          <table:table-cell office:value-type="float" office:value="254864">
            <text:p>254864</text:p>
          </table:table-cell>
          <table:table-cell office:value-type="float" office:value="31638">
            <text:p>31638</text:p>
          </table:table-cell>
          <table:table-cell office:value-type="float" office:value="5432579">
            <text:p>5432579</text:p>
          </table:table-cell>
          <table:table-cell office:value-type="float" office:value="1262628">
            <text:p>1262628</text:p>
          </table:table-cell>
          <table:table-cell office:value-type="float" office:value="5256">
            <text:p>5256</text:p>
          </table:table-cell>
          <table:table-cell table:formula="of:=[.B144]+[.D144]" office:value-type="float" office:value="242486531">
            <text:p>242486531</text:p>
          </table:table-cell>
          <table:table-cell/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268730116">
            <text:p>268730116</text:p>
          </table:table-cell>
          <table:table-cell office:value-type="float" office:value="17006436">
            <text:p>17006436</text:p>
          </table:table-cell>
          <table:table-cell office:value-type="float" office:value="408905">
            <text:p>408905</text:p>
          </table:table-cell>
          <table:table-cell office:value-type="float" office:value="449200">
            <text:p>449200</text:p>
          </table:table-cell>
          <table:table-cell office:value-type="float" office:value="2157728">
            <text:p>2157728</text:p>
          </table:table-cell>
          <table:table-cell office:value-type="float" office:value="12644">
            <text:p>12644</text:p>
          </table:table-cell>
          <table:table-cell office:value-type="float" office:value="145863">
            <text:p>145863</text:p>
          </table:table-cell>
          <table:table-cell office:value-type="float" office:value="453060">
            <text:p>453060</text:p>
          </table:table-cell>
          <table:table-cell office:value-type="float" office:value="530882">
            <text:p>530882</text:p>
          </table:table-cell>
          <table:table-cell office:value-type="float" office:value="552535">
            <text:p>552535</text:p>
          </table:table-cell>
          <table:table-cell office:value-type="float" office:value="44415477">
            <text:p>44415477</text:p>
          </table:table-cell>
          <table:table-cell office:value-type="float" office:value="284926">
            <text:p>284926</text:p>
          </table:table-cell>
          <table:table-cell office:value-type="float" office:value="225161">
            <text:p>225161</text:p>
          </table:table-cell>
          <table:table-cell office:value-type="float" office:value="42273">
            <text:p>42273</text:p>
          </table:table-cell>
          <table:table-cell office:value-type="float" office:value="4795852">
            <text:p>4795852</text:p>
          </table:table-cell>
          <table:table-cell office:value-type="float" office:value="1220120">
            <text:p>1220120</text:p>
          </table:table-cell>
          <table:table-cell office:value-type="float" office:value="3446">
            <text:p>3446</text:p>
          </table:table-cell>
          <table:table-cell table:formula="of:=[.B145]+[.D145]" office:value-type="float" office:value="269139021">
            <text:p>269139021</text:p>
          </table:table-cell>
          <table:table-cell/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255690993">
            <text:p>255690993</text:p>
          </table:table-cell>
          <table:table-cell office:value-type="float" office:value="17734002">
            <text:p>17734002</text:p>
          </table:table-cell>
          <table:table-cell office:value-type="float" office:value="625270">
            <text:p>625270</text:p>
          </table:table-cell>
          <table:table-cell office:value-type="float" office:value="424240">
            <text:p>424240</text:p>
          </table:table-cell>
          <table:table-cell office:value-type="float" office:value="2653304">
            <text:p>2653304</text:p>
          </table:table-cell>
          <table:table-cell office:value-type="float" office:value="12717">
            <text:p>12717</text:p>
          </table:table-cell>
          <table:table-cell office:value-type="float" office:value="222440">
            <text:p>222440</text:p>
          </table:table-cell>
          <table:table-cell office:value-type="float" office:value="522025">
            <text:p>522025</text:p>
          </table:table-cell>
          <table:table-cell office:value-type="float" office:value="338759">
            <text:p>338759</text:p>
          </table:table-cell>
          <table:table-cell office:value-type="float" office:value="729539">
            <text:p>729539</text:p>
          </table:table-cell>
          <table:table-cell office:value-type="float" office:value="44477527">
            <text:p>44477527</text:p>
          </table:table-cell>
          <table:table-cell office:value-type="float" office:value="357586">
            <text:p>357586</text:p>
          </table:table-cell>
          <table:table-cell office:value-type="float" office:value="312209">
            <text:p>312209</text:p>
          </table:table-cell>
          <table:table-cell office:value-type="float" office:value="42321">
            <text:p>42321</text:p>
          </table:table-cell>
          <table:table-cell office:value-type="float" office:value="5534267">
            <text:p>5534267</text:p>
          </table:table-cell>
          <table:table-cell office:value-type="float" office:value="1370360">
            <text:p>1370360</text:p>
          </table:table-cell>
          <table:table-cell office:value-type="float" office:value="8320">
            <text:p>8320</text:p>
          </table:table-cell>
          <table:table-cell table:formula="of:=[.B146]+[.D146]" office:value-type="float" office:value="256316263">
            <text:p>256316263</text:p>
          </table:table-cell>
          <table:table-cell/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189298095">
            <text:p>189298095</text:p>
          </table:table-cell>
          <table:table-cell office:value-type="float" office:value="10139715">
            <text:p>10139715</text:p>
          </table:table-cell>
          <table:table-cell office:value-type="float" office:value="440670">
            <text:p>440670</text:p>
          </table:table-cell>
          <table:table-cell office:value-type="float" office:value="248000">
            <text:p>248000</text:p>
          </table:table-cell>
          <table:table-cell office:value-type="float" office:value="1331986">
            <text:p>1331986</text:p>
          </table:table-cell>
          <table:table-cell office:value-type="float" office:value="173">
            <text:p>173</text:p>
          </table:table-cell>
          <table:table-cell office:value-type="float" office:value="77775">
            <text:p>77775</text:p>
          </table:table-cell>
          <table:table-cell office:value-type="float" office:value="205535">
            <text:p>205535</text:p>
          </table:table-cell>
          <table:table-cell office:value-type="float" office:value="146742">
            <text:p>146742</text:p>
          </table:table-cell>
          <table:table-cell office:value-type="float" office:value="272701">
            <text:p>272701</text:p>
          </table:table-cell>
          <table:table-cell office:value-type="float" office:value="25401386">
            <text:p>25401386</text:p>
          </table:table-cell>
          <table:table-cell office:value-type="float" office:value="70257">
            <text:p>70257</text:p>
          </table:table-cell>
          <table:table-cell office:value-type="float" office:value="211523">
            <text:p>211523</text:p>
          </table:table-cell>
          <table:table-cell office:value-type="float" office:value="18354">
            <text:p>18354</text:p>
          </table:table-cell>
          <table:table-cell office:value-type="float" office:value="4037504">
            <text:p>4037504</text:p>
          </table:table-cell>
          <table:table-cell office:value-type="float" office:value="711550">
            <text:p>711550</text:p>
          </table:table-cell>
          <table:table-cell office:value-type="float" office:value="22431">
            <text:p>22431</text:p>
          </table:table-cell>
          <table:table-cell table:formula="of:=[.B147]+[.D147]" office:value-type="float" office:value="189738765">
            <text:p>189738765</text:p>
          </table:table-cell>
          <table:table-cell/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279064863">
            <text:p>279064863</text:p>
          </table:table-cell>
          <table:table-cell office:value-type="float" office:value="14374703">
            <text:p>14374703</text:p>
          </table:table-cell>
          <table:table-cell office:value-type="float" office:value="725494">
            <text:p>725494</text:p>
          </table:table-cell>
          <table:table-cell office:value-type="float" office:value="543710">
            <text:p>543710</text:p>
          </table:table-cell>
          <table:table-cell office:value-type="float" office:value="2692724">
            <text:p>2692724</text:p>
          </table:table-cell>
          <table:table-cell office:value-type="float" office:value="12745">
            <text:p>12745</text:p>
          </table:table-cell>
          <table:table-cell office:value-type="float" office:value="178610">
            <text:p>178610</text:p>
          </table:table-cell>
          <table:table-cell office:value-type="float" office:value="311125">
            <text:p>311125</text:p>
          </table:table-cell>
          <table:table-cell office:value-type="float" office:value="290058">
            <text:p>290058</text:p>
          </table:table-cell>
          <table:table-cell office:value-type="float" office:value="625981">
            <text:p>625981</text:p>
          </table:table-cell>
          <table:table-cell office:value-type="float" office:value="44534275">
            <text:p>44534275</text:p>
          </table:table-cell>
          <table:table-cell office:value-type="float" office:value="48096">
            <text:p>48096</text:p>
          </table:table-cell>
          <table:table-cell office:value-type="float" office:value="290919">
            <text:p>290919</text:p>
          </table:table-cell>
          <table:table-cell office:value-type="float" office:value="38631">
            <text:p>38631</text:p>
          </table:table-cell>
          <table:table-cell office:value-type="float" office:value="4958964">
            <text:p>4958964</text:p>
          </table:table-cell>
          <table:table-cell office:value-type="float" office:value="1187964">
            <text:p>1187964</text:p>
          </table:table-cell>
          <table:table-cell office:value-type="float" office:value="4291">
            <text:p>4291</text:p>
          </table:table-cell>
          <table:table-cell table:formula="of:=[.B148]+[.D148]" office:value-type="float" office:value="279790357">
            <text:p>279790357</text:p>
          </table:table-cell>
          <table:table-cell/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257129330">
            <text:p>257129330</text:p>
          </table:table-cell>
          <table:table-cell office:value-type="float" office:value="10673844">
            <text:p>10673844</text:p>
          </table:table-cell>
          <table:table-cell office:value-type="float" office:value="638608">
            <text:p>638608</text:p>
          </table:table-cell>
          <table:table-cell office:value-type="float" office:value="460160">
            <text:p>460160</text:p>
          </table:table-cell>
          <table:table-cell office:value-type="float" office:value="2345381">
            <text:p>2345381</text:p>
          </table:table-cell>
          <table:table-cell office:value-type="float" office:value="287">
            <text:p>287</text:p>
          </table:table-cell>
          <table:table-cell office:value-type="float" office:value="168385">
            <text:p>168385</text:p>
          </table:table-cell>
          <table:table-cell office:value-type="float" office:value="377539">
            <text:p>377539</text:p>
          </table:table-cell>
          <table:table-cell office:value-type="float" office:value="707127">
            <text:p>707127</text:p>
          </table:table-cell>
          <table:table-cell office:value-type="float" office:value="649805">
            <text:p>649805</text:p>
          </table:table-cell>
          <table:table-cell office:value-type="float" office:value="44998343">
            <text:p>44998343</text:p>
          </table:table-cell>
          <table:table-cell office:value-type="float" office:value="299535">
            <text:p>299535</text:p>
          </table:table-cell>
          <table:table-cell office:value-type="float" office:value="357184">
            <text:p>357184</text:p>
          </table:table-cell>
          <table:table-cell office:value-type="float" office:value="34431">
            <text:p>34431</text:p>
          </table:table-cell>
          <table:table-cell office:value-type="float" office:value="4950980">
            <text:p>4950980</text:p>
          </table:table-cell>
          <table:table-cell office:value-type="float" office:value="1423520">
            <text:p>1423520</text:p>
          </table:table-cell>
          <table:table-cell office:value-type="float" office:value="3423">
            <text:p>3423</text:p>
          </table:table-cell>
          <table:table-cell table:formula="of:=[.B149]+[.D149]" office:value-type="float" office:value="257767938">
            <text:p>257767938</text:p>
          </table:table-cell>
          <table:table-cell/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243339618">
            <text:p>243339618</text:p>
          </table:table-cell>
          <table:table-cell office:value-type="float" office:value="12101041">
            <text:p>12101041</text:p>
          </table:table-cell>
          <table:table-cell office:value-type="float" office:value="683689">
            <text:p>683689</text:p>
          </table:table-cell>
          <table:table-cell office:value-type="float" office:value="416660">
            <text:p>416660</text:p>
          </table:table-cell>
          <table:table-cell office:value-type="float" office:value="1402992">
            <text:p>1402992</text:p>
          </table:table-cell>
          <table:table-cell office:value-type="float" office:value="335">
            <text:p>335</text:p>
          </table:table-cell>
          <table:table-cell office:value-type="float" office:value="104948">
            <text:p>104948</text:p>
          </table:table-cell>
          <table:table-cell office:value-type="float" office:value="455473">
            <text:p>455473</text:p>
          </table:table-cell>
          <table:table-cell office:value-type="float" office:value="319701">
            <text:p>319701</text:p>
          </table:table-cell>
          <table:table-cell office:value-type="float" office:value="667949">
            <text:p>667949</text:p>
          </table:table-cell>
          <table:table-cell office:value-type="float" office:value="45575980">
            <text:p>45575980</text:p>
          </table:table-cell>
          <table:table-cell office:value-type="float" office:value="190186">
            <text:p>190186</text:p>
          </table:table-cell>
          <table:table-cell office:value-type="float" office:value="288185">
            <text:p>288185</text:p>
          </table:table-cell>
          <table:table-cell office:value-type="float" office:value="42200">
            <text:p>42200</text:p>
          </table:table-cell>
          <table:table-cell office:value-type="float" office:value="4932076">
            <text:p>4932076</text:p>
          </table:table-cell>
          <table:table-cell office:value-type="float" office:value="1175906">
            <text:p>1175906</text:p>
          </table:table-cell>
          <table:table-cell office:value-type="float" office:value="28401">
            <text:p>28401</text:p>
          </table:table-cell>
          <table:table-cell table:formula="of:=[.B150]+[.D150]" office:value-type="float" office:value="244023307">
            <text:p>244023307</text:p>
          </table:table-cell>
          <table:table-cell/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216217294">
            <text:p>216217294</text:p>
          </table:table-cell>
          <table:table-cell office:value-type="float" office:value="11402270">
            <text:p>11402270</text:p>
          </table:table-cell>
          <table:table-cell office:value-type="float" office:value="552934">
            <text:p>552934</text:p>
          </table:table-cell>
          <table:table-cell office:value-type="float" office:value="338000">
            <text:p>338000</text:p>
          </table:table-cell>
          <table:table-cell office:value-type="float" office:value="1662318">
            <text:p>1662318</text:p>
          </table:table-cell>
          <table:table-cell office:value-type="float" office:value="9961">
            <text:p>9961</text:p>
          </table:table-cell>
          <table:table-cell office:value-type="float" office:value="144722">
            <text:p>144722</text:p>
          </table:table-cell>
          <table:table-cell office:value-type="float" office:value="357081">
            <text:p>357081</text:p>
          </table:table-cell>
          <table:table-cell office:value-type="float" office:value="279766">
            <text:p>279766</text:p>
          </table:table-cell>
          <table:table-cell office:value-type="float" office:value="592840">
            <text:p>592840</text:p>
          </table:table-cell>
          <table:table-cell office:value-type="float" office:value="47370191">
            <text:p>47370191</text:p>
          </table:table-cell>
          <table:table-cell office:value-type="float" office:value="358752">
            <text:p>358752</text:p>
          </table:table-cell>
          <table:table-cell office:value-type="float" office:value="291351">
            <text:p>291351</text:p>
          </table:table-cell>
          <table:table-cell office:value-type="float" office:value="33628">
            <text:p>33628</text:p>
          </table:table-cell>
          <table:table-cell office:value-type="float" office:value="5358917">
            <text:p>5358917</text:p>
          </table:table-cell>
          <table:table-cell office:value-type="float" office:value="1331459">
            <text:p>1331459</text:p>
          </table:table-cell>
          <table:table-cell office:value-type="float" office:value="29782">
            <text:p>29782</text:p>
          </table:table-cell>
          <table:table-cell table:formula="of:=[.B151]+[.D151]" office:value-type="float" office:value="216770228">
            <text:p>216770228</text:p>
          </table:table-cell>
          <table:table-cell/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206818100">
            <text:p>206818100</text:p>
          </table:table-cell>
          <table:table-cell office:value-type="float" office:value="14085888">
            <text:p>14085888</text:p>
          </table:table-cell>
          <table:table-cell office:value-type="float" office:value="649977">
            <text:p>649977</text:p>
          </table:table-cell>
          <table:table-cell office:value-type="float" office:value="360840">
            <text:p>360840</text:p>
          </table:table-cell>
          <table:table-cell office:value-type="float" office:value="1996764">
            <text:p>1996764</text:p>
          </table:table-cell>
          <table:table-cell office:value-type="float" office:value="171">
            <text:p>171</text:p>
          </table:table-cell>
          <table:table-cell office:value-type="float" office:value="116005">
            <text:p>116005</text:p>
          </table:table-cell>
          <table:table-cell office:value-type="float" office:value="418805">
            <text:p>418805</text:p>
          </table:table-cell>
          <table:table-cell office:value-type="float" office:value="451479">
            <text:p>451479</text:p>
          </table:table-cell>
          <table:table-cell office:value-type="float" office:value="593242">
            <text:p>593242</text:p>
          </table:table-cell>
          <table:table-cell office:value-type="float" office:value="44233036">
            <text:p>44233036</text:p>
          </table:table-cell>
          <table:table-cell office:value-type="float" office:value="230983">
            <text:p>230983</text:p>
          </table:table-cell>
          <table:table-cell office:value-type="float" office:value="226933">
            <text:p>226933</text:p>
          </table:table-cell>
          <table:table-cell office:value-type="float" office:value="27762">
            <text:p>27762</text:p>
          </table:table-cell>
          <table:table-cell office:value-type="float" office:value="5052010">
            <text:p>5052010</text:p>
          </table:table-cell>
          <table:table-cell office:value-type="float" office:value="1077748">
            <text:p>1077748</text:p>
          </table:table-cell>
          <table:table-cell office:value-type="float" office:value="23102">
            <text:p>23102</text:p>
          </table:table-cell>
          <table:table-cell table:formula="of:=[.B152]+[.D152]" office:value-type="float" office:value="207468077">
            <text:p>207468077</text:p>
          </table:table-cell>
          <table:table-cell/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195393749">
            <text:p>195393749</text:p>
          </table:table-cell>
          <table:table-cell office:value-type="float" office:value="12354516">
            <text:p>12354516</text:p>
          </table:table-cell>
          <table:table-cell office:value-type="float" office:value="734730">
            <text:p>734730</text:p>
          </table:table-cell>
          <table:table-cell office:value-type="float" office:value="379506">
            <text:p>379506</text:p>
          </table:table-cell>
          <table:table-cell office:value-type="float" office:value="1321373">
            <text:p>1321373</text:p>
          </table:table-cell>
          <table:table-cell office:value-type="float" office:value="314">
            <text:p>314</text:p>
          </table:table-cell>
          <table:table-cell office:value-type="float" office:value="105997">
            <text:p>105997</text:p>
          </table:table-cell>
          <table:table-cell office:value-type="float" office:value="364040">
            <text:p>364040</text:p>
          </table:table-cell>
          <table:table-cell office:value-type="float" office:value="674252">
            <text:p>674252</text:p>
          </table:table-cell>
          <table:table-cell office:value-type="float" office:value="634018">
            <text:p>634018</text:p>
          </table:table-cell>
          <table:table-cell office:value-type="float" office:value="40934297">
            <text:p>40934297</text:p>
          </table:table-cell>
          <table:table-cell office:value-type="float" office:value="235203">
            <text:p>235203</text:p>
          </table:table-cell>
          <table:table-cell office:value-type="float" office:value="299657">
            <text:p>299657</text:p>
          </table:table-cell>
          <table:table-cell office:value-type="float" office:value="15937">
            <text:p>15937</text:p>
          </table:table-cell>
          <table:table-cell office:value-type="float" office:value="4480901">
            <text:p>4480901</text:p>
          </table:table-cell>
          <table:table-cell office:value-type="float" office:value="948780">
            <text:p>948780</text:p>
          </table:table-cell>
          <table:table-cell office:value-type="float" office:value="32494">
            <text:p>32494</text:p>
          </table:table-cell>
          <table:table-cell table:formula="of:=[.B153]+[.D153]" office:value-type="float" office:value="196128479">
            <text:p>196128479</text:p>
          </table:table-cell>
          <table:table-cell/>
        </table:table-row>
        <table:table-row table:style-name="ro2">
          <table:table-cell office:value-type="date" office:date-value="2019-01-01">
            <text:p>Jan <text:s/>2019</text:p>
          </table:table-cell>
          <table:table-cell office:value-type="float" office:value="201857830">
            <text:p>201857830</text:p>
          </table:table-cell>
          <table:table-cell office:value-type="float" office:value="12623587">
            <text:p>12623587</text:p>
          </table:table-cell>
          <table:table-cell office:value-type="float" office:value="640588">
            <text:p>640588</text:p>
          </table:table-cell>
          <table:table-cell office:value-type="float" office:value="286570">
            <text:p>286570</text:p>
          </table:table-cell>
          <table:table-cell office:value-type="float" office:value="910216">
            <text:p>910216</text:p>
          </table:table-cell>
          <table:table-cell office:value-type="float" office:value="377">
            <text:p>377</text:p>
          </table:table-cell>
          <table:table-cell office:value-type="float" office:value="154325">
            <text:p>154325</text:p>
          </table:table-cell>
          <table:table-cell office:value-type="float" office:value="369489">
            <text:p>369489</text:p>
          </table:table-cell>
          <table:table-cell office:value-type="float" office:value="258822">
            <text:p>258822</text:p>
          </table:table-cell>
          <table:table-cell office:value-type="float" office:value="579093">
            <text:p>579093</text:p>
          </table:table-cell>
          <table:table-cell office:value-type="float" office:value="46906304">
            <text:p>46906304</text:p>
          </table:table-cell>
          <table:table-cell office:value-type="float" office:value="124204">
            <text:p>124204</text:p>
          </table:table-cell>
          <table:table-cell office:value-type="float" office:value="216865">
            <text:p>216865</text:p>
          </table:table-cell>
          <table:table-cell office:value-type="float" office:value="43941">
            <text:p>43941</text:p>
          </table:table-cell>
          <table:table-cell office:value-type="float" office:value="4977836">
            <text:p>4977836</text:p>
          </table:table-cell>
          <table:table-cell office:value-type="float" office:value="1123786">
            <text:p>1123786</text:p>
          </table:table-cell>
          <table:table-cell office:value-type="float" office:value="6508">
            <text:p>6508</text:p>
          </table:table-cell>
          <table:table-cell table:formula="of:=[.B154]+[.D154]" office:value-type="float" office:value="202498418">
            <text:p>202498418</text:p>
          </table:table-cell>
          <table:table-cell/>
        </table:table-row>
      </table:table>
      <table:table table:name="YEARLY_EXPORT" table:style-name="ta1" table:print="false">
        <table:table-column table:style-name="co1" table:default-cell-style-name="ce1"/>
        <table:table-column table:style-name="co1" table:number-columns-repeated="5" table:default-cell-style-name="Default"/>
        <table:table-row table:style-name="ro2">
          <table:table-cell office:value-type="string">
            <text:p>Date</text:p>
          </table:table-cell>
          <table:table-cell office:value-type="float" office:value="2016">
            <text:p>2016</text:p>
          </table:table-cell>
          <table:table-cell office:value-type="float" office:value="2017">
            <text:p>2017</text:p>
          </table:table-cell>
          <table:table-cell office:value-type="float" office:value="2018">
            <text:p>2018</text:p>
          </table:table-cell>
          <table:table-cell/>
          <table:table-cell>
            <draw:frame table:end-cell-address="YEARLY_EXPORT.M19" table:end-x="0.7673in" table:end-y="0.1268in" draw:z-index="0" draw:style-name="gr1" draw:text-style-name="P1" svg:width="6.2988in" svg:height="3.5429in" svg:x="0.6917in" svg:y="0in">
              <draw:object draw:notify-on-update-of-ranges="YEARLY_EXPORT.B1:YEARLY_EXPORT.B1 YEARLY_EXPORT.B2:YEARLY_EXPORT.B13 YEARLY_EXPORT.C1:YEARLY_EXPORT.C1 YEARLY_EXPORT.C2:YEARLY_EXPORT.C13 YEARLY_EXPORT.D1:YEARLY_EXPORT.D1 YEARLY_EXPORT.D2:YEARLY_EXPORT.D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184890064">
            <text:p>184890064</text:p>
          </table:table-cell>
          <table:table-cell office:value-type="float" office:value="245948300">
            <text:p>245948300</text:p>
          </table:table-cell>
          <table:table-cell office:value-type="float" office:value="230243559">
            <text:p>230243559</text:p>
          </table:table-cell>
          <table:table-cell table:number-columns-repeated="2"/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207873577">
            <text:p>207873577</text:p>
          </table:table-cell>
          <table:table-cell office:value-type="float" office:value="237038915">
            <text:p>237038915</text:p>
          </table:table-cell>
          <table:table-cell office:value-type="float" office:value="229675755">
            <text:p>229675755</text:p>
          </table:table-cell>
          <table:table-cell table:number-columns-repeated="2"/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200359403">
            <text:p>200359403</text:p>
          </table:table-cell>
          <table:table-cell office:value-type="float" office:value="282554981">
            <text:p>282554981</text:p>
          </table:table-cell>
          <table:table-cell office:value-type="float" office:value="242486531">
            <text:p>242486531</text:p>
          </table:table-cell>
          <table:table-cell table:number-columns-repeated="2"/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219344063">
            <text:p>219344063</text:p>
          </table:table-cell>
          <table:table-cell office:value-type="float" office:value="259334307">
            <text:p>259334307</text:p>
          </table:table-cell>
          <table:table-cell office:value-type="float" office:value="269139021">
            <text:p>269139021</text:p>
          </table:table-cell>
          <table:table-cell table:number-columns-repeated="2"/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203481841">
            <text:p>203481841</text:p>
          </table:table-cell>
          <table:table-cell office:value-type="float" office:value="267691679">
            <text:p>267691679</text:p>
          </table:table-cell>
          <table:table-cell office:value-type="float" office:value="256316263">
            <text:p>256316263</text:p>
          </table:table-cell>
          <table:table-cell table:number-columns-repeated="2"/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227016737">
            <text:p>227016737</text:p>
          </table:table-cell>
          <table:table-cell office:value-type="float" office:value="202898816">
            <text:p>202898816</text:p>
          </table:table-cell>
          <table:table-cell office:value-type="float" office:value="189738765">
            <text:p>189738765</text:p>
          </table:table-cell>
          <table:table-cell table:number-columns-repeated="2"/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184662379">
            <text:p>184662379</text:p>
          </table:table-cell>
          <table:table-cell office:value-type="float" office:value="263573399">
            <text:p>263573399</text:p>
          </table:table-cell>
          <table:table-cell office:value-type="float" office:value="279790357">
            <text:p>279790357</text:p>
          </table:table-cell>
          <table:table-cell table:number-columns-repeated="2"/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231431725">
            <text:p>231431725</text:p>
          </table:table-cell>
          <table:table-cell office:value-type="float" office:value="275781265">
            <text:p>275781265</text:p>
          </table:table-cell>
          <table:table-cell office:value-type="float" office:value="257767938">
            <text:p>257767938</text:p>
          </table:table-cell>
          <table:table-cell table:number-columns-repeated="2"/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235093299">
            <text:p>235093299</text:p>
          </table:table-cell>
          <table:table-cell office:value-type="float" office:value="257462706">
            <text:p>257462706</text:p>
          </table:table-cell>
          <table:table-cell office:value-type="float" office:value="244023307">
            <text:p>244023307</text:p>
          </table:table-cell>
          <table:table-cell table:number-columns-repeated="2"/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235381827">
            <text:p>235381827</text:p>
          </table:table-cell>
          <table:table-cell office:value-type="float" office:value="248871154">
            <text:p>248871154</text:p>
          </table:table-cell>
          <table:table-cell office:value-type="float" office:value="216770228">
            <text:p>216770228</text:p>
          </table:table-cell>
          <table:table-cell table:number-columns-repeated="2"/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214565300">
            <text:p>214565300</text:p>
          </table:table-cell>
          <table:table-cell office:value-type="float" office:value="235299400">
            <text:p>235299400</text:p>
          </table:table-cell>
          <table:table-cell office:value-type="float" office:value="207468077">
            <text:p>207468077</text:p>
          </table:table-cell>
          <table:table-cell table:number-columns-repeated="2"/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240629562">
            <text:p>240629562</text:p>
          </table:table-cell>
          <table:table-cell office:value-type="float" office:value="224231528">
            <text:p>224231528</text:p>
          </table:table-cell>
          <table:table-cell office:value-type="float" office:value="196128479">
            <text:p>196128479</text:p>
          </table:table-cell>
          <table:table-cell table:number-columns-repeated="2"/>
        </table:table-row>
      </table:table>
      <table:table table:name="PLANTED_AREA_HA" table:style-name="ta1" table:print="false">
        <table:table-column table:style-name="co1" table:number-columns-repeated="2" table:default-cell-style-name="ce3"/>
        <table:table-row table:style-name="ro1">
          <table:table-cell office:value-type="float" office:value="1961">
            <text:p>1961</text:p>
          </table:table-cell>
          <table:table-cell office:value-type="float" office:value="1353000">
            <text:p>1353000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1358000">
            <text:p>1358000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362000">
            <text:p>1362000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350000">
            <text:p>1350000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1418000">
            <text:p>1418000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409000">
            <text:p>1409000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1388000">
            <text:p>1388000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432000">
            <text:p>1432000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512000">
            <text:p>1512000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391000">
            <text:p>1391000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532000">
            <text:p>1532000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545000">
            <text:p>1545000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549000">
            <text:p>1549000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543000">
            <text:p>1543000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561000">
            <text:p>1561000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586000">
            <text:p>1586000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557000">
            <text:p>1557000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549000">
            <text:p>1549000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613145">
            <text:p>1613145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612193">
            <text:p>1612193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563997">
            <text:p>1563997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564618">
            <text:p>1564618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618000">
            <text:p>1618000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706000">
            <text:p>1706000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692000">
            <text:p>1692000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747000">
            <text:p>1747000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884033">
            <text:p>1884033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763694">
            <text:p>1763694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828897">
            <text:p>1828897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865606">
            <text:p>1865606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877537">
            <text:p>1877537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966000">
            <text:p>1966000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2065470">
            <text:p>2065470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2056097">
            <text:p>2056097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2260687">
            <text:p>2260687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2245754">
            <text:p>224575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2260471">
            <text:p>2260471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2268733">
            <text:p>2268733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2300000">
            <text:p>23000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400000">
            <text:p>240000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599470">
            <text:p>259947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634720">
            <text:p>263472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675060">
            <text:p>267506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675060">
            <text:p>267506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279391">
            <text:p>327939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725858">
            <text:p>272585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775546">
            <text:p>2775546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3424217">
            <text:p>3424217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3435270">
            <text:p>343527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445121">
            <text:p>3445121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3456100">
            <text:p>34561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484100">
            <text:p>348410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3555800">
            <text:p>3555800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3606245">
            <text:p>3606245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3621102">
            <text:p>3621102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3637264">
            <text:p>3637264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3659129">
            <text:p>3659129</text:p>
          </table:table-cell>
        </table:table-row>
      </table:table>
      <table:table table:name="CHINESE_IMPORTS_FROM_INDONESIA" table:style-name="ta1" table:print="false">
        <table:table-column table:style-name="co1" table:default-cell-style-name="ce1"/>
        <table:table-column table:style-name="co10" table:default-cell-style-name="ce13"/>
        <table:table-column table:style-name="co1" table:number-columns-repeated="17" table:default-cell-style-name="Default"/>
        <table:table-row table:style-name="ro1">
          <table:table-cell table:style-name="Default"/>
          <table:table-cell table:style-name="Default" office:value-type="string">
            <text:p>IMPORTS</text:p>
          </table:table-cell>
          <table:table-cell office:value-type="string">
            <text:p>4001</text:p>
          </table:table-cell>
          <table:table-cell office:value-type="string">
            <text:p>4002</text:p>
          </table:table-cell>
          <table:table-cell office:value-type="string">
            <text:p>4003</text:p>
          </table:table-cell>
          <table:table-cell office:value-type="string">
            <text:p>4004</text:p>
          </table:table-cell>
          <table:table-cell office:value-type="string">
            <text:p>4005</text:p>
          </table:table-cell>
          <table:table-cell office:value-type="string">
            <text:p>4006</text:p>
          </table:table-cell>
          <table:table-cell office:value-type="string">
            <text:p>4007</text:p>
          </table:table-cell>
          <table:table-cell office:value-type="string">
            <text:p>4008</text:p>
          </table:table-cell>
          <table:table-cell office:value-type="string">
            <text:p>4009</text:p>
          </table:table-cell>
          <table:table-cell office:value-type="string">
            <text:p>4010</text:p>
          </table:table-cell>
          <table:table-cell office:value-type="string">
            <text:p>4011</text:p>
          </table:table-cell>
          <table:table-cell office:value-type="string">
            <text:p>4012</text:p>
          </table:table-cell>
          <table:table-cell office:value-type="string">
            <text:p>4013</text:p>
          </table:table-cell>
          <table:table-cell office:value-type="string">
            <text:p>4014</text:p>
          </table:table-cell>
          <table:table-cell office:value-type="string">
            <text:p>4015</text:p>
          </table:table-cell>
          <table:table-cell office:value-type="string">
            <text:p>4016</text:p>
          </table:table-cell>
          <table:table-cell office:value-type="string">
            <text:p>4017</text:p>
          </table:table-cell>
        </table:table-row>
        <table:table-row table:style-name="ro2">
          <table:table-cell office:value-type="date" office:date-value="2005-03-01">
            <text:p>Mar <text:s/>2005</text:p>
          </table:table-cell>
          <table:table-cell table:formula="of:=[.C2]+[.E2]" office:value-type="float" office:value="19565">
            <text:p>19565.0000</text:p>
          </table:table-cell>
          <table:table-cell office:value-type="float" office:value="19565">
            <text:p>19565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04-01">
            <text:p>Apr <text:s/>2005</text:p>
          </table:table-cell>
          <table:table-cell table:formula="of:=[.C3]+[.E3]" office:value-type="float" office:value="25338">
            <text:p>25338.0000</text:p>
          </table:table-cell>
          <table:table-cell office:value-type="float" office:value="25338">
            <text:p>25338</text:p>
          </table:table-cell>
          <table:table-cell office:value-type="float" office:value="1682">
            <text:p>1682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05-01">
            <text:p>May <text:s/>2005</text:p>
          </table:table-cell>
          <table:table-cell table:formula="of:=[.C4]+[.E4]" office:value-type="float" office:value="26076">
            <text:p>26076.0000</text:p>
          </table:table-cell>
          <table:table-cell office:value-type="float" office:value="26076">
            <text:p>26076</text:p>
          </table:table-cell>
          <table:table-cell office:value-type="float" office:value="285">
            <text:p>285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06-01">
            <text:p>Jun <text:s/>2005</text:p>
          </table:table-cell>
          <table:table-cell table:formula="of:=[.C5]+[.E5]" office:value-type="float" office:value="27950">
            <text:p>27950.0000</text:p>
          </table:table-cell>
          <table:table-cell office:value-type="float" office:value="27950">
            <text:p>27950</text:p>
          </table:table-cell>
          <table:table-cell office:value-type="float" office:value="1793">
            <text:p>1793</text:p>
          </table:table-cell>
          <table:table-cell table:number-columns-repeated="2"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25">
            <text:p>25</text:p>
          </table:table-cell>
          <table:table-cell office:value-type="float" office:value="109">
            <text:p>10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07-01">
            <text:p>Jul <text:s/>2005</text:p>
          </table:table-cell>
          <table:table-cell table:formula="of:=[.C6]+[.E6]" office:value-type="float" office:value="38087">
            <text:p>38087.0000</text:p>
          </table:table-cell>
          <table:table-cell office:value-type="float" office:value="38087">
            <text:p>38087</text:p>
          </table:table-cell>
          <table:table-cell office:value-type="float" office:value="777">
            <text:p>77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86">
            <text:p>286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08-01">
            <text:p>Aug <text:s/>2005</text:p>
          </table:table-cell>
          <table:table-cell table:formula="of:=[.C7]+[.E7]" office:value-type="float" office:value="39607">
            <text:p>39607.0000</text:p>
          </table:table-cell>
          <table:table-cell office:value-type="float" office:value="39607">
            <text:p>39607</text:p>
          </table:table-cell>
          <table:table-cell office:value-type="float" office:value="789">
            <text:p>789</text:p>
          </table:table-cell>
          <table:table-cell table:number-columns-repeated="2" office:value-type="float" office:value="0">
            <text:p>0</text:p>
          </table:table-cell>
          <table:table-cell office:value-type="float" office:value="1195">
            <text:p>119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09-01">
            <text:p>Sep <text:s/>2005</text:p>
          </table:table-cell>
          <table:table-cell table:formula="of:=[.C8]+[.E8]" office:value-type="float" office:value="45906">
            <text:p>45906.0000</text:p>
          </table:table-cell>
          <table:table-cell office:value-type="float" office:value="45905">
            <text:p>45905</text:p>
          </table:table-cell>
          <table:table-cell office:value-type="float" office:value="1402">
            <text:p>14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68">
            <text:p>2468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4">
            <text:p>56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10-01">
            <text:p>Oct <text:s/>2005</text:p>
          </table:table-cell>
          <table:table-cell table:formula="of:=[.C9]+[.E9]" office:value-type="float" office:value="36524">
            <text:p>36524.0000</text:p>
          </table:table-cell>
          <table:table-cell office:value-type="float" office:value="36524">
            <text:p>36524</text:p>
          </table:table-cell>
          <table:table-cell office:value-type="float" office:value="412">
            <text:p>412</text:p>
          </table:table-cell>
          <table:table-cell table:number-columns-repeated="2" office:value-type="float" office:value="0">
            <text:p>0</text:p>
          </table:table-cell>
          <table:table-cell office:value-type="float" office:value="2047">
            <text:p>204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11-01">
            <text:p>Nov <text:s/>2005</text:p>
          </table:table-cell>
          <table:table-cell table:formula="of:=[.C10]+[.E10]" office:value-type="float" office:value="40000">
            <text:p>40000.0000</text:p>
          </table:table-cell>
          <table:table-cell office:value-type="float" office:value="39983">
            <text:p>39983</text:p>
          </table:table-cell>
          <table:table-cell office:value-type="float" office:value="544">
            <text:p>54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127">
            <text:p>1127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12-01">
            <text:p>Dec <text:s/>2005</text:p>
          </table:table-cell>
          <table:table-cell table:formula="of:=[.C11]+[.E11]" office:value-type="float" office:value="46451">
            <text:p>46451.0000</text:p>
          </table:table-cell>
          <table:table-cell office:value-type="float" office:value="46451">
            <text:p>46451</text:p>
          </table:table-cell>
          <table:table-cell office:value-type="float" office:value="262">
            <text:p>262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340">
            <text:p>340</text:p>
          </table:table-cell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1-01">
            <text:p>Jan <text:s/>2006</text:p>
          </table:table-cell>
          <table:table-cell table:formula="of:=[.C12]+[.E12]" office:value-type="float" office:value="25303">
            <text:p>25303.0000</text:p>
          </table:table-cell>
          <table:table-cell office:value-type="float" office:value="25303">
            <text:p>25303</text:p>
          </table:table-cell>
          <table:table-cell office:value-type="float" office:value="868">
            <text:p>868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2-01">
            <text:p>Feb <text:s/>2006</text:p>
          </table:table-cell>
          <table:table-cell table:formula="of:=[.C13]+[.E13]" office:value-type="float" office:value="33519">
            <text:p>33519.0000</text:p>
          </table:table-cell>
          <table:table-cell office:value-type="float" office:value="33519">
            <text:p>33519</text:p>
          </table:table-cell>
          <table:table-cell office:value-type="float" office:value="1145">
            <text:p>1145</text:p>
          </table:table-cell>
          <table:table-cell table:number-columns-repeated="2" office:value-type="float" office:value="0">
            <text:p>0</text:p>
          </table:table-cell>
          <table:table-cell office:value-type="float" office:value="817">
            <text:p>81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3-01">
            <text:p>Mar <text:s/>2006</text:p>
          </table:table-cell>
          <table:table-cell table:formula="of:=[.C14]+[.E14]" office:value-type="float" office:value="45776">
            <text:p>45776.0000</text:p>
          </table:table-cell>
          <table:table-cell office:value-type="float" office:value="45725">
            <text:p>45725</text:p>
          </table:table-cell>
          <table:table-cell office:value-type="float" office:value="1014">
            <text:p>101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112">
            <text:p>311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89">
            <text:p>489</text:p>
          </table:table-cell>
          <table:table-cell office:value-type="float" office:value="243">
            <text:p>243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4-01">
            <text:p>Apr <text:s/>2006</text:p>
          </table:table-cell>
          <table:table-cell table:formula="of:=[.C15]+[.E15]" office:value-type="float" office:value="57388">
            <text:p>57388.0000</text:p>
          </table:table-cell>
          <table:table-cell office:value-type="float" office:value="57372">
            <text:p>57372</text:p>
          </table:table-cell>
          <table:table-cell office:value-type="float" office:value="1181">
            <text:p>118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46">
            <text:p>1646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41">
            <text:p>341</text:p>
          </table:table-cell>
          <table:table-cell office:value-type="float" office:value="198">
            <text:p>198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5-01">
            <text:p>May <text:s/>2006</text:p>
          </table:table-cell>
          <table:table-cell table:formula="of:=[.C16]+[.E16]" office:value-type="float" office:value="54471">
            <text:p>54471.0000</text:p>
          </table:table-cell>
          <table:table-cell office:value-type="float" office:value="54471">
            <text:p>54471</text:p>
          </table:table-cell>
          <table:table-cell office:value-type="float" office:value="1542">
            <text:p>1542</text:p>
          </table:table-cell>
          <table:table-cell table:number-columns-repeated="2" office:value-type="float" office:value="0">
            <text:p>0</text:p>
          </table:table-cell>
          <table:table-cell office:value-type="float" office:value="2799">
            <text:p>2799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273">
            <text:p>273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6-01">
            <text:p>Jun <text:s/>2006</text:p>
          </table:table-cell>
          <table:table-cell table:formula="of:=[.C17]+[.E17]" office:value-type="float" office:value="71418">
            <text:p>71418.0000</text:p>
          </table:table-cell>
          <table:table-cell office:value-type="float" office:value="71324">
            <text:p>71324</text:p>
          </table:table-cell>
          <table:table-cell office:value-type="float" office:value="1923">
            <text:p>1923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3514">
            <text:p>351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329">
            <text:p>329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7-01">
            <text:p>Jul <text:s/>2006</text:p>
          </table:table-cell>
          <table:table-cell table:formula="of:=[.C18]+[.E18]" office:value-type="float" office:value="100066">
            <text:p>100066.0000</text:p>
          </table:table-cell>
          <table:table-cell office:value-type="float" office:value="99936">
            <text:p>99936</text:p>
          </table:table-cell>
          <table:table-cell office:value-type="float" office:value="2553">
            <text:p>2553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5439">
            <text:p>5439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22">
            <text:p>42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8-01">
            <text:p>Aug <text:s/>2006</text:p>
          </table:table-cell>
          <table:table-cell table:formula="of:=[.C19]+[.E19]" office:value-type="float" office:value="117987">
            <text:p>117987.0000</text:p>
          </table:table-cell>
          <table:table-cell office:value-type="float" office:value="117725">
            <text:p>117725</text:p>
          </table:table-cell>
          <table:table-cell office:value-type="float" office:value="2821">
            <text:p>2821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6252">
            <text:p>625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6">
            <text:p>286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9-01">
            <text:p>Sep <text:s/>2006</text:p>
          </table:table-cell>
          <table:table-cell table:formula="of:=[.C20]+[.E20]" office:value-type="float" office:value="72669">
            <text:p>72669.0000</text:p>
          </table:table-cell>
          <table:table-cell office:value-type="float" office:value="72451">
            <text:p>72451</text:p>
          </table:table-cell>
          <table:table-cell office:value-type="float" office:value="3169">
            <text:p>3169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11929">
            <text:p>1192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75">
            <text:p>275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10-01">
            <text:p>Oct <text:s/>2006</text:p>
          </table:table-cell>
          <table:table-cell table:formula="of:=[.C21]+[.E21]" office:value-type="float" office:value="35719">
            <text:p>35719.0000</text:p>
          </table:table-cell>
          <table:table-cell office:value-type="float" office:value="35558">
            <text:p>35558</text:p>
          </table:table-cell>
          <table:table-cell office:value-type="float" office:value="1588">
            <text:p>1588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8509">
            <text:p>8509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11-01">
            <text:p>Nov <text:s/>2006</text:p>
          </table:table-cell>
          <table:table-cell table:formula="of:=[.C22]+[.E22]" office:value-type="float" office:value="31630">
            <text:p>31630.0000</text:p>
          </table:table-cell>
          <table:table-cell office:value-type="float" office:value="31563">
            <text:p>31563</text:p>
          </table:table-cell>
          <table:table-cell office:value-type="float" office:value="696">
            <text:p>69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8549">
            <text:p>854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42">
            <text:p>24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12-01">
            <text:p>Dec <text:s/>2006</text:p>
          </table:table-cell>
          <table:table-cell table:formula="of:=[.C23]+[.E23]" office:value-type="float" office:value="34876">
            <text:p>34876.0000</text:p>
          </table:table-cell>
          <table:table-cell office:value-type="float" office:value="34793">
            <text:p>34793</text:p>
          </table:table-cell>
          <table:table-cell office:value-type="float" office:value="3501">
            <text:p>350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7566">
            <text:p>7566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67">
            <text:p>26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table:formula="of:=[.C24]+[.E24]" office:value-type="float" office:value="29773">
            <text:p>29773.0000</text:p>
          </table:table-cell>
          <table:table-cell office:value-type="float" office:value="29708">
            <text:p>29708</text:p>
          </table:table-cell>
          <table:table-cell office:value-type="float" office:value="2288">
            <text:p>228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6197">
            <text:p>6197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2">
            <text:p>212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table:formula="of:=[.C25]+[.E25]" office:value-type="float" office:value="28973">
            <text:p>28973.0000</text:p>
          </table:table-cell>
          <table:table-cell office:value-type="float" office:value="28908">
            <text:p>28908</text:p>
          </table:table-cell>
          <table:table-cell office:value-type="float" office:value="1943">
            <text:p>1943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6644">
            <text:p>6644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table:formula="of:=[.C26]+[.E26]" office:value-type="float" office:value="52302">
            <text:p>52302.0000</text:p>
          </table:table-cell>
          <table:table-cell office:value-type="float" office:value="52233">
            <text:p>52233</text:p>
          </table:table-cell>
          <table:table-cell office:value-type="float" office:value="3296">
            <text:p>3296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6813">
            <text:p>6813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table:formula="of:=[.C27]+[.E27]" office:value-type="float" office:value="58924">
            <text:p>58924.0000</text:p>
          </table:table-cell>
          <table:table-cell office:value-type="float" office:value="58855">
            <text:p>58855</text:p>
          </table:table-cell>
          <table:table-cell office:value-type="float" office:value="3353">
            <text:p>3353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0678">
            <text:p>10678</text:p>
          </table:table-cell>
          <table:table-cell office:value-type="float" office:value="0">
            <text:p>0</text:p>
          </table:table-cell>
          <table:table-cell office:value-type="float" office:value="609">
            <text:p>609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22">
            <text:p>222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table:formula="of:=[.C28]+[.E28]" office:value-type="float" office:value="60742">
            <text:p>60742.0000</text:p>
          </table:table-cell>
          <table:table-cell office:value-type="float" office:value="60673">
            <text:p>60673</text:p>
          </table:table-cell>
          <table:table-cell office:value-type="float" office:value="2855">
            <text:p>285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8635">
            <text:p>8635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table:formula="of:=[.C29]+[.E29]" office:value-type="float" office:value="59488">
            <text:p>59488.0000</text:p>
          </table:table-cell>
          <table:table-cell office:value-type="float" office:value="59406">
            <text:p>59406</text:p>
          </table:table-cell>
          <table:table-cell office:value-type="float" office:value="2863">
            <text:p>2863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7351">
            <text:p>7351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table:formula="of:=[.C30]+[.E30]" office:value-type="float" office:value="71631">
            <text:p>71631.0000</text:p>
          </table:table-cell>
          <table:table-cell office:value-type="float" office:value="71520">
            <text:p>71520</text:p>
          </table:table-cell>
          <table:table-cell office:value-type="float" office:value="1602">
            <text:p>1602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8488">
            <text:p>8488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table:formula="of:=[.C31]+[.E31]" office:value-type="float" office:value="68345">
            <text:p>68345.0000</text:p>
          </table:table-cell>
          <table:table-cell office:value-type="float" office:value="68116">
            <text:p>68116</text:p>
          </table:table-cell>
          <table:table-cell office:value-type="float" office:value="2009">
            <text:p>2009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table:formula="of:=[.C32]+[.E32]" office:value-type="float" office:value="62060">
            <text:p>62060.0000</text:p>
          </table:table-cell>
          <table:table-cell office:value-type="float" office:value="62006">
            <text:p>62006</text:p>
          </table:table-cell>
          <table:table-cell office:value-type="float" office:value="3321">
            <text:p>332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1507">
            <text:p>15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table:formula="of:=[.C33]+[.E33]" office:value-type="float" office:value="60344">
            <text:p>60344.0000</text:p>
          </table:table-cell>
          <table:table-cell office:value-type="float" office:value="60246">
            <text:p>60246</text:p>
          </table:table-cell>
          <table:table-cell office:value-type="float" office:value="2456">
            <text:p>245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8585">
            <text:p>8585</text:p>
          </table:table-cell>
          <table:table-cell office:value-type="float" office:value="26">
            <text:p>26</text:p>
          </table:table-cell>
          <table:table-cell office:value-type="float" office:value="288">
            <text:p>28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907">
            <text:p>90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table:formula="of:=[.C34]+[.E34]" office:value-type="float" office:value="47418">
            <text:p>47418.0000</text:p>
          </table:table-cell>
          <table:table-cell office:value-type="float" office:value="47250">
            <text:p>47250</text:p>
          </table:table-cell>
          <table:table-cell office:value-type="float" office:value="1862">
            <text:p>186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7424">
            <text:p>7424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table:formula="of:=[.C35]+[.E35]" office:value-type="float" office:value="52178">
            <text:p>52178.0000</text:p>
          </table:table-cell>
          <table:table-cell office:value-type="float" office:value="51892">
            <text:p>51892</text:p>
          </table:table-cell>
          <table:table-cell office:value-type="float" office:value="3399">
            <text:p>3399</text:p>
          </table:table-cell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12194">
            <text:p>12194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table:formula="of:=[.C36]+[.E36]" office:value-type="float" office:value="81735">
            <text:p>81735.0000</text:p>
          </table:table-cell>
          <table:table-cell office:value-type="float" office:value="81330">
            <text:p>81330</text:p>
          </table:table-cell>
          <table:table-cell office:value-type="float" office:value="1584">
            <text:p>1584</text:p>
          </table:table-cell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float" office:value="10468">
            <text:p>10468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858">
            <text:p>85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table:formula="of:=[.C37]+[.E37]" office:value-type="float" office:value="54147">
            <text:p>54147.0000</text:p>
          </table:table-cell>
          <table:table-cell office:value-type="float" office:value="53760">
            <text:p>53760</text:p>
          </table:table-cell>
          <table:table-cell office:value-type="float" office:value="1202">
            <text:p>1202</text:p>
          </table:table-cell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  <table:table-cell office:value-type="float" office:value="10850">
            <text:p>10850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43">
            <text:p>343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table:formula="of:=[.C38]+[.E38]" office:value-type="float" office:value="95159">
            <text:p>95159.0000</text:p>
          </table:table-cell>
          <table:table-cell office:value-type="float" office:value="94944">
            <text:p>94944</text:p>
          </table:table-cell>
          <table:table-cell office:value-type="float" office:value="1001">
            <text:p>1001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10967">
            <text:p>10967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19">
            <text:p>219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table:formula="of:=[.C39]+[.E39]" office:value-type="float" office:value="79402">
            <text:p>79402.0000</text:p>
          </table:table-cell>
          <table:table-cell office:value-type="float" office:value="78992">
            <text:p>78992</text:p>
          </table:table-cell>
          <table:table-cell office:value-type="float" office:value="1186">
            <text:p>1186</text:p>
          </table:table-cell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2762">
            <text:p>2762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1099">
            <text:p>109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table:formula="of:=[.C40]+[.E40]" office:value-type="float" office:value="61542">
            <text:p>61542.0000</text:p>
          </table:table-cell>
          <table:table-cell office:value-type="float" office:value="61167">
            <text:p>61167</text:p>
          </table:table-cell>
          <table:table-cell office:value-type="float" office:value="2177">
            <text:p>2177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14299">
            <text:p>14299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table:formula="of:=[.C41]+[.E41]" office:value-type="float" office:value="54826">
            <text:p>54826.0000</text:p>
          </table:table-cell>
          <table:table-cell office:value-type="float" office:value="54483">
            <text:p>54483</text:p>
          </table:table-cell>
          <table:table-cell office:value-type="float" office:value="3476">
            <text:p>3476</text:p>
          </table:table-cell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float" office:value="11629">
            <text:p>11629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table:number-columns-repeated="2"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table:formula="of:=[.C42]+[.E42]" office:value-type="float" office:value="87502">
            <text:p>87502.0000</text:p>
          </table:table-cell>
          <table:table-cell office:value-type="float" office:value="87125">
            <text:p>87125</text:p>
          </table:table-cell>
          <table:table-cell office:value-type="float" office:value="4206">
            <text:p>4206</text:p>
          </table:table-cell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float" office:value="8628">
            <text:p>8628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51">
            <text:p>145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table:formula="of:=[.C43]+[.E43]" office:value-type="float" office:value="122427">
            <text:p>122427.0000</text:p>
          </table:table-cell>
          <table:table-cell office:value-type="float" office:value="121967">
            <text:p>121967</text:p>
          </table:table-cell>
          <table:table-cell office:value-type="float" office:value="1994">
            <text:p>1994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13667">
            <text:p>13667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340">
            <text:p>340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966">
            <text:p>96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table:formula="of:=[.C44]+[.E44]" office:value-type="float" office:value="118593">
            <text:p>118593.0000</text:p>
          </table:table-cell>
          <table:table-cell office:value-type="float" office:value="118111">
            <text:p>118111</text:p>
          </table:table-cell>
          <table:table-cell office:value-type="float" office:value="267">
            <text:p>267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8320">
            <text:p>8320</text:p>
          </table:table-cell>
          <table:table-cell office:value-type="float" office:value="0">
            <text:p>0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23">
            <text:p>323</text:p>
          </table:table-cell>
          <table:table-cell office:value-type="float" office:value="300">
            <text:p>300</text:p>
          </table:table-cell>
          <table:table-cell table:number-columns-repeated="4" office:value-type="float" office:value="0">
            <text:p>0</text:p>
          </table:table-cell>
          <table:table-cell office:value-type="float" office:value="1067">
            <text:p>1067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table:formula="of:=[.C45]+[.E45]" office:value-type="float" office:value="85884">
            <text:p>85884.0000</text:p>
          </table:table-cell>
          <table:table-cell office:value-type="float" office:value="85548">
            <text:p>85548</text:p>
          </table:table-cell>
          <table:table-cell office:value-type="float" office:value="301">
            <text:p>301</text:p>
          </table:table-cell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 office:value-type="float" office:value="9463">
            <text:p>9463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99">
            <text:p>299</text:p>
          </table:table-cell>
          <table:table-cell office:value-type="float" office:value="103">
            <text:p>103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896">
            <text:p>89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table:formula="of:=[.C46]+[.E46]" office:value-type="float" office:value="59323">
            <text:p>59323.0000</text:p>
          </table:table-cell>
          <table:table-cell office:value-type="float" office:value="58966">
            <text:p>58966</text:p>
          </table:table-cell>
          <table:table-cell office:value-type="float" office:value="61">
            <text:p>61</text:p>
          </table:table-cell>
          <table:table-cell office:value-type="float" office:value="357">
            <text:p>357</text:p>
          </table:table-cell>
          <table:table-cell office:value-type="float" office:value="0">
            <text:p>0</text:p>
          </table:table-cell>
          <table:table-cell office:value-type="float" office:value="2414">
            <text:p>2414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table:formula="of:=[.C47]+[.E47]" office:value-type="float" office:value="39821">
            <text:p>39821.0000</text:p>
          </table:table-cell>
          <table:table-cell office:value-type="float" office:value="39648">
            <text:p>39648</text:p>
          </table:table-cell>
          <table:table-cell office:value-type="float" office:value="116">
            <text:p>116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55">
            <text:p>6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table:formula="of:=[.C48]+[.E48]" office:value-type="float" office:value="12168">
            <text:p>12168.0000</text:p>
          </table:table-cell>
          <table:table-cell office:value-type="float" office:value="12168">
            <text:p>12168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081">
            <text:p>1081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table:number-columns-repeated="2" office:value-type="float" office:value="0">
            <text:p>0</text:p>
          </table:table-cell>
          <table:table-cell office:value-type="float" office:value="333">
            <text:p>333</text:p>
          </table:table-cell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43">
            <text:p>14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table:formula="of:=[.C49]+[.E49]" office:value-type="float" office:value="26346">
            <text:p>26346.0000</text:p>
          </table:table-cell>
          <table:table-cell office:value-type="float" office:value="26215">
            <text:p>26215</text:p>
          </table:table-cell>
          <table:table-cell office:value-type="float" office:value="101">
            <text:p>101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4065">
            <text:p>4065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table:number-columns-repeated="2"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table:formula="of:=[.C50]+[.E50]" office:value-type="float" office:value="67009">
            <text:p>67009.0000</text:p>
          </table:table-cell>
          <table:table-cell office:value-type="float" office:value="66745">
            <text:p>66745</text:p>
          </table:table-cell>
          <table:table-cell office:value-type="float" office:value="252">
            <text:p>252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4536">
            <text:p>4536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76">
            <text:p>276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table:formula="of:=[.C51]+[.E51]" office:value-type="float" office:value="82038">
            <text:p>82038.0000</text:p>
          </table:table-cell>
          <table:table-cell office:value-type="float" office:value="81684">
            <text:p>81684</text:p>
          </table:table-cell>
          <table:table-cell office:value-type="float" office:value="480">
            <text:p>480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11123">
            <text:p>11123</text:p>
          </table:table-cell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01">
            <text:p>301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56">
            <text:p>25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table:formula="of:=[.C52]+[.E52]" office:value-type="float" office:value="76811">
            <text:p>76811.0000</text:p>
          </table:table-cell>
          <table:table-cell office:value-type="float" office:value="76501">
            <text:p>76501</text:p>
          </table:table-cell>
          <table:table-cell office:value-type="float" office:value="617">
            <text:p>617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14046">
            <text:p>14046</text:p>
          </table:table-cell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99">
            <text:p>39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61">
            <text:p>46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table:formula="of:=[.C53]+[.E53]" office:value-type="float" office:value="74976">
            <text:p>74976.0000</text:p>
          </table:table-cell>
          <table:table-cell office:value-type="float" office:value="74764">
            <text:p>74764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23743">
            <text:p>23743</text:p>
          </table:table-cell>
          <table:table-cell office:value-type="float" office:value="0">
            <text:p>0</text:p>
          </table:table-cell>
          <table:table-cell office:value-type="float" office:value="743">
            <text:p>74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15">
            <text:p>4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648">
            <text:p>64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table:formula="of:=[.C54]+[.E54]" office:value-type="float" office:value="74163">
            <text:p>74163.0000</text:p>
          </table:table-cell>
          <table:table-cell office:value-type="float" office:value="73930">
            <text:p>73930</text:p>
          </table:table-cell>
          <table:table-cell office:value-type="float" office:value="494">
            <text:p>494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31484">
            <text:p>31484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16">
            <text:p>416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646">
            <text:p>646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table:formula="of:=[.C55]+[.E55]" office:value-type="float" office:value="65174">
            <text:p>65174.0000</text:p>
          </table:table-cell>
          <table:table-cell office:value-type="float" office:value="65043">
            <text:p>65043</text:p>
          </table:table-cell>
          <table:table-cell office:value-type="float" office:value="658">
            <text:p>658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23997">
            <text:p>23997</text:p>
          </table:table-cell>
          <table:table-cell office:value-type="float" office:value="0">
            <text:p>0</text:p>
          </table:table-cell>
          <table:table-cell office:value-type="float" office:value="470">
            <text:p>4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499">
            <text:p>499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table:formula="of:=[.C56]+[.E56]" office:value-type="float" office:value="55053">
            <text:p>55053.0000</text:p>
          </table:table-cell>
          <table:table-cell office:value-type="float" office:value="54973">
            <text:p>54973</text:p>
          </table:table-cell>
          <table:table-cell office:value-type="float" office:value="747">
            <text:p>74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9734">
            <text:p>29734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table:number-columns-repeated="2" office:value-type="float" office:value="2">
            <text:p>2</text:p>
          </table:table-cell>
          <table:table-cell office:value-type="float" office:value="594">
            <text:p>594</text:p>
          </table:table-cell>
          <table:table-cell office:value-type="float" office:value="191">
            <text:p>191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table:formula="of:=[.C57]+[.E57]" office:value-type="float" office:value="36461">
            <text:p>36461.0000</text:p>
          </table:table-cell>
          <table:table-cell office:value-type="float" office:value="36459">
            <text:p>36459</text:p>
          </table:table-cell>
          <table:table-cell office:value-type="float" office:value="781">
            <text:p>7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270">
            <text:p>17270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80">
            <text:p>58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table:formula="of:=[.C58]+[.E58]" office:value-type="float" office:value="36729">
            <text:p>36729.0000</text:p>
          </table:table-cell>
          <table:table-cell office:value-type="float" office:value="36593">
            <text:p>36593</text:p>
          </table:table-cell>
          <table:table-cell office:value-type="float" office:value="3">
            <text:p>3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23602">
            <text:p>23602</text:p>
          </table:table-cell>
          <table:table-cell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7">
            <text:p>52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494">
            <text:p>49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table:formula="of:=[.C59]+[.E59]" office:value-type="float" office:value="46926">
            <text:p>46926.0000</text:p>
          </table:table-cell>
          <table:table-cell office:value-type="float" office:value="46692">
            <text:p>46692</text:p>
          </table:table-cell>
          <table:table-cell office:value-type="float" office:value="496">
            <text:p>496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7189">
            <text:p>17189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44">
            <text:p>544</text:p>
          </table:table-cell>
          <table:table-cell office:value-type="float" office:value="368">
            <text:p>368</text:p>
          </table:table-cell>
          <table:table-cell table:number-columns-repeated="3"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table:formula="of:=[.C60]+[.E60]" office:value-type="float" office:value="52833">
            <text:p>52833.0000</text:p>
          </table:table-cell>
          <table:table-cell office:value-type="float" office:value="52452">
            <text:p>52452</text:p>
          </table:table-cell>
          <table:table-cell office:value-type="float" office:value="1350">
            <text:p>1350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9342">
            <text:p>9342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0">
            <text:p>620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329">
            <text:p>32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table:formula="of:=[.C61]+[.E61]" office:value-type="float" office:value="58335">
            <text:p>58335.0000</text:p>
          </table:table-cell>
          <table:table-cell office:value-type="float" office:value="58257">
            <text:p>58257</text:p>
          </table:table-cell>
          <table:table-cell office:value-type="float" office:value="2295">
            <text:p>229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8526">
            <text:p>8526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table:formula="of:=[.C62]+[.E62]" office:value-type="float" office:value="118522">
            <text:p>118522.0000</text:p>
          </table:table-cell>
          <table:table-cell office:value-type="float" office:value="118336">
            <text:p>118336</text:p>
          </table:table-cell>
          <table:table-cell office:value-type="float" office:value="3203">
            <text:p>3203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22801">
            <text:p>22801</text:p>
          </table:table-cell>
          <table:table-cell office:value-type="float" office:value="0">
            <text:p>0</text:p>
          </table:table-cell>
          <table:table-cell office:value-type="float" office:value="1073">
            <text:p>10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48">
            <text:p>448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18">
            <text:p>618</text:p>
          </table:table-cell>
          <table:table-cell office:value-type="float" office:value="524">
            <text:p>5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table:formula="of:=[.C63]+[.E63]" office:value-type="float" office:value="111234">
            <text:p>111234.0000</text:p>
          </table:table-cell>
          <table:table-cell office:value-type="float" office:value="110973">
            <text:p>110973</text:p>
          </table:table-cell>
          <table:table-cell office:value-type="float" office:value="145">
            <text:p>145</text:p>
          </table:table-cell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float" office:value="16515">
            <text:p>16515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table:number-columns-repeated="2" office:value-type="float" office:value="2">
            <text:p>2</text:p>
          </table:table-cell>
          <table:table-cell office:value-type="float" office:value="586">
            <text:p>586</text:p>
          </table:table-cell>
          <table:table-cell office:value-type="float" office:value="451">
            <text:p>451</text:p>
          </table:table-cell>
          <table:table-cell table:number-columns-repeated="3"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table:formula="of:=[.C64]+[.E64]" office:value-type="float" office:value="85605">
            <text:p>85605.0000</text:p>
          </table:table-cell>
          <table:table-cell office:value-type="float" office:value="85458">
            <text:p>85458</text:p>
          </table:table-cell>
          <table:table-cell office:value-type="float" office:value="77">
            <text:p>77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13984">
            <text:p>13984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76">
            <text:p>576</text:p>
          </table:table-cell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table:formula="of:=[.C65]+[.E65]" office:value-type="float" office:value="95309">
            <text:p>95309.0000</text:p>
          </table:table-cell>
          <table:table-cell office:value-type="float" office:value="95088">
            <text:p>95088</text:p>
          </table:table-cell>
          <table:table-cell office:value-type="float" office:value="321">
            <text:p>321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9381">
            <text:p>9381</text:p>
          </table:table-cell>
          <table:table-cell office:value-type="float" office:value="0">
            <text:p>0</text:p>
          </table:table-cell>
          <table:table-cell office:value-type="float" office:value="702">
            <text:p>70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51">
            <text:p>451</text:p>
          </table:table-cell>
          <table:table-cell office:value-type="float" office:value="388">
            <text:p>38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table:formula="of:=[.C66]+[.E66]" office:value-type="float" office:value="121336">
            <text:p>121336.0000</text:p>
          </table:table-cell>
          <table:table-cell office:value-type="float" office:value="120716">
            <text:p>120716</text:p>
          </table:table-cell>
          <table:table-cell office:value-type="float" office:value="108">
            <text:p>108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office:value-type="float" office:value="11536">
            <text:p>11536</text:p>
          </table:table-cell>
          <table:table-cell office:value-type="float" office:value="0">
            <text:p>0</text:p>
          </table:table-cell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9">
            <text:p>659</text:p>
          </table:table-cell>
          <table:table-cell office:value-type="float" office:value="869">
            <text:p>86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float" office:value="585">
            <text:p>5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table:formula="of:=[.C67]+[.E67]" office:value-type="float" office:value="105057">
            <text:p>105057.0000</text:p>
          </table:table-cell>
          <table:table-cell office:value-type="float" office:value="104749">
            <text:p>104749</text:p>
          </table:table-cell>
          <table:table-cell office:value-type="float" office:value="324">
            <text:p>324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float" office:value="12945">
            <text:p>12945</text:p>
          </table:table-cell>
          <table:table-cell office:value-type="float" office:value="0">
            <text:p>0</text:p>
          </table:table-cell>
          <table:table-cell office:value-type="float" office:value="601">
            <text:p>601</text:p>
          </table:table-cell>
          <table:table-cell table:number-columns-repeated="2"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float" office:value="765">
            <text:p>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table:formula="of:=[.C68]+[.E68]" office:value-type="float" office:value="122783">
            <text:p>122783.0000</text:p>
          </table:table-cell>
          <table:table-cell office:value-type="float" office:value="122520">
            <text:p>122520</text:p>
          </table:table-cell>
          <table:table-cell office:value-type="float" office:value="1002">
            <text:p>1002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14257">
            <text:p>14257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office:value-type="float" office:value="829">
            <text:p>8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table:formula="of:=[.C69]+[.E69]" office:value-type="float" office:value="113860">
            <text:p>113860.0000</text:p>
          </table:table-cell>
          <table:table-cell office:value-type="float" office:value="113571">
            <text:p>113571</text:p>
          </table:table-cell>
          <table:table-cell office:value-type="float" office:value="565">
            <text:p>565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15159">
            <text:p>15159</text:p>
          </table:table-cell>
          <table:table-cell office:value-type="float" office:value="0">
            <text:p>0</text:p>
          </table:table-cell>
          <table:table-cell office:value-type="float" office:value="677">
            <text:p>67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72">
            <text:p>572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646">
            <text:p>64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table:formula="of:=[.C70]+[.E70]" office:value-type="float" office:value="175356">
            <text:p>175356.0000</text:p>
          </table:table-cell>
          <table:table-cell office:value-type="float" office:value="175256">
            <text:p>175256</text:p>
          </table:table-cell>
          <table:table-cell office:value-type="float" office:value="1446">
            <text:p>144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4025">
            <text:p>14025</text:p>
          </table:table-cell>
          <table:table-cell office:value-type="float" office:value="0">
            <text:p>0</text:p>
          </table:table-cell>
          <table:table-cell office:value-type="float" office:value="1151">
            <text:p>1151</text:p>
          </table:table-cell>
          <table:table-cell table:number-columns-repeated="2" office:value-type="float" office:value="0">
            <text:p>0</text:p>
          </table:table-cell>
          <table:table-cell office:value-type="float" office:value="722">
            <text:p>722</text:p>
          </table:table-cell>
          <table:table-cell office:value-type="float" office:value="709">
            <text:p>709</text:p>
          </table:table-cell>
          <table:table-cell table:number-columns-repeated="3" office:value-type="float" office:value="0">
            <text:p>0</text:p>
          </table:table-cell>
          <table:table-cell office:value-type="float" office:value="513">
            <text:p>513</text:p>
          </table:table-cell>
          <table:table-cell office:value-type="float" office:value="844">
            <text:p>8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table:formula="of:=[.C71]+[.E71]" office:value-type="float" office:value="142898">
            <text:p>142898.0000</text:p>
          </table:table-cell>
          <table:table-cell office:value-type="float" office:value="142675">
            <text:p>142675</text:p>
          </table:table-cell>
          <table:table-cell office:value-type="float" office:value="1096">
            <text:p>1096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17962">
            <text:p>17962</text:p>
          </table:table-cell>
          <table:table-cell office:value-type="float" office:value="55">
            <text:p>55</text:p>
          </table:table-cell>
          <table:table-cell office:value-type="float" office:value="1090">
            <text:p>109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1322">
            <text:p>1322</text:p>
          </table:table-cell>
          <table:table-cell table:number-columns-repeated="3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table:formula="of:=[.C72]+[.E72]" office:value-type="float" office:value="144806">
            <text:p>144806.0000</text:p>
          </table:table-cell>
          <table:table-cell office:value-type="float" office:value="144400">
            <text:p>144400</text:p>
          </table:table-cell>
          <table:table-cell office:value-type="float" office:value="376">
            <text:p>376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19252">
            <text:p>19252</text:p>
          </table:table-cell>
          <table:table-cell office:value-type="float" office:value="0">
            <text:p>0</text:p>
          </table:table-cell>
          <table:table-cell office:value-type="float" office:value="474">
            <text:p>4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office:value-type="float" office:value="1315">
            <text:p>13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table:formula="of:=[.C73]+[.E73]" office:value-type="float" office:value="101982">
            <text:p>101982.0000</text:p>
          </table:table-cell>
          <table:table-cell office:value-type="float" office:value="101748">
            <text:p>101748</text:p>
          </table:table-cell>
          <table:table-cell office:value-type="float" office:value="527">
            <text:p>527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0342">
            <text:p>10342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table:number-columns-repeated="2" office:value-type="float" office:value="0">
            <text:p>0</text:p>
          </table:table-cell>
          <table:table-cell office:value-type="float" office:value="333">
            <text:p>333</text:p>
          </table:table-cell>
          <table:table-cell office:value-type="float" office:value="571">
            <text:p>5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table:formula="of:=[.C74]+[.E74]" office:value-type="float" office:value="192052">
            <text:p>192052.0000</text:p>
          </table:table-cell>
          <table:table-cell office:value-type="float" office:value="191605">
            <text:p>191605</text:p>
          </table:table-cell>
          <table:table-cell office:value-type="float" office:value="3011">
            <text:p>3011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float" office:value="11505">
            <text:p>11505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7">
            <text:p>837</text:p>
          </table:table-cell>
          <table:table-cell office:value-type="float" office:value="1020">
            <text:p>102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89">
            <text:p>789</text:p>
          </table:table-cell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table:formula="of:=[.C75]+[.E75]" office:value-type="float" office:value="205939">
            <text:p>205939.0000</text:p>
          </table:table-cell>
          <table:table-cell office:value-type="float" office:value="205447">
            <text:p>205447</text:p>
          </table:table-cell>
          <table:table-cell office:value-type="float" office:value="269">
            <text:p>269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18282">
            <text:p>18282</text:p>
          </table:table-cell>
          <table:table-cell office:value-type="float" office:value="0">
            <text:p>0</text:p>
          </table:table-cell>
          <table:table-cell office:value-type="float" office:value="495">
            <text:p>495</text:p>
          </table:table-cell>
          <table:table-cell table:number-columns-repeated="2" office:value-type="float" office:value="0">
            <text:p>0</text:p>
          </table:table-cell>
          <table:table-cell office:value-type="float" office:value="688">
            <text:p>688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table:formula="of:=[.C76]+[.E76]" office:value-type="float" office:value="188069">
            <text:p>188069.0000</text:p>
          </table:table-cell>
          <table:table-cell office:value-type="float" office:value="187495">
            <text:p>187495</text:p>
          </table:table-cell>
          <table:table-cell office:value-type="float" office:value="826">
            <text:p>826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office:value-type="float" office:value="16132">
            <text:p>16132</text:p>
          </table:table-cell>
          <table:table-cell office:value-type="float" office:value="0">
            <text:p>0</text:p>
          </table:table-cell>
          <table:table-cell office:value-type="float" office:value="1018">
            <text:p>10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1">
            <text:p>551</text:p>
          </table:table-cell>
          <table:table-cell office:value-type="float" office:value="1541">
            <text:p>154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table:formula="of:=[.C77]+[.E77]" office:value-type="float" office:value="132287">
            <text:p>132287.0000</text:p>
          </table:table-cell>
          <table:table-cell office:value-type="float" office:value="131937">
            <text:p>131937</text:p>
          </table:table-cell>
          <table:table-cell office:value-type="float" office:value="551">
            <text:p>551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21555">
            <text:p>21555</text:p>
          </table:table-cell>
          <table:table-cell office:value-type="float" office:value="0">
            <text:p>0</text:p>
          </table:table-cell>
          <table:table-cell office:value-type="float" office:value="889">
            <text:p>88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45">
            <text:p>545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table:formula="of:=[.C78]+[.E78]" office:value-type="float" office:value="143109">
            <text:p>143109.0000</text:p>
          </table:table-cell>
          <table:table-cell office:value-type="float" office:value="142716">
            <text:p>142716</text:p>
          </table:table-cell>
          <table:table-cell office:value-type="float" office:value="1362">
            <text:p>1362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10249">
            <text:p>10249</text:p>
          </table:table-cell>
          <table:table-cell office:value-type="float" office:value="0">
            <text:p>0</text:p>
          </table:table-cell>
          <table:table-cell office:value-type="float" office:value="773">
            <text:p>77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68">
            <text:p>868</text:p>
          </table:table-cell>
          <table:table-cell office:value-type="float" office:value="687">
            <text:p>6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4">
            <text:p>8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table:formula="of:=[.C79]+[.E79]" office:value-type="float" office:value="183192">
            <text:p>183192.0000</text:p>
          </table:table-cell>
          <table:table-cell office:value-type="float" office:value="182368">
            <text:p>182368</text:p>
          </table:table-cell>
          <table:table-cell office:value-type="float" office:value="3043">
            <text:p>3043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float" office:value="6521">
            <text:p>6521</text:p>
          </table:table-cell>
          <table:table-cell office:value-type="float" office:value="0">
            <text:p>0</text:p>
          </table:table-cell>
          <table:table-cell office:value-type="float" office:value="935">
            <text:p>9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5">
            <text:p>965</text:p>
          </table:table-cell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907">
            <text:p>9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table:formula="of:=[.C80]+[.E80]" office:value-type="float" office:value="207121">
            <text:p>207121.0000</text:p>
          </table:table-cell>
          <table:table-cell office:value-type="float" office:value="206630">
            <text:p>206630</text:p>
          </table:table-cell>
          <table:table-cell office:value-type="float" office:value="1669">
            <text:p>1669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6895">
            <text:p>6895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73">
            <text:p>773</text:p>
          </table:table-cell>
          <table:table-cell office:value-type="float" office:value="619">
            <text:p>619</text:p>
          </table:table-cell>
          <table:table-cell table:number-columns-repeated="3"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909">
            <text:p>9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table:formula="of:=[.C81]+[.E81]" office:value-type="float" office:value="207778">
            <text:p>207778.0000</text:p>
          </table:table-cell>
          <table:table-cell office:value-type="float" office:value="207486">
            <text:p>207486</text:p>
          </table:table-cell>
          <table:table-cell office:value-type="float" office:value="2618">
            <text:p>2618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float" office:value="13744">
            <text:p>13744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2">
            <text:p>722</text:p>
          </table:table-cell>
          <table:table-cell office:value-type="float" office:value="1032">
            <text:p>10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table:formula="of:=[.C82]+[.E82]" office:value-type="float" office:value="214560">
            <text:p>214560.0000</text:p>
          </table:table-cell>
          <table:table-cell office:value-type="float" office:value="214207">
            <text:p>214207</text:p>
          </table:table-cell>
          <table:table-cell office:value-type="float" office:value="3141">
            <text:p>3141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float" office:value="15372">
            <text:p>15372</text:p>
          </table:table-cell>
          <table:table-cell office:value-type="float" office:value="0">
            <text:p>0</text:p>
          </table:table-cell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26">
            <text:p>726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table:formula="of:=[.C83]+[.E83]" office:value-type="float" office:value="143275">
            <text:p>143275.0000</text:p>
          </table:table-cell>
          <table:table-cell office:value-type="float" office:value="143020">
            <text:p>143020</text:p>
          </table:table-cell>
          <table:table-cell office:value-type="float" office:value="2375">
            <text:p>237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8405">
            <text:p>8405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84">
            <text:p>1084</text:p>
          </table:table-cell>
          <table:table-cell office:value-type="float" office:value="931">
            <text:p>93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table:formula="of:=[.C84]+[.E84]" office:value-type="float" office:value="60404">
            <text:p>60404.0000</text:p>
          </table:table-cell>
          <table:table-cell office:value-type="float" office:value="60134">
            <text:p>60134</text:p>
          </table:table-cell>
          <table:table-cell office:value-type="float" office:value="5178">
            <text:p>5178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712">
            <text:p>712</text:p>
          </table:table-cell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table:formula="of:=[.C85]+[.E85]" office:value-type="float" office:value="67077">
            <text:p>67077.0000</text:p>
          </table:table-cell>
          <table:table-cell office:value-type="float" office:value="66582">
            <text:p>66582</text:p>
          </table:table-cell>
          <table:table-cell office:value-type="float" office:value="3334">
            <text:p>3334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11716">
            <text:p>11716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830">
            <text:p>830</text:p>
          </table:table-cell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table:formula="of:=[.C86]+[.E86]" office:value-type="float" office:value="111442">
            <text:p>111442.0000</text:p>
          </table:table-cell>
          <table:table-cell office:value-type="float" office:value="110916">
            <text:p>110916</text:p>
          </table:table-cell>
          <table:table-cell office:value-type="float" office:value="2077">
            <text:p>2077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16812">
            <text:p>16812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03">
            <text:p>803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827">
            <text:p>8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table:formula="of:=[.C87]+[.E87]" office:value-type="float" office:value="135809">
            <text:p>135809.0000</text:p>
          </table:table-cell>
          <table:table-cell office:value-type="float" office:value="135283">
            <text:p>135283</text:p>
          </table:table-cell>
          <table:table-cell office:value-type="float" office:value="3459">
            <text:p>3459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20960">
            <text:p>20960</text:p>
          </table:table-cell>
          <table:table-cell office:value-type="float" office:value="0">
            <text:p>0</text:p>
          </table:table-cell>
          <table:table-cell office:value-type="float" office:value="1225">
            <text:p>122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13">
            <text:p>913</text:p>
          </table:table-cell>
          <table:table-cell office:value-type="float" office:value="855">
            <text:p>85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table:formula="of:=[.C88]+[.E88]" office:value-type="float" office:value="169910">
            <text:p>169910.0000</text:p>
          </table:table-cell>
          <table:table-cell office:value-type="float" office:value="169265">
            <text:p>169265</text:p>
          </table:table-cell>
          <table:table-cell office:value-type="float" office:value="4179">
            <text:p>4179</text:p>
          </table:table-cell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 office:value-type="float" office:value="28171">
            <text:p>28171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255">
            <text:p>1255</text:p>
          </table:table-cell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table:formula="of:=[.C89]+[.E89]" office:value-type="float" office:value="166312">
            <text:p>166312.0000</text:p>
          </table:table-cell>
          <table:table-cell office:value-type="float" office:value="165934">
            <text:p>165934</text:p>
          </table:table-cell>
          <table:table-cell office:value-type="float" office:value="2364">
            <text:p>2364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32182">
            <text:p>32182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921">
            <text:p>921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table:formula="of:=[.C90]+[.E90]" office:value-type="float" office:value="167982">
            <text:p>167982.0000</text:p>
          </table:table-cell>
          <table:table-cell office:value-type="float" office:value="167487">
            <text:p>167487</text:p>
          </table:table-cell>
          <table:table-cell office:value-type="float" office:value="3057">
            <text:p>3057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60286">
            <text:p>60286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014">
            <text:p>1014</text:p>
          </table:table-cell>
          <table:table-cell office:value-type="float" office:value="643">
            <text:p>6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table:formula="of:=[.C91]+[.E91]" office:value-type="float" office:value="130686">
            <text:p>130686.0000</text:p>
          </table:table-cell>
          <table:table-cell office:value-type="float" office:value="130044">
            <text:p>130044</text:p>
          </table:table-cell>
          <table:table-cell office:value-type="float" office:value="2205">
            <text:p>2205</text:p>
          </table:table-cell>
          <table:table-cell office:value-type="float" office:value="642">
            <text:p>642</text:p>
          </table:table-cell>
          <table:table-cell office:value-type="float" office:value="0">
            <text:p>0</text:p>
          </table:table-cell>
          <table:table-cell office:value-type="float" office:value="59780">
            <text:p>59780</text:p>
          </table:table-cell>
          <table:table-cell office:value-type="float" office:value="0">
            <text:p>0</text:p>
          </table:table-cell>
          <table:table-cell office:value-type="float" office:value="1008">
            <text:p>1008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800">
            <text:p>800</text:p>
          </table:table-cell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708">
            <text:p>70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table:formula="of:=[.C92]+[.E92]" office:value-type="float" office:value="84005">
            <text:p>84005.0000</text:p>
          </table:table-cell>
          <table:table-cell office:value-type="float" office:value="83716">
            <text:p>83716</text:p>
          </table:table-cell>
          <table:table-cell office:value-type="float" office:value="1472">
            <text:p>1472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51909">
            <text:p>51909</text:p>
          </table:table-cell>
          <table:table-cell office:value-type="float" office:value="0">
            <text:p>0</text:p>
          </table:table-cell>
          <table:table-cell office:value-type="float" office:value="883">
            <text:p>883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969">
            <text:p>969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002">
            <text:p>10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table:formula="of:=[.C93]+[.E93]" office:value-type="float" office:value="63000">
            <text:p>63000.0000</text:p>
          </table:table-cell>
          <table:table-cell office:value-type="float" office:value="62666">
            <text:p>62666</text:p>
          </table:table-cell>
          <table:table-cell office:value-type="float" office:value="1512">
            <text:p>1512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40420">
            <text:p>40420</text:p>
          </table:table-cell>
          <table:table-cell office:value-type="float" office:value="0">
            <text:p>0</text:p>
          </table:table-cell>
          <table:table-cell office:value-type="float" office:value="914">
            <text:p>91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922">
            <text:p>922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58">
            <text:p>95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table:formula="of:=[.C94]+[.E94]" office:value-type="float" office:value="98863">
            <text:p>98863.0000</text:p>
          </table:table-cell>
          <table:table-cell office:value-type="float" office:value="98533">
            <text:p>98533</text:p>
          </table:table-cell>
          <table:table-cell office:value-type="float" office:value="59">
            <text:p>59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40416">
            <text:p>40416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276">
            <text:p>1276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table:formula="of:=[.C95]+[.E95]" office:value-type="float" office:value="101440">
            <text:p>101440.0000</text:p>
          </table:table-cell>
          <table:table-cell office:value-type="float" office:value="101375">
            <text:p>101375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36841">
            <text:p>36841</text:p>
          </table:table-cell>
          <table:table-cell office:value-type="float" office:value="0">
            <text:p>0</text:p>
          </table:table-cell>
          <table:table-cell office:value-type="float" office:value="625">
            <text:p>6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94">
            <text:p>1094</text:p>
          </table:table-cell>
          <table:table-cell office:value-type="float" office:value="537">
            <text:p>53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table:formula="of:=[.C96]+[.E96]" office:value-type="float" office:value="92500">
            <text:p>92500.0000</text:p>
          </table:table-cell>
          <table:table-cell office:value-type="float" office:value="92181">
            <text:p>92181</text:p>
          </table:table-cell>
          <table:table-cell office:value-type="float" office:value="1166">
            <text:p>1166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38801">
            <text:p>38801</text:p>
          </table:table-cell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889">
            <text:p>889</text:p>
          </table:table-cell>
          <table:table-cell office:value-type="float" office:value="911">
            <text:p>9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table:formula="of:=[.C97]+[.E97]" office:value-type="float" office:value="50609">
            <text:p>50609.0000</text:p>
          </table:table-cell>
          <table:table-cell office:value-type="float" office:value="50340">
            <text:p>50340</text:p>
          </table:table-cell>
          <table:table-cell office:value-type="float" office:value="1328">
            <text:p>1328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float" office:value="23732">
            <text:p>23732</text:p>
          </table:table-cell>
          <table:table-cell office:value-type="float" office:value="0">
            <text:p>0</text:p>
          </table:table-cell>
          <table:table-cell office:value-type="float" office:value="516">
            <text:p>51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66">
            <text:p>1066</text:p>
          </table:table-cell>
          <table:table-cell office:value-type="float" office:value="912">
            <text:p>9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table:formula="of:=[.C98]+[.E98]" office:value-type="float" office:value="119652">
            <text:p>119652.0000</text:p>
          </table:table-cell>
          <table:table-cell office:value-type="float" office:value="119027">
            <text:p>119027</text:p>
          </table:table-cell>
          <table:table-cell office:value-type="float" office:value="2768">
            <text:p>2768</text:p>
          </table:table-cell>
          <table:table-cell office:value-type="float" office:value="625">
            <text:p>625</text:p>
          </table:table-cell>
          <table:table-cell office:value-type="float" office:value="0">
            <text:p>0</text:p>
          </table:table-cell>
          <table:table-cell office:value-type="float" office:value="48286">
            <text:p>48286</text:p>
          </table:table-cell>
          <table:table-cell office:value-type="float" office:value="0">
            <text:p>0</text:p>
          </table:table-cell>
          <table:table-cell office:value-type="float" office:value="1453">
            <text:p>1453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279">
            <text:p>1279</text:p>
          </table:table-cell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table:formula="of:=[.C99]+[.E99]" office:value-type="float" office:value="137470">
            <text:p>137470.0000</text:p>
          </table:table-cell>
          <table:table-cell office:value-type="float" office:value="136993">
            <text:p>136993</text:p>
          </table:table-cell>
          <table:table-cell office:value-type="float" office:value="1926">
            <text:p>1926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61492">
            <text:p>61492</text:p>
          </table:table-cell>
          <table:table-cell office:value-type="float" office:value="0">
            <text:p>0</text:p>
          </table:table-cell>
          <table:table-cell office:value-type="float" office:value="809">
            <text:p>80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989">
            <text:p>989</text:p>
          </table:table-cell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665">
            <text:p>66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table:formula="of:=[.C100]+[.E100]" office:value-type="float" office:value="105007">
            <text:p>105007.0000</text:p>
          </table:table-cell>
          <table:table-cell office:value-type="float" office:value="104736">
            <text:p>104736</text:p>
          </table:table-cell>
          <table:table-cell office:value-type="float" office:value="1376">
            <text:p>1376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72045">
            <text:p>72045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95">
            <text:p>1095</text:p>
          </table:table-cell>
          <table:table-cell office:value-type="float" office:value="651">
            <text:p>65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table:formula="of:=[.C101]+[.E101]" office:value-type="float" office:value="84425">
            <text:p>84425.0000</text:p>
          </table:table-cell>
          <table:table-cell office:value-type="float" office:value="83822">
            <text:p>83822</text:p>
          </table:table-cell>
          <table:table-cell office:value-type="float" office:value="2484">
            <text:p>2484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 office:value-type="float" office:value="38629">
            <text:p>38629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13">
            <text:p>1013</text:p>
          </table:table-cell>
          <table:table-cell office:value-type="float" office:value="820">
            <text:p>82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table:formula="of:=[.C102]+[.E102]" office:value-type="float" office:value="98928">
            <text:p>98928.0000</text:p>
          </table:table-cell>
          <table:table-cell office:value-type="float" office:value="97932">
            <text:p>97932</text:p>
          </table:table-cell>
          <table:table-cell office:value-type="float" office:value="2985">
            <text:p>2985</text:p>
          </table:table-cell>
          <table:table-cell office:value-type="float" office:value="996">
            <text:p>996</text:p>
          </table:table-cell>
          <table:table-cell office:value-type="float" office:value="0">
            <text:p>0</text:p>
          </table:table-cell>
          <table:table-cell office:value-type="float" office:value="37354">
            <text:p>37354</text:p>
          </table:table-cell>
          <table:table-cell office:value-type="float" office:value="0">
            <text:p>0</text:p>
          </table:table-cell>
          <table:table-cell office:value-type="float" office:value="1463">
            <text:p>146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150">
            <text:p>1150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table:formula="of:=[.C103]+[.E103]" office:value-type="float" office:value="85633">
            <text:p>85633.0000</text:p>
          </table:table-cell>
          <table:table-cell office:value-type="float" office:value="85038">
            <text:p>85038</text:p>
          </table:table-cell>
          <table:table-cell office:value-type="float" office:value="3469">
            <text:p>3469</text:p>
          </table:table-cell>
          <table:table-cell office:value-type="float" office:value="595">
            <text:p>595</text:p>
          </table:table-cell>
          <table:table-cell office:value-type="float" office:value="0">
            <text:p>0</text:p>
          </table:table-cell>
          <table:table-cell office:value-type="float" office:value="26399">
            <text:p>26399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033">
            <text:p>1033</text:p>
          </table:table-cell>
          <table:table-cell office:value-type="float" office:value="789">
            <text:p>789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table:formula="of:=[.C104]+[.E104]" office:value-type="float" office:value="68884">
            <text:p>68884.0000</text:p>
          </table:table-cell>
          <table:table-cell office:value-type="float" office:value="68801">
            <text:p>68801</text:p>
          </table:table-cell>
          <table:table-cell office:value-type="float" office:value="2195">
            <text:p>2195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27493">
            <text:p>27493</text:p>
          </table:table-cell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945">
            <text:p>945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table:formula="of:=[.C105]+[.E105]" office:value-type="float" office:value="69765">
            <text:p>69765.0000</text:p>
          </table:table-cell>
          <table:table-cell office:value-type="float" office:value="69578">
            <text:p>69578</text:p>
          </table:table-cell>
          <table:table-cell office:value-type="float" office:value="5490">
            <text:p>549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24945">
            <text:p>2494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959">
            <text:p>959</text:p>
          </table:table-cell>
          <table:table-cell office:value-type="float" office:value="874">
            <text:p>87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table:formula="of:=[.C106]+[.E106]" office:value-type="float" office:value="109329">
            <text:p>109329.0000</text:p>
          </table:table-cell>
          <table:table-cell office:value-type="float" office:value="109018">
            <text:p>109018</text:p>
          </table:table-cell>
          <table:table-cell office:value-type="float" office:value="8524">
            <text:p>8524</text:p>
          </table:table-cell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  <table:table-cell office:value-type="float" office:value="22459">
            <text:p>22459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float" office:value="1449">
            <text:p>1449</text:p>
          </table:table-cell>
          <table:table-cell office:value-type="float" office:value="630">
            <text:p>63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63">
            <text:p>363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table:formula="of:=[.C107]+[.E107]" office:value-type="float" office:value="99593">
            <text:p>99593.0000</text:p>
          </table:table-cell>
          <table:table-cell office:value-type="float" office:value="98876">
            <text:p>98876</text:p>
          </table:table-cell>
          <table:table-cell office:value-type="float" office:value="3949">
            <text:p>3949</text:p>
          </table:table-cell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float" office:value="31939">
            <text:p>31939</text:p>
          </table:table-cell>
          <table:table-cell office:value-type="float" office:value="0">
            <text:p>0</text:p>
          </table:table-cell>
          <table:table-cell office:value-type="float" office:value="923">
            <text:p>92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069">
            <text:p>1069</text:p>
          </table:table-cell>
          <table:table-cell office:value-type="float" office:value="1560">
            <text:p>156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18">
            <text:p>418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table:formula="of:=[.C108]+[.E108]" office:value-type="float" office:value="118148">
            <text:p>118148.0000</text:p>
          </table:table-cell>
          <table:table-cell office:value-type="float" office:value="117896">
            <text:p>117896</text:p>
          </table:table-cell>
          <table:table-cell office:value-type="float" office:value="4180">
            <text:p>4180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33834">
            <text:p>33834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86">
            <text:p>1086</text:p>
          </table:table-cell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table:formula="of:=[.C109]+[.E109]" office:value-type="float" office:value="68422">
            <text:p>68422.0000</text:p>
          </table:table-cell>
          <table:table-cell office:value-type="float" office:value="67994">
            <text:p>67994</text:p>
          </table:table-cell>
          <table:table-cell office:value-type="float" office:value="4907">
            <text:p>4907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17078">
            <text:p>17078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09">
            <text:p>1209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table:formula="of:=[.C110]+[.E110]" office:value-type="float" office:value="105429">
            <text:p>105429.0000</text:p>
          </table:table-cell>
          <table:table-cell office:value-type="float" office:value="104868">
            <text:p>104868</text:p>
          </table:table-cell>
          <table:table-cell office:value-type="float" office:value="1493">
            <text:p>1493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24327">
            <text:p>24327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1444">
            <text:p>1444</text:p>
          </table:table-cell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table:formula="of:=[.C111]+[.E111]" office:value-type="float" office:value="75906">
            <text:p>75906.0000</text:p>
          </table:table-cell>
          <table:table-cell office:value-type="float" office:value="75364">
            <text:p>75364</text:p>
          </table:table-cell>
          <table:table-cell office:value-type="float" office:value="1608">
            <text:p>1608</text:p>
          </table:table-cell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  <table:table-cell office:value-type="float" office:value="27574">
            <text:p>2757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1249">
            <text:p>1249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93">
            <text:p>493</text:p>
          </table:table-cell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table:formula="of:=[.C112]+[.E112]" office:value-type="float" office:value="61211">
            <text:p>61211.0000</text:p>
          </table:table-cell>
          <table:table-cell office:value-type="float" office:value="60906">
            <text:p>60906</text:p>
          </table:table-cell>
          <table:table-cell office:value-type="float" office:value="531">
            <text:p>531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26167">
            <text:p>26167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table:formula="of:=[.C113]+[.E113]" office:value-type="float" office:value="45013">
            <text:p>45013.0000</text:p>
          </table:table-cell>
          <table:table-cell office:value-type="float" office:value="44383">
            <text:p>44383</text:p>
          </table:table-cell>
          <table:table-cell office:value-type="float" office:value="523">
            <text:p>523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6162">
            <text:p>16162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147">
            <text:p>1147</text:p>
          </table:table-cell>
          <table:table-cell office:value-type="float" office:value="555">
            <text:p>555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table:formula="of:=[.C114]+[.E114]" office:value-type="float" office:value="46290">
            <text:p>46290.0000</text:p>
          </table:table-cell>
          <table:table-cell office:value-type="float" office:value="45661">
            <text:p>45661</text:p>
          </table:table-cell>
          <table:table-cell office:value-type="float" office:value="952">
            <text:p>952</text:p>
          </table:table-cell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office:value-type="float" office:value="24114">
            <text:p>24114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720">
            <text:p>1720</text:p>
          </table:table-cell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647">
            <text:p>6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table:formula="of:=[.C115]+[.E115]" office:value-type="float" office:value="31155">
            <text:p>31155.0000</text:p>
          </table:table-cell>
          <table:table-cell office:value-type="float" office:value="31094">
            <text:p>31094</text:p>
          </table:table-cell>
          <table:table-cell office:value-type="float" office:value="423">
            <text:p>42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9097">
            <text:p>9097</text:p>
          </table:table-cell>
          <table:table-cell office:value-type="float" office:value="0">
            <text:p>0</text:p>
          </table:table-cell>
          <table:table-cell office:value-type="float" office:value="749">
            <text:p>749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09">
            <text:p>709</text:p>
          </table:table-cell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table:formula="of:=[.C116]+[.E116]" office:value-type="float" office:value="34882">
            <text:p>34882.0000</text:p>
          </table:table-cell>
          <table:table-cell office:value-type="float" office:value="34821">
            <text:p>34821</text:p>
          </table:table-cell>
          <table:table-cell office:value-type="float" office:value="1991">
            <text:p>199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5765">
            <text:p>15765</text:p>
          </table:table-cell>
          <table:table-cell office:value-type="float" office:value="0">
            <text:p>0</text:p>
          </table:table-cell>
          <table:table-cell office:value-type="float" office:value="471">
            <text:p>471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1436">
            <text:p>1436</text:p>
          </table:table-cell>
          <table:table-cell office:value-type="float" office:value="547">
            <text:p>54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table:formula="of:=[.C117]+[.E117]" office:value-type="float" office:value="45575">
            <text:p>45575.0000</text:p>
          </table:table-cell>
          <table:table-cell office:value-type="float" office:value="45206">
            <text:p>45206</text:p>
          </table:table-cell>
          <table:table-cell office:value-type="float" office:value="630">
            <text:p>630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17933">
            <text:p>17933</text:p>
          </table:table-cell>
          <table:table-cell office:value-type="float" office:value="0">
            <text:p>0</text:p>
          </table:table-cell>
          <table:table-cell office:value-type="float" office:value="909">
            <text:p>909</text:p>
          </table:table-cell>
          <table:table-cell office:value-type="float" office:value="37">
            <text:p>37</text:p>
          </table:table-cell>
          <table:table-cell office:value-type="float" office:value="132">
            <text:p>132</text:p>
          </table:table-cell>
          <table:table-cell office:value-type="float" office:value="979">
            <text:p>979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table:formula="of:=[.C118]+[.E118]" office:value-type="float" office:value="45263">
            <text:p>45263.0000</text:p>
          </table:table-cell>
          <table:table-cell office:value-type="float" office:value="44938">
            <text:p>44938</text:p>
          </table:table-cell>
          <table:table-cell office:value-type="float" office:value="80">
            <text:p>80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14869">
            <text:p>14869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021">
            <text:p>1021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table:formula="of:=[.C119]+[.E119]" office:value-type="float" office:value="39829">
            <text:p>39829.0000</text:p>
          </table:table-cell>
          <table:table-cell office:value-type="float" office:value="39769">
            <text:p>39769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3694">
            <text:p>13694</text:p>
          </table:table-cell>
          <table:table-cell office:value-type="float" office:value="0">
            <text:p>0</text:p>
          </table:table-cell>
          <table:table-cell office:value-type="float" office:value="538">
            <text:p>538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12">
            <text:p>1112</text:p>
          </table:table-cell>
          <table:table-cell office:value-type="float" office:value="532">
            <text:p>53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table:formula="of:=[.C120]+[.E120]" office:value-type="float" office:value="25363">
            <text:p>25363.0000</text:p>
          </table:table-cell>
          <table:table-cell office:value-type="float" office:value="25009">
            <text:p>25009</text:p>
          </table:table-cell>
          <table:table-cell office:value-type="float" office:value="805">
            <text:p>805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5189">
            <text:p>5189</text:p>
          </table:table-cell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759">
            <text:p>759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88">
            <text:p>588</text:p>
          </table:table-cell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table:formula="of:=[.C121]+[.E121]" office:value-type="float" office:value="22576">
            <text:p>22576.0000</text:p>
          </table:table-cell>
          <table:table-cell office:value-type="float" office:value="22536">
            <text:p>22536</text:p>
          </table:table-cell>
          <table:table-cell office:value-type="float" office:value="336">
            <text:p>33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241">
            <text:p>6241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944">
            <text:p>94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table:formula="of:=[.C122]+[.E122]" office:value-type="float" office:value="29049">
            <text:p>29049.0000</text:p>
          </table:table-cell>
          <table:table-cell office:value-type="float" office:value="28814">
            <text:p>28814</text:p>
          </table:table-cell>
          <table:table-cell office:value-type="float" office:value="368">
            <text:p>368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9086">
            <text:p>9086</text:p>
          </table:table-cell>
          <table:table-cell office:value-type="float" office:value="0">
            <text:p>0</text:p>
          </table:table-cell>
          <table:table-cell office:value-type="float" office:value="688">
            <text:p>688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164">
            <text:p>1164</text:p>
          </table:table-cell>
          <table:table-cell office:value-type="float" office:value="253">
            <text:p>25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21">
            <text:p>42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table:formula="of:=[.C123]+[.E123]" office:value-type="float" office:value="31792">
            <text:p>31792.0000</text:p>
          </table:table-cell>
          <table:table-cell office:value-type="float" office:value="31476">
            <text:p>31476</text:p>
          </table:table-cell>
          <table:table-cell office:value-type="float" office:value="903">
            <text:p>903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9672">
            <text:p>9672</text:p>
          </table:table-cell>
          <table:table-cell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1480">
            <text:p>1480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table:formula="of:=[.C124]+[.E124]" office:value-type="float" office:value="27352">
            <text:p>27352.0000</text:p>
          </table:table-cell>
          <table:table-cell office:value-type="float" office:value="27036">
            <text:p>27036</text:p>
          </table:table-cell>
          <table:table-cell office:value-type="float" office:value="334">
            <text:p>334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13414">
            <text:p>13414</text:p>
          </table:table-cell>
          <table:table-cell office:value-type="float" office:value="0">
            <text:p>0</text:p>
          </table:table-cell>
          <table:table-cell office:value-type="float" office:value="775">
            <text:p>77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396">
            <text:p>1396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table:formula="of:=[.C125]+[.E125]" office:value-type="float" office:value="28436">
            <text:p>28436.0000</text:p>
          </table:table-cell>
          <table:table-cell office:value-type="float" office:value="28120">
            <text:p>28120</text:p>
          </table:table-cell>
          <table:table-cell office:value-type="float" office:value="1213">
            <text:p>1213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28367">
            <text:p>28367</text:p>
          </table:table-cell>
          <table:table-cell office:value-type="float" office:value="0">
            <text:p>0</text:p>
          </table:table-cell>
          <table:table-cell office:value-type="float" office:value="908">
            <text:p>908</text:p>
          </table:table-cell>
          <table:table-cell office:value-type="float" office:value="25">
            <text:p>25</text:p>
          </table:table-cell>
          <table:table-cell office:value-type="float" office:value="67">
            <text:p>67</text:p>
          </table:table-cell>
          <table:table-cell office:value-type="float" office:value="1144">
            <text:p>1144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table:formula="of:=[.C126]+[.E126]" office:value-type="float" office:value="49694">
            <text:p>49694.0000</text:p>
          </table:table-cell>
          <table:table-cell office:value-type="float" office:value="49381">
            <text:p>49381</text:p>
          </table:table-cell>
          <table:table-cell office:value-type="float" office:value="806">
            <text:p>806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2527">
            <text:p>2527</text:p>
          </table:table-cell>
          <table:table-cell office:value-type="float" office:value="0">
            <text:p>0</text:p>
          </table:table-cell>
          <table:table-cell office:value-type="float" office:value="1136">
            <text:p>113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497">
            <text:p>1497</text:p>
          </table:table-cell>
          <table:table-cell office:value-type="float" office:value="212">
            <text:p>2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87">
            <text:p>887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table:formula="of:=[.C127]+[.E127]" office:value-type="float" office:value="38924">
            <text:p>38924.0000</text:p>
          </table:table-cell>
          <table:table-cell office:value-type="float" office:value="38624">
            <text:p>38624</text:p>
          </table:table-cell>
          <table:table-cell office:value-type="float" office:value="461">
            <text:p>461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870">
            <text:p>870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table:formula="of:=[.C128]+[.E128]" office:value-type="float" office:value="49325">
            <text:p>49325.0000</text:p>
          </table:table-cell>
          <table:table-cell office:value-type="float" office:value="48965">
            <text:p>48965</text:p>
          </table:table-cell>
          <table:table-cell office:value-type="float" office:value="4608">
            <text:p>4608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1908">
            <text:p>1908</text:p>
          </table:table-cell>
          <table:table-cell office:value-type="float" office:value="0">
            <text:p>0</text:p>
          </table:table-cell>
          <table:table-cell office:value-type="float" office:value="1071">
            <text:p>107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table:formula="of:=[.C129]+[.E129]" office:value-type="float" office:value="32923">
            <text:p>32923.0000</text:p>
          </table:table-cell>
          <table:table-cell office:value-type="float" office:value="32600">
            <text:p>32600</text:p>
          </table:table-cell>
          <table:table-cell office:value-type="float" office:value="4944">
            <text:p>4944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float" office:value="2222">
            <text:p>2222</text:p>
          </table:table-cell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064">
            <text:p>1064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table:formula="of:=[.C130]+[.E130]" office:value-type="float" office:value="48236">
            <text:p>48236.0000</text:p>
          </table:table-cell>
          <table:table-cell office:value-type="float" office:value="47882">
            <text:p>47882</text:p>
          </table:table-cell>
          <table:table-cell office:value-type="float" office:value="10296">
            <text:p>10296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3558">
            <text:p>3558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318">
            <text:p>1318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table:formula="of:=[.C131]+[.E131]" office:value-type="float" office:value="32531">
            <text:p>32531.0000</text:p>
          </table:table-cell>
          <table:table-cell office:value-type="float" office:value="32299">
            <text:p>32299</text:p>
          </table:table-cell>
          <table:table-cell office:value-type="float" office:value="16885">
            <text:p>1688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3429">
            <text:p>3429</text:p>
          </table:table-cell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1817">
            <text:p>1817</text:p>
          </table:table-cell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table:formula="of:=[.C132]+[.E132]" office:value-type="float" office:value="23209">
            <text:p>23209.0000</text:p>
          </table:table-cell>
          <table:table-cell office:value-type="float" office:value="22789">
            <text:p>22789</text:p>
          </table:table-cell>
          <table:table-cell office:value-type="float" office:value="5881">
            <text:p>5881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2648">
            <text:p>2648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92">
            <text:p>592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table:formula="of:=[.C133]+[.E133]" office:value-type="float" office:value="17838">
            <text:p>17838.0000</text:p>
          </table:table-cell>
          <table:table-cell office:value-type="float" office:value="17476">
            <text:p>17476</text:p>
          </table:table-cell>
          <table:table-cell office:value-type="float" office:value="5162">
            <text:p>5162</text:p>
          </table:table-cell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 office:value-type="float" office:value="4750">
            <text:p>4750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44">
            <text:p>1044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table:formula="of:=[.C134]+[.E134]" office:value-type="float" office:value="20522">
            <text:p>20522.0000</text:p>
          </table:table-cell>
          <table:table-cell office:value-type="float" office:value="20288">
            <text:p>20288</text:p>
          </table:table-cell>
          <table:table-cell office:value-type="float" office:value="5694">
            <text:p>5694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373">
            <text:p>1373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913">
            <text:p>91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table:formula="of:=[.C135]+[.E135]" office:value-type="float" office:value="19757">
            <text:p>19757.0000</text:p>
          </table:table-cell>
          <table:table-cell office:value-type="float" office:value="19688">
            <text:p>19688</text:p>
          </table:table-cell>
          <table:table-cell office:value-type="float" office:value="6631">
            <text:p>663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5198">
            <text:p>5198</text:p>
          </table:table-cell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012">
            <text:p>1012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table:formula="of:=[.C136]+[.E136]" office:value-type="float" office:value="21956">
            <text:p>21956.0000</text:p>
          </table:table-cell>
          <table:table-cell office:value-type="float" office:value="21926">
            <text:p>21926</text:p>
          </table:table-cell>
          <table:table-cell office:value-type="float" office:value="6750">
            <text:p>675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923">
            <text:p>2923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848">
            <text:p>1848</text:p>
          </table:table-cell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16">
            <text:p>1316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table:formula="of:=[.C137]+[.E137]" office:value-type="float" office:value="25574">
            <text:p>25574.0000</text:p>
          </table:table-cell>
          <table:table-cell office:value-type="float" office:value="25171">
            <text:p>25171</text:p>
          </table:table-cell>
          <table:table-cell office:value-type="float" office:value="8077">
            <text:p>8077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1406">
            <text:p>1406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86">
            <text:p>786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table:formula="of:=[.C138]+[.E138]" office:value-type="float" office:value="23575">
            <text:p>23575.0000</text:p>
          </table:table-cell>
          <table:table-cell office:value-type="float" office:value="23337">
            <text:p>23337</text:p>
          </table:table-cell>
          <table:table-cell office:value-type="float" office:value="4062">
            <text:p>4062</text:p>
          </table:table-cell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office:value-type="float" office:value="1646">
            <text:p>1646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1254">
            <text:p>1254</text:p>
          </table:table-cell>
          <table:table-cell office:value-type="float" office:value="458">
            <text:p>45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51">
            <text:p>451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table:formula="of:=[.C139]+[.E139]" office:value-type="float" office:value="28116">
            <text:p>28116.0000</text:p>
          </table:table-cell>
          <table:table-cell office:value-type="float" office:value="27538">
            <text:p>27538</text:p>
          </table:table-cell>
          <table:table-cell office:value-type="float" office:value="4996">
            <text:p>4996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float" office:value="2606">
            <text:p>2606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252">
            <text:p>1252</text:p>
          </table:table-cell>
          <table:table-cell office:value-type="float" office:value="504">
            <text:p>50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table:formula="of:=[.C140]+[.E140]" office:value-type="float" office:value="30698">
            <text:p>30698.0000</text:p>
          </table:table-cell>
          <table:table-cell office:value-type="float" office:value="30586">
            <text:p>30586</text:p>
          </table:table-cell>
          <table:table-cell office:value-type="float" office:value="6677">
            <text:p>6677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18">
            <text:p>1818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368">
            <text:p>1368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table:formula="of:=[.C141]+[.E141]" office:value-type="float" office:value="37118">
            <text:p>37118.0000</text:p>
          </table:table-cell>
          <table:table-cell office:value-type="float" office:value="36861">
            <text:p>36861</text:p>
          </table:table-cell>
          <table:table-cell office:value-type="float" office:value="6016">
            <text:p>6016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090">
            <text:p>2090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241">
            <text:p>1241</text:p>
          </table:table-cell>
          <table:table-cell office:value-type="float" office:value="394">
            <text:p>39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table:formula="of:=[.C142]+[.E142]" office:value-type="float" office:value="71739">
            <text:p>71739.0000</text:p>
          </table:table-cell>
          <table:table-cell office:value-type="float" office:value="71345">
            <text:p>71345</text:p>
          </table:table-cell>
          <table:table-cell office:value-type="float" office:value="10692">
            <text:p>10692</text:p>
          </table:table-cell>
          <table:table-cell office:value-type="float" office:value="394">
            <text:p>394</text:p>
          </table:table-cell>
          <table:table-cell office:value-type="float" office:value="0">
            <text:p>0</text:p>
          </table:table-cell>
          <table:table-cell office:value-type="float" office:value="1745">
            <text:p>1745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162">
            <text:p>1162</text:p>
          </table:table-cell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table:formula="of:=[.C143]+[.E143]" office:value-type="float" office:value="69214">
            <text:p>69214.0000</text:p>
          </table:table-cell>
          <table:table-cell office:value-type="float" office:value="68883">
            <text:p>68883</text:p>
          </table:table-cell>
          <table:table-cell office:value-type="float" office:value="15429">
            <text:p>15429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1191">
            <text:p>1191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28">
            <text:p>828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table:formula="of:=[.C144]+[.E144]" office:value-type="float" office:value="68082">
            <text:p>68082.0000</text:p>
          </table:table-cell>
          <table:table-cell office:value-type="float" office:value="67615">
            <text:p>67615</text:p>
          </table:table-cell>
          <table:table-cell office:value-type="float" office:value="15777">
            <text:p>15777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1895">
            <text:p>1895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94">
            <text:p>894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84">
            <text:p>684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table:formula="of:=[.C145]+[.E145]" office:value-type="float" office:value="80003">
            <text:p>80003.0000</text:p>
          </table:table-cell>
          <table:table-cell office:value-type="float" office:value="79687">
            <text:p>79687</text:p>
          </table:table-cell>
          <table:table-cell office:value-type="float" office:value="25610">
            <text:p>25610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26">
            <text:p>1226</text:p>
          </table:table-cell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69">
            <text:p>669</text:p>
          </table:table-cell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table:formula="of:=[.C146]+[.E146]" office:value-type="float" office:value="114078">
            <text:p>114078.0000</text:p>
          </table:table-cell>
          <table:table-cell office:value-type="float" office:value="113716">
            <text:p>113716</text:p>
          </table:table-cell>
          <table:table-cell office:value-type="float" office:value="42364">
            <text:p>42364</text:p>
          </table:table-cell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577">
            <text:p>1577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66">
            <text:p>966</text:p>
          </table:table-cell>
          <table:table-cell office:value-type="float" office:value="534">
            <text:p>5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table:formula="of:=[.C147]+[.E147]" office:value-type="float" office:value="101057">
            <text:p>101057.0000</text:p>
          </table:table-cell>
          <table:table-cell office:value-type="float" office:value="100716">
            <text:p>100716</text:p>
          </table:table-cell>
          <table:table-cell office:value-type="float" office:value="45409">
            <text:p>45409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899">
            <text:p>899</text:p>
          </table:table-cell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table:formula="of:=[.C148]+[.E148]" office:value-type="float" office:value="83283">
            <text:p>83283.0000</text:p>
          </table:table-cell>
          <table:table-cell office:value-type="float" office:value="82838">
            <text:p>82838</text:p>
          </table:table-cell>
          <table:table-cell office:value-type="float" office:value="39379">
            <text:p>39379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3143">
            <text:p>3143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10">
            <text:p>1410</text:p>
          </table:table-cell>
          <table:table-cell office:value-type="float" office:value="520">
            <text:p>5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92">
            <text:p>792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table:formula="of:=[.C149]+[.E149]" office:value-type="float" office:value="68716">
            <text:p>68716.0000</text:p>
          </table:table-cell>
          <table:table-cell office:value-type="float" office:value="68310">
            <text:p>68310</text:p>
          </table:table-cell>
          <table:table-cell office:value-type="float" office:value="36261">
            <text:p>36261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1163">
            <text:p>1163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200">
            <text:p>1200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table:formula="of:=[.C150]+[.E150]" office:value-type="float" office:value="42725">
            <text:p>42725.0000</text:p>
          </table:table-cell>
          <table:table-cell office:value-type="float" office:value="42681">
            <text:p>42681</text:p>
          </table:table-cell>
          <table:table-cell office:value-type="float" office:value="31361">
            <text:p>3136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210">
            <text:p>2210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227">
            <text:p>1227</text:p>
          </table:table-cell>
          <table:table-cell office:value-type="float" office:value="720">
            <text:p>72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table:formula="of:=[.C151]+[.E151]" office:value-type="float" office:value="48214">
            <text:p>48214.0000</text:p>
          </table:table-cell>
          <table:table-cell office:value-type="float" office:value="47991">
            <text:p>47991</text:p>
          </table:table-cell>
          <table:table-cell office:value-type="float" office:value="29377">
            <text:p>29377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207">
            <text:p>2207</text:p>
          </table:table-cell>
          <table:table-cell office:value-type="float" office:value="2">
            <text:p>2</text:p>
          </table:table-cell>
          <table:table-cell office:value-type="float" office:value="448">
            <text:p>44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194">
            <text:p>1194</text:p>
          </table:table-cell>
          <table:table-cell office:value-type="float" office:value="662">
            <text:p>66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table:formula="of:=[.C152]+[.E152]" office:value-type="float" office:value="41894">
            <text:p>41894.0000</text:p>
          </table:table-cell>
          <table:table-cell office:value-type="float" office:value="41356">
            <text:p>41356</text:p>
          </table:table-cell>
          <table:table-cell office:value-type="float" office:value="41482">
            <text:p>41482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  <table:table-cell office:value-type="float" office:value="2415">
            <text:p>2415</text:p>
          </table:table-cell>
          <table:table-cell office:value-type="float" office:value="2">
            <text:p>2</text:p>
          </table:table-cell>
          <table:table-cell office:value-type="float" office:value="457">
            <text:p>45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170">
            <text:p>1170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94">
            <text:p>594</text:p>
          </table:table-cell>
          <table:table-cell office:value-type="float" office:value="359">
            <text:p>35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table:formula="of:=[.C153]+[.E153]" office:value-type="float" office:value="53627">
            <text:p>53627.0000</text:p>
          </table:table-cell>
          <table:table-cell office:value-type="float" office:value="53123">
            <text:p>53123</text:p>
          </table:table-cell>
          <table:table-cell office:value-type="float" office:value="41785">
            <text:p>41785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office:value-type="float" office:value="2566">
            <text:p>2566</text:p>
          </table:table-cell>
          <table:table-cell office:value-type="float" office:value="1">
            <text:p>1</text:p>
          </table:table-cell>
          <table:table-cell office:value-type="float" office:value="445">
            <text:p>445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966">
            <text:p>966</text:p>
          </table:table-cell>
          <table:table-cell office:value-type="float" office:value="402">
            <text:p>402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89">
            <text:p>989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table:formula="of:=[.C154]+[.E154]" office:value-type="float" office:value="66099">
            <text:p>66099.0000</text:p>
          </table:table-cell>
          <table:table-cell office:value-type="float" office:value="65696">
            <text:p>65696</text:p>
          </table:table-cell>
          <table:table-cell office:value-type="float" office:value="59448">
            <text:p>59448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3">
            <text:p>3</text:p>
          </table:table-cell>
          <table:table-cell office:value-type="float" office:value="712">
            <text:p>712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971">
            <text:p>971</text:p>
          </table:table-cell>
          <table:table-cell office:value-type="float" office:value="279">
            <text:p>279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54">
            <text:p>954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table:formula="of:=[.C155]+[.E155]" office:value-type="float" office:value="45499">
            <text:p>45499.0000</text:p>
          </table:table-cell>
          <table:table-cell office:value-type="float" office:value="45315">
            <text:p>45315</text:p>
          </table:table-cell>
          <table:table-cell office:value-type="float" office:value="56576">
            <text:p>56576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1230">
            <text:p>1230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04">
            <text:p>1004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table:formula="of:=[.C156]+[.E156]" office:value-type="float" office:value="47451">
            <text:p>47451.0000</text:p>
          </table:table-cell>
          <table:table-cell office:value-type="float" office:value="46807">
            <text:p>46807</text:p>
          </table:table-cell>
          <table:table-cell office:value-type="float" office:value="31317">
            <text:p>31317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  <table:table-cell office:value-type="float" office:value="2134">
            <text:p>2134</text:p>
          </table:table-cell>
          <table:table-cell office:value-type="float" office:value="3">
            <text:p>3</text:p>
          </table:table-cell>
          <table:table-cell office:value-type="float" office:value="651">
            <text:p>65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84">
            <text:p>1184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349">
            <text:p>1349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table:formula="of:=[.C157]+[.E157]" office:value-type="float" office:value="22586">
            <text:p>22586.0000</text:p>
          </table:table-cell>
          <table:table-cell office:value-type="float" office:value="22399">
            <text:p>22399</text:p>
          </table:table-cell>
          <table:table-cell office:value-type="float" office:value="8813">
            <text:p>8813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162">
            <text:p>1162</text:p>
          </table:table-cell>
          <table:table-cell office:value-type="float" office:value="153">
            <text:p>15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67">
            <text:p>467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table:formula="of:=[.C158]+[.E158]" office:value-type="float" office:value="31319">
            <text:p>31319.0000</text:p>
          </table:table-cell>
          <table:table-cell office:value-type="float" office:value="31095">
            <text:p>31095</text:p>
          </table:table-cell>
          <table:table-cell office:value-type="float" office:value="21286">
            <text:p>21286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2534">
            <text:p>2534</text:p>
          </table:table-cell>
          <table:table-cell office:value-type="float" office:value="2">
            <text:p>2</text:p>
          </table:table-cell>
          <table:table-cell office:value-type="float" office:value="812">
            <text:p>8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60">
            <text:p>960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table:formula="of:=[.C159]+[.E159]" office:value-type="float" office:value="34924">
            <text:p>34924.0000</text:p>
          </table:table-cell>
          <table:table-cell office:value-type="float" office:value="34510">
            <text:p>34510</text:p>
          </table:table-cell>
          <table:table-cell office:value-type="float" office:value="16844">
            <text:p>16844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1083">
            <text:p>1083</text:p>
          </table:table-cell>
          <table:table-cell office:value-type="float" office:value="3">
            <text:p>3</text:p>
          </table:table-cell>
          <table:table-cell office:value-type="float" office:value="476">
            <text:p>47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44">
            <text:p>944</text:p>
          </table:table-cell>
          <table:table-cell office:value-type="float" office:value="596">
            <text:p>596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15">
            <text:p>915</text:p>
          </table:table-cell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table:formula="of:=[.C160]+[.E160]" office:value-type="float" office:value="36011">
            <text:p>36011.0000</text:p>
          </table:table-cell>
          <table:table-cell office:value-type="float" office:value="35919">
            <text:p>35919</text:p>
          </table:table-cell>
          <table:table-cell office:value-type="float" office:value="16792">
            <text:p>1679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3203">
            <text:p>3203</text:p>
          </table:table-cell>
          <table:table-cell office:value-type="float" office:value="2">
            <text:p>2</text:p>
          </table:table-cell>
          <table:table-cell office:value-type="float" office:value="425">
            <text:p>42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367">
            <text:p>1367</text:p>
          </table:table-cell>
          <table:table-cell office:value-type="float" office:value="613">
            <text:p>613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13">
            <text:p>1013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table:formula="of:=[.C161]+[.E161]" office:value-type="float" office:value="39907">
            <text:p>39907.0000</text:p>
          </table:table-cell>
          <table:table-cell office:value-type="float" office:value="39550">
            <text:p>39550</text:p>
          </table:table-cell>
          <table:table-cell office:value-type="float" office:value="14682">
            <text:p>14682</text:p>
          </table:table-cell>
          <table:table-cell office:value-type="float" office:value="357">
            <text:p>357</text:p>
          </table:table-cell>
          <table:table-cell office:value-type="float" office:value="0">
            <text:p>0</text:p>
          </table:table-cell>
          <table:table-cell office:value-type="float" office:value="3311">
            <text:p>3311</text:p>
          </table:table-cell>
          <table:table-cell office:value-type="float" office:value="1">
            <text:p>1</text:p>
          </table:table-cell>
          <table:table-cell office:value-type="float" office:value="619">
            <text:p>61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92">
            <text:p>792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table:formula="of:=[.C162]+[.E162]" office:value-type="float" office:value="30738">
            <text:p>30738.0000</text:p>
          </table:table-cell>
          <table:table-cell office:value-type="float" office:value="30357">
            <text:p>30357</text:p>
          </table:table-cell>
          <table:table-cell office:value-type="float" office:value="15752">
            <text:p>15752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2402">
            <text:p>2402</text:p>
          </table:table-cell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1285">
            <text:p>1285</text:p>
          </table:table-cell>
          <table:table-cell office:value-type="float" office:value="416">
            <text:p>41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table:formula="of:=[.C163]+[.E163]" office:value-type="float" office:value="44704">
            <text:p>44704.0000</text:p>
          </table:table-cell>
          <table:table-cell office:value-type="float" office:value="44303">
            <text:p>44303</text:p>
          </table:table-cell>
          <table:table-cell office:value-type="float" office:value="19383">
            <text:p>19383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1117">
            <text:p>1117</text:p>
          </table:table-cell>
          <table:table-cell office:value-type="float" office:value="2">
            <text:p>2</text:p>
          </table:table-cell>
          <table:table-cell office:value-type="float" office:value="543">
            <text:p>543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148">
            <text:p>1148</text:p>
          </table:table-cell>
          <table:table-cell office:value-type="float" office:value="548">
            <text:p>54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0">
            <text:p>690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table:formula="of:=[.C164]+[.E164]" office:value-type="float" office:value="32505">
            <text:p>32505.0000</text:p>
          </table:table-cell>
          <table:table-cell office:value-type="float" office:value="32083">
            <text:p>32083</text:p>
          </table:table-cell>
          <table:table-cell office:value-type="float" office:value="13671">
            <text:p>13671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3469">
            <text:p>3469</text:p>
          </table:table-cell>
          <table:table-cell office:value-type="float" office:value="2">
            <text:p>2</text:p>
          </table:table-cell>
          <table:table-cell office:value-type="float" office:value="404">
            <text:p>40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911">
            <text:p>911</text:p>
          </table:table-cell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932">
            <text:p>932</text:p>
          </table:table-cell>
          <table:table-cell office:value-type="float" office:value="397">
            <text:p>39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table:formula="of:=[.C165]+[.E165]" office:value-type="float" office:value="29947">
            <text:p>29947.0000</text:p>
          </table:table-cell>
          <table:table-cell office:value-type="float" office:value="29757">
            <text:p>29757</text:p>
          </table:table-cell>
          <table:table-cell office:value-type="float" office:value="13058">
            <text:p>13058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2107">
            <text:p>2107</text:p>
          </table:table-cell>
          <table:table-cell office:value-type="float" office:value="1">
            <text:p>1</text:p>
          </table:table-cell>
          <table:table-cell office:value-type="float" office:value="626">
            <text:p>62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21">
            <text:p>1021</text:p>
          </table:table-cell>
          <table:table-cell office:value-type="float" office:value="468">
            <text:p>46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01">
            <text:p>701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table:formula="of:=[.C166]+[.E166]" office:value-type="float" office:value="28234">
            <text:p>28234.0000</text:p>
          </table:table-cell>
          <table:table-cell office:value-type="float" office:value="27995">
            <text:p>27995</text:p>
          </table:table-cell>
          <table:table-cell office:value-type="float" office:value="12485">
            <text:p>12485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1">
            <text:p>1</text:p>
          </table:table-cell>
          <table:table-cell office:value-type="float" office:value="353">
            <text:p>353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201">
            <text:p>1201</text:p>
          </table:table-cell>
          <table:table-cell office:value-type="float" office:value="401">
            <text:p>40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35">
            <text:p>1335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table:formula="of:=[.C167]+[.E167]" office:value-type="float" office:value="19225">
            <text:p>19225.0000</text:p>
          </table:table-cell>
          <table:table-cell office:value-type="float" office:value="18869">
            <text:p>18869</text:p>
          </table:table-cell>
          <table:table-cell office:value-type="float" office:value="11376">
            <text:p>11376</text:p>
          </table:table-cell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  <table:table-cell office:value-type="float" office:value="1552">
            <text:p>1552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854">
            <text:p>854</text:p>
          </table:table-cell>
          <table:table-cell office:value-type="float" office:value="272">
            <text:p>272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1-01">
            <text:p>Jan <text:s/>2019</text:p>
          </table:table-cell>
          <table:table-cell table:formula="of:=[.C168]+[.E168]" office:value-type="float" office:value="21708">
            <text:p>21708.0000</text:p>
          </table:table-cell>
          <table:table-cell office:value-type="float" office:value="21371">
            <text:p>21371</text:p>
          </table:table-cell>
          <table:table-cell office:value-type="float" office:value="11472">
            <text:p>11472</text:p>
          </table:table-cell>
          <table:table-cell office:value-type="float" office:value="337">
            <text:p>337</text:p>
          </table:table-cell>
          <table:table-cell office:value-type="float" office:value="0">
            <text:p>0</text:p>
          </table:table-cell>
          <table:table-cell office:value-type="float" office:value="684">
            <text:p>684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1155">
            <text:p>1155</text:p>
          </table:table-cell>
          <table:table-cell office:value-type="float" office:value="474">
            <text:p>4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62">
            <text:p>1362</text:p>
          </table:table-cell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2-01">
            <text:p>Feb <text:s/>2019</text:p>
          </table:table-cell>
          <table:table-cell table:formula="of:=[.C169]+[.E169]" office:value-type="float" office:value="14127">
            <text:p>14127.0000</text:p>
          </table:table-cell>
          <table:table-cell office:value-type="float" office:value="13944">
            <text:p>13944</text:p>
          </table:table-cell>
          <table:table-cell office:value-type="float" office:value="5974">
            <text:p>5974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950">
            <text:p>950</text:p>
          </table:table-cell>
          <table:table-cell office:value-type="float" office:value="322">
            <text:p>32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3-01">
            <text:p>Mar <text:s/>2019</text:p>
          </table:table-cell>
          <table:table-cell table:formula="of:=[.C170]+[.E170]" office:value-type="float" office:value="19754">
            <text:p>19754.0000</text:p>
          </table:table-cell>
          <table:table-cell office:value-type="float" office:value="19475">
            <text:p>19475</text:p>
          </table:table-cell>
          <table:table-cell office:value-type="float" office:value="11851">
            <text:p>11851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05">
            <text:p>50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046">
            <text:p>1046</text:p>
          </table:table-cell>
          <table:table-cell office:value-type="float" office:value="240">
            <text:p>240</text:p>
          </table:table-cell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74">
            <text:p>974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4-01">
            <text:p>Apr <text:s/>2019</text:p>
          </table:table-cell>
          <table:table-cell table:formula="of:=[.C171]+[.E171]" office:value-type="float" office:value="25907">
            <text:p>25907.0000</text:p>
          </table:table-cell>
          <table:table-cell office:value-type="float" office:value="25544">
            <text:p>25544</text:p>
          </table:table-cell>
          <table:table-cell office:value-type="float" office:value="16863">
            <text:p>16863</text:p>
          </table:table-cell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68">
            <text:p>76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133">
            <text:p>1133</text:p>
          </table:table-cell>
          <table:table-cell office:value-type="float" office:value="664">
            <text:p>664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681">
            <text:p>1681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5-01">
            <text:p>May <text:s/>2019</text:p>
          </table:table-cell>
          <table:table-cell table:formula="of:=[.C172]+[.E172]" office:value-type="float" office:value="33559">
            <text:p>33559.0000</text:p>
          </table:table-cell>
          <table:table-cell office:value-type="float" office:value="33332">
            <text:p>33332</text:p>
          </table:table-cell>
          <table:table-cell office:value-type="float" office:value="8889">
            <text:p>8889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22">
            <text:p>922</text:p>
          </table:table-cell>
          <table:table-cell office:value-type="float" office:value="390">
            <text:p>390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6-01">
            <text:p>Jun <text:s/>2019</text:p>
          </table:table-cell>
          <table:table-cell table:formula="of:=[.C173]+[.E173]" office:value-type="float" office:value="26549">
            <text:p>26549.0000</text:p>
          </table:table-cell>
          <table:table-cell office:value-type="float" office:value="26333">
            <text:p>26333</text:p>
          </table:table-cell>
          <table:table-cell office:value-type="float" office:value="5909">
            <text:p>5909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90">
            <text:p>69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620">
            <text:p>1620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7-01">
            <text:p>Jul <text:s/>2019</text:p>
          </table:table-cell>
          <table:table-cell table:formula="of:=[.C174]+[.E174]" office:value-type="float" office:value="37867">
            <text:p>37867.0000</text:p>
          </table:table-cell>
          <table:table-cell office:value-type="float" office:value="37536">
            <text:p>37536</text:p>
          </table:table-cell>
          <table:table-cell office:value-type="float" office:value="4911">
            <text:p>4911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094">
            <text:p>1094</text:p>
          </table:table-cell>
          <table:table-cell office:value-type="float" office:value="363">
            <text:p>363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33">
            <text:p>633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8-01">
            <text:p>Aug <text:s/>2019</text:p>
          </table:table-cell>
          <table:table-cell table:formula="of:=[.C175]+[.E175]" office:value-type="float" office:value="42285">
            <text:p>42285.0000</text:p>
          </table:table-cell>
          <table:table-cell office:value-type="float" office:value="41924">
            <text:p>41924</text:p>
          </table:table-cell>
          <table:table-cell office:value-type="float" office:value="4335">
            <text:p>4335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424">
            <text:p>42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46">
            <text:p>846</text:p>
          </table:table-cell>
          <table:table-cell office:value-type="float" office:value="339">
            <text:p>339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9-01">
            <text:p>Sep <text:s/>2019</text:p>
          </table:table-cell>
          <table:table-cell table:formula="of:=[.C176]+[.E176]" office:value-type="float" office:value="25679">
            <text:p>25679.0000</text:p>
          </table:table-cell>
          <table:table-cell office:value-type="float" office:value="25244">
            <text:p>25244</text:p>
          </table:table-cell>
          <table:table-cell office:value-type="float" office:value="5068">
            <text:p>5068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228">
            <text:p>1228</text:p>
          </table:table-cell>
          <table:table-cell office:value-type="float" office:value="364">
            <text:p>364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10-01">
            <text:p>Oct <text:s/>2019</text:p>
          </table:table-cell>
          <table:table-cell table:formula="of:=[.C177]+[.E177]" office:value-type="float" office:value="21764">
            <text:p>21764.0000</text:p>
          </table:table-cell>
          <table:table-cell office:value-type="float" office:value="21424">
            <text:p>21424</text:p>
          </table:table-cell>
          <table:table-cell office:value-type="float" office:value="9170">
            <text:p>9170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81">
            <text:p>38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229">
            <text:p>1229</text:p>
          </table:table-cell>
          <table:table-cell office:value-type="float" office:value="406">
            <text:p>406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1423">
            <text:p>1423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11-01">
            <text:p>Nov <text:s/>2019</text:p>
          </table:table-cell>
          <table:table-cell table:formula="of:=[.C178]+[.E178]" office:value-type="float" office:value="32582">
            <text:p>32582.0000</text:p>
          </table:table-cell>
          <table:table-cell office:value-type="float" office:value="32065">
            <text:p>32065</text:p>
          </table:table-cell>
          <table:table-cell office:value-type="float" office:value="5847">
            <text:p>5847</text:p>
          </table:table-cell>
          <table:table-cell office:value-type="float" office:value="517">
            <text:p>5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896">
            <text:p>896</text:p>
          </table:table-cell>
          <table:table-cell office:value-type="float" office:value="421">
            <text:p>421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</table:table-row>
      </table:table>
      <table:database-ranges>
        <table:database-range table:name="__Anonymous_Sheet_DB__1" table:target-range-address="RSS3.A1:RSS3.G157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YEARLY_EXPORT.A1:YEARLY_EXPORT.D13" table:display-filter-buttons="true"/>
        <table:database-range table:target-range-address="PLANTED_AREA_HA.A1:PLANTED_AREA_HA.B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 number:textual="true"/>
      <number:text>  </number:text>
      <number:year number:style="long"/>
    </number:date-style>
    <number:number-style style:name="N123P0" style:volatile="true">
      <number:text>TRUE</number:text>
    </number:number-style>
    <number:number-style style:name="N123P1" style:volatile="true">
      <number:text>TRUE</number:text>
    </number:number-style>
    <number:number-style style:name="N123">
      <number:text>FALSE</number:text>
      <style:map style:condition="value()&gt;0" style:apply-style-name="N123P0"/>
      <style:map style:condition="value()&lt;0" style:apply-style-name="N123P1"/>
    </number:number-style>
    <number:number-style style:name="N124">
      <number:number number:decimal-places="4" number:min-integer-digits="1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date-style style:name="N126">
      <number:month number:style="long"/>
      <number:text>-</number:text>
      <number:day number:style="long"/>
      <number:text>-</number:text>
      <number:year number:style="long"/>
    </number:date-style>
    <number:date-style style:name="N127">
      <number:month number:textual="true"/>
      <number:text> </number:text>
      <number:year/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8">01/28/2020</text:date>, <text:time>15:2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2:25:33.77</meta:creation-date>
    <dc:date>2020-01-28T15:27:11.57</dc:date>
    <meta:editing-duration>PT21H45M53S</meta:editing-duration>
    <meta:editing-cycles>43</meta:editing-cycles>
    <meta:generator>OpenOffice/4.1.7$Win32 OpenOffice.org_project/417m1$Build-9800</meta:generator>
    <meta:document-statistic meta:table-count="12" meta:cell-count="142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508cm" svg:height="16.019cm" xlink:href="." xlink:type="simple" chart:class="chart:bar" chart:style-name="ch1">
        <chart:legend chart:legend-position="end" svg:x="31.012cm" svg:y="6.911cm" style:legend-expansion="high" chart:style-name="ch2"/>
        <chart:plot-area chart:style-name="ch3" chart:data-source-has-labels="both" svg:x="1.1cm" svg:y="1.415cm" svg:width="28.612cm" svg:height="13.864cm">
          <chartooo:coordinate-region svg:x="3.018cm" svg:y="1.628cm" svg:width="26.694cm" svg:height="12.978cm"/>
          <chart:axis chart:dimension="x" chart:name="primary-x" chart:style-name="ch4" chartooo:axis-type="auto">
            <chartooo:date-scale/>
            <chart:categories table:cell-range-address="local-table.$A$2:.$A$1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4" chart:label-cell-address="local-table.$B$1" chart:class="chart:bar">
            <chart:data-point chart:repeated="153"/>
          </chart:series>
          <chart:series chart:style-name="ch8" chart:values-cell-range-address="local-table.$C$2:.$C$154" chart:label-cell-address="local-table.$C$1" chart:class="chart:bar">
            <chart:data-point chart:repeated="153"/>
          </chart:series>
          <chart:series chart:style-name="ch9" chart:values-cell-range-address="local-table.$D$2:.$D$154" chart:label-cell-address="local-table.$D$1" chart:class="chart:bar">
            <chart:data-point chart:repeated="153"/>
          </chart:series>
          <chart:series chart:style-name="ch8" chart:values-cell-range-address="local-table.$E$2:.$E$154" chart:label-cell-address="local-table.$E$1" chart:class="chart:bar">
            <chart:data-point chart:repeated="15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01</text:p>
              </table:table-cell>
              <table:table-cell office:value-type="string">
                <text:p>4003</text:p>
              </table:table-cell>
              <table:table-cell office:value-type="string">
                <text:p>4011</text:p>
              </table:table-cell>
              <table:table-cell office:value-type="string">
                <text:p>4015</text:p>
              </table:table-cell>
            </table:table-row>
          </table:table-header-rows>
          <table:table-rows>
            <table:table-row>
              <table:table-cell office:value-type="float" office:value="38838">
                <text:p>38840</text:p>
              </table:table-cell>
              <table:table-cell office:value-type="float" office:value="186224272">
                <text:p>186224272</text:p>
              </table:table-cell>
              <table:table-cell office:value-type="float" office:value="378022">
                <text:p>378022</text:p>
              </table:table-cell>
              <table:table-cell office:value-type="float" office:value="28655844">
                <text:p>28655844</text:p>
              </table:table-cell>
              <table:table-cell office:value-type="float" office:value="4402779">
                <text:p>4402779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197567376">
                <text:p>197567376</text:p>
              </table:table-cell>
              <table:table-cell office:value-type="float" office:value="280590">
                <text:p>280590</text:p>
              </table:table-cell>
              <table:table-cell office:value-type="float" office:value="27371032">
                <text:p>27371032</text:p>
              </table:table-cell>
              <table:table-cell office:value-type="float" office:value="4754684">
                <text:p>4754684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214420960">
                <text:p>214420960</text:p>
              </table:table-cell>
              <table:table-cell office:value-type="float" office:value="261888">
                <text:p>261888</text:p>
              </table:table-cell>
              <table:table-cell office:value-type="float" office:value="25881520">
                <text:p>25881520</text:p>
              </table:table-cell>
              <table:table-cell office:value-type="float" office:value="4331530">
                <text:p>4331530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218956784">
                <text:p>218956784</text:p>
              </table:table-cell>
              <table:table-cell office:value-type="float" office:value="559864">
                <text:p>559864</text:p>
              </table:table-cell>
              <table:table-cell office:value-type="float" office:value="24348972">
                <text:p>24348972</text:p>
              </table:table-cell>
              <table:table-cell office:value-type="float" office:value="4285605">
                <text:p>4285605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163457968">
                <text:p>163457968</text:p>
              </table:table-cell>
              <table:table-cell office:value-type="float" office:value="240720">
                <text:p>240720</text:p>
              </table:table-cell>
              <table:table-cell office:value-type="float" office:value="24613070">
                <text:p>24613070</text:p>
              </table:table-cell>
              <table:table-cell office:value-type="float" office:value="4795477">
                <text:p>4795477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241268880">
                <text:p>241268880</text:p>
              </table:table-cell>
              <table:table-cell office:value-type="float" office:value="254572">
                <text:p>254572</text:p>
              </table:table-cell>
              <table:table-cell office:value-type="float" office:value="19658164">
                <text:p>19658164</text:p>
              </table:table-cell>
              <table:table-cell office:value-type="float" office:value="4390826">
                <text:p>4390826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154792352">
                <text:p>154792352</text:p>
              </table:table-cell>
              <table:table-cell office:value-type="float" office:value="219752">
                <text:p>219752</text:p>
              </table:table-cell>
              <table:table-cell office:value-type="float" office:value="25094728">
                <text:p>25094728</text:p>
              </table:table-cell>
              <table:table-cell office:value-type="float" office:value="4400720">
                <text:p>4400720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152431664">
                <text:p>152431664</text:p>
              </table:table-cell>
              <table:table-cell office:value-type="float" office:value="277351">
                <text:p>277351</text:p>
              </table:table-cell>
              <table:table-cell office:value-type="float" office:value="27381280">
                <text:p>27381280</text:p>
              </table:table-cell>
              <table:table-cell office:value-type="float" office:value="4498368">
                <text:p>4498368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194069296">
                <text:p>194069296</text:p>
              </table:table-cell>
              <table:table-cell office:value-type="float" office:value="452285">
                <text:p>452285</text:p>
              </table:table-cell>
              <table:table-cell office:value-type="float" office:value="26975884">
                <text:p>26975884</text:p>
              </table:table-cell>
              <table:table-cell office:value-type="float" office:value="4164005">
                <text:p>4164005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182440160">
                <text:p>182440160</text:p>
              </table:table-cell>
              <table:table-cell office:value-type="float" office:value="337226">
                <text:p>337226</text:p>
              </table:table-cell>
              <table:table-cell office:value-type="float" office:value="26604744">
                <text:p>26604744</text:p>
              </table:table-cell>
              <table:table-cell office:value-type="float" office:value="4190921">
                <text:p>4190921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195449264">
                <text:p>195449264</text:p>
              </table:table-cell>
              <table:table-cell office:value-type="float" office:value="335808">
                <text:p>335808</text:p>
              </table:table-cell>
              <table:table-cell office:value-type="float" office:value="29065696">
                <text:p>29065696</text:p>
              </table:table-cell>
              <table:table-cell office:value-type="float" office:value="4562946">
                <text:p>4562946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200981072">
                <text:p>200981072</text:p>
              </table:table-cell>
              <table:table-cell office:value-type="float" office:value="402789">
                <text:p>402789</text:p>
              </table:table-cell>
              <table:table-cell office:value-type="float" office:value="25713424">
                <text:p>25713424</text:p>
              </table:table-cell>
              <table:table-cell office:value-type="float" office:value="4356913">
                <text:p>4356913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210362720">
                <text:p>210362720</text:p>
              </table:table-cell>
              <table:table-cell office:value-type="float" office:value="403383">
                <text:p>403383</text:p>
              </table:table-cell>
              <table:table-cell office:value-type="float" office:value="32210104">
                <text:p>32210104</text:p>
              </table:table-cell>
              <table:table-cell office:value-type="float" office:value="4539425">
                <text:p>4539425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198200880">
                <text:p>198200880</text:p>
              </table:table-cell>
              <table:table-cell office:value-type="float" office:value="395726">
                <text:p>395726</text:p>
              </table:table-cell>
              <table:table-cell office:value-type="float" office:value="27534996">
                <text:p>27534996</text:p>
              </table:table-cell>
              <table:table-cell office:value-type="float" office:value="4347407">
                <text:p>4347407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211801920">
                <text:p>211801920</text:p>
              </table:table-cell>
              <table:table-cell office:value-type="float" office:value="325495">
                <text:p>325495</text:p>
              </table:table-cell>
              <table:table-cell office:value-type="float" office:value="29483172">
                <text:p>29483172</text:p>
              </table:table-cell>
              <table:table-cell office:value-type="float" office:value="4372919">
                <text:p>4372919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207153456">
                <text:p>207153456</text:p>
              </table:table-cell>
              <table:table-cell office:value-type="float" office:value="292847">
                <text:p>292847</text:p>
              </table:table-cell>
              <table:table-cell office:value-type="float" office:value="28644536">
                <text:p>28644536</text:p>
              </table:table-cell>
              <table:table-cell office:value-type="float" office:value="4768099">
                <text:p>4768099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182441680">
                <text:p>182441680</text:p>
              </table:table-cell>
              <table:table-cell office:value-type="float" office:value="260029">
                <text:p>260029</text:p>
              </table:table-cell>
              <table:table-cell office:value-type="float" office:value="26538492">
                <text:p>26538492</text:p>
              </table:table-cell>
              <table:table-cell office:value-type="float" office:value="4194882">
                <text:p>4194882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195313568">
                <text:p>195313568</text:p>
              </table:table-cell>
              <table:table-cell office:value-type="float" office:value="217752">
                <text:p>217752</text:p>
              </table:table-cell>
              <table:table-cell office:value-type="float" office:value="30699484">
                <text:p>30699484</text:p>
              </table:table-cell>
              <table:table-cell office:value-type="float" office:value="4335071">
                <text:p>4335071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207976896">
                <text:p>207976896</text:p>
              </table:table-cell>
              <table:table-cell office:value-type="float" office:value="338727">
                <text:p>338727</text:p>
              </table:table-cell>
              <table:table-cell office:value-type="float" office:value="28899130">
                <text:p>28899130</text:p>
              </table:table-cell>
              <table:table-cell office:value-type="float" office:value="4733908">
                <text:p>4733908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221657568">
                <text:p>221657568</text:p>
              </table:table-cell>
              <table:table-cell office:value-type="float" office:value="470439">
                <text:p>470439</text:p>
              </table:table-cell>
              <table:table-cell office:value-type="float" office:value="27028206">
                <text:p>27028206</text:p>
              </table:table-cell>
              <table:table-cell office:value-type="float" office:value="4629286">
                <text:p>4629286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181753520">
                <text:p>181753520</text:p>
              </table:table-cell>
              <table:table-cell office:value-type="float" office:value="452907">
                <text:p>452907</text:p>
              </table:table-cell>
              <table:table-cell office:value-type="float" office:value="27436996">
                <text:p>27436996</text:p>
              </table:table-cell>
              <table:table-cell office:value-type="float" office:value="4107026">
                <text:p>4107026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227129328">
                <text:p>227129328</text:p>
              </table:table-cell>
              <table:table-cell office:value-type="float" office:value="556454">
                <text:p>556454</text:p>
              </table:table-cell>
              <table:table-cell office:value-type="float" office:value="28049560">
                <text:p>28049560</text:p>
              </table:table-cell>
              <table:table-cell office:value-type="float" office:value="4601826">
                <text:p>4601826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206893264">
                <text:p>206893264</text:p>
              </table:table-cell>
              <table:table-cell office:value-type="float" office:value="391523">
                <text:p>391523</text:p>
              </table:table-cell>
              <table:table-cell office:value-type="float" office:value="27754392">
                <text:p>27754392</text:p>
              </table:table-cell>
              <table:table-cell office:value-type="float" office:value="4797872">
                <text:p>4797872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198976880">
                <text:p>198976880</text:p>
              </table:table-cell>
              <table:table-cell office:value-type="float" office:value="442151">
                <text:p>442151</text:p>
              </table:table-cell>
              <table:table-cell office:value-type="float" office:value="28096132">
                <text:p>28096132</text:p>
              </table:table-cell>
              <table:table-cell office:value-type="float" office:value="5042966">
                <text:p>5042966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209858736">
                <text:p>209858736</text:p>
              </table:table-cell>
              <table:table-cell office:value-type="float" office:value="462460">
                <text:p>462460</text:p>
              </table:table-cell>
              <table:table-cell office:value-type="float" office:value="28796232">
                <text:p>28796232</text:p>
              </table:table-cell>
              <table:table-cell office:value-type="float" office:value="4364239">
                <text:p>4364239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99747072">
                <text:p>199747072</text:p>
              </table:table-cell>
              <table:table-cell office:value-type="float" office:value="417909">
                <text:p>417909</text:p>
              </table:table-cell>
              <table:table-cell office:value-type="float" office:value="27305900">
                <text:p>27305900</text:p>
              </table:table-cell>
              <table:table-cell office:value-type="float" office:value="4442738">
                <text:p>4442738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212900896">
                <text:p>212900896</text:p>
              </table:table-cell>
              <table:table-cell office:value-type="float" office:value="446371">
                <text:p>446371</text:p>
              </table:table-cell>
              <table:table-cell office:value-type="float" office:value="26558648">
                <text:p>26558648</text:p>
              </table:table-cell>
              <table:table-cell office:value-type="float" office:value="4803831">
                <text:p>4803831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198160544">
                <text:p>198160544</text:p>
              </table:table-cell>
              <table:table-cell office:value-type="float" office:value="542334">
                <text:p>542334</text:p>
              </table:table-cell>
              <table:table-cell office:value-type="float" office:value="28458212">
                <text:p>28458212</text:p>
              </table:table-cell>
              <table:table-cell office:value-type="float" office:value="4468446">
                <text:p>4468446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217478992">
                <text:p>217478992</text:p>
              </table:table-cell>
              <table:table-cell office:value-type="float" office:value="354791">
                <text:p>354791</text:p>
              </table:table-cell>
              <table:table-cell office:value-type="float" office:value="25738470">
                <text:p>25738470</text:p>
              </table:table-cell>
              <table:table-cell office:value-type="float" office:value="3864522">
                <text:p>3864522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167835600">
                <text:p>167835600</text:p>
              </table:table-cell>
              <table:table-cell office:value-type="float" office:value="356742">
                <text:p>356742</text:p>
              </table:table-cell>
              <table:table-cell office:value-type="float" office:value="24984508">
                <text:p>24984508</text:p>
              </table:table-cell>
              <table:table-cell office:value-type="float" office:value="4374592">
                <text:p>4374592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144297904">
                <text:p>144297904</text:p>
              </table:table-cell>
              <table:table-cell office:value-type="float" office:value="82413">
                <text:p>82413</text:p>
              </table:table-cell>
              <table:table-cell office:value-type="float" office:value="25258406">
                <text:p>25258406</text:p>
              </table:table-cell>
              <table:table-cell office:value-type="float" office:value="3995623">
                <text:p>3995623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131442848">
                <text:p>131442848</text:p>
              </table:table-cell>
              <table:table-cell office:value-type="float" office:value="102080">
                <text:p>102080</text:p>
              </table:table-cell>
              <table:table-cell office:value-type="float" office:value="23338298">
                <text:p>23338298</text:p>
              </table:table-cell>
              <table:table-cell office:value-type="float" office:value="4127638">
                <text:p>4127638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118131912">
                <text:p>118131912</text:p>
              </table:table-cell>
              <table:table-cell office:value-type="float" office:value="86920">
                <text:p>86920</text:p>
              </table:table-cell>
              <table:table-cell office:value-type="float" office:value="21063692">
                <text:p>21063692</text:p>
              </table:table-cell>
              <table:table-cell office:value-type="float" office:value="3650963">
                <text:p>3650963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137420800">
                <text:p>137420800</text:p>
              </table:table-cell>
              <table:table-cell office:value-type="float" office:value="223253">
                <text:p>223253</text:p>
              </table:table-cell>
              <table:table-cell office:value-type="float" office:value="21089508">
                <text:p>21089508</text:p>
              </table:table-cell>
              <table:table-cell office:value-type="float" office:value="4147904">
                <text:p>4147904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184497936">
                <text:p>184497936</text:p>
              </table:table-cell>
              <table:table-cell office:value-type="float" office:value="258920">
                <text:p>258920</text:p>
              </table:table-cell>
              <table:table-cell office:value-type="float" office:value="22136000">
                <text:p>22136000</text:p>
              </table:table-cell>
              <table:table-cell office:value-type="float" office:value="4347198">
                <text:p>4347198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172993296">
                <text:p>172993296</text:p>
              </table:table-cell>
              <table:table-cell office:value-type="float" office:value="327648">
                <text:p>327648</text:p>
              </table:table-cell>
              <table:table-cell office:value-type="float" office:value="23408152">
                <text:p>23408152</text:p>
              </table:table-cell>
              <table:table-cell office:value-type="float" office:value="4832456">
                <text:p>4832456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185285776">
                <text:p>185285776</text:p>
              </table:table-cell>
              <table:table-cell office:value-type="float" office:value="356919">
                <text:p>356919</text:p>
              </table:table-cell>
              <table:table-cell office:value-type="float" office:value="26229808">
                <text:p>26229808</text:p>
              </table:table-cell>
              <table:table-cell office:value-type="float" office:value="3899069">
                <text:p>3899069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165776880">
                <text:p>165776880</text:p>
              </table:table-cell>
              <table:table-cell office:value-type="float" office:value="431952">
                <text:p>431952</text:p>
              </table:table-cell>
              <table:table-cell office:value-type="float" office:value="28453168">
                <text:p>28453168</text:p>
              </table:table-cell>
              <table:table-cell office:value-type="float" office:value="5310725">
                <text:p>5310725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195845744">
                <text:p>195845744</text:p>
              </table:table-cell>
              <table:table-cell office:value-type="float" office:value="381500">
                <text:p>381500</text:p>
              </table:table-cell>
              <table:table-cell office:value-type="float" office:value="32780360">
                <text:p>32780360</text:p>
              </table:table-cell>
              <table:table-cell office:value-type="float" office:value="5141566">
                <text:p>5141566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169735488">
                <text:p>169735488</text:p>
              </table:table-cell>
              <table:table-cell office:value-type="float" office:value="427360">
                <text:p>427360</text:p>
              </table:table-cell>
              <table:table-cell office:value-type="float" office:value="29112300">
                <text:p>29112300</text:p>
              </table:table-cell>
              <table:table-cell office:value-type="float" office:value="4620056">
                <text:p>4620056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159138256">
                <text:p>159138256</text:p>
              </table:table-cell>
              <table:table-cell office:value-type="float" office:value="432272">
                <text:p>432272</text:p>
              </table:table-cell>
              <table:table-cell office:value-type="float" office:value="23104192">
                <text:p>23104192</text:p>
              </table:table-cell>
              <table:table-cell office:value-type="float" office:value="4904820">
                <text:p>4904820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182696192">
                <text:p>182696192</text:p>
              </table:table-cell>
              <table:table-cell office:value-type="float" office:value="486639">
                <text:p>486639</text:p>
              </table:table-cell>
              <table:table-cell office:value-type="float" office:value="31309940">
                <text:p>31309940</text:p>
              </table:table-cell>
              <table:table-cell office:value-type="float" office:value="5374958">
                <text:p>5374958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148832416">
                <text:p>148832416</text:p>
              </table:table-cell>
              <table:table-cell office:value-type="float" office:value="410440">
                <text:p>410440</text:p>
              </table:table-cell>
              <table:table-cell office:value-type="float" office:value="30412446">
                <text:p>30412446</text:p>
              </table:table-cell>
              <table:table-cell office:value-type="float" office:value="4743934">
                <text:p>4743934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171646656">
                <text:p>171646656</text:p>
              </table:table-cell>
              <table:table-cell office:value-type="float" office:value="409953">
                <text:p>409953</text:p>
              </table:table-cell>
              <table:table-cell office:value-type="float" office:value="33450118">
                <text:p>33450118</text:p>
              </table:table-cell>
              <table:table-cell office:value-type="float" office:value="5347542">
                <text:p>5347542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137813168">
                <text:p>137813168</text:p>
              </table:table-cell>
              <table:table-cell office:value-type="float" office:value="342672">
                <text:p>342672</text:p>
              </table:table-cell>
              <table:table-cell office:value-type="float" office:value="33587792">
                <text:p>33587792</text:p>
              </table:table-cell>
              <table:table-cell office:value-type="float" office:value="4906016">
                <text:p>4906016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74435712">
                <text:p>174435712</text:p>
              </table:table-cell>
              <table:table-cell office:value-type="float" office:value="293196">
                <text:p>293196</text:p>
              </table:table-cell>
              <table:table-cell office:value-type="float" office:value="30935608">
                <text:p>30935608</text:p>
              </table:table-cell>
              <table:table-cell office:value-type="float" office:value="4769104">
                <text:p>4769104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207771056">
                <text:p>207771056</text:p>
              </table:table-cell>
              <table:table-cell office:value-type="float" office:value="378678">
                <text:p>378678</text:p>
              </table:table-cell>
              <table:table-cell office:value-type="float" office:value="34951996">
                <text:p>34951996</text:p>
              </table:table-cell>
              <table:table-cell office:value-type="float" office:value="5633304">
                <text:p>5633304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198216576">
                <text:p>198216576</text:p>
              </table:table-cell>
              <table:table-cell office:value-type="float" office:value="451412">
                <text:p>451412</text:p>
              </table:table-cell>
              <table:table-cell office:value-type="float" office:value="35266188">
                <text:p>35266188</text:p>
              </table:table-cell>
              <table:table-cell office:value-type="float" office:value="4923465">
                <text:p>4923465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201054096">
                <text:p>201054096</text:p>
              </table:table-cell>
              <table:table-cell office:value-type="float" office:value="337455">
                <text:p>337455</text:p>
              </table:table-cell>
              <table:table-cell office:value-type="float" office:value="34275608">
                <text:p>34275608</text:p>
              </table:table-cell>
              <table:table-cell office:value-type="float" office:value="4547811">
                <text:p>4547811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205386032">
                <text:p>205386032</text:p>
              </table:table-cell>
              <table:table-cell office:value-type="float" office:value="492197">
                <text:p>492197</text:p>
              </table:table-cell>
              <table:table-cell office:value-type="float" office:value="37427936">
                <text:p>37427936</text:p>
              </table:table-cell>
              <table:table-cell office:value-type="float" office:value="4551304">
                <text:p>4551304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220440464">
                <text:p>220440464</text:p>
              </table:table-cell>
              <table:table-cell office:value-type="float" office:value="364474">
                <text:p>364474</text:p>
              </table:table-cell>
              <table:table-cell office:value-type="float" office:value="36201424">
                <text:p>36201424</text:p>
              </table:table-cell>
              <table:table-cell office:value-type="float" office:value="4900119">
                <text:p>4900119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196636944">
                <text:p>196636944</text:p>
              </table:table-cell>
              <table:table-cell office:value-type="float" office:value="322734">
                <text:p>322734</text:p>
              </table:table-cell>
              <table:table-cell office:value-type="float" office:value="38461608">
                <text:p>38461608</text:p>
              </table:table-cell>
              <table:table-cell office:value-type="float" office:value="4546061">
                <text:p>4546061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191565408">
                <text:p>191565408</text:p>
              </table:table-cell>
              <table:table-cell office:value-type="float" office:value="259413">
                <text:p>259413</text:p>
              </table:table-cell>
              <table:table-cell office:value-type="float" office:value="26031484">
                <text:p>26031484</text:p>
              </table:table-cell>
              <table:table-cell office:value-type="float" office:value="4015861">
                <text:p>4015861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223505712">
                <text:p>223505712</text:p>
              </table:table-cell>
              <table:table-cell office:value-type="float" office:value="383311">
                <text:p>383311</text:p>
              </table:table-cell>
              <table:table-cell office:value-type="float" office:value="35700580">
                <text:p>35700580</text:p>
              </table:table-cell>
              <table:table-cell office:value-type="float" office:value="4785178">
                <text:p>4785178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199507168">
                <text:p>199507168</text:p>
              </table:table-cell>
              <table:table-cell office:value-type="float" office:value="273534">
                <text:p>273534</text:p>
              </table:table-cell>
              <table:table-cell office:value-type="float" office:value="34273504">
                <text:p>34273504</text:p>
              </table:table-cell>
              <table:table-cell office:value-type="float" office:value="4430218">
                <text:p>4430218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196443184">
                <text:p>196443184</text:p>
              </table:table-cell>
              <table:table-cell office:value-type="float" office:value="334482">
                <text:p>334482</text:p>
              </table:table-cell>
              <table:table-cell office:value-type="float" office:value="36318552">
                <text:p>36318552</text:p>
              </table:table-cell>
              <table:table-cell office:value-type="float" office:value="4957569">
                <text:p>4957569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207347680">
                <text:p>207347680</text:p>
              </table:table-cell>
              <table:table-cell office:value-type="float" office:value="631544">
                <text:p>631544</text:p>
              </table:table-cell>
              <table:table-cell office:value-type="float" office:value="36910488">
                <text:p>36910488</text:p>
              </table:table-cell>
              <table:table-cell office:value-type="float" office:value="4277594">
                <text:p>4277594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197677328">
                <text:p>197677328</text:p>
              </table:table-cell>
              <table:table-cell office:value-type="float" office:value="557184">
                <text:p>557184</text:p>
              </table:table-cell>
              <table:table-cell office:value-type="float" office:value="33919340">
                <text:p>33919340</text:p>
              </table:table-cell>
              <table:table-cell office:value-type="float" office:value="4244825">
                <text:p>4244825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219459856">
                <text:p>219459856</text:p>
              </table:table-cell>
              <table:table-cell office:value-type="float" office:value="521437">
                <text:p>521437</text:p>
              </table:table-cell>
              <table:table-cell office:value-type="float" office:value="35511560">
                <text:p>35511560</text:p>
              </table:table-cell>
              <table:table-cell office:value-type="float" office:value="4916385">
                <text:p>4916385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239341472">
                <text:p>239341472</text:p>
              </table:table-cell>
              <table:table-cell office:value-type="float" office:value="517754">
                <text:p>517754</text:p>
              </table:table-cell>
              <table:table-cell office:value-type="float" office:value="36545152">
                <text:p>36545152</text:p>
              </table:table-cell>
              <table:table-cell office:value-type="float" office:value="3726784">
                <text:p>3726784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226825568">
                <text:p>226825568</text:p>
              </table:table-cell>
              <table:table-cell office:value-type="float" office:value="438922">
                <text:p>438922</text:p>
              </table:table-cell>
              <table:table-cell office:value-type="float" office:value="38606956">
                <text:p>38606956</text:p>
              </table:table-cell>
              <table:table-cell office:value-type="float" office:value="4459082">
                <text:p>4459082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210986176">
                <text:p>210986176</text:p>
              </table:table-cell>
              <table:table-cell office:value-type="float" office:value="644339">
                <text:p>644339</text:p>
              </table:table-cell>
              <table:table-cell office:value-type="float" office:value="40291072">
                <text:p>40291072</text:p>
              </table:table-cell>
              <table:table-cell office:value-type="float" office:value="3765700">
                <text:p>3765700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239111504">
                <text:p>239111504</text:p>
              </table:table-cell>
              <table:table-cell office:value-type="float" office:value="631605">
                <text:p>631605</text:p>
              </table:table-cell>
              <table:table-cell office:value-type="float" office:value="40096148">
                <text:p>40096148</text:p>
              </table:table-cell>
              <table:table-cell office:value-type="float" office:value="3909442">
                <text:p>3909442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222083168">
                <text:p>222083168</text:p>
              </table:table-cell>
              <table:table-cell office:value-type="float" office:value="521162">
                <text:p>521162</text:p>
              </table:table-cell>
              <table:table-cell office:value-type="float" office:value="29886522">
                <text:p>29886522</text:p>
              </table:table-cell>
              <table:table-cell office:value-type="float" office:value="4030567">
                <text:p>4030567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201144736">
                <text:p>201144736</text:p>
              </table:table-cell>
              <table:table-cell office:value-type="float" office:value="566356">
                <text:p>566356</text:p>
              </table:table-cell>
              <table:table-cell office:value-type="float" office:value="36763548">
                <text:p>36763548</text:p>
              </table:table-cell>
              <table:table-cell office:value-type="float" office:value="3972351">
                <text:p>3972351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237695744">
                <text:p>237695744</text:p>
              </table:table-cell>
              <table:table-cell office:value-type="float" office:value="383809">
                <text:p>383809</text:p>
              </table:table-cell>
              <table:table-cell office:value-type="float" office:value="36487484">
                <text:p>36487484</text:p>
              </table:table-cell>
              <table:table-cell office:value-type="float" office:value="3979578">
                <text:p>3979578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180360416">
                <text:p>180360416</text:p>
              </table:table-cell>
              <table:table-cell office:value-type="float" office:value="195961">
                <text:p>195961</text:p>
              </table:table-cell>
              <table:table-cell office:value-type="float" office:value="35326316">
                <text:p>35326316</text:p>
              </table:table-cell>
              <table:table-cell office:value-type="float" office:value="3749709">
                <text:p>3749709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175059376">
                <text:p>175059376</text:p>
              </table:table-cell>
              <table:table-cell office:value-type="float" office:value="473726">
                <text:p>473726</text:p>
              </table:table-cell>
              <table:table-cell office:value-type="float" office:value="36559916">
                <text:p>36559916</text:p>
              </table:table-cell>
              <table:table-cell office:value-type="float" office:value="4210485">
                <text:p>4210485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174961952">
                <text:p>174961952</text:p>
              </table:table-cell>
              <table:table-cell office:value-type="float" office:value="521742">
                <text:p>521742</text:p>
              </table:table-cell>
              <table:table-cell office:value-type="float" office:value="33245166">
                <text:p>33245166</text:p>
              </table:table-cell>
              <table:table-cell office:value-type="float" office:value="3586384">
                <text:p>3586384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83897408">
                <text:p>183897408</text:p>
              </table:table-cell>
              <table:table-cell office:value-type="float" office:value="610750">
                <text:p>610750</text:p>
              </table:table-cell>
              <table:table-cell office:value-type="float" office:value="35737560">
                <text:p>35737560</text:p>
              </table:table-cell>
              <table:table-cell office:value-type="float" office:value="3684067">
                <text:p>3684067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205482576">
                <text:p>205482576</text:p>
              </table:table-cell>
              <table:table-cell office:value-type="float" office:value="611990">
                <text:p>611990</text:p>
              </table:table-cell>
              <table:table-cell office:value-type="float" office:value="34405392">
                <text:p>34405392</text:p>
              </table:table-cell>
              <table:table-cell office:value-type="float" office:value="4622473">
                <text:p>4622473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03002736">
                <text:p>203002736</text:p>
              </table:table-cell>
              <table:table-cell office:value-type="float" office:value="644990">
                <text:p>644990</text:p>
              </table:table-cell>
              <table:table-cell office:value-type="float" office:value="34944404">
                <text:p>34944404</text:p>
              </table:table-cell>
              <table:table-cell office:value-type="float" office:value="3962329">
                <text:p>3962329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35206944">
                <text:p>235206944</text:p>
              </table:table-cell>
              <table:table-cell office:value-type="float" office:value="448556">
                <text:p>448556</text:p>
              </table:table-cell>
              <table:table-cell office:value-type="float" office:value="37459816">
                <text:p>37459816</text:p>
              </table:table-cell>
              <table:table-cell office:value-type="float" office:value="4128805">
                <text:p>4128805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234417456">
                <text:p>234417456</text:p>
              </table:table-cell>
              <table:table-cell office:value-type="float" office:value="638115">
                <text:p>638115</text:p>
              </table:table-cell>
              <table:table-cell office:value-type="float" office:value="35000336">
                <text:p>35000336</text:p>
              </table:table-cell>
              <table:table-cell office:value-type="float" office:value="3876811">
                <text:p>3876811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207099376">
                <text:p>207099376</text:p>
              </table:table-cell>
              <table:table-cell office:value-type="float" office:value="692054">
                <text:p>692054</text:p>
              </table:table-cell>
              <table:table-cell office:value-type="float" office:value="34235816">
                <text:p>34235816</text:p>
              </table:table-cell>
              <table:table-cell office:value-type="float" office:value="4310692">
                <text:p>4310692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206066304">
                <text:p>206066304</text:p>
              </table:table-cell>
              <table:table-cell office:value-type="float" office:value="439898">
                <text:p>439898</text:p>
              </table:table-cell>
              <table:table-cell office:value-type="float" office:value="27236564">
                <text:p>27236564</text:p>
              </table:table-cell>
              <table:table-cell office:value-type="float" office:value="3539103">
                <text:p>3539103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199983040">
                <text:p>199983040</text:p>
              </table:table-cell>
              <table:table-cell office:value-type="float" office:value="607006">
                <text:p>607006</text:p>
              </table:table-cell>
              <table:table-cell office:value-type="float" office:value="33042634">
                <text:p>33042634</text:p>
              </table:table-cell>
              <table:table-cell office:value-type="float" office:value="3890326">
                <text:p>3890326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201779872">
                <text:p>201779872</text:p>
              </table:table-cell>
              <table:table-cell office:value-type="float" office:value="342029">
                <text:p>342029</text:p>
              </table:table-cell>
              <table:table-cell office:value-type="float" office:value="34348180">
                <text:p>34348180</text:p>
              </table:table-cell>
              <table:table-cell office:value-type="float" office:value="4351630">
                <text:p>4351630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203131040">
                <text:p>203131040</text:p>
              </table:table-cell>
              <table:table-cell office:value-type="float" office:value="318045">
                <text:p>318045</text:p>
              </table:table-cell>
              <table:table-cell office:value-type="float" office:value="32309228">
                <text:p>32309228</text:p>
              </table:table-cell>
              <table:table-cell office:value-type="float" office:value="3716519">
                <text:p>3716519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190637984">
                <text:p>190637984</text:p>
              </table:table-cell>
              <table:table-cell office:value-type="float" office:value="575190">
                <text:p>575190</text:p>
              </table:table-cell>
              <table:table-cell office:value-type="float" office:value="31514930">
                <text:p>31514930</text:p>
              </table:table-cell>
              <table:table-cell office:value-type="float" office:value="3578038">
                <text:p>3578038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199606864">
                <text:p>199606864</text:p>
              </table:table-cell>
              <table:table-cell office:value-type="float" office:value="529386">
                <text:p>529386</text:p>
              </table:table-cell>
              <table:table-cell office:value-type="float" office:value="31371352">
                <text:p>31371352</text:p>
              </table:table-cell>
              <table:table-cell office:value-type="float" office:value="3688136">
                <text:p>3688136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201689520">
                <text:p>201689520</text:p>
              </table:table-cell>
              <table:table-cell office:value-type="float" office:value="613865">
                <text:p>613865</text:p>
              </table:table-cell>
              <table:table-cell office:value-type="float" office:value="33949224">
                <text:p>33949224</text:p>
              </table:table-cell>
              <table:table-cell office:value-type="float" office:value="3823801">
                <text:p>3823801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229806992">
                <text:p>229806992</text:p>
              </table:table-cell>
              <table:table-cell office:value-type="float" office:value="603827">
                <text:p>603827</text:p>
              </table:table-cell>
              <table:table-cell office:value-type="float" office:value="32707642">
                <text:p>32707642</text:p>
              </table:table-cell>
              <table:table-cell office:value-type="float" office:value="3572132">
                <text:p>3572132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223624064">
                <text:p>223624064</text:p>
              </table:table-cell>
              <table:table-cell office:value-type="float" office:value="643953">
                <text:p>643953</text:p>
              </table:table-cell>
              <table:table-cell office:value-type="float" office:value="36042068">
                <text:p>36042068</text:p>
              </table:table-cell>
              <table:table-cell office:value-type="float" office:value="3871435">
                <text:p>3871435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237794832">
                <text:p>237794832</text:p>
              </table:table-cell>
              <table:table-cell office:value-type="float" office:value="627475">
                <text:p>627475</text:p>
              </table:table-cell>
              <table:table-cell office:value-type="float" office:value="36976416">
                <text:p>36976416</text:p>
              </table:table-cell>
              <table:table-cell office:value-type="float" office:value="3633045">
                <text:p>3633045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215428400">
                <text:p>215428400</text:p>
              </table:table-cell>
              <table:table-cell office:value-type="float" office:value="1245523">
                <text:p>1245523</text:p>
              </table:table-cell>
              <table:table-cell office:value-type="float" office:value="37340008">
                <text:p>37340008</text:p>
              </table:table-cell>
              <table:table-cell office:value-type="float" office:value="3525471">
                <text:p>3525471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258145776">
                <text:p>258145776</text:p>
              </table:table-cell>
              <table:table-cell office:value-type="float" office:value="937597">
                <text:p>937597</text:p>
              </table:table-cell>
              <table:table-cell office:value-type="float" office:value="42603264">
                <text:p>42603264</text:p>
              </table:table-cell>
              <table:table-cell office:value-type="float" office:value="3769031">
                <text:p>3769031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207309120">
                <text:p>207309120</text:p>
              </table:table-cell>
              <table:table-cell office:value-type="float" office:value="419405">
                <text:p>419405</text:p>
              </table:table-cell>
              <table:table-cell office:value-type="float" office:value="27880018">
                <text:p>27880018</text:p>
              </table:table-cell>
              <table:table-cell office:value-type="float" office:value="3103231">
                <text:p>3103231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227215568">
                <text:p>227215568</text:p>
              </table:table-cell>
              <table:table-cell office:value-type="float" office:value="442935">
                <text:p>442935</text:p>
              </table:table-cell>
              <table:table-cell office:value-type="float" office:value="36453400">
                <text:p>36453400</text:p>
              </table:table-cell>
              <table:table-cell office:value-type="float" office:value="3891280">
                <text:p>3891280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250065552">
                <text:p>250065552</text:p>
              </table:table-cell>
              <table:table-cell office:value-type="float" office:value="419614">
                <text:p>419614</text:p>
              </table:table-cell>
              <table:table-cell office:value-type="float" office:value="38715768">
                <text:p>38715768</text:p>
              </table:table-cell>
              <table:table-cell office:value-type="float" office:value="3903130">
                <text:p>3903130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227404464">
                <text:p>227404464</text:p>
              </table:table-cell>
              <table:table-cell office:value-type="float" office:value="482072">
                <text:p>482072</text:p>
              </table:table-cell>
              <table:table-cell office:value-type="float" office:value="35699284">
                <text:p>35699284</text:p>
              </table:table-cell>
              <table:table-cell office:value-type="float" office:value="3924724">
                <text:p>3924724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225195968">
                <text:p>225195968</text:p>
              </table:table-cell>
              <table:table-cell office:value-type="float" office:value="752956">
                <text:p>752956</text:p>
              </table:table-cell>
              <table:table-cell office:value-type="float" office:value="37220688">
                <text:p>37220688</text:p>
              </table:table-cell>
              <table:table-cell office:value-type="float" office:value="3785723">
                <text:p>378572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21314032">
                <text:p>221314032</text:p>
              </table:table-cell>
              <table:table-cell office:value-type="float" office:value="538514">
                <text:p>538514</text:p>
              </table:table-cell>
              <table:table-cell office:value-type="float" office:value="35291288">
                <text:p>35291288</text:p>
              </table:table-cell>
              <table:table-cell office:value-type="float" office:value="3849064">
                <text:p>3849064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232094688">
                <text:p>232094688</text:p>
              </table:table-cell>
              <table:table-cell office:value-type="float" office:value="568913">
                <text:p>568913</text:p>
              </table:table-cell>
              <table:table-cell office:value-type="float" office:value="34614408">
                <text:p>34614408</text:p>
              </table:table-cell>
              <table:table-cell office:value-type="float" office:value="3603512">
                <text:p>3603512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233651264">
                <text:p>233651264</text:p>
              </table:table-cell>
              <table:table-cell office:value-type="float" office:value="699801">
                <text:p>699801</text:p>
              </table:table-cell>
              <table:table-cell office:value-type="float" office:value="38361608">
                <text:p>38361608</text:p>
              </table:table-cell>
              <table:table-cell office:value-type="float" office:value="3921096">
                <text:p>3921096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243479040">
                <text:p>243479040</text:p>
              </table:table-cell>
              <table:table-cell office:value-type="float" office:value="622967">
                <text:p>622967</text:p>
              </table:table-cell>
              <table:table-cell office:value-type="float" office:value="39569344">
                <text:p>39569344</text:p>
              </table:table-cell>
              <table:table-cell office:value-type="float" office:value="3867722">
                <text:p>3867722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222698656">
                <text:p>222698656</text:p>
              </table:table-cell>
              <table:table-cell office:value-type="float" office:value="801395">
                <text:p>801395</text:p>
              </table:table-cell>
              <table:table-cell office:value-type="float" office:value="40827844">
                <text:p>40827844</text:p>
              </table:table-cell>
              <table:table-cell office:value-type="float" office:value="4043759">
                <text:p>4043759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209228752">
                <text:p>209228752</text:p>
              </table:table-cell>
              <table:table-cell office:value-type="float" office:value="708552">
                <text:p>708552</text:p>
              </table:table-cell>
              <table:table-cell office:value-type="float" office:value="42039700">
                <text:p>42039700</text:p>
              </table:table-cell>
              <table:table-cell office:value-type="float" office:value="4041351">
                <text:p>4041351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208003232">
                <text:p>208003232</text:p>
              </table:table-cell>
              <table:table-cell office:value-type="float" office:value="167658">
                <text:p>167658</text:p>
              </table:table-cell>
              <table:table-cell office:value-type="float" office:value="29971350">
                <text:p>29971350</text:p>
              </table:table-cell>
              <table:table-cell office:value-type="float" office:value="3476740">
                <text:p>3476740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214934240">
                <text:p>214934240</text:p>
              </table:table-cell>
              <table:table-cell office:value-type="float" office:value="319762">
                <text:p>319762</text:p>
              </table:table-cell>
              <table:table-cell office:value-type="float" office:value="38160040">
                <text:p>38160040</text:p>
              </table:table-cell>
              <table:table-cell office:value-type="float" office:value="4191866">
                <text:p>4191866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32530592">
                <text:p>232530592</text:p>
              </table:table-cell>
              <table:table-cell office:value-type="float" office:value="626374">
                <text:p>626374</text:p>
              </table:table-cell>
              <table:table-cell office:value-type="float" office:value="41033352">
                <text:p>41033352</text:p>
              </table:table-cell>
              <table:table-cell office:value-type="float" office:value="4509921">
                <text:p>4509921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214731744">
                <text:p>214731744</text:p>
              </table:table-cell>
              <table:table-cell office:value-type="float" office:value="504401">
                <text:p>504401</text:p>
              </table:table-cell>
              <table:table-cell office:value-type="float" office:value="39688520">
                <text:p>39688520</text:p>
              </table:table-cell>
              <table:table-cell office:value-type="float" office:value="4688642">
                <text:p>4688642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181783696">
                <text:p>181783696</text:p>
              </table:table-cell>
              <table:table-cell office:value-type="float" office:value="252608">
                <text:p>252608</text:p>
              </table:table-cell>
              <table:table-cell office:value-type="float" office:value="35402820">
                <text:p>35402820</text:p>
              </table:table-cell>
              <table:table-cell office:value-type="float" office:value="4056427">
                <text:p>4056427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209966224">
                <text:p>209966224</text:p>
              </table:table-cell>
              <table:table-cell office:value-type="float" office:value="468637">
                <text:p>468637</text:p>
              </table:table-cell>
              <table:table-cell office:value-type="float" office:value="36161296">
                <text:p>36161296</text:p>
              </table:table-cell>
              <table:table-cell office:value-type="float" office:value="4865088">
                <text:p>4865088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189595040">
                <text:p>189595040</text:p>
              </table:table-cell>
              <table:table-cell office:value-type="float" office:value="194075">
                <text:p>194075</text:p>
              </table:table-cell>
              <table:table-cell office:value-type="float" office:value="37137032">
                <text:p>37137032</text:p>
              </table:table-cell>
              <table:table-cell office:value-type="float" office:value="4625680">
                <text:p>4625680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196394592">
                <text:p>196394592</text:p>
              </table:table-cell>
              <table:table-cell office:value-type="float" office:value="399698">
                <text:p>399698</text:p>
              </table:table-cell>
              <table:table-cell office:value-type="float" office:value="34540976">
                <text:p>34540976</text:p>
              </table:table-cell>
              <table:table-cell office:value-type="float" office:value="4456932">
                <text:p>4456932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216669360">
                <text:p>216669360</text:p>
              </table:table-cell>
              <table:table-cell office:value-type="float" office:value="491711">
                <text:p>491711</text:p>
              </table:table-cell>
              <table:table-cell office:value-type="float" office:value="39186360">
                <text:p>39186360</text:p>
              </table:table-cell>
              <table:table-cell office:value-type="float" office:value="4875189">
                <text:p>4875189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252684080">
                <text:p>252684080</text:p>
              </table:table-cell>
              <table:table-cell office:value-type="float" office:value="519935">
                <text:p>519935</text:p>
              </table:table-cell>
              <table:table-cell office:value-type="float" office:value="39978072">
                <text:p>39978072</text:p>
              </table:table-cell>
              <table:table-cell office:value-type="float" office:value="4617255">
                <text:p>4617255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209986515">
                <text:p>209986515</text:p>
              </table:table-cell>
              <table:table-cell office:value-type="float" office:value="623925">
                <text:p>623925</text:p>
              </table:table-cell>
              <table:table-cell office:value-type="float" office:value="41620380">
                <text:p>41620380</text:p>
              </table:table-cell>
              <table:table-cell office:value-type="float" office:value="4429138">
                <text:p>4429138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248385651">
                <text:p>248385651</text:p>
              </table:table-cell>
              <table:table-cell office:value-type="float" office:value="443992">
                <text:p>443992</text:p>
              </table:table-cell>
              <table:table-cell office:value-type="float" office:value="43814415">
                <text:p>43814415</text:p>
              </table:table-cell>
              <table:table-cell office:value-type="float" office:value="4558982">
                <text:p>4558982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215142914">
                <text:p>215142914</text:p>
              </table:table-cell>
              <table:table-cell office:value-type="float" office:value="639671">
                <text:p>639671</text:p>
              </table:table-cell>
              <table:table-cell office:value-type="float" office:value="34317799">
                <text:p>34317799</text:p>
              </table:table-cell>
              <table:table-cell office:value-type="float" office:value="4590451">
                <text:p>4590451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253297257">
                <text:p>253297257</text:p>
              </table:table-cell>
              <table:table-cell office:value-type="float" office:value="574294">
                <text:p>574294</text:p>
              </table:table-cell>
              <table:table-cell office:value-type="float" office:value="44028180">
                <text:p>44028180</text:p>
              </table:table-cell>
              <table:table-cell office:value-type="float" office:value="4385842">
                <text:p>4385842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228231019">
                <text:p>228231019</text:p>
              </table:table-cell>
              <table:table-cell office:value-type="float" office:value="324914">
                <text:p>324914</text:p>
              </table:table-cell>
              <table:table-cell office:value-type="float" office:value="43238071">
                <text:p>43238071</text:p>
              </table:table-cell>
              <table:table-cell office:value-type="float" office:value="4381234">
                <text:p>4381234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216243847">
                <text:p>216243847</text:p>
              </table:table-cell>
              <table:table-cell office:value-type="float" office:value="486477">
                <text:p>486477</text:p>
              </table:table-cell>
              <table:table-cell office:value-type="float" office:value="40050510">
                <text:p>40050510</text:p>
              </table:table-cell>
              <table:table-cell office:value-type="float" office:value="4809151">
                <text:p>4809151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188126260">
                <text:p>188126260</text:p>
              </table:table-cell>
              <table:table-cell office:value-type="float" office:value="576533">
                <text:p>576533</text:p>
              </table:table-cell>
              <table:table-cell office:value-type="float" office:value="38462929">
                <text:p>38462929</text:p>
              </table:table-cell>
              <table:table-cell office:value-type="float" office:value="3813437">
                <text:p>3813437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216382720">
                <text:p>216382720</text:p>
              </table:table-cell>
              <table:table-cell office:value-type="float" office:value="326644">
                <text:p>326644</text:p>
              </table:table-cell>
              <table:table-cell office:value-type="float" office:value="35889359">
                <text:p>35889359</text:p>
              </table:table-cell>
              <table:table-cell office:value-type="float" office:value="4426207">
                <text:p>442620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184465211">
                <text:p>184465211</text:p>
              </table:table-cell>
              <table:table-cell office:value-type="float" office:value="424853">
                <text:p>424853</text:p>
              </table:table-cell>
              <table:table-cell office:value-type="float" office:value="39403745">
                <text:p>39403745</text:p>
              </table:table-cell>
              <table:table-cell office:value-type="float" office:value="4264277">
                <text:p>4264277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207493650">
                <text:p>207493650</text:p>
              </table:table-cell>
              <table:table-cell office:value-type="float" office:value="379927">
                <text:p>379927</text:p>
              </table:table-cell>
              <table:table-cell office:value-type="float" office:value="44292637">
                <text:p>44292637</text:p>
              </table:table-cell>
              <table:table-cell office:value-type="float" office:value="4072296">
                <text:p>4072296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199918202">
                <text:p>199918202</text:p>
              </table:table-cell>
              <table:table-cell office:value-type="float" office:value="441201">
                <text:p>441201</text:p>
              </table:table-cell>
              <table:table-cell office:value-type="float" office:value="45118047">
                <text:p>45118047</text:p>
              </table:table-cell>
              <table:table-cell office:value-type="float" office:value="4465456">
                <text:p>4465456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218806433">
                <text:p>218806433</text:p>
              </table:table-cell>
              <table:table-cell office:value-type="float" office:value="537630">
                <text:p>537630</text:p>
              </table:table-cell>
              <table:table-cell office:value-type="float" office:value="45354228">
                <text:p>45354228</text:p>
              </table:table-cell>
              <table:table-cell office:value-type="float" office:value="4365953">
                <text:p>4365953</text:p>
              </table:table-cell>
            </table:table-row>
            <table:table-row>
              <table:table-cell office:value-type="float" office:value="42491">
                <text:p>42490</text:p>
              </table:table-cell>
              <table:table-cell office:value-type="float" office:value="202816991">
                <text:p>202816991</text:p>
              </table:table-cell>
              <table:table-cell office:value-type="float" office:value="664850">
                <text:p>664850</text:p>
              </table:table-cell>
              <table:table-cell office:value-type="float" office:value="42723342">
                <text:p>42723342</text:p>
              </table:table-cell>
              <table:table-cell office:value-type="float" office:value="4729344">
                <text:p>4729344</text:p>
              </table:table-cell>
            </table:table-row>
            <table:table-row>
              <table:table-cell office:value-type="float" office:value="42522">
                <text:p>42520</text:p>
              </table:table-cell>
              <table:table-cell office:value-type="float" office:value="226546344">
                <text:p>226546344</text:p>
              </table:table-cell>
              <table:table-cell office:value-type="float" office:value="470393">
                <text:p>470393</text:p>
              </table:table-cell>
              <table:table-cell office:value-type="float" office:value="46252910">
                <text:p>46252910</text:p>
              </table:table-cell>
              <table:table-cell office:value-type="float" office:value="4764350">
                <text:p>4764350</text:p>
              </table:table-cell>
            </table:table-row>
            <table:table-row>
              <table:table-cell office:value-type="float" office:value="42552">
                <text:p>42550</text:p>
              </table:table-cell>
              <table:table-cell office:value-type="float" office:value="184255564">
                <text:p>184255564</text:p>
              </table:table-cell>
              <table:table-cell office:value-type="float" office:value="406815">
                <text:p>406815</text:p>
              </table:table-cell>
              <table:table-cell office:value-type="float" office:value="31028971">
                <text:p>31028971</text:p>
              </table:table-cell>
              <table:table-cell office:value-type="float" office:value="3784901">
                <text:p>3784901</text:p>
              </table:table-cell>
            </table:table-row>
            <table:table-row>
              <table:table-cell office:value-type="float" office:value="42583">
                <text:p>42580</text:p>
              </table:table-cell>
              <table:table-cell office:value-type="float" office:value="230937124">
                <text:p>230937124</text:p>
              </table:table-cell>
              <table:table-cell office:value-type="float" office:value="494601">
                <text:p>494601</text:p>
              </table:table-cell>
              <table:table-cell office:value-type="float" office:value="46519978">
                <text:p>46519978</text:p>
              </table:table-cell>
              <table:table-cell office:value-type="float" office:value="4373943">
                <text:p>4373943</text:p>
              </table:table-cell>
            </table:table-row>
            <table:table-row>
              <table:table-cell office:value-type="float" office:value="42614">
                <text:p>42610</text:p>
              </table:table-cell>
              <table:table-cell office:value-type="float" office:value="234711263">
                <text:p>234711263</text:p>
              </table:table-cell>
              <table:table-cell office:value-type="float" office:value="382036">
                <text:p>382036</text:p>
              </table:table-cell>
              <table:table-cell office:value-type="float" office:value="46643634">
                <text:p>46643634</text:p>
              </table:table-cell>
              <table:table-cell office:value-type="float" office:value="4887604">
                <text:p>4887604</text:p>
              </table:table-cell>
            </table:table-row>
            <table:table-row>
              <table:table-cell office:value-type="float" office:value="42644">
                <text:p>42640</text:p>
              </table:table-cell>
              <table:table-cell office:value-type="float" office:value="234891978">
                <text:p>234891978</text:p>
              </table:table-cell>
              <table:table-cell office:value-type="float" office:value="489849">
                <text:p>489849</text:p>
              </table:table-cell>
              <table:table-cell office:value-type="float" office:value="40285065">
                <text:p>40285065</text:p>
              </table:table-cell>
              <table:table-cell office:value-type="float" office:value="4437100">
                <text:p>4437100</text:p>
              </table:table-cell>
            </table:table-row>
            <table:table-row>
              <table:table-cell office:value-type="float" office:value="42675">
                <text:p>42680</text:p>
              </table:table-cell>
              <table:table-cell office:value-type="float" office:value="214082269">
                <text:p>214082269</text:p>
              </table:table-cell>
              <table:table-cell office:value-type="float" office:value="483031">
                <text:p>483031</text:p>
              </table:table-cell>
              <table:table-cell office:value-type="float" office:value="44150161">
                <text:p>44150161</text:p>
              </table:table-cell>
              <table:table-cell office:value-type="float" office:value="4531518">
                <text:p>4531518</text:p>
              </table:table-cell>
            </table:table-row>
            <table:table-row>
              <table:table-cell office:value-type="float" office:value="42705">
                <text:p>42710</text:p>
              </table:table-cell>
              <table:table-cell office:value-type="float" office:value="240199910">
                <text:p>240199910</text:p>
              </table:table-cell>
              <table:table-cell office:value-type="float" office:value="429652">
                <text:p>429652</text:p>
              </table:table-cell>
              <table:table-cell office:value-type="float" office:value="45133578">
                <text:p>45133578</text:p>
              </table:table-cell>
              <table:table-cell office:value-type="float" office:value="4972108">
                <text:p>4972108</text:p>
              </table:table-cell>
            </table:table-row>
            <table:table-row>
              <table:table-cell office:value-type="float" office:value="42736">
                <text:p>42740</text:p>
              </table:table-cell>
              <table:table-cell office:value-type="float" office:value="245578176">
                <text:p>245578176</text:p>
              </table:table-cell>
              <table:table-cell office:value-type="float" office:value="370124">
                <text:p>370124</text:p>
              </table:table-cell>
              <table:table-cell office:value-type="float" office:value="46709983">
                <text:p>46709983</text:p>
              </table:table-cell>
              <table:table-cell office:value-type="float" office:value="4343980">
                <text:p>4343980</text:p>
              </table:table-cell>
            </table:table-row>
            <table:table-row>
              <table:table-cell office:value-type="float" office:value="42767">
                <text:p>42770</text:p>
              </table:table-cell>
              <table:table-cell office:value-type="float" office:value="236347933">
                <text:p>236347933</text:p>
              </table:table-cell>
              <table:table-cell office:value-type="float" office:value="690982">
                <text:p>690982</text:p>
              </table:table-cell>
              <table:table-cell office:value-type="float" office:value="42816570">
                <text:p>42816570</text:p>
              </table:table-cell>
              <table:table-cell office:value-type="float" office:value="4468907">
                <text:p>4468907</text:p>
              </table:table-cell>
            </table:table-row>
            <table:table-row>
              <table:table-cell office:value-type="float" office:value="42795">
                <text:p>42800</text:p>
              </table:table-cell>
              <table:table-cell office:value-type="float" office:value="281938876">
                <text:p>281938876</text:p>
              </table:table-cell>
              <table:table-cell office:value-type="float" office:value="616105">
                <text:p>616105</text:p>
              </table:table-cell>
              <table:table-cell office:value-type="float" office:value="47942789">
                <text:p>47942789</text:p>
              </table:table-cell>
              <table:table-cell office:value-type="float" office:value="5163365">
                <text:p>5163365</text:p>
              </table:table-cell>
            </table:table-row>
            <table:table-row>
              <table:table-cell office:value-type="float" office:value="42826">
                <text:p>42830</text:p>
              </table:table-cell>
              <table:table-cell office:value-type="float" office:value="258954517">
                <text:p>258954517</text:p>
              </table:table-cell>
              <table:table-cell office:value-type="float" office:value="379790">
                <text:p>379790</text:p>
              </table:table-cell>
              <table:table-cell office:value-type="float" office:value="46747948">
                <text:p>46747948</text:p>
              </table:table-cell>
              <table:table-cell office:value-type="float" office:value="4121755">
                <text:p>4121755</text:p>
              </table:table-cell>
            </table:table-row>
            <table:table-row>
              <table:table-cell office:value-type="float" office:value="42856">
                <text:p>42860</text:p>
              </table:table-cell>
              <table:table-cell office:value-type="float" office:value="266265947">
                <text:p>266265947</text:p>
              </table:table-cell>
              <table:table-cell office:value-type="float" office:value="1425732">
                <text:p>1425732</text:p>
              </table:table-cell>
              <table:table-cell office:value-type="float" office:value="47550437">
                <text:p>47550437</text:p>
              </table:table-cell>
              <table:table-cell office:value-type="float" office:value="4408920">
                <text:p>4408920</text:p>
              </table:table-cell>
            </table:table-row>
            <table:table-row>
              <table:table-cell office:value-type="float" office:value="42887">
                <text:p>42890</text:p>
              </table:table-cell>
              <table:table-cell office:value-type="float" office:value="202575979">
                <text:p>202575979</text:p>
              </table:table-cell>
              <table:table-cell office:value-type="float" office:value="322837">
                <text:p>322837</text:p>
              </table:table-cell>
              <table:table-cell office:value-type="float" office:value="29378733">
                <text:p>29378733</text:p>
              </table:table-cell>
              <table:table-cell office:value-type="float" office:value="4036928">
                <text:p>4036928</text:p>
              </table:table-cell>
            </table:table-row>
            <table:table-row>
              <table:table-cell office:value-type="float" office:value="42917">
                <text:p>42920</text:p>
              </table:table-cell>
              <table:table-cell office:value-type="float" office:value="263205683">
                <text:p>263205683</text:p>
              </table:table-cell>
              <table:table-cell office:value-type="float" office:value="367716">
                <text:p>367716</text:p>
              </table:table-cell>
              <table:table-cell office:value-type="float" office:value="44240918">
                <text:p>44240918</text:p>
              </table:table-cell>
              <table:table-cell office:value-type="float" office:value="5049543">
                <text:p>5049543</text:p>
              </table:table-cell>
            </table:table-row>
            <table:table-row>
              <table:table-cell office:value-type="float" office:value="42948">
                <text:p>42950</text:p>
              </table:table-cell>
              <table:table-cell office:value-type="float" office:value="275160397">
                <text:p>275160397</text:p>
              </table:table-cell>
              <table:table-cell office:value-type="float" office:value="620868">
                <text:p>620868</text:p>
              </table:table-cell>
              <table:table-cell office:value-type="float" office:value="43628163">
                <text:p>43628163</text:p>
              </table:table-cell>
              <table:table-cell office:value-type="float" office:value="5117582">
                <text:p>5117582</text:p>
              </table:table-cell>
            </table:table-row>
            <table:table-row>
              <table:table-cell office:value-type="float" office:value="42979">
                <text:p>42980</text:p>
              </table:table-cell>
              <table:table-cell office:value-type="float" office:value="256672597">
                <text:p>256672597</text:p>
              </table:table-cell>
              <table:table-cell office:value-type="float" office:value="790109">
                <text:p>790109</text:p>
              </table:table-cell>
              <table:table-cell office:value-type="float" office:value="44620370">
                <text:p>44620370</text:p>
              </table:table-cell>
              <table:table-cell office:value-type="float" office:value="4721685">
                <text:p>4721685</text:p>
              </table:table-cell>
            </table:table-row>
            <table:table-row>
              <table:table-cell office:value-type="float" office:value="43009">
                <text:p>43010</text:p>
              </table:table-cell>
              <table:table-cell office:value-type="float" office:value="248292336">
                <text:p>248292336</text:p>
              </table:table-cell>
              <table:table-cell office:value-type="float" office:value="578818">
                <text:p>578818</text:p>
              </table:table-cell>
              <table:table-cell office:value-type="float" office:value="41394770">
                <text:p>41394770</text:p>
              </table:table-cell>
              <table:table-cell office:value-type="float" office:value="4943614">
                <text:p>4943614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234814559">
                <text:p>234814559</text:p>
              </table:table-cell>
              <table:table-cell office:value-type="float" office:value="484841">
                <text:p>484841</text:p>
              </table:table-cell>
              <table:table-cell office:value-type="float" office:value="42418796">
                <text:p>42418796</text:p>
              </table:table-cell>
              <table:table-cell office:value-type="float" office:value="5135192">
                <text:p>513519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23556565">
                <text:p>223556565</text:p>
              </table:table-cell>
              <table:table-cell office:value-type="float" office:value="674963">
                <text:p>674963</text:p>
              </table:table-cell>
              <table:table-cell office:value-type="float" office:value="37365167">
                <text:p>37365167</text:p>
              </table:table-cell>
              <table:table-cell office:value-type="float" office:value="4494899">
                <text:p>4494899</text:p>
              </table:table-cell>
            </table:table-row>
            <table:table-row>
              <table:table-cell office:value-type="float" office:value="43101">
                <text:p>43100</text:p>
              </table:table-cell>
              <table:table-cell office:value-type="float" office:value="229759171">
                <text:p>229759171</text:p>
              </table:table-cell>
              <table:table-cell office:value-type="float" office:value="484388">
                <text:p>484388</text:p>
              </table:table-cell>
              <table:table-cell office:value-type="float" office:value="41984970">
                <text:p>41984970</text:p>
              </table:table-cell>
              <table:table-cell office:value-type="float" office:value="4917973">
                <text:p>4917973</text:p>
              </table:table-cell>
            </table:table-row>
            <table:table-row>
              <table:table-cell office:value-type="float" office:value="43132">
                <text:p>43130</text:p>
              </table:table-cell>
              <table:table-cell office:value-type="float" office:value="229169173">
                <text:p>229169173</text:p>
              </table:table-cell>
              <table:table-cell office:value-type="float" office:value="506582">
                <text:p>506582</text:p>
              </table:table-cell>
              <table:table-cell office:value-type="float" office:value="41189785">
                <text:p>41189785</text:p>
              </table:table-cell>
              <table:table-cell office:value-type="float" office:value="4392143">
                <text:p>4392143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242015777">
                <text:p>242015777</text:p>
              </table:table-cell>
              <table:table-cell office:value-type="float" office:value="470754">
                <text:p>470754</text:p>
              </table:table-cell>
              <table:table-cell office:value-type="float" office:value="48161815">
                <text:p>48161815</text:p>
              </table:table-cell>
              <table:table-cell office:value-type="float" office:value="5432579">
                <text:p>5432579</text:p>
              </table:table-cell>
            </table:table-row>
            <table:table-row>
              <table:table-cell office:value-type="float" office:value="43191">
                <text:p>43190</text:p>
              </table:table-cell>
              <table:table-cell office:value-type="float" office:value="268730116">
                <text:p>268730116</text:p>
              </table:table-cell>
              <table:table-cell office:value-type="float" office:value="408905">
                <text:p>408905</text:p>
              </table:table-cell>
              <table:table-cell office:value-type="float" office:value="44415477">
                <text:p>44415477</text:p>
              </table:table-cell>
              <table:table-cell office:value-type="float" office:value="4795852">
                <text:p>4795852</text:p>
              </table:table-cell>
            </table:table-row>
            <table:table-row>
              <table:table-cell office:value-type="float" office:value="43221">
                <text:p>43220</text:p>
              </table:table-cell>
              <table:table-cell office:value-type="float" office:value="255690993">
                <text:p>255690993</text:p>
              </table:table-cell>
              <table:table-cell office:value-type="float" office:value="625270">
                <text:p>625270</text:p>
              </table:table-cell>
              <table:table-cell office:value-type="float" office:value="44477527">
                <text:p>44477527</text:p>
              </table:table-cell>
              <table:table-cell office:value-type="float" office:value="5534267">
                <text:p>5534267</text:p>
              </table:table-cell>
            </table:table-row>
            <table:table-row>
              <table:table-cell office:value-type="float" office:value="43252">
                <text:p>43250</text:p>
              </table:table-cell>
              <table:table-cell office:value-type="float" office:value="189298095">
                <text:p>189298095</text:p>
              </table:table-cell>
              <table:table-cell office:value-type="float" office:value="440670">
                <text:p>440670</text:p>
              </table:table-cell>
              <table:table-cell office:value-type="float" office:value="25401386">
                <text:p>25401386</text:p>
              </table:table-cell>
              <table:table-cell office:value-type="float" office:value="4037504">
                <text:p>4037504</text:p>
              </table:table-cell>
            </table:table-row>
            <table:table-row>
              <table:table-cell office:value-type="float" office:value="43282">
                <text:p>43280</text:p>
              </table:table-cell>
              <table:table-cell office:value-type="float" office:value="279064863">
                <text:p>279064863</text:p>
              </table:table-cell>
              <table:table-cell office:value-type="float" office:value="725494">
                <text:p>725494</text:p>
              </table:table-cell>
              <table:table-cell office:value-type="float" office:value="44534275">
                <text:p>44534275</text:p>
              </table:table-cell>
              <table:table-cell office:value-type="float" office:value="4958964">
                <text:p>4958964</text:p>
              </table:table-cell>
            </table:table-row>
            <table:table-row>
              <table:table-cell office:value-type="float" office:value="43313">
                <text:p>43310</text:p>
              </table:table-cell>
              <table:table-cell office:value-type="float" office:value="257129330">
                <text:p>257129330</text:p>
              </table:table-cell>
              <table:table-cell office:value-type="float" office:value="638608">
                <text:p>638608</text:p>
              </table:table-cell>
              <table:table-cell office:value-type="float" office:value="44998343">
                <text:p>44998343</text:p>
              </table:table-cell>
              <table:table-cell office:value-type="float" office:value="4950980">
                <text:p>4950980</text:p>
              </table:table-cell>
            </table:table-row>
            <table:table-row>
              <table:table-cell office:value-type="float" office:value="43344">
                <text:p>43340</text:p>
              </table:table-cell>
              <table:table-cell office:value-type="float" office:value="243339618">
                <text:p>243339618</text:p>
              </table:table-cell>
              <table:table-cell office:value-type="float" office:value="683689">
                <text:p>683689</text:p>
              </table:table-cell>
              <table:table-cell office:value-type="float" office:value="45575980">
                <text:p>45575980</text:p>
              </table:table-cell>
              <table:table-cell office:value-type="float" office:value="4932076">
                <text:p>4932076</text:p>
              </table:table-cell>
            </table:table-row>
            <table:table-row>
              <table:table-cell office:value-type="float" office:value="43374">
                <text:p>43370</text:p>
              </table:table-cell>
              <table:table-cell office:value-type="float" office:value="216217294">
                <text:p>216217294</text:p>
              </table:table-cell>
              <table:table-cell office:value-type="float" office:value="552934">
                <text:p>552934</text:p>
              </table:table-cell>
              <table:table-cell office:value-type="float" office:value="47370191">
                <text:p>47370191</text:p>
              </table:table-cell>
              <table:table-cell office:value-type="float" office:value="5358917">
                <text:p>5358917</text:p>
              </table:table-cell>
            </table:table-row>
            <table:table-row>
              <table:table-cell office:value-type="float" office:value="43405">
                <text:p>43410</text:p>
              </table:table-cell>
              <table:table-cell office:value-type="float" office:value="206818100">
                <text:p>206818100</text:p>
              </table:table-cell>
              <table:table-cell office:value-type="float" office:value="649977">
                <text:p>649977</text:p>
              </table:table-cell>
              <table:table-cell office:value-type="float" office:value="44233036">
                <text:p>44233036</text:p>
              </table:table-cell>
              <table:table-cell office:value-type="float" office:value="5052010">
                <text:p>5052010</text:p>
              </table:table-cell>
            </table:table-row>
            <table:table-row>
              <table:table-cell office:value-type="float" office:value="43435">
                <text:p>43440</text:p>
              </table:table-cell>
              <table:table-cell office:value-type="float" office:value="195393749">
                <text:p>195393749</text:p>
              </table:table-cell>
              <table:table-cell office:value-type="float" office:value="734730">
                <text:p>734730</text:p>
              </table:table-cell>
              <table:table-cell office:value-type="float" office:value="40934297">
                <text:p>40934297</text:p>
              </table:table-cell>
              <table:table-cell office:value-type="float" office:value="4480901">
                <text:p>4480901</text:p>
              </table:table-cell>
            </table:table-row>
            <table:table-row>
              <table:table-cell office:value-type="float" office:value="43466">
                <text:p>43470</text:p>
              </table:table-cell>
              <table:table-cell office:value-type="float" office:value="201857830">
                <text:p>201857830</text:p>
              </table:table-cell>
              <table:table-cell office:value-type="float" office:value="640588">
                <text:p>640588</text:p>
              </table:table-cell>
              <table:table-cell office:value-type="float" office:value="46906304">
                <text:p>46906304</text:p>
              </table:table-cell>
              <table:table-cell office:value-type="float" office:value="4977836">
                <text:p>49778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664cm" style:legend-expansion="high" chart:style-name="ch2"/>
        <chart:plot-area chart:style-name="ch3" table:cell-range-address="YEARLY_EXPORT.B1:YEARLY_EXPORT.D13" chart:data-source-has-labels="row" svg:x="0.77cm" svg:y="0.855cm" svg:width="12.505cm" svg:height="7.545cm">
          <chartooo:coordinate-region svg:x="2.688cm" svg:y="1.068cm" svg:width="10.4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YEARLY_EXPORT.B2:YEARLY_EXPORT.B13" chart:label-cell-address="YEARLY_EXPORT.B1:YEARLY_EXPORT.B1" chart:class="chart:line">
            <chart:data-point chart:repeated="12"/>
          </chart:series>
          <chart:series chart:style-name="ch7" chart:values-cell-range-address="YEARLY_EXPORT.C2:YEARLY_EXPORT.C13" chart:label-cell-address="YEARLY_EXPORT.C1:YEARLY_EXPORT.C1" chart:class="chart:line">
            <chart:data-point chart:repeated="12"/>
          </chart:series>
          <chart:series chart:style-name="ch8" chart:values-cell-range-address="YEARLY_EXPORT.D2:YEARLY_EXPORT.D13" chart:label-cell-address="YEARLY_EXPORT.D1:YEARLY_EXPORT.D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6</text:p>
                <draw:g>
                  <svg:desc>YEARLY_EXPORT.B1:YEARLY_EXPORT.B1</svg:desc>
                </draw:g>
              </table:table-cell>
              <table:table-cell office:value-type="string">
                <text:p>2017</text:p>
                <draw:g>
                  <svg:desc>YEARLY_EXPORT.C1:YEARLY_EXPORT.C1</svg:desc>
                </draw:g>
              </table:table-cell>
              <table:table-cell office:value-type="string">
                <text:p>2018</text:p>
                <draw:g>
                  <svg:desc>YEARLY_EXPORT.D1:YEARLY_EXPO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4890064">
                <text:p>184890064</text:p>
                <draw:g>
                  <svg:desc>YEARLY_EXPORT.B2:YEARLY_EXPORT.B13</svg:desc>
                </draw:g>
              </table:table-cell>
              <table:table-cell office:value-type="float" office:value="245948300">
                <text:p>245948300</text:p>
                <draw:g>
                  <svg:desc>YEARLY_EXPORT.C2:YEARLY_EXPORT.C13</svg:desc>
                </draw:g>
              </table:table-cell>
              <table:table-cell office:value-type="float" office:value="230243559">
                <text:p>230243559</text:p>
                <draw:g>
                  <svg:desc>YEARLY_EXPORT.D2:YEARLY_EXPORT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873577">
                <text:p>207873577</text:p>
              </table:table-cell>
              <table:table-cell office:value-type="float" office:value="237038915">
                <text:p>237038915</text:p>
              </table:table-cell>
              <table:table-cell office:value-type="float" office:value="229675755">
                <text:p>229675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359403">
                <text:p>200359403</text:p>
              </table:table-cell>
              <table:table-cell office:value-type="float" office:value="282554981">
                <text:p>282554981</text:p>
              </table:table-cell>
              <table:table-cell office:value-type="float" office:value="242486531">
                <text:p>242486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9344063">
                <text:p>219344063</text:p>
              </table:table-cell>
              <table:table-cell office:value-type="float" office:value="259334307">
                <text:p>259334307</text:p>
              </table:table-cell>
              <table:table-cell office:value-type="float" office:value="269139021">
                <text:p>269139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3481841">
                <text:p>203481841</text:p>
              </table:table-cell>
              <table:table-cell office:value-type="float" office:value="267691679">
                <text:p>267691679</text:p>
              </table:table-cell>
              <table:table-cell office:value-type="float" office:value="256316263">
                <text:p>256316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7016737">
                <text:p>227016737</text:p>
              </table:table-cell>
              <table:table-cell office:value-type="float" office:value="202898816">
                <text:p>202898816</text:p>
              </table:table-cell>
              <table:table-cell office:value-type="float" office:value="189738765">
                <text:p>1897387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4662379">
                <text:p>184662379</text:p>
              </table:table-cell>
              <table:table-cell office:value-type="float" office:value="263573399">
                <text:p>263573399</text:p>
              </table:table-cell>
              <table:table-cell office:value-type="float" office:value="279790357">
                <text:p>2797903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431725">
                <text:p>231431725</text:p>
              </table:table-cell>
              <table:table-cell office:value-type="float" office:value="275781265">
                <text:p>275781265</text:p>
              </table:table-cell>
              <table:table-cell office:value-type="float" office:value="257767938">
                <text:p>257767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5093299">
                <text:p>235093299</text:p>
              </table:table-cell>
              <table:table-cell office:value-type="float" office:value="257462706">
                <text:p>257462706</text:p>
              </table:table-cell>
              <table:table-cell office:value-type="float" office:value="244023307">
                <text:p>244023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5381827">
                <text:p>235381827</text:p>
              </table:table-cell>
              <table:table-cell office:value-type="float" office:value="248871154">
                <text:p>248871154</text:p>
              </table:table-cell>
              <table:table-cell office:value-type="float" office:value="216770228">
                <text:p>2167702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4565300">
                <text:p>214565300</text:p>
              </table:table-cell>
              <table:table-cell office:value-type="float" office:value="235299400">
                <text:p>235299400</text:p>
              </table:table-cell>
              <table:table-cell office:value-type="float" office:value="207468077">
                <text:p>2074680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629562">
                <text:p>240629562</text:p>
              </table:table-cell>
              <table:table-cell office:value-type="float" office:value="224231528">
                <text:p>224231528</text:p>
              </table:table-cell>
              <table:table-cell office:value-type="float" office:value="196128479">
                <text:p>1961284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